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02047389" calcext:value-type="float">
            <text:p>0.010204738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04021628" calcext:value-type="float">
            <text:p>0.020402162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305930323" calcext:value-type="float">
            <text:p>0.030593032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407781121" calcext:value-type="float">
            <text:p>0.040778112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509581613" calcext:value-type="float">
            <text:p>0.050958161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611339232" calcext:value-type="float">
            <text:p>0.061133923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713061229" calcext:value-type="float">
            <text:p>0.071306122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814754547" calcext:value-type="float">
            <text:p>0.081475454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0916425791" calcext:value-type="float">
            <text:p>0.091642579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018081152" calcext:value-type="float">
            <text:p>0.101808115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1119726344" calcext:value-type="float">
            <text:p>0.111972634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1221366528" calcext:value-type="float">
            <text:p>0.122136652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1323006298" calcext:value-type="float">
            <text:p>0.132300629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1424649616" calcext:value-type="float">
            <text:p>0.142464961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1526299785" calcext:value-type="float">
            <text:p>0.152629978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1627959416" calcext:value-type="float">
            <text:p>0.16279594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1729630399" calcext:value-type="float">
            <text:p>0.1729630399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1831313886" calcext:value-type="float">
            <text:p>0.183131388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1933010276" calcext:value-type="float">
            <text:p>0.193301027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2034719217" calcext:value-type="float">
            <text:p>0.203471921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2136439601" calcext:value-type="float">
            <text:p>0.213643960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223816957" calcext:value-type="float">
            <text:p>0.22381695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2339906544" calcext:value-type="float">
            <text:p>0.233990654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244164722" calcext:value-type="float">
            <text:p>0.24416472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2543387588" calcext:value-type="float">
            <text:p>0.2543387588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2645123011" calcext:value-type="float">
            <text:p>0.264512301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2746848203" calcext:value-type="float">
            <text:p>0.274684820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2848557296" calcext:value-type="float">
            <text:p>0.2848557296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2950243917" calcext:value-type="float">
            <text:p>0.295024391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3051901167" calcext:value-type="float">
            <text:p>0.305190116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3153521751" calcext:value-type="float">
            <text:p>0.315352175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3255098003" calcext:value-type="float">
            <text:p>0.325509800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3356621935" calcext:value-type="float">
            <text:p>0.335662193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3458085376" calcext:value-type="float">
            <text:p>0.345808537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3559479969" calcext:value-type="float">
            <text:p>0.3559479969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3660797281" calcext:value-type="float">
            <text:p>0.366079728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3762028879" calcext:value-type="float">
            <text:p>0.3762028879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3863166436" calcext:value-type="float">
            <text:p>0.3863166436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3964201782" calcext:value-type="float">
            <text:p>0.396420178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4065126989" calcext:value-type="float">
            <text:p>0.4065126989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4165934501" calcext:value-type="float">
            <text:p>0.416593450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4266617158" calcext:value-type="float">
            <text:p>0.4266617158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436716831" calcext:value-type="float">
            <text:p>0.43671683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4467581935" calcext:value-type="float">
            <text:p>0.446758193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4567852642" calcext:value-type="float">
            <text:p>0.4567852642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4667975822" calcext:value-type="float">
            <text:p>0.4667975822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476794765" calcext:value-type="float">
            <text:p>0.476794765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4867765207" calcext:value-type="float">
            <text:p>0.4867765207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4967426498" calcext:value-type="float">
            <text:p>0.4967426498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5066930522" calcext:value-type="float">
            <text:p>0.5066930522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0.5166277312" calcext:value-type="float">
            <text:p>0.516627731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0.5265467957" calcext:value-type="float">
            <text:p>0.5265467957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0.5364504624" calcext:value-type="float">
            <text:p>0.5364504624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0.5463390568" calcext:value-type="float">
            <text:p>0.5463390568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0.5562130154" calcext:value-type="float">
            <text:p>0.5562130154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0.5660728817" calcext:value-type="float">
            <text:p>0.5660728817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0.5759193057" calcext:value-type="float">
            <text:p>0.575919305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0.5857530384" calcext:value-type="float">
            <text:p>0.5857530384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0.5955749309" calcext:value-type="float">
            <text:p>0.595574930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6053859232" calcext:value-type="float">
            <text:p>0.605385923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0.615187043" calcext:value-type="float">
            <text:p>0.615187043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0.6249793948" calcext:value-type="float">
            <text:p>0.6249793948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0.6347641551" calcext:value-type="float">
            <text:p>0.634764155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6445425591" calcext:value-type="float">
            <text:p>0.644542559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6543158925" calcext:value-type="float">
            <text:p>0.654315892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6640854854" calcext:value-type="float">
            <text:p>0.6640854854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0.6738526974" calcext:value-type="float">
            <text:p>0.6738526974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0.6836189078" calcext:value-type="float">
            <text:p>0.6836189078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0.6933855084" calcext:value-type="float">
            <text:p>0.6933855084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7031538894" calcext:value-type="float">
            <text:p>0.7031538894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7129254347" calcext:value-type="float">
            <text:p>0.7129254347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7227015069" calcext:value-type="float">
            <text:p>0.7227015069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0.7324834409" calcext:value-type="float">
            <text:p>0.7324834409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0.7422725361" calcext:value-type="float">
            <text:p>0.742272536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7520700492" calcext:value-type="float">
            <text:p>0.7520700492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0.7618771859" calcext:value-type="float">
            <text:p>0.7618771859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0.7716950952" calcext:value-type="float">
            <text:p>0.771695095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0.7815248633" calcext:value-type="float">
            <text:p>0.7815248633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0.7913675115" calcext:value-type="float">
            <text:p>0.791367511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0.8012239892" calcext:value-type="float">
            <text:p>0.8012239892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0.8110951736" calcext:value-type="float">
            <text:p>0.8110951736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0.8209818633" calcext:value-type="float">
            <text:p>0.8209818633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0.8308847803" calcext:value-type="float">
            <text:p>0.8308847803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0.8408045653" calcext:value-type="float">
            <text:p>0.8408045653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0.8507417773" calcext:value-type="float">
            <text:p>0.8507417773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0.8606968925" calcext:value-type="float">
            <text:p>0.8606968925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0.8706703026" calcext:value-type="float">
            <text:p>0.8706703026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0.8806623164" calcext:value-type="float">
            <text:p>0.8806623164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0.8906731536" calcext:value-type="float">
            <text:p>0.8906731536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9007029493" calcext:value-type="float">
            <text:p>0.9007029493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0.9107517496" calcext:value-type="float">
            <text:p>0.9107517496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0.9208195084" calcext:value-type="float">
            <text:p>0.9208195084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0.9309060891" calcext:value-type="float">
            <text:p>0.9309060891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0.9410112596" calcext:value-type="float">
            <text:p>0.9410112596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0.9511346912" calcext:value-type="float">
            <text:p>0.9511346912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0.9612759539" calcext:value-type="float">
            <text:p>0.9612759539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0.9714345115" calcext:value-type="float">
            <text:p>0.9714345115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0.981609722" calcext:value-type="float">
            <text:p>0.981609722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0.9918008264" calcext:value-type="float">
            <text:p>0.991800826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0020069524" calcext:value-type="float">
            <text:p>1.0020069524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.0122270998" calcext:value-type="float">
            <text:p>1.0122270998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.0224601398" calcext:value-type="float">
            <text:p>1.0224601398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.0327048095" calcext:value-type="float">
            <text:p>1.0327048095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.0429597005" calcext:value-type="float">
            <text:p>1.0429597005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.0532232581" calcext:value-type="float">
            <text:p>1.0532232581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.063493768" calcext:value-type="float">
            <text:p>1.063493768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.0737693518" calcext:value-type="float">
            <text:p>1.0737693518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.0840479539" calcext:value-type="float">
            <text:p>1.0840479539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.0943273349" calcext:value-type="float">
            <text:p>1.0943273349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.1046050584" calcext:value-type="float">
            <text:p>1.1046050584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.1148784808" calcext:value-type="float">
            <text:p>1.1148784808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.1251447327" calcext:value-type="float">
            <text:p>1.1251447327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.1354007035" calcext:value-type="float">
            <text:p>1.1354007035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.1456430215" calcext:value-type="float">
            <text:p>1.1456430215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.1558680292" calcext:value-type="float">
            <text:p>1.1558680292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.1660717496" calcext:value-type="float">
            <text:p>1.1660717496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.176249851" calcext:value-type="float">
            <text:p>1.176249851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.1863975991" calcext:value-type="float">
            <text:p>1.1863975991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.1965097972" calcext:value-type="float">
            <text:p>1.1965097972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.2065807112" calcext:value-type="float">
            <text:p>1.2065807112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.2166039662" calcext:value-type="float">
            <text:p>1.2166039662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.226572424" calcext:value-type="float">
            <text:p>1.226572424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.2364780077" calcext:value-type="float">
            <text:p>1.2364780077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.2463114731" calcext:value-type="float">
            <text:p>1.2463114731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.2560620998" calcext:value-type="float">
            <text:p>1.2560620998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.265717255" calcext:value-type="float">
            <text:p>1.265717255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.2752617834" calcext:value-type="float">
            <text:p>1.2752617834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.2846771183" calcext:value-type="float">
            <text:p>1.2846771183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.2939399462" calcext:value-type="float">
            <text:p>1.2939399462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.303020149" calcext:value-type="float">
            <text:p>1.303020149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.3118774608" calcext:value-type="float">
            <text:p>1.3118774608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.3204557588" calcext:value-type="float">
            <text:p>1.3204557588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.3286725745" calcext:value-type="float">
            <text:p>1.3286725745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.336397894" calcext:value-type="float">
            <text:p>1.336397894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.3434047727" calcext:value-type="float">
            <text:p>1.3434047727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.3492229017" calcext:value-type="float">
            <text:p>1.3492229017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.3523331828" calcext:value-type="float">
            <text:p>1.3523331828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.3554434639" calcext:value-type="float">
            <text:p>1.3554434639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.358553745" calcext:value-type="float">
            <text:p>1.358553745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.3616640261" calcext:value-type="float">
            <text:p>1.3616640261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.3848092028" calcext:value-type="float">
            <text:p>1.3848092028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.4018067696" calcext:value-type="float">
            <text:p>1.4018067696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.416670278" calcext:value-type="float">
            <text:p>1.416670278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.4304064009" calcext:value-type="float">
            <text:p>1.4304064009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.4434297005" calcext:value-type="float">
            <text:p>1.443429700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.4559528402" calcext:value-type="float">
            <text:p>1.4559528402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.468099937" calcext:value-type="float">
            <text:p>1.468099937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.4799499739" calcext:value-type="float">
            <text:p>1.4799499739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.4915564808" calcext:value-type="float">
            <text:p>1.4915564808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.5029575484" calcext:value-type="float">
            <text:p>1.502957548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.5141813748" calcext:value-type="float">
            <text:p>1.5141813748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.5252495469" calcext:value-type="float">
            <text:p>1.5252495469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.5361790768" calcext:value-type="float">
            <text:p>1.5361790768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.5469837296" calcext:value-type="float">
            <text:p>1.5469837296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.5576749155" calcext:value-type="float">
            <text:p>1.5576749155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.5682623011" calcext:value-type="float">
            <text:p>1.5682623011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.5787542504" calcext:value-type="float">
            <text:p>1.5787542504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.5891581352" calcext:value-type="float">
            <text:p>1.589158135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.5994805699" calcext:value-type="float">
            <text:p>1.5994805699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.6097275837" calcext:value-type="float">
            <text:p>1.6097275837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.6199047465" calcext:value-type="float">
            <text:p>1.6199047465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.6300172704" calcext:value-type="float">
            <text:p>1.6300172704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1.6400700783" calcext:value-type="float">
            <text:p>1.6400700783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.6500678664" calcext:value-type="float">
            <text:p>1.6500678664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.6600151382" calcext:value-type="float">
            <text:p>1.6600151382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.6699162427" calcext:value-type="float">
            <text:p>1.6699162427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.6797753917" calcext:value-type="float">
            <text:p>1.6797753917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.6895966743" calcext:value-type="float">
            <text:p>1.6895966743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.6993840707" calcext:value-type="float">
            <text:p>1.6993840707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.7091414531" calcext:value-type="float">
            <text:p>1.7091414531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.7188725914" calcext:value-type="float">
            <text:p>1.7188725914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.7285811475" calcext:value-type="float">
            <text:p>1.7285811475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1.7382706759" calcext:value-type="float">
            <text:p>1.7382706759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.7479446175" calcext:value-type="float">
            <text:p>1.7479446175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.7576062934" calcext:value-type="float">
            <text:p>1.7576062934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.7672588986" calcext:value-type="float">
            <text:p>1.7672588986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1.7769054946" calcext:value-type="float">
            <text:p>1.7769054946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.7865490015" calcext:value-type="float">
            <text:p>1.7865490015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.796192192" calcext:value-type="float">
            <text:p>1.796192192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.8058376836" calcext:value-type="float">
            <text:p>1.8058376836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1.8154879339" calcext:value-type="float">
            <text:p>1.8154879339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.825145232" calcext:value-type="float">
            <text:p>1.825145232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1.8348116959" calcext:value-type="float">
            <text:p>1.8348116959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.8444892673" calcext:value-type="float">
            <text:p>1.8444892673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.8541797097" calcext:value-type="float">
            <text:p>1.8541797097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.8638846068" calcext:value-type="float">
            <text:p>1.8638846068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.873605361" calcext:value-type="float">
            <text:p>1.873605361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.883343192" calcext:value-type="float">
            <text:p>1.883343192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.8930991398" calcext:value-type="float">
            <text:p>1.8930991398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.9028740676" calcext:value-type="float">
            <text:p>1.9028740676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.9126686636" calcext:value-type="float">
            <text:p>1.9126686636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.9224834455" calcext:value-type="float">
            <text:p>1.9224834455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.9323187665" calcext:value-type="float">
            <text:p>1.9323187665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.9421748187" calcext:value-type="float">
            <text:p>1.9421748187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.9520516421" calcext:value-type="float">
            <text:p>1.9520516421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.9619491336" calcext:value-type="float">
            <text:p>1.9619491336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1.9718670492" calcext:value-type="float">
            <text:p>1.9718670492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.9818050169" calcext:value-type="float">
            <text:p>1.9818050169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1.9917625453" calcext:value-type="float">
            <text:p>1.9917625453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.0017390323" calcext:value-type="float">
            <text:p>2.0017390323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2.0117337742" calcext:value-type="float">
            <text:p>2.0117337742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.021745977" calcext:value-type="float">
            <text:p>2.021745977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2.0317747619" calcext:value-type="float">
            <text:p>2.0317747619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.0418191843" calcext:value-type="float">
            <text:p>2.0418191843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2.051878235" calcext:value-type="float">
            <text:p>2.051878235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2.0619508571" calcext:value-type="float">
            <text:p>2.0619508571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2.0720359508" calcext:value-type="float">
            <text:p>2.0720359508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2.0821323886" calcext:value-type="float">
            <text:p>2.0821323886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2.092239023" calcext:value-type="float">
            <text:p>2.092239023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2.1023546959" calcext:value-type="float">
            <text:p>2.1023546959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2.1124782488" calcext:value-type="float">
            <text:p>2.1124782488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2.1226085346" calcext:value-type="float">
            <text:p>2.1226085346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2.1327444209" calcext:value-type="float">
            <text:p>2.1327444209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.1428848065" calcext:value-type="float">
            <text:p>2.142884806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2.1530286221" calcext:value-type="float">
            <text:p>2.1530286221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.1631748464" calcext:value-type="float">
            <text:p>2.1631748464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2.1733225054" calcext:value-type="float">
            <text:p>2.1733225054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.1834706851" calcext:value-type="float">
            <text:p>2.1834706851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2.1936185376" calcext:value-type="float">
            <text:p>2.1936185376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.2037652857" calcext:value-type="float">
            <text:p>2.2037652857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2.2139102273" calcext:value-type="float">
            <text:p>2.2139102273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2.2240527419" calcext:value-type="float">
            <text:p>2.2240527419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.2341922965" calcext:value-type="float">
            <text:p>2.2341922965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2.2443284439" calcext:value-type="float">
            <text:p>2.2443284439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2.254460831" calcext:value-type="float">
            <text:p>2.254460831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2.2645891951" calcext:value-type="float">
            <text:p>2.2645891951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.2747133687" calcext:value-type="float">
            <text:p>2.2747133687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2.2848332796" calcext:value-type="float">
            <text:p>2.2848332796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.2949489478" calcext:value-type="float">
            <text:p>2.2949489478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2.3050604869" calcext:value-type="float">
            <text:p>2.3050604869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2.3151680998" calcext:value-type="float">
            <text:p>2.3151680998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2.3252720753" calcext:value-type="float">
            <text:p>2.3252720753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.3353727834" calcext:value-type="float">
            <text:p>2.3353727834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2.3454706759" calcext:value-type="float">
            <text:p>2.3454706759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.3555662719" calcext:value-type="float">
            <text:p>2.3555662719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.3656601582" calcext:value-type="float">
            <text:p>2.3656601582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.37575298" calcext:value-type="float">
            <text:p>2.37575298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.3858454316" calcext:value-type="float">
            <text:p>2.3858454316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.3959382535" calcext:value-type="float">
            <text:p>2.3959382535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.4060322166" calcext:value-type="float">
            <text:p>2.4060322166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.4161281183" calcext:value-type="float">
            <text:p>2.4161281183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.4262267742" calcext:value-type="float">
            <text:p>2.4262267742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.4363290031" calcext:value-type="float">
            <text:p>2.4363290031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2.4464356237" calcext:value-type="float">
            <text:p>2.4464356237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2.4565474424" calcext:value-type="float">
            <text:p>2.4565474424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2.4666652458" calcext:value-type="float">
            <text:p>2.4666652458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.4767897896" calcext:value-type="float">
            <text:p>2.4767897896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.4869217926" calcext:value-type="float">
            <text:p>2.4869217926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2.4970619293" calcext:value-type="float">
            <text:p>2.4970619293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.5072108218" calcext:value-type="float">
            <text:p>2.5072108218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2.5173690323" calcext:value-type="float">
            <text:p>2.5173690323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.5275370599" calcext:value-type="float">
            <text:p>2.5275370599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.5377153364" calcext:value-type="float">
            <text:p>2.5377153364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.5479042166" calcext:value-type="float">
            <text:p>2.5479042166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.5581039816" calcext:value-type="float">
            <text:p>2.5581039816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.5683148326" calcext:value-type="float">
            <text:p>2.5683148326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2.5785368925" calcext:value-type="float">
            <text:p>2.5785368925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2.5887702058" calcext:value-type="float">
            <text:p>2.5887702058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2.5990147343" calcext:value-type="float">
            <text:p>2.5990147343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2.6092703641" calcext:value-type="float">
            <text:p>2.6092703641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2.6195369048" calcext:value-type="float">
            <text:p>2.6195369048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2.6298140922" calcext:value-type="float">
            <text:p>2.6298140922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2.640101596" calcext:value-type="float">
            <text:p>2.640101596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2.6503990184" calcext:value-type="float">
            <text:p>2.6503990184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2.6607059032" calcext:value-type="float">
            <text:p>2.6607059032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2.6710217404" calcext:value-type="float">
            <text:p>2.6710217404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2.6813459693" calcext:value-type="float">
            <text:p>2.6813459693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2.6916779892" calcext:value-type="float">
            <text:p>2.6916779892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2.7020171644" calcext:value-type="float">
            <text:p>2.7020171644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2.712362828" calcext:value-type="float">
            <text:p>2.712362828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2.7227142903" calcext:value-type="float">
            <text:p>2.7227142903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2.7330708495" calcext:value-type="float">
            <text:p>2.7330708495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2.7434317926" calcext:value-type="float">
            <text:p>2.7434317926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2.7537964055" calcext:value-type="float">
            <text:p>2.7537964055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2.7641639785" calcext:value-type="float">
            <text:p>2.7641639785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2.7745338126" calcext:value-type="float">
            <text:p>2.7745338126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.7849052258" calcext:value-type="float">
            <text:p>2.7849052258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2.7952775591" calcext:value-type="float">
            <text:p>2.7952775591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2.8056501813" calcext:value-type="float">
            <text:p>2.8056501813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2.8160224946" calcext:value-type="float">
            <text:p>2.8160224946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2.8263939386" calcext:value-type="float">
            <text:p>2.8263939386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2.8367639939" calcext:value-type="float">
            <text:p>2.8367639939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2.8471321874" calcext:value-type="float">
            <text:p>2.8471321874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2.8574980937" calcext:value-type="float">
            <text:p>2.8574980937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2.8678613379" calcext:value-type="float">
            <text:p>2.8678613379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2.8782216006" calcext:value-type="float">
            <text:p>2.8782216006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2.8885786144" calcext:value-type="float">
            <text:p>2.8885786144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.898932169" calcext:value-type="float">
            <text:p>2.898932169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.9092821121" calcext:value-type="float">
            <text:p>2.9092821121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2.9196283472" calcext:value-type="float">
            <text:p>2.9196283472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.9299708356" calcext:value-type="float">
            <text:p>2.9299708356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2.9403095945" calcext:value-type="float">
            <text:p>2.9403095945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2.9506446959" calcext:value-type="float">
            <text:p>2.9506446959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2.9609762657" calcext:value-type="float">
            <text:p>2.9609762657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.9713044839" calcext:value-type="float">
            <text:p>2.9713044839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2.9816295791" calcext:value-type="float">
            <text:p>2.9816295791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2.9919518264" calcext:value-type="float">
            <text:p>2.9919518264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3.0022715499" calcext:value-type="float">
            <text:p>3.0022715499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3.0125891121" calcext:value-type="float">
            <text:p>3.0125891121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.0229049155" calcext:value-type="float">
            <text:p>3.0229049155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3.0332194009" calcext:value-type="float">
            <text:p>3.0332194009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3.0435330369" calcext:value-type="float">
            <text:p>3.0435330369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3.0538463241" calcext:value-type="float">
            <text:p>3.0538463241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3.064159788" calcext:value-type="float">
            <text:p>3.064159788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.0744739724" calcext:value-type="float">
            <text:p>3.0744739724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3.0847894393" calcext:value-type="float">
            <text:p>3.0847894393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3.095106765" calcext:value-type="float">
            <text:p>3.095106765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3.1054265315" calcext:value-type="float">
            <text:p>3.1054265315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3.1157493272" calcext:value-type="float">
            <text:p>3.1157493272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3.1260757404" calcext:value-type="float">
            <text:p>3.1260757404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3.1364063564" calcext:value-type="float">
            <text:p>3.1364063564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3.1467417527" calcext:value-type="float">
            <text:p>3.1467417527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3.1570824946" calcext:value-type="float">
            <text:p>3.1570824946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3.1674291321" calcext:value-type="float">
            <text:p>3.1674291321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3.1777821951" calcext:value-type="float">
            <text:p>3.1777821951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3.1881421905" calcext:value-type="float">
            <text:p>3.1881421905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3.1985095991" calcext:value-type="float">
            <text:p>3.1985095991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3.208884871" calcext:value-type="float">
            <text:p>3.208884871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3.2192684224" calcext:value-type="float">
            <text:p>3.2192684224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3.2296606329" calcext:value-type="float">
            <text:p>3.2296606329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3.2400618418" calcext:value-type="float">
            <text:p>3.2400618418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3.2504723456" calcext:value-type="float">
            <text:p>3.2504723456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3.2608923978" calcext:value-type="float">
            <text:p>3.2608923978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3.2713222043" calcext:value-type="float">
            <text:p>3.2713222043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3.2817619217" calcext:value-type="float">
            <text:p>3.2817619217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3.2922116559" calcext:value-type="float">
            <text:p>3.2922116559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3.3026714608" calcext:value-type="float">
            <text:p>3.3026714608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3.3131413364" calcext:value-type="float">
            <text:p>3.3131413364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3.323621232" calcext:value-type="float">
            <text:p>3.323621232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3.334111043" calcext:value-type="float">
            <text:p>3.334111043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3.3446106083" calcext:value-type="float">
            <text:p>3.3446106083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3.3551197174" calcext:value-type="float">
            <text:p>3.3551197174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3.3656381045" calcext:value-type="float">
            <text:p>3.3656381045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3.3761654562" calcext:value-type="float">
            <text:p>3.3761654562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3.3867014071" calcext:value-type="float">
            <text:p>3.3867014071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3.3972455469" calcext:value-type="float">
            <text:p>3.3972455469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3.4077974209" calcext:value-type="float">
            <text:p>3.4077974209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3.418356533" calcext:value-type="float">
            <text:p>3.418356533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3.4289223487" calcext:value-type="float">
            <text:p>3.4289223487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3.4394942965" calcext:value-type="float">
            <text:p>3.4394942965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3.4500717773" calcext:value-type="float">
            <text:p>3.4500717773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3.4606541644" calcext:value-type="float">
            <text:p>3.4606541644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3.4712408095" calcext:value-type="float">
            <text:p>3.4712408095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3.4818310461" calcext:value-type="float">
            <text:p>3.4818310461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3.4924241951" calcext:value-type="float">
            <text:p>3.4924241951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3.5030195714" calcext:value-type="float">
            <text:p>3.5030195714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3.5136164854" calcext:value-type="float">
            <text:p>3.5136164854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3.5242142519" calcext:value-type="float">
            <text:p>3.5242142519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3.534812192" calcext:value-type="float">
            <text:p>3.534812192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3.5454096421" calcext:value-type="float">
            <text:p>3.5454096421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3.556005957" calcext:value-type="float">
            <text:p>3.556005957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3.5666005115" calcext:value-type="float">
            <text:p>3.5666005115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3.5771927112" calcext:value-type="float">
            <text:p>3.5771927112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3.5877819908" calcext:value-type="float">
            <text:p>3.5877819908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3.5983678249" calcext:value-type="float">
            <text:p>3.5983678249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3.6089497266" calcext:value-type="float">
            <text:p>3.6089497266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3.6195272519" calcext:value-type="float">
            <text:p>3.6195272519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3.6301000046" calcext:value-type="float">
            <text:p>3.6301000046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3.6406676375" calcext:value-type="float">
            <text:p>3.6406676375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3.6512298541" calcext:value-type="float">
            <text:p>3.6512298541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3.6617864117" calcext:value-type="float">
            <text:p>3.6617864117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3.6723371229" calcext:value-type="float">
            <text:p>3.6723371229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3.6828818525" calcext:value-type="float">
            <text:p>3.6828818525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.6934205223" calcext:value-type="float">
            <text:p>3.6934205223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3.7039531091" calcext:value-type="float">
            <text:p>3.7039531091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3.7144796421" calcext:value-type="float">
            <text:p>3.7144796421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3.7250002043" calcext:value-type="float">
            <text:p>3.7250002043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3.7355149278" calcext:value-type="float">
            <text:p>3.7355149278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3.7460239939" calcext:value-type="float">
            <text:p>3.7460239939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3.7565276313" calcext:value-type="float">
            <text:p>3.7565276313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3.7670261091" calcext:value-type="float">
            <text:p>3.7670261091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3.7775197358" calcext:value-type="float">
            <text:p>3.7775197358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3.7880088587" calcext:value-type="float">
            <text:p>3.7880088587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3.7984938541" calcext:value-type="float">
            <text:p>3.7984938541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3.8089751275" calcext:value-type="float">
            <text:p>3.8089751275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3.8194531091" calcext:value-type="float">
            <text:p>3.8194531091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3.8299282473" calcext:value-type="float">
            <text:p>3.8299282473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3.8404010077" calcext:value-type="float">
            <text:p>3.8404010077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3.8508718648" calcext:value-type="float">
            <text:p>3.8508718648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3.8613413011" calcext:value-type="float">
            <text:p>3.8613413011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3.8718097988" calcext:value-type="float">
            <text:p>3.8718097988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3.8822778418" calcext:value-type="float">
            <text:p>3.8822778418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3.8927459063" calcext:value-type="float">
            <text:p>3.8927459063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3.9032144578" calcext:value-type="float">
            <text:p>3.9032144578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3.9136839508" calcext:value-type="float">
            <text:p>3.9136839508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3.9241548187" calcext:value-type="float">
            <text:p>3.9241548187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3.9346274777" calcext:value-type="float">
            <text:p>3.9346274777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3.9451023195" calcext:value-type="float">
            <text:p>3.9451023195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3.9555797066" calcext:value-type="float">
            <text:p>3.9555797066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3.9660599754" calcext:value-type="float">
            <text:p>3.9660599754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3.9765434301" calcext:value-type="float">
            <text:p>3.9765434301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float" office:value="3.9870303379" calcext:value-type="float">
            <text:p>3.9870303379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3.9975209339" calcext:value-type="float">
            <text:p>3.9975209339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4.0080154117" calcext:value-type="float">
            <text:p>4.0080154117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4.0185139278" calcext:value-type="float">
            <text:p>4.0185139278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4.0290165975" calcext:value-type="float">
            <text:p>4.0290165975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4.0395234946" calcext:value-type="float">
            <text:p>4.0395234946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4.0500346482" calcext:value-type="float">
            <text:p>4.0500346482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4.0605500476" calcext:value-type="float">
            <text:p>4.0605500476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.0710696359" calcext:value-type="float">
            <text:p>4.0710696359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4.0815933149" calcext:value-type="float">
            <text:p>4.0815933149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4.0921209401" calcext:value-type="float">
            <text:p>4.0921209401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4.1026523257" calcext:value-type="float">
            <text:p>4.1026523257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4.1131872442" calcext:value-type="float">
            <text:p>4.1131872442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4.123725424" calcext:value-type="float">
            <text:p>4.123725424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4.134266553" calcext:value-type="float">
            <text:p>4.134266553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4.1448102826" calcext:value-type="float">
            <text:p>4.1448102826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float" office:value="4.1553562243" calcext:value-type="float">
            <text:p>4.1553562243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4.1659039539" calcext:value-type="float">
            <text:p>4.1659039539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4.1764530154" calcext:value-type="float">
            <text:p>4.1764530154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4.1870029201" calcext:value-type="float">
            <text:p>4.1870029201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4.1975531536" calcext:value-type="float">
            <text:p>4.1975531536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4.2081031736" calcext:value-type="float">
            <text:p>4.2081031736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4.2186524163" calcext:value-type="float">
            <text:p>4.2186524163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4.2292002995" calcext:value-type="float">
            <text:p>4.2292002995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4.2397462258" calcext:value-type="float">
            <text:p>4.2397462258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4.2502895883" calcext:value-type="float">
            <text:p>4.2502895883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4.2608297696" calcext:value-type="float">
            <text:p>4.2608297696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.2713661505" calcext:value-type="float">
            <text:p>4.2713661505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4.2818981137" calcext:value-type="float">
            <text:p>4.2818981137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4.2924250461" calcext:value-type="float">
            <text:p>4.2924250461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4.3029463456" calcext:value-type="float">
            <text:p>4.3029463456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4.313461424" calcext:value-type="float">
            <text:p>4.313461424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4.3239697127" calcext:value-type="float">
            <text:p>4.3239697127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4.3344706636" calcext:value-type="float">
            <text:p>4.3344706636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4.3449637558" calcext:value-type="float">
            <text:p>4.3449637558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float" office:value="4.3554485008" calcext:value-type="float">
            <text:p>4.3554485008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4.3659244455" calcext:value-type="float">
            <text:p>4.3659244455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4.376391172" calcext:value-type="float">
            <text:p>4.376391172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4.3868483088" calcext:value-type="float">
            <text:p>4.3868483088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float" office:value="4.3972955238" calcext:value-type="float">
            <text:p>4.3972955238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4.4077325376" calcext:value-type="float">
            <text:p>4.4077325376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office:value-type="float" office:value="4.4181591167" calcext:value-type="float">
            <text:p>4.4181591167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4.4285750829" calcext:value-type="float">
            <text:p>4.4285750829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4.4389803072" calcext:value-type="float">
            <text:p>4.4389803072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4.4493747189" calcext:value-type="float">
            <text:p>4.4493747189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4.4597583011" calcext:value-type="float">
            <text:p>4.4597583011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4.4701310906" calcext:value-type="float">
            <text:p>4.4701310906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4.4804931828" calcext:value-type="float">
            <text:p>4.4804931828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4.490844725" calcext:value-type="float">
            <text:p>4.490844725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float" office:value="4.5011859201" calcext:value-type="float">
            <text:p>4.5011859201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4.5115170215" calcext:value-type="float">
            <text:p>4.5115170215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4.5218383333" calcext:value-type="float">
            <text:p>4.5218383333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4.5321502089" calcext:value-type="float">
            <text:p>4.5321502089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4.5424530461" calcext:value-type="float">
            <text:p>4.5424530461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4.5527472842" calcext:value-type="float">
            <text:p>4.5527472842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4.563033404" calcext:value-type="float">
            <text:p>4.563033404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4.5733119201" calcext:value-type="float">
            <text:p>4.5733119201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4.5835833794" calcext:value-type="float">
            <text:p>4.5835833794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.5938483579" calcext:value-type="float">
            <text:p>4.5938483579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4.6041074531" calcext:value-type="float">
            <text:p>4.6041074531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4.6143612842" calcext:value-type="float">
            <text:p>4.6143612842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.6246104839" calcext:value-type="float">
            <text:p>4.6246104839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4.6348556959" calcext:value-type="float">
            <text:p>4.6348556959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4.6450975684" calcext:value-type="float">
            <text:p>4.6450975684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4.6553367527" calcext:value-type="float">
            <text:p>4.6553367527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4.6655738971" calcext:value-type="float">
            <text:p>4.6655738971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4.6758096406" calcext:value-type="float">
            <text:p>4.6758096406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4.6860446098" calcext:value-type="float">
            <text:p>4.6860446098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4.6962794178" calcext:value-type="float">
            <text:p>4.6962794178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4.7065146544" calcext:value-type="float">
            <text:p>4.7065146544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4.7167508863" calcext:value-type="float">
            <text:p>4.7167508863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4.7269886498" calcext:value-type="float">
            <text:p>4.7269886498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4.7372284516" calcext:value-type="float">
            <text:p>4.7372284516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4.7474707604" calcext:value-type="float">
            <text:p>4.7474707604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4.7577160077" calcext:value-type="float">
            <text:p>4.7577160077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4.7679645853" calcext:value-type="float">
            <text:p>4.7679645853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4.7782168372" calcext:value-type="float">
            <text:p>4.7782168372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.788473063" calcext:value-type="float">
            <text:p>4.788473063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4.7987335146" calcext:value-type="float">
            <text:p>4.7987335146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4.8089983917" calcext:value-type="float">
            <text:p>4.8089983917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4.8192678433" calcext:value-type="float">
            <text:p>4.8192678433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4.8295419662" calcext:value-type="float">
            <text:p>4.8295419662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4.8398208034" calcext:value-type="float">
            <text:p>4.8398208034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4.8501043441" calcext:value-type="float">
            <text:p>4.8501043441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4.8603925238" calcext:value-type="float">
            <text:p>4.8603925238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4.8706852258" calcext:value-type="float">
            <text:p>4.8706852258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4.8809822765" calcext:value-type="float">
            <text:p>4.8809822765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4.8912834547" calcext:value-type="float">
            <text:p>4.8912834547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4.9015884869" calcext:value-type="float">
            <text:p>4.9015884869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4.9118970492" calcext:value-type="float">
            <text:p>4.9118970492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4.9222087711" calcext:value-type="float">
            <text:p>4.9222087711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4.9325232381" calcext:value-type="float">
            <text:p>4.9325232381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4.9428399923" calcext:value-type="float">
            <text:p>4.9428399923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4.9531585346" calcext:value-type="float">
            <text:p>4.9531585346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4.9634783287" calcext:value-type="float">
            <text:p>4.9634783287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4.9737988049" calcext:value-type="float">
            <text:p>4.9737988049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4.9841193625" calcext:value-type="float">
            <text:p>4.9841193625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4.9944393733" calcext:value-type="float">
            <text:p>4.9944393733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5.0047581828" calcext:value-type="float">
            <text:p>5.0047581828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5.0150751183" calcext:value-type="float">
            <text:p>5.0150751183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5.02538949" calcext:value-type="float">
            <text:p>5.02538949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5.0357005929" calcext:value-type="float">
            <text:p>5.0357005929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5.0460077143" calcext:value-type="float">
            <text:p>5.0460077143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5.0563101336" calcext:value-type="float">
            <text:p>5.0563101336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5.0666071321" calcext:value-type="float">
            <text:p>5.0666071321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float" office:value="5.0768979892" calcext:value-type="float">
            <text:p>5.0768979892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5.0871819923" calcext:value-type="float">
            <text:p>5.0871819923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5.0974584363" calcext:value-type="float">
            <text:p>5.0974584363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.1077266283" calcext:value-type="float">
            <text:p>5.1077266283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5.117985894" calcext:value-type="float">
            <text:p>5.117985894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5.128235576" calcext:value-type="float">
            <text:p>5.128235576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5.1384750415" calcext:value-type="float">
            <text:p>5.1384750415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5.1487036836" calcext:value-type="float">
            <text:p>5.1487036836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5.1589209217" calcext:value-type="float">
            <text:p>5.1589209217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5.1691262104" calcext:value-type="float">
            <text:p>5.1691262104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office:value-type="float" office:value="5.1793190369" calcext:value-type="float">
            <text:p>5.1793190369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office:value-type="float" office:value="5.1894989263" calcext:value-type="float">
            <text:p>5.1894989263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5.1996654424" calcext:value-type="float">
            <text:p>5.1996654424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5.2098181935" calcext:value-type="float">
            <text:p>5.2098181935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5.2199568326" calcext:value-type="float">
            <text:p>5.2199568326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5.2300810584" calcext:value-type="float">
            <text:p>5.2300810584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office:value-type="float" office:value="5.240190619" calcext:value-type="float">
            <text:p>5.240190619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office:value-type="float" office:value="5.2502853134" calcext:value-type="float">
            <text:p>5.2502853134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5.2603649939" calcext:value-type="float">
            <text:p>5.2603649939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5.2704295653" calcext:value-type="float">
            <text:p>5.2704295653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office:value-type="float" office:value="5.2804789892" calcext:value-type="float">
            <text:p>5.2804789892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5.2905132857" calcext:value-type="float">
            <text:p>5.2905132857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float" office:value="5.3005325315" calcext:value-type="float">
            <text:p>5.3005325315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5.3105368633" calcext:value-type="float">
            <text:p>5.3105368633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office:value-type="float" office:value="5.3205264762" calcext:value-type="float">
            <text:p>5.3205264762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5.3305016267" calcext:value-type="float">
            <text:p>5.3305016267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5.3404626329" calcext:value-type="float">
            <text:p>5.3404626329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5.350409871" calcext:value-type="float">
            <text:p>5.350409871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5.3603437773" calcext:value-type="float">
            <text:p>5.3603437773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5.3702648495" calcext:value-type="float">
            <text:p>5.3702648495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office:value-type="float" office:value="5.3801736406" calcext:value-type="float">
            <text:p>5.3801736406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5.3900707619" calcext:value-type="float">
            <text:p>5.3900707619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5.3999568786" calcext:value-type="float">
            <text:p>5.3999568786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5.4098327081" calcext:value-type="float">
            <text:p>5.4098327081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office:value-type="float" office:value="5.41969902" calcext:value-type="float">
            <text:p>5.41969902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5.4295566283" calcext:value-type="float">
            <text:p>5.4295566283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5.4394063902" calcext:value-type="float">
            <text:p>5.4394063902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5.4492492028" calcext:value-type="float">
            <text:p>5.4492492028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5.4590859985" calcext:value-type="float">
            <text:p>5.4590859985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float" office:value="5.4689177404" calcext:value-type="float">
            <text:p>5.4689177404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5.4787454147" calcext:value-type="float">
            <text:p>5.4787454147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5.4885700276" calcext:value-type="float">
            <text:p>5.4885700276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5.4983925991" calcext:value-type="float">
            <text:p>5.4983925991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5.5082141551" calcext:value-type="float">
            <text:p>5.5082141551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float" office:value="5.518035725" calcext:value-type="float">
            <text:p>5.518035725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5.5278583287" calcext:value-type="float">
            <text:p>5.5278583287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5.5376829739" calcext:value-type="float">
            <text:p>5.5376829739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float" office:value="5.5475106482" calcext:value-type="float">
            <text:p>5.5475106482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5.5573423134" calcext:value-type="float">
            <text:p>5.5573423134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5.5671788925" calcext:value-type="float">
            <text:p>5.5671788925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office:value-type="float" office:value="5.5770212688" calcext:value-type="float">
            <text:p>5.5770212688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office:value-type="float" office:value="5.586870275" calcext:value-type="float">
            <text:p>5.586870275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5.5967266866" calcext:value-type="float">
            <text:p>5.5967266866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5.6065912181" calcext:value-type="float">
            <text:p>5.6065912181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office:value-type="float" office:value="5.61646451" calcext:value-type="float">
            <text:p>5.61646451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5.6263471275" calcext:value-type="float">
            <text:p>5.6263471275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5.6362395545" calcext:value-type="float">
            <text:p>5.6362395545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5.6461421843" calcext:value-type="float">
            <text:p>5.6461421843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5.6560553164" calcext:value-type="float">
            <text:p>5.6560553164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5.6659791521" calcext:value-type="float">
            <text:p>5.6659791521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office:value-type="float" office:value="5.6759137911" calcext:value-type="float">
            <text:p>5.6759137911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5.6858592258" calcext:value-type="float">
            <text:p>5.6858592258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office:value-type="float" office:value="5.6958153395" calcext:value-type="float">
            <text:p>5.6958153395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5.7057819032" calcext:value-type="float">
            <text:p>5.7057819032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5.715758576" calcext:value-type="float">
            <text:p>5.715758576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5.7257449032" calcext:value-type="float">
            <text:p>5.7257449032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5.7357403134" calcext:value-type="float">
            <text:p>5.7357403134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5.7457441229" calcext:value-type="float">
            <text:p>5.7457441229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5.7557555361" calcext:value-type="float">
            <text:p>5.7557555361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5.7657736452" calcext:value-type="float">
            <text:p>5.7657736452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5.7757974347" calcext:value-type="float">
            <text:p>5.7757974347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5.7858257865" calcext:value-type="float">
            <text:p>5.7858257865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5.7958574793" calcext:value-type="float">
            <text:p>5.7958574793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float" office:value="5.8058911982" calcext:value-type="float">
            <text:p>5.8058911982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office:value-type="float" office:value="5.8159255376" calcext:value-type="float">
            <text:p>5.8159255376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office:value-type="float" office:value="5.8259590077" calcext:value-type="float">
            <text:p>5.8259590077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office:value-type="float" office:value="5.8359900415" calcext:value-type="float">
            <text:p>5.8359900415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office:value-type="float" office:value="5.8460170031" calcext:value-type="float">
            <text:p>5.8460170031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5.856038192" calcext:value-type="float">
            <text:p>5.856038192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5.8660518571" calcext:value-type="float">
            <text:p>5.8660518571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office:value-type="float" office:value="5.8760561982" calcext:value-type="float">
            <text:p>5.8760561982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office:value-type="float" office:value="5.8860493779" calcext:value-type="float">
            <text:p>5.8860493779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5.896029533" calcext:value-type="float">
            <text:p>5.896029533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float" office:value="5.9059947803" calcext:value-type="float">
            <text:p>5.9059947803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office:value-type="float" office:value="5.9159432258" calcext:value-type="float">
            <text:p>5.9159432258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5.9258729724" calcext:value-type="float">
            <text:p>5.9258729724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5.9357821275" calcext:value-type="float">
            <text:p>5.9357821275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5.9456688126" calcext:value-type="float">
            <text:p>5.9456688126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float" office:value="5.9555311674" calcext:value-type="float">
            <text:p>5.9555311674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office:value-type="float" office:value="5.9653673518" calcext:value-type="float">
            <text:p>5.9653673518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office:value-type="float" office:value="5.9751755484" calcext:value-type="float">
            <text:p>5.9751755484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5.9849539631" calcext:value-type="float">
            <text:p>5.9849539631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5.9947008157" calcext:value-type="float">
            <text:p>5.9947008157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6.0044143318" calcext:value-type="float">
            <text:p>6.0044143318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6.0140927189" calcext:value-type="float">
            <text:p>6.0140927189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6.0237341321" calcext:value-type="float">
            <text:p>6.0237341321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6.0333366283" calcext:value-type="float">
            <text:p>6.0333366283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6.0428980829" calcext:value-type="float">
            <text:p>6.0428980829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6.0524160753" calcext:value-type="float">
            <text:p>6.0524160753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6.0618876974" calcext:value-type="float">
            <text:p>6.0618876974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office:value-type="float" office:value="6.0713092535" calcext:value-type="float">
            <text:p>6.0713092535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6.0806757512" calcext:value-type="float">
            <text:p>6.0806757512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6.0899800061" calcext:value-type="float">
            <text:p>6.0899800061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.0992109278" calcext:value-type="float">
            <text:p>6.0992109278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office:value-type="float" office:value="6.1083499247" calcext:value-type="float">
            <text:p>6.1083499247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6.1173622611" calcext:value-type="float">
            <text:p>6.1173622611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6.1261714762" calcext:value-type="float">
            <text:p>6.1261714762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6.1345512842" calcext:value-type="float">
            <text:p>6.1345512842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office:value-type="float" office:value="6.1410023103" calcext:value-type="float">
            <text:p>6.1410023103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6.1542046743" calcext:value-type="float">
            <text:p>6.1542046743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6.1646813441" calcext:value-type="float">
            <text:p>6.1646813441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6.1746757481" calcext:value-type="float">
            <text:p>6.1746757481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6.1844611813" calcext:value-type="float">
            <text:p>6.1844611813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office:value-type="float" office:value="6.1941272028" calcext:value-type="float">
            <text:p>6.1941272028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float" office:value="6.203715232" calcext:value-type="float">
            <text:p>6.203715232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6.2132485637" calcext:value-type="float">
            <text:p>6.2132485637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office:value-type="float" office:value="6.2227421613" calcext:value-type="float">
            <text:p>6.2227421613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6.2322066267" calcext:value-type="float">
            <text:p>6.2322066267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6.2416500599" calcext:value-type="float">
            <text:p>6.2416500599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office:value-type="float" office:value="6.2510790077" calcext:value-type="float">
            <text:p>6.2510790077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6.260499" calcext:value-type="float">
            <text:p>6.260499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6.2699148541" calcext:value-type="float">
            <text:p>6.2699148541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 office:value-type="float" office:value="6.2793308633" calcext:value-type="float">
            <text:p>6.2793308633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6.2887509094" calcext:value-type="float">
            <text:p>6.2887509094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6.2981785392" calcext:value-type="float">
            <text:p>6.2981785392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office:value-type="float" office:value="6.3076170061" calcext:value-type="float">
            <text:p>6.3076170061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  <table:table-cell office:value-type="float" office:value="6.317069298" calcext:value-type="float">
            <text:p>6.317069298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6.3265381582" calcext:value-type="float">
            <text:p>6.3265381582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6.3360260891" calcext:value-type="float">
            <text:p>6.3360260891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6.3455353641" calcext:value-type="float">
            <text:p>6.3455353641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float" office:value="6.355068023" calcext:value-type="float">
            <text:p>6.355068023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office:value-type="float" office:value="6.3646258771" calcext:value-type="float">
            <text:p>6.3646258771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6.3742105069" calcext:value-type="float">
            <text:p>6.3742105069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6.3838232642" calcext:value-type="float">
            <text:p>6.3838232642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office:value-type="float" office:value="6.3934652688" calcext:value-type="float">
            <text:p>6.3934652688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6.4031374101" calcext:value-type="float">
            <text:p>6.4031374101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6.4128403518" calcext:value-type="float">
            <text:p>6.4128403518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6.4225745284" calcext:value-type="float">
            <text:p>6.4225745284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6.4323401536" calcext:value-type="float">
            <text:p>6.4323401536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office:value-type="float" office:value="6.4421372212" calcext:value-type="float">
            <text:p>6.4421372212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6.4519655161" calcext:value-type="float">
            <text:p>6.4519655161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6.4618246144" calcext:value-type="float">
            <text:p>6.4618246144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6.4717138971" calcext:value-type="float">
            <text:p>6.4717138971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6.4816325561" calcext:value-type="float">
            <text:p>6.4816325561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6.4915796037" calcext:value-type="float">
            <text:p>6.4915796037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office:value-type="float" office:value="6.5015538879" calcext:value-type="float">
            <text:p>6.5015538879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office:value-type="float" office:value="6.5115540983" calcext:value-type="float">
            <text:p>6.5115540983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office:value-type="float" office:value="6.5215787834" calcext:value-type="float">
            <text:p>6.5215787834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office:value-type="float" office:value="6.5316263625" calcext:value-type="float">
            <text:p>6.5316263625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office:value-type="float" office:value="6.5416951413" calcext:value-type="float">
            <text:p>6.5416951413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float" office:value="6.5517833257" calcext:value-type="float">
            <text:p>6.5517833257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office:value-type="float" office:value="6.5618890353" calcext:value-type="float">
            <text:p>6.5618890353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6.5720103241" calcext:value-type="float">
            <text:p>6.5720103241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6.5821451905" calcext:value-type="float">
            <text:p>6.5821451905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643285" calcext:value-type="float">
            <text:p>6.643285</text:p>
          </table:table-cell>
          <table:table-cell office:value-type="float" office:value="6.5922915991" calcext:value-type="float">
            <text:p>6.5922915991</text:p>
          </table:table-cell>
          <table:table-cell table:formula="of:=POWER([.C652]-6.75;2)" office:value-type="float" office:value="0.0248719397144351" calcext:value-type="float">
            <text:p>0.0248719397</text:p>
          </table:table-cell>
          <table:table-cell table:formula="of:=SQRT(SUM([.D652:.D751])/100)" office:value-type="float" office:value="0.158561152433533" calcext:value-type="float">
            <text:p>0.1585611524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638523" calcext:value-type="float">
            <text:p>6.638523</text:p>
          </table:table-cell>
          <table:table-cell office:value-type="float" office:value="6.5922427542" calcext:value-type="float">
            <text:p>6.5922427542</text:p>
          </table:table-cell>
          <table:table-cell table:formula="of:=POWER([.C653]-6.75;2)" office:value-type="float" office:value="0.0248873486024016" calcext:value-type="float">
            <text:p>0.0248873486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634256" calcext:value-type="float">
            <text:p>6.634256</text:p>
          </table:table-cell>
          <table:table-cell office:value-type="float" office:value="6.5922086513" calcext:value-type="float">
            <text:p>6.5922086513</text:p>
          </table:table-cell>
          <table:table-cell table:formula="of:=POWER([.C654]-6.75;2)" office:value-type="float" office:value="0.024898109724565" calcext:value-type="float">
            <text:p>0.0248981097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630487" calcext:value-type="float">
            <text:p>6.630487</text:p>
          </table:table-cell>
          <table:table-cell office:value-type="float" office:value="6.5921864854" calcext:value-type="float">
            <text:p>6.5921864854</text:p>
          </table:table-cell>
          <table:table-cell table:formula="of:=POWER([.C655]-6.75;2)" office:value-type="float" office:value="0.0249051053904044" calcext:value-type="float">
            <text:p>0.0249051054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627212" calcext:value-type="float">
            <text:p>6.627212</text:p>
          </table:table-cell>
          <table:table-cell office:value-type="float" office:value="6.5921734731" calcext:value-type="float">
            <text:p>6.5921734731</text:p>
          </table:table-cell>
          <table:table-cell table:formula="of:=POWER([.C656]-6.75;2)" office:value-type="float" office:value="0.0249092125933165" calcext:value-type="float">
            <text:p>0.0249092126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624421" calcext:value-type="float">
            <text:p>6.624421</text:p>
          </table:table-cell>
          <table:table-cell office:value-type="float" office:value="6.5921668833" calcext:value-type="float">
            <text:p>6.5921668833</text:p>
          </table:table-cell>
          <table:table-cell table:formula="of:=POWER([.C657]-6.75;2)" office:value-type="float" office:value="0.0249112927272358" calcext:value-type="float">
            <text:p>0.0249112927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622102" calcext:value-type="float">
            <text:p>6.622102</text:p>
          </table:table-cell>
          <table:table-cell office:value-type="float" office:value="6.5921640614" calcext:value-type="float">
            <text:p>6.5921640614</text:p>
          </table:table-cell>
          <table:table-cell table:formula="of:=POWER([.C658]-6.75;2)" office:value-type="float" office:value="0.0249121835137429" calcext:value-type="float">
            <text:p>0.0249121835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620235" calcext:value-type="float">
            <text:p>6.620235</text:p>
          </table:table-cell>
          <table:table-cell office:value-type="float" office:value="6.5921624455" calcext:value-type="float">
            <text:p>6.5921624455</text:p>
          </table:table-cell>
          <table:table-cell table:formula="of:=POWER([.C659]-6.75;2)" office:value-type="float" office:value="0.0249126936105406" calcext:value-type="float">
            <text:p>0.0249126936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618798" calcext:value-type="float">
            <text:p>6.618798</text:p>
          </table:table-cell>
          <table:table-cell office:value-type="float" office:value="6.5921595929" calcext:value-type="float">
            <text:p>6.5921595929</text:p>
          </table:table-cell>
          <table:table-cell table:formula="of:=POWER([.C660]-6.75;2)" office:value-type="float" office:value="0.0249135941134938" calcext:value-type="float">
            <text:p>0.0249135941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617764" calcext:value-type="float">
            <text:p>6.617764</text:p>
          </table:table-cell>
          <table:table-cell office:value-type="float" office:value="6.5921531966" calcext:value-type="float">
            <text:p>6.5921531966</text:p>
          </table:table-cell>
          <table:table-cell table:formula="of:=POWER([.C661]-6.75;2)" office:value-type="float" office:value="0.0249156133435983" calcext:value-type="float">
            <text:p>0.0249156133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617102" calcext:value-type="float">
            <text:p>6.617102</text:p>
          </table:table-cell>
          <table:table-cell office:value-type="float" office:value="6.5921411045" calcext:value-type="float">
            <text:p>6.5921411045</text:p>
          </table:table-cell>
          <table:table-cell table:formula="of:=POWER([.C662]-6.75;2)" office:value-type="float" office:value="0.0249194308884801" calcext:value-type="float">
            <text:p>0.0249194309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616776" calcext:value-type="float">
            <text:p>6.616776</text:p>
          </table:table-cell>
          <table:table-cell office:value-type="float" office:value="6.5921213395" calcext:value-type="float">
            <text:p>6.5921213395</text:p>
          </table:table-cell>
          <table:table-cell table:formula="of:=POWER([.C663]-6.75;2)" office:value-type="float" office:value="0.0249256714412742" calcext:value-type="float">
            <text:p>0.0249256714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616749" calcext:value-type="float">
            <text:p>6.616749</text:p>
          </table:table-cell>
          <table:table-cell office:value-type="float" office:value="6.5920921106" calcext:value-type="float">
            <text:p>6.5920921106</text:p>
          </table:table-cell>
          <table:table-cell table:formula="of:=POWER([.C664]-6.75;2)" office:value-type="float" office:value="0.0249349015347625" calcext:value-type="float">
            <text:p>0.0249349015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61698" calcext:value-type="float">
            <text:p>6.61698</text:p>
          </table:table-cell>
          <table:table-cell office:value-type="float" office:value="6.5920518295" calcext:value-type="float">
            <text:p>6.5920518295</text:p>
          </table:table-cell>
          <table:table-cell table:formula="of:=POWER([.C665]-6.75;2)" office:value-type="float" office:value="0.0249476245642971" calcext:value-type="float">
            <text:p>0.0249476246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617426" calcext:value-type="float">
            <text:p>6.617426</text:p>
          </table:table-cell>
          <table:table-cell office:value-type="float" office:value="6.5919991198" calcext:value-type="float">
            <text:p>6.5919991198</text:p>
          </table:table-cell>
          <table:table-cell table:formula="of:=POWER([.C666]-6.75;2)" office:value-type="float" office:value="0.0249642781439749" calcext:value-type="float">
            <text:p>0.0249642781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618042" calcext:value-type="float">
            <text:p>6.618042</text:p>
          </table:table-cell>
          <table:table-cell office:value-type="float" office:value="6.5919328295" calcext:value-type="float">
            <text:p>6.5919328295</text:p>
          </table:table-cell>
          <table:table-cell table:formula="of:=POWER([.C667]-6.75;2)" office:value-type="float" office:value="0.024985230389876" calcext:value-type="float">
            <text:p>0.0249852304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618781" calcext:value-type="float">
            <text:p>6.618781</text:p>
          </table:table-cell>
          <table:table-cell office:value-type="float" office:value="6.5918520307" calcext:value-type="float">
            <text:p>6.5918520307</text:p>
          </table:table-cell>
          <table:table-cell table:formula="of:=POWER([.C668]-6.75;2)" office:value-type="float" office:value="0.0250107801937137" calcext:value-type="float">
            <text:p>0.0250107802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619595" calcext:value-type="float">
            <text:p>6.619595</text:p>
          </table:table-cell>
          <table:table-cell office:value-type="float" office:value="6.5917560353" calcext:value-type="float">
            <text:p>6.5917560353</text:p>
          </table:table-cell>
          <table:table-cell table:formula="of:=POWER([.C669]-6.75;2)" office:value-type="float" office:value="0.025041152363975" calcext:value-type="float">
            <text:p>0.0250411524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620435" calcext:value-type="float">
            <text:p>6.620435</text:p>
          </table:table-cell>
          <table:table-cell office:value-type="float" office:value="6.5916443886" calcext:value-type="float">
            <text:p>6.5916443886</text:p>
          </table:table-cell>
          <table:table-cell table:formula="of:=POWER([.C670]-6.75;2)" office:value-type="float" office:value="0.0250764996618679" calcext:value-type="float">
            <text:p>0.0250764997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621252" calcext:value-type="float">
            <text:p>6.621252</text:p>
          </table:table-cell>
          <table:table-cell office:value-type="float" office:value="6.591516874" calcext:value-type="float">
            <text:p>6.591516874</text:p>
          </table:table-cell>
          <table:table-cell table:formula="of:=POWER([.C671]-6.75;2)" office:value-type="float" office:value="0.0251169012267319" calcext:value-type="float">
            <text:p>0.0251169012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621997" calcext:value-type="float">
            <text:p>6.621997</text:p>
          </table:table-cell>
          <table:table-cell office:value-type="float" office:value="6.59137351" calcext:value-type="float">
            <text:p>6.59137351</text:p>
          </table:table-cell>
          <table:table-cell table:formula="of:=POWER([.C672]-6.75;2)" office:value-type="float" office:value="0.02516236332972" calcext:value-type="float">
            <text:p>0.0251623633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622621" calcext:value-type="float">
            <text:p>6.622621</text:p>
          </table:table-cell>
          <table:table-cell office:value-type="float" office:value="6.5912145469" calcext:value-type="float">
            <text:p>6.5912145469</text:p>
          </table:table-cell>
          <table:table-cell table:formula="of:=POWER([.C673]-6.75;2)" office:value-type="float" office:value="0.0252128201161723" calcext:value-type="float">
            <text:p>0.0252128201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623077" calcext:value-type="float">
            <text:p>6.623077</text:p>
          </table:table-cell>
          <table:table-cell office:value-type="float" office:value="6.5910404578" calcext:value-type="float">
            <text:p>6.5910404578</text:p>
          </table:table-cell>
          <table:table-cell table:formula="of:=POWER([.C674]-6.75;2)" office:value-type="float" office:value="0.0252681360564335" calcext:value-type="float">
            <text:p>0.0252681361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623318" calcext:value-type="float">
            <text:p>6.623318</text:p>
          </table:table-cell>
          <table:table-cell office:value-type="float" office:value="6.5908519309" calcext:value-type="float">
            <text:p>6.5908519309</text:p>
          </table:table-cell>
          <table:table-cell table:formula="of:=POWER([.C675]-6.75;2)" office:value-type="float" office:value="0.0253281078982585" calcext:value-type="float">
            <text:p>0.0253281079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623298" calcext:value-type="float">
            <text:p>6.623298</text:p>
          </table:table-cell>
          <table:table-cell office:value-type="float" office:value="6.5906498618" calcext:value-type="float">
            <text:p>6.5906498618</text:p>
          </table:table-cell>
          <table:table-cell table:formula="of:=POWER([.C676]-6.75;2)" office:value-type="float" office:value="0.025392466544359" calcext:value-type="float">
            <text:p>0.0253924665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622976" calcext:value-type="float">
            <text:p>6.622976</text:p>
          </table:table-cell>
          <table:table-cell office:value-type="float" office:value="6.590435341" calcext:value-type="float">
            <text:p>6.590435341</text:p>
          </table:table-cell>
          <table:table-cell table:formula="of:=POWER([.C677]-6.75;2)" office:value-type="float" office:value="0.0254608804017863" calcext:value-type="float">
            <text:p>0.0254608804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62231" calcext:value-type="float">
            <text:p>6.62231</text:p>
          </table:table-cell>
          <table:table-cell office:value-type="float" office:value="6.5902096329" calcext:value-type="float">
            <text:p>6.5902096329</text:p>
          </table:table-cell>
          <table:table-cell table:formula="of:=POWER([.C678]-6.75;2)" office:value-type="float" office:value="0.0255329614179528" calcext:value-type="float">
            <text:p>0.0255329614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621262" calcext:value-type="float">
            <text:p>6.621262</text:p>
          </table:table-cell>
          <table:table-cell office:value-type="float" office:value="6.589974169" calcext:value-type="float">
            <text:p>6.589974169</text:p>
          </table:table-cell>
          <table:table-cell table:formula="of:=POWER([.C679]-6.75;2)" office:value-type="float" office:value="0.0256082665872407" calcext:value-type="float">
            <text:p>0.0256082666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619799" calcext:value-type="float">
            <text:p>6.619799</text:p>
          </table:table-cell>
          <table:table-cell office:value-type="float" office:value="6.5897305269" calcext:value-type="float">
            <text:p>6.5897305269</text:p>
          </table:table-cell>
          <table:table-cell table:formula="of:=POWER([.C680]-6.75;2)" office:value-type="float" office:value="0.0256863040077515" calcext:value-type="float">
            <text:p>0.025686304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617887" calcext:value-type="float">
            <text:p>6.617887</text:p>
          </table:table-cell>
          <table:table-cell office:value-type="float" office:value="6.5894804086" calcext:value-type="float">
            <text:p>6.5894804086</text:p>
          </table:table-cell>
          <table:table-cell table:formula="of:=POWER([.C681]-6.75;2)" office:value-type="float" office:value="0.0257665392232229" calcext:value-type="float">
            <text:p>0.0257665392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6155" calcext:value-type="float">
            <text:p>6.6155</text:p>
          </table:table-cell>
          <table:table-cell office:value-type="float" office:value="6.5892256313" calcext:value-type="float">
            <text:p>6.5892256313</text:p>
          </table:table-cell>
          <table:table-cell table:formula="of:=POWER([.C682]-6.75;2)" office:value-type="float" office:value="0.0258483976308836" calcext:value-type="float">
            <text:p>0.0258483976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612614" calcext:value-type="float">
            <text:p>6.612614</text:p>
          </table:table-cell>
          <table:table-cell office:value-type="float" office:value="6.5889680998" calcext:value-type="float">
            <text:p>6.5889680998</text:p>
          </table:table-cell>
          <table:table-cell table:formula="of:=POWER([.C683]-6.75;2)" office:value-type="float" office:value="0.0259312728820228" calcext:value-type="float">
            <text:p>0.0259312729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609208" calcext:value-type="float">
            <text:p>6.609208</text:p>
          </table:table-cell>
          <table:table-cell office:value-type="float" office:value="6.5887097865" calcext:value-type="float">
            <text:p>6.5887097865</text:p>
          </table:table-cell>
          <table:table-cell table:formula="of:=POWER([.C684]-6.75;2)" office:value-type="float" office:value="0.0260145329708756" calcext:value-type="float">
            <text:p>0.026014533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60527" calcext:value-type="float">
            <text:p>6.60527</text:p>
          </table:table-cell>
          <table:table-cell office:value-type="float" office:value="6.5884527158" calcext:value-type="float">
            <text:p>6.5884527158</text:p>
          </table:table-cell>
          <table:table-cell table:formula="of:=POWER([.C685]-6.75;2)" office:value-type="float" office:value="0.0260975250323956" calcext:value-type="float">
            <text:p>0.026097525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600788" calcext:value-type="float">
            <text:p>6.600788</text:p>
          </table:table-cell>
          <table:table-cell office:value-type="float" office:value="6.588198937" calcext:value-type="float">
            <text:p>6.588198937</text:p>
          </table:table-cell>
          <table:table-cell table:formula="of:=POWER([.C686]-6.75;2)" office:value-type="float" office:value="0.0261795839879301" calcext:value-type="float">
            <text:p>0.026179584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595757" calcext:value-type="float">
            <text:p>6.595757</text:p>
          </table:table-cell>
          <table:table-cell office:value-type="float" office:value="6.5879505115" calcext:value-type="float">
            <text:p>6.5879505115</text:p>
          </table:table-cell>
          <table:table-cell table:formula="of:=POWER([.C687]-6.75;2)" office:value-type="float" office:value="0.0262600367231117" calcext:value-type="float">
            <text:p>0.0262600367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590177" calcext:value-type="float">
            <text:p>6.590177</text:p>
          </table:table-cell>
          <table:table-cell office:value-type="float" office:value="6.5877094885" calcext:value-type="float">
            <text:p>6.5877094885</text:p>
          </table:table-cell>
          <table:table-cell table:formula="of:=POWER([.C688]-6.75;2)" office:value-type="float" office:value="0.0263382101229317" calcext:value-type="float">
            <text:p>0.0263382101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584055" calcext:value-type="float">
            <text:p>6.584055</text:p>
          </table:table-cell>
          <table:table-cell office:value-type="float" office:value="6.5874778863" calcext:value-type="float">
            <text:p>6.5874778863</text:p>
          </table:table-cell>
          <table:table-cell table:formula="of:=POWER([.C689]-6.75;2)" office:value-type="float" office:value="0.0264134374415156" calcext:value-type="float">
            <text:p>0.0264134374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577401" calcext:value-type="float">
            <text:p>6.577401</text:p>
          </table:table-cell>
          <table:table-cell office:value-type="float" office:value="6.5872576743" calcext:value-type="float">
            <text:p>6.5872576743</text:p>
          </table:table-cell>
          <table:table-cell table:formula="of:=POWER([.C690]-6.75;2)" office:value-type="float" office:value="0.0264850645742449" calcext:value-type="float">
            <text:p>0.0264850646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570231" calcext:value-type="float">
            <text:p>6.570231</text:p>
          </table:table-cell>
          <table:table-cell office:value-type="float" office:value="6.5870507527" calcext:value-type="float">
            <text:p>6.5870507527</text:p>
          </table:table-cell>
          <table:table-cell table:formula="of:=POWER([.C691]-6.75;2)" office:value-type="float" office:value="0.0265524571956366" calcext:value-type="float">
            <text:p>0.0265524572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562569" calcext:value-type="float">
            <text:p>6.562569</text:p>
          </table:table-cell>
          <table:table-cell office:value-type="float" office:value="6.5868589416" calcext:value-type="float">
            <text:p>6.5868589416</text:p>
          </table:table-cell>
          <table:table-cell table:formula="of:=POWER([.C692]-6.75;2)" office:value-type="float" office:value="0.0266150049358722" calcext:value-type="float">
            <text:p>0.0266150049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554441" calcext:value-type="float">
            <text:p>6.554441</text:p>
          </table:table-cell>
          <table:table-cell office:value-type="float" office:value="6.5866839601" calcext:value-type="float">
            <text:p>6.5866839601</text:p>
          </table:table-cell>
          <table:table-cell table:formula="of:=POWER([.C693]-6.75;2)" office:value-type="float" office:value="0.0266721288886183" calcext:value-type="float">
            <text:p>0.0266721289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54588" calcext:value-type="float">
            <text:p>6.54588</text:p>
          </table:table-cell>
          <table:table-cell office:value-type="float" office:value="6.5865274163" calcext:value-type="float">
            <text:p>6.5865274163</text:p>
          </table:table-cell>
          <table:table-cell table:formula="of:=POWER([.C694]-6.75;2)" office:value-type="float" office:value="0.0267232856215535" calcext:value-type="float">
            <text:p>0.0267232856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536927" calcext:value-type="float">
            <text:p>6.536927</text:p>
          </table:table-cell>
          <table:table-cell office:value-type="float" office:value="6.5863907926" calcext:value-type="float">
            <text:p>6.5863907926</text:p>
          </table:table-cell>
          <table:table-cell table:formula="of:=POWER([.C695]-6.75;2)" office:value-type="float" office:value="0.0267679727460563" calcext:value-type="float">
            <text:p>0.0267679727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527623" calcext:value-type="float">
            <text:p>6.527623</text:p>
          </table:table-cell>
          <table:table-cell office:value-type="float" office:value="6.5862754301" calcext:value-type="float">
            <text:p>6.5862754301</text:p>
          </table:table-cell>
          <table:table-cell table:formula="of:=POWER([.C696]-6.75;2)" office:value-type="float" office:value="0.0268057347889401" calcext:value-type="float">
            <text:p>0.0268057348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518019" calcext:value-type="float">
            <text:p>6.518019</text:p>
          </table:table-cell>
          <table:table-cell office:value-type="float" office:value="6.58618253" calcext:value-type="float">
            <text:p>6.58618253</text:p>
          </table:table-cell>
          <table:table-cell table:formula="of:=POWER([.C697]-6.75;2)" office:value-type="float" office:value="0.0268361634772008" calcext:value-type="float">
            <text:p>0.0268361635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508166" calcext:value-type="float">
            <text:p>6.508166</text:p>
          </table:table-cell>
          <table:table-cell office:value-type="float" office:value="6.5861131336" calcext:value-type="float">
            <text:p>6.5861131336</text:p>
          </table:table-cell>
          <table:table-cell table:formula="of:=POWER([.C698]-6.75;2)" office:value-type="float" office:value="0.0268589049784116" calcext:value-type="float">
            <text:p>0.026858905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498123" calcext:value-type="float">
            <text:p>6.498123</text:p>
          </table:table-cell>
          <table:table-cell office:value-type="float" office:value="6.5860681244" calcext:value-type="float">
            <text:p>6.5860681244</text:p>
          </table:table-cell>
          <table:table-cell table:formula="of:=POWER([.C699]-6.75;2)" office:value-type="float" office:value="0.026873659837734" calcext:value-type="float">
            <text:p>0.0268736598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48795" calcext:value-type="float">
            <text:p>6.48795</text:p>
          </table:table-cell>
          <table:table-cell office:value-type="float" office:value="6.5860482181" calcext:value-type="float">
            <text:p>6.5860482181</text:p>
          </table:table-cell>
          <table:table-cell table:formula="of:=POWER([.C700]-6.75;2)" office:value-type="float" office:value="0.0268801867881851" calcext:value-type="float">
            <text:p>0.0268801868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477712" calcext:value-type="float">
            <text:p>6.477712</text:p>
          </table:table-cell>
          <table:table-cell office:value-type="float" office:value="6.5860539601" calcext:value-type="float">
            <text:p>6.5860539601</text:p>
          </table:table-cell>
          <table:table-cell table:formula="of:=POWER([.C701]-6.75;2)" office:value-type="float" office:value="0.0268783039988924" calcext:value-type="float">
            <text:p>0.026878304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467476" calcext:value-type="float">
            <text:p>6.467476</text:p>
          </table:table-cell>
          <table:table-cell office:value-type="float" office:value="6.5860857235" calcext:value-type="float">
            <text:p>6.5860857235</text:p>
          </table:table-cell>
          <table:table-cell table:formula="of:=POWER([.C702]-6.75;2)" office:value-type="float" office:value="0.0268678900405184" calcext:value-type="float">
            <text:p>0.02686789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457311" calcext:value-type="float">
            <text:p>6.457311</text:p>
          </table:table-cell>
          <table:table-cell office:value-type="float" office:value="6.5861437097" calcext:value-type="float">
            <text:p>6.5861437097</text:p>
          </table:table-cell>
          <table:table-cell table:formula="of:=POWER([.C703]-6.75;2)" office:value-type="float" office:value="0.0268488838708779" calcext:value-type="float">
            <text:p>0.0268488839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447287" calcext:value-type="float">
            <text:p>6.447287</text:p>
          </table:table-cell>
          <table:table-cell office:value-type="float" office:value="6.5862279508" calcext:value-type="float">
            <text:p>6.5862279508</text:p>
          </table:table-cell>
          <table:table-cell table:formula="of:=POWER([.C704]-6.75;2)" office:value-type="float" office:value="0.0268212840991673" calcext:value-type="float">
            <text:p>0.0268212841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437475" calcext:value-type="float">
            <text:p>6.437475</text:p>
          </table:table-cell>
          <table:table-cell office:value-type="float" office:value="6.5863383088" calcext:value-type="float">
            <text:p>6.5863383088</text:p>
          </table:table-cell>
          <table:table-cell table:formula="of:=POWER([.C705]-6.75;2)" office:value-type="float" office:value="0.0267851491664441" calcext:value-type="float">
            <text:p>0.0267851492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427947" calcext:value-type="float">
            <text:p>6.427947</text:p>
          </table:table-cell>
          <table:table-cell office:value-type="float" office:value="6.5864744823" calcext:value-type="float">
            <text:p>6.5864744823</text:p>
          </table:table-cell>
          <table:table-cell table:formula="of:=POWER([.C706]-6.75;2)" office:value-type="float" office:value="0.0267405949390531" calcext:value-type="float">
            <text:p>0.0267405949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418773" calcext:value-type="float">
            <text:p>6.418773</text:p>
          </table:table-cell>
          <table:table-cell office:value-type="float" office:value="6.5866360108" calcext:value-type="float">
            <text:p>6.5866360108</text:p>
          </table:table-cell>
          <table:table-cell table:formula="of:=POWER([.C707]-6.75;2)" office:value-type="float" office:value="0.0266877929673376" calcext:value-type="float">
            <text:p>0.026687793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410022" calcext:value-type="float">
            <text:p>6.410022</text:p>
          </table:table-cell>
          <table:table-cell office:value-type="float" office:value="6.5868222811" calcext:value-type="float">
            <text:p>6.5868222811</text:p>
          </table:table-cell>
          <table:table-cell table:formula="of:=POWER([.C708]-6.75;2)" office:value-type="float" office:value="0.0266269679454075" calcext:value-type="float">
            <text:p>0.0266269679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40176" calcext:value-type="float">
            <text:p>6.40176</text:p>
          </table:table-cell>
          <table:table-cell office:value-type="float" office:value="6.5870325346" calcext:value-type="float">
            <text:p>6.5870325346</text:p>
          </table:table-cell>
          <table:table-cell table:formula="of:=POWER([.C709]-6.75;2)" office:value-type="float" office:value="0.0265583947789" calcext:value-type="float">
            <text:p>0.0265583948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394052" calcext:value-type="float">
            <text:p>6.394052</text:p>
          </table:table-cell>
          <table:table-cell office:value-type="float" office:value="6.5872658786" calcext:value-type="float">
            <text:p>6.5872658786</text:p>
          </table:table-cell>
          <table:table-cell table:formula="of:=POWER([.C710]-6.75;2)" office:value-type="float" office:value="0.0264823942678299" calcext:value-type="float">
            <text:p>0.0264823943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386956" calcext:value-type="float">
            <text:p>6.386956</text:p>
          </table:table-cell>
          <table:table-cell office:value-type="float" office:value="6.5875212934" calcext:value-type="float">
            <text:p>6.5875212934</text:p>
          </table:table-cell>
          <table:table-cell table:formula="of:=POWER([.C711]-6.75;2)" office:value-type="float" office:value="0.0263993300984089" calcext:value-type="float">
            <text:p>0.0263993301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380529" calcext:value-type="float">
            <text:p>6.380529</text:p>
          </table:table-cell>
          <table:table-cell office:value-type="float" office:value="6.5877976467" calcext:value-type="float">
            <text:p>6.5877976467</text:p>
          </table:table-cell>
          <table:table-cell table:formula="of:=POWER([.C712]-6.75;2)" office:value-type="float" office:value="0.0263096034160579" calcext:value-type="float">
            <text:p>0.0263096034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374821" calcext:value-type="float">
            <text:p>6.374821</text:p>
          </table:table-cell>
          <table:table-cell office:value-type="float" office:value="6.5880936989" calcext:value-type="float">
            <text:p>6.5880936989</text:p>
          </table:table-cell>
          <table:table-cell table:formula="of:=POWER([.C713]-6.75;2)" office:value-type="float" office:value="0.0262136503358839" calcext:value-type="float">
            <text:p>0.0262136503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369879" calcext:value-type="float">
            <text:p>6.369879</text:p>
          </table:table-cell>
          <table:table-cell office:value-type="float" office:value="6.5884081229" calcext:value-type="float">
            <text:p>6.5884081229</text:p>
          </table:table-cell>
          <table:table-cell table:formula="of:=POWER([.C714]-6.75;2)" office:value-type="float" office:value="0.0261119347447016" calcext:value-type="float">
            <text:p>0.0261119347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365741" calcext:value-type="float">
            <text:p>6.365741</text:p>
          </table:table-cell>
          <table:table-cell office:value-type="float" office:value="6.5887395069" calcext:value-type="float">
            <text:p>6.5887395069</text:p>
          </table:table-cell>
          <table:table-cell table:formula="of:=POWER([.C715]-6.75;2)" office:value-type="float" office:value="0.0260049466348553" calcext:value-type="float">
            <text:p>0.0260049466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36244" calcext:value-type="float">
            <text:p>6.36244</text:p>
          </table:table-cell>
          <table:table-cell office:value-type="float" office:value="6.5890863763" calcext:value-type="float">
            <text:p>6.5890863763</text:p>
          </table:table-cell>
          <table:table-cell table:formula="of:=POWER([.C716]-6.75;2)" office:value-type="float" office:value="0.0258931942922652" calcext:value-type="float">
            <text:p>0.0258931943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360005" calcext:value-type="float">
            <text:p>6.360005</text:p>
          </table:table-cell>
          <table:table-cell office:value-type="float" office:value="6.5894472028" calcext:value-type="float">
            <text:p>6.5894472028</text:p>
          </table:table-cell>
          <table:table-cell table:formula="of:=POWER([.C717]-6.75;2)" office:value-type="float" office:value="0.0257772006887444" calcext:value-type="float">
            <text:p>0.0257772007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358455" calcext:value-type="float">
            <text:p>6.358455</text:p>
          </table:table-cell>
          <table:table-cell office:value-type="float" office:value="6.5898204132" calcext:value-type="float">
            <text:p>6.5898204132</text:p>
          </table:table-cell>
          <table:table-cell table:formula="of:=POWER([.C718]-6.75;2)" office:value-type="float" office:value="0.0256575000274187" calcext:value-type="float">
            <text:p>0.0256575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357803" calcext:value-type="float">
            <text:p>6.357803</text:p>
          </table:table-cell>
          <table:table-cell office:value-type="float" office:value="6.5902044086" calcext:value-type="float">
            <text:p>6.5902044086</text:p>
          </table:table-cell>
          <table:table-cell table:formula="of:=POWER([.C719]-6.75;2)" office:value-type="float" office:value="0.0255346310308758" calcext:value-type="float">
            <text:p>0.025534631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358057" calcext:value-type="float">
            <text:p>6.358057</text:p>
          </table:table-cell>
          <table:table-cell office:value-type="float" office:value="6.5905975745" calcext:value-type="float">
            <text:p>6.5905975745</text:p>
          </table:table-cell>
          <table:table-cell table:formula="of:=POWER([.C720]-6.75;2)" office:value-type="float" office:value="0.025409133255283" calcext:value-type="float">
            <text:p>0.0254091333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359216" calcext:value-type="float">
            <text:p>6.359216</text:p>
          </table:table-cell>
          <table:table-cell office:value-type="float" office:value="6.5909982888" calcext:value-type="float">
            <text:p>6.5909982888</text:p>
          </table:table-cell>
          <table:table-cell table:formula="of:=POWER([.C721]-6.75;2)" office:value-type="float" office:value="0.0252815441645283" calcext:value-type="float">
            <text:p>0.0252815442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361276" calcext:value-type="float">
            <text:p>6.361276</text:p>
          </table:table-cell>
          <table:table-cell office:value-type="float" office:value="6.5914049401" calcext:value-type="float">
            <text:p>6.5914049401</text:p>
          </table:table-cell>
          <table:table-cell table:formula="of:=POWER([.C722]-6.75;2)" office:value-type="float" office:value="0.0251523930246845" calcext:value-type="float">
            <text:p>0.025152393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364223" calcext:value-type="float">
            <text:p>6.364223</text:p>
          </table:table-cell>
          <table:table-cell office:value-type="float" office:value="6.5918159309" calcext:value-type="float">
            <text:p>6.5918159309</text:p>
          </table:table-cell>
          <table:table-cell table:formula="of:=POWER([.C723]-6.75;2)" office:value-type="float" office:value="0.0250221997170335" calcext:value-type="float">
            <text:p>0.0250221997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368039" calcext:value-type="float">
            <text:p>6.368039</text:p>
          </table:table-cell>
          <table:table-cell office:value-type="float" office:value="6.5922296943" calcext:value-type="float">
            <text:p>6.5922296943</text:p>
          </table:table-cell>
          <table:table-cell table:formula="of:=POWER([.C724]-6.75;2)" office:value-type="float" office:value="0.0248914693606714" calcext:value-type="float">
            <text:p>0.0248914694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372701" calcext:value-type="float">
            <text:p>6.372701</text:p>
          </table:table-cell>
          <table:table-cell office:value-type="float" office:value="6.5926446989" calcext:value-type="float">
            <text:p>6.5926446989</text:p>
          </table:table-cell>
          <table:table-cell table:formula="of:=POWER([.C725]-6.75;2)" office:value-type="float" office:value="0.0247606907842716" calcext:value-type="float">
            <text:p>0.0247606908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378181" calcext:value-type="float">
            <text:p>6.378181</text:p>
          </table:table-cell>
          <table:table-cell office:value-type="float" office:value="6.5930594593" calcext:value-type="float">
            <text:p>6.5930594593</text:p>
          </table:table-cell>
          <table:table-cell table:formula="of:=POWER([.C726]-6.75;2)" office:value-type="float" office:value="0.0246303333152083" calcext:value-type="float">
            <text:p>0.0246303333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384446" calcext:value-type="float">
            <text:p>6.384446</text:p>
          </table:table-cell>
          <table:table-cell office:value-type="float" office:value="6.5934725407" calcext:value-type="float">
            <text:p>6.5934725407</text:p>
          </table:table-cell>
          <table:table-cell table:formula="of:=POWER([.C727]-6.75;2)" office:value-type="float" office:value="0.0245008455149133" calcext:value-type="float">
            <text:p>0.0245008455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391459" calcext:value-type="float">
            <text:p>6.391459</text:p>
          </table:table-cell>
          <table:table-cell office:value-type="float" office:value="6.5938825668" calcext:value-type="float">
            <text:p>6.5938825668</text:p>
          </table:table-cell>
          <table:table-cell table:formula="of:=POWER([.C728]-6.75;2)" office:value-type="float" office:value="0.0243726529489566" calcext:value-type="float">
            <text:p>0.0243726529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399179" calcext:value-type="float">
            <text:p>6.399179</text:p>
          </table:table-cell>
          <table:table-cell office:value-type="float" office:value="6.5942882258" calcext:value-type="float">
            <text:p>6.5942882258</text:p>
          </table:table-cell>
          <table:table-cell table:formula="of:=POWER([.C729]-6.75;2)" office:value-type="float" office:value="0.0242461566245119" calcext:value-type="float">
            <text:p>0.0242461566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407564" calcext:value-type="float">
            <text:p>6.407564</text:p>
          </table:table-cell>
          <table:table-cell office:value-type="float" office:value="6.594688278" calcext:value-type="float">
            <text:p>6.594688278</text:p>
          </table:table-cell>
          <table:table-cell table:formula="of:=POWER([.C730]-6.75;2)" office:value-type="float" office:value="0.0241217309906054" calcext:value-type="float">
            <text:p>0.024121731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416567" calcext:value-type="float">
            <text:p>6.416567</text:p>
          </table:table-cell>
          <table:table-cell office:value-type="float" office:value="6.5950815515" calcext:value-type="float">
            <text:p>6.5950815515</text:p>
          </table:table-cell>
          <table:table-cell table:formula="of:=POWER([.C731]-6.75;2)" office:value-type="float" office:value="0.0239997256856472" calcext:value-type="float">
            <text:p>0.0239997257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426141" calcext:value-type="float">
            <text:p>6.426141</text:p>
          </table:table-cell>
          <table:table-cell office:value-type="float" office:value="6.5954669539" calcext:value-type="float">
            <text:p>6.5954669539</text:p>
          </table:table-cell>
          <table:table-cell table:formula="of:=POWER([.C732]-6.75;2)" office:value-type="float" office:value="0.0238804623369447" calcext:value-type="float">
            <text:p>0.0238804623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436235" calcext:value-type="float">
            <text:p>6.436235</text:p>
          </table:table-cell>
          <table:table-cell office:value-type="float" office:value="6.5958434685" calcext:value-type="float">
            <text:p>6.5958434685</text:p>
          </table:table-cell>
          <table:table-cell table:formula="of:=POWER([.C733]-6.75;2)" office:value-type="float" office:value="0.0237642362041105" calcext:value-type="float">
            <text:p>0.0237642362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446799" calcext:value-type="float">
            <text:p>6.446799</text:p>
          </table:table-cell>
          <table:table-cell office:value-type="float" office:value="6.5962101628" calcext:value-type="float">
            <text:p>6.5962101628</text:p>
          </table:table-cell>
          <table:table-cell table:formula="of:=POWER([.C734]-6.75;2)" office:value-type="float" office:value="0.0236513140260024" calcext:value-type="float">
            <text:p>0.023651314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45778" calcext:value-type="float">
            <text:p>6.45778</text:p>
          </table:table-cell>
          <table:table-cell office:value-type="float" office:value="6.5965661813" calcext:value-type="float">
            <text:p>6.5965661813</text:p>
          </table:table-cell>
          <table:table-cell table:formula="of:=POWER([.C735]-6.75;2)" office:value-type="float" office:value="0.0235419367208645" calcext:value-type="float">
            <text:p>0.0235419367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469125" calcext:value-type="float">
            <text:p>6.469125</text:p>
          </table:table-cell>
          <table:table-cell office:value-type="float" office:value="6.5969107542" calcext:value-type="float">
            <text:p>6.5969107542</text:p>
          </table:table-cell>
          <table:table-cell table:formula="of:=POWER([.C736]-6.75;2)" office:value-type="float" office:value="0.0234363171796129" calcext:value-type="float">
            <text:p>0.0234363172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48078" calcext:value-type="float">
            <text:p>6.48078</text:p>
          </table:table-cell>
          <table:table-cell office:value-type="float" office:value="6.5972431951" calcext:value-type="float">
            <text:p>6.5972431951</text:p>
          </table:table-cell>
          <table:table-cell table:formula="of:=POWER([.C737]-6.75;2)" office:value-type="float" office:value="0.0233346414432567" calcext:value-type="float">
            <text:p>0.0233346414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49269" calcext:value-type="float">
            <text:p>6.49269</text:p>
          </table:table-cell>
          <table:table-cell office:value-type="float" office:value="6.5975629002" calcext:value-type="float">
            <text:p>6.5975629002</text:p>
          </table:table-cell>
          <table:table-cell table:formula="of:=POWER([.C738]-6.75;2)" office:value-type="float" office:value="0.0232370693954352" calcext:value-type="float">
            <text:p>0.0232370694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504801" calcext:value-type="float">
            <text:p>6.504801</text:p>
          </table:table-cell>
          <table:table-cell office:value-type="float" office:value="6.5978693518" calcext:value-type="float">
            <text:p>6.5978693518</text:p>
          </table:table-cell>
          <table:table-cell table:formula="of:=POWER([.C739]-6.75;2)" office:value-type="float" office:value="0.0231437341217522" calcext:value-type="float">
            <text:p>0.0231437341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517055" calcext:value-type="float">
            <text:p>6.517055</text:p>
          </table:table-cell>
          <table:table-cell office:value-type="float" office:value="6.5981621167" calcext:value-type="float">
            <text:p>6.5981621167</text:p>
          </table:table-cell>
          <table:table-cell table:formula="of:=POWER([.C740]-6.75;2)" office:value-type="float" office:value="0.0230547428050244" calcext:value-type="float">
            <text:p>0.0230547428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529397" calcext:value-type="float">
            <text:p>6.529397</text:p>
          </table:table-cell>
          <table:table-cell office:value-type="float" office:value="6.598440851" calcext:value-type="float">
            <text:p>6.598440851</text:p>
          </table:table-cell>
          <table:table-cell table:formula="of:=POWER([.C741]-6.75;2)" office:value-type="float" office:value="0.0229701756456041" calcext:value-type="float">
            <text:p>0.0229701756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541769" calcext:value-type="float">
            <text:p>6.541769</text:p>
          </table:table-cell>
          <table:table-cell office:value-type="float" office:value="6.5987052934" calcext:value-type="float">
            <text:p>6.5987052934</text:p>
          </table:table-cell>
          <table:table-cell table:formula="of:=POWER([.C742]-6.75;2)" office:value-type="float" office:value="0.02289008824518" calcext:value-type="float">
            <text:p>0.0228900882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554111" calcext:value-type="float">
            <text:p>6.554111</text:p>
          </table:table-cell>
          <table:table-cell office:value-type="float" office:value="6.598955275" calcext:value-type="float">
            <text:p>6.598955275</text:p>
          </table:table-cell>
          <table:table-cell table:formula="of:=POWER([.C743]-6.75;2)" office:value-type="float" office:value="0.0228145089503257" calcext:value-type="float">
            <text:p>0.022814509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566364" calcext:value-type="float">
            <text:p>6.566364</text:p>
          </table:table-cell>
          <table:table-cell office:value-type="float" office:value="6.5991907174" calcext:value-type="float">
            <text:p>6.5991907174</text:p>
          </table:table-cell>
          <table:table-cell table:formula="of:=POWER([.C744]-6.75;2)" office:value-type="float" office:value="0.0227434397183267" calcext:value-type="float">
            <text:p>0.0227434397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578466" calcext:value-type="float">
            <text:p>6.578466</text:p>
          </table:table-cell>
          <table:table-cell office:value-type="float" office:value="6.5994116329" calcext:value-type="float">
            <text:p>6.5994116329</text:p>
          </table:table-cell>
          <table:table-cell table:formula="of:=POWER([.C745]-6.75;2)" office:value-type="float" office:value="0.0226768563058444" calcext:value-type="float">
            <text:p>0.0226768563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590354" calcext:value-type="float">
            <text:p>6.590354</text:p>
          </table:table-cell>
          <table:table-cell office:value-type="float" office:value="6.5996181321" calcext:value-type="float">
            <text:p>6.5996181321</text:p>
          </table:table-cell>
          <table:table-cell table:formula="of:=POWER([.C746]-6.75;2)" office:value-type="float" office:value="0.0226147061930931" calcext:value-type="float">
            <text:p>0.0226147062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601962" calcext:value-type="float">
            <text:p>6.601962</text:p>
          </table:table-cell>
          <table:table-cell office:value-type="float" office:value="6.5998104209" calcext:value-type="float">
            <text:p>6.5998104209</text:p>
          </table:table-cell>
          <table:table-cell table:formula="of:=POWER([.C747]-6.75;2)" office:value-type="float" office:value="0.0225569096702352" calcext:value-type="float">
            <text:p>0.0225569097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613221" calcext:value-type="float">
            <text:p>6.613221</text:p>
          </table:table-cell>
          <table:table-cell office:value-type="float" office:value="6.599988808" calcext:value-type="float">
            <text:p>6.599988808</text:p>
          </table:table-cell>
          <table:table-cell table:formula="of:=POWER([.C748]-6.75;2)" office:value-type="float" office:value="0.0225033577252609" calcext:value-type="float">
            <text:p>0.0225033577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624062" calcext:value-type="float">
            <text:p>6.624062</text:p>
          </table:table-cell>
          <table:table-cell office:value-type="float" office:value="6.6001537127" calcext:value-type="float">
            <text:p>6.6001537127</text:p>
          </table:table-cell>
          <table:table-cell table:formula="of:=POWER([.C749]-6.75;2)" office:value-type="float" office:value="0.0224539098175941" calcext:value-type="float">
            <text:p>0.0224539098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634409" calcext:value-type="float">
            <text:p>6.634409</text:p>
          </table:table-cell>
          <table:table-cell office:value-type="float" office:value="6.600305659" calcext:value-type="float">
            <text:p>6.600305659</text:p>
          </table:table-cell>
          <table:table-cell table:formula="of:=POWER([.C750]-6.75;2)" office:value-type="float" office:value="0.0224083957274243" calcext:value-type="float">
            <text:p>0.0224083957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644188" calcext:value-type="float">
            <text:p>6.644188</text:p>
          </table:table-cell>
          <table:table-cell office:value-type="float" office:value="6.6004452903" calcext:value-type="float">
            <text:p>6.6004452903</text:p>
          </table:table-cell>
          <table:table-cell table:formula="of:=POWER([.C751]-6.75;2)" office:value-type="float" office:value="0.0223666111934514" calcext:value-type="float">
            <text:p>0.0223666112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653316" calcext:value-type="float">
            <text:p>6.653316</text:p>
          </table:table-cell>
          <table:table-cell office:value-type="float" office:value="6.6005733687" calcext:value-type="float">
            <text:p>6.6005733687</text:p>
          </table:table-cell>
          <table:table-cell table:formula="of:=POWER([.C752]-6.75;2)" office:value-type="float" office:value="0.0223283181416661" calcext:value-type="float">
            <text:p>0.0223283181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661709" calcext:value-type="float">
            <text:p>6.661709</text:p>
          </table:table-cell>
          <table:table-cell office:value-type="float" office:value="6.6006907849" calcext:value-type="float">
            <text:p>6.6006907849</text:p>
          </table:table-cell>
          <table:table-cell table:formula="of:=POWER([.C753]-6.75;2)" office:value-type="float" office:value="0.022293241713778" calcext:value-type="float">
            <text:p>0.0222932417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66928" calcext:value-type="float">
            <text:p>6.66928</text:p>
          </table:table-cell>
          <table:table-cell office:value-type="float" office:value="6.6007985637" calcext:value-type="float">
            <text:p>6.6007985637</text:p>
          </table:table-cell>
          <table:table-cell table:formula="of:=POWER([.C754]-6.75;2)" office:value-type="float" office:value="0.022261068593983" calcext:value-type="float">
            <text:p>0.0222610686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675934" calcext:value-type="float">
            <text:p>6.675934</text:p>
          </table:table-cell>
          <table:table-cell office:value-type="float" office:value="6.6008978679" calcext:value-type="float">
            <text:p>6.6008978679</text:p>
          </table:table-cell>
          <table:table-cell table:formula="of:=POWER([.C755]-6.75;2)" office:value-type="float" office:value="0.022231445796766" calcext:value-type="float">
            <text:p>0.0222314458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681576" calcext:value-type="float">
            <text:p>6.681576</text:p>
          </table:table-cell>
          <table:table-cell office:value-type="float" office:value="6.6009900092" calcext:value-type="float">
            <text:p>6.6009900092</text:p>
          </table:table-cell>
          <table:table-cell table:formula="of:=POWER([.C756]-6.75;2)" office:value-type="float" office:value="0.022203977358216" calcext:value-type="float">
            <text:p>0.0222039774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686102" calcext:value-type="float">
            <text:p>6.686102</text:p>
          </table:table-cell>
          <table:table-cell office:value-type="float" office:value="6.6010764516" calcext:value-type="float">
            <text:p>6.6010764516</text:p>
          </table:table-cell>
          <table:table-cell table:formula="of:=POWER([.C757]-6.75;2)" office:value-type="float" office:value="0.0221782232680471" calcext:value-type="float">
            <text:p>0.0221782233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689405" calcext:value-type="float">
            <text:p>6.689405</text:p>
          </table:table-cell>
          <table:table-cell office:value-type="float" office:value="6.6011588218" calcext:value-type="float">
            <text:p>6.6011588218</text:p>
          </table:table-cell>
          <table:table-cell table:formula="of:=POWER([.C758]-6.75;2)" office:value-type="float" office:value="0.022153696327964" calcext:value-type="float">
            <text:p>0.0221536963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69137" calcext:value-type="float">
            <text:p>6.69137</text:p>
          </table:table-cell>
          <table:table-cell office:value-type="float" office:value="6.6012389155" calcext:value-type="float">
            <text:p>6.6012389155</text:p>
          </table:table-cell>
          <table:table-cell table:formula="of:=POWER([.C759]-6.75;2)" office:value-type="float" office:value="0.0221298602616162" calcext:value-type="float">
            <text:p>0.0221298603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691877" calcext:value-type="float">
            <text:p>6.691877</text:p>
          </table:table-cell>
          <table:table-cell office:value-type="float" office:value="6.6013187143" calcext:value-type="float">
            <text:p>6.6013187143</text:p>
          </table:table-cell>
          <table:table-cell table:formula="of:=POWER([.C760]-6.75;2)" office:value-type="float" office:value="0.0221061247174051" calcext:value-type="float">
            <text:p>0.0221061247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690798" calcext:value-type="float">
            <text:p>6.690798</text:p>
          </table:table-cell>
          <table:table-cell office:value-type="float" office:value="6.6014003856" calcext:value-type="float">
            <text:p>6.6014003856</text:p>
          </table:table-cell>
          <table:table-cell table:formula="of:=POWER([.C761]-6.75;2)" office:value-type="float" office:value="0.0220818453998287" calcext:value-type="float">
            <text:p>0.0220818454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687998" calcext:value-type="float">
            <text:p>6.687998</text:p>
          </table:table-cell>
          <table:table-cell office:value-type="float" office:value="6.6014863026" calcext:value-type="float">
            <text:p>6.6014863026</text:p>
          </table:table-cell>
          <table:table-cell table:formula="of:=POWER([.C762]-6.75;2)" office:value-type="float" office:value="0.0220563183154189" calcext:value-type="float">
            <text:p>0.0220563183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68333" calcext:value-type="float">
            <text:p>6.68333</text:p>
          </table:table-cell>
          <table:table-cell office:value-type="float" office:value="6.6015790492" calcext:value-type="float">
            <text:p>6.6015790492</text:p>
          </table:table-cell>
          <table:table-cell table:formula="of:=POWER([.C763]-6.75;2)" office:value-type="float" office:value="0.0220287786363761" calcext:value-type="float">
            <text:p>0.0220287786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676637" calcext:value-type="float">
            <text:p>6.676637</text:p>
          </table:table-cell>
          <table:table-cell office:value-type="float" office:value="6.6016814424" calcext:value-type="float">
            <text:p>6.6016814424</text:p>
          </table:table-cell>
          <table:table-cell table:formula="of:=POWER([.C764]-6.75;2)" office:value-type="float" office:value="0.0219983945285444" calcext:value-type="float">
            <text:p>0.0219983945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667749" calcext:value-type="float">
            <text:p>6.667749</text:p>
          </table:table-cell>
          <table:table-cell office:value-type="float" office:value="6.6017965453" calcext:value-type="float">
            <text:p>6.6017965453</text:p>
          </table:table-cell>
          <table:table-cell table:formula="of:=POWER([.C765]-6.75;2)" office:value-type="float" office:value="0.0219642639850149" calcext:value-type="float">
            <text:p>0.021964264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65648" calcext:value-type="float">
            <text:p>6.65648</text:p>
          </table:table-cell>
          <table:table-cell office:value-type="float" office:value="6.6019276897" calcext:value-type="float">
            <text:p>6.6019276897</text:p>
          </table:table-cell>
          <table:table-cell table:formula="of:=POWER([.C766]-6.75;2)" office:value-type="float" office:value="0.0219254090775795" calcext:value-type="float">
            <text:p>0.0219254091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642622" calcext:value-type="float">
            <text:p>6.642622</text:p>
          </table:table-cell>
          <table:table-cell office:value-type="float" office:value="6.6020784977" calcext:value-type="float">
            <text:p>6.6020784977</text:p>
          </table:table-cell>
          <table:table-cell table:formula="of:=POWER([.C767]-6.75;2)" office:value-type="float" office:value="0.0218807708426889" calcext:value-type="float">
            <text:p>0.0218807708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625944" calcext:value-type="float">
            <text:p>6.625944</text:p>
          </table:table-cell>
          <table:table-cell office:value-type="float" office:value="6.6022529186" calcext:value-type="float">
            <text:p>6.6022529186</text:p>
          </table:table-cell>
          <table:table-cell table:formula="of:=POWER([.C768]-6.75;2)" office:value-type="float" office:value="0.0218292000622183" calcext:value-type="float">
            <text:p>0.0218292001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606184" calcext:value-type="float">
            <text:p>6.606184</text:p>
          </table:table-cell>
          <table:table-cell office:value-type="float" office:value="6.6024552627" calcext:value-type="float">
            <text:p>6.6024552627</text:p>
          </table:table-cell>
          <table:table-cell table:formula="of:=POWER([.C769]-6.75;2)" office:value-type="float" office:value="0.0217694495049259" calcext:value-type="float">
            <text:p>0.0217694495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583041" calcext:value-type="float">
            <text:p>6.583041</text:p>
          </table:table-cell>
          <table:table-cell office:value-type="float" office:value="6.6026902488" calcext:value-type="float">
            <text:p>6.6026902488</text:p>
          </table:table-cell>
          <table:table-cell table:formula="of:=POWER([.C770]-6.75;2)" office:value-type="float" office:value="0.0217001627986059" calcext:value-type="float">
            <text:p>0.0217001628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556165" calcext:value-type="float">
            <text:p>6.556165</text:p>
          </table:table-cell>
          <table:table-cell office:value-type="float" office:value="6.6029630645" calcext:value-type="float">
            <text:p>6.6029630645</text:p>
          </table:table-cell>
          <table:table-cell table:formula="of:=POWER([.C771]-6.75;2)" office:value-type="float" office:value="0.0216198604012312" calcext:value-type="float">
            <text:p>0.0216198604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525139" calcext:value-type="float">
            <text:p>6.525139</text:p>
          </table:table-cell>
          <table:table-cell office:value-type="float" office:value="6.6032794409" calcext:value-type="float">
            <text:p>6.6032794409</text:p>
          </table:table-cell>
          <table:table-cell table:formula="of:=POWER([.C772]-6.75;2)" office:value-type="float" office:value="0.0215269224626167" calcext:value-type="float">
            <text:p>0.0215269225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489466" calcext:value-type="float">
            <text:p>6.489466</text:p>
          </table:table-cell>
          <table:table-cell office:value-type="float" office:value="6.6036457558" calcext:value-type="float">
            <text:p>6.6036457558</text:p>
          </table:table-cell>
          <table:table-cell table:formula="of:=POWER([.C773]-6.75;2)" office:value-type="float" office:value="0.0214195647953533" calcext:value-type="float">
            <text:p>0.0214195648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448535" calcext:value-type="float">
            <text:p>6.448535</text:p>
          </table:table-cell>
          <table:table-cell office:value-type="float" office:value="6.6040691582" calcext:value-type="float">
            <text:p>6.6040691582</text:p>
          </table:table-cell>
          <table:table-cell table:formula="of:=POWER([.C774]-6.75;2)" office:value-type="float" office:value="0.0212958105884567" calcext:value-type="float">
            <text:p>0.0212958106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401586" calcext:value-type="float">
            <text:p>6.401586</text:p>
          </table:table-cell>
          <table:table-cell office:value-type="float" office:value="6.6045577404" calcext:value-type="float">
            <text:p>6.6045577404</text:p>
          </table:table-cell>
          <table:table-cell table:formula="of:=POWER([.C775]-6.75;2)" office:value-type="float" office:value="0.0211534508775539" calcext:value-type="float">
            <text:p>0.0211534509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347658" calcext:value-type="float">
            <text:p>6.347658</text:p>
          </table:table-cell>
          <table:table-cell office:value-type="float" office:value="6.6051207696" calcext:value-type="float">
            <text:p>6.6051207696</text:p>
          </table:table-cell>
          <table:table-cell table:formula="of:=POWER([.C776]-6.75;2)" office:value-type="float" office:value="0.0209899914012963" calcext:value-type="float">
            <text:p>0.0209899914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285506" calcext:value-type="float">
            <text:p>6.285506</text:p>
          </table:table-cell>
          <table:table-cell office:value-type="float" office:value="6.6057689923" calcext:value-type="float">
            <text:p>6.6057689923</text:p>
          </table:table-cell>
          <table:table-cell table:formula="of:=POWER([.C777]-6.75;2)" office:value-type="float" office:value="0.0208025835821575" calcext:value-type="float">
            <text:p>0.0208025836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213488" calcext:value-type="float">
            <text:p>6.213488</text:p>
          </table:table-cell>
          <table:table-cell office:value-type="float" office:value="6.6065150768" calcext:value-type="float">
            <text:p>6.6065150768</text:p>
          </table:table-cell>
          <table:table-cell table:formula="of:=POWER([.C778]-6.75;2)" office:value-type="float" office:value="0.0205879231857099" calcext:value-type="float">
            <text:p>0.0205879232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129383" calcext:value-type="float">
            <text:p>6.129383</text:p>
          </table:table-cell>
          <table:table-cell office:value-type="float" office:value="6.6073742181" calcext:value-type="float">
            <text:p>6.6073742181</text:p>
          </table:table-cell>
          <table:table-cell table:formula="of:=POWER([.C779]-6.75;2)" office:value-type="float" office:value="0.0203421136625863" calcext:value-type="float">
            <text:p>0.0203421137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030101" calcext:value-type="float">
            <text:p>6.030101</text:p>
          </table:table-cell>
          <table:table-cell office:value-type="float" office:value="6.6083650276" calcext:value-type="float">
            <text:p>6.6083650276</text:p>
          </table:table-cell>
          <table:table-cell table:formula="of:=POWER([.C780]-6.75;2)" office:value-type="float" office:value="0.0200604654067489" calcext:value-type="float">
            <text:p>0.0200604654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5.911212" calcext:value-type="float">
            <text:p>5.911212</text:p>
          </table:table-cell>
          <table:table-cell office:value-type="float" office:value="6.6095108664" calcext:value-type="float">
            <text:p>6.6095108664</text:p>
          </table:table-cell>
          <table:table-cell table:formula="of:=POWER([.C781]-6.75;2)" office:value-type="float" office:value="0.0197371966596787" calcext:value-type="float">
            <text:p>0.0197371967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5.76611" calcext:value-type="float">
            <text:p>5.76611</text:p>
          </table:table-cell>
          <table:table-cell office:value-type="float" office:value="6.6108419078" calcext:value-type="float">
            <text:p>6.6108419078</text:p>
          </table:table-cell>
          <table:table-cell table:formula="of:=POWER([.C782]-6.75;2)" office:value-type="float" office:value="0.0193649746247436" calcext:value-type="float">
            <text:p>0.0193649746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5.584472" calcext:value-type="float">
            <text:p>5.584472</text:p>
          </table:table-cell>
          <table:table-cell office:value-type="float" office:value="6.6123984762" calcext:value-type="float">
            <text:p>6.6123984762</text:p>
          </table:table-cell>
          <table:table-cell table:formula="of:=POWER([.C783]-6.75;2)" office:value-type="float" office:value="0.0189341793520819" calcext:value-type="float">
            <text:p>0.0189341794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5.349147" calcext:value-type="float">
            <text:p>5.349147</text:p>
          </table:table-cell>
          <table:table-cell office:value-type="float" office:value="6.6142367558" calcext:value-type="float">
            <text:p>6.6142367558</text:p>
          </table:table-cell>
          <table:table-cell table:formula="of:=POWER([.C784]-6.75;2)" office:value-type="float" office:value="0.0184316584757087" calcext:value-type="float">
            <text:p>0.0184316585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5.029183" calcext:value-type="float">
            <text:p>5.029183</text:p>
          </table:table-cell>
          <table:table-cell office:value-type="float" office:value="6.616439278" calcext:value-type="float">
            <text:p>6.616439278</text:p>
          </table:table-cell>
          <table:table-cell table:formula="of:=POWER([.C785]-6.75;2)" office:value-type="float" office:value="0.0178384664611614" calcext:value-type="float">
            <text:p>0.0178384665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.561478" calcext:value-type="float">
            <text:p>4.561478</text:p>
          </table:table-cell>
          <table:table-cell office:value-type="float" office:value="6.6191361229" calcext:value-type="float">
            <text:p>6.6191361229</text:p>
          </table:table-cell>
          <table:table-cell table:formula="of:=POWER([.C786]-6.75;2)" office:value-type="float" office:value="0.017125354329644" calcext:value-type="float">
            <text:p>0.0171253543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3.787602" calcext:value-type="float">
            <text:p>3.787602</text:p>
          </table:table-cell>
          <table:table-cell office:value-type="float" office:value="6.6225543011" calcext:value-type="float">
            <text:p>6.6225543011</text:p>
          </table:table-cell>
          <table:table-cell table:formula="of:=POWER([.C787]-6.75;2)" office:value-type="float" office:value="0.0162424061681094" calcext:value-type="float">
            <text:p>0.0162424062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.024793" calcext:value-type="float">
            <text:p>2.024793</text:p>
          </table:table-cell>
          <table:table-cell office:value-type="float" office:value="6.6271641889" calcext:value-type="float">
            <text:p>6.6271641889</text:p>
          </table:table-cell>
          <table:table-cell table:formula="of:=POWER([.C788]-6.75;2)" office:value-type="float" office:value="0.0150886364885948" calcext:value-type="float">
            <text:p>0.0150886365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.024793" calcext:value-type="float">
            <text:p>2.024793</text:p>
          </table:table-cell>
          <table:table-cell office:value-type="float" office:value="6.6344849493" calcext:value-type="float">
            <text:p>6.6344849493</text:p>
          </table:table-cell>
          <table:table-cell table:formula="of:=POWER([.C789]-6.75;2)" office:value-type="float" office:value="0.0133437269382236" calcext:value-type="float">
            <text:p>0.0133437269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.024793" calcext:value-type="float">
            <text:p>2.024793</text:p>
          </table:table-cell>
          <table:table-cell office:value-type="float" office:value="6.6418087988" calcext:value-type="float">
            <text:p>6.6418087988</text:p>
          </table:table-cell>
          <table:table-cell table:formula="of:=POWER([.C790]-6.75;2)" office:value-type="float" office:value="0.011705336017099" calcext:value-type="float">
            <text:p>0.011705336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.024793" calcext:value-type="float">
            <text:p>2.024793</text:p>
          </table:table-cell>
          <table:table-cell office:value-type="float" office:value="6.6491357988" calcext:value-type="float">
            <text:p>6.6491357988</text:p>
          </table:table-cell>
          <table:table-cell table:formula="of:=POWER([.C791]-6.75;2)" office:value-type="float" office:value="0.0101735870837141" calcext:value-type="float">
            <text:p>0.0101735871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5.06751" calcext:value-type="float">
            <text:p>15.06751</text:p>
          </table:table-cell>
          <table:table-cell office:value-type="float" office:value="6.6564660046" calcext:value-type="float">
            <text:p>6.6564660046</text:p>
          </table:table-cell>
          <table:table-cell table:formula="of:=POWER([.C792]-6.75;2)" office:value-type="float" office:value="0.00874860829548715" calcext:value-type="float">
            <text:p>0.0087486083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1.065416" calcext:value-type="float">
            <text:p>11.065416</text:p>
          </table:table-cell>
          <table:table-cell office:value-type="float" office:value="6.6437645714" calcext:value-type="float">
            <text:p>6.6437645714</text:p>
          </table:table-cell>
          <table:table-cell table:formula="of:=POWER([.C793]-6.75;2)" office:value-type="float" office:value="0.0112859662898257" calcext:value-type="float">
            <text:p>0.0112859663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9.676144" calcext:value-type="float">
            <text:p>9.676144</text:p>
          </table:table-cell>
          <table:table-cell office:value-type="float" office:value="6.6372140492" calcext:value-type="float">
            <text:p>6.6372140492</text:p>
          </table:table-cell>
          <table:table-cell table:formula="of:=POWER([.C794]-6.75;2)" office:value-type="float" office:value="0.0127206706978601" calcext:value-type="float">
            <text:p>0.0127206707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8.942216" calcext:value-type="float">
            <text:p>8.942216</text:p>
          </table:table-cell>
          <table:table-cell office:value-type="float" office:value="6.6328009217" calcext:value-type="float">
            <text:p>6.6328009217</text:p>
          </table:table-cell>
          <table:table-cell table:formula="of:=POWER([.C795]-6.75;2)" office:value-type="float" office:value="0.0137356239543695" calcext:value-type="float">
            <text:p>0.013735624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8.478168" calcext:value-type="float">
            <text:p>8.478168</text:p>
          </table:table-cell>
          <table:table-cell office:value-type="float" office:value="6.6295185438" calcext:value-type="float">
            <text:p>6.6295185438</text:p>
          </table:table-cell>
          <table:table-cell table:formula="of:=POWER([.C796]-6.75;2)" office:value-type="float" office:value="0.0145157812880726" calcext:value-type="float">
            <text:p>0.0145157813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8.152564" calcext:value-type="float">
            <text:p>8.152564</text:p>
          </table:table-cell>
          <table:table-cell office:value-type="float" office:value="6.6269523687" calcext:value-type="float">
            <text:p>6.6269523687</text:p>
          </table:table-cell>
          <table:table-cell table:formula="of:=POWER([.C797]-6.75;2)" office:value-type="float" office:value="0.0151407195685408" calcext:value-type="float">
            <text:p>0.0151407196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7.90776" calcext:value-type="float">
            <text:p>7.90776</text:p>
          </table:table-cell>
          <table:table-cell office:value-type="float" office:value="6.6248897373" calcext:value-type="float">
            <text:p>6.6248897373</text:p>
          </table:table-cell>
          <table:table-cell table:formula="of:=POWER([.C798]-6.75;2)" office:value-type="float" office:value="0.015652577832863" calcext:value-type="float">
            <text:p>0.0156525778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7.714374" calcext:value-type="float">
            <text:p>7.714374</text:p>
          </table:table-cell>
          <table:table-cell office:value-type="float" office:value="6.6232065238" calcext:value-type="float">
            <text:p>6.6232065238</text:p>
          </table:table-cell>
          <table:table-cell table:formula="of:=POWER([.C799]-6.75;2)" office:value-type="float" office:value="0.0160765856068799" calcext:value-type="float">
            <text:p>0.0160765856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7.555836" calcext:value-type="float">
            <text:p>7.555836</text:p>
          </table:table-cell>
          <table:table-cell office:value-type="float" office:value="6.6218237235" calcext:value-type="float">
            <text:p>6.6218237235</text:p>
          </table:table-cell>
          <table:table-cell table:formula="of:=POWER([.C800]-6.75;2)" office:value-type="float" office:value="0.0164291578574044" calcext:value-type="float">
            <text:p>0.0164291579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.422095" calcext:value-type="float">
            <text:p>7.422095</text:p>
          </table:table-cell>
          <table:table-cell office:value-type="float" office:value="6.6206877711" calcext:value-type="float">
            <text:p>6.6206877711</text:p>
          </table:table-cell>
          <table:table-cell table:formula="of:=POWER([.C801]-6.75;2)" office:value-type="float" office:value="0.016721652543086" calcext:value-type="float">
            <text:p>0.0167216525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7.306711" calcext:value-type="float">
            <text:p>7.306711</text:p>
          </table:table-cell>
          <table:table-cell office:value-type="float" office:value="6.6197605238" calcext:value-type="float">
            <text:p>6.6197605238</text:p>
          </table:table-cell>
          <table:table-cell table:formula="of:=POWER([.C802]-6.75;2)" office:value-type="float" office:value="0.0169623211608503" calcext:value-type="float">
            <text:p>0.0169623212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7.20538" calcext:value-type="float">
            <text:p>7.20538</text:p>
          </table:table-cell>
          <table:table-cell office:value-type="float" office:value="6.6190137158" calcext:value-type="float">
            <text:p>6.6190137158</text:p>
          </table:table-cell>
          <table:table-cell table:formula="of:=POWER([.C803]-6.75;2)" office:value-type="float" office:value="0.0171574066485233" calcext:value-type="float">
            <text:p>0.0171574066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7.115124" calcext:value-type="float">
            <text:p>7.115124</text:p>
          </table:table-cell>
          <table:table-cell office:value-type="float" office:value="6.6184256759" calcext:value-type="float">
            <text:p>6.6184256759</text:p>
          </table:table-cell>
          <table:table-cell table:formula="of:=POWER([.C804]-6.75;2)" office:value-type="float" office:value="0.0173118027623718" calcext:value-type="float">
            <text:p>0.0173118028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7.033829" calcext:value-type="float">
            <text:p>7.033829</text:p>
          </table:table-cell>
          <table:table-cell office:value-type="float" office:value="6.6179792919" calcext:value-type="float">
            <text:p>6.6179792919</text:p>
          </table:table-cell>
          <table:table-cell table:formula="of:=POWER([.C805]-6.75;2)" office:value-type="float" office:value="0.0174294673672253" calcext:value-type="float">
            <text:p>0.0174294674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959962" calcext:value-type="float">
            <text:p>6.959962</text:p>
          </table:table-cell>
          <table:table-cell office:value-type="float" office:value="6.617660682" calcext:value-type="float">
            <text:p>6.617660682</text:p>
          </table:table-cell>
          <table:table-cell table:formula="of:=POWER([.C806]-6.75;2)" office:value-type="float" office:value="0.017513695088705" calcext:value-type="float">
            <text:p>0.0175136951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892388" calcext:value-type="float">
            <text:p>6.892388</text:p>
          </table:table-cell>
          <table:table-cell office:value-type="float" office:value="6.6174583041" calcext:value-type="float">
            <text:p>6.6174583041</text:p>
          </table:table-cell>
          <table:table-cell table:formula="of:=POWER([.C807]-6.75;2)" office:value-type="float" office:value="0.017567301152048" calcext:value-type="float">
            <text:p>0.0175673012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830259" calcext:value-type="float">
            <text:p>6.830259</text:p>
          </table:table-cell>
          <table:table-cell office:value-type="float" office:value="6.6173623425" calcext:value-type="float">
            <text:p>6.6173623425</text:p>
          </table:table-cell>
          <table:table-cell table:formula="of:=POWER([.C808]-6.75;2)" office:value-type="float" office:value="0.0175927481870873" calcext:value-type="float">
            <text:p>0.0175927482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772929" calcext:value-type="float">
            <text:p>6.772929</text:p>
          </table:table-cell>
          <table:table-cell office:value-type="float" office:value="6.6173642688" calcext:value-type="float">
            <text:p>6.6173642688</text:p>
          </table:table-cell>
          <table:table-cell table:formula="of:=POWER([.C809]-6.75;2)" office:value-type="float" office:value="0.0175922371909586" calcext:value-type="float">
            <text:p>0.0175922372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719905" calcext:value-type="float">
            <text:p>6.719905</text:p>
          </table:table-cell>
          <table:table-cell office:value-type="float" office:value="6.617456533" calcext:value-type="float">
            <text:p>6.617456533</text:p>
          </table:table-cell>
          <table:table-cell table:formula="of:=POWER([.C810]-6.75;2)" office:value-type="float" office:value="0.01756777064438" calcext:value-type="float">
            <text:p>0.0175677706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670806" calcext:value-type="float">
            <text:p>6.670806</text:p>
          </table:table-cell>
          <table:table-cell office:value-type="float" office:value="6.6176323287" calcext:value-type="float">
            <text:p>6.6176323287</text:p>
          </table:table-cell>
          <table:table-cell table:formula="of:=POWER([.C811]-6.75;2)" office:value-type="float" office:value="0.0175212004053848" calcext:value-type="float">
            <text:p>0.0175212004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625333" calcext:value-type="float">
            <text:p>6.625333</text:p>
          </table:table-cell>
          <table:table-cell office:value-type="float" office:value="6.617885424" calcext:value-type="float">
            <text:p>6.617885424</text:p>
          </table:table-cell>
          <table:table-cell table:formula="of:=POWER([.C812]-6.75;2)" office:value-type="float" office:value="0.0174542611916598" calcext:value-type="float">
            <text:p>0.0174542612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583253" calcext:value-type="float">
            <text:p>6.583253</text:p>
          </table:table-cell>
          <table:table-cell office:value-type="float" office:value="6.6182100338" calcext:value-type="float">
            <text:p>6.6182100338</text:p>
          </table:table-cell>
          <table:table-cell table:formula="of:=POWER([.C813]-6.75;2)" office:value-type="float" office:value="0.017368595190997" calcext:value-type="float">
            <text:p>0.0173685952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544378" calcext:value-type="float">
            <text:p>6.544378</text:p>
          </table:table-cell>
          <table:table-cell office:value-type="float" office:value="6.6186007235" calcext:value-type="float">
            <text:p>6.6186007235</text:p>
          </table:table-cell>
          <table:table-cell table:formula="of:=POWER([.C814]-6.75;2)" office:value-type="float" office:value="0.0172657698647234" calcext:value-type="float">
            <text:p>0.0172657699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50856" calcext:value-type="float">
            <text:p>6.50856</text:p>
          </table:table-cell>
          <table:table-cell office:value-type="float" office:value="6.6190523395" calcext:value-type="float">
            <text:p>6.6190523395</text:p>
          </table:table-cell>
          <table:table-cell table:formula="of:=POWER([.C815]-6.75;2)" office:value-type="float" office:value="0.0171472897904234" calcext:value-type="float">
            <text:p>0.0171472898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475674" calcext:value-type="float">
            <text:p>6.475674</text:p>
          </table:table-cell>
          <table:table-cell office:value-type="float" office:value="6.6195599524" calcext:value-type="float">
            <text:p>6.6195599524</text:p>
          </table:table-cell>
          <table:table-cell table:formula="of:=POWER([.C816]-6.75;2)" office:value-type="float" office:value="0.0170146060178902" calcext:value-type="float">
            <text:p>0.017014606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445619" calcext:value-type="float">
            <text:p>6.445619</text:p>
          </table:table-cell>
          <table:table-cell office:value-type="float" office:value="6.6201188218" calcext:value-type="float">
            <text:p>6.6201188218</text:p>
          </table:table-cell>
          <table:table-cell table:formula="of:=POWER([.C817]-6.75;2)" office:value-type="float" office:value="0.0168691204506201" calcext:value-type="float">
            <text:p>0.0168691205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418306" calcext:value-type="float">
            <text:p>6.418306</text:p>
          </table:table-cell>
          <table:table-cell office:value-type="float" office:value="6.620724361" calcext:value-type="float">
            <text:p>6.620724361</text:p>
          </table:table-cell>
          <table:table-cell table:formula="of:=POWER([.C818]-6.75;2)" office:value-type="float" office:value="0.0167121908388584" calcext:value-type="float">
            <text:p>0.0167121908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393655" calcext:value-type="float">
            <text:p>6.393655</text:p>
          </table:table-cell>
          <table:table-cell office:value-type="float" office:value="6.6213721214" calcext:value-type="float">
            <text:p>6.6213721214</text:p>
          </table:table-cell>
          <table:table-cell table:formula="of:=POWER([.C819]-6.75;2)" office:value-type="float" office:value="0.0165451311531363" calcext:value-type="float">
            <text:p>0.0165451312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371595" calcext:value-type="float">
            <text:p>6.371595</text:p>
          </table:table-cell>
          <table:table-cell office:value-type="float" office:value="6.6220577849" calcext:value-type="float">
            <text:p>6.6220577849</text:p>
          </table:table-cell>
          <table:table-cell table:formula="of:=POWER([.C820]-6.75;2)" office:value-type="float" office:value="0.0163692104046947" calcext:value-type="float">
            <text:p>0.0163692104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352056" calcext:value-type="float">
            <text:p>6.352056</text:p>
          </table:table-cell>
          <table:table-cell office:value-type="float" office:value="6.6227771475" calcext:value-type="float">
            <text:p>6.6227771475</text:p>
          </table:table-cell>
          <table:table-cell table:formula="of:=POWER([.C821]-6.75;2)" office:value-type="float" office:value="0.0161856541982368" calcext:value-type="float">
            <text:p>0.0161856542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334971" calcext:value-type="float">
            <text:p>6.334971</text:p>
          </table:table-cell>
          <table:table-cell office:value-type="float" office:value="6.6235261229" calcext:value-type="float">
            <text:p>6.6235261229</text:p>
          </table:table-cell>
          <table:table-cell table:formula="of:=POWER([.C822]-6.75;2)" office:value-type="float" office:value="0.015995641588706" calcext:value-type="float">
            <text:p>0.0159956416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32027" calcext:value-type="float">
            <text:p>6.32027</text:p>
          </table:table-cell>
          <table:table-cell office:value-type="float" office:value="6.6243007389" calcext:value-type="float">
            <text:p>6.6243007389</text:p>
          </table:table-cell>
          <table:table-cell table:formula="of:=POWER([.C823]-6.75;2)" office:value-type="float" office:value="0.015800304241086" calcext:value-type="float">
            <text:p>0.0158003042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307883" calcext:value-type="float">
            <text:p>6.307883</text:p>
          </table:table-cell>
          <table:table-cell office:value-type="float" office:value="6.6250971475" calcext:value-type="float">
            <text:p>6.6250971475</text:p>
          </table:table-cell>
          <table:table-cell table:formula="of:=POWER([.C824]-6.75;2)" office:value-type="float" office:value="0.0156007225626368" calcext:value-type="float">
            <text:p>0.0156007226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297736" calcext:value-type="float">
            <text:p>6.297736</text:p>
          </table:table-cell>
          <table:table-cell office:value-type="float" office:value="6.6259116221" calcext:value-type="float">
            <text:p>6.6259116221</text:p>
          </table:table-cell>
          <table:table-cell table:formula="of:=POWER([.C825]-6.75;2)" office:value-type="float" office:value="0.0153979255298531" calcext:value-type="float">
            <text:p>0.0153979255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289751" calcext:value-type="float">
            <text:p>6.289751</text:p>
          </table:table-cell>
          <table:table-cell office:value-type="float" office:value="6.6267405714" calcext:value-type="float">
            <text:p>6.6267405714</text:p>
          </table:table-cell>
          <table:table-cell table:formula="of:=POWER([.C826]-6.75;2)" office:value-type="float" office:value="0.0151928867387985" calcext:value-type="float">
            <text:p>0.0151928867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283846" calcext:value-type="float">
            <text:p>6.283846</text:p>
          </table:table-cell>
          <table:table-cell office:value-type="float" office:value="6.6275805438" calcext:value-type="float">
            <text:p>6.6275805438</text:p>
          </table:table-cell>
          <table:table-cell table:formula="of:=POWER([.C827]-6.75;2)" office:value-type="float" office:value="0.0149865232563038" calcext:value-type="float">
            <text:p>0.0149865233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279934" calcext:value-type="float">
            <text:p>6.279934</text:p>
          </table:table-cell>
          <table:table-cell office:value-type="float" office:value="6.6284282366" calcext:value-type="float">
            <text:p>6.6284282366</text:p>
          </table:table-cell>
          <table:table-cell table:formula="of:=POWER([.C828]-6.75;2)" office:value-type="float" office:value="0.0147796936561857" calcext:value-type="float">
            <text:p>0.0147796937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277923" calcext:value-type="float">
            <text:p>6.277923</text:p>
          </table:table-cell>
          <table:table-cell office:value-type="float" office:value="6.6292805023" calcext:value-type="float">
            <text:p>6.6292805023</text:p>
          </table:table-cell>
          <table:table-cell table:formula="of:=POWER([.C829]-6.75;2)" office:value-type="float" office:value="0.0145731971249402" calcext:value-type="float">
            <text:p>0.0145731971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277717" calcext:value-type="float">
            <text:p>6.277717</text:p>
          </table:table-cell>
          <table:table-cell office:value-type="float" office:value="6.6301343641" calcext:value-type="float">
            <text:p>6.6301343641</text:p>
          </table:table-cell>
          <table:table-cell table:formula="of:=POWER([.C830]-6.75;2)" office:value-type="float" office:value="0.0143677706697114" calcext:value-type="float">
            <text:p>0.0143677707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279215" calcext:value-type="float">
            <text:p>6.279215</text:p>
          </table:table-cell>
          <table:table-cell office:value-type="float" office:value="6.6309870154" calcext:value-type="float">
            <text:p>6.6309870154</text:p>
          </table:table-cell>
          <table:table-cell table:formula="of:=POWER([.C831]-6.75;2)" office:value-type="float" office:value="0.0141640905033999" calcext:value-type="float">
            <text:p>0.0141640905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282313" calcext:value-type="float">
            <text:p>6.282313</text:p>
          </table:table-cell>
          <table:table-cell office:value-type="float" office:value="6.6318358326" calcext:value-type="float">
            <text:p>6.6318358326</text:p>
          </table:table-cell>
          <table:table-cell table:formula="of:=POWER([.C832]-6.75;2)" office:value-type="float" office:value="0.0139627704573352" calcext:value-type="float">
            <text:p>0.0139627705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286901" calcext:value-type="float">
            <text:p>6.286901</text:p>
          </table:table-cell>
          <table:table-cell office:value-type="float" office:value="6.6326783779" calcext:value-type="float">
            <text:p>6.6326783779</text:p>
          </table:table-cell>
          <table:table-cell table:formula="of:=POWER([.C833]-6.75;2)" office:value-type="float" office:value="0.0137643630121753" calcext:value-type="float">
            <text:p>0.013764363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292868" calcext:value-type="float">
            <text:p>6.292868</text:p>
          </table:table-cell>
          <table:table-cell office:value-type="float" office:value="6.6335124117" calcext:value-type="float">
            <text:p>6.6335124117</text:p>
          </table:table-cell>
          <table:table-cell table:formula="of:=POWER([.C834]-6.75;2)" office:value-type="float" office:value="0.0135693582279503" calcext:value-type="float">
            <text:p>0.0135693582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300099" calcext:value-type="float">
            <text:p>6.300099</text:p>
          </table:table-cell>
          <table:table-cell office:value-type="float" office:value="6.6343358894" calcext:value-type="float">
            <text:p>6.6343358894</text:p>
          </table:table-cell>
          <table:table-cell table:formula="of:=POWER([.C835]-6.75;2)" office:value-type="float" office:value="0.013378186480889" calcext:value-type="float">
            <text:p>0.0133781865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308478" calcext:value-type="float">
            <text:p>6.308478</text:p>
          </table:table-cell>
          <table:table-cell office:value-type="float" office:value="6.6351469677" calcext:value-type="float">
            <text:p>6.6351469677</text:p>
          </table:table-cell>
          <table:table-cell table:formula="of:=POWER([.C836]-6.75;2)" office:value-type="float" office:value="0.0131912190285049" calcext:value-type="float">
            <text:p>0.013191219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317888" calcext:value-type="float">
            <text:p>6.317888</text:p>
          </table:table-cell>
          <table:table-cell office:value-type="float" office:value="6.6359440061" calcext:value-type="float">
            <text:p>6.6359440061</text:p>
          </table:table-cell>
          <table:table-cell table:formula="of:=POWER([.C837]-6.75;2)" office:value-type="float" office:value="0.0130087697445169" calcext:value-type="float">
            <text:p>0.0130087697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328211" calcext:value-type="float">
            <text:p>6.328211</text:p>
          </table:table-cell>
          <table:table-cell office:value-type="float" office:value="6.6367255684" calcext:value-type="float">
            <text:p>6.6367255684</text:p>
          </table:table-cell>
          <table:table-cell table:formula="of:=POWER([.C838]-6.75;2)" office:value-type="float" office:value="0.012831096854303" calcext:value-type="float">
            <text:p>0.0128310969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339328" calcext:value-type="float">
            <text:p>6.339328</text:p>
          </table:table-cell>
          <table:table-cell office:value-type="float" office:value="6.6374904163" calcext:value-type="float">
            <text:p>6.6374904163</text:p>
          </table:table-cell>
          <table:table-cell table:formula="of:=POWER([.C839]-6.75;2)" office:value-type="float" office:value="0.0126584064243472" calcext:value-type="float">
            <text:p>0.0126584064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351122" calcext:value-type="float">
            <text:p>6.351122</text:p>
          </table:table-cell>
          <table:table-cell office:value-type="float" office:value="6.6382375177" calcext:value-type="float">
            <text:p>6.6382375177</text:p>
          </table:table-cell>
          <table:table-cell table:formula="of:=POWER([.C840]-6.75;2)" office:value-type="float" office:value="0.0124908524498577" calcext:value-type="float">
            <text:p>0.0124908524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363478" calcext:value-type="float">
            <text:p>6.363478</text:p>
          </table:table-cell>
          <table:table-cell office:value-type="float" office:value="6.6389660307" calcext:value-type="float">
            <text:p>6.6389660307</text:p>
          </table:table-cell>
          <table:table-cell table:formula="of:=POWER([.C841]-6.75;2)" office:value-type="float" office:value="0.0123285423385134" calcext:value-type="float">
            <text:p>0.0123285423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376282" calcext:value-type="float">
            <text:p>6.376282</text:p>
          </table:table-cell>
          <table:table-cell office:value-type="float" office:value="6.6396753072" calcext:value-type="float">
            <text:p>6.6396753072</text:p>
          </table:table-cell>
          <table:table-cell table:formula="of:=POWER([.C842]-6.75;2)" office:value-type="float" office:value="0.0121715378414143" calcext:value-type="float">
            <text:p>0.0121715378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389423" calcext:value-type="float">
            <text:p>6.389423</text:p>
          </table:table-cell>
          <table:table-cell office:value-type="float" office:value="6.6403648817" calcext:value-type="float">
            <text:p>6.6403648817</text:p>
          </table:table-cell>
          <table:table-cell table:formula="of:=POWER([.C843]-6.75;2)" office:value-type="float" office:value="0.012019859164655" calcext:value-type="float">
            <text:p>0.0120198592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402794" calcext:value-type="float">
            <text:p>6.402794</text:p>
          </table:table-cell>
          <table:table-cell office:value-type="float" office:value="6.6410344685" calcext:value-type="float">
            <text:p>6.6410344685</text:p>
          </table:table-cell>
          <table:table-cell table:formula="of:=POWER([.C844]-6.75;2)" office:value-type="float" office:value="0.0118734870550775" calcext:value-type="float">
            <text:p>0.0118734871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41629" calcext:value-type="float">
            <text:p>6.41629</text:p>
          </table:table-cell>
          <table:table-cell office:value-type="float" office:value="6.6416839478" calcext:value-type="float">
            <text:p>6.6416839478</text:p>
          </table:table-cell>
          <table:table-cell table:formula="of:=POWER([.C845]-6.75;2)" office:value-type="float" office:value="0.0117323671641932" calcext:value-type="float">
            <text:p>0.0117323672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429812" calcext:value-type="float">
            <text:p>6.429812</text:p>
          </table:table-cell>
          <table:table-cell office:value-type="float" office:value="6.642313361" calcext:value-type="float">
            <text:p>6.642313361</text:p>
          </table:table-cell>
          <table:table-cell table:formula="of:=POWER([.C846]-6.75;2)" office:value-type="float" office:value="0.0115964122191163" calcext:value-type="float">
            <text:p>0.0115964122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443267" calcext:value-type="float">
            <text:p>6.443267</text:p>
          </table:table-cell>
          <table:table-cell office:value-type="float" office:value="6.6429229002" calcext:value-type="float">
            <text:p>6.6429229002</text:p>
          </table:table-cell>
          <table:table-cell table:formula="of:=POWER([.C847]-6.75;2)" office:value-type="float" office:value="0.0114655053015791" calcext:value-type="float">
            <text:p>0.0114655053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456563" calcext:value-type="float">
            <text:p>6.456563</text:p>
          </table:table-cell>
          <table:table-cell office:value-type="float" office:value="6.6435128925" calcext:value-type="float">
            <text:p>6.6435128925</text:p>
          </table:table-cell>
          <table:table-cell table:formula="of:=POWER([.C848]-6.75;2)" office:value-type="float" office:value="0.0113395040637165" calcext:value-type="float">
            <text:p>0.0113395041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469617" calcext:value-type="float">
            <text:p>6.469617</text:p>
          </table:table-cell>
          <table:table-cell office:value-type="float" office:value="6.6440837957" calcext:value-type="float">
            <text:p>6.6440837957</text:p>
          </table:table-cell>
          <table:table-cell table:formula="of:=POWER([.C849]-6.75;2)" office:value-type="float" office:value="0.0112182423333193" calcext:value-type="float">
            <text:p>0.0112182423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482351" calcext:value-type="float">
            <text:p>6.482351</text:p>
          </table:table-cell>
          <table:table-cell office:value-type="float" office:value="6.6446361828" calcext:value-type="float">
            <text:p>6.6446361828</text:p>
          </table:table-cell>
          <table:table-cell table:formula="of:=POWER([.C850]-6.75;2)" office:value-type="float" office:value="0.011101533974955" calcext:value-type="float">
            <text:p>0.011101534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494693" calcext:value-type="float">
            <text:p>6.494693</text:p>
          </table:table-cell>
          <table:table-cell office:value-type="float" office:value="6.6451707312" calcext:value-type="float">
            <text:p>6.6451707312</text:p>
          </table:table-cell>
          <table:table-cell table:formula="of:=POWER([.C851]-6.75;2)" office:value-type="float" office:value="0.0109891755971426" calcext:value-type="float">
            <text:p>0.0109891756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506577" calcext:value-type="float">
            <text:p>6.506577</text:p>
          </table:table-cell>
          <table:table-cell office:value-type="float" office:value="6.6456882074" calcext:value-type="float">
            <text:p>6.6456882074</text:p>
          </table:table-cell>
          <table:table-cell table:formula="of:=POWER([.C852]-6.75;2)" office:value-type="float" office:value="0.0108809500754254" calcext:value-type="float">
            <text:p>0.0108809501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517944" calcext:value-type="float">
            <text:p>6.517944</text:p>
          </table:table-cell>
          <table:table-cell office:value-type="float" office:value="6.6461894578" calcext:value-type="float">
            <text:p>6.6461894578</text:p>
          </table:table-cell>
          <table:table-cell table:formula="of:=POWER([.C853]-6.75;2)" office:value-type="float" office:value="0.0107766286718579" calcext:value-type="float">
            <text:p>0.0107766287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528739" calcext:value-type="float">
            <text:p>6.528739</text:p>
          </table:table-cell>
          <table:table-cell office:value-type="float" office:value="6.6466753963" calcext:value-type="float">
            <text:p>6.6466753963</text:p>
          </table:table-cell>
          <table:table-cell table:formula="of:=POWER([.C854]-6.75;2)" office:value-type="float" office:value="0.010675973729762" calcext:value-type="float">
            <text:p>0.0106759737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538919" calcext:value-type="float">
            <text:p>6.538919</text:p>
          </table:table-cell>
          <table:table-cell office:value-type="float" office:value="6.6471469954" calcext:value-type="float">
            <text:p>6.6471469954</text:p>
          </table:table-cell>
          <table:table-cell table:formula="of:=POWER([.C855]-6.75;2)" office:value-type="float" office:value="0.0105787405552476" calcext:value-type="float">
            <text:p>0.0105787406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548442" calcext:value-type="float">
            <text:p>6.548442</text:p>
          </table:table-cell>
          <table:table-cell office:value-type="float" office:value="6.6476052627" calcext:value-type="float">
            <text:p>6.6476052627</text:p>
          </table:table-cell>
          <table:table-cell table:formula="of:=POWER([.C856]-6.75;2)" office:value-type="float" office:value="0.010484682226736" calcext:value-type="float">
            <text:p>0.0104846822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557277" calcext:value-type="float">
            <text:p>6.557277</text:p>
          </table:table-cell>
          <table:table-cell office:value-type="float" office:value="6.6480512442" calcext:value-type="float">
            <text:p>6.6480512442</text:p>
          </table:table-cell>
          <table:table-cell table:formula="of:=POWER([.C857]-6.75;2)" office:value-type="float" office:value="0.010393548809168" calcext:value-type="float">
            <text:p>0.0103935488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565396" calcext:value-type="float">
            <text:p>6.565396</text:p>
          </table:table-cell>
          <table:table-cell office:value-type="float" office:value="6.6484860015" calcext:value-type="float">
            <text:p>6.6484860015</text:p>
          </table:table-cell>
          <table:table-cell table:formula="of:=POWER([.C858]-6.75;2)" office:value-type="float" office:value="0.010305091891458" calcext:value-type="float">
            <text:p>0.0103050919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572781" calcext:value-type="float">
            <text:p>6.572781</text:p>
          </table:table-cell>
          <table:table-cell office:value-type="float" office:value="6.6489106068" calcext:value-type="float">
            <text:p>6.6489106068</text:p>
          </table:table-cell>
          <table:table-cell table:formula="of:=POWER([.C859]-6.75;2)" office:value-type="float" office:value="0.0102190654175441" calcext:value-type="float">
            <text:p>0.0102190654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579419" calcext:value-type="float">
            <text:p>6.579419</text:p>
          </table:table-cell>
          <table:table-cell office:value-type="float" office:value="6.6493261306" calcext:value-type="float">
            <text:p>6.6493261306</text:p>
          </table:table-cell>
          <table:table-cell table:formula="of:=POWER([.C860]-6.75;2)" office:value-type="float" office:value="0.0101352279799682" calcext:value-type="float">
            <text:p>0.010135228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585303" calcext:value-type="float">
            <text:p>6.585303</text:p>
          </table:table-cell>
          <table:table-cell office:value-type="float" office:value="6.6497336313" calcext:value-type="float">
            <text:p>6.6497336313</text:p>
          </table:table-cell>
          <table:table-cell table:formula="of:=POWER([.C861]-6.75;2)" office:value-type="float" office:value="0.0100533446922843" calcext:value-type="float">
            <text:p>0.0100533447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590433" calcext:value-type="float">
            <text:p>6.590433</text:p>
          </table:table-cell>
          <table:table-cell office:value-type="float" office:value="6.6501341475" calcext:value-type="float">
            <text:p>6.6501341475</text:p>
          </table:table-cell>
          <table:table-cell table:formula="of:=POWER([.C862]-6.75;2)" office:value-type="float" office:value="0.00997318849555172" calcext:value-type="float">
            <text:p>0.0099731885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594816" calcext:value-type="float">
            <text:p>6.594816</text:p>
          </table:table-cell>
          <table:table-cell office:value-type="float" office:value="6.6505286882" calcext:value-type="float">
            <text:p>6.6505286882</text:p>
          </table:table-cell>
          <table:table-cell table:formula="of:=POWER([.C863]-6.75;2)" office:value-type="float" office:value="0.00989454187121289" calcext:value-type="float">
            <text:p>0.0098945419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598462" calcext:value-type="float">
            <text:p>6.598462</text:p>
          </table:table-cell>
          <table:table-cell office:value-type="float" office:value="6.6509182212" calcext:value-type="float">
            <text:p>6.6509182212</text:p>
          </table:table-cell>
          <table:table-cell table:formula="of:=POWER([.C864]-6.75;2)" office:value-type="float" office:value="0.00981719889017222" calcext:value-type="float">
            <text:p>0.0098171989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601391" calcext:value-type="float">
            <text:p>6.601391</text:p>
          </table:table-cell>
          <table:table-cell office:value-type="float" office:value="6.6513036728" calcext:value-type="float">
            <text:p>6.6513036728</text:p>
          </table:table-cell>
          <table:table-cell table:formula="of:=POWER([.C865]-6.75;2)" office:value-type="float" office:value="0.00974096500276944" calcext:value-type="float">
            <text:p>0.009740965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603624" calcext:value-type="float">
            <text:p>6.603624</text:p>
          </table:table-cell>
          <table:table-cell office:value-type="float" office:value="6.6516859109" calcext:value-type="float">
            <text:p>6.6516859109</text:p>
          </table:table-cell>
          <table:table-cell table:formula="of:=POWER([.C866]-6.75;2)" office:value-type="float" office:value="0.00966566011556266" calcext:value-type="float">
            <text:p>0.0096656601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605192" calcext:value-type="float">
            <text:p>6.605192</text:p>
          </table:table-cell>
          <table:table-cell office:value-type="float" office:value="6.6520657496" calcext:value-type="float">
            <text:p>6.6520657496</text:p>
          </table:table-cell>
          <table:table-cell table:formula="of:=POWER([.C867]-6.75;2)" office:value-type="float" office:value="0.00959111740140986" calcext:value-type="float">
            <text:p>0.009591117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606126" calcext:value-type="float">
            <text:p>6.606126</text:p>
          </table:table-cell>
          <table:table-cell office:value-type="float" office:value="6.6524439309" calcext:value-type="float">
            <text:p>6.6524439309</text:p>
          </table:table-cell>
          <table:table-cell table:formula="of:=POWER([.C868]-6.75;2)" office:value-type="float" office:value="0.00951718661824405" calcext:value-type="float">
            <text:p>0.0095171866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606465" calcext:value-type="float">
            <text:p>6.606465</text:p>
          </table:table-cell>
          <table:table-cell office:value-type="float" office:value="6.6528211321" calcext:value-type="float">
            <text:p>6.6528211321</text:p>
          </table:table-cell>
          <table:table-cell table:formula="of:=POWER([.C869]-6.75;2)" office:value-type="float" office:value="0.00944373236632571" calcext:value-type="float">
            <text:p>0.0094437324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606252" calcext:value-type="float">
            <text:p>6.606252</text:p>
          </table:table-cell>
          <table:table-cell office:value-type="float" office:value="6.6531979539" calcext:value-type="float">
            <text:p>6.6531979539</text:p>
          </table:table-cell>
          <table:table-cell table:formula="of:=POWER([.C870]-6.75;2)" office:value-type="float" office:value="0.00937063612914646" calcext:value-type="float">
            <text:p>0.0093706361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605533" calcext:value-type="float">
            <text:p>6.605533</text:p>
          </table:table-cell>
          <table:table-cell office:value-type="float" office:value="6.653574914" calcext:value-type="float">
            <text:p>6.653574914</text:p>
          </table:table-cell>
          <table:table-cell table:formula="of:=POWER([.C871]-6.75;2)" office:value-type="float" office:value="0.0092977972101074" calcext:value-type="float">
            <text:p>0.0092977972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604357" calcext:value-type="float">
            <text:p>6.604357</text:p>
          </table:table-cell>
          <table:table-cell office:value-type="float" office:value="6.6539524501" calcext:value-type="float">
            <text:p>6.6539524501</text:p>
          </table:table-cell>
          <table:table-cell table:formula="of:=POWER([.C872]-6.75;2)" office:value-type="float" office:value="0.00922513184179294" calcext:value-type="float">
            <text:p>0.0092251318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602777" calcext:value-type="float">
            <text:p>6.602777</text:p>
          </table:table-cell>
          <table:table-cell office:value-type="float" office:value="6.6543309155" calcext:value-type="float">
            <text:p>6.6543309155</text:p>
          </table:table-cell>
          <table:table-cell table:formula="of:=POWER([.C873]-6.75;2)" office:value-type="float" office:value="0.00915257372906812" calcext:value-type="float">
            <text:p>0.0091525737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60085" calcext:value-type="float">
            <text:p>6.60085</text:p>
          </table:table-cell>
          <table:table-cell office:value-type="float" office:value="6.6547105745" calcext:value-type="float">
            <text:p>6.6547105745</text:p>
          </table:table-cell>
          <table:table-cell table:formula="of:=POWER([.C874]-6.75;2)" office:value-type="float" office:value="0.00908007461212002" calcext:value-type="float">
            <text:p>0.0090800746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598632" calcext:value-type="float">
            <text:p>6.598632</text:p>
          </table:table-cell>
          <table:table-cell office:value-type="float" office:value="6.6550916006" calcext:value-type="float">
            <text:p>6.6550916006</text:p>
          </table:table-cell>
          <table:table-cell table:formula="of:=POWER([.C875]-6.75;2)" office:value-type="float" office:value="0.00900760427666983" calcext:value-type="float">
            <text:p>0.0090076043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596184" calcext:value-type="float">
            <text:p>6.596184</text:p>
          </table:table-cell>
          <table:table-cell office:value-type="float" office:value="6.6554740799" calcext:value-type="float">
            <text:p>6.6554740799</text:p>
          </table:table-cell>
          <table:table-cell table:formula="of:=POWER([.C876]-6.75;2)" office:value-type="float" office:value="0.00893514957075153" calcext:value-type="float">
            <text:p>0.0089351496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593565" calcext:value-type="float">
            <text:p>6.593565</text:p>
          </table:table-cell>
          <table:table-cell office:value-type="float" office:value="6.6558580077" calcext:value-type="float">
            <text:p>6.6558580077</text:p>
          </table:table-cell>
          <table:table-cell table:formula="of:=POWER([.C877]-6.75;2)" office:value-type="float" office:value="0.00886271471421325" calcext:value-type="float">
            <text:p>0.0088627147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590837" calcext:value-type="float">
            <text:p>6.590837</text:p>
          </table:table-cell>
          <table:table-cell office:value-type="float" office:value="6.6562432919" calcext:value-type="float">
            <text:p>6.6562432919</text:p>
          </table:table-cell>
          <table:table-cell table:formula="of:=POWER([.C878]-6.75;2)" office:value-type="float" office:value="0.00879032031374859" calcext:value-type="float">
            <text:p>0.0087903203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588062" calcext:value-type="float">
            <text:p>6.588062</text:p>
          </table:table-cell>
          <table:table-cell office:value-type="float" office:value="6.6566297527" calcext:value-type="float">
            <text:p>6.6566297527</text:p>
          </table:table-cell>
          <table:table-cell table:formula="of:=POWER([.C879]-6.75;2)" office:value-type="float" office:value="0.0087180030808632" calcext:value-type="float">
            <text:p>0.0087180031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5853" calcext:value-type="float">
            <text:p>6.5853</text:p>
          </table:table-cell>
          <table:table-cell office:value-type="float" office:value="6.6570171229" calcext:value-type="float">
            <text:p>6.6570171229</text:p>
          </table:table-cell>
          <table:table-cell table:formula="of:=POWER([.C880]-6.75;2)" office:value-type="float" office:value="0.00864581543379368" calcext:value-type="float">
            <text:p>0.0086458154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582612" calcext:value-type="float">
            <text:p>6.582612</text:p>
          </table:table-cell>
          <table:table-cell office:value-type="float" office:value="6.6574050538" calcext:value-type="float">
            <text:p>6.6574050538</text:p>
          </table:table-cell>
          <table:table-cell table:formula="of:=POWER([.C881]-6.75;2)" office:value-type="float" office:value="0.00857382406178093" calcext:value-type="float">
            <text:p>0.0085738241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580056" calcext:value-type="float">
            <text:p>6.580056</text:p>
          </table:table-cell>
          <table:table-cell office:value-type="float" office:value="6.6577931167" calcext:value-type="float">
            <text:p>6.6577931167</text:p>
          </table:table-cell>
          <table:table-cell table:formula="of:=POWER([.C882]-6.75;2)" office:value-type="float" office:value="0.00850210932789987" calcext:value-type="float">
            <text:p>0.0085021093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577688" calcext:value-type="float">
            <text:p>6.577688</text:p>
          </table:table-cell>
          <table:table-cell office:value-type="float" office:value="6.658180808" calcext:value-type="float">
            <text:p>6.658180808</text:p>
          </table:table-cell>
          <table:table-cell table:formula="of:=POWER([.C883]-6.75;2)" office:value-type="float" office:value="0.00843076401953286" calcext:value-type="float">
            <text:p>0.008430764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575561" calcext:value-type="float">
            <text:p>6.575561</text:p>
          </table:table-cell>
          <table:table-cell office:value-type="float" office:value="6.6585675545" calcext:value-type="float">
            <text:p>6.6585675545</text:p>
          </table:table-cell>
          <table:table-cell table:formula="of:=POWER([.C884]-6.75;2)" office:value-type="float" office:value="0.00835989209011042" calcext:value-type="float">
            <text:p>0.0083598921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573728" calcext:value-type="float">
            <text:p>6.573728</text:p>
          </table:table-cell>
          <table:table-cell office:value-type="float" office:value="6.6589527204" calcext:value-type="float">
            <text:p>6.6589527204</text:p>
          </table:table-cell>
          <table:table-cell table:formula="of:=POWER([.C885]-6.75;2)" office:value-type="float" office:value="0.00828960712256052" calcext:value-type="float">
            <text:p>0.0082896071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572233" calcext:value-type="float">
            <text:p>6.572233</text:p>
          </table:table-cell>
          <table:table-cell office:value-type="float" office:value="6.6593356052" calcext:value-type="float">
            <text:p>6.6593356052</text:p>
          </table:table-cell>
          <table:table-cell table:formula="of:=POWER([.C886]-6.75;2)" office:value-type="float" office:value="0.00822003248445029" calcext:value-type="float">
            <text:p>0.0082200325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57112" calcext:value-type="float">
            <text:p>6.57112</text:p>
          </table:table-cell>
          <table:table-cell office:value-type="float" office:value="6.6597154639" calcext:value-type="float">
            <text:p>6.6597154639</text:p>
          </table:table-cell>
          <table:table-cell table:formula="of:=POWER([.C887]-6.75;2)" office:value-type="float" office:value="0.00815129745879228" calcext:value-type="float">
            <text:p>0.0081512975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570427" calcext:value-type="float">
            <text:p>6.570427</text:p>
          </table:table-cell>
          <table:table-cell office:value-type="float" office:value="6.6600915038" calcext:value-type="float">
            <text:p>6.6600915038</text:p>
          </table:table-cell>
          <table:table-cell table:formula="of:=POWER([.C888]-6.75;2)" office:value-type="float" office:value="0.00808353768894535" calcext:value-type="float">
            <text:p>0.0080835377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570186" calcext:value-type="float">
            <text:p>6.570186</text:p>
          </table:table-cell>
          <table:table-cell office:value-type="float" office:value="6.6604628971" calcext:value-type="float">
            <text:p>6.6604628971</text:p>
          </table:table-cell>
          <table:table-cell table:formula="of:=POWER([.C889]-6.75;2)" office:value-type="float" office:value="0.00801689279572512" calcext:value-type="float">
            <text:p>0.0080168928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570427" calcext:value-type="float">
            <text:p>6.570427</text:p>
          </table:table-cell>
          <table:table-cell office:value-type="float" office:value="6.660828788" calcext:value-type="float">
            <text:p>6.660828788</text:p>
          </table:table-cell>
          <table:table-cell table:formula="of:=POWER([.C890]-6.75;2)" office:value-type="float" office:value="0.00795150504954896" calcext:value-type="float">
            <text:p>0.007951505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57117" calcext:value-type="float">
            <text:p>6.57117</text:p>
          </table:table-cell>
          <table:table-cell office:value-type="float" office:value="6.661188298" calcext:value-type="float">
            <text:p>6.661188298</text:p>
          </table:table-cell>
          <table:table-cell table:formula="of:=POWER([.C891]-6.75;2)" office:value-type="float" office:value="0.00788751841213682" calcext:value-type="float">
            <text:p>0.0078875184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572432" calcext:value-type="float">
            <text:p>6.572432</text:p>
          </table:table-cell>
          <table:table-cell office:value-type="float" office:value="6.6615405438" calcext:value-type="float">
            <text:p>6.6615405438</text:p>
          </table:table-cell>
          <table:table-cell table:formula="of:=POWER([.C892]-6.75;2)" office:value-type="float" office:value="0.00782507539119969" calcext:value-type="float">
            <text:p>0.0078250754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574225" calcext:value-type="float">
            <text:p>6.574225</text:p>
          </table:table-cell>
          <table:table-cell office:value-type="float" office:value="6.6618846375" calcext:value-type="float">
            <text:p>6.6618846375</text:p>
          </table:table-cell>
          <table:table-cell table:formula="of:=POWER([.C893]-6.75;2)" office:value-type="float" office:value="0.0077643171085064" calcext:value-type="float">
            <text:p>0.0077643171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576551" calcext:value-type="float">
            <text:p>6.576551</text:p>
          </table:table-cell>
          <table:table-cell office:value-type="float" office:value="6.6622196959" calcext:value-type="float">
            <text:p>6.6622196959</text:p>
          </table:table-cell>
          <table:table-cell table:formula="of:=POWER([.C894]-6.75;2)" office:value-type="float" office:value="0.00770538178788844" calcext:value-type="float">
            <text:p>0.0077053818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57941" calcext:value-type="float">
            <text:p>6.57941</text:p>
          </table:table-cell>
          <table:table-cell office:value-type="float" office:value="6.6625448587" calcext:value-type="float">
            <text:p>6.6625448587</text:p>
          </table:table-cell>
          <table:table-cell table:formula="of:=POWER([.C895]-6.75;2)" office:value-type="float" office:value="0.00764840173980288" calcext:value-type="float">
            <text:p>0.0076484017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582794" calcext:value-type="float">
            <text:p>6.582794</text:p>
          </table:table-cell>
          <table:table-cell office:value-type="float" office:value="6.6628592888" calcext:value-type="float">
            <text:p>6.6628592888</text:p>
          </table:table-cell>
          <table:table-cell table:formula="of:=POWER([.C896]-6.75;2)" office:value-type="float" office:value="0.00759350354844181" calcext:value-type="float">
            <text:p>0.0075935035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58669" calcext:value-type="float">
            <text:p>6.58669</text:p>
          </table:table-cell>
          <table:table-cell office:value-type="float" office:value="6.6631621828" calcext:value-type="float">
            <text:p>6.6631621828</text:p>
          </table:table-cell>
          <table:table-cell table:formula="of:=POWER([.C897]-6.75;2)" office:value-type="float" office:value="0.00754080649606064" calcext:value-type="float">
            <text:p>0.0075408065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591078" calcext:value-type="float">
            <text:p>6.591078</text:p>
          </table:table-cell>
          <table:table-cell office:value-type="float" office:value="6.6634527803" calcext:value-type="float">
            <text:p>6.6634527803</text:p>
          </table:table-cell>
          <table:table-cell table:formula="of:=POWER([.C898]-6.75;2)" office:value-type="float" office:value="0.00749042123780005" calcext:value-type="float">
            <text:p>0.0074904212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595934" calcext:value-type="float">
            <text:p>6.595934</text:p>
          </table:table-cell>
          <table:table-cell office:value-type="float" office:value="6.6637303733" calcext:value-type="float">
            <text:p>6.6637303733</text:p>
          </table:table-cell>
          <table:table-cell table:formula="of:=POWER([.C899]-6.75;2)" office:value-type="float" office:value="0.00744244849095736" calcext:value-type="float">
            <text:p>0.0074424485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601229" calcext:value-type="float">
            <text:p>6.601229</text:p>
          </table:table-cell>
          <table:table-cell office:value-type="float" office:value="6.6639943118" calcext:value-type="float">
            <text:p>6.6639943118</text:p>
          </table:table-cell>
          <table:table-cell table:formula="of:=POWER([.C900]-6.75;2)" office:value-type="float" office:value="0.00739697840275565" calcext:value-type="float">
            <text:p>0.0073969784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606929" calcext:value-type="float">
            <text:p>6.606929</text:p>
          </table:table-cell>
          <table:table-cell office:value-type="float" office:value="6.6642440092" calcext:value-type="float">
            <text:p>6.6642440092</text:p>
          </table:table-cell>
          <table:table-cell table:formula="of:=POWER([.C901]-6.75;2)" office:value-type="float" office:value="0.0073540899580897" calcext:value-type="float">
            <text:p>0.00735409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612995" calcext:value-type="float">
            <text:p>6.612995</text:p>
          </table:table-cell>
          <table:table-cell office:value-type="float" office:value="6.6644789508" calcext:value-type="float">
            <text:p>6.6644789508</text:p>
          </table:table-cell>
          <table:table-cell table:formula="of:=POWER([.C902]-6.75;2)" office:value-type="float" office:value="0.00731384985626875" calcext:value-type="float">
            <text:p>0.0073138499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619386" calcext:value-type="float">
            <text:p>6.619386</text:p>
          </table:table-cell>
          <table:table-cell office:value-type="float" office:value="6.6646987005" calcext:value-type="float">
            <text:p>6.6646987005</text:p>
          </table:table-cell>
          <table:table-cell table:formula="of:=POWER([.C903]-6.75;2)" office:value-type="float" office:value="0.00727631169638874" calcext:value-type="float">
            <text:p>0.0072763117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626058" calcext:value-type="float">
            <text:p>6.626058</text:p>
          </table:table-cell>
          <table:table-cell office:value-type="float" office:value="6.6649028986" calcext:value-type="float">
            <text:p>6.6649028986</text:p>
          </table:table-cell>
          <table:table-cell table:formula="of:=POWER([.C904]-6.75;2)" office:value-type="float" office:value="0.00724151666668183" calcext:value-type="float">
            <text:p>0.0072415167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632961" calcext:value-type="float">
            <text:p>6.632961</text:p>
          </table:table-cell>
          <table:table-cell office:value-type="float" office:value="6.6650912688" calcext:value-type="float">
            <text:p>6.6650912688</text:p>
          </table:table-cell>
          <table:table-cell table:formula="of:=POWER([.C905]-6.75;2)" office:value-type="float" office:value="0.00720949263399379" calcext:value-type="float">
            <text:p>0.0072094926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640047" calcext:value-type="float">
            <text:p>6.640047</text:p>
          </table:table-cell>
          <table:table-cell office:value-type="float" office:value="6.6652636252" calcext:value-type="float">
            <text:p>6.6652636252</text:p>
          </table:table-cell>
          <table:table-cell table:formula="of:=POWER([.C906]-6.75;2)" office:value-type="float" office:value="0.00718025321424612" calcext:value-type="float">
            <text:p>0.0071802532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647264" calcext:value-type="float">
            <text:p>6.647264</text:p>
          </table:table-cell>
          <table:table-cell office:value-type="float" office:value="6.6654198664" calcext:value-type="float">
            <text:p>6.6654198664</text:p>
          </table:table-cell>
          <table:table-cell table:formula="of:=POWER([.C907]-6.75;2)" office:value-type="float" office:value="0.0071537989997939" calcext:value-type="float">
            <text:p>0.007153799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654561" calcext:value-type="float">
            <text:p>6.654561</text:p>
          </table:table-cell>
          <table:table-cell office:value-type="float" office:value="6.6655599785" calcext:value-type="float">
            <text:p>6.6655599785</text:p>
          </table:table-cell>
          <table:table-cell table:formula="of:=POWER([.C908]-6.75;2)" office:value-type="float" office:value="0.00713011723092044" calcext:value-type="float">
            <text:p>0.0071301172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661887" calcext:value-type="float">
            <text:p>6.661887</text:p>
          </table:table-cell>
          <table:table-cell office:value-type="float" office:value="6.6656840369" calcext:value-type="float">
            <text:p>6.6656840369</text:p>
          </table:table-cell>
          <table:table-cell table:formula="of:=POWER([.C909]-6.75;2)" office:value-type="float" office:value="0.00710918163348054" calcext:value-type="float">
            <text:p>0.0071091816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669188" calcext:value-type="float">
            <text:p>6.669188</text:p>
          </table:table-cell>
          <table:table-cell office:value-type="float" office:value="6.6657921982" calcext:value-type="float">
            <text:p>6.6657921982</text:p>
          </table:table-cell>
          <table:table-cell table:formula="of:=POWER([.C910]-6.75;2)" office:value-type="float" office:value="0.00709095388398806" calcext:value-type="float">
            <text:p>0.0070909539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676415" calcext:value-type="float">
            <text:p>6.676415</text:p>
          </table:table-cell>
          <table:table-cell office:value-type="float" office:value="6.6658847081" calcext:value-type="float">
            <text:p>6.6658847081</text:p>
          </table:table-cell>
          <table:table-cell table:formula="of:=POWER([.C911]-6.75;2)" office:value-type="float" office:value="0.00707538233142219" calcext:value-type="float">
            <text:p>0.0070753823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683518" calcext:value-type="float">
            <text:p>6.683518</text:p>
          </table:table-cell>
          <table:table-cell office:value-type="float" office:value="6.6659618863" calcext:value-type="float">
            <text:p>6.6659618863</text:p>
          </table:table-cell>
          <table:table-cell table:formula="of:=POWER([.C912]-6.75;2)" office:value-type="float" office:value="0.00706240455425415" calcext:value-type="float">
            <text:p>0.0070624046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690449" calcext:value-type="float">
            <text:p>6.690449</text:p>
          </table:table-cell>
          <table:table-cell office:value-type="float" office:value="6.6660241306" calcext:value-type="float">
            <text:p>6.6660241306</text:p>
          </table:table-cell>
          <table:table-cell table:formula="of:=POWER([.C913]-6.75;2)" office:value-type="float" office:value="0.0070519466414858" calcext:value-type="float">
            <text:p>0.0070519466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697165" calcext:value-type="float">
            <text:p>6.697165</text:p>
          </table:table-cell>
          <table:table-cell office:value-type="float" office:value="6.6660719094" calcext:value-type="float">
            <text:p>6.6660719094</text:p>
          </table:table-cell>
          <table:table-cell table:formula="of:=POWER([.C914]-6.75;2)" office:value-type="float" office:value="0.00704392439176176" calcext:value-type="float">
            <text:p>0.0070439244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703622" calcext:value-type="float">
            <text:p>6.703622</text:p>
          </table:table-cell>
          <table:table-cell office:value-type="float" office:value="6.6661057542" calcext:value-type="float">
            <text:p>6.6661057542</text:p>
          </table:table-cell>
          <table:table-cell table:formula="of:=POWER([.C915]-6.75;2)" office:value-type="float" office:value="0.00703824447835079" calcext:value-type="float">
            <text:p>0.0070382445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709782" calcext:value-type="float">
            <text:p>6.709782</text:p>
          </table:table-cell>
          <table:table-cell office:value-type="float" office:value="6.6661262565" calcext:value-type="float">
            <text:p>6.6661262565</text:p>
          </table:table-cell>
          <table:table-cell table:formula="of:=POWER([.C916]-6.75;2)" office:value-type="float" office:value="0.00703480484870377" calcext:value-type="float">
            <text:p>0.0070348048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71561" calcext:value-type="float">
            <text:p>6.71561</text:p>
          </table:table-cell>
          <table:table-cell office:value-type="float" office:value="6.6661340568" calcext:value-type="float">
            <text:p>6.6661340568</text:p>
          </table:table-cell>
          <table:table-cell table:formula="of:=POWER([.C917]-6.75;2)" office:value-type="float" office:value="0.00703349642882566" calcext:value-type="float">
            <text:p>0.0070334964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721073" calcext:value-type="float">
            <text:p>6.721073</text:p>
          </table:table-cell>
          <table:table-cell office:value-type="float" office:value="6.6661298402" calcext:value-type="float">
            <text:p>6.6661298402</text:p>
          </table:table-cell>
          <table:table-cell table:formula="of:=POWER([.C918]-6.75;2)" office:value-type="float" office:value="0.00703420370487754" calcext:value-type="float">
            <text:p>0.0070342037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726145" calcext:value-type="float">
            <text:p>6.726145</text:p>
          </table:table-cell>
          <table:table-cell office:value-type="float" office:value="6.6661143303" calcext:value-type="float">
            <text:p>6.6661143303</text:p>
          </table:table-cell>
          <table:table-cell table:formula="of:=POWER([.C919]-6.75;2)" office:value-type="float" office:value="0.00703680558101748" calcext:value-type="float">
            <text:p>0.0070368056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730803" calcext:value-type="float">
            <text:p>6.730803</text:p>
          </table:table-cell>
          <table:table-cell office:value-type="float" office:value="6.666088278" calcext:value-type="float">
            <text:p>6.666088278</text:p>
          </table:table-cell>
          <table:table-cell table:formula="of:=POWER([.C920]-6.75;2)" office:value-type="float" office:value="0.00704117708900526" calcext:value-type="float">
            <text:p>0.0070411771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735027" calcext:value-type="float">
            <text:p>6.735027</text:p>
          </table:table-cell>
          <table:table-cell office:value-type="float" office:value="6.6660524531" calcext:value-type="float">
            <text:p>6.6660524531</text:p>
          </table:table-cell>
          <table:table-cell table:formula="of:=POWER([.C921]-6.75;2)" office:value-type="float" office:value="0.00704719063052773" calcext:value-type="float">
            <text:p>0.0070471906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738802" calcext:value-type="float">
            <text:p>6.738802</text:p>
          </table:table-cell>
          <table:table-cell office:value-type="float" office:value="6.6660076421" calcext:value-type="float">
            <text:p>6.6660076421</text:p>
          </table:table-cell>
          <table:table-cell table:formula="of:=POWER([.C922]-6.75;2)" office:value-type="float" office:value="0.00705471618560164" calcext:value-type="float">
            <text:p>0.0070547162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74212" calcext:value-type="float">
            <text:p>6.74212</text:p>
          </table:table-cell>
          <table:table-cell office:value-type="float" office:value="6.6659546344" calcext:value-type="float">
            <text:p>6.6659546344</text:p>
          </table:table-cell>
          <table:table-cell table:formula="of:=POWER([.C923]-6.75;2)" office:value-type="float" office:value="0.00706362347883762" calcext:value-type="float">
            <text:p>0.0070636235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744974" calcext:value-type="float">
            <text:p>6.744974</text:p>
          </table:table-cell>
          <table:table-cell office:value-type="float" office:value="6.6658942151" calcext:value-type="float">
            <text:p>6.6658942151</text:p>
          </table:table-cell>
          <table:table-cell table:formula="of:=POWER([.C924]-6.75;2)" office:value-type="float" office:value="0.0070737830536451" calcext:value-type="float">
            <text:p>0.0070737831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747363" calcext:value-type="float">
            <text:p>6.747363</text:p>
          </table:table-cell>
          <table:table-cell office:value-type="float" office:value="6.6658271613" calcext:value-type="float">
            <text:p>6.6658271613</text:p>
          </table:table-cell>
          <table:table-cell table:formula="of:=POWER([.C925]-6.75;2)" office:value-type="float" office:value="0.00708506677481619" calcext:value-type="float">
            <text:p>0.0070850668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74929" calcext:value-type="float">
            <text:p>6.74929</text:p>
          </table:table-cell>
          <table:table-cell office:value-type="float" office:value="6.6657542304" calcext:value-type="float">
            <text:p>6.6657542304</text:p>
          </table:table-cell>
          <table:table-cell table:formula="of:=POWER([.C926]-6.75;2)" office:value-type="float" office:value="0.00709734969549626" calcext:value-type="float">
            <text:p>0.0070973497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750762" calcext:value-type="float">
            <text:p>6.750762</text:p>
          </table:table-cell>
          <table:table-cell office:value-type="float" office:value="6.6656761551" calcext:value-type="float">
            <text:p>6.6656761551</text:p>
          </table:table-cell>
          <table:table-cell table:formula="of:=POWER([.C927]-6.75;2)" office:value-type="float" office:value="0.00711051081871928" calcext:value-type="float">
            <text:p>0.0071105108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75179" calcext:value-type="float">
            <text:p>6.75179</text:p>
          </table:table-cell>
          <table:table-cell office:value-type="float" office:value="6.665593639" calcext:value-type="float">
            <text:p>6.665593639</text:p>
          </table:table-cell>
          <table:table-cell table:formula="of:=POWER([.C928]-6.75;2)" office:value-type="float" office:value="0.00712443377726234" calcext:value-type="float">
            <text:p>0.0071244338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752389" calcext:value-type="float">
            <text:p>6.752389</text:p>
          </table:table-cell>
          <table:table-cell office:value-type="float" office:value="6.6655073487" calcext:value-type="float">
            <text:p>6.6655073487</text:p>
          </table:table-cell>
          <table:table-cell table:formula="of:=POWER([.C929]-6.75;2)" office:value-type="float" office:value="0.00713900812370335" calcext:value-type="float">
            <text:p>0.0071390081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752577" calcext:value-type="float">
            <text:p>6.752577</text:p>
          </table:table-cell>
          <table:table-cell office:value-type="float" office:value="6.6654179048" calcext:value-type="float">
            <text:p>6.6654179048</text:p>
          </table:table-cell>
          <table:table-cell table:formula="of:=POWER([.C930]-6.75;2)" office:value-type="float" office:value="0.00715413082842187" calcext:value-type="float">
            <text:p>0.0071541308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752376" calcext:value-type="float">
            <text:p>6.752376</text:p>
          </table:table-cell>
          <table:table-cell office:value-type="float" office:value="6.6653258848" calcext:value-type="float">
            <text:p>6.6653258848</text:p>
          </table:table-cell>
          <table:table-cell table:formula="of:=POWER([.C931]-6.75;2)" office:value-type="float" office:value="0.00716970578490293" calcext:value-type="float">
            <text:p>0.0071697058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75181" calcext:value-type="float">
            <text:p>6.75181</text:p>
          </table:table-cell>
          <table:table-cell office:value-type="float" office:value="6.6652318111" calcext:value-type="float">
            <text:p>6.6652318111</text:p>
          </table:table-cell>
          <table:table-cell table:formula="of:=POWER([.C932]-6.75;2)" office:value-type="float" office:value="0.00718564584938609" calcext:value-type="float">
            <text:p>0.0071856458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750906" calcext:value-type="float">
            <text:p>6.750906</text:p>
          </table:table-cell>
          <table:table-cell office:value-type="float" office:value="6.6651361505" calcext:value-type="float">
            <text:p>6.6651361505</text:p>
          </table:table-cell>
          <table:table-cell table:formula="of:=POWER([.C933]-6.75;2)" office:value-type="float" office:value="0.00720187295195858" calcext:value-type="float">
            <text:p>0.007201873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749694" calcext:value-type="float">
            <text:p>6.749694</text:p>
          </table:table-cell>
          <table:table-cell office:value-type="float" office:value="6.6650393149" calcext:value-type="float">
            <text:p>6.6650393149</text:p>
          </table:table-cell>
          <table:table-cell table:formula="of:=POWER([.C934]-6.75;2)" office:value-type="float" office:value="0.00721831801266144" calcext:value-type="float">
            <text:p>0.007218318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748205" calcext:value-type="float">
            <text:p>6.748205</text:p>
          </table:table-cell>
          <table:table-cell office:value-type="float" office:value="6.6649416498" calcext:value-type="float">
            <text:p>6.6649416498</text:p>
          </table:table-cell>
          <table:table-cell table:formula="of:=POWER([.C935]-6.75;2)" office:value-type="float" office:value="0.0072349229387458" calcext:value-type="float">
            <text:p>0.0072349229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746472" calcext:value-type="float">
            <text:p>6.746472</text:p>
          </table:table-cell>
          <table:table-cell office:value-type="float" office:value="6.6648434409" calcext:value-type="float">
            <text:p>6.6648434409</text:p>
          </table:table-cell>
          <table:table-cell table:formula="of:=POWER([.C936]-6.75;2)" office:value-type="float" office:value="0.00725163955775173" calcext:value-type="float">
            <text:p>0.0072516396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744531" calcext:value-type="float">
            <text:p>6.744531</text:p>
          </table:table-cell>
          <table:table-cell office:value-type="float" office:value="6.6647449094" calcext:value-type="float">
            <text:p>6.6647449094</text:p>
          </table:table-cell>
          <table:table-cell table:formula="of:=POWER([.C937]-6.75;2)" office:value-type="float" office:value="0.00726843047321429" calcext:value-type="float">
            <text:p>0.0072684305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742416" calcext:value-type="float">
            <text:p>6.742416</text:p>
          </table:table-cell>
          <table:table-cell office:value-type="float" office:value="6.6646462089" calcext:value-type="float">
            <text:p>6.6646462089</text:p>
          </table:table-cell>
          <table:table-cell table:formula="of:=POWER([.C938]-6.75;2)" office:value-type="float" office:value="0.00728526965514247" calcext:value-type="float">
            <text:p>0.0072852697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740164" calcext:value-type="float">
            <text:p>6.740164</text:p>
          </table:table-cell>
          <table:table-cell office:value-type="float" office:value="6.6645474301" calcext:value-type="float">
            <text:p>6.6645474301</text:p>
          </table:table-cell>
          <table:table-cell table:formula="of:=POWER([.C939]-6.75;2)" office:value-type="float" office:value="0.00730214170251441" calcext:value-type="float">
            <text:p>0.0073021417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737813" calcext:value-type="float">
            <text:p>6.737813</text:p>
          </table:table-cell>
          <table:table-cell office:value-type="float" office:value="6.6644485975" calcext:value-type="float">
            <text:p>6.6644485975</text:p>
          </table:table-cell>
          <table:table-cell table:formula="of:=POWER([.C940]-6.75;2)" office:value-type="float" office:value="0.00731904246971703" calcext:value-type="float">
            <text:p>0.0073190425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735399" calcext:value-type="float">
            <text:p>6.735399</text:p>
          </table:table-cell>
          <table:table-cell office:value-type="float" office:value="6.6643496697" calcext:value-type="float">
            <text:p>6.6643496697</text:p>
          </table:table-cell>
          <table:table-cell table:formula="of:=POWER([.C941]-6.75;2)" office:value-type="float" office:value="0.0073359790804991" calcext:value-type="float">
            <text:p>0.0073359791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73296" calcext:value-type="float">
            <text:p>6.73296</text:p>
          </table:table-cell>
          <table:table-cell office:value-type="float" office:value="6.6642505438" calcext:value-type="float">
            <text:p>6.6642505438</text:p>
          </table:table-cell>
          <table:table-cell table:formula="of:=POWER([.C942]-6.75;2)" office:value-type="float" office:value="0.00735296923859577" calcext:value-type="float">
            <text:p>0.0073529692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730532" calcext:value-type="float">
            <text:p>6.730532</text:p>
          </table:table-cell>
          <table:table-cell office:value-type="float" office:value="6.6641510538" calcext:value-type="float">
            <text:p>6.6641510538</text:p>
          </table:table-cell>
          <table:table-cell table:formula="of:=POWER([.C943]-6.75;2)" office:value-type="float" office:value="0.00737004156365043" calcext:value-type="float">
            <text:p>0.0073700416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728151" calcext:value-type="float">
            <text:p>6.728151</text:p>
          </table:table-cell>
          <table:table-cell office:value-type="float" office:value="6.6640509754" calcext:value-type="float">
            <text:p>6.6640509754</text:p>
          </table:table-cell>
          <table:table-cell table:formula="of:=POWER([.C944]-6.75;2)" office:value-type="float" office:value="0.00738723482969134" calcext:value-type="float">
            <text:p>0.0073872348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725852" calcext:value-type="float">
            <text:p>6.725852</text:p>
          </table:table-cell>
          <table:table-cell office:value-type="float" office:value="6.6639500261" calcext:value-type="float">
            <text:p>6.6639500261</text:p>
          </table:table-cell>
          <table:table-cell table:formula="of:=POWER([.C945]-6.75;2)" office:value-type="float" office:value="0.00740459800819065" calcext:value-type="float">
            <text:p>0.007404598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72367" calcext:value-type="float">
            <text:p>6.72367</text:p>
          </table:table-cell>
          <table:table-cell office:value-type="float" office:value="6.6638478694" calcext:value-type="float">
            <text:p>6.6638478694</text:p>
          </table:table-cell>
          <table:table-cell table:formula="of:=POWER([.C946]-6.75;2)" office:value-type="float" office:value="0.00742218960691952" calcext:value-type="float">
            <text:p>0.0074221896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721637" calcext:value-type="float">
            <text:p>6.721637</text:p>
          </table:table-cell>
          <table:table-cell office:value-type="float" office:value="6.6637441167" calcext:value-type="float">
            <text:p>6.6637441167</text:p>
          </table:table-cell>
          <table:table-cell table:formula="of:=POWER([.C947]-6.75;2)" office:value-type="float" office:value="0.00744007740386318" calcext:value-type="float">
            <text:p>0.0074400774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719783" calcext:value-type="float">
            <text:p>6.719783</text:p>
          </table:table-cell>
          <table:table-cell office:value-type="float" office:value="6.6636383318" calcext:value-type="float">
            <text:p>6.6636383318</text:p>
          </table:table-cell>
          <table:table-cell table:formula="of:=POWER([.C948]-6.75;2)" office:value-type="float" office:value="0.00745833773428695" calcext:value-type="float">
            <text:p>0.0074583377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71814" calcext:value-type="float">
            <text:p>6.71814</text:p>
          </table:table-cell>
          <table:table-cell office:value-type="float" office:value="6.6635300338" calcext:value-type="float">
            <text:p>6.6635300338</text:p>
          </table:table-cell>
          <table:table-cell table:formula="of:=POWER([.C949]-6.75;2)" office:value-type="float" office:value="0.00747705505462917" calcext:value-type="float">
            <text:p>0.0074770551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716733" calcext:value-type="float">
            <text:p>6.716733</text:p>
          </table:table-cell>
          <table:table-cell office:value-type="float" office:value="6.6634186989" calcext:value-type="float">
            <text:p>6.6634186989</text:p>
          </table:table-cell>
          <table:table-cell table:formula="of:=POWER([.C950]-6.75;2)" office:value-type="float" office:value="0.00749632170016883" calcext:value-type="float">
            <text:p>0.0074963217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715588" calcext:value-type="float">
            <text:p>6.715588</text:p>
          </table:table-cell>
          <table:table-cell office:value-type="float" office:value="6.6633037665" calcext:value-type="float">
            <text:p>6.6633037665</text:p>
          </table:table-cell>
          <table:table-cell table:formula="of:=POWER([.C951]-6.75;2)" office:value-type="float" office:value="0.00751623690308646" calcext:value-type="float">
            <text:p>0.0075162369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71473" calcext:value-type="float">
            <text:p>6.71473</text:p>
          </table:table-cell>
          <table:table-cell office:value-type="float" office:value="6.6631846436" calcext:value-type="float">
            <text:p>6.6631846436</text:p>
          </table:table-cell>
          <table:table-cell table:formula="of:=POWER([.C952]-6.75;2)" office:value-type="float" office:value="0.00753690610685899" calcext:value-type="float">
            <text:p>0.0075369061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714177" calcext:value-type="float">
            <text:p>6.714177</text:p>
          </table:table-cell>
          <table:table-cell office:value-type="float" office:value="6.6630607051" calcext:value-type="float">
            <text:p>6.6630607051</text:p>
          </table:table-cell>
          <table:table-cell table:formula="of:=POWER([.C953]-6.75;2)" office:value-type="float" office:value="0.0075584409977091" calcext:value-type="float">
            <text:p>0.007558441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71395" calcext:value-type="float">
            <text:p>6.71395</text:p>
          </table:table-cell>
          <table:table-cell office:value-type="float" office:value="6.6629313041" calcext:value-type="float">
            <text:p>6.6629313041</text:p>
          </table:table-cell>
          <table:table-cell table:formula="of:=POWER([.C954]-6.75;2)" office:value-type="float" office:value="0.00758095780572671" calcext:value-type="float">
            <text:p>0.0075809578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714065" calcext:value-type="float">
            <text:p>6.714065</text:p>
          </table:table-cell>
          <table:table-cell office:value-type="float" office:value="6.6627957696" calcext:value-type="float">
            <text:p>6.6627957696</text:p>
          </table:table-cell>
          <table:table-cell table:formula="of:=POWER([.C955]-6.75;2)" office:value-type="float" office:value="0.00760457779965633" calcext:value-type="float">
            <text:p>0.0076045778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714534" calcext:value-type="float">
            <text:p>6.714534</text:p>
          </table:table-cell>
          <table:table-cell office:value-type="float" office:value="6.6626534117" calcext:value-type="float">
            <text:p>6.6626534117</text:p>
          </table:table-cell>
          <table:table-cell table:formula="of:=POWER([.C956]-6.75;2)" office:value-type="float" office:value="0.00762942648764969" calcext:value-type="float">
            <text:p>0.0076294265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715369" calcext:value-type="float">
            <text:p>6.715369</text:p>
          </table:table-cell>
          <table:table-cell office:value-type="float" office:value="6.6625035315" calcext:value-type="float">
            <text:p>6.6625035315</text:p>
          </table:table-cell>
          <table:table-cell table:formula="of:=POWER([.C957]-6.75;2)" office:value-type="float" office:value="0.0076556319999714" calcext:value-type="float">
            <text:p>0.007655632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716579" calcext:value-type="float">
            <text:p>6.716579</text:p>
          </table:table-cell>
          <table:table-cell office:value-type="float" office:value="6.6623454194" calcext:value-type="float">
            <text:p>6.6623454194</text:p>
          </table:table-cell>
          <table:table-cell table:formula="of:=POWER([.C958]-6.75;2)" office:value-type="float" office:value="0.00768332550016185" calcext:value-type="float">
            <text:p>0.0076833255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718168" calcext:value-type="float">
            <text:p>6.718168</text:p>
          </table:table-cell>
          <table:table-cell office:value-type="float" office:value="6.6621783625" calcext:value-type="float">
            <text:p>6.6621783625</text:p>
          </table:table-cell>
          <table:table-cell table:formula="of:=POWER([.C959]-6.75;2)" office:value-type="float" office:value="0.00771264001318145" calcext:value-type="float">
            <text:p>0.00771264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72014" calcext:value-type="float">
            <text:p>6.72014</text:p>
          </table:table-cell>
          <table:table-cell office:value-type="float" office:value="6.6620016482" calcext:value-type="float">
            <text:p>6.6620016482</text:p>
          </table:table-cell>
          <table:table-cell table:formula="of:=POWER([.C960]-6.75;2)" office:value-type="float" office:value="0.00774370991951649" calcext:value-type="float">
            <text:p>0.0077437099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722495" calcext:value-type="float">
            <text:p>6.722495</text:p>
          </table:table-cell>
          <table:table-cell office:value-type="float" office:value="6.6618145684" calcext:value-type="float">
            <text:p>6.6618145684</text:p>
          </table:table-cell>
          <table:table-cell table:formula="of:=POWER([.C961]-6.75;2)" office:value-type="float" office:value="0.00777667034647834" calcext:value-type="float">
            <text:p>0.0077766703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725231" calcext:value-type="float">
            <text:p>6.725231</text:p>
          </table:table-cell>
          <table:table-cell office:value-type="float" office:value="6.6616164255" calcext:value-type="float">
            <text:p>6.6616164255</text:p>
          </table:table-cell>
          <table:table-cell table:formula="of:=POWER([.C962]-6.75;2)" office:value-type="float" office:value="0.00781165624139703" calcext:value-type="float">
            <text:p>0.0078116562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728343" calcext:value-type="float">
            <text:p>6.728343</text:p>
          </table:table-cell>
          <table:table-cell office:value-type="float" office:value="6.661406533" calcext:value-type="float">
            <text:p>6.661406533</text:p>
          </table:table-cell>
          <table:table-cell table:formula="of:=POWER([.C963]-6.75;2)" office:value-type="float" office:value="0.00784880239508008" calcext:value-type="float">
            <text:p>0.0078488024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731823" calcext:value-type="float">
            <text:p>6.731823</text:p>
          </table:table-cell>
          <table:table-cell office:value-type="float" office:value="6.6611842258" calcext:value-type="float">
            <text:p>6.6611842258</text:p>
          </table:table-cell>
          <table:table-cell table:formula="of:=POWER([.C964]-6.75;2)" office:value-type="float" office:value="0.00788824174674546" calcext:value-type="float">
            <text:p>0.0078882417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735661" calcext:value-type="float">
            <text:p>6.735661</text:p>
          </table:table-cell>
          <table:table-cell office:value-type="float" office:value="6.6609488618" calcext:value-type="float">
            <text:p>6.6609488618</text:p>
          </table:table-cell>
          <table:table-cell table:formula="of:=POWER([.C965]-6.75;2)" office:value-type="float" office:value="0.00793010521471556" calcext:value-type="float">
            <text:p>0.0079301052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739844" calcext:value-type="float">
            <text:p>6.739844</text:p>
          </table:table-cell>
          <table:table-cell office:value-type="float" office:value="6.6606998249" calcext:value-type="float">
            <text:p>6.6606998249</text:p>
          </table:table-cell>
          <table:table-cell table:formula="of:=POWER([.C966]-6.75;2)" office:value-type="float" office:value="0.00797452127289066" calcext:value-type="float">
            <text:p>0.0079745213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744357" calcext:value-type="float">
            <text:p>6.744357</text:p>
          </table:table-cell>
          <table:table-cell office:value-type="float" office:value="6.660436533" calcext:value-type="float">
            <text:p>6.660436533</text:p>
          </table:table-cell>
          <table:table-cell table:formula="of:=POWER([.C967]-6.75;2)" office:value-type="float" office:value="0.00802161462106002" calcext:value-type="float">
            <text:p>0.0080216146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749183" calcext:value-type="float">
            <text:p>6.749183</text:p>
          </table:table-cell>
          <table:table-cell office:value-type="float" office:value="6.6601584409" calcext:value-type="float">
            <text:p>6.6601584409</text:p>
          </table:table-cell>
          <table:table-cell table:formula="of:=POWER([.C968]-6.75;2)" office:value-type="float" office:value="0.00807150574151878" calcext:value-type="float">
            <text:p>0.0080715057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754302" calcext:value-type="float">
            <text:p>6.754302</text:p>
          </table:table-cell>
          <table:table-cell office:value-type="float" office:value="6.6598650445" calcext:value-type="float">
            <text:p>6.6598650445</text:p>
          </table:table-cell>
          <table:table-cell table:formula="of:=POWER([.C969]-6.75;2)" office:value-type="float" office:value="0.00812431020298697" calcext:value-type="float">
            <text:p>0.0081243102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759692" calcext:value-type="float">
            <text:p>6.759692</text:p>
          </table:table-cell>
          <table:table-cell office:value-type="float" office:value="6.6595558879" calcext:value-type="float">
            <text:p>6.6595558879</text:p>
          </table:table-cell>
          <table:table-cell table:formula="of:=POWER([.C970]-6.75;2)" office:value-type="float" office:value="0.00818013741355739" calcext:value-type="float">
            <text:p>0.0081801374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765329" calcext:value-type="float">
            <text:p>6.765329</text:p>
          </table:table-cell>
          <table:table-cell office:value-type="float" office:value="6.6592305653" calcext:value-type="float">
            <text:p>6.6592305653</text:p>
          </table:table-cell>
          <table:table-cell table:formula="of:=POWER([.C971]-6.75;2)" office:value-type="float" office:value="0.00823909027575762" calcext:value-type="float">
            <text:p>0.0082390903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771187" calcext:value-type="float">
            <text:p>6.771187</text:p>
          </table:table-cell>
          <table:table-cell office:value-type="float" office:value="6.6588887266" calcext:value-type="float">
            <text:p>6.6588887266</text:p>
          </table:table-cell>
          <table:table-cell table:formula="of:=POWER([.C972]-6.75;2)" office:value-type="float" office:value="0.00830126414056957" calcext:value-type="float">
            <text:p>0.0083012641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777238" calcext:value-type="float">
            <text:p>6.777238</text:p>
          </table:table-cell>
          <table:table-cell office:value-type="float" office:value="6.6585300829" calcext:value-type="float">
            <text:p>6.6585300829</text:p>
          </table:table-cell>
          <table:table-cell table:formula="of:=POWER([.C973]-6.75;2)" office:value-type="float" office:value="0.00836674573428078" calcext:value-type="float">
            <text:p>0.0083667457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783454" calcext:value-type="float">
            <text:p>6.783454</text:p>
          </table:table-cell>
          <table:table-cell office:value-type="float" office:value="6.6581544101" calcext:value-type="float">
            <text:p>6.6581544101</text:p>
          </table:table-cell>
          <table:table-cell table:formula="of:=POWER([.C974]-6.75;2)" office:value-type="float" office:value="0.00843561238407901" calcext:value-type="float">
            <text:p>0.0084356124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789804" calcext:value-type="float">
            <text:p>6.789804</text:p>
          </table:table-cell>
          <table:table-cell office:value-type="float" office:value="6.6577615499" calcext:value-type="float">
            <text:p>6.6577615499</text:p>
          </table:table-cell>
          <table:table-cell table:formula="of:=POWER([.C975]-6.75;2)" office:value-type="float" office:value="0.00850793167685019" calcext:value-type="float">
            <text:p>0.0085079317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796256" calcext:value-type="float">
            <text:p>6.796256</text:p>
          </table:table-cell>
          <table:table-cell office:value-type="float" office:value="6.6573514194" calcext:value-type="float">
            <text:p>6.6573514194</text:p>
          </table:table-cell>
          <table:table-cell table:formula="of:=POWER([.C976]-6.75;2)" office:value-type="float" office:value="0.00858375948719464" calcext:value-type="float">
            <text:p>0.0085837595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802777" calcext:value-type="float">
            <text:p>6.802777</text:p>
          </table:table-cell>
          <table:table-cell office:value-type="float" office:value="6.6569240077" calcext:value-type="float">
            <text:p>6.6569240077</text:p>
          </table:table-cell>
          <table:table-cell table:formula="of:=POWER([.C977]-6.75;2)" office:value-type="float" office:value="0.00866314034262969" calcext:value-type="float">
            <text:p>0.0086631403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809333" calcext:value-type="float">
            <text:p>6.809333</text:p>
          </table:table-cell>
          <table:table-cell office:value-type="float" office:value="6.6564793856" calcext:value-type="float">
            <text:p>6.6564793856</text:p>
          </table:table-cell>
          <table:table-cell table:formula="of:=POWER([.C978]-6.75;2)" office:value-type="float" office:value="0.00874610531775349" calcext:value-type="float">
            <text:p>0.0087461053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815889" calcext:value-type="float">
            <text:p>6.815889</text:p>
          </table:table-cell>
          <table:table-cell office:value-type="float" office:value="6.6560177051" calcext:value-type="float">
            <text:p>6.6560177051</text:p>
          </table:table-cell>
          <table:table-cell table:formula="of:=POWER([.C979]-6.75;2)" office:value-type="float" office:value="0.00883267175467056" calcext:value-type="float">
            <text:p>0.0088326718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822412" calcext:value-type="float">
            <text:p>6.822412</text:p>
          </table:table-cell>
          <table:table-cell office:value-type="float" office:value="6.6555392028" calcext:value-type="float">
            <text:p>6.6555392028</text:p>
          </table:table-cell>
          <table:table-cell table:formula="of:=POWER([.C980]-6.75;2)" office:value-type="float" office:value="0.00892284220765953" calcext:value-type="float">
            <text:p>0.0089228422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828867" calcext:value-type="float">
            <text:p>6.828867</text:p>
          </table:table-cell>
          <table:table-cell office:value-type="float" office:value="6.6550441966" calcext:value-type="float">
            <text:p>6.6550441966</text:p>
          </table:table-cell>
          <table:table-cell table:formula="of:=POWER([.C981]-6.75;2)" office:value-type="float" office:value="0.00901660459933936" calcext:value-type="float">
            <text:p>0.0090166046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835217" calcext:value-type="float">
            <text:p>6.835217</text:p>
          </table:table-cell>
          <table:table-cell office:value-type="float" office:value="6.6545330906" calcext:value-type="float">
            <text:p>6.6545330906</text:p>
          </table:table-cell>
          <table:table-cell table:formula="of:=POWER([.C982]-6.75;2)" office:value-type="float" office:value="0.00911393079038777" calcext:value-type="float">
            <text:p>0.0091139308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84143" calcext:value-type="float">
            <text:p>6.84143</text:p>
          </table:table-cell>
          <table:table-cell office:value-type="float" office:value="6.654006381" calcext:value-type="float">
            <text:p>6.654006381</text:p>
          </table:table-cell>
          <table:table-cell table:formula="of:=POWER([.C983]-6.75;2)" office:value-type="float" office:value="0.0092147748887171" calcext:value-type="float">
            <text:p>0.0092147749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84747" calcext:value-type="float">
            <text:p>6.84747</text:p>
          </table:table-cell>
          <table:table-cell office:value-type="float" office:value="6.6534646421" calcext:value-type="float">
            <text:p>6.6534646421</text:p>
          </table:table-cell>
          <table:table-cell table:formula="of:=POWER([.C984]-6.75;2)" office:value-type="float" office:value="0.00931907532488103" calcext:value-type="float">
            <text:p>0.0093190753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853306" calcext:value-type="float">
            <text:p>6.853306</text:p>
          </table:table-cell>
          <table:table-cell office:value-type="float" office:value="6.6529085392" calcext:value-type="float">
            <text:p>6.6529085392</text:p>
          </table:table-cell>
          <table:table-cell table:formula="of:=POWER([.C985]-6.75;2)" office:value-type="float" office:value="0.00942675176027789" calcext:value-type="float">
            <text:p>0.0094267518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858904" calcext:value-type="float">
            <text:p>6.858904</text:p>
          </table:table-cell>
          <table:table-cell office:value-type="float" office:value="6.6523388141" calcext:value-type="float">
            <text:p>6.6523388141</text:p>
          </table:table-cell>
          <table:table-cell table:formula="of:=POWER([.C986]-6.75;2)" office:value-type="float" office:value="0.00953770723139433" calcext:value-type="float">
            <text:p>0.0095377072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864235" calcext:value-type="float">
            <text:p>6.864235</text:p>
          </table:table-cell>
          <table:table-cell office:value-type="float" office:value="6.6517562934" calcext:value-type="float">
            <text:p>6.6517562934</text:p>
          </table:table-cell>
          <table:table-cell table:formula="of:=POWER([.C987]-6.75;2)" office:value-type="float" office:value="0.00965182588650687" calcext:value-type="float">
            <text:p>0.0096518259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86927" calcext:value-type="float">
            <text:p>6.86927</text:p>
          </table:table-cell>
          <table:table-cell office:value-type="float" office:value="6.651161874" calcext:value-type="float">
            <text:p>6.651161874</text:p>
          </table:table-cell>
          <table:table-cell table:formula="of:=POWER([.C988]-6.75;2)" office:value-type="float" office:value="0.00976897515119196" calcext:value-type="float">
            <text:p>0.0097689752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873982" calcext:value-type="float">
            <text:p>6.873982</text:p>
          </table:table-cell>
          <table:table-cell office:value-type="float" office:value="6.6505565253" calcext:value-type="float">
            <text:p>6.6505565253</text:p>
          </table:table-cell>
          <table:table-cell table:formula="of:=POWER([.C989]-6.75;2)" office:value-type="float" office:value="0.00988900466040957" calcext:value-type="float">
            <text:p>0.0098890047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878346" calcext:value-type="float">
            <text:p>6.878346</text:p>
          </table:table-cell>
          <table:table-cell office:value-type="float" office:value="6.649941278" calcext:value-type="float">
            <text:p>6.649941278</text:p>
          </table:table-cell>
          <table:table-cell table:formula="of:=POWER([.C990]-6.75;2)" office:value-type="float" office:value="0.0100117478482733" calcext:value-type="float">
            <text:p>0.0100117478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882338" calcext:value-type="float">
            <text:p>6.882338</text:p>
          </table:table-cell>
          <table:table-cell office:value-type="float" office:value="6.6493172227" calcext:value-type="float">
            <text:p>6.6493172227</text:p>
          </table:table-cell>
          <table:table-cell table:formula="of:=POWER([.C991]-6.75;2)" office:value-type="float" office:value="0.0101370216448415" calcext:value-type="float">
            <text:p>0.0101370216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88594" calcext:value-type="float">
            <text:p>6.88594</text:p>
          </table:table-cell>
          <table:table-cell office:value-type="float" office:value="6.6486855023" calcext:value-type="float">
            <text:p>6.6486855023</text:p>
          </table:table-cell>
          <table:table-cell table:formula="of:=POWER([.C992]-6.75;2)" office:value-type="float" office:value="0.0102646274442033" calcext:value-type="float">
            <text:p>0.0102646274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889134" calcext:value-type="float">
            <text:p>6.889134</text:p>
          </table:table-cell>
          <table:table-cell office:value-type="float" office:value="6.648047298" calcext:value-type="float">
            <text:p>6.648047298</text:p>
          </table:table-cell>
          <table:table-cell table:formula="of:=POWER([.C993]-6.75;2)" office:value-type="float" office:value="0.0103943534451008" calcext:value-type="float">
            <text:p>0.0103943534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891906" calcext:value-type="float">
            <text:p>6.891906</text:p>
          </table:table-cell>
          <table:table-cell office:value-type="float" office:value="6.6474038218" calcext:value-type="float">
            <text:p>6.6474038218</text:p>
          </table:table-cell>
          <table:table-cell table:formula="of:=POWER([.C994]-6.75;2)" office:value-type="float" office:value="0.0105259757812461" calcext:value-type="float">
            <text:p>0.0105259758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894244" calcext:value-type="float">
            <text:p>6.894244</text:p>
          </table:table-cell>
          <table:table-cell office:value-type="float" office:value="6.6467563103" calcext:value-type="float">
            <text:p>6.6467563103</text:p>
          </table:table-cell>
          <table:table-cell table:formula="of:=POWER([.C995]-6.75;2)" office:value-type="float" office:value="0.0106592594628699" calcext:value-type="float">
            <text:p>0.0106592595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89614" calcext:value-type="float">
            <text:p>6.89614</text:p>
          </table:table-cell>
          <table:table-cell office:value-type="float" office:value="6.6461060108" calcext:value-type="float">
            <text:p>6.6461060108</text:p>
          </table:table-cell>
          <table:table-cell table:formula="of:=POWER([.C996]-6.75;2)" office:value-type="float" office:value="0.0107939609918896" calcext:value-type="float">
            <text:p>0.010793961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89759" calcext:value-type="float">
            <text:p>6.89759</text:p>
          </table:table-cell>
          <table:table-cell office:value-type="float" office:value="6.6454541705" calcext:value-type="float">
            <text:p>6.6454541705</text:p>
          </table:table-cell>
          <table:table-cell table:formula="of:=POWER([.C997]-6.75;2)" office:value-type="float" office:value="0.0109298304658431" calcext:value-type="float">
            <text:p>0.0109298305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898591" calcext:value-type="float">
            <text:p>6.898591</text:p>
          </table:table-cell>
          <table:table-cell office:value-type="float" office:value="6.6448020246" calcext:value-type="float">
            <text:p>6.6448020246</text:p>
          </table:table-cell>
          <table:table-cell table:formula="of:=POWER([.C998]-6.75;2)" office:value-type="float" office:value="0.0110666140282591" calcext:value-type="float">
            <text:p>0.011066614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899146" calcext:value-type="float">
            <text:p>6.899146</text:p>
          </table:table-cell>
          <table:table-cell office:value-type="float" office:value="6.6441507865" calcext:value-type="float">
            <text:p>6.6441507865</text:p>
          </table:table-cell>
          <table:table-cell table:formula="of:=POWER([.C999]-6.75;2)" office:value-type="float" office:value="0.0112040559985686" calcext:value-type="float">
            <text:p>0.011204056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6.899259" calcext:value-type="float">
            <text:p>6.899259</text:p>
          </table:table-cell>
          <table:table-cell office:value-type="float" office:value="6.6435016344" calcext:value-type="float">
            <text:p>6.6435016344</text:p>
          </table:table-cell>
          <table:table-cell table:formula="of:=POWER([.C1000]-6.75;2)" office:value-type="float" office:value="0.0113419018754713" calcext:value-type="float">
            <text:p>0.011341901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.89894" calcext:value-type="float">
            <text:p>6.89894</text:p>
          </table:table-cell>
          <table:table-cell office:value-type="float" office:value="6.6428557005" calcext:value-type="float">
            <text:p>6.6428557005</text:p>
          </table:table-cell>
          <table:table-cell table:formula="of:=POWER([.C1001]-6.75;2)" office:value-type="float" office:value="0.0114799009153457" calcext:value-type="float">
            <text:p>0.0114799009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6.898201" calcext:value-type="float">
            <text:p>6.898201</text:p>
          </table:table-cell>
          <table:table-cell office:value-type="float" office:value="6.6422140553" calcext:value-type="float">
            <text:p>6.6422140553</text:p>
          </table:table-cell>
          <table:table-cell table:formula="of:=POWER([.C1002]-6.75;2)" office:value-type="float" office:value="0.0116178098748714" calcext:value-type="float">
            <text:p>0.0116178099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6.897055" calcext:value-type="float">
            <text:p>6.897055</text:p>
          </table:table-cell>
          <table:table-cell office:value-type="float" office:value="6.6415777005" calcext:value-type="float">
            <text:p>6.6415777005</text:p>
          </table:table-cell>
          <table:table-cell table:formula="of:=POWER([.C1003]-6.75;2)" office:value-type="float" office:value="0.0117553950288677" calcext:value-type="float">
            <text:p>0.011755395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6.895522" calcext:value-type="float">
            <text:p>6.895522</text:p>
          </table:table-cell>
          <table:table-cell office:value-type="float" office:value="6.6409475607" calcext:value-type="float">
            <text:p>6.6409475607</text:p>
          </table:table-cell>
          <table:table-cell table:formula="of:=POWER([.C1004]-6.75;2)" office:value-type="float" office:value="0.0118924345172802" calcext:value-type="float">
            <text:p>0.0118924345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6.893621" calcext:value-type="float">
            <text:p>6.893621</text:p>
          </table:table-cell>
          <table:table-cell office:value-type="float" office:value="6.6403244654" calcext:value-type="float">
            <text:p>6.6403244654</text:p>
          </table:table-cell>
          <table:table-cell table:formula="of:=POWER([.C1005]-6.75;2)" office:value-type="float" office:value="0.0120287228897958" calcext:value-type="float">
            <text:p>0.0120287229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6.891378" calcext:value-type="float">
            <text:p>6.891378</text:p>
          </table:table-cell>
          <table:table-cell office:value-type="float" office:value="6.6397091459" calcext:value-type="float">
            <text:p>6.6397091459</text:p>
          </table:table-cell>
          <table:table-cell table:formula="of:=POWER([.C1006]-6.75;2)" office:value-type="float" office:value="0.0121640724981074" calcext:value-type="float">
            <text:p>0.0121640725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6.888818" calcext:value-type="float">
            <text:p>6.888818</text:p>
          </table:table-cell>
          <table:table-cell office:value-type="float" office:value="6.6391022227" calcext:value-type="float">
            <text:p>6.6391022227</text:p>
          </table:table-cell>
          <table:table-cell table:formula="of:=POWER([.C1007]-6.75;2)" office:value-type="float" office:value="0.0122983170100804" calcext:value-type="float">
            <text:p>0.012298317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6.885969" calcext:value-type="float">
            <text:p>6.885969</text:p>
          </table:table-cell>
          <table:table-cell office:value-type="float" office:value="6.6385042012" calcext:value-type="float">
            <text:p>6.6385042012</text:p>
          </table:table-cell>
          <table:table-cell table:formula="of:=POWER([.C1008]-6.75;2)" office:value-type="float" office:value="0.0124313131500501" calcext:value-type="float">
            <text:p>0.0124313132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6.882862" calcext:value-type="float">
            <text:p>6.882862</text:p>
          </table:table-cell>
          <table:table-cell office:value-type="float" office:value="6.6379154639" calcext:value-type="float">
            <text:p>6.6379154639</text:p>
          </table:table-cell>
          <table:table-cell table:formula="of:=POWER([.C1009]-6.75;2)" office:value-type="float" office:value="0.0125629432327523" calcext:value-type="float">
            <text:p>0.0125629432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6.879529" calcext:value-type="float">
            <text:p>6.879529</text:p>
          </table:table-cell>
          <table:table-cell office:value-type="float" office:value="6.6373362657" calcext:value-type="float">
            <text:p>6.6373362657</text:p>
          </table:table-cell>
          <table:table-cell table:formula="of:=POWER([.C1010]-6.75;2)" office:value-type="float" office:value="0.012693117026421" calcext:value-type="float">
            <text:p>0.012693117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6.876003" calcext:value-type="float">
            <text:p>6.876003</text:p>
          </table:table-cell>
          <table:table-cell office:value-type="float" office:value="6.6367667327" calcext:value-type="float">
            <text:p>6.6367667327</text:p>
          </table:table-cell>
          <table:table-cell table:formula="of:=POWER([.C1011]-6.75;2)" office:value-type="float" office:value="0.0128217728234333" calcext:value-type="float">
            <text:p>0.0128217728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6.872319" calcext:value-type="float">
            <text:p>6.872319</text:p>
          </table:table-cell>
          <table:table-cell office:value-type="float" office:value="6.6362068556" calcext:value-type="float">
            <text:p>6.6362068556</text:p>
          </table:table-cell>
          <table:table-cell table:formula="of:=POWER([.C1012]-6.75;2)" office:value-type="float" office:value="0.0129488797124392" calcext:value-type="float">
            <text:p>0.0129488797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6.868513" calcext:value-type="float">
            <text:p>6.868513</text:p>
          </table:table-cell>
          <table:table-cell office:value-type="float" office:value="6.6356564931" calcext:value-type="float">
            <text:p>6.6356564931</text:p>
          </table:table-cell>
          <table:table-cell table:formula="of:=POWER([.C1013]-6.75;2)" office:value-type="float" office:value="0.0130744375701904" calcext:value-type="float">
            <text:p>0.0130744376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6.864619" calcext:value-type="float">
            <text:p>6.864619</text:p>
          </table:table-cell>
          <table:table-cell office:value-type="float" office:value="6.6351153687" calcext:value-type="float">
            <text:p>6.6351153687</text:p>
          </table:table-cell>
          <table:table-cell table:formula="of:=POWER([.C1014]-6.75;2)" office:value-type="float" office:value="0.0131984785089369" calcext:value-type="float">
            <text:p>0.0131984785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6.860674" calcext:value-type="float">
            <text:p>6.860674</text:p>
          </table:table-cell>
          <table:table-cell office:value-type="float" office:value="6.6345830783" calcext:value-type="float">
            <text:p>6.6345830783</text:p>
          </table:table-cell>
          <table:table-cell table:formula="of:=POWER([.C1015]-6.75;2)" office:value-type="float" office:value="0.0133210658147038" calcext:value-type="float">
            <text:p>0.0133210658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6.856714" calcext:value-type="float">
            <text:p>6.856714</text:p>
          </table:table-cell>
          <table:table-cell office:value-type="float" office:value="6.6340590891" calcext:value-type="float">
            <text:p>6.6340590891</text:p>
          </table:table-cell>
          <table:table-cell table:formula="of:=POWER([.C1016]-6.75;2)" office:value-type="float" office:value="0.0134422948203217" calcext:value-type="float">
            <text:p>0.0134422948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6.852773" calcext:value-type="float">
            <text:p>6.852773</text:p>
          </table:table-cell>
          <table:table-cell office:value-type="float" office:value="6.6335427481" calcext:value-type="float">
            <text:p>6.6335427481</text:p>
          </table:table-cell>
          <table:table-cell table:formula="of:=POWER([.C1017]-6.75;2)" office:value-type="float" office:value="0.0135622915201001" calcext:value-type="float">
            <text:p>0.0135622915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6.848886" calcext:value-type="float">
            <text:p>6.848886</text:p>
          </table:table-cell>
          <table:table-cell office:value-type="float" office:value="6.6330332888" calcext:value-type="float">
            <text:p>6.6330332888</text:p>
          </table:table-cell>
          <table:table-cell table:formula="of:=POWER([.C1018]-6.75;2)" office:value-type="float" office:value="0.0136812115289442" calcext:value-type="float">
            <text:p>0.0136812115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6.845085" calcext:value-type="float">
            <text:p>6.845085</text:p>
          </table:table-cell>
          <table:table-cell office:value-type="float" office:value="6.6325298372" calcext:value-type="float">
            <text:p>6.6325298372</text:p>
          </table:table-cell>
          <table:table-cell table:formula="of:=POWER([.C1019]-6.75;2)" office:value-type="float" office:value="0.0137992391482585" calcext:value-type="float">
            <text:p>0.0137992391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6.841402" calcext:value-type="float">
            <text:p>6.841402</text:p>
          </table:table-cell>
          <table:table-cell office:value-type="float" office:value="6.6320314224" calcext:value-type="float">
            <text:p>6.6320314224</text:p>
          </table:table-cell>
          <table:table-cell table:formula="of:=POWER([.C1020]-6.75;2)" office:value-type="float" office:value="0.0139165853009673" calcext:value-type="float">
            <text:p>0.0139165853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6.837868" calcext:value-type="float">
            <text:p>6.837868</text:p>
          </table:table-cell>
          <table:table-cell office:value-type="float" office:value="6.6315369892" calcext:value-type="float">
            <text:p>6.6315369892</text:p>
          </table:table-cell>
          <table:table-cell table:formula="of:=POWER([.C1021]-6.75;2)" office:value-type="float" office:value="0.014033484927801" calcext:value-type="float">
            <text:p>0.0140334849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6.834509" calcext:value-type="float">
            <text:p>6.834509</text:p>
          </table:table-cell>
          <table:table-cell office:value-type="float" office:value="6.6310454025" calcext:value-type="float">
            <text:p>6.6310454025</text:p>
          </table:table-cell>
          <table:table-cell table:formula="of:=POWER([.C1022]-6.75;2)" office:value-type="float" office:value="0.014150196266387" calcext:value-type="float">
            <text:p>0.0141501963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6.831351" calcext:value-type="float">
            <text:p>6.831351</text:p>
          </table:table-cell>
          <table:table-cell office:value-type="float" office:value="6.6305554685" calcext:value-type="float">
            <text:p>6.6305554685</text:p>
          </table:table-cell>
          <table:table-cell table:formula="of:=POWER([.C1023]-6.75;2)" office:value-type="float" office:value="0.0142669961052545" calcext:value-type="float">
            <text:p>0.0142669961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6.828419" calcext:value-type="float">
            <text:p>6.828419</text:p>
          </table:table-cell>
          <table:table-cell office:value-type="float" office:value="6.6300659432" calcext:value-type="float">
            <text:p>6.6300659432</text:p>
          </table:table-cell>
          <table:table-cell table:formula="of:=POWER([.C1024]-6.75;2)" office:value-type="float" office:value="0.0143841779805056" calcext:value-type="float">
            <text:p>0.014384178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.825732" calcext:value-type="float">
            <text:p>6.825732</text:p>
          </table:table-cell>
          <table:table-cell office:value-type="float" office:value="6.6295755438" calcext:value-type="float">
            <text:p>6.6295755438</text:p>
          </table:table-cell>
          <table:table-cell table:formula="of:=POWER([.C1025]-6.75;2)" office:value-type="float" office:value="0.0145020496510658" calcext:value-type="float">
            <text:p>0.0145020497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6.823309" calcext:value-type="float">
            <text:p>6.823309</text:p>
          </table:table-cell>
          <table:table-cell office:value-type="float" office:value="6.6290829677" calcext:value-type="float">
            <text:p>6.6290829677</text:p>
          </table:table-cell>
          <table:table-cell table:formula="of:=POWER([.C1026]-6.75;2)" office:value-type="float" office:value="0.0146209287002391" calcext:value-type="float">
            <text:p>0.0146209287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6.821166" calcext:value-type="float">
            <text:p>6.821166</text:p>
          </table:table-cell>
          <table:table-cell office:value-type="float" office:value="6.6285869017" calcext:value-type="float">
            <text:p>6.6285869017</text:p>
          </table:table-cell>
          <table:table-cell table:formula="of:=POWER([.C1027]-6.75;2)" office:value-type="float" office:value="0.0147411404388054" calcext:value-type="float">
            <text:p>0.0147411404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6.819315" calcext:value-type="float">
            <text:p>6.819315</text:p>
          </table:table-cell>
          <table:table-cell office:value-type="float" office:value="6.6280860399" calcext:value-type="float">
            <text:p>6.6280860399</text:p>
          </table:table-cell>
          <table:table-cell table:formula="of:=POWER([.C1028]-6.75;2)" office:value-type="float" office:value="0.0148630136672643" calcext:value-type="float">
            <text:p>0.0148630137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6.817767" calcext:value-type="float">
            <text:p>6.817767</text:p>
          </table:table-cell>
          <table:table-cell office:value-type="float" office:value="6.6275790952" calcext:value-type="float">
            <text:p>6.6275790952</text:p>
          </table:table-cell>
          <table:table-cell table:formula="of:=POWER([.C1029]-6.75;2)" office:value-type="float" office:value="0.0149868779320507" calcext:value-type="float">
            <text:p>0.0149868779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6.816528" calcext:value-type="float">
            <text:p>6.816528</text:p>
          </table:table-cell>
          <table:table-cell office:value-type="float" office:value="6.6270648126" calcext:value-type="float">
            <text:p>6.6270648126</text:p>
          </table:table-cell>
          <table:table-cell table:formula="of:=POWER([.C1030]-6.75;2)" office:value-type="float" office:value="0.015113060301073" calcext:value-type="float">
            <text:p>0.0151130603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6.815603" calcext:value-type="float">
            <text:p>6.815603</text:p>
          </table:table-cell>
          <table:table-cell office:value-type="float" office:value="6.6265419862" calcext:value-type="float">
            <text:p>6.6265419862</text:p>
          </table:table-cell>
          <table:table-cell table:formula="of:=POWER([.C1031]-6.75;2)" office:value-type="float" office:value="0.0152418811714409" calcext:value-type="float">
            <text:p>0.0152418812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6.814992" calcext:value-type="float">
            <text:p>6.814992</text:p>
          </table:table-cell>
          <table:table-cell office:value-type="float" office:value="6.6260094685" calcext:value-type="float">
            <text:p>6.6260094685</text:p>
          </table:table-cell>
          <table:table-cell table:formula="of:=POWER([.C1032]-6.75;2)" office:value-type="float" office:value="0.0153736519016524" calcext:value-type="float">
            <text:p>0.0153736519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6.814696" calcext:value-type="float">
            <text:p>6.814696</text:p>
          </table:table-cell>
          <table:table-cell office:value-type="float" office:value="6.6254661843" calcext:value-type="float">
            <text:p>6.6254661843</text:p>
          </table:table-cell>
          <table:table-cell table:formula="of:=POWER([.C1033]-6.75;2)" office:value-type="float" office:value="0.0155086712528015" calcext:value-type="float">
            <text:p>0.0155086713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6.81471" calcext:value-type="float">
            <text:p>6.81471</text:p>
          </table:table-cell>
          <table:table-cell office:value-type="float" office:value="6.6249111382" calcext:value-type="float">
            <text:p>6.6249111382</text:p>
          </table:table-cell>
          <table:table-cell table:formula="of:=POWER([.C1034]-6.75;2)" office:value-type="float" office:value="0.0156472233464195" calcext:value-type="float">
            <text:p>0.0156472233</text:p>
          </table:table-cell>
          <table:table-cell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6.815027" calcext:value-type="float">
            <text:p>6.815027</text:p>
          </table:table-cell>
          <table:table-cell office:value-type="float" office:value="6.6243434286" calcext:value-type="float">
            <text:p>6.6243434286</text:p>
          </table:table-cell>
          <table:table-cell table:formula="of:=POWER([.C1035]-6.75;2)" office:value-type="float" office:value="0.0157895739360034" calcext:value-type="float">
            <text:p>0.0157895739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6.81564" calcext:value-type="float">
            <text:p>6.81564</text:p>
          </table:table-cell>
          <table:table-cell office:value-type="float" office:value="6.623762255" calcext:value-type="float">
            <text:p>6.623762255</text:p>
          </table:table-cell>
          <table:table-cell table:formula="of:=POWER([.C1036]-6.75;2)" office:value-type="float" office:value="0.015935968262685" calcext:value-type="float">
            <text:p>0.0159359683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6.816535" calcext:value-type="float">
            <text:p>6.816535</text:p>
          </table:table-cell>
          <table:table-cell office:value-type="float" office:value="6.6231669232" calcext:value-type="float">
            <text:p>6.6231669232</text:p>
          </table:table-cell>
          <table:table-cell table:formula="of:=POWER([.C1037]-6.75;2)" office:value-type="float" office:value="0.0160866293705546" calcext:value-type="float">
            <text:p>0.0160866294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6.817701" calcext:value-type="float">
            <text:p>6.817701</text:p>
          </table:table-cell>
          <table:table-cell office:value-type="float" office:value="6.6225568587" calcext:value-type="float">
            <text:p>6.6225568587</text:p>
          </table:table-cell>
          <table:table-cell table:formula="of:=POWER([.C1038]-6.75;2)" office:value-type="float" office:value="0.0162417542644117" calcext:value-type="float">
            <text:p>0.0162417543</text:p>
          </table:table-cell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6.819122" calcext:value-type="float">
            <text:p>6.819122</text:p>
          </table:table-cell>
          <table:table-cell office:value-type="float" office:value="6.6219316022" calcext:value-type="float">
            <text:p>6.6219316022</text:p>
          </table:table-cell>
          <table:table-cell table:formula="of:=POWER([.C1039]-6.75;2)" office:value-type="float" office:value="0.016401514515059" calcext:value-type="float">
            <text:p>0.0164015145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6.820779" calcext:value-type="float">
            <text:p>6.820779</text:p>
          </table:table-cell>
          <table:table-cell office:value-type="float" office:value="6.6212908172" calcext:value-type="float">
            <text:p>6.6212908172</text:p>
          </table:table-cell>
          <table:table-cell table:formula="of:=POWER([.C1040]-6.75;2)" office:value-type="float" office:value="0.0165660537370438" calcext:value-type="float">
            <text:p>0.0165660537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6.822655" calcext:value-type="float">
            <text:p>6.822655</text:p>
          </table:table-cell>
          <table:table-cell office:value-type="float" office:value="6.620634298" calcext:value-type="float">
            <text:p>6.620634298</text:p>
          </table:table-cell>
          <table:table-cell table:formula="of:=POWER([.C1041]-6.75;2)" office:value-type="float" office:value="0.0167354848539529" calcext:value-type="float">
            <text:p>0.0167354849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6.824729" calcext:value-type="float">
            <text:p>6.824729</text:p>
          </table:table-cell>
          <table:table-cell office:value-type="float" office:value="6.6199619585" calcext:value-type="float">
            <text:p>6.6199619585</text:p>
          </table:table-cell>
          <table:table-cell table:formula="of:=POWER([.C1042]-6.75;2)" office:value-type="float" office:value="0.0169098922371557" calcext:value-type="float">
            <text:p>0.0169098922</text:p>
          </table:table-cell>
          <table:table-cell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6.826977" calcext:value-type="float">
            <text:p>6.826977</text:p>
          </table:table-cell>
          <table:table-cell office:value-type="float" office:value="6.6192738402" calcext:value-type="float">
            <text:p>6.6192738402</text:p>
          </table:table-cell>
          <table:table-cell table:formula="of:=POWER([.C1043]-6.75;2)" office:value-type="float" office:value="0.0170893288560551" calcext:value-type="float">
            <text:p>0.0170893289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6.829378" calcext:value-type="float">
            <text:p>6.829378</text:p>
          </table:table-cell>
          <table:table-cell office:value-type="float" office:value="6.6185701106" calcext:value-type="float">
            <text:p>6.6185701106</text:p>
          </table:table-cell>
          <table:table-cell table:formula="of:=POWER([.C1044]-6.75;2)" office:value-type="float" office:value="0.0172738158276961" calcext:value-type="float">
            <text:p>0.0172738158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6.831905" calcext:value-type="float">
            <text:p>6.831905</text:p>
          </table:table-cell>
          <table:table-cell office:value-type="float" office:value="6.6178510507" calcext:value-type="float">
            <text:p>6.6178510507</text:p>
          </table:table-cell>
          <table:table-cell table:formula="of:=POWER([.C1045]-6.75;2)" office:value-type="float" office:value="0.0174633448010941" calcext:value-type="float">
            <text:p>0.0174633448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6.834534" calcext:value-type="float">
            <text:p>6.834534</text:p>
          </table:table-cell>
          <table:table-cell office:value-type="float" office:value="6.6171170584" calcext:value-type="float">
            <text:p>6.6171170584</text:p>
          </table:table-cell>
          <table:table-cell table:formula="of:=POWER([.C1046]-6.75;2)" office:value-type="float" office:value="0.017657876168269" calcext:value-type="float">
            <text:p>0.0176578762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6.837238" calcext:value-type="float">
            <text:p>6.837238</text:p>
          </table:table-cell>
          <table:table-cell office:value-type="float" office:value="6.616368639" calcext:value-type="float">
            <text:p>6.616368639</text:p>
          </table:table-cell>
          <table:table-cell table:formula="of:=POWER([.C1047]-6.75;2)" office:value-type="float" office:value="0.0178573406427123" calcext:value-type="float">
            <text:p>0.0178573406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6.83999" calcext:value-type="float">
            <text:p>6.83999</text:p>
          </table:table-cell>
          <table:table-cell office:value-type="float" office:value="6.6156063948" calcext:value-type="float">
            <text:p>6.6156063948</text:p>
          </table:table-cell>
          <table:table-cell table:formula="of:=POWER([.C1048]-6.75;2)" office:value-type="float" office:value="0.0180616411186534" calcext:value-type="float">
            <text:p>0.0180616411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6.842761" calcext:value-type="float">
            <text:p>6.842761</text:p>
          </table:table-cell>
          <table:table-cell office:value-type="float" office:value="6.61483102" calcext:value-type="float">
            <text:p>6.61483102</text:p>
          </table:table-cell>
          <table:table-cell table:formula="of:=POWER([.C1049]-6.75;2)" office:value-type="float" office:value="0.0182706531542403" calcext:value-type="float">
            <text:p>0.0182706532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6.845525" calcext:value-type="float">
            <text:p>6.845525</text:p>
          </table:table-cell>
          <table:table-cell office:value-type="float" office:value="6.6140432919" calcext:value-type="float">
            <text:p>6.6140432919</text:p>
          </table:table-cell>
          <table:table-cell table:formula="of:=POWER([.C1050]-6.75;2)" office:value-type="float" office:value="0.0184842264773886" calcext:value-type="float">
            <text:p>0.0184842265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6.848252" calcext:value-type="float">
            <text:p>6.848252</text:p>
          </table:table-cell>
          <table:table-cell office:value-type="float" office:value="6.6132440492" calcext:value-type="float">
            <text:p>6.6132440492</text:p>
          </table:table-cell>
          <table:table-cell table:formula="of:=POWER([.C1051]-6.75;2)" office:value-type="float" office:value="0.0187021900792119" calcext:value-type="float">
            <text:p>0.0187021901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6.850915" calcext:value-type="float">
            <text:p>6.850915</text:p>
          </table:table-cell>
          <table:table-cell office:value-type="float" office:value="6.6124341935" calcext:value-type="float">
            <text:p>6.6124341935</text:p>
          </table:table-cell>
          <table:table-cell table:formula="of:=POWER([.C1052]-6.75;2)" office:value-type="float" office:value="0.0189243511179953" calcext:value-type="float">
            <text:p>0.0189243511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6.853484" calcext:value-type="float">
            <text:p>6.853484</text:p>
          </table:table-cell>
          <table:table-cell office:value-type="float" office:value="6.6116146621" calcext:value-type="float">
            <text:p>6.6116146621</text:p>
          </table:table-cell>
          <table:table-cell table:formula="of:=POWER([.C1053]-6.75;2)" office:value-type="float" office:value="0.0191505017456972" calcext:value-type="float">
            <text:p>0.0191505017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6.855932" calcext:value-type="float">
            <text:p>6.855932</text:p>
          </table:table-cell>
          <table:table-cell office:value-type="float" office:value="6.6107864209" calcext:value-type="float">
            <text:p>6.6107864209</text:p>
          </table:table-cell>
          <table:table-cell table:formula="of:=POWER([.C1054]-6.75;2)" office:value-type="float" office:value="0.0193804206058319" calcext:value-type="float">
            <text:p>0.0193804206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6.858232" calcext:value-type="float">
            <text:p>6.858232</text:p>
          </table:table-cell>
          <table:table-cell office:value-type="float" office:value="6.6099504455" calcext:value-type="float">
            <text:p>6.6099504455</text:p>
          </table:table-cell>
          <table:table-cell table:formula="of:=POWER([.C1055]-6.75;2)" office:value-type="float" office:value="0.0196138777156485" calcext:value-type="float">
            <text:p>0.0196138777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6.860355" calcext:value-type="float">
            <text:p>6.860355</text:p>
          </table:table-cell>
          <table:table-cell office:value-type="float" office:value="6.6091076974" calcext:value-type="float">
            <text:p>6.6091076974</text:p>
          </table:table-cell>
          <table:table-cell table:formula="of:=POWER([.C1056]-6.75;2)" office:value-type="float" office:value="0.01985064093193" calcext:value-type="float">
            <text:p>0.0198506409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6.862275" calcext:value-type="float">
            <text:p>6.862275</text:p>
          </table:table-cell>
          <table:table-cell office:value-type="float" office:value="6.6082591091" calcext:value-type="float">
            <text:p>6.6082591091</text:p>
          </table:table-cell>
          <table:table-cell table:formula="of:=POWER([.C1057]-6.75;2)" office:value-type="float" office:value="0.0200904801531256" calcext:value-type="float">
            <text:p>0.0200904802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6.863968" calcext:value-type="float">
            <text:p>6.863968</text:p>
          </table:table-cell>
          <table:table-cell office:value-type="float" office:value="6.607405553" calcext:value-type="float">
            <text:p>6.607405553</text:p>
          </table:table-cell>
          <table:table-cell table:formula="of:=POWER([.C1058]-6.75;2)" office:value-type="float" office:value="0.0203331763152359" calcext:value-type="float">
            <text:p>0.0203331763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6.865408" calcext:value-type="float">
            <text:p>6.865408</text:p>
          </table:table-cell>
          <table:table-cell office:value-type="float" office:value="6.6065478111" calcext:value-type="float">
            <text:p>6.6065478111</text:p>
          </table:table-cell>
          <table:table-cell table:formula="of:=POWER([.C1059]-6.75;2)" office:value-type="float" office:value="0.0205785305002012" calcext:value-type="float">
            <text:p>0.0205785305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6.866572" calcext:value-type="float">
            <text:p>6.866572</text:p>
          </table:table-cell>
          <table:table-cell office:value-type="float" office:value="6.6056865392" calcext:value-type="float">
            <text:p>6.6056865392</text:p>
          </table:table-cell>
          <table:table-cell table:formula="of:=POWER([.C1060]-6.75;2)" office:value-type="float" office:value="0.0208263749680732" calcext:value-type="float">
            <text:p>0.020826375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6.867439" calcext:value-type="float">
            <text:p>6.867439</text:p>
          </table:table-cell>
          <table:table-cell office:value-type="float" office:value="6.6048222151" calcext:value-type="float">
            <text:p>6.6048222151</text:p>
          </table:table-cell>
          <table:table-cell table:formula="of:=POWER([.C1061]-6.75;2)" office:value-type="float" office:value="0.0210765892284705" calcext:value-type="float">
            <text:p>0.0210765892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6.867988" calcext:value-type="float">
            <text:p>6.867988</text:p>
          </table:table-cell>
          <table:table-cell office:value-type="float" office:value="6.6039550676" calcext:value-type="float">
            <text:p>6.6039550676</text:p>
          </table:table-cell>
          <table:table-cell table:formula="of:=POWER([.C1062]-6.75;2)" office:value-type="float" office:value="0.0213291222797205" calcext:value-type="float">
            <text:p>0.0213291223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6.868202" calcext:value-type="float">
            <text:p>6.868202</text:p>
          </table:table-cell>
          <table:table-cell office:value-type="float" office:value="6.6030849846" calcext:value-type="float">
            <text:p>6.6030849846</text:p>
          </table:table-cell>
          <table:table-cell table:formula="of:=POWER([.C1063]-6.75;2)" office:value-type="float" office:value="0.0215840217499823" calcext:value-type="float">
            <text:p>0.0215840217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6.868063" calcext:value-type="float">
            <text:p>6.868063</text:p>
          </table:table-cell>
          <table:table-cell office:value-type="float" office:value="6.602211361" calcext:value-type="float">
            <text:p>6.602211361</text:p>
          </table:table-cell>
          <table:table-cell table:formula="of:=POWER([.C1064]-6.75;2)" office:value-type="float" office:value="0.0218414818174723" calcext:value-type="float">
            <text:p>0.0218414818</text:p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6.867557" calcext:value-type="float">
            <text:p>6.867557</text:p>
          </table:table-cell>
          <table:table-cell office:value-type="float" office:value="6.6013328771" calcext:value-type="float">
            <text:p>6.6013328771</text:p>
          </table:table-cell>
          <table:table-cell table:formula="of:=POWER([.C1065]-6.75;2)" office:value-type="float" office:value="0.0221019134313637" calcext:value-type="float">
            <text:p>0.0221019134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6.866672" calcext:value-type="float">
            <text:p>6.866672</text:p>
          </table:table-cell>
          <table:table-cell office:value-type="float" office:value="6.6004471075" calcext:value-type="float">
            <text:p>6.6004471075</text:p>
          </table:table-cell>
          <table:table-cell table:formula="of:=POWER([.C1066]-6.75;2)" office:value-type="float" office:value="0.0223660676551166" calcext:value-type="float">
            <text:p>0.0223660677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6.865398" calcext:value-type="float">
            <text:p>6.865398</text:p>
          </table:table-cell>
          <table:table-cell office:value-type="float" office:value="6.5995498264" calcext:value-type="float">
            <text:p>6.5995498264</text:p>
          </table:table-cell>
          <table:table-cell table:formula="of:=POWER([.C1067]-6.75;2)" office:value-type="float" office:value="0.0226352547362702" calcext:value-type="float">
            <text:p>0.0226352547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6.863729" calcext:value-type="float">
            <text:p>6.863729</text:p>
          </table:table-cell>
          <table:table-cell office:value-type="float" office:value="6.5986336375" calcext:value-type="float">
            <text:p>6.5986336375</text:p>
          </table:table-cell>
          <table:table-cell table:formula="of:=POWER([.C1068]-6.75;2)" office:value-type="float" office:value="0.0229117756964814" calcext:value-type="float">
            <text:p>0.0229117757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6.861658" calcext:value-type="float">
            <text:p>6.861658</text:p>
          </table:table-cell>
          <table:table-cell office:value-type="float" office:value="6.5976849432" calcext:value-type="float">
            <text:p>6.5976849432</text:p>
          </table:table-cell>
          <table:table-cell table:formula="of:=POWER([.C1069]-6.75;2)" office:value-type="float" office:value="0.0231998765279872" calcext:value-type="float">
            <text:p>0.0231998765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6.859184" calcext:value-type="float">
            <text:p>6.859184</text:p>
          </table:table-cell>
          <table:table-cell office:value-type="float" office:value="6.5966760522" calcext:value-type="float">
            <text:p>6.5966760522</text:p>
          </table:table-cell>
          <table:table-cell table:formula="of:=POWER([.C1070]-6.75;2)" office:value-type="float" office:value="0.023508232968977" calcext:value-type="float">
            <text:p>0.023508233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6.856308" calcext:value-type="float">
            <text:p>6.856308</text:p>
          </table:table-cell>
          <table:table-cell office:value-type="float" office:value="6.5955385776" calcext:value-type="float">
            <text:p>6.5955385776</text:p>
          </table:table-cell>
          <table:table-cell table:formula="of:=POWER([.C1071]-6.75;2)" office:value-type="float" office:value="0.0238583310098312" calcext:value-type="float">
            <text:p>0.023858331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6.853033" calcext:value-type="float">
            <text:p>6.853033</text:p>
          </table:table-cell>
          <table:table-cell office:value-type="float" office:value="6.5940168049" calcext:value-type="float">
            <text:p>6.5940168049</text:p>
          </table:table-cell>
          <table:table-cell table:formula="of:=POWER([.C1072]-6.75;2)" office:value-type="float" office:value="0.0243307571536047" calcext:value-type="float">
            <text:p>0.0243307572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6.849366" calcext:value-type="float">
            <text:p>6.849366</text:p>
          </table:table-cell>
          <table:table-cell office:value-type="float" office:value="6.592500063" calcext:value-type="float">
            <text:p>6.592500063</text:p>
          </table:table-cell>
          <table:table-cell table:formula="of:=POWER([.C1073]-6.75;2)" office:value-type="float" office:value="0.0248062301550039" calcext:value-type="float">
            <text:p>0.0248062302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6.845316" calcext:value-type="float">
            <text:p>6.845316</text:p>
          </table:table-cell>
          <table:table-cell office:value-type="float" office:value="6.5929075207" calcext:value-type="float">
            <text:p>6.5929075207</text:p>
          </table:table-cell>
          <table:table-cell table:formula="of:=POWER([.C1074]-6.75;2)" office:value-type="float" office:value="0.024678047052621" calcext:value-type="float">
            <text:p>0.0246780471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6.840896" calcext:value-type="float">
            <text:p>6.840896</text:p>
          </table:table-cell>
          <table:table-cell office:value-type="float" office:value="6.5927697849" calcext:value-type="float">
            <text:p>6.5927697849</text:p>
          </table:table-cell>
          <table:table-cell table:formula="of:=POWER([.C1075]-6.75;2)" office:value-type="float" office:value="0.0247213405403923" calcext:value-type="float">
            <text:p>0.0247213405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6.836119" calcext:value-type="float">
            <text:p>6.836119</text:p>
          </table:table-cell>
          <table:table-cell office:value-type="float" office:value="6.5924768249" calcext:value-type="float">
            <text:p>6.5924768249</text:p>
          </table:table-cell>
          <table:table-cell table:formula="of:=POWER([.C1076]-6.75;2)" office:value-type="float" office:value="0.0248135506935852" calcext:value-type="float">
            <text:p>0.0248135507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6.831003" calcext:value-type="float">
            <text:p>6.831003</text:p>
          </table:table-cell>
          <table:table-cell office:value-type="float" office:value="6.5921175131" calcext:value-type="float">
            <text:p>6.5921175131</text:p>
          </table:table-cell>
          <table:table-cell table:formula="of:=POWER([.C1077]-6.75;2)" office:value-type="float" office:value="0.0249268796697287" calcext:value-type="float">
            <text:p>0.0249268797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6.825569" calcext:value-type="float">
            <text:p>6.825569</text:p>
          </table:table-cell>
          <table:table-cell office:value-type="float" office:value="6.5917262888" calcext:value-type="float">
            <text:p>6.5917262888</text:p>
          </table:table-cell>
          <table:table-cell table:formula="of:=POWER([.C1078]-6.75;2)" office:value-type="float" office:value="0.0250505676570209" calcext:value-type="float">
            <text:p>0.0250505677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6.81984" calcext:value-type="float">
            <text:p>6.81984</text:p>
          </table:table-cell>
          <table:table-cell office:value-type="float" office:value="6.5913201137" calcext:value-type="float">
            <text:p>6.5913201137</text:p>
          </table:table-cell>
          <table:table-cell table:formula="of:=POWER([.C1079]-6.75;2)" office:value-type="float" office:value="0.0251793063161809" calcext:value-type="float">
            <text:p>0.0251793063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6.813839" calcext:value-type="float">
            <text:p>6.813839</text:p>
          </table:table-cell>
          <table:table-cell office:value-type="float" office:value="6.5909085883" calcext:value-type="float">
            <text:p>6.5909085883</text:p>
          </table:table-cell>
          <table:table-cell table:formula="of:=POWER([.C1080]-6.75;2)" office:value-type="float" office:value="0.025310077276699" calcext:value-type="float">
            <text:p>0.0253100773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6.807596" calcext:value-type="float">
            <text:p>6.807596</text:p>
          </table:table-cell>
          <table:table-cell office:value-type="float" office:value="6.5904976559" calcext:value-type="float">
            <text:p>6.5904976559</text:p>
          </table:table-cell>
          <table:table-cell table:formula="of:=POWER([.C1081]-6.75;2)" office:value-type="float" office:value="0.0254409977733948" calcext:value-type="float">
            <text:p>0.0254409978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6.801137" calcext:value-type="float">
            <text:p>6.801137</text:p>
          </table:table-cell>
          <table:table-cell office:value-type="float" office:value="6.5900912104" calcext:value-type="float">
            <text:p>6.5900912104</text:p>
          </table:table-cell>
          <table:table-cell table:formula="of:=POWER([.C1082]-6.75;2)" office:value-type="float" office:value="0.0255708209913371" calcext:value-type="float">
            <text:p>0.025570821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6.794496" calcext:value-type="float">
            <text:p>6.794496</text:p>
          </table:table-cell>
          <table:table-cell office:value-type="float" office:value="6.5896919109" calcext:value-type="float">
            <text:p>6.5896919109</text:p>
          </table:table-cell>
          <table:table-cell table:formula="of:=POWER([.C1083]-6.75;2)" office:value-type="float" office:value="0.0256986834308935" calcext:value-type="float">
            <text:p>0.0256986834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6.787703" calcext:value-type="float">
            <text:p>6.787703</text:p>
          </table:table-cell>
          <table:table-cell office:value-type="float" office:value="6.5893016052" calcext:value-type="float">
            <text:p>6.5893016052</text:p>
          </table:table-cell>
          <table:table-cell table:formula="of:=POWER([.C1084]-6.75;2)" office:value-type="float" office:value="0.0258239740912966" calcext:value-type="float">
            <text:p>0.0258239741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6.780794" calcext:value-type="float">
            <text:p>6.780794</text:p>
          </table:table-cell>
          <table:table-cell office:value-type="float" office:value="6.5889215883" calcext:value-type="float">
            <text:p>6.5889215883</text:p>
          </table:table-cell>
          <table:table-cell table:formula="of:=POWER([.C1085]-6.75;2)" office:value-type="float" office:value="0.0259462547157947" calcext:value-type="float">
            <text:p>0.0259462547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6.773801" calcext:value-type="float">
            <text:p>6.773801</text:p>
          </table:table-cell>
          <table:table-cell office:value-type="float" office:value="6.5885527527" calcext:value-type="float">
            <text:p>6.5885527527</text:p>
          </table:table-cell>
          <table:table-cell table:formula="of:=POWER([.C1086]-6.75;2)" office:value-type="float" office:value="0.0260652136607473" calcext:value-type="float">
            <text:p>0.0260652137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6.766762" calcext:value-type="float">
            <text:p>6.766762</text:p>
          </table:table-cell>
          <table:table-cell office:value-type="float" office:value="6.5881956959" calcext:value-type="float">
            <text:p>6.5881956959</text:p>
          </table:table-cell>
          <table:table-cell table:formula="of:=POWER([.C1087]-6.75;2)" office:value-type="float" office:value="0.0261806328252854" calcext:value-type="float">
            <text:p>0.0261806328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6.759712" calcext:value-type="float">
            <text:p>6.759712</text:p>
          </table:table-cell>
          <table:table-cell office:value-type="float" office:value="6.5878507788" calcext:value-type="float">
            <text:p>6.5878507788</text:p>
          </table:table-cell>
          <table:table-cell table:formula="of:=POWER([.C1088]-6.75;2)" office:value-type="float" office:value="0.0262923699357665" calcext:value-type="float">
            <text:p>0.0262923699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6.752686" calcext:value-type="float">
            <text:p>6.752686</text:p>
          </table:table-cell>
          <table:table-cell office:value-type="float" office:value="6.5875181782" calcext:value-type="float">
            <text:p>6.5875181782</text:p>
          </table:table-cell>
          <table:table-cell table:formula="of:=POWER([.C1089]-6.75;2)" office:value-type="float" office:value="0.026400342415447" calcext:value-type="float">
            <text:p>0.0264003424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6.745722" calcext:value-type="float">
            <text:p>6.745722</text:p>
          </table:table-cell>
          <table:table-cell office:value-type="float" office:value="6.5871979201" calcext:value-type="float">
            <text:p>6.5871979201</text:p>
          </table:table-cell>
          <table:table-cell table:formula="of:=POWER([.C1090]-6.75;2)" office:value-type="float" office:value="0.0265045172197659" calcext:value-type="float">
            <text:p>0.0265045172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6.738854" calcext:value-type="float">
            <text:p>6.738854</text:p>
          </table:table-cell>
          <table:table-cell office:value-type="float" office:value="6.5868899017" calcext:value-type="float">
            <text:p>6.5868899017</text:p>
          </table:table-cell>
          <table:table-cell table:formula="of:=POWER([.C1091]-6.75;2)" office:value-type="float" office:value="0.0266049041674356" calcext:value-type="float">
            <text:p>0.0266049042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6.732118" calcext:value-type="float">
            <text:p>6.732118</text:p>
          </table:table-cell>
          <table:table-cell office:value-type="float" office:value="6.5865939155" calcext:value-type="float">
            <text:p>6.5865939155</text:p>
          </table:table-cell>
          <table:table-cell table:formula="of:=POWER([.C1092]-6.75;2)" office:value-type="float" office:value="0.0267015484516212" calcext:value-type="float">
            <text:p>0.0267015485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6.725547" calcext:value-type="float">
            <text:p>6.725547</text:p>
          </table:table-cell>
          <table:table-cell office:value-type="float" office:value="6.5863096559" calcext:value-type="float">
            <text:p>6.5863096559</text:p>
          </table:table-cell>
          <table:table-cell table:formula="of:=POWER([.C1093]-6.75;2)" office:value-type="float" office:value="0.0267945287515764" calcext:value-type="float">
            <text:p>0.0267945288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6.719174" calcext:value-type="float">
            <text:p>6.719174</text:p>
          </table:table-cell>
          <table:table-cell office:value-type="float" office:value="6.5860367404" calcext:value-type="float">
            <text:p>6.5860367404</text:p>
          </table:table-cell>
          <table:table-cell table:formula="of:=POWER([.C1094]-6.75;2)" office:value-type="float" office:value="0.026883950498657" calcext:value-type="float">
            <text:p>0.0268839505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6.713031" calcext:value-type="float">
            <text:p>6.713031</text:p>
          </table:table-cell>
          <table:table-cell office:value-type="float" office:value="6.5857747112" calcext:value-type="float">
            <text:p>6.5857747112</text:p>
          </table:table-cell>
          <table:table-cell table:formula="of:=POWER([.C1095]-6.75;2)" office:value-type="float" office:value="0.0269699454814434" calcext:value-type="float">
            <text:p>0.0269699455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.707147" calcext:value-type="float">
            <text:p>6.707147</text:p>
          </table:table-cell>
          <table:table-cell office:value-type="float" office:value="6.5855230492" calcext:value-type="float">
            <text:p>6.5855230492</text:p>
          </table:table-cell>
          <table:table-cell table:formula="of:=POWER([.C1096]-6.75;2)" office:value-type="float" office:value="0.0270526673444657" calcext:value-type="float">
            <text:p>0.0270526673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6.701549" calcext:value-type="float">
            <text:p>6.701549</text:p>
          </table:table-cell>
          <table:table-cell office:value-type="float" office:value="6.5852811767" calcext:value-type="float">
            <text:p>6.5852811767</text:p>
          </table:table-cell>
          <table:table-cell table:formula="of:=POWER([.C1097]-6.75;2)" office:value-type="float" office:value="0.0271322907493367" calcext:value-type="float">
            <text:p>0.0271322907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6.696264" calcext:value-type="float">
            <text:p>6.696264</text:p>
          </table:table-cell>
          <table:table-cell office:value-type="float" office:value="6.585048467" calcext:value-type="float">
            <text:p>6.585048467</text:p>
          </table:table-cell>
          <table:table-cell table:formula="of:=POWER([.C1098]-6.75;2)" office:value-type="float" office:value="0.0272090082390501" calcext:value-type="float">
            <text:p>0.0272090082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6.691314" calcext:value-type="float">
            <text:p>6.691314</text:p>
          </table:table-cell>
          <table:table-cell office:value-type="float" office:value="6.5848242473" calcext:value-type="float">
            <text:p>6.5848242473</text:p>
          </table:table-cell>
          <table:table-cell table:formula="of:=POWER([.C1099]-6.75;2)" office:value-type="float" office:value="0.0272830292800115" calcext:value-type="float">
            <text:p>0.0272830293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6.68672" calcext:value-type="float">
            <text:p>6.68672</text:p>
          </table:table-cell>
          <table:table-cell office:value-type="float" office:value="6.5846078065" calcext:value-type="float">
            <text:p>6.5846078065</text:p>
          </table:table-cell>
          <table:table-cell table:formula="of:=POWER([.C1100]-6.75;2)" office:value-type="float" office:value="0.0273545776707414" calcext:value-type="float">
            <text:p>0.0273545777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.682501" calcext:value-type="float">
            <text:p>6.682501</text:p>
          </table:table-cell>
          <table:table-cell office:value-type="float" office:value="6.5843983994" calcext:value-type="float">
            <text:p>6.5843983994</text:p>
          </table:table-cell>
          <table:table-cell table:formula="of:=POWER([.C1101]-6.75;2)" office:value-type="float" office:value="0.0274238901212818" calcext:value-type="float">
            <text:p>0.0274238901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6.678671" calcext:value-type="float">
            <text:p>6.678671</text:p>
          </table:table-cell>
          <table:table-cell office:value-type="float" office:value="6.5841952488" calcext:value-type="float">
            <text:p>6.5841952488</text:p>
          </table:table-cell>
          <table:table-cell table:formula="of:=POWER([.C1102]-6.75;2)" office:value-type="float" office:value="0.0274912155204938" calcext:value-type="float">
            <text:p>0.0274912155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6.675244" calcext:value-type="float">
            <text:p>6.675244</text:p>
          </table:table-cell>
          <table:table-cell office:value-type="float" office:value="6.5839975545" calcext:value-type="float">
            <text:p>6.5839975545</text:p>
          </table:table-cell>
          <table:table-cell table:formula="of:=POWER([.C1103]-6.75;2)" office:value-type="float" office:value="0.0275568119119805" calcext:value-type="float">
            <text:p>0.0275568119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6.672229" calcext:value-type="float">
            <text:p>6.672229</text:p>
          </table:table-cell>
          <table:table-cell office:value-type="float" office:value="6.5838044962" calcext:value-type="float">
            <text:p>6.5838044962</text:p>
          </table:table-cell>
          <table:table-cell table:formula="of:=POWER([.C1104]-6.75;2)" office:value-type="float" office:value="0.0276209454833358" calcext:value-type="float">
            <text:p>0.0276209455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6.669633" calcext:value-type="float">
            <text:p>6.669633</text:p>
          </table:table-cell>
          <table:table-cell office:value-type="float" office:value="6.5836152381" calcext:value-type="float">
            <text:p>6.5836152381</text:p>
          </table:table-cell>
          <table:table-cell table:formula="of:=POWER([.C1105]-6.75;2)" office:value-type="float" office:value="0.0276838889925196" calcext:value-type="float">
            <text:p>0.027683889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6.667459" calcext:value-type="float">
            <text:p>6.667459</text:p>
          </table:table-cell>
          <table:table-cell office:value-type="float" office:value="6.5834289339" calcext:value-type="float">
            <text:p>6.5834289339</text:p>
          </table:table-cell>
          <table:table-cell table:formula="of:=POWER([.C1106]-6.75;2)" office:value-type="float" office:value="0.0277459200616904" calcext:value-type="float">
            <text:p>0.0277459201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6.665709" calcext:value-type="float">
            <text:p>6.665709</text:p>
          </table:table-cell>
          <table:table-cell office:value-type="float" office:value="6.5832447327" calcext:value-type="float">
            <text:p>6.5832447327</text:p>
          </table:table-cell>
          <table:table-cell table:formula="of:=POWER([.C1107]-6.75;2)" office:value-type="float" office:value="0.0278073191722945" calcext:value-type="float">
            <text:p>0.0278073192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6.664381" calcext:value-type="float">
            <text:p>6.664381</text:p>
          </table:table-cell>
          <table:table-cell office:value-type="float" office:value="6.5830617819" calcext:value-type="float">
            <text:p>6.5830617819</text:p>
          </table:table-cell>
          <table:table-cell table:formula="of:=POWER([.C1108]-6.75;2)" office:value-type="float" office:value="0.0278683686624033" calcext:value-type="float">
            <text:p>0.0278683687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6.663469" calcext:value-type="float">
            <text:p>6.663469</text:p>
          </table:table-cell>
          <table:table-cell office:value-type="float" office:value="6.5828792335" calcext:value-type="float">
            <text:p>6.5828792335</text:p>
          </table:table-cell>
          <table:table-cell table:formula="of:=POWER([.C1109]-6.75;2)" office:value-type="float" office:value="0.0279293505955475" calcext:value-type="float">
            <text:p>0.0279293506</text:p>
          </table:table-cell>
          <table:table-cell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6.662965" calcext:value-type="float">
            <text:p>6.662965</text:p>
          </table:table-cell>
          <table:table-cell office:value-type="float" office:value="6.5826962504" calcext:value-type="float">
            <text:p>6.5826962504</text:p>
          </table:table-cell>
          <table:table-cell table:formula="of:=POWER([.C1110]-6.75;2)" office:value-type="float" office:value="0.0279905446302196" calcext:value-type="float">
            <text:p>0.0279905446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6.66286" calcext:value-type="float">
            <text:p>6.66286</text:p>
          </table:table-cell>
          <table:table-cell office:value-type="float" office:value="6.5825120123" calcext:value-type="float">
            <text:p>6.5825120123</text:p>
          </table:table-cell>
          <table:table-cell table:formula="of:=POWER([.C1111]-6.75;2)" office:value-type="float" office:value="0.0280522260237952" calcext:value-type="float">
            <text:p>0.028052226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6.663139" calcext:value-type="float">
            <text:p>6.663139</text:p>
          </table:table-cell>
          <table:table-cell office:value-type="float" office:value="6.5823257158" calcext:value-type="float">
            <text:p>6.5823257158</text:p>
          </table:table-cell>
          <table:table-cell table:formula="of:=POWER([.C1112]-6.75;2)" office:value-type="float" office:value="0.0281146655819825" calcext:value-type="float">
            <text:p>0.0281146656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6.663787" calcext:value-type="float">
            <text:p>6.663787</text:p>
          </table:table-cell>
          <table:table-cell office:value-type="float" office:value="6.5821365868" calcext:value-type="float">
            <text:p>6.5821365868</text:p>
          </table:table-cell>
          <table:table-cell table:formula="of:=POWER([.C1113]-6.75;2)" office:value-type="float" office:value="0.028178125491154" calcext:value-type="float">
            <text:p>0.0281781255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6.664784" calcext:value-type="float">
            <text:p>6.664784</text:p>
          </table:table-cell>
          <table:table-cell office:value-type="float" office:value="6.5819438802" calcext:value-type="float">
            <text:p>6.5819438802</text:p>
          </table:table-cell>
          <table:table-cell table:formula="of:=POWER([.C1114]-6.75;2)" office:value-type="float" office:value="0.028242859402232" calcext:value-type="float">
            <text:p>0.0282428594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6.666111" calcext:value-type="float">
            <text:p>6.666111</text:p>
          </table:table-cell>
          <table:table-cell office:value-type="float" office:value="6.5817468925" calcext:value-type="float">
            <text:p>6.5817468925</text:p>
          </table:table-cell>
          <table:table-cell table:formula="of:=POWER([.C1115]-6.75;2)" office:value-type="float" office:value="0.0283091081834066" calcext:value-type="float">
            <text:p>0.0283091082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6.667743" calcext:value-type="float">
            <text:p>6.667743</text:p>
          </table:table-cell>
          <table:table-cell office:value-type="float" office:value="6.5815449585" calcext:value-type="float">
            <text:p>6.5815449585</text:p>
          </table:table-cell>
          <table:table-cell table:formula="of:=POWER([.C1116]-6.75;2)" office:value-type="float" office:value="0.0283771010067666" calcext:value-type="float">
            <text:p>0.028377101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6.669656" calcext:value-type="float">
            <text:p>6.669656</text:p>
          </table:table-cell>
          <table:table-cell office:value-type="float" office:value="6.5813374639" calcext:value-type="float">
            <text:p>6.5813374639</text:p>
          </table:table-cell>
          <table:table-cell table:formula="of:=POWER([.C1117]-6.75;2)" office:value-type="float" office:value="0.0284470510836839" calcext:value-type="float">
            <text:p>0.0284470511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6.671824" calcext:value-type="float">
            <text:p>6.671824</text:p>
          </table:table-cell>
          <table:table-cell office:value-type="float" office:value="6.5811238464" calcext:value-type="float">
            <text:p>6.5811238464</text:p>
          </table:table-cell>
          <table:table-cell table:formula="of:=POWER([.C1118]-6.75;2)" office:value-type="float" office:value="0.0285191552547309" calcext:value-type="float">
            <text:p>0.0285191553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6.674216" calcext:value-type="float">
            <text:p>6.674216</text:p>
          </table:table-cell>
          <table:table-cell office:value-type="float" office:value="6.5809035975" calcext:value-type="float">
            <text:p>6.5809035975</text:p>
          </table:table-cell>
          <table:table-cell table:formula="of:=POWER([.C1119]-6.75;2)" office:value-type="float" office:value="0.028593593338442" calcext:value-type="float">
            <text:p>0.0285935933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6.676803" calcext:value-type="float">
            <text:p>6.676803</text:p>
          </table:table-cell>
          <table:table-cell office:value-type="float" office:value="6.580676278" calcext:value-type="float">
            <text:p>6.580676278</text:p>
          </table:table-cell>
          <table:table-cell table:formula="of:=POWER([.C1120]-6.75;2)" office:value-type="float" office:value="0.0286705228319332" calcext:value-type="float">
            <text:p>0.0286705228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6.679554" calcext:value-type="float">
            <text:p>6.679554</text:p>
          </table:table-cell>
          <table:table-cell office:value-type="float" office:value="6.5804415131" calcext:value-type="float">
            <text:p>6.5804415131</text:p>
          </table:table-cell>
          <table:table-cell table:formula="of:=POWER([.C1121]-6.75;2)" office:value-type="float" office:value="0.0287500804798174" calcext:value-type="float">
            <text:p>0.0287500805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6.682435" calcext:value-type="float">
            <text:p>6.682435</text:p>
          </table:table-cell>
          <table:table-cell office:value-type="float" office:value="6.5801989954" calcext:value-type="float">
            <text:p>6.5801989954</text:p>
          </table:table-cell>
          <table:table-cell table:formula="of:=POWER([.C1122]-6.75;2)" office:value-type="float" office:value="0.0288323811631692" calcext:value-type="float">
            <text:p>0.0288323812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6.685413" calcext:value-type="float">
            <text:p>6.685413</text:p>
          </table:table-cell>
          <table:table-cell office:value-type="float" office:value="6.5799484977" calcext:value-type="float">
            <text:p>6.5799484977</text:p>
          </table:table-cell>
          <table:table-cell table:formula="of:=POWER([.C1123]-6.75;2)" office:value-type="float" office:value="0.0289175134344868" calcext:value-type="float">
            <text:p>0.0289175134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6.688454" calcext:value-type="float">
            <text:p>6.688454</text:p>
          </table:table-cell>
          <table:table-cell office:value-type="float" office:value="6.5796898679" calcext:value-type="float">
            <text:p>6.5796898679</text:p>
          </table:table-cell>
          <table:table-cell table:formula="of:=POWER([.C1124]-6.75;2)" office:value-type="float" office:value="0.0290055410959195" calcext:value-type="float">
            <text:p>0.0290055411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6.691523" calcext:value-type="float">
            <text:p>6.691523</text:p>
          </table:table-cell>
          <table:table-cell office:value-type="float" office:value="6.5794230353" calcext:value-type="float">
            <text:p>6.5794230353</text:p>
          </table:table-cell>
          <table:table-cell table:formula="of:=POWER([.C1125]-6.75;2)" office:value-type="float" office:value="0.0290965008862652" calcext:value-type="float">
            <text:p>0.0290965009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6.694585" calcext:value-type="float">
            <text:p>6.694585</text:p>
          </table:table-cell>
          <table:table-cell office:value-type="float" office:value="6.5791480123" calcext:value-type="float">
            <text:p>6.5791480123</text:p>
          </table:table-cell>
          <table:table-cell table:formula="of:=POWER([.C1126]-6.75;2)" office:value-type="float" office:value="0.0291904017010409" calcext:value-type="float">
            <text:p>0.0291904017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6.697605" calcext:value-type="float">
            <text:p>6.697605</text:p>
          </table:table-cell>
          <table:table-cell office:value-type="float" office:value="6.578864894" calcext:value-type="float">
            <text:p>6.578864894</text:p>
          </table:table-cell>
          <table:table-cell table:formula="of:=POWER([.C1127]-6.75;2)" office:value-type="float" office:value="0.0292872245056311" calcext:value-type="float">
            <text:p>0.0292872245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6.700549" calcext:value-type="float">
            <text:p>6.700549</text:p>
          </table:table-cell>
          <table:table-cell office:value-type="float" office:value="6.5785738648" calcext:value-type="float">
            <text:p>6.5785738648</text:p>
          </table:table-cell>
          <table:table-cell table:formula="of:=POWER([.C1128]-6.75;2)" office:value-type="float" office:value="0.0293869198296087" calcext:value-type="float">
            <text:p>0.0293869198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6.70338" calcext:value-type="float">
            <text:p>6.70338</text:p>
          </table:table-cell>
          <table:table-cell office:value-type="float" office:value="6.578275192" calcext:value-type="float">
            <text:p>6.578275192</text:p>
          </table:table-cell>
          <table:table-cell table:formula="of:=POWER([.C1129]-6.75;2)" office:value-type="float" office:value="0.029489409682637" calcext:value-type="float">
            <text:p>0.0294894097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6.706067" calcext:value-type="float">
            <text:p>6.706067</text:p>
          </table:table-cell>
          <table:table-cell office:value-type="float" office:value="6.577969235" calcext:value-type="float">
            <text:p>6.577969235</text:p>
          </table:table-cell>
          <table:table-cell table:formula="of:=POWER([.C1130]-6.75;2)" office:value-type="float" office:value="0.0295945841064851" calcext:value-type="float">
            <text:p>0.0295945841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6.708576" calcext:value-type="float">
            <text:p>6.708576</text:p>
          </table:table-cell>
          <table:table-cell office:value-type="float" office:value="6.5776564347" calcext:value-type="float">
            <text:p>6.5776564347</text:p>
          </table:table-cell>
          <table:table-cell table:formula="of:=POWER([.C1131]-6.75;2)" office:value-type="float" office:value="0.0297023045003155" calcext:value-type="float">
            <text:p>0.0297023045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6.710874" calcext:value-type="float">
            <text:p>6.710874</text:p>
          </table:table-cell>
          <table:table-cell office:value-type="float" office:value="6.5773373164" calcext:value-type="float">
            <text:p>6.5773373164</text:p>
          </table:table-cell>
          <table:table-cell table:formula="of:=POWER([.C1132]-6.75;2)" office:value-type="float" office:value="0.0298124023079539" calcext:value-type="float">
            <text:p>0.0298124023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6.712931" calcext:value-type="float">
            <text:p>6.712931</text:p>
          </table:table-cell>
          <table:table-cell office:value-type="float" office:value="6.5770124916" calcext:value-type="float">
            <text:p>6.5770124916</text:p>
          </table:table-cell>
          <table:table-cell table:formula="of:=POWER([.C1133]-6.75;2)" office:value-type="float" office:value="0.0299246780624402" calcext:value-type="float">
            <text:p>0.0299246781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6.714718" calcext:value-type="float">
            <text:p>6.714718</text:p>
          </table:table-cell>
          <table:table-cell office:value-type="float" office:value="6.5766826513" calcext:value-type="float">
            <text:p>6.5766826513</text:p>
          </table:table-cell>
          <table:table-cell table:formula="of:=POWER([.C1134]-6.75;2)" office:value-type="float" office:value="0.0300389033603972" calcext:value-type="float">
            <text:p>0.0300389034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6.716207" calcext:value-type="float">
            <text:p>6.716207</text:p>
          </table:table-cell>
          <table:table-cell office:value-type="float" office:value="6.5763485622" calcext:value-type="float">
            <text:p>6.5763485622</text:p>
          </table:table-cell>
          <table:table-cell table:formula="of:=POWER([.C1135]-6.75;2)" office:value-type="float" office:value="0.0301548218500074" calcext:value-type="float">
            <text:p>0.0301548219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6.717371" calcext:value-type="float">
            <text:p>6.717371</text:p>
          </table:table-cell>
          <table:table-cell office:value-type="float" office:value="6.5760110676" calcext:value-type="float">
            <text:p>6.5760110676</text:p>
          </table:table-cell>
          <table:table-cell table:formula="of:=POWER([.C1136]-6.75;2)" office:value-type="float" office:value="0.0302721485976919" calcext:value-type="float">
            <text:p>0.0302721486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6.718186" calcext:value-type="float">
            <text:p>6.718186</text:p>
          </table:table-cell>
          <table:table-cell office:value-type="float" office:value="6.5756710783" calcext:value-type="float">
            <text:p>6.5756710783</text:p>
          </table:table-cell>
          <table:table-cell table:formula="of:=POWER([.C1137]-6.75;2)" office:value-type="float" office:value="0.0303905729410847" calcext:value-type="float">
            <text:p>0.0303905729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6.71863" calcext:value-type="float">
            <text:p>6.71863</text:p>
          </table:table-cell>
          <table:table-cell office:value-type="float" office:value="6.5753295699" calcext:value-type="float">
            <text:p>6.5753295699</text:p>
          </table:table-cell>
          <table:table-cell table:formula="of:=POWER([.C1138]-6.75;2)" office:value-type="float" office:value="0.030509759151319" calcext:value-type="float">
            <text:p>0.0305097592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6.718683" calcext:value-type="float">
            <text:p>6.718683</text:p>
          </table:table-cell>
          <table:table-cell office:value-type="float" office:value="6.5749875791" calcext:value-type="float">
            <text:p>6.5749875791</text:p>
          </table:table-cell>
          <table:table-cell table:formula="of:=POWER([.C1139]-6.75;2)" office:value-type="float" office:value="0.0306293474692787" calcext:value-type="float">
            <text:p>0.0306293475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6.718327" calcext:value-type="float">
            <text:p>6.718327</text:p>
          </table:table-cell>
          <table:table-cell office:value-type="float" office:value="6.5746461951" calcext:value-type="float">
            <text:p>6.5746461951</text:p>
          </table:table-cell>
          <table:table-cell table:formula="of:=POWER([.C1140]-6.75;2)" office:value-type="float" office:value="0.0307489568929074" calcext:value-type="float">
            <text:p>0.0307489569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6.717545" calcext:value-type="float">
            <text:p>6.717545</text:p>
          </table:table-cell>
          <table:table-cell office:value-type="float" office:value="6.574306553" calcext:value-type="float">
            <text:p>6.574306553</text:p>
          </table:table-cell>
          <table:table-cell table:formula="of:=POWER([.C1141]-6.75;2)" office:value-type="float" office:value="0.030868187318742" calcext:value-type="float">
            <text:p>0.0308681873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6.716325" calcext:value-type="float">
            <text:p>6.716325</text:p>
          </table:table-cell>
          <table:table-cell office:value-type="float" office:value="6.5739698326" calcext:value-type="float">
            <text:p>6.5739698326</text:p>
          </table:table-cell>
          <table:table-cell table:formula="of:=POWER([.C1142]-6.75;2)" office:value-type="float" office:value="0.0309866198348722" calcext:value-type="float">
            <text:p>0.0309866198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6.714656" calcext:value-type="float">
            <text:p>6.714656</text:p>
          </table:table-cell>
          <table:table-cell office:value-type="float" office:value="6.5736372427" calcext:value-type="float">
            <text:p>6.5736372427</text:p>
          </table:table-cell>
          <table:table-cell table:formula="of:=POWER([.C1143]-6.75;2)" office:value-type="float" office:value="0.0311038221624586" calcext:value-type="float">
            <text:p>0.0311038222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6.712528" calcext:value-type="float">
            <text:p>6.712528</text:p>
          </table:table-cell>
          <table:table-cell office:value-type="float" office:value="6.57331002" calcext:value-type="float">
            <text:p>6.57331002</text:p>
          </table:table-cell>
          <table:table-cell table:formula="of:=POWER([.C1144]-6.75;2)" office:value-type="float" office:value="0.0312193490324004" calcext:value-type="float">
            <text:p>0.031219349</text:p>
          </table:table-cell>
          <table:table-cell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6.709936" calcext:value-type="float">
            <text:p>6.709936</text:p>
          </table:table-cell>
          <table:table-cell office:value-type="float" office:value="6.5729894224" calcext:value-type="float">
            <text:p>6.5729894224</text:p>
          </table:table-cell>
          <table:table-cell table:formula="of:=POWER([.C1145]-6.75;2)" office:value-type="float" office:value="0.0313327445822856" calcext:value-type="float">
            <text:p>0.0313327446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6.706875" calcext:value-type="float">
            <text:p>6.706875</text:p>
          </table:table-cell>
          <table:table-cell office:value-type="float" office:value="6.5726767143" calcext:value-type="float">
            <text:p>6.5726767143</text:p>
          </table:table-cell>
          <table:table-cell table:formula="of:=POWER([.C1146]-6.75;2)" office:value-type="float" office:value="0.0314435476514438" calcext:value-type="float">
            <text:p>0.0314435477</text:p>
          </table:table-cell>
          <table:table-cell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6.703346" calcext:value-type="float">
            <text:p>6.703346</text:p>
          </table:table-cell>
          <table:table-cell office:value-type="float" office:value="6.5723731674" calcext:value-type="float">
            <text:p>6.5723731674</text:p>
          </table:table-cell>
          <table:table-cell table:formula="of:=POWER([.C1147]-6.75;2)" office:value-type="float" office:value="0.0315512916595083" calcext:value-type="float">
            <text:p>0.0315512917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6.699348" calcext:value-type="float">
            <text:p>6.699348</text:p>
          </table:table-cell>
          <table:table-cell office:value-type="float" office:value="6.5720800415" calcext:value-type="float">
            <text:p>6.5720800415</text:p>
          </table:table-cell>
          <table:table-cell table:formula="of:=POWER([.C1148]-6.75;2)" office:value-type="float" office:value="0.0316555116326419" calcext:value-type="float">
            <text:p>0.0316555116</text:p>
          </table:table-cell>
          <table:table-cell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6.694886" calcext:value-type="float">
            <text:p>6.694886</text:p>
          </table:table-cell>
          <table:table-cell office:value-type="float" office:value="6.5717985899" calcext:value-type="float">
            <text:p>6.5717985899</text:p>
          </table:table-cell>
          <table:table-cell table:formula="of:=POWER([.C1149]-6.75;2)" office:value-type="float" office:value="0.0317557425616283" calcext:value-type="float">
            <text:p>0.0317557426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6.689965" calcext:value-type="float">
            <text:p>6.689965</text:p>
          </table:table-cell>
          <table:table-cell office:value-type="float" office:value="6.5715300384" calcext:value-type="float">
            <text:p>6.5715300384</text:p>
          </table:table-cell>
          <table:table-cell table:formula="of:=POWER([.C1150]-6.75;2)" office:value-type="float" office:value="0.0318515271935056" calcext:value-type="float">
            <text:p>0.0318515272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6.684593" calcext:value-type="float">
            <text:p>6.684593</text:p>
          </table:table-cell>
          <table:table-cell office:value-type="float" office:value="6.5712755868" calcext:value-type="float">
            <text:p>6.5712755868</text:p>
          </table:table-cell>
          <table:table-cell table:formula="of:=POWER([.C1151]-6.75;2)" office:value-type="float" office:value="0.0319424158736844" calcext:value-type="float">
            <text:p>0.0319424159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6.678782" calcext:value-type="float">
            <text:p>6.678782</text:p>
          </table:table-cell>
          <table:table-cell office:value-type="float" office:value="6.5710363963" calcext:value-type="float">
            <text:p>6.5710363963</text:p>
          </table:table-cell>
          <table:table-cell table:formula="of:=POWER([.C1152]-6.75;2)" office:value-type="float" office:value="0.0320279714492906" calcext:value-type="float">
            <text:p>0.0320279714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6.672543" calcext:value-type="float">
            <text:p>6.672543</text:p>
          </table:table-cell>
          <table:table-cell office:value-type="float" office:value="6.5708135806" calcext:value-type="float">
            <text:p>6.5708135806</text:p>
          </table:table-cell>
          <table:table-cell table:formula="of:=POWER([.C1153]-6.75;2)" office:value-type="float" office:value="0.0321077728973926" calcext:value-type="float">
            <text:p>0.0321077729</text:p>
          </table:table-cell>
          <table:table-cell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6.665892" calcext:value-type="float">
            <text:p>6.665892</text:p>
          </table:table-cell>
          <table:table-cell office:value-type="float" office:value="6.5706082028" calcext:value-type="float">
            <text:p>6.5706082028</text:p>
          </table:table-cell>
          <table:table-cell table:formula="of:=POWER([.C1154]-6.75;2)" office:value-type="float" office:value="0.032181416902646" calcext:value-type="float">
            <text:p>0.0321814169</text:p>
          </table:table-cell>
          <table:table-cell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6.658846" calcext:value-type="float">
            <text:p>6.658846</text:p>
          </table:table-cell>
          <table:table-cell office:value-type="float" office:value="6.5704212642" calcext:value-type="float">
            <text:p>6.5704212642</text:p>
          </table:table-cell>
          <table:table-cell table:formula="of:=POWER([.C1155]-6.75;2)" office:value-type="float" office:value="0.0322485223515261" calcext:value-type="float">
            <text:p>0.0322485224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6.651422" calcext:value-type="float">
            <text:p>6.651422</text:p>
          </table:table-cell>
          <table:table-cell office:value-type="float" office:value="6.5702536989" calcext:value-type="float">
            <text:p>6.5702536989</text:p>
          </table:table-cell>
          <table:table-cell table:formula="of:=POWER([.C1156]-6.75;2)" office:value-type="float" office:value="0.0323087327591318" calcext:value-type="float">
            <text:p>0.0323087328</text:p>
          </table:table-cell>
          <table:table-cell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6.643643" calcext:value-type="float">
            <text:p>6.643643</text:p>
          </table:table-cell>
          <table:table-cell office:value-type="float" office:value="6.5701063733" calcext:value-type="float">
            <text:p>6.5701063733</text:p>
          </table:table-cell>
          <table:table-cell table:formula="of:=POWER([.C1157]-6.75;2)" office:value-type="float" office:value="0.032361716927279" calcext:value-type="float">
            <text:p>0.0323617169</text:p>
          </table:table-cell>
          <table:table-cell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6.63553" calcext:value-type="float">
            <text:p>6.63553</text:p>
          </table:table-cell>
          <table:table-cell office:value-type="float" office:value="6.5699800676" calcext:value-type="float">
            <text:p>6.5699800676</text:p>
          </table:table-cell>
          <table:table-cell table:formula="of:=POWER([.C1158]-6.75;2)" office:value-type="float" office:value="0.0324071760613007" calcext:value-type="float">
            <text:p>0.0324071761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6.627108" calcext:value-type="float">
            <text:p>6.627108</text:p>
          </table:table-cell>
          <table:table-cell office:value-type="float" office:value="6.5698754823" calcext:value-type="float">
            <text:p>6.5698754823</text:p>
          </table:table-cell>
          <table:table-cell table:formula="of:=POWER([.C1159]-6.75;2)" office:value-type="float" office:value="0.0324448418766574" calcext:value-type="float">
            <text:p>0.0324448419</text:p>
          </table:table-cell>
          <table:table-cell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6.618402" calcext:value-type="float">
            <text:p>6.618402</text:p>
          </table:table-cell>
          <table:table-cell office:value-type="float" office:value="6.5697932289" calcext:value-type="float">
            <text:p>6.5697932289</text:p>
          </table:table-cell>
          <table:table-cell table:formula="of:=POWER([.C1160]-6.75;2)" office:value-type="float" office:value="0.0324744803502878" calcext:value-type="float">
            <text:p>0.0324744804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6.609441" calcext:value-type="float">
            <text:p>6.609441</text:p>
          </table:table-cell>
          <table:table-cell office:value-type="float" office:value="6.5697338264" calcext:value-type="float">
            <text:p>6.5697338264</text:p>
          </table:table-cell>
          <table:table-cell table:formula="of:=POWER([.C1161]-6.75;2)" office:value-type="float" office:value="0.0324958933443852" calcext:value-type="float">
            <text:p>0.0324958933</text:p>
          </table:table-cell>
          <table:table-cell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6.600254" calcext:value-type="float">
            <text:p>6.600254</text:p>
          </table:table-cell>
          <table:table-cell office:value-type="float" office:value="6.5696976959" calcext:value-type="float">
            <text:p>6.5696976959</text:p>
          </table:table-cell>
          <table:table-cell table:formula="of:=POWER([.C1162]-6.75;2)" office:value-type="float" office:value="0.0325089208637687" calcext:value-type="float">
            <text:p>0.0325089209</text:p>
          </table:table-cell>
          <table:table-cell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6.590871" calcext:value-type="float">
            <text:p>6.590871</text:p>
          </table:table-cell>
          <table:table-cell office:value-type="float" office:value="6.5696851598" calcext:value-type="float">
            <text:p>6.5696851598</text:p>
          </table:table-cell>
          <table:table-cell table:formula="of:=POWER([.C1163]-6.75;2)" office:value-type="float" office:value="0.0325134415963516" calcext:value-type="float">
            <text:p>0.0325134416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6.581324" calcext:value-type="float">
            <text:p>6.581324</text:p>
          </table:table-cell>
          <table:table-cell office:value-type="float" office:value="6.5696964378" calcext:value-type="float">
            <text:p>6.5696964378</text:p>
          </table:table-cell>
          <table:table-cell table:formula="of:=POWER([.C1164]-6.75;2)" office:value-type="float" office:value="0.0325093745420092" calcext:value-type="float">
            <text:p>0.0325093745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6.571646" calcext:value-type="float">
            <text:p>6.571646</text:p>
          </table:table-cell>
          <table:table-cell office:value-type="float" office:value="6.5697316498" calcext:value-type="float">
            <text:p>6.5697316498</text:p>
          </table:table-cell>
          <table:table-cell table:formula="of:=POWER([.C1165]-6.75;2)" office:value-type="float" office:value="0.03249667808383" calcext:value-type="float">
            <text:p>0.0324966781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6.561872" calcext:value-type="float">
            <text:p>6.561872</text:p>
          </table:table-cell>
          <table:table-cell office:value-type="float" office:value="6.5697908095" calcext:value-type="float">
            <text:p>6.5697908095</text:p>
          </table:table-cell>
          <table:table-cell table:formula="of:=POWER([.C1166]-6.75;2)" office:value-type="float" office:value="0.0324753523406654" calcext:value-type="float">
            <text:p>0.0324753523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6.552036" calcext:value-type="float">
            <text:p>6.552036</text:p>
          </table:table-cell>
          <table:table-cell office:value-type="float" office:value="6.5698738295" calcext:value-type="float">
            <text:p>6.5698738295</text:p>
          </table:table-cell>
          <table:table-cell table:formula="of:=POWER([.C1167]-6.75;2)" office:value-type="float" office:value="0.0324454372989952" calcext:value-type="float">
            <text:p>0.0324454373</text:p>
          </table:table-cell>
          <table:table-cell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6.542175" calcext:value-type="float">
            <text:p>6.542175</text:p>
          </table:table-cell>
          <table:table-cell office:value-type="float" office:value="6.5699805161" calcext:value-type="float">
            <text:p>6.5699805161</text:p>
          </table:table-cell>
          <table:table-cell table:formula="of:=POWER([.C1168]-6.75;2)" office:value-type="float" office:value="0.0324070145836223" calcext:value-type="float">
            <text:p>0.0324070146</text:p>
          </table:table-cell>
          <table:table-cell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6.532327" calcext:value-type="float">
            <text:p>6.532327</text:p>
          </table:table-cell>
          <table:table-cell office:value-type="float" office:value="6.5701105776" calcext:value-type="float">
            <text:p>6.5701105776</text:p>
          </table:table-cell>
          <table:table-cell table:formula="of:=POWER([.C1169]-6.75;2)" office:value-type="float" office:value="0.0323602042914055" calcext:value-type="float">
            <text:p>0.0323602043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6.522529" calcext:value-type="float">
            <text:p>6.522529</text:p>
          </table:table-cell>
          <table:table-cell office:value-type="float" office:value="6.570263619" calcext:value-type="float">
            <text:p>6.570263619</text:p>
          </table:table-cell>
          <table:table-cell table:formula="of:=POWER([.C1170]-6.75;2)" office:value-type="float" office:value="0.032305166654977" calcext:value-type="float">
            <text:p>0.0323051667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6.51282" calcext:value-type="float">
            <text:p>6.51282</text:p>
          </table:table-cell>
          <table:table-cell office:value-type="float" office:value="6.5704391475" calcext:value-type="float">
            <text:p>6.5704391475</text:p>
          </table:table-cell>
          <table:table-cell table:formula="of:=POWER([.C1171]-6.75;2)" office:value-type="float" office:value="0.0322420997505267" calcext:value-type="float">
            <text:p>0.0322420998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6.503238" calcext:value-type="float">
            <text:p>6.503238</text:p>
          </table:table-cell>
          <table:table-cell office:value-type="float" office:value="6.5706365776" calcext:value-type="float">
            <text:p>6.5706365776</text:p>
          </table:table-cell>
          <table:table-cell table:formula="of:=POWER([.C1172]-6.75;2)" office:value-type="float" office:value="0.0321712372950408" calcext:value-type="float">
            <text:p>0.0321712373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6.493823" calcext:value-type="float">
            <text:p>6.493823</text:p>
          </table:table-cell>
          <table:table-cell office:value-type="float" office:value="6.5708552335" calcext:value-type="float">
            <text:p>6.5708552335</text:p>
          </table:table-cell>
          <table:table-cell table:formula="of:=POWER([.C1173]-6.75;2)" office:value-type="float" office:value="0.0320928473643396" calcext:value-type="float">
            <text:p>0.0320928474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6.484615" calcext:value-type="float">
            <text:p>6.484615</text:p>
          </table:table-cell>
          <table:table-cell office:value-type="float" office:value="6.5710943518" calcext:value-type="float">
            <text:p>6.5710943518</text:p>
          </table:table-cell>
          <table:table-cell table:formula="of:=POWER([.C1174]-6.75;2)" office:value-type="float" office:value="0.0320072309578621" calcext:value-type="float">
            <text:p>0.032007231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6.475652" calcext:value-type="float">
            <text:p>6.475652</text:p>
          </table:table-cell>
          <table:table-cell office:value-type="float" office:value="6.571353086" calcext:value-type="float">
            <text:p>6.571353086</text:p>
          </table:table-cell>
          <table:table-cell table:formula="of:=POWER([.C1175]-6.75;2)" office:value-type="float" office:value="0.0319147198817233" calcext:value-type="float">
            <text:p>0.0319147199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6.466973" calcext:value-type="float">
            <text:p>6.466973</text:p>
          </table:table-cell>
          <table:table-cell office:value-type="float" office:value="6.5716305161" calcext:value-type="float">
            <text:p>6.5716305161</text:p>
          </table:table-cell>
          <table:table-cell table:formula="of:=POWER([.C1176]-6.75;2)" office:value-type="float" office:value="0.0318156727867524" calcext:value-type="float">
            <text:p>0.0318156728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6.458618" calcext:value-type="float">
            <text:p>6.458618</text:p>
          </table:table-cell>
          <table:table-cell office:value-type="float" office:value="6.5719256513" calcext:value-type="float">
            <text:p>6.5719256513</text:p>
          </table:table-cell>
          <table:table-cell table:formula="of:=POWER([.C1177]-6.75;2)" office:value-type="float" office:value="0.0317104736649292" calcext:value-type="float">
            <text:p>0.0317104737</text:p>
          </table:table-cell>
          <table:table-cell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6.450623" calcext:value-type="float">
            <text:p>6.450623</text:p>
          </table:table-cell>
          <table:table-cell office:value-type="float" office:value="6.5722374316" calcext:value-type="float">
            <text:p>6.5722374316</text:p>
          </table:table-cell>
          <table:table-cell table:formula="of:=POWER([.C1178]-6.75;2)" office:value-type="float" office:value="0.0315995307241648" calcext:value-type="float">
            <text:p>0.0315995307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6.443026" calcext:value-type="float">
            <text:p>6.443026</text:p>
          </table:table-cell>
          <table:table-cell office:value-type="float" office:value="6.5725647435" calcext:value-type="float">
            <text:p>6.5725647435</text:p>
          </table:table-cell>
          <table:table-cell table:formula="of:=POWER([.C1179]-6.75;2)" office:value-type="float" office:value="0.0314832702492208" calcext:value-type="float">
            <text:p>0.0314832702</text:p>
          </table:table-cell>
          <table:table-cell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6.435862" calcext:value-type="float">
            <text:p>6.435862</text:p>
          </table:table-cell>
          <table:table-cell office:value-type="float" office:value="6.5729064209" calcext:value-type="float">
            <text:p>6.5729064209</text:p>
          </table:table-cell>
          <table:table-cell table:formula="of:=POWER([.C1180]-6.75;2)" office:value-type="float" office:value="0.031362135758448" calcext:value-type="float">
            <text:p>0.0313621358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6.429165" calcext:value-type="float">
            <text:p>6.429165</text:p>
          </table:table-cell>
          <table:table-cell office:value-type="float" office:value="6.5732612535" calcext:value-type="float">
            <text:p>6.5732612535</text:p>
          </table:table-cell>
          <table:table-cell table:formula="of:=POWER([.C1181]-6.75;2)" office:value-type="float" office:value="0.0312365845143912" calcext:value-type="float">
            <text:p>0.0312365845</text:p>
          </table:table-cell>
          <table:table-cell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6.422969" calcext:value-type="float">
            <text:p>6.422969</text:p>
          </table:table-cell>
          <table:table-cell office:value-type="float" office:value="6.5736279923" calcext:value-type="float">
            <text:p>6.5736279923</text:p>
          </table:table-cell>
          <table:table-cell table:formula="of:=POWER([.C1182]-6.75;2)" office:value-type="float" office:value="0.0311070851001287" calcext:value-type="float">
            <text:p>0.0311070851</text:p>
          </table:table-cell>
          <table:table-cell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6.417303" calcext:value-type="float">
            <text:p>6.417303</text:p>
          </table:table-cell>
          <table:table-cell office:value-type="float" office:value="6.574005361" calcext:value-type="float">
            <text:p>6.574005361</text:p>
          </table:table-cell>
          <table:table-cell table:formula="of:=POWER([.C1183]-6.75;2)" office:value-type="float" office:value="0.0309741129567402" calcext:value-type="float">
            <text:p>0.030974113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6.412195" calcext:value-type="float">
            <text:p>6.412195</text:p>
          </table:table-cell>
          <table:table-cell office:value-type="float" office:value="6.5743920599" calcext:value-type="float">
            <text:p>6.5743920599</text:p>
          </table:table-cell>
          <table:table-cell table:formula="of:=POWER([.C1184]-6.75;2)" office:value-type="float" office:value="0.0308381486261652" calcext:value-type="float">
            <text:p>0.0308381486</text:p>
          </table:table-cell>
          <table:table-cell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6.407671" calcext:value-type="float">
            <text:p>6.407671</text:p>
          </table:table-cell>
          <table:table-cell office:value-type="float" office:value="6.5747867773" calcext:value-type="float">
            <text:p>6.5747867773</text:p>
          </table:table-cell>
          <table:table-cell table:formula="of:=POWER([.C1185]-6.75;2)" office:value-type="float" office:value="0.0306996734089198" calcext:value-type="float">
            <text:p>0.0306996734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6.403754" calcext:value-type="float">
            <text:p>6.403754</text:p>
          </table:table-cell>
          <table:table-cell office:value-type="float" office:value="6.5751881935" calcext:value-type="float">
            <text:p>6.5751881935</text:p>
          </table:table-cell>
          <table:table-cell table:formula="of:=POWER([.C1186]-6.75;2)" office:value-type="float" office:value="0.0305591676917935" calcext:value-type="float">
            <text:p>0.0305591677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6.400464" calcext:value-type="float">
            <text:p>6.400464</text:p>
          </table:table-cell>
          <table:table-cell office:value-type="float" office:value="6.5755949923" calcext:value-type="float">
            <text:p>6.5755949923</text:p>
          </table:table-cell>
          <table:table-cell table:formula="of:=POWER([.C1187]-6.75;2)" office:value-type="float" office:value="0.030417106710837" calcext:value-type="float">
            <text:p>0.0304171067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6.397816" calcext:value-type="float">
            <text:p>6.397816</text:p>
          </table:table-cell>
          <table:table-cell office:value-type="float" office:value="6.5760058664" calcext:value-type="float">
            <text:p>6.5760058664</text:p>
          </table:table-cell>
          <table:table-cell table:formula="of:=POWER([.C1188]-6.75;2)" office:value-type="float" office:value="0.0302739585272146" calcext:value-type="float">
            <text:p>0.0302739585</text:p>
          </table:table-cell>
          <table:table-cell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6.395823" calcext:value-type="float">
            <text:p>6.395823</text:p>
          </table:table-cell>
          <table:table-cell office:value-type="float" office:value="6.5764195269" calcext:value-type="float">
            <text:p>6.5764195269</text:p>
          </table:table-cell>
          <table:table-cell table:formula="of:=POWER([.C1189]-6.75;2)" office:value-type="float" office:value="0.0301301806416199" calcext:value-type="float">
            <text:p>0.0301301806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6.394494" calcext:value-type="float">
            <text:p>6.394494</text:p>
          </table:table-cell>
          <table:table-cell office:value-type="float" office:value="6.5768347112" calcext:value-type="float">
            <text:p>6.5768347112</text:p>
          </table:table-cell>
          <table:table-cell table:formula="of:=POWER([.C1190]-6.75;2)" office:value-type="float" office:value="0.0299862172451874" calcext:value-type="float">
            <text:p>0.0299862172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6.393833" calcext:value-type="float">
            <text:p>6.393833</text:p>
          </table:table-cell>
          <table:table-cell office:value-type="float" office:value="6.5772501905" calcext:value-type="float">
            <text:p>6.5772501905</text:p>
          </table:table-cell>
          <table:table-cell table:formula="of:=POWER([.C1191]-6.75;2)" office:value-type="float" office:value="0.0298424966822863" calcext:value-type="float">
            <text:p>0.0298424967</text:p>
          </table:table-cell>
          <table:table-cell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6.393842" calcext:value-type="float">
            <text:p>6.393842</text:p>
          </table:table-cell>
          <table:table-cell office:value-type="float" office:value="6.5776647773" calcext:value-type="float">
            <text:p>6.5776647773</text:p>
          </table:table-cell>
          <table:table-cell table:formula="of:=POWER([.C1192]-6.75;2)" office:value-type="float" office:value="0.0296994289830586" calcext:value-type="float">
            <text:p>0.029699429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6.394515" calcext:value-type="float">
            <text:p>6.394515</text:p>
          </table:table-cell>
          <table:table-cell office:value-type="float" office:value="6.5780773287" calcext:value-type="float">
            <text:p>6.5780773287</text:p>
          </table:table-cell>
          <table:table-cell table:formula="of:=POWER([.C1193]-6.75;2)" office:value-type="float" office:value="0.0295574049069278" calcext:value-type="float">
            <text:p>0.0295574049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6.395844" calcext:value-type="float">
            <text:p>6.395844</text:p>
          </table:table-cell>
          <table:table-cell office:value-type="float" office:value="6.5784867619" calcext:value-type="float">
            <text:p>6.5784867619</text:p>
          </table:table-cell>
          <table:table-cell table:formula="of:=POWER([.C1194]-6.75;2)" office:value-type="float" office:value="0.0294167908435474" calcext:value-type="float">
            <text:p>0.0294167908</text:p>
          </table:table-cell>
          <table:table-cell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6.397816" calcext:value-type="float">
            <text:p>6.397816</text:p>
          </table:table-cell>
          <table:table-cell office:value-type="float" office:value="6.5788920553" calcext:value-type="float">
            <text:p>6.5788920553</text:p>
          </table:table-cell>
          <table:table-cell table:formula="of:=POWER([.C1195]-6.75;2)" office:value-type="float" office:value="0.0292779287394583" calcext:value-type="float">
            <text:p>0.0292779287</text:p>
          </table:table-cell>
          <table:table-cell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6.400414" calcext:value-type="float">
            <text:p>6.400414</text:p>
          </table:table-cell>
          <table:table-cell office:value-type="float" office:value="6.579292255" calcext:value-type="float">
            <text:p>6.579292255</text:p>
          </table:table-cell>
          <table:table-cell table:formula="of:=POWER([.C1196]-6.75;2)" office:value-type="float" office:value="0.0291411342029849" calcext:value-type="float">
            <text:p>0.0291411342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6.403613" calcext:value-type="float">
            <text:p>6.403613</text:p>
          </table:table-cell>
          <table:table-cell office:value-type="float" office:value="6.5796864823" calcext:value-type="float">
            <text:p>6.5796864823</text:p>
          </table:table-cell>
          <table:table-cell table:formula="of:=POWER([.C1197]-6.75;2)" office:value-type="float" office:value="0.0290066943113483" calcext:value-type="float">
            <text:p>0.0290066943</text:p>
          </table:table-cell>
          <table:table-cell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6.407387" calcext:value-type="float">
            <text:p>6.407387</text:p>
          </table:table-cell>
          <table:table-cell office:value-type="float" office:value="6.5800739401" calcext:value-type="float">
            <text:p>6.5800739401</text:p>
          </table:table-cell>
          <table:table-cell table:formula="of:=POWER([.C1198]-6.75;2)" office:value-type="float" office:value="0.0288748658331383" calcext:value-type="float">
            <text:p>0.0288748658</text:p>
          </table:table-cell>
          <table:table-cell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6.411703" calcext:value-type="float">
            <text:p>6.411703</text:p>
          </table:table-cell>
          <table:table-cell office:value-type="float" office:value="6.5804539171" calcext:value-type="float">
            <text:p>6.5804539171</text:p>
          </table:table-cell>
          <table:table-cell table:formula="of:=POWER([.C1199]-6.75;2)" office:value-type="float" office:value="0.0287458742267337" calcext:value-type="float">
            <text:p>0.0287458742</text:p>
          </table:table-cell>
          <table:table-cell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6.416524" calcext:value-type="float">
            <text:p>6.416524</text:p>
          </table:table-cell>
          <table:table-cell office:value-type="float" office:value="6.5808257942" calcext:value-type="float">
            <text:p>6.5808257942</text:p>
          </table:table-cell>
          <table:table-cell table:formula="of:=POWER([.C1200]-6.75;2)" office:value-type="float" office:value="0.0286199119080608" calcext:value-type="float">
            <text:p>0.0286199119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.42181" calcext:value-type="float">
            <text:p>6.42181</text:p>
          </table:table-cell>
          <table:table-cell office:value-type="float" office:value="6.5811890476" calcext:value-type="float">
            <text:p>6.5811890476</text:p>
          </table:table-cell>
          <table:table-cell table:formula="of:=POWER([.C1201]-6.75;2)" office:value-type="float" office:value="0.0284971376501952" calcext:value-type="float">
            <text:p>0.0284971377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6.427513" calcext:value-type="float">
            <text:p>6.427513</text:p>
          </table:table-cell>
          <table:table-cell office:value-type="float" office:value="6.5815432519" calcext:value-type="float">
            <text:p>6.5815432519</text:p>
          </table:table-cell>
          <table:table-cell table:formula="of:=POWER([.C1202]-6.75;2)" office:value-type="float" office:value="0.0283776759804267" calcext:value-type="float">
            <text:p>0.028377676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6.433584" calcext:value-type="float">
            <text:p>6.433584</text:p>
          </table:table-cell>
          <table:table-cell office:value-type="float" office:value="6.5818880876" calcext:value-type="float">
            <text:p>6.5818880876</text:p>
          </table:table-cell>
          <table:table-cell table:formula="of:=POWER([.C1203]-6.75;2)" office:value-type="float" office:value="0.0282616150907852" calcext:value-type="float">
            <text:p>0.0282616151</text:p>
          </table:table-cell>
          <table:table-cell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6.43997" calcext:value-type="float">
            <text:p>6.43997</text:p>
          </table:table-cell>
          <table:table-cell office:value-type="float" office:value="6.5822233395" calcext:value-type="float">
            <text:p>6.5822233395</text:p>
          </table:table-cell>
          <table:table-cell table:formula="of:=POWER([.C1204]-6.75;2)" office:value-type="float" office:value="0.0281490078085321" calcext:value-type="float">
            <text:p>0.0281490078</text:p>
          </table:table-cell>
          <table:table-cell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6.446612" calcext:value-type="float">
            <text:p>6.446612</text:p>
          </table:table-cell>
          <table:table-cell office:value-type="float" office:value="6.5825489002" calcext:value-type="float">
            <text:p>6.5825489002</text:p>
          </table:table-cell>
          <table:table-cell table:formula="of:=POWER([.C1205]-6.75;2)" office:value-type="float" office:value="0.0280398708242296" calcext:value-type="float">
            <text:p>0.0280398708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6.453449" calcext:value-type="float">
            <text:p>6.453449</text:p>
          </table:table-cell>
          <table:table-cell office:value-type="float" office:value="6.5828647742" calcext:value-type="float">
            <text:p>6.5828647742</text:p>
          </table:table-cell>
          <table:table-cell table:formula="of:=POWER([.C1206]-6.75;2)" office:value-type="float" office:value="0.027934183703217" calcext:value-type="float">
            <text:p>0.0279341837</text:p>
          </table:table-cell>
          <table:table-cell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6.460417" calcext:value-type="float">
            <text:p>6.460417</text:p>
          </table:table-cell>
          <table:table-cell office:value-type="float" office:value="6.5831710783" calcext:value-type="float">
            <text:p>6.5831710783</text:p>
          </table:table-cell>
          <table:table-cell table:formula="of:=POWER([.C1207]-6.75;2)" office:value-type="float" office:value="0.0278318891155846" calcext:value-type="float">
            <text:p>0.0278318891</text:p>
          </table:table-cell>
          <table:table-cell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6.46745" calcext:value-type="float">
            <text:p>6.46745</text:p>
          </table:table-cell>
          <table:table-cell office:value-type="float" office:value="6.5834680415" calcext:value-type="float">
            <text:p>6.5834680415</text:p>
          </table:table-cell>
          <table:table-cell table:formula="of:=POWER([.C1208]-6.75;2)" office:value-type="float" office:value="0.0277328932018458" calcext:value-type="float">
            <text:p>0.0277328932</text:p>
          </table:table-cell>
          <table:table-cell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6.474478" calcext:value-type="float">
            <text:p>6.474478</text:p>
          </table:table-cell>
          <table:table-cell office:value-type="float" office:value="6.5837560061" calcext:value-type="float">
            <text:p>6.5837560061</text:p>
          </table:table-cell>
          <table:table-cell table:formula="of:=POWER([.C1209]-6.75;2)" office:value-type="float" office:value="0.0276370655078233" calcext:value-type="float">
            <text:p>0.0276370655</text:p>
          </table:table-cell>
          <table:table-cell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6.48143" calcext:value-type="float">
            <text:p>6.48143</text:p>
          </table:table-cell>
          <table:table-cell office:value-type="float" office:value="6.584035427" calcext:value-type="float">
            <text:p>6.584035427</text:p>
          </table:table-cell>
          <table:table-cell table:formula="of:=POWER([.C1210]-6.75;2)" office:value-type="float" office:value="0.0275442394910724" calcext:value-type="float">
            <text:p>0.0275442395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6.488233" calcext:value-type="float">
            <text:p>6.488233</text:p>
          </table:table-cell>
          <table:table-cell office:value-type="float" office:value="6.584306871" calcext:value-type="float">
            <text:p>6.584306871</text:p>
          </table:table-cell>
          <table:table-cell table:formula="of:=POWER([.C1211]-6.75;2)" office:value-type="float" office:value="0.0274542129978107" calcext:value-type="float">
            <text:p>0.027454213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6.494814" calcext:value-type="float">
            <text:p>6.494814</text:p>
          </table:table-cell>
          <table:table-cell office:value-type="float" office:value="6.5845710154" calcext:value-type="float">
            <text:p>6.5845710154</text:p>
          </table:table-cell>
          <table:table-cell table:formula="of:=POWER([.C1212]-6.75;2)" office:value-type="float" office:value="0.0273667489457871" calcext:value-type="float">
            <text:p>0.0273667489</text:p>
          </table:table-cell>
          <table:table-cell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6.501099" calcext:value-type="float">
            <text:p>6.501099</text:p>
          </table:table-cell>
          <table:table-cell office:value-type="float" office:value="6.5848286467" calcext:value-type="float">
            <text:p>6.5848286467</text:p>
          </table:table-cell>
          <table:table-cell table:formula="of:=POWER([.C1213]-6.75;2)" office:value-type="float" office:value="0.0272815759509534" calcext:value-type="float">
            <text:p>0.027281576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6.507012" calcext:value-type="float">
            <text:p>6.507012</text:p>
          </table:table-cell>
          <table:table-cell office:value-type="float" office:value="6.5850806559" calcext:value-type="float">
            <text:p>6.5850806559</text:p>
          </table:table-cell>
          <table:table-cell table:formula="of:=POWER([.C1214]-6.75;2)" office:value-type="float" office:value="0.0271983900583743" calcext:value-type="float">
            <text:p>0.0271983901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6.51248" calcext:value-type="float">
            <text:p>6.51248</text:p>
          </table:table-cell>
          <table:table-cell office:value-type="float" office:value="6.5853280384" calcext:value-type="float">
            <text:p>6.5853280384</text:p>
          </table:table-cell>
          <table:table-cell table:formula="of:=POWER([.C1215]-6.75;2)" office:value-type="float" office:value="0.0271168549371918" calcext:value-type="float">
            <text:p>0.0271168549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6.51743" calcext:value-type="float">
            <text:p>6.51743</text:p>
          </table:table-cell>
          <table:table-cell office:value-type="float" office:value="6.5855718909" calcext:value-type="float">
            <text:p>6.5855718909</text:p>
          </table:table-cell>
          <table:table-cell table:formula="of:=POWER([.C1216]-6.75;2)" office:value-type="float" office:value="0.0270366030622016" calcext:value-type="float">
            <text:p>0.0270366031</text:p>
          </table:table-cell>
          <table:table-cell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6.521789" calcext:value-type="float">
            <text:p>6.521789</text:p>
          </table:table-cell>
          <table:table-cell office:value-type="float" office:value="6.5858134025" calcext:value-type="float">
            <text:p>6.5858134025</text:p>
          </table:table-cell>
          <table:table-cell table:formula="of:=POWER([.C1217]-6.75;2)" office:value-type="float" office:value="0.0269572387986269" calcext:value-type="float">
            <text:p>0.0269572388</text:p>
          </table:table-cell>
          <table:table-cell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6.525487" calcext:value-type="float">
            <text:p>6.525487</text:p>
          </table:table-cell>
          <table:table-cell office:value-type="float" office:value="6.5860538541" calcext:value-type="float">
            <text:p>6.5860538541</text:p>
          </table:table-cell>
          <table:table-cell table:formula="of:=POWER([.C1218]-6.75;2)" office:value-type="float" office:value="0.026878338755464" calcext:value-type="float">
            <text:p>0.0268783388</text:p>
          </table:table-cell>
          <table:table-cell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6.528457" calcext:value-type="float">
            <text:p>6.528457</text:p>
          </table:table-cell>
          <table:table-cell office:value-type="float" office:value="6.586294616" calcext:value-type="float">
            <text:p>6.586294616</text:p>
          </table:table-cell>
          <table:table-cell table:formula="of:=POWER([.C1219]-6.75;2)" office:value-type="float" office:value="0.0267994527505875" calcext:value-type="float">
            <text:p>0.0267994528</text:p>
          </table:table-cell>
          <table:table-cell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6.530632" calcext:value-type="float">
            <text:p>6.530632</text:p>
          </table:table-cell>
          <table:table-cell office:value-type="float" office:value="6.5865371352" calcext:value-type="float">
            <text:p>6.5865371352</text:p>
          </table:table-cell>
          <table:table-cell table:formula="of:=POWER([.C1220]-6.75;2)" office:value-type="float" office:value="0.0267201081686229" calcext:value-type="float">
            <text:p>0.0267201082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6.531951" calcext:value-type="float">
            <text:p>6.531951</text:p>
          </table:table-cell>
          <table:table-cell office:value-type="float" office:value="6.586782937" calcext:value-type="float">
            <text:p>6.586782937</text:p>
          </table:table-cell>
          <table:table-cell table:formula="of:=POWER([.C1221]-6.75;2)" office:value-type="float" office:value="0.0266398096543461" calcext:value-type="float">
            <text:p>0.0266398097</text:p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6.532355" calcext:value-type="float">
            <text:p>6.532355</text:p>
          </table:table-cell>
          <table:table-cell office:value-type="float" office:value="6.5870336129" calcext:value-type="float">
            <text:p>6.5870336129</text:p>
          </table:table-cell>
          <table:table-cell table:formula="of:=POWER([.C1222]-6.75;2)" office:value-type="float" office:value="0.026558043324427" calcext:value-type="float">
            <text:p>0.0265580433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6.531789" calcext:value-type="float">
            <text:p>6.531789</text:p>
          </table:table-cell>
          <table:table-cell office:value-type="float" office:value="6.5872908187" calcext:value-type="float">
            <text:p>6.5872908187</text:p>
          </table:table-cell>
          <table:table-cell table:formula="of:=POWER([.C1223]-6.75;2)" office:value-type="float" office:value="0.0264742776793164" calcext:value-type="float">
            <text:p>0.0264742777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6.530203" calcext:value-type="float">
            <text:p>6.530203</text:p>
          </table:table-cell>
          <table:table-cell office:value-type="float" office:value="6.5875562673" calcext:value-type="float">
            <text:p>6.5875562673</text:p>
          </table:table-cell>
          <table:table-cell table:formula="of:=POWER([.C1224]-6.75;2)" office:value-type="float" office:value="0.026387966293509" calcext:value-type="float">
            <text:p>0.0263879663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6.527552" calcext:value-type="float">
            <text:p>6.527552</text:p>
          </table:table-cell>
          <table:table-cell office:value-type="float" office:value="6.5878317158" calcext:value-type="float">
            <text:p>6.5878317158</text:p>
          </table:table-cell>
          <table:table-cell table:formula="of:=POWER([.C1225]-6.75;2)" office:value-type="float" office:value="0.0262985524003719" calcext:value-type="float">
            <text:p>0.0262985524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6.523794" calcext:value-type="float">
            <text:p>6.523794</text:p>
          </table:table-cell>
          <table:table-cell office:value-type="float" office:value="6.5881189631" calcext:value-type="float">
            <text:p>6.5881189631</text:p>
          </table:table-cell>
          <table:table-cell table:formula="of:=POWER([.C1226]-6.75;2)" office:value-type="float" office:value="0.0262054701078191" calcext:value-type="float">
            <text:p>0.0262054701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6.518896" calcext:value-type="float">
            <text:p>6.518896</text:p>
          </table:table-cell>
          <table:table-cell office:value-type="float" office:value="6.5884198433" calcext:value-type="float">
            <text:p>6.5884198433</text:p>
          </table:table-cell>
          <table:table-cell table:formula="of:=POWER([.C1227]-6.75;2)" office:value-type="float" office:value="0.0261081470391967" calcext:value-type="float">
            <text:p>0.026108147</text:p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6.512826" calcext:value-type="float">
            <text:p>6.512826</text:p>
          </table:table-cell>
          <table:table-cell office:value-type="float" office:value="6.588736212" calcext:value-type="float">
            <text:p>6.588736212</text:p>
          </table:table-cell>
          <table:table-cell table:formula="of:=POWER([.C1228]-6.75;2)" office:value-type="float" office:value="0.026006009320109" calcext:value-type="float">
            <text:p>0.0260060093</text:p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6.50556" calcext:value-type="float">
            <text:p>6.50556</text:p>
          </table:table-cell>
          <table:table-cell office:value-type="float" office:value="6.5890699462" calcext:value-type="float">
            <text:p>6.5890699462</text:p>
          </table:table-cell>
          <table:table-cell table:formula="of:=POWER([.C1229]-6.75;2)" office:value-type="float" office:value="0.0258984822160708" calcext:value-type="float">
            <text:p>0.0258984822</text:p>
          </table:table-cell>
          <table:table-cell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6.497081" calcext:value-type="float">
            <text:p>6.497081</text:p>
          </table:table-cell>
          <table:table-cell office:value-type="float" office:value="6.5894229309" calcext:value-type="float">
            <text:p>6.5894229309</text:p>
          </table:table-cell>
          <table:table-cell table:formula="of:=POWER([.C1230]-6.75;2)" office:value-type="float" office:value="0.0257849951207463" calcext:value-type="float">
            <text:p>0.0257849951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6.487376" calcext:value-type="float">
            <text:p>6.487376</text:p>
          </table:table-cell>
          <table:table-cell office:value-type="float" office:value="6.5897970492" calcext:value-type="float">
            <text:p>6.5897970492</text:p>
          </table:table-cell>
          <table:table-cell table:formula="of:=POWER([.C1231]-6.75;2)" office:value-type="float" office:value="0.0256649854450274" calcext:value-type="float">
            <text:p>0.0256649854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6.476438" calcext:value-type="float">
            <text:p>6.476438</text:p>
          </table:table-cell>
          <table:table-cell office:value-type="float" office:value="6.5901941797" calcext:value-type="float">
            <text:p>6.5901941797</text:p>
          </table:table-cell>
          <table:table-cell table:formula="of:=POWER([.C1232]-6.75;2)" office:value-type="float" office:value="0.0255379002017559" calcext:value-type="float">
            <text:p>0.0255379002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6.464265" calcext:value-type="float">
            <text:p>6.464265</text:p>
          </table:table-cell>
          <table:table-cell office:value-type="float" office:value="6.5906161859" calcext:value-type="float">
            <text:p>6.5906161859</text:p>
          </table:table-cell>
          <table:table-cell table:formula="of:=POWER([.C1233]-6.75;2)" office:value-type="float" office:value="0.0254032001970633" calcext:value-type="float">
            <text:p>0.0254032002</text:p>
          </table:table-cell>
          <table:table-cell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6.45086" calcext:value-type="float">
            <text:p>6.45086</text:p>
          </table:table-cell>
          <table:table-cell office:value-type="float" office:value="6.5910649109" calcext:value-type="float">
            <text:p>6.5910649109</text:p>
          </table:table-cell>
          <table:table-cell table:formula="of:=POWER([.C1234]-6.75;2)" office:value-type="float" office:value="0.0252603625472249" calcext:value-type="float">
            <text:p>0.0252603625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6.436232" calcext:value-type="float">
            <text:p>6.436232</text:p>
          </table:table-cell>
          <table:table-cell office:value-type="float" office:value="6.5915421705" calcext:value-type="float">
            <text:p>6.5915421705</text:p>
          </table:table-cell>
          <table:table-cell table:formula="of:=POWER([.C1235]-6.75;2)" office:value-type="float" office:value="0.025108883729851" calcext:value-type="float">
            <text:p>0.0251088837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6.420393" calcext:value-type="float">
            <text:p>6.420393</text:p>
          </table:table-cell>
          <table:table-cell office:value-type="float" office:value="6.5920497465" calcext:value-type="float">
            <text:p>6.5920497465</text:p>
          </table:table-cell>
          <table:table-cell table:formula="of:=POWER([.C1236]-6.75;2)" office:value-type="float" office:value="0.0249482825807143" calcext:value-type="float">
            <text:p>0.0249482826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6.403356" calcext:value-type="float">
            <text:p>6.403356</text:p>
          </table:table-cell>
          <table:table-cell office:value-type="float" office:value="6.592589384" calcext:value-type="float">
            <text:p>6.592589384</text:p>
          </table:table-cell>
          <table:table-cell table:formula="of:=POWER([.C1237]-6.75;2)" office:value-type="float" office:value="0.0247781020294994" calcext:value-type="float">
            <text:p>0.024778102</text:p>
          </table:table-cell>
          <table:table-cell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6.385136" calcext:value-type="float">
            <text:p>6.385136</text:p>
          </table:table-cell>
          <table:table-cell office:value-type="float" office:value="6.593162788" calcext:value-type="float">
            <text:p>6.593162788</text:p>
          </table:table-cell>
          <table:table-cell table:formula="of:=POWER([.C1238]-6.75;2)" office:value-type="float" office:value="0.024597911067933" calcext:value-type="float">
            <text:p>0.0245979111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6.365748" calcext:value-type="float">
            <text:p>6.365748</text:p>
          </table:table-cell>
          <table:table-cell office:value-type="float" office:value="6.5937716252" calcext:value-type="float">
            <text:p>6.5937716252</text:p>
          </table:table-cell>
          <table:table-cell table:formula="of:=POWER([.C1239]-6.75;2)" office:value-type="float" office:value="0.0244073050926491" calcext:value-type="float">
            <text:p>0.0244073051</text:p>
          </table:table-cell>
          <table:table-cell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6.345201" calcext:value-type="float">
            <text:p>6.345201</text:p>
          </table:table-cell>
          <table:table-cell office:value-type="float" office:value="6.5944175269" calcext:value-type="float">
            <text:p>6.5944175269</text:p>
          </table:table-cell>
          <table:table-cell table:formula="of:=POWER([.C1240]-6.75;2)" office:value-type="float" office:value="0.0242059059359122" calcext:value-type="float">
            <text:p>0.0242059059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6.323499" calcext:value-type="float">
            <text:p>6.323499</text:p>
          </table:table-cell>
          <table:table-cell office:value-type="float" office:value="6.5951020937" calcext:value-type="float">
            <text:p>6.5951020937</text:p>
          </table:table-cell>
          <table:table-cell table:formula="of:=POWER([.C1241]-6.75;2)" office:value-type="float" office:value="0.0239933613761237" calcext:value-type="float">
            <text:p>0.0239933614</text:p>
          </table:table-cell>
          <table:table-cell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6.30063" calcext:value-type="float">
            <text:p>6.30063</text:p>
          </table:table-cell>
          <table:table-cell office:value-type="float" office:value="6.5958269124" calcext:value-type="float">
            <text:p>6.5958269124</text:p>
          </table:table-cell>
          <table:table-cell table:formula="of:=POWER([.C1242]-6.75;2)" office:value-type="float" office:value="0.0237693409401174" calcext:value-type="float">
            <text:p>0.0237693409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6.27656" calcext:value-type="float">
            <text:p>6.27656</text:p>
          </table:table-cell>
          <table:table-cell office:value-type="float" office:value="6.5965935776" calcext:value-type="float">
            <text:p>6.5965935776</text:p>
          </table:table-cell>
          <table:table-cell table:formula="of:=POWER([.C1243]-6.75;2)" office:value-type="float" office:value="0.0235335304335672" calcext:value-type="float">
            <text:p>0.0235335304</text:p>
          </table:table-cell>
          <table:table-cell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6.251225" calcext:value-type="float">
            <text:p>6.251225</text:p>
          </table:table-cell>
          <table:table-cell office:value-type="float" office:value="6.5974037266" calcext:value-type="float">
            <text:p>6.5974037266</text:p>
          </table:table-cell>
          <table:table-cell table:formula="of:=POWER([.C1244]-6.75;2)" office:value-type="float" office:value="0.0232856226555677" calcext:value-type="float">
            <text:p>0.0232856227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6.224507" calcext:value-type="float">
            <text:p>6.224507</text:p>
          </table:table-cell>
          <table:table-cell office:value-type="float" office:value="6.5982590891" calcext:value-type="float">
            <text:p>6.5982590891</text:p>
          </table:table-cell>
          <table:table-cell table:formula="of:=POWER([.C1245]-6.75;2)" office:value-type="float" office:value="0.0230253040407618" calcext:value-type="float">
            <text:p>0.023025304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6.196213" calcext:value-type="float">
            <text:p>6.196213</text:p>
          </table:table-cell>
          <table:table-cell office:value-type="float" office:value="6.5991615714" calcext:value-type="float">
            <text:p>6.5991615714</text:p>
          </table:table-cell>
          <table:table-cell table:formula="of:=POWER([.C1246]-6.75;2)" office:value-type="float" office:value="0.0227522315425174" calcext:value-type="float">
            <text:p>0.0227522315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6.166026" calcext:value-type="float">
            <text:p>6.166026</text:p>
          </table:table-cell>
          <table:table-cell office:value-type="float" office:value="6.6001133687" calcext:value-type="float">
            <text:p>6.6001133687</text:p>
          </table:table-cell>
          <table:table-cell table:formula="of:=POWER([.C1247]-6.75;2)" office:value-type="float" office:value="0.0224660022424622" calcext:value-type="float">
            <text:p>0.0224660022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6.133433" calcext:value-type="float">
            <text:p>6.133433</text:p>
          </table:table-cell>
          <table:table-cell office:value-type="float" office:value="6.6011171628" calcext:value-type="float">
            <text:p>6.6011171628</text:p>
          </table:table-cell>
          <table:table-cell table:formula="of:=POWER([.C1248]-6.75;2)" office:value-type="float" office:value="0.0221660992127218" calcext:value-type="float">
            <text:p>0.0221660992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6.09759" calcext:value-type="float">
            <text:p>6.09759</text:p>
          </table:table-cell>
          <table:table-cell office:value-type="float" office:value="6.6021764209" calcext:value-type="float">
            <text:p>6.6021764209</text:p>
          </table:table-cell>
          <table:table-cell table:formula="of:=POWER([.C1249]-6.75;2)" office:value-type="float" office:value="0.0218518105379339" calcext:value-type="float">
            <text:p>0.0218518105</text:p>
          </table:table-cell>
          <table:table-cell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6.05707" calcext:value-type="float">
            <text:p>6.05707</text:p>
          </table:table-cell>
          <table:table-cell office:value-type="float" office:value="6.6032959048" calcext:value-type="float">
            <text:p>6.6032959048</text:p>
          </table:table-cell>
          <table:table-cell table:formula="of:=POWER([.C1250]-6.75;2)" office:value-type="float" office:value="0.0215220915484505" calcext:value-type="float">
            <text:p>0.0215220915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.00933" calcext:value-type="float">
            <text:p>6.00933</text:p>
          </table:table-cell>
          <table:table-cell office:value-type="float" office:value="6.6044825684" calcext:value-type="float">
            <text:p>6.6044825684</text:p>
          </table:table-cell>
          <table:table-cell table:formula="of:=POWER([.C1251]-6.75;2)" office:value-type="float" office:value="0.0211753228994607" calcext:value-type="float">
            <text:p>0.0211753229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5.949487" calcext:value-type="float">
            <text:p>5.949487</text:p>
          </table:table-cell>
          <table:table-cell office:value-type="float" office:value="6.6057472719" calcext:value-type="float">
            <text:p>6.6057472719</text:p>
          </table:table-cell>
          <table:table-cell table:formula="of:=POWER([.C1252]-6.75;2)" office:value-type="float" office:value="0.0208088495642924" calcext:value-type="float">
            <text:p>0.0208088496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5.867031" calcext:value-type="float">
            <text:p>5.867031</text:p>
          </table:table-cell>
          <table:table-cell office:value-type="float" office:value="6.6071083763" calcext:value-type="float">
            <text:p>6.6071083763</text:p>
          </table:table-cell>
          <table:table-cell table:formula="of:=POWER([.C1253]-6.75;2)" office:value-type="float" office:value="0.0204180161236223" calcext:value-type="float">
            <text:p>0.0204180161</text:p>
          </table:table-cell>
          <table:table-cell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5.734799" calcext:value-type="float">
            <text:p>5.734799</text:p>
          </table:table-cell>
          <table:table-cell office:value-type="float" office:value="6.6086003886" calcext:value-type="float">
            <text:p>6.6086003886</text:p>
          </table:table-cell>
          <table:table-cell table:formula="of:=POWER([.C1254]-6.75;2)" office:value-type="float" office:value="0.019993850104071" calcext:value-type="float">
            <text:p>0.0199938501</text:p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5.455255" calcext:value-type="float">
            <text:p>5.455255</text:p>
          </table:table-cell>
          <table:table-cell office:value-type="float" office:value="6.6102995438" calcext:value-type="float">
            <text:p>6.6102995438</text:p>
          </table:table-cell>
          <table:table-cell table:formula="of:=POWER([.C1255]-6.75;2)" office:value-type="float" office:value="0.0195162174624881" calcext:value-type="float">
            <text:p>0.0195162175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4.199618" calcext:value-type="float">
            <text:p>4.199618</text:p>
          </table:table-cell>
          <table:table-cell office:value-type="float" office:value="6.6124319017" calcext:value-type="float">
            <text:p>6.6124319017</text:p>
          </table:table-cell>
          <table:table-cell table:formula="of:=POWER([.C1256]-6.75;2)" office:value-type="float" office:value="0.0189249816698785" calcext:value-type="float">
            <text:p>0.0189249817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8.594739" calcext:value-type="float">
            <text:p>8.594739</text:p>
          </table:table-cell>
          <table:table-cell office:value-type="float" office:value="6.6164966129" calcext:value-type="float">
            <text:p>6.6164966129</text:p>
          </table:table-cell>
          <table:table-cell table:formula="of:=POWER([.C1257]-6.75;2)" office:value-type="float" office:value="0.0178231543671725" calcext:value-type="float">
            <text:p>0.0178231544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6.820312" calcext:value-type="float">
            <text:p>6.820312</text:p>
          </table:table-cell>
          <table:table-cell office:value-type="float" office:value="6.6138133379" calcext:value-type="float">
            <text:p>6.6138133379</text:p>
          </table:table-cell>
          <table:table-cell table:formula="of:=POWER([.C1258]-6.75;2)" office:value-type="float" office:value="0.0185468069339396" calcext:value-type="float">
            <text:p>0.0185468069</text:p>
          </table:table-cell>
          <table:table-cell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6.506357" calcext:value-type="float">
            <text:p>6.506357</text:p>
          </table:table-cell>
          <table:table-cell office:value-type="float" office:value="6.6138588894" calcext:value-type="float">
            <text:p>6.6138588894</text:p>
          </table:table-cell>
          <table:table-cell table:formula="of:=POWER([.C1259]-6.75;2)" office:value-type="float" office:value="0.0185344019954013" calcext:value-type="float">
            <text:p>0.018534402</text:p>
          </table:table-cell>
          <table:table-cell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6.370317" calcext:value-type="float">
            <text:p>6.370317</text:p>
          </table:table-cell>
          <table:table-cell office:value-type="float" office:value="6.6143896221" calcext:value-type="float">
            <text:p>6.6143896221</text:p>
          </table:table-cell>
          <table:table-cell table:formula="of:=POWER([.C1260]-6.75;2)" office:value-type="float" office:value="0.0183901745941808" calcext:value-type="float">
            <text:p>0.0183901746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6.29258" calcext:value-type="float">
            <text:p>6.29258</text:p>
          </table:table-cell>
          <table:table-cell office:value-type="float" office:value="6.6151320246" calcext:value-type="float">
            <text:p>6.6151320246</text:p>
          </table:table-cell>
          <table:table-cell table:formula="of:=POWER([.C1261]-6.75;2)" office:value-type="float" office:value="0.0181893707884949" calcext:value-type="float">
            <text:p>0.0181893708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6.241807" calcext:value-type="float">
            <text:p>6.241807</text:p>
          </table:table-cell>
          <table:table-cell office:value-type="float" office:value="6.6159963257" calcext:value-type="float">
            <text:p>6.6159963257</text:p>
          </table:table-cell>
          <table:table-cell table:formula="of:=POWER([.C1262]-6.75;2)" office:value-type="float" office:value="0.0179569847259004" calcext:value-type="float">
            <text:p>0.0179569847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6.206199" calcext:value-type="float">
            <text:p>6.206199</text:p>
          </table:table-cell>
          <table:table-cell office:value-type="float" office:value="6.6169408925" calcext:value-type="float">
            <text:p>6.6169408925</text:p>
          </table:table-cell>
          <table:table-cell table:formula="of:=POWER([.C1263]-6.75;2)" office:value-type="float" office:value="0.0177047260886966" calcext:value-type="float">
            <text:p>0.0177047261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6.180332" calcext:value-type="float">
            <text:p>6.180332</text:p>
          </table:table-cell>
          <table:table-cell office:value-type="float" office:value="6.6179422197" calcext:value-type="float">
            <text:p>6.6179422197</text:p>
          </table:table-cell>
          <table:table-cell table:formula="of:=POWER([.C1264]-6.75;2)" office:value-type="float" office:value="0.0174392573377631" calcext:value-type="float">
            <text:p>0.0174392573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6.161367" calcext:value-type="float">
            <text:p>6.161367</text:p>
          </table:table-cell>
          <table:table-cell office:value-type="float" office:value="6.6189851352" calcext:value-type="float">
            <text:p>6.6189851352</text:p>
          </table:table-cell>
          <table:table-cell table:formula="of:=POWER([.C1265]-6.75;2)" office:value-type="float" office:value="0.0171648947985623" calcext:value-type="float">
            <text:p>0.0171648948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6.147675" calcext:value-type="float">
            <text:p>6.147675</text:p>
          </table:table-cell>
          <table:table-cell office:value-type="float" office:value="6.620058828" calcext:value-type="float">
            <text:p>6.620058828</text:p>
          </table:table-cell>
          <table:table-cell table:formula="of:=POWER([.C1266]-6.75;2)" office:value-type="float" office:value="0.0168847081807335" calcext:value-type="float">
            <text:p>0.0168847082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6.138245" calcext:value-type="float">
            <text:p>6.138245</text:p>
          </table:table-cell>
          <table:table-cell office:value-type="float" office:value="6.6211549892" calcext:value-type="float">
            <text:p>6.6211549892</text:p>
          </table:table-cell>
          <table:table-cell table:formula="of:=POWER([.C1267]-6.75;2)" office:value-type="float" office:value="0.0166010368080521" calcext:value-type="float">
            <text:p>0.0166010368</text:p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6.132415" calcext:value-type="float">
            <text:p>6.132415</text:p>
          </table:table-cell>
          <table:table-cell office:value-type="float" office:value="6.6222668679" calcext:value-type="float">
            <text:p>6.6222668679</text:p>
          </table:table-cell>
          <table:table-cell table:formula="of:=POWER([.C1268]-6.75;2)" office:value-type="float" office:value="0.0163157530360759" calcext:value-type="float">
            <text:p>0.016315753</text:p>
          </table:table-cell>
          <table:table-cell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6.129721" calcext:value-type="float">
            <text:p>6.129721</text:p>
          </table:table-cell>
          <table:table-cell office:value-type="float" office:value="6.6233887266" calcext:value-type="float">
            <text:p>6.6233887266</text:p>
          </table:table-cell>
          <table:table-cell table:formula="of:=POWER([.C1269]-6.75;2)" office:value-type="float" office:value="0.0160304145519696" calcext:value-type="float">
            <text:p>0.0160304146</text:p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6.129822" calcext:value-type="float">
            <text:p>6.129822</text:p>
          </table:table-cell>
          <table:table-cell office:value-type="float" office:value="6.6245155438" calcext:value-type="float">
            <text:p>6.6245155438</text:p>
          </table:table-cell>
          <table:table-cell table:formula="of:=POWER([.C1270]-6.75;2)" office:value-type="float" office:value="0.0157463487478096" calcext:value-type="float">
            <text:p>0.0157463487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6.13245" calcext:value-type="float">
            <text:p>6.13245</text:p>
          </table:table-cell>
          <table:table-cell office:value-type="float" office:value="6.6256428249" calcext:value-type="float">
            <text:p>6.6256428249</text:p>
          </table:table-cell>
          <table:table-cell table:formula="of:=POWER([.C1271]-6.75;2)" office:value-type="float" office:value="0.0154647069988521" calcext:value-type="float">
            <text:p>0.015464707</text:p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6.137387" calcext:value-type="float">
            <text:p>6.137387</text:p>
          </table:table-cell>
          <table:table-cell office:value-type="float" office:value="6.6267664854" calcext:value-type="float">
            <text:p>6.6267664854</text:p>
          </table:table-cell>
          <table:table-cell table:formula="of:=POWER([.C1272]-6.75;2)" office:value-type="float" office:value="0.0151864991206684" calcext:value-type="float">
            <text:p>0.0151864991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6.144442" calcext:value-type="float">
            <text:p>6.144442</text:p>
          </table:table-cell>
          <table:table-cell office:value-type="float" office:value="6.6278827803" calcext:value-type="float">
            <text:p>6.6278827803</text:p>
          </table:table-cell>
          <table:table-cell table:formula="of:=POWER([.C1273]-6.75;2)" office:value-type="float" office:value="0.014912615347258" calcext:value-type="float">
            <text:p>0.0149126153</text:p>
          </table:table-cell>
          <table:table-cell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6.153442" calcext:value-type="float">
            <text:p>6.153442</text:p>
          </table:table-cell>
          <table:table-cell office:value-type="float" office:value="6.6289882596" calcext:value-type="float">
            <text:p>6.6289882596</text:p>
          </table:table-cell>
          <table:table-cell table:formula="of:=POWER([.C1274]-6.75;2)" office:value-type="float" office:value="0.014643841314637" calcext:value-type="float">
            <text:p>0.0146438413</text:p>
          </table:table-cell>
          <table:table-cell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6.164228" calcext:value-type="float">
            <text:p>6.164228</text:p>
          </table:table-cell>
          <table:table-cell office:value-type="float" office:value="6.6300797435" calcext:value-type="float">
            <text:p>6.6300797435</text:p>
          </table:table-cell>
          <table:table-cell table:formula="of:=POWER([.C1275]-6.75;2)" office:value-type="float" office:value="0.0143808679190259" calcext:value-type="float">
            <text:p>0.0143808679</text:p>
          </table:table-cell>
          <table:table-cell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6.176643" calcext:value-type="float">
            <text:p>6.176643</text:p>
          </table:table-cell>
          <table:table-cell office:value-type="float" office:value="6.6311542995" calcext:value-type="float">
            <text:p>6.6311542995</text:p>
          </table:table-cell>
          <table:table-cell table:formula="of:=POWER([.C1276]-6.75;2)" office:value-type="float" office:value="0.0141243005273356" calcext:value-type="float">
            <text:p>0.0141243005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6.190538" calcext:value-type="float">
            <text:p>6.190538</text:p>
          </table:table-cell>
          <table:table-cell office:value-type="float" office:value="6.6322092442" calcext:value-type="float">
            <text:p>6.6322092442</text:p>
          </table:table-cell>
          <table:table-cell table:formula="of:=POWER([.C1277]-6.75;2)" office:value-type="float" office:value="0.0138746621519352" calcext:value-type="float">
            <text:p>0.0138746622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6.205761" calcext:value-type="float">
            <text:p>6.205761</text:p>
          </table:table-cell>
          <table:table-cell office:value-type="float" office:value="6.633242126" calcext:value-type="float">
            <text:p>6.633242126</text:p>
          </table:table-cell>
          <table:table-cell table:formula="of:=POWER([.C1278]-6.75;2)" office:value-type="float" office:value="0.0136324011409999" calcext:value-type="float">
            <text:p>0.0136324011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6.222163" calcext:value-type="float">
            <text:p>6.222163</text:p>
          </table:table-cell>
          <table:table-cell office:value-type="float" office:value="6.6342507373" calcext:value-type="float">
            <text:p>6.6342507373</text:p>
          </table:table-cell>
          <table:table-cell table:formula="of:=POWER([.C1279]-6.75;2)" office:value-type="float" office:value="0.0133978918155935" calcext:value-type="float">
            <text:p>0.0133978918</text:p>
          </table:table-cell>
          <table:table-cell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6.239594" calcext:value-type="float">
            <text:p>6.239594</text:p>
          </table:table-cell>
          <table:table-cell office:value-type="float" office:value="6.635233106" calcext:value-type="float">
            <text:p>6.635233106</text:p>
          </table:table-cell>
          <table:table-cell table:formula="of:=POWER([.C1280]-6.75;2)" office:value-type="float" office:value="0.0131714399584072" calcext:value-type="float">
            <text:p>0.01317144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6.257905" calcext:value-type="float">
            <text:p>6.257905</text:p>
          </table:table-cell>
          <table:table-cell office:value-type="float" office:value="6.6361875008" calcext:value-type="float">
            <text:p>6.6361875008</text:p>
          </table:table-cell>
          <table:table-cell table:formula="of:=POWER([.C1281]-6.75;2)" office:value-type="float" office:value="0.01295328497415" calcext:value-type="float">
            <text:p>0.012953285</text:p>
          </table:table-cell>
          <table:table-cell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6.276945" calcext:value-type="float">
            <text:p>6.276945</text:p>
          </table:table-cell>
          <table:table-cell office:value-type="float" office:value="6.6371124301" calcext:value-type="float">
            <text:p>6.6371124301</text:p>
          </table:table-cell>
          <table:table-cell table:formula="of:=POWER([.C1282]-6.75;2)" office:value-type="float" office:value="0.0127436034379273" calcext:value-type="float">
            <text:p>0.0127436034</text:p>
          </table:table-cell>
          <table:table-cell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6.296564" calcext:value-type="float">
            <text:p>6.296564</text:p>
          </table:table-cell>
          <table:table-cell office:value-type="float" office:value="6.6380066452" calcext:value-type="float">
            <text:p>6.6380066452</text:p>
          </table:table-cell>
          <table:table-cell table:formula="of:=POWER([.C1283]-6.75;2)" office:value-type="float" office:value="0.0125425115193587" calcext:value-type="float">
            <text:p>0.0125425115</text:p>
          </table:table-cell>
          <table:table-cell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6.316615" calcext:value-type="float">
            <text:p>6.316615</text:p>
          </table:table-cell>
          <table:table-cell office:value-type="float" office:value="6.6388691429" calcext:value-type="float">
            <text:p>6.6388691429</text:p>
          </table:table-cell>
          <table:table-cell table:formula="of:=POWER([.C1284]-6.75;2)" office:value-type="float" office:value="0.0123500673997806" calcext:value-type="float">
            <text:p>0.0123500674</text:p>
          </table:table-cell>
          <table:table-cell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6.336949" calcext:value-type="float">
            <text:p>6.336949</text:p>
          </table:table-cell>
          <table:table-cell office:value-type="float" office:value="6.6396991598" calcext:value-type="float">
            <text:p>6.6396991598</text:p>
          </table:table-cell>
          <table:table-cell table:formula="of:=POWER([.C1285]-6.75;2)" office:value-type="float" office:value="0.0121662753488259" calcext:value-type="float">
            <text:p>0.0121662753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6.357422" calcext:value-type="float">
            <text:p>6.357422</text:p>
          </table:table-cell>
          <table:table-cell office:value-type="float" office:value="6.6404961751" calcext:value-type="float">
            <text:p>6.6404961751</text:p>
          </table:table-cell>
          <table:table-cell table:formula="of:=POWER([.C1286]-6.75;2)" office:value-type="float" office:value="0.0119910876677299" calcext:value-type="float">
            <text:p>0.0119910877</text:p>
          </table:table-cell>
          <table:table-cell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6.377891" calcext:value-type="float">
            <text:p>6.377891</text:p>
          </table:table-cell>
          <table:table-cell office:value-type="float" office:value="6.6412599078" calcext:value-type="float">
            <text:p>6.6412599078</text:p>
          </table:table-cell>
          <table:table-cell table:formula="of:=POWER([.C1287]-6.75;2)" office:value-type="float" office:value="0.0118244076516644" calcext:value-type="float">
            <text:p>0.0118244077</text:p>
          </table:table-cell>
          <table:table-cell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6.39822" calcext:value-type="float">
            <text:p>6.39822</text:p>
          </table:table-cell>
          <table:table-cell office:value-type="float" office:value="6.6419903134" calcext:value-type="float">
            <text:p>6.6419903134</text:p>
          </table:table-cell>
          <table:table-cell table:formula="of:=POWER([.C1288]-6.75;2)" office:value-type="float" office:value="0.0116660923994302" calcext:value-type="float">
            <text:p>0.0116660924</text:p>
          </table:table-cell>
          <table:table-cell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6.418273" calcext:value-type="float">
            <text:p>6.418273</text:p>
          </table:table-cell>
          <table:table-cell office:value-type="float" office:value="6.642687573" calcext:value-type="float">
            <text:p>6.642687573</text:p>
          </table:table-cell>
          <table:table-cell table:formula="of:=POWER([.C1289]-6.75;2)" office:value-type="float" office:value="0.0115159569886304" calcext:value-type="float">
            <text:p>0.011515957</text:p>
          </table:table-cell>
          <table:table-cell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6.437923" calcext:value-type="float">
            <text:p>6.437923</text:p>
          </table:table-cell>
          <table:table-cell office:value-type="float" office:value="6.6433520952" calcext:value-type="float">
            <text:p>6.6433520952</text:p>
          </table:table-cell>
          <table:table-cell table:formula="of:=POWER([.C1290]-6.75;2)" office:value-type="float" office:value="0.0113737755982299" calcext:value-type="float">
            <text:p>0.0113737756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6.457047" calcext:value-type="float">
            <text:p>6.457047</text:p>
          </table:table-cell>
          <table:table-cell office:value-type="float" office:value="6.6439845023" calcext:value-type="float">
            <text:p>6.6439845023</text:p>
          </table:table-cell>
          <table:table-cell table:formula="of:=POWER([.C1291]-6.75;2)" office:value-type="float" office:value="0.0112392857525786" calcext:value-type="float">
            <text:p>0.0112392858</text:p>
          </table:table-cell>
          <table:table-cell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6.475528" calcext:value-type="float">
            <text:p>6.475528</text:p>
          </table:table-cell>
          <table:table-cell office:value-type="float" office:value="6.6445856221" calcext:value-type="float">
            <text:p>6.6445856221</text:p>
          </table:table-cell>
          <table:table-cell table:formula="of:=POWER([.C1292]-6.75;2)" office:value-type="float" office:value="0.011112191068044" calcext:value-type="float">
            <text:p>0.0111121911</text:p>
          </table:table-cell>
          <table:table-cell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6.493259" calcext:value-type="float">
            <text:p>6.493259</text:p>
          </table:table-cell>
          <table:table-cell office:value-type="float" office:value="6.6451564839" calcext:value-type="float">
            <text:p>6.6451564839</text:p>
          </table:table-cell>
          <table:table-cell table:formula="of:=POWER([.C1293]-6.75;2)" office:value-type="float" office:value="0.0109921628682109" calcext:value-type="float">
            <text:p>0.0109921629</text:p>
          </table:table-cell>
          <table:table-cell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6.510137" calcext:value-type="float">
            <text:p>6.510137</text:p>
          </table:table-cell>
          <table:table-cell office:value-type="float" office:value="6.6456982965" calcext:value-type="float">
            <text:p>6.6456982965</text:p>
          </table:table-cell>
          <table:table-cell table:formula="of:=POWER([.C1294]-6.75;2)" office:value-type="float" office:value="0.0108788453530019" calcext:value-type="float">
            <text:p>0.0108788454</text:p>
          </table:table-cell>
          <table:table-cell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6.52607" calcext:value-type="float">
            <text:p>6.52607</text:p>
          </table:table-cell>
          <table:table-cell office:value-type="float" office:value="6.6462124455" calcext:value-type="float">
            <text:p>6.6462124455</text:p>
          </table:table-cell>
          <table:table-cell table:formula="of:=POWER([.C1295]-6.75;2)" office:value-type="float" office:value="0.0107718564690905" calcext:value-type="float">
            <text:p>0.0107718565</text:p>
          </table:table-cell>
          <table:table-cell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6.540974" calcext:value-type="float">
            <text:p>6.540974</text:p>
          </table:table-cell>
          <table:table-cell office:value-type="float" office:value="6.6467004731" calcext:value-type="float">
            <text:p>6.6467004731</text:p>
          </table:table-cell>
          <table:table-cell table:formula="of:=POWER([.C1296]-6.75;2)" office:value-type="float" office:value="0.0106707922577638" calcext:value-type="float">
            <text:p>0.0106707923</text:p>
          </table:table-cell>
          <table:table-cell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6.554775" calcext:value-type="float">
            <text:p>6.554775</text:p>
          </table:table-cell>
          <table:table-cell office:value-type="float" office:value="6.6471640661" calcext:value-type="float">
            <text:p>6.6471640661</text:p>
          </table:table-cell>
          <table:table-cell table:formula="of:=POWER([.C1297]-6.75;2)" office:value-type="float" office:value="0.0105752293010851" calcext:value-type="float">
            <text:p>0.0105752293</text:p>
          </table:table-cell>
          <table:table-cell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6.567408" calcext:value-type="float">
            <text:p>6.567408</text:p>
          </table:table-cell>
          <table:table-cell office:value-type="float" office:value="6.6476050369" calcext:value-type="float">
            <text:p>6.6476050369</text:p>
          </table:table-cell>
          <table:table-cell table:formula="of:=POWER([.C1298]-6.75;2)" office:value-type="float" office:value="0.0104847284682504" calcext:value-type="float">
            <text:p>0.0104847285</text:p>
          </table:table-cell>
          <table:table-cell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6.578817" calcext:value-type="float">
            <text:p>6.578817</text:p>
          </table:table-cell>
          <table:table-cell office:value-type="float" office:value="6.6480253134" calcext:value-type="float">
            <text:p>6.6480253134</text:p>
          </table:table-cell>
          <table:table-cell table:formula="of:=POWER([.C1299]-6.75;2)" office:value-type="float" office:value="0.0103988367071683" calcext:value-type="float">
            <text:p>0.0103988367</text:p>
          </table:table-cell>
          <table:table-cell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6.588959" calcext:value-type="float">
            <text:p>6.588959</text:p>
          </table:table-cell>
          <table:table-cell office:value-type="float" office:value="6.6484269171" calcext:value-type="float">
            <text:p>6.6484269171</text:p>
          </table:table-cell>
          <table:table-cell table:formula="of:=POWER([.C1300]-6.75;2)" office:value-type="float" office:value="0.0103170911698102" calcext:value-type="float">
            <text:p>0.0103170912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.597798" calcext:value-type="float">
            <text:p>6.597798</text:p>
          </table:table-cell>
          <table:table-cell office:value-type="float" office:value="6.6488119462" calcext:value-type="float">
            <text:p>6.6488119462</text:p>
          </table:table-cell>
          <table:table-cell table:formula="of:=POWER([.C1301]-6.75;2)" office:value-type="float" office:value="0.0102390222318316" calcext:value-type="float">
            <text:p>0.0102390222</text:p>
          </table:table-cell>
          <table:table-cell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6.605312" calcext:value-type="float">
            <text:p>6.605312</text:p>
          </table:table-cell>
          <table:table-cell office:value-type="float" office:value="6.6491825607" calcext:value-type="float">
            <text:p>6.6491825607</text:p>
          </table:table-cell>
          <table:table-cell table:formula="of:=POWER([.C1302]-6.75;2)" office:value-type="float" office:value="0.0101641560670092" calcext:value-type="float">
            <text:p>0.0101641561</text:p>
          </table:table-cell>
          <table:table-cell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6.611487" calcext:value-type="float">
            <text:p>6.611487</text:p>
          </table:table-cell>
          <table:table-cell office:value-type="float" office:value="6.649540957" calcext:value-type="float">
            <text:p>6.649540957</text:p>
          </table:table-cell>
          <table:table-cell table:formula="of:=POWER([.C1303]-6.75;2)" office:value-type="float" office:value="0.0100920193204758" calcext:value-type="float">
            <text:p>0.0100920193</text:p>
          </table:table-cell>
          <table:table-cell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6.616322" calcext:value-type="float">
            <text:p>6.616322</text:p>
          </table:table-cell>
          <table:table-cell office:value-type="float" office:value="6.6498893564" calcext:value-type="float">
            <text:p>6.6498893564</text:p>
          </table:table-cell>
          <table:table-cell table:formula="of:=POWER([.C1304]-6.75;2)" office:value-type="float" office:value="0.0100221409620062" calcext:value-type="float">
            <text:p>0.010022141</text:p>
          </table:table-cell>
          <table:table-cell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6.619826" calcext:value-type="float">
            <text:p>6.619826</text:p>
          </table:table-cell>
          <table:table-cell office:value-type="float" office:value="6.6502299816" calcext:value-type="float">
            <text:p>6.6502299816</text:p>
          </table:table-cell>
          <table:table-cell table:formula="of:=POWER([.C1305]-6.75;2)" office:value-type="float" office:value="0.00995405657153636" calcext:value-type="float">
            <text:p>0.0099540566</text:p>
          </table:table-cell>
          <table:table-cell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6.622016" calcext:value-type="float">
            <text:p>6.622016</text:p>
          </table:table-cell>
          <table:table-cell office:value-type="float" office:value="6.6505650415" calcext:value-type="float">
            <text:p>6.6505650415</text:p>
          </table:table-cell>
          <table:table-cell table:formula="of:=POWER([.C1306]-6.75;2)" office:value-type="float" office:value="0.00988731097189669" calcext:value-type="float">
            <text:p>0.009887311</text:p>
          </table:table-cell>
          <table:table-cell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6.622922" calcext:value-type="float">
            <text:p>6.622922</text:p>
          </table:table-cell>
          <table:table-cell office:value-type="float" office:value="6.6508967112" calcext:value-type="float">
            <text:p>6.6508967112</text:p>
          </table:table-cell>
          <table:table-cell table:formula="of:=POWER([.C1307]-6.75;2)" office:value-type="float" office:value="0.00982146185097627" calcext:value-type="float">
            <text:p>0.0098214619</text:p>
          </table:table-cell>
          <table:table-cell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6.622584" calcext:value-type="float">
            <text:p>6.622584</text:p>
          </table:table-cell>
          <table:table-cell office:value-type="float" office:value="6.6512271167" calcext:value-type="float">
            <text:p>6.6512271167</text:p>
          </table:table-cell>
          <table:table-cell table:formula="of:=POWER([.C1308]-6.75;2)" office:value-type="float" office:value="0.00975608247539535" calcext:value-type="float">
            <text:p>0.0097560825</text:p>
          </table:table-cell>
          <table:table-cell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6.62105" calcext:value-type="float">
            <text:p>6.62105</text:p>
          </table:table-cell>
          <table:table-cell office:value-type="float" office:value="6.6515583134" calcext:value-type="float">
            <text:p>6.6515583134</text:p>
          </table:table-cell>
          <table:table-cell table:formula="of:=POWER([.C1309]-6.75;2)" office:value-type="float" office:value="0.00969076566065266" calcext:value-type="float">
            <text:p>0.0096907657</text:p>
          </table:table-cell>
          <table:table-cell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6.618378" calcext:value-type="float">
            <text:p>6.618378</text:p>
          </table:table-cell>
          <table:table-cell office:value-type="float" office:value="6.6518922719" calcext:value-type="float">
            <text:p>6.6518922719</text:p>
          </table:table-cell>
          <table:table-cell table:formula="of:=POWER([.C1310]-6.75;2)" office:value-type="float" office:value="0.00962512631294362" calcext:value-type="float">
            <text:p>0.0096251263</text:p>
          </table:table-cell>
          <table:table-cell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6.614634" calcext:value-type="float">
            <text:p>6.614634</text:p>
          </table:table-cell>
          <table:table-cell office:value-type="float" office:value="6.6522308618" calcext:value-type="float">
            <text:p>6.6522308618</text:p>
          </table:table-cell>
          <table:table-cell table:formula="of:=POWER([.C1311]-6.75;2)" office:value-type="float" office:value="0.00955880438437076" calcext:value-type="float">
            <text:p>0.0095588044</text:p>
          </table:table-cell>
          <table:table-cell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6.609892" calcext:value-type="float">
            <text:p>6.609892</text:p>
          </table:table-cell>
          <table:table-cell office:value-type="float" office:value="6.6525758387" calcext:value-type="float">
            <text:p>6.6525758387</text:p>
          </table:table-cell>
          <table:table-cell table:formula="of:=POWER([.C1312]-6.75;2)" office:value-type="float" office:value="0.00949146720500846" calcext:value-type="float">
            <text:p>0.0094914672</text:p>
          </table:table-cell>
          <table:table-cell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6.604235" calcext:value-type="float">
            <text:p>6.604235</text:p>
          </table:table-cell>
          <table:table-cell office:value-type="float" office:value="6.6529288295" calcext:value-type="float">
            <text:p>6.6529288295</text:p>
          </table:table-cell>
          <table:table-cell table:formula="of:=POWER([.C1313]-6.75;2)" office:value-type="float" office:value="0.00942281214223999" calcext:value-type="float">
            <text:p>0.0094228121</text:p>
          </table:table-cell>
          <table:table-cell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6.597748" calcext:value-type="float">
            <text:p>6.597748</text:p>
          </table:table-cell>
          <table:table-cell office:value-type="float" office:value="6.653291318" calcext:value-type="float">
            <text:p>6.653291318</text:p>
          </table:table-cell>
          <table:table-cell table:formula="of:=POWER([.C1314]-6.75;2)" office:value-type="float" office:value="0.00935256917417713" calcext:value-type="float">
            <text:p>0.0093525692</text:p>
          </table:table-cell>
          <table:table-cell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6.590526" calcext:value-type="float">
            <text:p>6.590526</text:p>
          </table:table-cell>
          <table:table-cell office:value-type="float" office:value="6.653664639" calcext:value-type="float">
            <text:p>6.653664639</text:p>
          </table:table-cell>
          <table:table-cell table:formula="of:=POWER([.C1315]-6.75;2)" office:value-type="float" office:value="0.00928050177900023" calcext:value-type="float">
            <text:p>0.0092805018</text:p>
          </table:table-cell>
          <table:table-cell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6.582666" calcext:value-type="float">
            <text:p>6.582666</text:p>
          </table:table-cell>
          <table:table-cell office:value-type="float" office:value="6.6540499662" calcext:value-type="float">
            <text:p>6.6540499662</text:p>
          </table:table-cell>
          <table:table-cell table:formula="of:=POWER([.C1316]-6.75;2)" office:value-type="float" office:value="0.00920640898622121" calcext:value-type="float">
            <text:p>0.009206409</text:p>
          </table:table-cell>
          <table:table-cell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6.574271" calcext:value-type="float">
            <text:p>6.574271</text:p>
          </table:table-cell>
          <table:table-cell office:value-type="float" office:value="6.6544483026" calcext:value-type="float">
            <text:p>6.6544483026</text:p>
          </table:table-cell>
          <table:table-cell table:formula="of:=POWER([.C1317]-6.75;2)" office:value-type="float" office:value="0.00913012687602124" calcext:value-type="float">
            <text:p>0.0091301269</text:p>
          </table:table-cell>
          <table:table-cell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6.565442" calcext:value-type="float">
            <text:p>6.565442</text:p>
          </table:table-cell>
          <table:table-cell office:value-type="float" office:value="6.6548604777" calcext:value-type="float">
            <text:p>6.6548604777</text:p>
          </table:table-cell>
          <table:table-cell table:formula="of:=POWER([.C1318]-6.75;2)" office:value-type="float" office:value="0.00905152870347224" calcext:value-type="float">
            <text:p>0.0090515287</text:p>
          </table:table-cell>
          <table:table-cell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6.556288" calcext:value-type="float">
            <text:p>6.556288</text:p>
          </table:table-cell>
          <table:table-cell office:value-type="float" office:value="6.6552871459" calcext:value-type="float">
            <text:p>6.6552871459</text:p>
          </table:table-cell>
          <table:table-cell table:formula="of:=POWER([.C1319]-6.75;2)" office:value-type="float" office:value="0.00897052473176788" calcext:value-type="float">
            <text:p>0.0089705247</text:p>
          </table:table-cell>
          <table:table-cell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6.546913" calcext:value-type="float">
            <text:p>6.546913</text:p>
          </table:table-cell>
          <table:table-cell office:value-type="float" office:value="6.6557287757" calcext:value-type="float">
            <text:p>6.6557287757</text:p>
          </table:table-cell>
          <table:table-cell table:formula="of:=POWER([.C1320]-6.75;2)" office:value-type="float" office:value="0.00888706373102089" calcext:value-type="float">
            <text:p>0.0088870637</text:p>
          </table:table-cell>
          <table:table-cell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6.537423" calcext:value-type="float">
            <text:p>6.537423</text:p>
          </table:table-cell>
          <table:table-cell office:value-type="float" office:value="6.6561856559" calcext:value-type="float">
            <text:p>6.6561856559</text:p>
          </table:table-cell>
          <table:table-cell table:formula="of:=POWER([.C1321]-6.75;2)" office:value-type="float" office:value="0.00880113115891323" calcext:value-type="float">
            <text:p>0.0088011312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6.527922" calcext:value-type="float">
            <text:p>6.527922</text:p>
          </table:table-cell>
          <table:table-cell office:value-type="float" office:value="6.6566578971" calcext:value-type="float">
            <text:p>6.6566578971</text:p>
          </table:table-cell>
          <table:table-cell table:formula="of:=POWER([.C1322]-6.75;2)" office:value-type="float" office:value="0.00871274817379425" calcext:value-type="float">
            <text:p>0.0087127482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6.518512" calcext:value-type="float">
            <text:p>6.518512</text:p>
          </table:table-cell>
          <table:table-cell office:value-type="float" office:value="6.6571454332" calcext:value-type="float">
            <text:p>6.6571454332</text:p>
          </table:table-cell>
          <table:table-cell table:formula="of:=POWER([.C1323]-6.75;2)" office:value-type="float" office:value="0.00862197057561563" calcext:value-type="float">
            <text:p>0.0086219706</text:p>
          </table:table-cell>
          <table:table-cell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6.509289" calcext:value-type="float">
            <text:p>6.509289</text:p>
          </table:table-cell>
          <table:table-cell office:value-type="float" office:value="6.657648023" calcext:value-type="float">
            <text:p>6.657648023</text:p>
          </table:table-cell>
          <table:table-cell table:formula="of:=POWER([.C1324]-6.75;2)" office:value-type="float" office:value="0.0085288876558085" calcext:value-type="float">
            <text:p>0.0085288877</text:p>
          </table:table-cell>
          <table:table-cell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6.500346" calcext:value-type="float">
            <text:p>6.500346</text:p>
          </table:table-cell>
          <table:table-cell office:value-type="float" office:value="6.6581652642" calcext:value-type="float">
            <text:p>6.6581652642</text:p>
          </table:table-cell>
          <table:table-cell table:formula="of:=POWER([.C1325]-6.75;2)" office:value-type="float" office:value="0.0084336186994558" calcext:value-type="float">
            <text:p>0.0084336187</text:p>
          </table:table-cell>
          <table:table-cell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6.491771" calcext:value-type="float">
            <text:p>6.491771</text:p>
          </table:table-cell>
          <table:table-cell office:value-type="float" office:value="6.658696596" calcext:value-type="float">
            <text:p>6.658696596</text:p>
          </table:table-cell>
          <table:table-cell table:formula="of:=POWER([.C1326]-6.75;2)" office:value-type="float" office:value="0.00833631158198714" calcext:value-type="float">
            <text:p>0.0083363116</text:p>
          </table:table-cell>
          <table:table-cell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6.483645" calcext:value-type="float">
            <text:p>6.483645</text:p>
          </table:table-cell>
          <table:table-cell office:value-type="float" office:value="6.6592413088" calcext:value-type="float">
            <text:p>6.6592413088</text:p>
          </table:table-cell>
          <table:table-cell table:formula="of:=POWER([.C1327]-6.75;2)" office:value-type="float" office:value="0.00823714002833688" calcext:value-type="float">
            <text:p>0.00823714</text:p>
          </table:table-cell>
          <table:table-cell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6.47604" calcext:value-type="float">
            <text:p>6.47604</text:p>
          </table:table-cell>
          <table:table-cell office:value-type="float" office:value="6.6597985576" calcext:value-type="float">
            <text:p>6.6597985576</text:p>
          </table:table-cell>
          <table:table-cell table:formula="of:=POWER([.C1328]-6.75;2)" office:value-type="float" office:value="0.00813630021104047" calcext:value-type="float">
            <text:p>0.0081363002</text:p>
          </table:table-cell>
          <table:table-cell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6.469023" calcext:value-type="float">
            <text:p>6.469023</text:p>
          </table:table-cell>
          <table:table-cell office:value-type="float" office:value="6.6603673779" calcext:value-type="float">
            <text:p>6.6603673779</text:p>
          </table:table-cell>
          <table:table-cell table:formula="of:=POWER([.C1329]-6.75;2)" office:value-type="float" office:value="0.00803400694452139" calcext:value-type="float">
            <text:p>0.0080340069</text:p>
          </table:table-cell>
          <table:table-cell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6.462651" calcext:value-type="float">
            <text:p>6.462651</text:p>
          </table:table-cell>
          <table:table-cell office:value-type="float" office:value="6.6609466882" calcext:value-type="float">
            <text:p>6.6609466882</text:p>
          </table:table-cell>
          <table:table-cell table:formula="of:=POWER([.C1330]-6.75;2)" office:value-type="float" office:value="0.007930492342548" calcext:value-type="float">
            <text:p>0.0079304923</text:p>
          </table:table-cell>
          <table:table-cell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6.456972" calcext:value-type="float">
            <text:p>6.456972</text:p>
          </table:table-cell>
          <table:table-cell office:value-type="float" office:value="6.6615353149" calcext:value-type="float">
            <text:p>6.6615353149</text:p>
          </table:table-cell>
          <table:table-cell table:formula="of:=POWER([.C1331]-6.75;2)" office:value-type="float" office:value="0.00782600050984215" calcext:value-type="float">
            <text:p>0.0078260005</text:p>
          </table:table-cell>
          <table:table-cell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6.452027" calcext:value-type="float">
            <text:p>6.452027</text:p>
          </table:table-cell>
          <table:table-cell office:value-type="float" office:value="6.6621320046" calcext:value-type="float">
            <text:p>6.6621320046</text:p>
          </table:table-cell>
          <table:table-cell table:formula="of:=POWER([.C1332]-6.75;2)" office:value-type="float" office:value="0.0077207846156144" calcext:value-type="float">
            <text:p>0.0077207846</text:p>
          </table:table-cell>
          <table:table-cell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6.447847" calcext:value-type="float">
            <text:p>6.447847</text:p>
          </table:table-cell>
          <table:table-cell office:value-type="float" office:value="6.6627354332" calcext:value-type="float">
            <text:p>6.6627354332</text:p>
          </table:table-cell>
          <table:table-cell table:formula="of:=POWER([.C1333]-6.75;2)" office:value-type="float" office:value="0.00761510461879167" calcext:value-type="float">
            <text:p>0.0076151046</text:p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6.444452" calcext:value-type="float">
            <text:p>6.444452</text:p>
          </table:table-cell>
          <table:table-cell office:value-type="float" office:value="6.6633442258" calcext:value-type="float">
            <text:p>6.6633442258</text:p>
          </table:table-cell>
          <table:table-cell table:formula="of:=POWER([.C1334]-6.75;2)" office:value-type="float" office:value="0.00750922320220131" calcext:value-type="float">
            <text:p>0.0075092232</text:p>
          </table:table-cell>
          <table:table-cell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6.441855" calcext:value-type="float">
            <text:p>6.441855</text:p>
          </table:table-cell>
          <table:table-cell office:value-type="float" office:value="6.663956977" calcext:value-type="float">
            <text:p>6.663956977</text:p>
          </table:table-cell>
          <table:table-cell table:formula="of:=POWER([.C1335]-6.75;2)" office:value-type="float" office:value="0.00740340180697857" calcext:value-type="float">
            <text:p>0.0074034018</text:p>
          </table:table-cell>
          <table:table-cell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6.44006" calcext:value-type="float">
            <text:p>6.44006</text:p>
          </table:table-cell>
          <table:table-cell office:value-type="float" office:value="6.6645722565" calcext:value-type="float">
            <text:p>6.6645722565</text:p>
          </table:table-cell>
          <table:table-cell table:formula="of:=POWER([.C1336]-6.75;2)" office:value-type="float" office:value="0.00729789935950186" calcext:value-type="float">
            <text:p>0.0072978994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6.439063" calcext:value-type="float">
            <text:p>6.439063</text:p>
          </table:table-cell>
          <table:table-cell office:value-type="float" office:value="6.6651886313" calcext:value-type="float">
            <text:p>6.6651886313</text:p>
          </table:table-cell>
          <table:table-cell table:formula="of:=POWER([.C1337]-6.75;2)" office:value-type="float" office:value="0.00719296826076727" calcext:value-type="float">
            <text:p>0.0071929683</text:p>
          </table:table-cell>
          <table:table-cell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6.438851" calcext:value-type="float">
            <text:p>6.438851</text:p>
          </table:table-cell>
          <table:table-cell office:value-type="float" office:value="6.6658046759" calcext:value-type="float">
            <text:p>6.6658046759</text:p>
          </table:table-cell>
          <table:table-cell table:formula="of:=POWER([.C1338]-6.75;2)" office:value-type="float" office:value="0.00708885260030396" calcext:value-type="float">
            <text:p>0.0070888526</text:p>
          </table:table-cell>
          <table:table-cell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6.439404" calcext:value-type="float">
            <text:p>6.439404</text:p>
          </table:table-cell>
          <table:table-cell office:value-type="float" office:value="6.6664189892" calcext:value-type="float">
            <text:p>6.6664189892</text:p>
          </table:table-cell>
          <table:table-cell table:formula="of:=POWER([.C1339]-6.75;2)" office:value-type="float" office:value="0.00698578536634966" calcext:value-type="float">
            <text:p>0.0069857854</text:p>
          </table:table-cell>
          <table:table-cell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6.440697" calcext:value-type="float">
            <text:p>6.440697</text:p>
          </table:table-cell>
          <table:table-cell office:value-type="float" office:value="6.6670302028" calcext:value-type="float">
            <text:p>6.6670302028</text:p>
          </table:table-cell>
          <table:table-cell table:formula="of:=POWER([.C1340]-6.75;2)" office:value-type="float" office:value="0.00688398724740907" calcext:value-type="float">
            <text:p>0.0068839872</text:p>
          </table:table-cell>
          <table:table-cell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6.442695" calcext:value-type="float">
            <text:p>6.442695</text:p>
          </table:table-cell>
          <table:table-cell office:value-type="float" office:value="6.6676369939" calcext:value-type="float">
            <text:p>6.6676369939</text:p>
          </table:table-cell>
          <table:table-cell table:formula="of:=POWER([.C1341]-6.75;2)" office:value-type="float" office:value="0.00678366477382857" calcext:value-type="float">
            <text:p>0.0067836648</text:p>
          </table:table-cell>
          <table:table-cell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6.445362" calcext:value-type="float">
            <text:p>6.445362</text:p>
          </table:table-cell>
          <table:table-cell office:value-type="float" office:value="6.6682381014" calcext:value-type="float">
            <text:p>6.6682381014</text:p>
          </table:table-cell>
          <table:table-cell table:formula="of:=POWER([.C1342]-6.75;2)" office:value-type="float" office:value="0.00668500806267667" calcext:value-type="float">
            <text:p>0.0066850081</text:p>
          </table:table-cell>
          <table:table-cell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6.448656" calcext:value-type="float">
            <text:p>6.448656</text:p>
          </table:table-cell>
          <table:table-cell office:value-type="float" office:value="6.6688323287" calcext:value-type="float">
            <text:p>6.6688323287</text:p>
          </table:table-cell>
          <table:table-cell table:formula="of:=POWER([.C1343]-6.75;2)" office:value-type="float" office:value="0.00658819086426488" calcext:value-type="float">
            <text:p>0.0065881909</text:p>
          </table:table-cell>
          <table:table-cell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6.452531" calcext:value-type="float">
            <text:p>6.452531</text:p>
          </table:table-cell>
          <table:table-cell office:value-type="float" office:value="6.6694185499" calcext:value-type="float">
            <text:p>6.6694185499</text:p>
          </table:table-cell>
          <table:table-cell table:formula="of:=POWER([.C1344]-6.75;2)" office:value-type="float" office:value="0.00649337010021885" calcext:value-type="float">
            <text:p>0.0064933701</text:p>
          </table:table-cell>
          <table:table-cell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6.456938" calcext:value-type="float">
            <text:p>6.456938</text:p>
          </table:table-cell>
          <table:table-cell office:value-type="float" office:value="6.6699957235" calcext:value-type="float">
            <text:p>6.6699957235</text:p>
          </table:table-cell>
          <table:table-cell table:formula="of:=POWER([.C1345]-6.75;2)" office:value-type="float" office:value="0.00640068425828852" calcext:value-type="float">
            <text:p>0.0064006843</text:p>
          </table:table-cell>
          <table:table-cell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6.461826" calcext:value-type="float">
            <text:p>6.461826</text:p>
          </table:table-cell>
          <table:table-cell office:value-type="float" office:value="6.670562894" calcext:value-type="float">
            <text:p>6.670562894</text:p>
          </table:table-cell>
          <table:table-cell table:formula="of:=POWER([.C1346]-6.75;2)" office:value-type="float" office:value="0.00631025380965529" calcext:value-type="float">
            <text:p>0.0063102538</text:p>
          </table:table-cell>
          <table:table-cell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6.467145" calcext:value-type="float">
            <text:p>6.467145</text:p>
          </table:table-cell>
          <table:table-cell office:value-type="float" office:value="6.6711191966" calcext:value-type="float">
            <text:p>6.6711191966</text:p>
          </table:table-cell>
          <table:table-cell table:formula="of:=POWER([.C1347]-6.75;2)" office:value-type="float" office:value="0.0062221811450294" calcext:value-type="float">
            <text:p>0.0062221811</text:p>
          </table:table-cell>
          <table:table-cell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6.472842" calcext:value-type="float">
            <text:p>6.472842</text:p>
          </table:table-cell>
          <table:table-cell office:value-type="float" office:value="6.6716638571" calcext:value-type="float">
            <text:p>6.6716638571</text:p>
          </table:table-cell>
          <table:table-cell table:formula="of:=POWER([.C1348]-6.75;2)" office:value-type="float" office:value="0.00613655128444915" calcext:value-type="float">
            <text:p>0.0061365513</text:p>
          </table:table-cell>
          <table:table-cell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6.478865" calcext:value-type="float">
            <text:p>6.478865</text:p>
          </table:table-cell>
          <table:table-cell office:value-type="float" office:value="6.6721961982" calcext:value-type="float">
            <text:p>6.6721961982</text:p>
          </table:table-cell>
          <table:table-cell table:formula="of:=POWER([.C1349]-6.75;2)" office:value-type="float" office:value="0.00605343157453369" calcext:value-type="float">
            <text:p>0.0060534316</text:p>
          </table:table-cell>
          <table:table-cell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6.485164" calcext:value-type="float">
            <text:p>6.485164</text:p>
          </table:table-cell>
          <table:table-cell office:value-type="float" office:value="6.6727156344" calcext:value-type="float">
            <text:p>6.6727156344</text:p>
          </table:table-cell>
          <table:table-cell table:formula="of:=POWER([.C1350]-6.75;2)" office:value-type="float" office:value="0.00597287316619442" calcext:value-type="float">
            <text:p>0.0059728732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6.491688" calcext:value-type="float">
            <text:p>6.491688</text:p>
          </table:table-cell>
          <table:table-cell office:value-type="float" office:value="6.6732216743" calcext:value-type="float">
            <text:p>6.6732216743</text:p>
          </table:table-cell>
          <table:table-cell table:formula="of:=POWER([.C1351]-6.75;2)" office:value-type="float" office:value="0.00589491129729533" calcext:value-type="float">
            <text:p>0.0058949113</text:p>
          </table:table-cell>
          <table:table-cell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6.49839" calcext:value-type="float">
            <text:p>6.49839</text:p>
          </table:table-cell>
          <table:table-cell office:value-type="float" office:value="6.6737139201" calcext:value-type="float">
            <text:p>6.6737139201</text:p>
          </table:table-cell>
          <table:table-cell table:formula="of:=POWER([.C1352]-6.75;2)" office:value-type="float" office:value="0.00581956598650919" calcext:value-type="float">
            <text:p>0.005819566</text:p>
          </table:table-cell>
          <table:table-cell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6.505225" calcext:value-type="float">
            <text:p>6.505225</text:p>
          </table:table-cell>
          <table:table-cell office:value-type="float" office:value="6.674192063" calcext:value-type="float">
            <text:p>6.674192063</text:p>
          </table:table-cell>
          <table:table-cell table:formula="of:=POWER([.C1353]-6.75;2)" office:value-type="float" office:value="0.00574684331219604" calcext:value-type="float">
            <text:p>0.0057468433</text:p>
          </table:table-cell>
          <table:table-cell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6.512152" calcext:value-type="float">
            <text:p>6.512152</text:p>
          </table:table-cell>
          <table:table-cell office:value-type="float" office:value="6.6746558771" calcext:value-type="float">
            <text:p>6.6746558771</text:p>
          </table:table-cell>
          <table:table-cell table:formula="of:=POWER([.C1354]-6.75;2)" office:value-type="float" office:value="0.00567673685557028" calcext:value-type="float">
            <text:p>0.0056767369</text:p>
          </table:table-cell>
          <table:table-cell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6.51913" calcext:value-type="float">
            <text:p>6.51913</text:p>
          </table:table-cell>
          <table:table-cell office:value-type="float" office:value="6.6751052181" calcext:value-type="float">
            <text:p>6.6751052181</text:p>
          </table:table-cell>
          <table:table-cell table:formula="of:=POWER([.C1355]-6.75;2)" office:value-type="float" office:value="0.00560922835584862" calcext:value-type="float">
            <text:p>0.0056092284</text:p>
          </table:table-cell>
          <table:table-cell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6.526124" calcext:value-type="float">
            <text:p>6.526124</text:p>
          </table:table-cell>
          <table:table-cell office:value-type="float" office:value="6.6755400184" calcext:value-type="float">
            <text:p>6.6755400184</text:p>
          </table:table-cell>
          <table:table-cell table:formula="of:=POWER([.C1356]-6.75;2)" office:value-type="float" office:value="0.0055442888598724" calcext:value-type="float">
            <text:p>0.0055442889</text:p>
          </table:table-cell>
          <table:table-cell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6.533102" calcext:value-type="float">
            <text:p>6.533102</text:p>
          </table:table-cell>
          <table:table-cell office:value-type="float" office:value="6.6759602826" calcext:value-type="float">
            <text:p>6.6759602826</text:p>
          </table:table-cell>
          <table:table-cell table:formula="of:=POWER([.C1357]-6.75;2)" office:value-type="float" office:value="0.00548187975267184" calcext:value-type="float">
            <text:p>0.0054818798</text:p>
          </table:table-cell>
          <table:table-cell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6.540035" calcext:value-type="float">
            <text:p>6.540035</text:p>
          </table:table-cell>
          <table:table-cell office:value-type="float" office:value="6.6763660753" calcext:value-type="float">
            <text:p>6.6763660753</text:p>
          </table:table-cell>
          <table:table-cell table:formula="of:=POWER([.C1358]-6.75;2)" office:value-type="float" office:value="0.0054219548667253" calcext:value-type="float">
            <text:p>0.0054219549</text:p>
          </table:table-cell>
          <table:table-cell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6.546897" calcext:value-type="float">
            <text:p>6.546897</text:p>
          </table:table-cell>
          <table:table-cell office:value-type="float" office:value="6.6767575223" calcext:value-type="float">
            <text:p>6.6767575223</text:p>
          </table:table-cell>
          <table:table-cell table:formula="of:=POWER([.C1359]-6.75;2)" office:value-type="float" office:value="0.005364460539635" calcext:value-type="float">
            <text:p>0.0053644605</text:p>
          </table:table-cell>
          <table:table-cell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6.553667" calcext:value-type="float">
            <text:p>6.553667</text:p>
          </table:table-cell>
          <table:table-cell office:value-type="float" office:value="6.6771348034" calcext:value-type="float">
            <text:p>6.6771348034</text:p>
          </table:table-cell>
          <table:table-cell table:formula="of:=POWER([.C1360]-6.75;2)" office:value-type="float" office:value="0.00530933687555672" calcext:value-type="float">
            <text:p>0.0053093369</text:p>
          </table:table-cell>
          <table:table-cell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6.560327" calcext:value-type="float">
            <text:p>6.560327</text:p>
          </table:table-cell>
          <table:table-cell office:value-type="float" office:value="6.6774981398" calcext:value-type="float">
            <text:p>6.6774981398</text:p>
          </table:table-cell>
          <table:table-cell table:formula="of:=POWER([.C1361]-6.75;2)" office:value-type="float" office:value="0.00525651973246035" calcext:value-type="float">
            <text:p>0.0052565197</text:p>
          </table:table-cell>
          <table:table-cell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6.566862" calcext:value-type="float">
            <text:p>6.566862</text:p>
          </table:table-cell>
          <table:table-cell office:value-type="float" office:value="6.6778477942" calcext:value-type="float">
            <text:p>6.6778477942</text:p>
          </table:table-cell>
          <table:table-cell table:formula="of:=POWER([.C1362]-6.75;2)" office:value-type="float" office:value="0.00520594080180558" calcext:value-type="float">
            <text:p>0.0052059408</text:p>
          </table:table-cell>
          <table:table-cell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6.573259" calcext:value-type="float">
            <text:p>6.573259</text:p>
          </table:table-cell>
          <table:table-cell office:value-type="float" office:value="6.6781840614" calcext:value-type="float">
            <text:p>6.6781840614</text:p>
          </table:table-cell>
          <table:table-cell table:formula="of:=POWER([.C1363]-6.75;2)" office:value-type="float" office:value="0.00515752903699902" calcext:value-type="float">
            <text:p>0.005157529</text:p>
          </table:table-cell>
          <table:table-cell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6.579511" calcext:value-type="float">
            <text:p>6.579511</text:p>
          </table:table-cell>
          <table:table-cell office:value-type="float" office:value="6.6785072642" calcext:value-type="float">
            <text:p>6.6785072642</text:p>
          </table:table-cell>
          <table:table-cell table:formula="of:=POWER([.C1364]-6.75;2)" office:value-type="float" office:value="0.00511121127216856" calcext:value-type="float">
            <text:p>0.0051112113</text:p>
          </table:table-cell>
          <table:table-cell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6.58561" calcext:value-type="float">
            <text:p>6.58561</text:p>
          </table:table-cell>
          <table:table-cell office:value-type="float" office:value="6.6788177435" calcext:value-type="float">
            <text:p>6.6788177435</text:p>
          </table:table-cell>
          <table:table-cell table:formula="of:=POWER([.C1365]-6.75;2)" office:value-type="float" office:value="0.00506691364043182" calcext:value-type="float">
            <text:p>0.0050669136</text:p>
          </table:table-cell>
          <table:table-cell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6.591553" calcext:value-type="float">
            <text:p>6.591553</text:p>
          </table:table-cell>
          <table:table-cell office:value-type="float" office:value="6.6791158556" calcext:value-type="float">
            <text:p>6.6791158556</text:p>
          </table:table-cell>
          <table:table-cell table:formula="of:=POWER([.C1366]-6.75;2)" office:value-type="float" office:value="0.00502456192732004" calcext:value-type="float">
            <text:p>0.0050245619</text:p>
          </table:table-cell>
          <table:table-cell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6.597338" calcext:value-type="float">
            <text:p>6.597338</text:p>
          </table:table-cell>
          <table:table-cell office:value-type="float" office:value="6.6794019677" calcext:value-type="float">
            <text:p>6.6794019677</text:p>
          </table:table-cell>
          <table:table-cell table:formula="of:=POWER([.C1367]-6.75;2)" office:value-type="float" office:value="0.00498408216463177" calcext:value-type="float">
            <text:p>0.0049840822</text:p>
          </table:table-cell>
          <table:table-cell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6.602965" calcext:value-type="float">
            <text:p>6.602965</text:p>
          </table:table-cell>
          <table:table-cell office:value-type="float" office:value="6.6796764501" calcext:value-type="float">
            <text:p>6.6796764501</text:p>
          </table:table-cell>
          <table:table-cell table:formula="of:=POWER([.C1368]-6.75;2)" office:value-type="float" office:value="0.00494540167053784" calcext:value-type="float">
            <text:p>0.0049454017</text:p>
          </table:table-cell>
          <table:table-cell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6.608436" calcext:value-type="float">
            <text:p>6.608436</text:p>
          </table:table-cell>
          <table:table-cell office:value-type="float" office:value="6.6799396728" calcext:value-type="float">
            <text:p>6.6799396728</text:p>
          </table:table-cell>
          <table:table-cell table:formula="of:=POWER([.C1369]-6.75;2)" office:value-type="float" office:value="0.00490844944737109" calcext:value-type="float">
            <text:p>0.0049084494</text:p>
          </table:table-cell>
          <table:table-cell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6.613754" calcext:value-type="float">
            <text:p>6.613754</text:p>
          </table:table-cell>
          <table:table-cell office:value-type="float" office:value="6.680192" calcext:value-type="float">
            <text:p>6.680192</text:p>
          </table:table-cell>
          <table:table-cell table:formula="of:=POWER([.C1370]-6.75;2)" office:value-type="float" office:value="0.00487315686400001" calcext:value-type="float">
            <text:p>0.0048731569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6.618922" calcext:value-type="float">
            <text:p>6.618922</text:p>
          </table:table-cell>
          <table:table-cell office:value-type="float" office:value="6.680433788" calcext:value-type="float">
            <text:p>6.680433788</text:p>
          </table:table-cell>
          <table:table-cell table:formula="of:=POWER([.C1371]-6.75;2)" office:value-type="float" office:value="0.00483945785202892" calcext:value-type="float">
            <text:p>0.0048394579</text:p>
          </table:table-cell>
          <table:table-cell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6.623946" calcext:value-type="float">
            <text:p>6.623946</text:p>
          </table:table-cell>
          <table:table-cell office:value-type="float" office:value="6.6806653825" calcext:value-type="float">
            <text:p>6.6806653825</text:p>
          </table:table-cell>
          <table:table-cell table:formula="of:=POWER([.C1372]-6.75;2)" office:value-type="float" office:value="0.00480728918387131" calcext:value-type="float">
            <text:p>0.0048072892</text:p>
          </table:table-cell>
          <table:table-cell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6.628831" calcext:value-type="float">
            <text:p>6.628831</text:p>
          </table:table-cell>
          <table:table-cell office:value-type="float" office:value="6.6808871121" calcext:value-type="float">
            <text:p>6.6808871121</text:p>
          </table:table-cell>
          <table:table-cell table:formula="of:=POWER([.C1373]-6.75;2)" office:value-type="float" office:value="0.004776591273878" calcext:value-type="float">
            <text:p>0.0047765913</text:p>
          </table:table-cell>
          <table:table-cell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6.633583" calcext:value-type="float">
            <text:p>6.633583</text:p>
          </table:table-cell>
          <table:table-cell office:value-type="float" office:value="6.6810992888" calcext:value-type="float">
            <text:p>6.6810992888</text:p>
          </table:table-cell>
          <table:table-cell table:formula="of:=POWER([.C1374]-6.75;2)" office:value-type="float" office:value="0.00474730800386574" calcext:value-type="float">
            <text:p>0.004747308</text:p>
          </table:table-cell>
          <table:table-cell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6.638207" calcext:value-type="float">
            <text:p>6.638207</text:p>
          </table:table-cell>
          <table:table-cell office:value-type="float" office:value="6.6813022012" calcext:value-type="float">
            <text:p>6.6813022012</text:p>
          </table:table-cell>
          <table:table-cell table:formula="of:=POWER([.C1375]-6.75;2)" office:value-type="float" office:value="0.00471938755996524" calcext:value-type="float">
            <text:p>0.0047193876</text:p>
          </table:table-cell>
          <table:table-cell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6.64271" calcext:value-type="float">
            <text:p>6.64271</text:p>
          </table:table-cell>
          <table:table-cell office:value-type="float" office:value="6.6814961214" calcext:value-type="float">
            <text:p>6.6814961214</text:p>
          </table:table-cell>
          <table:table-cell table:formula="of:=POWER([.C1376]-6.75;2)" office:value-type="float" office:value="0.00469278138324349" calcext:value-type="float">
            <text:p>0.0046927814</text:p>
          </table:table-cell>
          <table:table-cell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6.647097" calcext:value-type="float">
            <text:p>6.647097</text:p>
          </table:table-cell>
          <table:table-cell office:value-type="float" office:value="6.6816812949" calcext:value-type="float">
            <text:p>6.6816812949</text:p>
          </table:table-cell>
          <table:table-cell table:formula="of:=POWER([.C1377]-6.75;2)" office:value-type="float" office:value="0.0046674454665408" calcext:value-type="float">
            <text:p>0.0046674455</text:p>
          </table:table-cell>
          <table:table-cell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6.651373" calcext:value-type="float">
            <text:p>6.651373</text:p>
          </table:table-cell>
          <table:table-cell office:value-type="float" office:value="6.6818579447" calcext:value-type="float">
            <text:p>6.6818579447</text:p>
          </table:table-cell>
          <table:table-cell table:formula="of:=POWER([.C1378]-6.75;2)" office:value-type="float" office:value="0.00464333970050827" calcext:value-type="float">
            <text:p>0.0046433397</text:p>
          </table:table-cell>
          <table:table-cell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6.655543" calcext:value-type="float">
            <text:p>6.655543</text:p>
          </table:table-cell>
          <table:table-cell office:value-type="float" office:value="6.6820262673" calcext:value-type="float">
            <text:p>6.6820262673</text:p>
          </table:table-cell>
          <table:table-cell table:formula="of:=POWER([.C1379]-6.75;2)" office:value-type="float" office:value="0.004620428337171" calcext:value-type="float">
            <text:p>0.0046204283</text:p>
          </table:table-cell>
          <table:table-cell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6.659613" calcext:value-type="float">
            <text:p>6.659613</text:p>
          </table:table-cell>
          <table:table-cell office:value-type="float" office:value="6.6821864347" calcext:value-type="float">
            <text:p>6.6821864347</text:p>
          </table:table-cell>
          <table:table-cell table:formula="of:=POWER([.C1380]-6.75;2)" office:value-type="float" office:value="0.00459867963869734" calcext:value-type="float">
            <text:p>0.0045986796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6.663585" calcext:value-type="float">
            <text:p>6.663585</text:p>
          </table:table-cell>
          <table:table-cell office:value-type="float" office:value="6.6823385929" calcext:value-type="float">
            <text:p>6.6823385929</text:p>
          </table:table-cell>
          <table:table-cell table:formula="of:=POWER([.C1381]-6.75;2)" office:value-type="float" office:value="0.00457806601075195" calcext:value-type="float">
            <text:p>0.004578066</text:p>
          </table:table-cell>
          <table:table-cell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6.667464" calcext:value-type="float">
            <text:p>6.667464</text:p>
          </table:table-cell>
          <table:table-cell office:value-type="float" office:value="6.6824828648" calcext:value-type="float">
            <text:p>6.6824828648</text:p>
          </table:table-cell>
          <table:table-cell table:formula="of:=POWER([.C1382]-6.75;2)" office:value-type="float" office:value="0.0045585635456151" calcext:value-type="float">
            <text:p>0.0045585635</text:p>
          </table:table-cell>
          <table:table-cell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6.671252" calcext:value-type="float">
            <text:p>6.671252</text:p>
          </table:table-cell>
          <table:table-cell office:value-type="float" office:value="6.6826193441" calcext:value-type="float">
            <text:p>6.6826193441</text:p>
          </table:table-cell>
          <table:table-cell table:formula="of:=POWER([.C1383]-6.75;2)" office:value-type="float" office:value="0.00454015278951422" calcext:value-type="float">
            <text:p>0.0045401528</text:p>
          </table:table-cell>
          <table:table-cell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6.674953" calcext:value-type="float">
            <text:p>6.674953</text:p>
          </table:table-cell>
          <table:table-cell office:value-type="float" office:value="6.6827481045" calcext:value-type="float">
            <text:p>6.6827481045</text:p>
          </table:table-cell>
          <table:table-cell table:formula="of:=POWER([.C1384]-6.75;2)" office:value-type="float" office:value="0.00452281744834293" calcext:value-type="float">
            <text:p>0.0045228174</text:p>
          </table:table-cell>
          <table:table-cell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6.678567" calcext:value-type="float">
            <text:p>6.678567</text:p>
          </table:table-cell>
          <table:table-cell office:value-type="float" office:value="6.682869192" calcext:value-type="float">
            <text:p>6.682869192</text:p>
          </table:table-cell>
          <table:table-cell table:formula="of:=POWER([.C1385]-6.75;2)" office:value-type="float" office:value="0.00450654538273285" calcext:value-type="float">
            <text:p>0.0045065454</text:p>
          </table:table-cell>
          <table:table-cell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6.682097" calcext:value-type="float">
            <text:p>6.682097</text:p>
          </table:table-cell>
          <table:table-cell office:value-type="float" office:value="6.6829826344" calcext:value-type="float">
            <text:p>6.6829826344</text:p>
          </table:table-cell>
          <table:table-cell table:formula="of:=POWER([.C1386]-6.75;2)" office:value-type="float" office:value="0.00449132729196405" calcext:value-type="float">
            <text:p>0.0044913273</text:p>
          </table:table-cell>
          <table:table-cell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6.685544" calcext:value-type="float">
            <text:p>6.685544</text:p>
          </table:table-cell>
          <table:table-cell office:value-type="float" office:value="6.6830884332" calcext:value-type="float">
            <text:p>6.6830884332</text:p>
          </table:table-cell>
          <table:table-cell table:formula="of:=POWER([.C1387]-6.75;2)" office:value-type="float" office:value="0.00447715777163086" calcext:value-type="float">
            <text:p>0.0044771578</text:p>
          </table:table-cell>
          <table:table-cell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6.688908" calcext:value-type="float">
            <text:p>6.688908</text:p>
          </table:table-cell>
          <table:table-cell office:value-type="float" office:value="6.683186573" calcext:value-type="float">
            <text:p>6.683186573</text:p>
          </table:table-cell>
          <table:table-cell table:formula="of:=POWER([.C1388]-6.75;2)" office:value-type="float" office:value="0.00446403402748428" calcext:value-type="float">
            <text:p>0.004464034</text:p>
          </table:table-cell>
          <table:table-cell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6.69219" calcext:value-type="float">
            <text:p>6.69219</text:p>
          </table:table-cell>
          <table:table-cell office:value-type="float" office:value="6.6832770169" calcext:value-type="float">
            <text:p>6.6832770169</text:p>
          </table:table-cell>
          <table:table-cell table:formula="of:=POWER([.C1389]-6.75;2)" office:value-type="float" office:value="0.00445195647376289" calcext:value-type="float">
            <text:p>0.0044519565</text:p>
          </table:table-cell>
          <table:table-cell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6.695391" calcext:value-type="float">
            <text:p>6.695391</text:p>
          </table:table-cell>
          <table:table-cell office:value-type="float" office:value="6.6833597127" calcext:value-type="float">
            <text:p>6.6833597127</text:p>
          </table:table-cell>
          <table:table-cell table:formula="of:=POWER([.C1390]-6.75;2)" office:value-type="float" office:value="0.00444092789142658" calcext:value-type="float">
            <text:p>0.0044409279</text:p>
          </table:table-cell>
          <table:table-cell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6.698511" calcext:value-type="float">
            <text:p>6.698511</text:p>
          </table:table-cell>
          <table:table-cell office:value-type="float" office:value="6.6834345914" calcext:value-type="float">
            <text:p>6.6834345914</text:p>
          </table:table-cell>
          <table:table-cell table:formula="of:=POWER([.C1391]-6.75;2)" office:value-type="float" office:value="0.00443095362208493" calcext:value-type="float">
            <text:p>0.0044309536</text:p>
          </table:table-cell>
          <table:table-cell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6.701549" calcext:value-type="float">
            <text:p>6.701549</text:p>
          </table:table-cell>
          <table:table-cell office:value-type="float" office:value="6.6835015668" calcext:value-type="float">
            <text:p>6.6835015668</text:p>
          </table:table-cell>
          <table:table-cell table:formula="of:=POWER([.C1392]-6.75;2)" office:value-type="float" office:value="0.00442204161805481" calcext:value-type="float">
            <text:p>0.0044220416</text:p>
          </table:table-cell>
          <table:table-cell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6.704507" calcext:value-type="float">
            <text:p>6.704507</text:p>
          </table:table-cell>
          <table:table-cell office:value-type="float" office:value="6.6835605422" calcext:value-type="float">
            <text:p>6.6835605422</text:p>
          </table:table-cell>
          <table:table-cell table:formula="of:=POWER([.C1393]-6.75;2)" office:value-type="float" office:value="0.00441420155275793" calcext:value-type="float">
            <text:p>0.0044142016</text:p>
          </table:table-cell>
          <table:table-cell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6.707384" calcext:value-type="float">
            <text:p>6.707384</text:p>
          </table:table-cell>
          <table:table-cell office:value-type="float" office:value="6.6836114086" calcext:value-type="float">
            <text:p>6.6836114086</text:p>
          </table:table-cell>
          <table:table-cell table:formula="of:=POWER([.C1394]-6.75;2)" office:value-type="float" office:value="0.00440744506807615" calcext:value-type="float">
            <text:p>0.0044074451</text:p>
          </table:table-cell>
          <table:table-cell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6.71018" calcext:value-type="float">
            <text:p>6.71018</text:p>
          </table:table-cell>
          <table:table-cell office:value-type="float" office:value="6.6836540476" calcext:value-type="float">
            <text:p>6.6836540476</text:p>
          </table:table-cell>
          <table:table-cell table:formula="of:=POWER([.C1395]-6.75;2)" office:value-type="float" office:value="0.00440178539986305" calcext:value-type="float">
            <text:p>0.0044017854</text:p>
          </table:table-cell>
          <table:table-cell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6.712897" calcext:value-type="float">
            <text:p>6.712897</text:p>
          </table:table-cell>
          <table:table-cell office:value-type="float" office:value="6.6836883349" calcext:value-type="float">
            <text:p>6.6836883349</text:p>
          </table:table-cell>
          <table:table-cell table:formula="of:=POWER([.C1396]-6.75;2)" office:value-type="float" office:value="0.00439723692833453" calcext:value-type="float">
            <text:p>0.0043972369</text:p>
          </table:table-cell>
          <table:table-cell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6.715534" calcext:value-type="float">
            <text:p>6.715534</text:p>
          </table:table-cell>
          <table:table-cell office:value-type="float" office:value="6.6837141352" calcext:value-type="float">
            <text:p>6.6837141352</text:p>
          </table:table-cell>
          <table:table-cell table:formula="of:=POWER([.C1397]-6.75;2)" office:value-type="float" office:value="0.00439381587228391" calcext:value-type="float">
            <text:p>0.0043938159</text:p>
          </table:table-cell>
          <table:table-cell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6.718092" calcext:value-type="float">
            <text:p>6.718092</text:p>
          </table:table-cell>
          <table:table-cell office:value-type="float" office:value="6.6837313118" calcext:value-type="float">
            <text:p>6.6837313118</text:p>
          </table:table-cell>
          <table:table-cell table:formula="of:=POWER([.C1398]-6.75;2)" office:value-type="float" office:value="0.00439153903574883" calcext:value-type="float">
            <text:p>0.004391539</text:p>
          </table:table-cell>
          <table:table-cell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6.720574" calcext:value-type="float">
            <text:p>6.720574</text:p>
          </table:table-cell>
          <table:table-cell office:value-type="float" office:value="6.6837397281" calcext:value-type="float">
            <text:p>6.6837397281</text:p>
          </table:table-cell>
          <table:table-cell table:formula="of:=POWER([.C1399]-6.75;2)" office:value-type="float" office:value="0.00439042363226194" calcext:value-type="float">
            <text:p>0.0043904236</text:p>
          </table:table-cell>
          <table:table-cell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6.722979" calcext:value-type="float">
            <text:p>6.722979</text:p>
          </table:table-cell>
          <table:table-cell office:value-type="float" office:value="6.6837392396" calcext:value-type="float">
            <text:p>6.6837392396</text:p>
          </table:table-cell>
          <table:table-cell table:formula="of:=POWER([.C1400]-6.75;2)" office:value-type="float" office:value="0.00439048836878616" calcext:value-type="float">
            <text:p>0.0043904884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.725309" calcext:value-type="float">
            <text:p>6.725309</text:p>
          </table:table-cell>
          <table:table-cell office:value-type="float" office:value="6.6837297097" calcext:value-type="float">
            <text:p>6.6837297097</text:p>
          </table:table-cell>
          <table:table-cell table:formula="of:=POWER([.C1401]-6.75;2)" office:value-type="float" office:value="0.00439175137644632" calcext:value-type="float">
            <text:p>0.0043917514</text:p>
          </table:table-cell>
          <table:table-cell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6.727567" calcext:value-type="float">
            <text:p>6.727567</text:p>
          </table:table-cell>
          <table:table-cell office:value-type="float" office:value="6.6837110015" calcext:value-type="float">
            <text:p>6.6837110015</text:p>
          </table:table-cell>
          <table:table-cell table:formula="of:=POWER([.C1402]-6.75;2)" office:value-type="float" office:value="0.00439423132213302" calcext:value-type="float">
            <text:p>0.0043942313</text:p>
          </table:table-cell>
          <table:table-cell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6.729754" calcext:value-type="float">
            <text:p>6.729754</text:p>
          </table:table-cell>
          <table:table-cell office:value-type="float" office:value="6.6836829831" calcext:value-type="float">
            <text:p>6.6836829831</text:p>
          </table:table-cell>
          <table:table-cell table:formula="of:=POWER([.C1403]-6.75;2)" office:value-type="float" office:value="0.00439794673051492" calcext:value-type="float">
            <text:p>0.0043979467</text:p>
          </table:table-cell>
          <table:table-cell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6.731873" calcext:value-type="float">
            <text:p>6.731873</text:p>
          </table:table-cell>
          <table:table-cell office:value-type="float" office:value="6.6836455284" calcext:value-type="float">
            <text:p>6.6836455284</text:p>
          </table:table-cell>
          <table:table-cell table:formula="of:=POWER([.C1404]-6.75;2)" office:value-type="float" office:value="0.00440291590131526" calcext:value-type="float">
            <text:p>0.0044029159</text:p>
          </table:table-cell>
          <table:table-cell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6.733927" calcext:value-type="float">
            <text:p>6.733927</text:p>
          </table:table-cell>
          <table:table-cell office:value-type="float" office:value="6.6835985192" calcext:value-type="float">
            <text:p>6.6835985192</text:p>
          </table:table-cell>
          <table:table-cell table:formula="of:=POWER([.C1405]-6.75;2)" office:value-type="float" office:value="0.00440915665243274" calcext:value-type="float">
            <text:p>0.0044091567</text:p>
          </table:table-cell>
          <table:table-cell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6.735918" calcext:value-type="float">
            <text:p>6.735918</text:p>
          </table:table-cell>
          <table:table-cell office:value-type="float" office:value="6.6835418464" calcext:value-type="float">
            <text:p>6.6835418464</text:p>
          </table:table-cell>
          <table:table-cell table:formula="of:=POWER([.C1406]-6.75;2)" office:value-type="float" office:value="0.00441668617992122" calcext:value-type="float">
            <text:p>0.0044166862</text:p>
          </table:table-cell>
          <table:table-cell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6.73785" calcext:value-type="float">
            <text:p>6.73785</text:p>
          </table:table-cell>
          <table:table-cell office:value-type="float" office:value="6.6834754117" calcext:value-type="float">
            <text:p>6.6834754117</text:p>
          </table:table-cell>
          <table:table-cell table:formula="of:=POWER([.C1407]-6.75;2)" office:value-type="float" office:value="0.00442552084848451" calcext:value-type="float">
            <text:p>0.0044255208</text:p>
          </table:table-cell>
          <table:table-cell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6.739725" calcext:value-type="float">
            <text:p>6.739725</text:p>
          </table:table-cell>
          <table:table-cell office:value-type="float" office:value="6.6833991275" calcext:value-type="float">
            <text:p>6.6833991275</text:p>
          </table:table-cell>
          <table:table-cell table:formula="of:=POWER([.C1408]-6.75;2)" office:value-type="float" office:value="0.00443567621776132" calcext:value-type="float">
            <text:p>0.0044356762</text:p>
          </table:table-cell>
          <table:table-cell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6.741546" calcext:value-type="float">
            <text:p>6.741546</text:p>
          </table:table-cell>
          <table:table-cell office:value-type="float" office:value="6.6833129217" calcext:value-type="float">
            <text:p>6.6833129217</text:p>
          </table:table-cell>
          <table:table-cell table:formula="of:=POWER([.C1409]-6.75;2)" office:value-type="float" office:value="0.00444716641219036" calcext:value-type="float">
            <text:p>0.0044471664</text:p>
          </table:table-cell>
          <table:table-cell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6.743319" calcext:value-type="float">
            <text:p>6.743319</text:p>
          </table:table-cell>
          <table:table-cell office:value-type="float" office:value="6.6832167358" calcext:value-type="float">
            <text:p>6.6832167358</text:p>
          </table:table-cell>
          <table:table-cell table:formula="of:=POWER([.C1410]-6.75;2)" office:value-type="float" office:value="0.00446000437720696" calcext:value-type="float">
            <text:p>0.0044600044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6.745045" calcext:value-type="float">
            <text:p>6.745045</text:p>
          </table:table-cell>
          <table:table-cell office:value-type="float" office:value="6.6831105253" calcext:value-type="float">
            <text:p>6.6831105253</text:p>
          </table:table-cell>
          <table:table-cell table:formula="of:=POWER([.C1411]-6.75;2)" office:value-type="float" office:value="0.00447420182564193" calcext:value-type="float">
            <text:p>0.0044742018</text:p>
          </table:table-cell>
          <table:table-cell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6.74673" calcext:value-type="float">
            <text:p>6.74673</text:p>
          </table:table-cell>
          <table:table-cell office:value-type="float" office:value="6.6829942642" calcext:value-type="float">
            <text:p>6.6829942642</text:p>
          </table:table-cell>
          <table:table-cell table:formula="of:=POWER([.C1412]-6.75;2)" office:value-type="float" office:value="0.00448976863009946" calcext:value-type="float">
            <text:p>0.0044897686</text:p>
          </table:table-cell>
          <table:table-cell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6.748376" calcext:value-type="float">
            <text:p>6.748376</text:p>
          </table:table-cell>
          <table:table-cell office:value-type="float" office:value="6.6828679386" calcext:value-type="float">
            <text:p>6.6828679386</text:p>
          </table:table-cell>
          <table:table-cell table:formula="of:=POWER([.C1413]-6.75;2)" office:value-type="float" office:value="0.00450671366781333" calcext:value-type="float">
            <text:p>0.0045067137</text:p>
          </table:table-cell>
          <table:table-cell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6.749988" calcext:value-type="float">
            <text:p>6.749988</text:p>
          </table:table-cell>
          <table:table-cell office:value-type="float" office:value="6.6827315561" calcext:value-type="float">
            <text:p>6.6827315561</text:p>
          </table:table-cell>
          <table:table-cell table:formula="of:=POWER([.C1414]-6.75;2)" office:value-type="float" office:value="0.00452504354472741" calcext:value-type="float">
            <text:p>0.0045250435</text:p>
          </table:table-cell>
          <table:table-cell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6.751569" calcext:value-type="float">
            <text:p>6.751569</text:p>
          </table:table-cell>
          <table:table-cell office:value-type="float" office:value="6.6825851382" calcext:value-type="float">
            <text:p>6.6825851382</text:p>
          </table:table-cell>
          <table:table-cell table:formula="of:=POWER([.C1415]-6.75;2)" office:value-type="float" office:value="0.00454476359151306" calcext:value-type="float">
            <text:p>0.0045447636</text:p>
          </table:table-cell>
          <table:table-cell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6.753124" calcext:value-type="float">
            <text:p>6.753124</text:p>
          </table:table-cell>
          <table:table-cell office:value-type="float" office:value="6.682428725" calcext:value-type="float">
            <text:p>6.682428725</text:p>
          </table:table-cell>
          <table:table-cell table:formula="of:=POWER([.C1416]-6.75;2)" office:value-type="float" office:value="0.00456587720512559" calcext:value-type="float">
            <text:p>0.0045658772</text:p>
          </table:table-cell>
          <table:table-cell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6.754656" calcext:value-type="float">
            <text:p>6.754656</text:p>
          </table:table-cell>
          <table:table-cell office:value-type="float" office:value="6.6822623748" calcext:value-type="float">
            <text:p>6.6822623748</text:p>
          </table:table-cell>
          <table:table-cell table:formula="of:=POWER([.C1417]-6.75;2)" office:value-type="float" office:value="0.00458838586773561" calcext:value-type="float">
            <text:p>0.0045883859</text:p>
          </table:table-cell>
          <table:table-cell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6.75617" calcext:value-type="float">
            <text:p>6.75617</text:p>
          </table:table-cell>
          <table:table-cell office:value-type="float" office:value="6.6820861598" calcext:value-type="float">
            <text:p>6.6820861598</text:p>
          </table:table-cell>
          <table:table-cell table:formula="of:=POWER([.C1418]-6.75;2)" office:value-type="float" office:value="0.00461228969071115" calcext:value-type="float">
            <text:p>0.0046122897</text:p>
          </table:table-cell>
          <table:table-cell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6.75767" calcext:value-type="float">
            <text:p>6.75767</text:p>
          </table:table-cell>
          <table:table-cell office:value-type="float" office:value="6.681900169" calcext:value-type="float">
            <text:p>6.681900169</text:p>
          </table:table-cell>
          <table:table-cell table:formula="of:=POWER([.C1419]-6.75;2)" office:value-type="float" office:value="0.00463758698222851" calcext:value-type="float">
            <text:p>0.004637587</text:p>
          </table:table-cell>
          <table:table-cell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6.75916" calcext:value-type="float">
            <text:p>6.75916</text:p>
          </table:table-cell>
          <table:table-cell office:value-type="float" office:value="6.6817045054" calcext:value-type="float">
            <text:p>6.6817045054</text:p>
          </table:table-cell>
          <table:table-cell table:formula="of:=POWER([.C1420]-6.75;2)" office:value-type="float" office:value="0.00466427458265864" calcext:value-type="float">
            <text:p>0.0046642746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6.760644" calcext:value-type="float">
            <text:p>6.760644</text:p>
          </table:table-cell>
          <table:table-cell office:value-type="float" office:value="6.6814992873" calcext:value-type="float">
            <text:p>6.6814992873</text:p>
          </table:table-cell>
          <table:table-cell table:formula="of:=POWER([.C1421]-6.75;2)" office:value-type="float" office:value="0.0046923476404079" calcext:value-type="float">
            <text:p>0.0046923476</text:p>
          </table:table-cell>
          <table:table-cell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6.762126" calcext:value-type="float">
            <text:p>6.762126</text:p>
          </table:table-cell>
          <table:table-cell office:value-type="float" office:value="6.6812846467" calcext:value-type="float">
            <text:p>6.6812846467</text:p>
          </table:table-cell>
          <table:table-cell table:formula="of:=POWER([.C1422]-6.75;2)" office:value-type="float" office:value="0.00472179977914382" calcext:value-type="float">
            <text:p>0.0047217998</text:p>
          </table:table-cell>
          <table:table-cell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6.76361" calcext:value-type="float">
            <text:p>6.76361</text:p>
          </table:table-cell>
          <table:table-cell office:value-type="float" office:value="6.6810607266" calcext:value-type="float">
            <text:p>6.6810607266</text:p>
          </table:table-cell>
          <table:table-cell table:formula="of:=POWER([.C1423]-6.75;2)" office:value-type="float" office:value="0.00475262341691993" calcext:value-type="float">
            <text:p>0.0047526234</text:p>
          </table:table-cell>
          <table:table-cell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6.765101" calcext:value-type="float">
            <text:p>6.765101</text:p>
          </table:table-cell>
          <table:table-cell office:value-type="float" office:value="6.680827679" calcext:value-type="float">
            <text:p>6.680827679</text:p>
          </table:table-cell>
          <table:table-cell table:formula="of:=POWER([.C1424]-6.75;2)" office:value-type="float" office:value="0.00478480999252703" calcext:value-type="float">
            <text:p>0.00478481</text:p>
          </table:table-cell>
          <table:table-cell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6.766602" calcext:value-type="float">
            <text:p>6.766602</text:p>
          </table:table-cell>
          <table:table-cell office:value-type="float" office:value="6.6805856667" calcext:value-type="float">
            <text:p>6.6805856667</text:p>
          </table:table-cell>
          <table:table-cell table:formula="of:=POWER([.C1425]-6.75;2)" office:value-type="float" office:value="0.00481834966748351" calcext:value-type="float">
            <text:p>0.0048183497</text:p>
          </table:table-cell>
          <table:table-cell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6.768118" calcext:value-type="float">
            <text:p>6.768118</text:p>
          </table:table-cell>
          <table:table-cell office:value-type="float" office:value="6.6803348602" calcext:value-type="float">
            <text:p>6.6803348602</text:p>
          </table:table-cell>
          <table:table-cell table:formula="of:=POWER([.C1426]-6.75;2)" office:value-type="float" office:value="0.0048532317033535" calcext:value-type="float">
            <text:p>0.0048532317</text:p>
          </table:table-cell>
          <table:table-cell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6.769651" calcext:value-type="float">
            <text:p>6.769651</text:p>
          </table:table-cell>
          <table:table-cell office:value-type="float" office:value="6.6800754332" calcext:value-type="float">
            <text:p>6.6800754332</text:p>
          </table:table-cell>
          <table:table-cell table:formula="of:=POWER([.C1427]-6.75;2)" office:value-type="float" office:value="0.00488944504216768" calcext:value-type="float">
            <text:p>0.004889445</text:p>
          </table:table-cell>
          <table:table-cell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6.771207" calcext:value-type="float">
            <text:p>6.771207</text:p>
          </table:table-cell>
          <table:table-cell office:value-type="float" office:value="6.6798075668" calcext:value-type="float">
            <text:p>6.6798075668</text:p>
          </table:table-cell>
          <table:table-cell table:formula="of:=POWER([.C1428]-6.75;2)" office:value-type="float" office:value="0.00492697767853645" calcext:value-type="float">
            <text:p>0.0049269777</text:p>
          </table:table-cell>
          <table:table-cell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6.772789" calcext:value-type="float">
            <text:p>6.772789</text:p>
          </table:table-cell>
          <table:table-cell office:value-type="float" office:value="6.6795314424" calcext:value-type="float">
            <text:p>6.6795314424</text:p>
          </table:table-cell>
          <table:table-cell table:formula="of:=POWER([.C1429]-6.75;2)" office:value-type="float" office:value="0.00496581761022451" calcext:value-type="float">
            <text:p>0.0049658176</text:p>
          </table:table-cell>
          <table:table-cell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6.7744" calcext:value-type="float">
            <text:p>6.7744</text:p>
          </table:table-cell>
          <table:table-cell office:value-type="float" office:value="6.6792472442" calcext:value-type="float">
            <text:p>6.6792472442</text:p>
          </table:table-cell>
          <table:table-cell table:formula="of:=POWER([.C1430]-6.75;2)" office:value-type="float" office:value="0.00500595245329444" calcext:value-type="float">
            <text:p>0.0050059525</text:p>
          </table:table-cell>
          <table:table-cell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6.776042" calcext:value-type="float">
            <text:p>6.776042</text:p>
          </table:table-cell>
          <table:table-cell office:value-type="float" office:value="6.6789551551" calcext:value-type="float">
            <text:p>6.6789551551</text:p>
          </table:table-cell>
          <table:table-cell table:formula="of:=POWER([.C1431]-6.75;2)" office:value-type="float" office:value="0.0050473699868651" calcext:value-type="float">
            <text:p>0.00504737</text:p>
          </table:table-cell>
          <table:table-cell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6.77772" calcext:value-type="float">
            <text:p>6.77772</text:p>
          </table:table-cell>
          <table:table-cell office:value-type="float" office:value="6.678655361" calcext:value-type="float">
            <text:p>6.678655361</text:p>
          </table:table-cell>
          <table:table-cell table:formula="of:=POWER([.C1432]-6.75;2)" office:value-type="float" office:value="0.00509005751404037" calcext:value-type="float">
            <text:p>0.0050900575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6.779436" calcext:value-type="float">
            <text:p>6.779436</text:p>
          </table:table-cell>
          <table:table-cell office:value-type="float" office:value="6.6783480384" calcext:value-type="float">
            <text:p>6.6783480384</text:p>
          </table:table-cell>
          <table:table-cell table:formula="of:=POWER([.C1433]-6.75;2)" office:value-type="float" office:value="0.00513400360112784" calcext:value-type="float">
            <text:p>0.0051340036</text:p>
          </table:table-cell>
          <table:table-cell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6.781192" calcext:value-type="float">
            <text:p>6.781192</text:p>
          </table:table-cell>
          <table:table-cell office:value-type="float" office:value="6.6780333641" calcext:value-type="float">
            <text:p>6.6780333641</text:p>
          </table:table-cell>
          <table:table-cell table:formula="of:=POWER([.C1434]-6.75;2)" office:value-type="float" office:value="0.00517919668276316" calcext:value-type="float">
            <text:p>0.0051791967</text:p>
          </table:table-cell>
          <table:table-cell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6.782989" calcext:value-type="float">
            <text:p>6.782989</text:p>
          </table:table-cell>
          <table:table-cell office:value-type="float" office:value="6.67771151" calcext:value-type="float">
            <text:p>6.67771151</text:p>
          </table:table-cell>
          <table:table-cell table:formula="of:=POWER([.C1435]-6.75;2)" office:value-type="float" office:value="0.00522562578648011" calcext:value-type="float">
            <text:p>0.0052256258</text:p>
          </table:table-cell>
          <table:table-cell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6.784829" calcext:value-type="float">
            <text:p>6.784829</text:p>
          </table:table-cell>
          <table:table-cell office:value-type="float" office:value="6.6773826452" calcext:value-type="float">
            <text:p>6.6773826452</text:p>
          </table:table-cell>
          <table:table-cell table:formula="of:=POWER([.C1436]-6.75;2)" office:value-type="float" office:value="0.00527328021814911" calcext:value-type="float">
            <text:p>0.0052732802</text:p>
          </table:table-cell>
          <table:table-cell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6.786712" calcext:value-type="float">
            <text:p>6.786712</text:p>
          </table:table-cell>
          <table:table-cell office:value-type="float" office:value="6.6770469293" calcext:value-type="float">
            <text:p>6.6770469293</text:p>
          </table:table-cell>
          <table:table-cell table:formula="of:=POWER([.C1437]-6.75;2)" office:value-type="float" office:value="0.00532215052455915" calcext:value-type="float">
            <text:p>0.0053221505</text:p>
          </table:table-cell>
          <table:table-cell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6.788639" calcext:value-type="float">
            <text:p>6.788639</text:p>
          </table:table-cell>
          <table:table-cell office:value-type="float" office:value="6.6767045177" calcext:value-type="float">
            <text:p>6.6767045177</text:p>
          </table:table-cell>
          <table:table-cell table:formula="of:=POWER([.C1438]-6.75;2)" office:value-type="float" office:value="0.00537222772558959" calcext:value-type="float">
            <text:p>0.0053722277</text:p>
          </table:table-cell>
          <table:table-cell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6.790608" calcext:value-type="float">
            <text:p>6.790608</text:p>
          </table:table-cell>
          <table:table-cell office:value-type="float" office:value="6.6763555607" calcext:value-type="float">
            <text:p>6.6763555607</text:p>
          </table:table-cell>
          <table:table-cell table:formula="of:=POWER([.C1439]-6.75;2)" office:value-type="float" office:value="0.00542350343981135" calcext:value-type="float">
            <text:p>0.0054235034</text:p>
          </table:table-cell>
          <table:table-cell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6.792619" calcext:value-type="float">
            <text:p>6.792619</text:p>
          </table:table-cell>
          <table:table-cell office:value-type="float" office:value="6.6760002028" calcext:value-type="float">
            <text:p>6.6760002028</text:p>
          </table:table-cell>
          <table:table-cell table:formula="of:=POWER([.C1440]-6.75;2)" office:value-type="float" office:value="0.00547596998564112" calcext:value-type="float">
            <text:p>0.00547597</text:p>
          </table:table-cell>
          <table:table-cell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.79467" calcext:value-type="float">
            <text:p>6.79467</text:p>
          </table:table-cell>
          <table:table-cell office:value-type="float" office:value="6.6756385822" calcext:value-type="float">
            <text:p>6.6756385822</text:p>
          </table:table-cell>
          <table:table-cell table:formula="of:=POWER([.C1441]-6.75;2)" office:value-type="float" office:value="0.0055296204572261" calcext:value-type="float">
            <text:p>0.0055296205</text:p>
          </table:table-cell>
          <table:table-cell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6.796757" calcext:value-type="float">
            <text:p>6.796757</text:p>
          </table:table-cell>
          <table:table-cell office:value-type="float" office:value="6.675270831" calcext:value-type="float">
            <text:p>6.675270831</text:p>
          </table:table-cell>
          <table:table-cell table:formula="of:=POWER([.C1442]-6.75;2)" office:value-type="float" office:value="0.0055844486994306" calcext:value-type="float">
            <text:p>0.0055844487</text:p>
          </table:table-cell>
          <table:table-cell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6.798877" calcext:value-type="float">
            <text:p>6.798877</text:p>
          </table:table-cell>
          <table:table-cell office:value-type="float" office:value="6.6748970783" calcext:value-type="float">
            <text:p>6.6748970783</text:p>
          </table:table-cell>
          <table:table-cell table:formula="of:=POWER([.C1443]-6.75;2)" office:value-type="float" office:value="0.00564044884787635" calcext:value-type="float">
            <text:p>0.0056404488</text:p>
          </table:table-cell>
          <table:table-cell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6.801026" calcext:value-type="float">
            <text:p>6.801026</text:p>
          </table:table-cell>
          <table:table-cell office:value-type="float" office:value="6.6745174501" calcext:value-type="float">
            <text:p>6.6745174501</text:p>
          </table:table-cell>
          <table:table-cell table:formula="of:=POWER([.C1444]-6.75;2)" office:value-type="float" office:value="0.00569761533940603" calcext:value-type="float">
            <text:p>0.0056976153</text:p>
          </table:table-cell>
          <table:table-cell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6.803198" calcext:value-type="float">
            <text:p>6.803198</text:p>
          </table:table-cell>
          <table:table-cell office:value-type="float" office:value="6.6741320676" calcext:value-type="float">
            <text:p>6.6741320676</text:p>
          </table:table-cell>
          <table:table-cell table:formula="of:=POWER([.C1445]-6.75;2)" office:value-type="float" office:value="0.0057559431666509" calcext:value-type="float">
            <text:p>0.0057559432</text:p>
          </table:table-cell>
          <table:table-cell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6.805388" calcext:value-type="float">
            <text:p>6.805388</text:p>
          </table:table-cell>
          <table:table-cell office:value-type="float" office:value="6.6737410522" calcext:value-type="float">
            <text:p>6.6737410522</text:p>
          </table:table-cell>
          <table:table-cell table:formula="of:=POWER([.C1446]-6.75;2)" office:value-type="float" office:value="0.00581542711956305" calcext:value-type="float">
            <text:p>0.0058154271</text:p>
          </table:table-cell>
          <table:table-cell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6.807588" calcext:value-type="float">
            <text:p>6.807588</text:p>
          </table:table-cell>
          <table:table-cell office:value-type="float" office:value="6.6733445223" calcext:value-type="float">
            <text:p>6.6733445223</text:p>
          </table:table-cell>
          <table:table-cell table:formula="of:=POWER([.C1447]-6.75;2)" office:value-type="float" office:value="0.00587606226141522" calcext:value-type="float">
            <text:p>0.0058760623</text:p>
          </table:table-cell>
          <table:table-cell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6.809791" calcext:value-type="float">
            <text:p>6.809791</text:p>
          </table:table-cell>
          <table:table-cell office:value-type="float" office:value="6.672942596" calcext:value-type="float">
            <text:p>6.672942596</text:p>
          </table:table-cell>
          <table:table-cell table:formula="of:=POWER([.C1448]-6.75;2)" office:value-type="float" office:value="0.00593784351121916" calcext:value-type="float">
            <text:p>0.0059378435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6.811988" calcext:value-type="float">
            <text:p>6.811988</text:p>
          </table:table-cell>
          <table:table-cell office:value-type="float" office:value="6.6725353948" calcext:value-type="float">
            <text:p>6.6725353948</text:p>
          </table:table-cell>
          <table:table-cell table:formula="of:=POWER([.C1449]-6.75;2)" office:value-type="float" office:value="0.00600076505879192" calcext:value-type="float">
            <text:p>0.0060007651</text:p>
          </table:table-cell>
          <table:table-cell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6.814171" calcext:value-type="float">
            <text:p>6.814171</text:p>
          </table:table-cell>
          <table:table-cell office:value-type="float" office:value="6.672123043" calcext:value-type="float">
            <text:p>6.672123043</text:p>
          </table:table-cell>
          <table:table-cell table:formula="of:=POWER([.C1450]-6.75;2)" office:value-type="float" office:value="0.00606482043157984" calcext:value-type="float">
            <text:p>0.0060648204</text:p>
          </table:table-cell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6.816331" calcext:value-type="float">
            <text:p>6.816331</text:p>
          </table:table-cell>
          <table:table-cell office:value-type="float" office:value="6.6717056636" calcext:value-type="float">
            <text:p>6.6717056636</text:p>
          </table:table-cell>
          <table:table-cell table:formula="of:=POWER([.C1451]-6.75;2)" office:value-type="float" office:value="0.00613000311231636" calcext:value-type="float">
            <text:p>0.0061300031</text:p>
          </table:table-cell>
          <table:table-cell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6.818457" calcext:value-type="float">
            <text:p>6.818457</text:p>
          </table:table-cell>
          <table:table-cell office:value-type="float" office:value="6.6712833856" calcext:value-type="float">
            <text:p>6.6712833856</text:p>
          </table:table-cell>
          <table:table-cell table:formula="of:=POWER([.C1452]-6.75;2)" office:value-type="float" office:value="0.00619630538259832" calcext:value-type="float">
            <text:p>0.0061963054</text:p>
          </table:table-cell>
          <table:table-cell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6.820539" calcext:value-type="float">
            <text:p>6.820539</text:p>
          </table:table-cell>
          <table:table-cell office:value-type="float" office:value="6.6708563425" calcext:value-type="float">
            <text:p>6.6708563425</text:p>
          </table:table-cell>
          <table:table-cell table:formula="of:=POWER([.C1453]-6.75;2)" office:value-type="float" office:value="0.00626371852247723" calcext:value-type="float">
            <text:p>0.0062637185</text:p>
          </table:table-cell>
          <table:table-cell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6.822566" calcext:value-type="float">
            <text:p>6.822566</text:p>
          </table:table-cell>
          <table:table-cell office:value-type="float" office:value="6.6704246728" calcext:value-type="float">
            <text:p>6.6704246728</text:p>
          </table:table-cell>
          <table:table-cell table:formula="of:=POWER([.C1454]-6.75;2)" office:value-type="float" office:value="0.00633223269898701" calcext:value-type="float">
            <text:p>0.0063322327</text:p>
          </table:table-cell>
          <table:table-cell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6.824528" calcext:value-type="float">
            <text:p>6.824528</text:p>
          </table:table-cell>
          <table:table-cell office:value-type="float" office:value="6.6699885192" calcext:value-type="float">
            <text:p>6.6699885192</text:p>
          </table:table-cell>
          <table:table-cell table:formula="of:=POWER([.C1455]-6.75;2)" office:value-type="float" office:value="0.00640183705980871" calcext:value-type="float">
            <text:p>0.0064018371</text:p>
          </table:table-cell>
          <table:table-cell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6.826414" calcext:value-type="float">
            <text:p>6.826414</text:p>
          </table:table-cell>
          <table:table-cell office:value-type="float" office:value="6.6695480307" calcext:value-type="float">
            <text:p>6.6695480307</text:p>
          </table:table-cell>
          <table:table-cell table:formula="of:=POWER([.C1456]-6.75;2)" office:value-type="float" office:value="0.00647251936424819" calcext:value-type="float">
            <text:p>0.0064725194</text:p>
          </table:table-cell>
          <table:table-cell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6.828214" calcext:value-type="float">
            <text:p>6.828214</text:p>
          </table:table-cell>
          <table:table-cell office:value-type="float" office:value="6.6691033594" calcext:value-type="float">
            <text:p>6.6691033594</text:p>
          </table:table-cell>
          <table:table-cell table:formula="of:=POWER([.C1457]-6.75;2)" office:value-type="float" office:value="0.00654426646036553" calcext:value-type="float">
            <text:p>0.0065442665</text:p>
          </table:table-cell>
          <table:table-cell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6.829917" calcext:value-type="float">
            <text:p>6.829917</text:p>
          </table:table-cell>
          <table:table-cell office:value-type="float" office:value="6.6686546636" calcext:value-type="float">
            <text:p>6.6686546636</text:p>
          </table:table-cell>
          <table:table-cell table:formula="of:=POWER([.C1458]-6.75;2)" office:value-type="float" office:value="0.00661706375402918" calcext:value-type="float">
            <text:p>0.0066170638</text:p>
          </table:table-cell>
          <table:table-cell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6.831513" calcext:value-type="float">
            <text:p>6.831513</text:p>
          </table:table-cell>
          <table:table-cell office:value-type="float" office:value="6.668202106" calcext:value-type="float">
            <text:p>6.668202106</text:p>
          </table:table-cell>
          <table:table-cell table:formula="of:=POWER([.C1459]-6.75;2)" office:value-type="float" office:value="0.00669089546283526" calcext:value-type="float">
            <text:p>0.0066908955</text:p>
          </table:table-cell>
          <table:table-cell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6.832993" calcext:value-type="float">
            <text:p>6.832993</text:p>
          </table:table-cell>
          <table:table-cell office:value-type="float" office:value="6.6677458525" calcext:value-type="float">
            <text:p>6.6677458525</text:p>
          </table:table-cell>
          <table:table-cell table:formula="of:=POWER([.C1460]-6.75;2)" office:value-type="float" office:value="0.00676574478095169" calcext:value-type="float">
            <text:p>0.0067657448</text:p>
          </table:table-cell>
          <table:table-cell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6.834348" calcext:value-type="float">
            <text:p>6.834348</text:p>
          </table:table-cell>
          <table:table-cell office:value-type="float" office:value="6.6672860722" calcext:value-type="float">
            <text:p>6.6672860722</text:p>
          </table:table-cell>
          <table:table-cell table:formula="of:=POWER([.C1461]-6.75;2)" office:value-type="float" office:value="0.00684159385210368" calcext:value-type="float">
            <text:p>0.0068415939</text:p>
          </table:table-cell>
          <table:table-cell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6.835571" calcext:value-type="float">
            <text:p>6.835571</text:p>
          </table:table-cell>
          <table:table-cell office:value-type="float" office:value="6.6668229339" calcext:value-type="float">
            <text:p>6.6668229339</text:p>
          </table:table-cell>
          <table:table-cell table:formula="of:=POWER([.C1462]-6.75;2)" office:value-type="float" office:value="0.0069184243250038" calcext:value-type="float">
            <text:p>0.0069184243</text:p>
          </table:table-cell>
          <table:table-cell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6.836654" calcext:value-type="float">
            <text:p>6.836654</text:p>
          </table:table-cell>
          <table:table-cell office:value-type="float" office:value="6.6663566052" calcext:value-type="float">
            <text:p>6.6663566052</text:p>
          </table:table-cell>
          <table:table-cell table:formula="of:=POWER([.C1463]-6.75;2)" office:value-type="float" office:value="0.00699621749366869" calcext:value-type="float">
            <text:p>0.0069962175</text:p>
          </table:table-cell>
          <table:table-cell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6.837592" calcext:value-type="float">
            <text:p>6.837592</text:p>
          </table:table-cell>
          <table:table-cell office:value-type="float" office:value="6.665887255" calcext:value-type="float">
            <text:p>6.665887255</text:p>
          </table:table-cell>
          <table:table-cell table:formula="of:=POWER([.C1464]-6.75;2)" office:value-type="float" office:value="0.00707495387143497" calcext:value-type="float">
            <text:p>0.0070749539</text:p>
          </table:table-cell>
          <table:table-cell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6.83838" calcext:value-type="float">
            <text:p>6.83838</text:p>
          </table:table-cell>
          <table:table-cell office:value-type="float" office:value="6.6654150445" calcext:value-type="float">
            <text:p>6.6654150445</text:p>
          </table:table-cell>
          <table:table-cell table:formula="of:=POWER([.C1465]-6.75;2)" office:value-type="float" office:value="0.00715461469693706" calcext:value-type="float">
            <text:p>0.0071546147</text:p>
          </table:table-cell>
          <table:table-cell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6.839016" calcext:value-type="float">
            <text:p>6.839016</text:p>
          </table:table-cell>
          <table:table-cell office:value-type="float" office:value="6.6649401336" calcext:value-type="float">
            <text:p>6.6649401336</text:p>
          </table:table-cell>
          <table:table-cell table:formula="of:=POWER([.C1466]-6.75;2)" office:value-type="float" office:value="0.00723518087198584" calcext:value-type="float">
            <text:p>0.0072351809</text:p>
          </table:table-cell>
          <table:table-cell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6.839498" calcext:value-type="float">
            <text:p>6.839498</text:p>
          </table:table-cell>
          <table:table-cell office:value-type="float" office:value="6.6644626697" calcext:value-type="float">
            <text:p>6.6644626697</text:p>
          </table:table-cell>
          <table:table-cell table:formula="of:=POWER([.C1467]-6.75;2)" office:value-type="float" office:value="0.00731663487485133" calcext:value-type="float">
            <text:p>0.0073166349</text:p>
          </table:table-cell>
          <table:table-cell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6.839825" calcext:value-type="float">
            <text:p>6.839825</text:p>
          </table:table-cell>
          <table:table-cell office:value-type="float" office:value="6.6639827942" calcext:value-type="float">
            <text:p>6.6639827942</text:p>
          </table:table-cell>
          <table:table-cell table:formula="of:=POWER([.C1468]-6.75;2)" office:value-type="float" office:value="0.00739895969363958" calcext:value-type="float">
            <text:p>0.0073989597</text:p>
          </table:table-cell>
          <table:table-cell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6.839998" calcext:value-type="float">
            <text:p>6.839998</text:p>
          </table:table-cell>
          <table:table-cell office:value-type="float" office:value="6.6635006344" calcext:value-type="float">
            <text:p>6.6635006344</text:p>
          </table:table-cell>
          <table:table-cell table:formula="of:=POWER([.C1469]-6.75;2)" office:value-type="float" office:value="0.00748214024920245" calcext:value-type="float">
            <text:p>0.0074821402</text:p>
          </table:table-cell>
          <table:table-cell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6.840022" calcext:value-type="float">
            <text:p>6.840022</text:p>
          </table:table-cell>
          <table:table-cell office:value-type="float" office:value="6.6630163057" calcext:value-type="float">
            <text:p>6.6630163057</text:p>
          </table:table-cell>
          <table:table-cell table:formula="of:=POWER([.C1470]-6.75;2)" office:value-type="float" office:value="0.00756616307407581" calcext:value-type="float">
            <text:p>0.0075661631</text:p>
          </table:table-cell>
          <table:table-cell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6.8399" calcext:value-type="float">
            <text:p>6.8399</text:p>
          </table:table-cell>
          <table:table-cell office:value-type="float" office:value="6.6625299032" calcext:value-type="float">
            <text:p>6.6625299032</text:p>
          </table:table-cell>
          <table:table-cell table:formula="of:=POWER([.C1471]-6.75;2)" office:value-type="float" office:value="0.00765101783420132" calcext:value-type="float">
            <text:p>0.0076510178</text:p>
          </table:table-cell>
          <table:table-cell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6.839639" calcext:value-type="float">
            <text:p>6.839639</text:p>
          </table:table-cell>
          <table:table-cell office:value-type="float" office:value="6.6620415084" calcext:value-type="float">
            <text:p>6.6620415084</text:p>
          </table:table-cell>
          <table:table-cell table:formula="of:=POWER([.C1472]-6.75;2)" office:value-type="float" office:value="0.00773669624454731" calcext:value-type="float">
            <text:p>0.0077366962</text:p>
          </table:table-cell>
          <table:table-cell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6.839246" calcext:value-type="float">
            <text:p>6.839246</text:p>
          </table:table-cell>
          <table:table-cell office:value-type="float" office:value="6.6615511813" calcext:value-type="float">
            <text:p>6.6615511813</text:p>
          </table:table-cell>
          <table:table-cell table:formula="of:=POWER([.C1473]-6.75;2)" office:value-type="float" office:value="0.00782319352942545" calcext:value-type="float">
            <text:p>0.0078231935</text:p>
          </table:table-cell>
          <table:table-cell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6.838732" calcext:value-type="float">
            <text:p>6.838732</text:p>
          </table:table-cell>
          <table:table-cell office:value-type="float" office:value="6.6610589616" calcext:value-type="float">
            <text:p>6.6610589616</text:p>
          </table:table-cell>
          <table:table-cell table:formula="of:=POWER([.C1474]-6.75;2)" office:value-type="float" office:value="0.00791050831167024" calcext:value-type="float">
            <text:p>0.0079105083</text:p>
          </table:table-cell>
          <table:table-cell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6.838106" calcext:value-type="float">
            <text:p>6.838106</text:p>
          </table:table-cell>
          <table:table-cell office:value-type="float" office:value="6.6605648633" calcext:value-type="float">
            <text:p>6.6605648633</text:p>
          </table:table-cell>
          <table:table-cell table:formula="of:=POWER([.C1475]-6.75;2)" office:value-type="float" office:value="0.00799864367654763" calcext:value-type="float">
            <text:p>0.0079986437</text:p>
          </table:table-cell>
          <table:table-cell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6.837382" calcext:value-type="float">
            <text:p>6.837382</text:p>
          </table:table-cell>
          <table:table-cell office:value-type="float" office:value="6.6600688802" calcext:value-type="float">
            <text:p>6.6600688802</text:p>
          </table:table-cell>
          <table:table-cell table:formula="of:=POWER([.C1476]-6.75;2)" office:value-type="float" office:value="0.00808760630848198" calcext:value-type="float">
            <text:p>0.0080876063</text:p>
          </table:table-cell>
          <table:table-cell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6.836573" calcext:value-type="float">
            <text:p>6.836573</text:p>
          </table:table-cell>
          <table:table-cell office:value-type="float" office:value="6.6595709785" calcext:value-type="float">
            <text:p>6.6595709785</text:p>
          </table:table-cell>
          <table:table-cell table:formula="of:=POWER([.C1477]-6.75;2)" office:value-type="float" office:value="0.00817740792944752" calcext:value-type="float">
            <text:p>0.0081774079</text:p>
          </table:table-cell>
          <table:table-cell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6.835694" calcext:value-type="float">
            <text:p>6.835694</text:p>
          </table:table-cell>
          <table:table-cell office:value-type="float" office:value="6.6590711014" calcext:value-type="float">
            <text:p>6.6590711014</text:p>
          </table:table-cell>
          <table:table-cell table:formula="of:=POWER([.C1478]-6.75;2)" office:value-type="float" office:value="0.00826806460060902" calcext:value-type="float">
            <text:p>0.0082680646</text:p>
          </table:table-cell>
          <table:table-cell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6.834759" calcext:value-type="float">
            <text:p>6.834759</text:p>
          </table:table-cell>
          <table:table-cell office:value-type="float" office:value="6.6585691644" calcext:value-type="float">
            <text:p>6.6585691644</text:p>
          </table:table-cell>
          <table:table-cell table:formula="of:=POWER([.C1479]-6.75;2)" office:value-type="float" office:value="0.00835959769851418" calcext:value-type="float">
            <text:p>0.0083595977</text:p>
          </table:table-cell>
          <table:table-cell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6.833787" calcext:value-type="float">
            <text:p>6.833787</text:p>
          </table:table-cell>
          <table:table-cell office:value-type="float" office:value="6.6580650614" calcext:value-type="float">
            <text:p>6.6580650614</text:p>
          </table:table-cell>
          <table:table-cell table:formula="of:=POWER([.C1480]-6.75;2)" office:value-type="float" office:value="0.00845203293538571" calcext:value-type="float">
            <text:p>0.0084520329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6.832793" calcext:value-type="float">
            <text:p>6.832793</text:p>
          </table:table-cell>
          <table:table-cell office:value-type="float" office:value="6.6575586605" calcext:value-type="float">
            <text:p>6.6575586605</text:p>
          </table:table-cell>
          <table:table-cell table:formula="of:=POWER([.C1481]-6.75;2)" office:value-type="float" office:value="0.0085454012485542" calcext:value-type="float">
            <text:p>0.0085454012</text:p>
          </table:table-cell>
          <table:table-cell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6.831795" calcext:value-type="float">
            <text:p>6.831795</text:p>
          </table:table-cell>
          <table:table-cell office:value-type="float" office:value="6.6570498065" calcext:value-type="float">
            <text:p>6.6570498065</text:p>
          </table:table-cell>
          <table:table-cell table:formula="of:=POWER([.C1482]-6.75;2)" office:value-type="float" office:value="0.00863973847168746" calcext:value-type="float">
            <text:p>0.0086397385</text:p>
          </table:table-cell>
          <table:table-cell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6.83081" calcext:value-type="float">
            <text:p>6.83081</text:p>
          </table:table-cell>
          <table:table-cell office:value-type="float" office:value="6.6565383241" calcext:value-type="float">
            <text:p>6.6565383241</text:p>
          </table:table-cell>
          <table:table-cell table:formula="of:=POWER([.C1483]-6.75;2)" office:value-type="float" office:value="0.00873508486203672" calcext:value-type="float">
            <text:p>0.0087350849</text:p>
          </table:table-cell>
          <table:table-cell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6.829857" calcext:value-type="float">
            <text:p>6.829857</text:p>
          </table:table-cell>
          <table:table-cell office:value-type="float" office:value="6.6560240184" calcext:value-type="float">
            <text:p>6.6560240184</text:p>
          </table:table-cell>
          <table:table-cell table:formula="of:=POWER([.C1484]-6.75;2)" office:value-type="float" office:value="0.00883148511768351" calcext:value-type="float">
            <text:p>0.0088314851</text:p>
          </table:table-cell>
          <table:table-cell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6.828952" calcext:value-type="float">
            <text:p>6.828952</text:p>
          </table:table-cell>
          <table:table-cell office:value-type="float" office:value="6.6555066743" calcext:value-type="float">
            <text:p>6.6555066743</text:p>
          </table:table-cell>
          <table:table-cell table:formula="of:=POWER([.C1485]-6.75;2)" office:value-type="float" office:value="0.00892898860184633" calcext:value-type="float">
            <text:p>0.0089289886</text:p>
          </table:table-cell>
          <table:table-cell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6.828111" calcext:value-type="float">
            <text:p>6.828111</text:p>
          </table:table-cell>
          <table:table-cell office:value-type="float" office:value="6.6549860661" calcext:value-type="float">
            <text:p>6.6549860661</text:p>
          </table:table-cell>
          <table:table-cell table:formula="of:=POWER([.C1486]-6.75;2)" office:value-type="float" office:value="0.00902764763515353" calcext:value-type="float">
            <text:p>0.0090276476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6.82735" calcext:value-type="float">
            <text:p>6.82735</text:p>
          </table:table-cell>
          <table:table-cell office:value-type="float" office:value="6.654461957" calcext:value-type="float">
            <text:p>6.654461957</text:p>
          </table:table-cell>
          <table:table-cell table:formula="of:=POWER([.C1487]-6.75;2)" office:value-type="float" office:value="0.00912751766026975" calcext:value-type="float">
            <text:p>0.0091275177</text:p>
          </table:table-cell>
          <table:table-cell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6.826685" calcext:value-type="float">
            <text:p>6.826685</text:p>
          </table:table-cell>
          <table:table-cell office:value-type="float" office:value="6.6539341014" calcext:value-type="float">
            <text:p>6.6539341014</text:p>
          </table:table-cell>
          <table:table-cell table:formula="of:=POWER([.C1488]-6.75;2)" office:value-type="float" office:value="0.00922865687382549" calcext:value-type="float">
            <text:p>0.0092286569</text:p>
          </table:table-cell>
          <table:table-cell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6.826127" calcext:value-type="float">
            <text:p>6.826127</text:p>
          </table:table-cell>
          <table:table-cell office:value-type="float" office:value="6.6534022504" calcext:value-type="float">
            <text:p>6.6534022504</text:p>
          </table:table-cell>
          <table:table-cell table:formula="of:=POWER([.C1489]-6.75;2)" office:value-type="float" office:value="0.00933112522778428" calcext:value-type="float">
            <text:p>0.0093311252</text:p>
          </table:table-cell>
          <table:table-cell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6.825691" calcext:value-type="float">
            <text:p>6.825691</text:p>
          </table:table-cell>
          <table:table-cell office:value-type="float" office:value="6.6528661567" calcext:value-type="float">
            <text:p>6.6528661567</text:p>
          </table:table-cell>
          <table:table-cell table:formula="of:=POWER([.C1490]-6.75;2)" office:value-type="float" office:value="0.00943498351422895" calcext:value-type="float">
            <text:p>0.0094349835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6.825384" calcext:value-type="float">
            <text:p>6.825384</text:p>
          </table:table-cell>
          <table:table-cell office:value-type="float" office:value="6.6523255745" calcext:value-type="float">
            <text:p>6.6523255745</text:p>
          </table:table-cell>
          <table:table-cell table:formula="of:=POWER([.C1491]-6.75;2)" office:value-type="float" office:value="0.00954029339675508" calcext:value-type="float">
            <text:p>0.0095402934</text:p>
          </table:table-cell>
          <table:table-cell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6.825217" calcext:value-type="float">
            <text:p>6.825217</text:p>
          </table:table-cell>
          <table:table-cell office:value-type="float" office:value="6.6517802719" calcext:value-type="float">
            <text:p>6.6517802719</text:p>
          </table:table-cell>
          <table:table-cell table:formula="of:=POWER([.C1492]-6.75;2)" office:value-type="float" office:value="0.00964711498803795" calcext:value-type="float">
            <text:p>0.009647115</text:p>
          </table:table-cell>
          <table:table-cell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6.825195" calcext:value-type="float">
            <text:p>6.825195</text:p>
          </table:table-cell>
          <table:table-cell office:value-type="float" office:value="6.6512300292" calcext:value-type="float">
            <text:p>6.6512300292</text:p>
          </table:table-cell>
          <table:table-cell table:formula="of:=POWER([.C1493]-6.75;2)" office:value-type="float" office:value="0.00975550713183291" calcext:value-type="float">
            <text:p>0.0097555071</text:p>
          </table:table-cell>
          <table:table-cell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6.825324" calcext:value-type="float">
            <text:p>6.825324</text:p>
          </table:table-cell>
          <table:table-cell office:value-type="float" office:value="6.6506746452" calcext:value-type="float">
            <text:p>6.6506746452</text:p>
          </table:table-cell>
          <table:table-cell table:formula="of:=POWER([.C1494]-6.75;2)" office:value-type="float" office:value="0.00986552610614578" calcext:value-type="float">
            <text:p>0.0098655261</text:p>
          </table:table-cell>
          <table:table-cell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6.825605" calcext:value-type="float">
            <text:p>6.825605</text:p>
          </table:table-cell>
          <table:table-cell office:value-type="float" office:value="6.6501139416" calcext:value-type="float">
            <text:p>6.6501139416</text:p>
          </table:table-cell>
          <table:table-cell table:formula="of:=POWER([.C1495]-6.75;2)" office:value-type="float" office:value="0.00997722466268823" calcext:value-type="float">
            <text:p>0.0099772247</text:p>
          </table:table-cell>
          <table:table-cell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6.826038" calcext:value-type="float">
            <text:p>6.826038</text:p>
          </table:table-cell>
          <table:table-cell office:value-type="float" office:value="6.6495477727" calcext:value-type="float">
            <text:p>6.6495477727</text:p>
          </table:table-cell>
          <table:table-cell table:formula="of:=POWER([.C1496]-6.75;2)" office:value-type="float" office:value="0.0100906499695309" calcext:value-type="float">
            <text:p>0.01009065</text:p>
          </table:table-cell>
          <table:table-cell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6.826622" calcext:value-type="float">
            <text:p>6.826622</text:p>
          </table:table-cell>
          <table:table-cell office:value-type="float" office:value="6.648976023" calcext:value-type="float">
            <text:p>6.648976023</text:p>
          </table:table-cell>
          <table:table-cell table:formula="of:=POWER([.C1497]-6.75;2)" office:value-type="float" office:value="0.0102058439288965" calcext:value-type="float">
            <text:p>0.0102058439</text:p>
          </table:table-cell>
          <table:table-cell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6.827352" calcext:value-type="float">
            <text:p>6.827352</text:p>
          </table:table-cell>
          <table:table-cell office:value-type="float" office:value="6.648398616" calcext:value-type="float">
            <text:p>6.648398616</text:p>
          </table:table-cell>
          <table:table-cell table:formula="of:=POWER([.C1498]-6.75;2)" office:value-type="float" office:value="0.0103228412307155" calcext:value-type="float">
            <text:p>0.0103228412</text:p>
          </table:table-cell>
          <table:table-cell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6.828221" calcext:value-type="float">
            <text:p>6.828221</text:p>
          </table:table-cell>
          <table:table-cell office:value-type="float" office:value="6.6478155177" calcext:value-type="float">
            <text:p>6.6478155177</text:p>
          </table:table-cell>
          <table:table-cell table:formula="of:=POWER([.C1499]-6.75;2)" office:value-type="float" office:value="0.0104416684229191" calcext:value-type="float">
            <text:p>0.0104416684</text:p>
          </table:table-cell>
          <table:table-cell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6.829221" calcext:value-type="float">
            <text:p>6.829221</text:p>
          </table:table-cell>
          <table:table-cell office:value-type="float" office:value="6.647226745" calcext:value-type="float">
            <text:p>6.647226745</text:p>
          </table:table-cell>
          <table:table-cell table:formula="of:=POWER([.C1500]-6.75;2)" office:value-type="float" office:value="0.010562341943295" calcext:value-type="float">
            <text:p>0.0105623419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.830342" calcext:value-type="float">
            <text:p>6.830342</text:p>
          </table:table-cell>
          <table:table-cell office:value-type="float" office:value="6.646632361" calcext:value-type="float">
            <text:p>6.646632361</text:p>
          </table:table-cell>
          <table:table-cell table:formula="of:=POWER([.C1501]-6.75;2)" office:value-type="float" office:value="0.0106848687924343" calcext:value-type="float">
            <text:p>0.0106848688</text:p>
          </table:table-cell>
          <table:table-cell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6.83157" calcext:value-type="float">
            <text:p>6.83157</text:p>
          </table:table-cell>
          <table:table-cell office:value-type="float" office:value="6.6460324869" calcext:value-type="float">
            <text:p>6.6460324869</text:p>
          </table:table-cell>
          <table:table-cell table:formula="of:=POWER([.C1502]-6.75;2)" office:value-type="float" office:value="0.0108092437801986" calcext:value-type="float">
            <text:p>0.0108092438</text:p>
          </table:table-cell>
          <table:table-cell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6.832891" calcext:value-type="float">
            <text:p>6.832891</text:p>
          </table:table-cell>
          <table:table-cell office:value-type="float" office:value="6.6454273057" calcext:value-type="float">
            <text:p>6.6454273057</text:p>
          </table:table-cell>
          <table:table-cell table:formula="of:=POWER([.C1503]-6.75;2)" office:value-type="float" office:value="0.0109354483931612" calcext:value-type="float">
            <text:p>0.0109354484</text:p>
          </table:table-cell>
          <table:table-cell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6.83429" calcext:value-type="float">
            <text:p>6.83429</text:p>
          </table:table-cell>
          <table:table-cell office:value-type="float" office:value="6.6448170614" calcext:value-type="float">
            <text:p>6.6448170614</text:p>
          </table:table-cell>
          <table:table-cell table:formula="of:=POWER([.C1504]-6.75;2)" office:value-type="float" office:value="0.0110634505725313" calcext:value-type="float">
            <text:p>0.0110634506</text:p>
          </table:table-cell>
          <table:table-cell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6.83575" calcext:value-type="float">
            <text:p>6.83575</text:p>
          </table:table-cell>
          <table:table-cell office:value-type="float" office:value="6.644202063" calcext:value-type="float">
            <text:p>6.644202063</text:p>
          </table:table-cell>
          <table:table-cell table:formula="of:=POWER([.C1505]-6.75;2)" office:value-type="float" office:value="0.011193203473456" calcext:value-type="float">
            <text:p>0.0111932035</text:p>
          </table:table-cell>
          <table:table-cell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6.837251" calcext:value-type="float">
            <text:p>6.837251</text:p>
          </table:table-cell>
          <table:table-cell office:value-type="float" office:value="6.6435826897" calcext:value-type="float">
            <text:p>6.6435826897</text:p>
          </table:table-cell>
          <table:table-cell table:formula="of:=POWER([.C1506]-6.75;2)" office:value-type="float" office:value="0.0113246439314866" calcext:value-type="float">
            <text:p>0.0113246439</text:p>
          </table:table-cell>
          <table:table-cell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6.838776" calcext:value-type="float">
            <text:p>6.838776</text:p>
          </table:table-cell>
          <table:table-cell office:value-type="float" office:value="6.6429593963" calcext:value-type="float">
            <text:p>6.6429593963</text:p>
          </table:table-cell>
          <table:table-cell table:formula="of:=POWER([.C1507]-6.75;2)" office:value-type="float" office:value="0.0114576908404604" calcext:value-type="float">
            <text:p>0.0114576908</text:p>
          </table:table-cell>
          <table:table-cell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6.840304" calcext:value-type="float">
            <text:p>6.840304</text:p>
          </table:table-cell>
          <table:table-cell office:value-type="float" office:value="6.6423327112" calcext:value-type="float">
            <text:p>6.6423327112</text:p>
          </table:table-cell>
          <table:table-cell table:formula="of:=POWER([.C1508]-6.75;2)" office:value-type="float" office:value="0.0115922450775426" calcext:value-type="float">
            <text:p>0.0115922451</text:p>
          </table:table-cell>
          <table:table-cell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6.841814" calcext:value-type="float">
            <text:p>6.841814</text:p>
          </table:table-cell>
          <table:table-cell office:value-type="float" office:value="6.6417032396" calcext:value-type="float">
            <text:p>6.6417032396</text:p>
          </table:table-cell>
          <table:table-cell table:formula="of:=POWER([.C1509]-6.75;2)" office:value-type="float" office:value="0.011728188313135" calcext:value-type="float">
            <text:p>0.0117281883</text:p>
          </table:table-cell>
          <table:table-cell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6.843287" calcext:value-type="float">
            <text:p>6.843287</text:p>
          </table:table-cell>
          <table:table-cell office:value-type="float" office:value="6.6410716728" calcext:value-type="float">
            <text:p>6.6410716728</text:p>
          </table:table-cell>
          <table:table-cell table:formula="of:=POWER([.C1510]-6.75;2)" office:value-type="float" office:value="0.0118653804665903" calcext:value-type="float">
            <text:p>0.0118653805</text:p>
          </table:table-cell>
          <table:table-cell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6.844702" calcext:value-type="float">
            <text:p>6.844702</text:p>
          </table:table-cell>
          <table:table-cell office:value-type="float" office:value="6.6404387819" calcext:value-type="float">
            <text:p>6.6404387819</text:p>
          </table:table-cell>
          <table:table-cell table:formula="of:=POWER([.C1511]-6.75;2)" office:value-type="float" office:value="0.0120036605115557" calcext:value-type="float">
            <text:p>0.0120036605</text:p>
          </table:table-cell>
          <table:table-cell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6.846039" calcext:value-type="float">
            <text:p>6.846039</text:p>
          </table:table-cell>
          <table:table-cell office:value-type="float" office:value="6.6398054286" calcext:value-type="float">
            <text:p>6.6398054286</text:p>
          </table:table-cell>
          <table:table-cell table:formula="of:=POWER([.C1512]-6.75;2)" office:value-type="float" office:value="0.0121428435660297" calcext:value-type="float">
            <text:p>0.0121428436</text:p>
          </table:table-cell>
          <table:table-cell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6.847279" calcext:value-type="float">
            <text:p>6.847279</text:p>
          </table:table-cell>
          <table:table-cell office:value-type="float" office:value="6.6391725668" calcext:value-type="float">
            <text:p>6.6391725668</text:p>
          </table:table-cell>
          <table:table-cell table:formula="of:=POWER([.C1513]-6.75;2)" office:value-type="float" office:value="0.0122827199497004" calcext:value-type="float">
            <text:p>0.0122827199</text:p>
          </table:table-cell>
          <table:table-cell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6.848402" calcext:value-type="float">
            <text:p>6.848402</text:p>
          </table:table-cell>
          <table:table-cell office:value-type="float" office:value="6.6385412473" calcext:value-type="float">
            <text:p>6.6385412473</text:p>
          </table:table-cell>
          <table:table-cell table:formula="of:=POWER([.C1514]-6.75;2)" office:value-type="float" office:value="0.0124230535534397" calcext:value-type="float">
            <text:p>0.0124230536</text:p>
          </table:table-cell>
          <table:table-cell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6.849391" calcext:value-type="float">
            <text:p>6.849391</text:p>
          </table:table-cell>
          <table:table-cell office:value-type="float" office:value="6.6379126237" calcext:value-type="float">
            <text:p>6.6379126237</text:p>
          </table:table-cell>
          <table:table-cell table:formula="of:=POWER([.C1515]-6.75;2)" office:value-type="float" office:value="0.0125635799258178" calcext:value-type="float">
            <text:p>0.0125635799</text:p>
          </table:table-cell>
          <table:table-cell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6.850228" calcext:value-type="float">
            <text:p>6.850228</text:p>
          </table:table-cell>
          <table:table-cell office:value-type="float" office:value="6.6372879585" calcext:value-type="float">
            <text:p>6.6372879585</text:p>
          </table:table-cell>
          <table:table-cell table:formula="of:=POWER([.C1516]-6.75;2)" office:value-type="float" office:value="0.0127040042990977" calcext:value-type="float">
            <text:p>0.0127040043</text:p>
          </table:table-cell>
          <table:table-cell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6.850899" calcext:value-type="float">
            <text:p>6.850899</text:p>
          </table:table-cell>
          <table:table-cell office:value-type="float" office:value="6.636668639" calcext:value-type="float">
            <text:p>6.636668639</text:p>
          </table:table-cell>
          <table:table-cell table:formula="of:=POWER([.C1517]-6.75;2)" office:value-type="float" office:value="0.0128439973861124" calcext:value-type="float">
            <text:p>0.0128439974</text:p>
          </table:table-cell>
          <table:table-cell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6.851388" calcext:value-type="float">
            <text:p>6.851388</text:p>
          </table:table-cell>
          <table:table-cell office:value-type="float" office:value="6.6360561797" calcext:value-type="float">
            <text:p>6.6360561797</text:p>
          </table:table-cell>
          <table:table-cell table:formula="of:=POWER([.C1518]-6.75;2)" office:value-type="float" office:value="0.0129831941845588" calcext:value-type="float">
            <text:p>0.0129831942</text:p>
          </table:table-cell>
          <table:table-cell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6.851684" calcext:value-type="float">
            <text:p>6.851684</text:p>
          </table:table-cell>
          <table:table-cell office:value-type="float" office:value="6.6354522488" calcext:value-type="float">
            <text:p>6.6354522488</text:p>
          </table:table-cell>
          <table:table-cell table:formula="of:=POWER([.C1519]-6.75;2)" office:value-type="float" office:value="0.0131211873049771" calcext:value-type="float">
            <text:p>0.0131211873</text:p>
          </table:table-cell>
          <table:table-cell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6.851776" calcext:value-type="float">
            <text:p>6.851776</text:p>
          </table:table-cell>
          <table:table-cell office:value-type="float" office:value="6.634858679" calcext:value-type="float">
            <text:p>6.634858679</text:p>
          </table:table-cell>
          <table:table-cell table:formula="of:=POWER([.C1520]-6.75;2)" office:value-type="float" office:value="0.0132575238016251" calcext:value-type="float">
            <text:p>0.0132575238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6.851653" calcext:value-type="float">
            <text:p>6.851653</text:p>
          </table:table-cell>
          <table:table-cell office:value-type="float" office:value="6.6342775008" calcext:value-type="float">
            <text:p>6.6342775008</text:p>
          </table:table-cell>
          <table:table-cell table:formula="of:=POWER([.C1521]-6.75;2)" office:value-type="float" office:value="0.0133916968210941" calcext:value-type="float">
            <text:p>0.0133916968</text:p>
          </table:table-cell>
          <table:table-cell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6.851309" calcext:value-type="float">
            <text:p>6.851309</text:p>
          </table:table-cell>
          <table:table-cell office:value-type="float" office:value="6.6337109816" calcext:value-type="float">
            <text:p>6.6337109816</text:p>
          </table:table-cell>
          <table:table-cell table:formula="of:=POWER([.C1522]-6.75;2)" office:value-type="float" office:value="0.0135231358004355" calcext:value-type="float">
            <text:p>0.0135231358</text:p>
          </table:table-cell>
          <table:table-cell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6.850738" calcext:value-type="float">
            <text:p>6.850738</text:p>
          </table:table-cell>
          <table:table-cell office:value-type="float" office:value="6.6331616743" calcext:value-type="float">
            <text:p>6.6331616743</text:p>
          </table:table-cell>
          <table:table-cell table:formula="of:=POWER([.C1523]-6.75;2)" office:value-type="float" office:value="0.0136511943523792" calcext:value-type="float">
            <text:p>0.0136511944</text:p>
          </table:table-cell>
          <table:table-cell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6.849935" calcext:value-type="float">
            <text:p>6.849935</text:p>
          </table:table-cell>
          <table:table-cell office:value-type="float" office:value="6.6326324839" calcext:value-type="float">
            <text:p>6.6326324839</text:p>
          </table:table-cell>
          <table:table-cell table:formula="of:=POWER([.C1524]-6.75;2)" office:value-type="float" office:value="0.0137751338354837" calcext:value-type="float">
            <text:p>0.0137751338</text:p>
          </table:table-cell>
          <table:table-cell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6.848898" calcext:value-type="float">
            <text:p>6.848898</text:p>
          </table:table-cell>
          <table:table-cell office:value-type="float" office:value="6.632126768" calcext:value-type="float">
            <text:p>6.632126768</text:p>
          </table:table-cell>
          <table:table-cell table:formula="of:=POWER([.C1525]-6.75;2)" office:value-type="float" office:value="0.0138940988221258" calcext:value-type="float">
            <text:p>0.0138940988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6.847626" calcext:value-type="float">
            <text:p>6.847626</text:p>
          </table:table-cell>
          <table:table-cell office:value-type="float" office:value="6.6316484685" calcext:value-type="float">
            <text:p>6.6316484685</text:p>
          </table:table-cell>
          <table:table-cell table:formula="of:=POWER([.C1526]-6.75;2)" office:value-type="float" office:value="0.0140070850083955" calcext:value-type="float">
            <text:p>0.014007085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6.846121" calcext:value-type="float">
            <text:p>6.846121</text:p>
          </table:table-cell>
          <table:table-cell office:value-type="float" office:value="6.6312023134" calcext:value-type="float">
            <text:p>6.6312023134</text:p>
          </table:table-cell>
          <table:table-cell table:formula="of:=POWER([.C1527]-6.75;2)" office:value-type="float" office:value="0.0141128903415118" calcext:value-type="float">
            <text:p>0.0141128903</text:p>
          </table:table-cell>
          <table:table-cell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6.844385" calcext:value-type="float">
            <text:p>6.844385</text:p>
          </table:table-cell>
          <table:table-cell office:value-type="float" office:value="6.6307940968" calcext:value-type="float">
            <text:p>6.6307940968</text:p>
          </table:table-cell>
          <table:table-cell table:formula="of:=POWER([.C1528]-6.75;2)" office:value-type="float" office:value="0.0142100473577278" calcext:value-type="float">
            <text:p>0.0142100474</text:p>
          </table:table-cell>
          <table:table-cell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6.842423" calcext:value-type="float">
            <text:p>6.842423</text:p>
          </table:table-cell>
          <table:table-cell office:value-type="float" office:value="6.6304311321" calcext:value-type="float">
            <text:p>6.6304311321</text:p>
          </table:table-cell>
          <table:table-cell table:formula="of:=POWER([.C1529]-6.75;2)" office:value-type="float" office:value="0.0142967141708876" calcext:value-type="float">
            <text:p>0.0142967142</text:p>
          </table:table-cell>
          <table:table-cell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6.84024" calcext:value-type="float">
            <text:p>6.84024</text:p>
          </table:table-cell>
          <table:table-cell office:value-type="float" office:value="6.6301229447" calcext:value-type="float">
            <text:p>6.6301229447</text:p>
          </table:table-cell>
          <table:table-cell table:formula="of:=POWER([.C1530]-6.75;2)" office:value-type="float" office:value="0.0143705083873992" calcext:value-type="float">
            <text:p>0.0143705084</text:p>
          </table:table-cell>
          <table:table-cell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6.837843" calcext:value-type="float">
            <text:p>6.837843</text:p>
          </table:table-cell>
          <table:table-cell office:value-type="float" office:value="6.6298824439" calcext:value-type="float">
            <text:p>6.6298824439</text:p>
          </table:table-cell>
          <table:table-cell table:formula="of:=POWER([.C1531]-6.75;2)" office:value-type="float" office:value="0.0144282272834367" calcext:value-type="float">
            <text:p>0.0144282273</text:p>
          </table:table-cell>
          <table:table-cell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6.835241" calcext:value-type="float">
            <text:p>6.835241</text:p>
          </table:table-cell>
          <table:table-cell office:value-type="float" office:value="6.6297279601" calcext:value-type="float">
            <text:p>6.6297279601</text:p>
          </table:table-cell>
          <table:table-cell table:formula="of:=POWER([.C1532]-6.75;2)" office:value-type="float" office:value="0.0144653635817071" calcext:value-type="float">
            <text:p>0.0144653636</text:p>
          </table:table-cell>
          <table:table-cell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6.832443" calcext:value-type="float">
            <text:p>6.832443</text:p>
          </table:table-cell>
          <table:table-cell office:value-type="float" office:value="6.6296871075" calcext:value-type="float">
            <text:p>6.6296871075</text:p>
          </table:table-cell>
          <table:table-cell table:formula="of:=POWER([.C1533]-6.75;2)" office:value-type="float" office:value="0.0144751921017166" calcext:value-type="float">
            <text:p>0.0144751921</text:p>
          </table:table-cell>
          <table:table-cell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6.82946" calcext:value-type="float">
            <text:p>6.82946</text:p>
          </table:table-cell>
          <table:table-cell office:value-type="float" office:value="6.6298048187" calcext:value-type="float">
            <text:p>6.6298048187</text:p>
          </table:table-cell>
          <table:table-cell table:formula="of:=POWER([.C1534]-6.75;2)" office:value-type="float" office:value="0.0144468816077398" calcext:value-type="float">
            <text:p>0.0144468816</text:p>
          </table:table-cell>
          <table:table-cell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6.826304" calcext:value-type="float">
            <text:p>6.826304</text:p>
          </table:table-cell>
          <table:table-cell office:value-type="float" office:value="6.6301624639" calcext:value-type="float">
            <text:p>6.6301624639</text:p>
          </table:table-cell>
          <table:table-cell table:formula="of:=POWER([.C1535]-6.75;2)" office:value-type="float" office:value="0.0143610350585189" calcext:value-type="float">
            <text:p>0.0143610351</text:p>
          </table:table-cell>
          <table:table-cell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6.822986" calcext:value-type="float">
            <text:p>6.822986</text:p>
          </table:table-cell>
          <table:table-cell office:value-type="float" office:value="6.6309335023" calcext:value-type="float">
            <text:p>6.6309335023</text:p>
          </table:table-cell>
          <table:table-cell table:formula="of:=POWER([.C1536]-6.75;2)" office:value-type="float" office:value="0.0141768308745442" calcext:value-type="float">
            <text:p>0.0141768309</text:p>
          </table:table-cell>
          <table:table-cell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6.819521" calcext:value-type="float">
            <text:p>6.819521</text:p>
          </table:table-cell>
          <table:table-cell office:value-type="float" office:value="6.6326125008" calcext:value-type="float">
            <text:p>6.6326125008</text:p>
          </table:table-cell>
          <table:table-cell table:formula="of:=POWER([.C1537]-6.75;2)" office:value-type="float" office:value="0.0137798249684301" calcext:value-type="float">
            <text:p>0.013779825</text:p>
          </table:table-cell>
          <table:table-cell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6.815922" calcext:value-type="float">
            <text:p>6.815922</text:p>
          </table:table-cell>
          <table:table-cell office:value-type="float" office:value="6.6382353978" calcext:value-type="float">
            <text:p>6.6382353978</text:p>
          </table:table-cell>
          <table:table-cell table:formula="of:=POWER([.C1538]-6.75;2)" office:value-type="float" office:value="0.0124913263049243" calcext:value-type="float">
            <text:p>0.0124913263</text:p>
          </table:table-cell>
          <table:table-cell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6.812204" calcext:value-type="float">
            <text:p>6.812204</text:p>
          </table:table-cell>
          <table:table-cell office:value-type="float" office:value="6.6438638233" calcext:value-type="float">
            <text:p>6.6438638233</text:p>
          </table:table-cell>
          <table:table-cell table:formula="of:=POWER([.C1539]-6.75;2)" office:value-type="float" office:value="0.0112648880044936" calcext:value-type="float">
            <text:p>0.011264888</text:p>
          </table:table-cell>
          <table:table-cell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6.808381" calcext:value-type="float">
            <text:p>6.808381</text:p>
          </table:table-cell>
          <table:table-cell office:value-type="float" office:value="6.6402823625" calcext:value-type="float">
            <text:p>6.6402823625</text:p>
          </table:table-cell>
          <table:table-cell table:formula="of:=POWER([.C1540]-6.75;2)" office:value-type="float" office:value="0.0120379599785814" calcext:value-type="float">
            <text:p>0.01203796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6.804468" calcext:value-type="float">
            <text:p>6.804468</text:p>
          </table:table-cell>
          <table:table-cell office:value-type="float" office:value="6.6380120031" calcext:value-type="float">
            <text:p>6.6380120031</text:p>
          </table:table-cell>
          <table:table-cell table:formula="of:=POWER([.C1541]-6.75;2)" office:value-type="float" office:value="0.0125413114496744" calcext:value-type="float">
            <text:p>0.0125413114</text:p>
          </table:table-cell>
          <table:table-cell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6.800482" calcext:value-type="float">
            <text:p>6.800482</text:p>
          </table:table-cell>
          <table:table-cell office:value-type="float" office:value="6.6362604086" calcext:value-type="float">
            <text:p>6.6362604086</text:p>
          </table:table-cell>
          <table:table-cell table:formula="of:=POWER([.C1542]-6.75;2)" office:value-type="float" office:value="0.0129366946518389" calcext:value-type="float">
            <text:p>0.0129366947</text:p>
          </table:table-cell>
          <table:table-cell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6.796437" calcext:value-type="float">
            <text:p>6.796437</text:p>
          </table:table-cell>
          <table:table-cell office:value-type="float" office:value="6.6347941321" calcext:value-type="float">
            <text:p>6.6347941321</text:p>
          </table:table-cell>
          <table:table-cell table:formula="of:=POWER([.C1543]-6.75;2)" office:value-type="float" office:value="0.0132723919985923" calcext:value-type="float">
            <text:p>0.013272392</text:p>
          </table:table-cell>
          <table:table-cell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6.792348" calcext:value-type="float">
            <text:p>6.792348</text:p>
          </table:table-cell>
          <table:table-cell office:value-type="float" office:value="6.6335123318" calcext:value-type="float">
            <text:p>6.6335123318</text:p>
          </table:table-cell>
          <table:table-cell table:formula="of:=POWER([.C1544]-6.75;2)" office:value-type="float" office:value="0.0135693768426732" calcext:value-type="float">
            <text:p>0.0135693768</text:p>
          </table:table-cell>
          <table:table-cell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6.788232" calcext:value-type="float">
            <text:p>6.788232</text:p>
          </table:table-cell>
          <table:table-cell office:value-type="float" office:value="6.6323622719" calcext:value-type="float">
            <text:p>6.6323622719</text:p>
          </table:table-cell>
          <table:table-cell table:formula="of:=POWER([.C1545]-6.75;2)" office:value-type="float" office:value="0.0138386350725295" calcext:value-type="float">
            <text:p>0.0138386351</text:p>
          </table:table-cell>
          <table:table-cell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6.784104" calcext:value-type="float">
            <text:p>6.784104</text:p>
          </table:table-cell>
          <table:table-cell office:value-type="float" office:value="6.6313129094" calcext:value-type="float">
            <text:p>6.6313129094</text:p>
          </table:table-cell>
          <table:table-cell table:formula="of:=POWER([.C1546]-6.75;2)" office:value-type="float" office:value="0.0140866254750926" calcext:value-type="float">
            <text:p>0.0140866255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6.779978" calcext:value-type="float">
            <text:p>6.779978</text:p>
          </table:table-cell>
          <table:table-cell office:value-type="float" office:value="6.6303444224" calcext:value-type="float">
            <text:p>6.6303444224</text:p>
          </table:table-cell>
          <table:table-cell table:formula="of:=POWER([.C1547]-6.75;2)" office:value-type="float" office:value="0.0143174572507895" calcext:value-type="float">
            <text:p>0.0143174573</text:p>
          </table:table-cell>
          <table:table-cell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6.775869" calcext:value-type="float">
            <text:p>6.775869</text:p>
          </table:table-cell>
          <table:table-cell office:value-type="float" office:value="6.6294433656" calcext:value-type="float">
            <text:p>6.6294433656</text:p>
          </table:table-cell>
          <table:table-cell table:formula="of:=POWER([.C1548]-6.75;2)" office:value-type="float" office:value="0.0145339020978552" calcext:value-type="float">
            <text:p>0.0145339021</text:p>
          </table:table-cell>
          <table:table-cell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6.771791" calcext:value-type="float">
            <text:p>6.771791</text:p>
          </table:table-cell>
          <table:table-cell office:value-type="float" office:value="6.6286001782" calcext:value-type="float">
            <text:p>6.6286001782</text:p>
          </table:table-cell>
          <table:table-cell table:formula="of:=POWER([.C1549]-6.75;2)" office:value-type="float" office:value="0.0147379167330717" calcext:value-type="float">
            <text:p>0.0147379167</text:p>
          </table:table-cell>
          <table:table-cell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6.767758" calcext:value-type="float">
            <text:p>6.767758</text:p>
          </table:table-cell>
          <table:table-cell office:value-type="float" office:value="6.6278077942" calcext:value-type="float">
            <text:p>6.6278077942</text:p>
          </table:table-cell>
          <table:table-cell table:formula="of:=POWER([.C1550]-6.75;2)" office:value-type="float" office:value="0.0149309351582696" calcext:value-type="float">
            <text:p>0.0149309352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6.763782" calcext:value-type="float">
            <text:p>6.763782</text:p>
          </table:table-cell>
          <table:table-cell office:value-type="float" office:value="6.6270608172" calcext:value-type="float">
            <text:p>6.6270608172</text:p>
          </table:table-cell>
          <table:table-cell table:formula="of:=POWER([.C1551]-6.75;2)" office:value-type="float" office:value="0.0151140426675317" calcext:value-type="float">
            <text:p>0.0151140427</text:p>
          </table:table-cell>
          <table:table-cell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6.759876" calcext:value-type="float">
            <text:p>6.759876</text:p>
          </table:table-cell>
          <table:table-cell office:value-type="float" office:value="6.6263550061" calcext:value-type="float">
            <text:p>6.6263550061</text:p>
          </table:table-cell>
          <table:table-cell table:formula="of:=POWER([.C1552]-6.75;2)" office:value-type="float" office:value="0.0152880845165311" calcext:value-type="float">
            <text:p>0.0152880845</text:p>
          </table:table-cell>
          <table:table-cell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6.756052" calcext:value-type="float">
            <text:p>6.756052</text:p>
          </table:table-cell>
          <table:table-cell office:value-type="float" office:value="6.6256869416" calcext:value-type="float">
            <text:p>6.6256869416</text:p>
          </table:table-cell>
          <table:table-cell table:formula="of:=POWER([.C1553]-6.75;2)" office:value-type="float" office:value="0.0154537364887619" calcext:value-type="float">
            <text:p>0.0154537365</text:p>
          </table:table-cell>
          <table:table-cell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6.752319" calcext:value-type="float">
            <text:p>6.752319</text:p>
          </table:table-cell>
          <table:table-cell office:value-type="float" office:value="6.6250538018" calcext:value-type="float">
            <text:p>6.6250538018</text:p>
          </table:table-cell>
          <table:table-cell table:formula="of:=POWER([.C1554]-6.75;2)" office:value-type="float" office:value="0.0156115524446337" calcext:value-type="float">
            <text:p>0.0156115524</text:p>
          </table:table-cell>
          <table:table-cell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6.748687" calcext:value-type="float">
            <text:p>6.748687</text:p>
          </table:table-cell>
          <table:table-cell office:value-type="float" office:value="6.6244532104" calcext:value-type="float">
            <text:p>6.6244532104</text:p>
          </table:table-cell>
          <table:table-cell table:formula="of:=POWER([.C1555]-6.75;2)" office:value-type="float" office:value="0.0157619963788666" calcext:value-type="float">
            <text:p>0.0157619964</text:p>
          </table:table-cell>
          <table:table-cell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6.745165" calcext:value-type="float">
            <text:p>6.745165</text:p>
          </table:table-cell>
          <table:table-cell office:value-type="float" office:value="6.6238831244" calcext:value-type="float">
            <text:p>6.6238831244</text:p>
          </table:table-cell>
          <table:table-cell table:formula="of:=POWER([.C1556]-6.75;2)" office:value-type="float" office:value="0.0159054663111059" calcext:value-type="float">
            <text:p>0.0159054663</text:p>
          </table:table-cell>
          <table:table-cell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6.74176" calcext:value-type="float">
            <text:p>6.74176</text:p>
          </table:table-cell>
          <table:table-cell office:value-type="float" office:value="6.6233417573" calcext:value-type="float">
            <text:p>6.6233417573</text:p>
          </table:table-cell>
          <table:table-cell table:formula="of:=POWER([.C1557]-6.75;2)" office:value-type="float" office:value="0.016042310443852" calcext:value-type="float">
            <text:p>0.0160423104</text:p>
          </table:table-cell>
          <table:table-cell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6.738477" calcext:value-type="float">
            <text:p>6.738477</text:p>
          </table:table-cell>
          <table:table-cell office:value-type="float" office:value="6.6228275207" calcext:value-type="float">
            <text:p>6.6228275207</text:p>
          </table:table-cell>
          <table:table-cell table:formula="of:=POWER([.C1558]-6.75;2)" office:value-type="float" office:value="0.016172839491309" calcext:value-type="float">
            <text:p>0.0161728395</text:p>
          </table:table-cell>
          <table:table-cell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6.735323" calcext:value-type="float">
            <text:p>6.735323</text:p>
          </table:table-cell>
          <table:table-cell office:value-type="float" office:value="6.6223389831" calcext:value-type="float">
            <text:p>6.6223389831</text:p>
          </table:table-cell>
          <table:table-cell table:formula="of:=POWER([.C1559]-6.75;2)" office:value-type="float" office:value="0.0162973352359422" calcext:value-type="float">
            <text:p>0.0162973352</text:p>
          </table:table-cell>
          <table:table-cell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6.7323" calcext:value-type="float">
            <text:p>6.7323</text:p>
          </table:table-cell>
          <table:table-cell office:value-type="float" office:value="6.6218748356" calcext:value-type="float">
            <text:p>6.6218748356</text:p>
          </table:table-cell>
          <table:table-cell table:formula="of:=POWER([.C1560]-6.75;2)" office:value-type="float" office:value="0.0164160577525271" calcext:value-type="float">
            <text:p>0.0164160578</text:p>
          </table:table-cell>
          <table:table-cell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6.729412" calcext:value-type="float">
            <text:p>6.729412</text:p>
          </table:table-cell>
          <table:table-cell office:value-type="float" office:value="6.6214338694" calcext:value-type="float">
            <text:p>6.6214338694</text:p>
          </table:table-cell>
          <table:table-cell table:formula="of:=POWER([.C1561]-6.75;2)" office:value-type="float" office:value="0.0165292499374563" calcext:value-type="float">
            <text:p>0.0165292499</text:p>
          </table:table-cell>
          <table:table-cell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6.726658" calcext:value-type="float">
            <text:p>6.726658</text:p>
          </table:table-cell>
          <table:table-cell office:value-type="float" office:value="6.6210149539" calcext:value-type="float">
            <text:p>6.6210149539</text:p>
          </table:table-cell>
          <table:table-cell table:formula="of:=POWER([.C1562]-6.75;2)" office:value-type="float" office:value="0.0166371421174192" calcext:value-type="float">
            <text:p>0.0166371421</text:p>
          </table:table-cell>
          <table:table-cell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6.724039" calcext:value-type="float">
            <text:p>6.724039</text:p>
          </table:table-cell>
          <table:table-cell office:value-type="float" office:value="6.6206170276" calcext:value-type="float">
            <text:p>6.6206170276</text:p>
          </table:table-cell>
          <table:table-cell table:formula="of:=POWER([.C1563]-6.75;2)" office:value-type="float" office:value="0.0167399535470592" calcext:value-type="float">
            <text:p>0.0167399535</text:p>
          </table:table-cell>
          <table:table-cell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6.721553" calcext:value-type="float">
            <text:p>6.721553</text:p>
          </table:table-cell>
          <table:table-cell office:value-type="float" office:value="6.6202390814" calcext:value-type="float">
            <text:p>6.6202390814</text:p>
          </table:table-cell>
          <table:table-cell table:formula="of:=POWER([.C1564]-6.75;2)" office:value-type="float" office:value="0.0168378959959158" calcext:value-type="float">
            <text:p>0.016837896</text:p>
          </table:table-cell>
          <table:table-cell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6.719198" calcext:value-type="float">
            <text:p>6.719198</text:p>
          </table:table-cell>
          <table:table-cell office:value-type="float" office:value="6.6198801505" calcext:value-type="float">
            <text:p>6.6198801505</text:p>
          </table:table-cell>
          <table:table-cell table:formula="of:=POWER([.C1565]-6.75;2)" office:value-type="float" office:value="0.0169311752339026" calcext:value-type="float">
            <text:p>0.0169311752</text:p>
          </table:table-cell>
          <table:table-cell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6.716969" calcext:value-type="float">
            <text:p>6.716969</text:p>
          </table:table-cell>
          <table:table-cell office:value-type="float" office:value="6.6195393088" calcext:value-type="float">
            <text:p>6.6195393088</text:p>
          </table:table-cell>
          <table:table-cell table:formula="of:=POWER([.C1566]-6.75;2)" office:value-type="float" office:value="0.0170199919483817" calcext:value-type="float">
            <text:p>0.0170199919</text:p>
          </table:table-cell>
          <table:table-cell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6.71486" calcext:value-type="float">
            <text:p>6.71486</text:p>
          </table:table-cell>
          <table:table-cell office:value-type="float" office:value="6.6192156605" calcext:value-type="float">
            <text:p>6.6192156605</text:p>
          </table:table-cell>
          <table:table-cell table:formula="of:=POWER([.C1567]-6.75;2)" office:value-type="float" office:value="0.0171045434584512" calcext:value-type="float">
            <text:p>0.0171045435</text:p>
          </table:table-cell>
          <table:table-cell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6.712865" calcext:value-type="float">
            <text:p>6.712865</text:p>
          </table:table-cell>
          <table:table-cell office:value-type="float" office:value="6.618908341" calcext:value-type="float">
            <text:p>6.618908341</text:p>
          </table:table-cell>
          <table:table-cell table:formula="of:=POWER([.C1568]-6.75;2)" office:value-type="float" office:value="0.0171850230593723" calcext:value-type="float">
            <text:p>0.0171850231</text:p>
          </table:table-cell>
          <table:table-cell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6.710976" calcext:value-type="float">
            <text:p>6.710976</text:p>
          </table:table-cell>
          <table:table-cell office:value-type="float" office:value="6.6186165054" calcext:value-type="float">
            <text:p>6.6186165054</text:p>
          </table:table-cell>
          <table:table-cell table:formula="of:=POWER([.C1569]-6.75;2)" office:value-type="float" office:value="0.0172616226533081" calcext:value-type="float">
            <text:p>0.0172616227</text:p>
          </table:table-cell>
          <table:table-cell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6.709185" calcext:value-type="float">
            <text:p>6.709185</text:p>
          </table:table-cell>
          <table:table-cell office:value-type="float" office:value="6.6183393318" calcext:value-type="float">
            <text:p>6.6183393318</text:p>
          </table:table-cell>
          <table:table-cell table:formula="of:=POWER([.C1570]-6.75;2)" office:value-type="float" office:value="0.0173345315508706" calcext:value-type="float">
            <text:p>0.0173345316</text:p>
          </table:table-cell>
          <table:table-cell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6.707481" calcext:value-type="float">
            <text:p>6.707481</text:p>
          </table:table-cell>
          <table:table-cell office:value-type="float" office:value="6.6180760108" calcext:value-type="float">
            <text:p>6.6180760108</text:p>
          </table:table-cell>
          <table:table-cell table:formula="of:=POWER([.C1571]-6.75;2)" office:value-type="float" office:value="0.0174039389264416" calcext:value-type="float">
            <text:p>0.0174039389</text:p>
          </table:table-cell>
          <table:table-cell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6.705855" calcext:value-type="float">
            <text:p>6.705855</text:p>
          </table:table-cell>
          <table:table-cell office:value-type="float" office:value="6.6178257496" calcext:value-type="float">
            <text:p>6.6178257496</text:p>
          </table:table-cell>
          <table:table-cell table:formula="of:=POWER([.C1572]-6.75;2)" office:value-type="float" office:value="0.017470032468802" calcext:value-type="float">
            <text:p>0.0174700325</text:p>
          </table:table-cell>
          <table:table-cell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6.704294" calcext:value-type="float">
            <text:p>6.704294</text:p>
          </table:table-cell>
          <table:table-cell office:value-type="float" office:value="6.6175877665" calcext:value-type="float">
            <text:p>6.6175877665</text:p>
          </table:table-cell>
          <table:table-cell table:formula="of:=POWER([.C1573]-6.75;2)" office:value-type="float" office:value="0.0175329995804586" calcext:value-type="float">
            <text:p>0.0175329996</text:p>
          </table:table-cell>
          <table:table-cell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6.702787" calcext:value-type="float">
            <text:p>6.702787</text:p>
          </table:table-cell>
          <table:table-cell office:value-type="float" office:value="6.6173612919" calcext:value-type="float">
            <text:p>6.6173612919</text:p>
          </table:table-cell>
          <table:table-cell table:formula="of:=POWER([.C1574]-6.75;2)" office:value-type="float" office:value="0.017593026886437" calcext:value-type="float">
            <text:p>0.0175930269</text:p>
          </table:table-cell>
          <table:table-cell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6.701322" calcext:value-type="float">
            <text:p>6.701322</text:p>
          </table:table-cell>
          <table:table-cell office:value-type="float" office:value="6.6171455622" calcext:value-type="float">
            <text:p>6.6171455622</text:p>
          </table:table-cell>
          <table:table-cell table:formula="of:=POWER([.C1575]-6.75;2)" office:value-type="float" office:value="0.017650301643154" calcext:value-type="float">
            <text:p>0.0176503016</text:p>
          </table:table-cell>
          <table:table-cell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6.699885" calcext:value-type="float">
            <text:p>6.699885</text:p>
          </table:table-cell>
          <table:table-cell office:value-type="float" office:value="6.6169398203" calcext:value-type="float">
            <text:p>6.6169398203</text:p>
          </table:table-cell>
          <table:table-cell table:formula="of:=POWER([.C1576]-6.75;2)" office:value-type="float" office:value="0.0177050114217963" calcext:value-type="float">
            <text:p>0.0177050114</text:p>
          </table:table-cell>
          <table:table-cell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6.698463" calcext:value-type="float">
            <text:p>6.698463</text:p>
          </table:table-cell>
          <table:table-cell office:value-type="float" office:value="6.6167433164" calcext:value-type="float">
            <text:p>6.6167433164</text:p>
          </table:table-cell>
          <table:table-cell table:formula="of:=POWER([.C1577]-6.75;2)" office:value-type="float" office:value="0.0177573437240705" calcext:value-type="float">
            <text:p>0.0177573437</text:p>
          </table:table-cell>
          <table:table-cell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6.697044" calcext:value-type="float">
            <text:p>6.697044</text:p>
          </table:table-cell>
          <table:table-cell office:value-type="float" office:value="6.6165553057" calcext:value-type="float">
            <text:p>6.6165553057</text:p>
          </table:table-cell>
          <table:table-cell table:formula="of:=POWER([.C1578]-6.75;2)" office:value-type="float" office:value="0.0178074864368203" calcext:value-type="float">
            <text:p>0.0178074864</text:p>
          </table:table-cell>
          <table:table-cell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6.695615" calcext:value-type="float">
            <text:p>6.695615</text:p>
          </table:table-cell>
          <table:table-cell office:value-type="float" office:value="6.6163750476" calcext:value-type="float">
            <text:p>6.6163750476</text:p>
          </table:table-cell>
          <table:table-cell table:formula="of:=POWER([.C1579]-6.75;2)" office:value-type="float" office:value="0.0178556279039023" calcext:value-type="float">
            <text:p>0.0178556279</text:p>
          </table:table-cell>
          <table:table-cell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6.694161" calcext:value-type="float">
            <text:p>6.694161</text:p>
          </table:table-cell>
          <table:table-cell office:value-type="float" office:value="6.6162018018" calcext:value-type="float">
            <text:p>6.6162018018</text:p>
          </table:table-cell>
          <table:table-cell table:formula="of:=POWER([.C1580]-6.75;2)" office:value-type="float" office:value="0.0179019578415665" calcext:value-type="float">
            <text:p>0.0179019578</text:p>
          </table:table-cell>
          <table:table-cell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6.692672" calcext:value-type="float">
            <text:p>6.692672</text:p>
          </table:table-cell>
          <table:table-cell office:value-type="float" office:value="6.6160348387" calcext:value-type="float">
            <text:p>6.6160348387</text:p>
          </table:table-cell>
          <table:table-cell table:formula="of:=POWER([.C1581]-6.75;2)" office:value-type="float" office:value="0.017946664442135" calcext:value-type="float">
            <text:p>0.0179466644</text:p>
          </table:table-cell>
          <table:table-cell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6.691134" calcext:value-type="float">
            <text:p>6.691134</text:p>
          </table:table-cell>
          <table:table-cell office:value-type="float" office:value="6.6158734255" calcext:value-type="float">
            <text:p>6.6158734255</text:p>
          </table:table-cell>
          <table:table-cell table:formula="of:=POWER([.C1582]-6.75;2)" office:value-type="float" office:value="0.017989937987104" calcext:value-type="float">
            <text:p>0.017989938</text:p>
          </table:table-cell>
          <table:table-cell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6.689535" calcext:value-type="float">
            <text:p>6.689535</text:p>
          </table:table-cell>
          <table:table-cell office:value-type="float" office:value="6.6157168387" calcext:value-type="float">
            <text:p>6.6157168387</text:p>
          </table:table-cell>
          <table:table-cell table:formula="of:=POWER([.C1583]-6.75;2)" office:value-type="float" office:value="0.0180319674087218" calcext:value-type="float">
            <text:p>0.0180319674</text:p>
          </table:table-cell>
          <table:table-cell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6.687866" calcext:value-type="float">
            <text:p>6.687866</text:p>
          </table:table-cell>
          <table:table-cell office:value-type="float" office:value="6.6155643625" calcext:value-type="float">
            <text:p>6.6155643625</text:p>
          </table:table-cell>
          <table:table-cell table:formula="of:=POWER([.C1584]-6.75;2)" office:value-type="float" office:value="0.0180729406300315" calcext:value-type="float">
            <text:p>0.0180729406</text:p>
          </table:table-cell>
          <table:table-cell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6.686114" calcext:value-type="float">
            <text:p>6.686114</text:p>
          </table:table-cell>
          <table:table-cell office:value-type="float" office:value="6.6154152842" calcext:value-type="float">
            <text:p>6.6154152842</text:p>
          </table:table-cell>
          <table:table-cell table:formula="of:=POWER([.C1585]-6.75;2)" office:value-type="float" office:value="0.0181130457269668" calcext:value-type="float">
            <text:p>0.0181130457</text:p>
          </table:table-cell>
          <table:table-cell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6.684271" calcext:value-type="float">
            <text:p>6.684271</text:p>
          </table:table-cell>
          <table:table-cell office:value-type="float" office:value="6.6152689063" calcext:value-type="float">
            <text:p>6.6152689063</text:p>
          </table:table-cell>
          <table:table-cell table:formula="of:=POWER([.C1586]-6.75;2)" office:value-type="float" office:value="0.0181524676095982" calcext:value-type="float">
            <text:p>0.0181524676</text:p>
          </table:table-cell>
          <table:table-cell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6.682328" calcext:value-type="float">
            <text:p>6.682328</text:p>
          </table:table-cell>
          <table:table-cell office:value-type="float" office:value="6.6151245392" calcext:value-type="float">
            <text:p>6.6151245392</text:p>
          </table:table-cell>
          <table:table-cell table:formula="of:=POWER([.C1587]-6.75;2)" office:value-type="float" office:value="0.0181913899260123" calcext:value-type="float">
            <text:p>0.0181913899</text:p>
          </table:table-cell>
          <table:table-cell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6.680277" calcext:value-type="float">
            <text:p>6.680277</text:p>
          </table:table-cell>
          <table:table-cell office:value-type="float" office:value="6.6149815115" calcext:value-type="float">
            <text:p>6.6149815115</text:p>
          </table:table-cell>
          <table:table-cell table:formula="of:=POWER([.C1588]-6.75;2)" office:value-type="float" office:value="0.0182299922368247" calcext:value-type="float">
            <text:p>0.0182299922</text:p>
          </table:table-cell>
          <table:table-cell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6.678111" calcext:value-type="float">
            <text:p>6.678111</text:p>
          </table:table-cell>
          <table:table-cell office:value-type="float" office:value="6.614839169" calcext:value-type="float">
            <text:p>6.614839169</text:p>
          </table:table-cell>
          <table:table-cell table:formula="of:=POWER([.C1589]-6.75;2)" office:value-type="float" office:value="0.0182684502366106" calcext:value-type="float">
            <text:p>0.0182684502</text:p>
          </table:table-cell>
          <table:table-cell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6.675824" calcext:value-type="float">
            <text:p>6.675824</text:p>
          </table:table-cell>
          <table:table-cell office:value-type="float" office:value="6.6146968802" calcext:value-type="float">
            <text:p>6.6146968802</text:p>
          </table:table-cell>
          <table:table-cell table:formula="of:=POWER([.C1590]-6.75;2)" office:value-type="float" office:value="0.0183069342276131" calcext:value-type="float">
            <text:p>0.0183069342</text:p>
          </table:table-cell>
          <table:table-cell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6.673411" calcext:value-type="float">
            <text:p>6.673411</text:p>
          </table:table-cell>
          <table:table-cell office:value-type="float" office:value="6.6145540415" calcext:value-type="float">
            <text:p>6.6145540415</text:p>
          </table:table-cell>
          <table:table-cell table:formula="of:=POWER([.C1591]-6.75;2)" office:value-type="float" office:value="0.0183456076739837" calcext:value-type="float">
            <text:p>0.0183456077</text:p>
          </table:table-cell>
          <table:table-cell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6.670868" calcext:value-type="float">
            <text:p>6.670868</text:p>
          </table:table-cell>
          <table:table-cell office:value-type="float" office:value="6.6144100799" calcext:value-type="float">
            <text:p>6.6144100799</text:p>
          </table:table-cell>
          <table:table-cell table:formula="of:=POWER([.C1592]-6.75;2)" office:value-type="float" office:value="0.0183846264327244" calcext:value-type="float">
            <text:p>0.0183846264</text:p>
          </table:table-cell>
          <table:table-cell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6.668192" calcext:value-type="float">
            <text:p>6.668192</text:p>
          </table:table-cell>
          <table:table-cell office:value-type="float" office:value="6.6142644593" calcext:value-type="float">
            <text:p>6.6142644593</text:p>
          </table:table-cell>
          <table:table-cell table:formula="of:=POWER([.C1593]-6.75;2)" office:value-type="float" office:value="0.0184241370091213" calcext:value-type="float">
            <text:p>0.018424137</text:p>
          </table:table-cell>
          <table:table-cell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6.665381" calcext:value-type="float">
            <text:p>6.665381</text:p>
          </table:table-cell>
          <table:table-cell office:value-type="float" office:value="6.614116682" calcext:value-type="float">
            <text:p>6.614116682</text:p>
          </table:table-cell>
          <table:table-cell table:formula="of:=POWER([.C1594]-6.75;2)" office:value-type="float" office:value="0.0184642761106892" calcext:value-type="float">
            <text:p>0.0184642761</text:p>
          </table:table-cell>
          <table:table-cell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6.662433" calcext:value-type="float">
            <text:p>6.662433</text:p>
          </table:table-cell>
          <table:table-cell office:value-type="float" office:value="6.6139662995" calcext:value-type="float">
            <text:p>6.6139662995</text:p>
          </table:table-cell>
          <table:table-cell table:formula="of:=POWER([.C1595]-6.75;2)" office:value-type="float" office:value="0.0185051676717236" calcext:value-type="float">
            <text:p>0.0185051677</text:p>
          </table:table-cell>
          <table:table-cell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6.659348" calcext:value-type="float">
            <text:p>6.659348</text:p>
          </table:table-cell>
          <table:table-cell office:value-type="float" office:value="6.613812914" calcext:value-type="float">
            <text:p>6.613812914</text:p>
          </table:table-cell>
          <table:table-cell table:formula="of:=POWER([.C1596]-6.75;2)" office:value-type="float" office:value="0.0185469223931713" calcext:value-type="float">
            <text:p>0.0185469224</text:p>
          </table:table-cell>
          <table:table-cell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6.656127" calcext:value-type="float">
            <text:p>6.656127</text:p>
          </table:table-cell>
          <table:table-cell office:value-type="float" office:value="6.6136561828" calcext:value-type="float">
            <text:p>6.6136561828</text:p>
          </table:table-cell>
          <table:table-cell table:formula="of:=POWER([.C1597]-6.75;2)" office:value-type="float" office:value="0.0185896364886671" calcext:value-type="float">
            <text:p>0.0185896365</text:p>
          </table:table-cell>
          <table:table-cell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6.652771" calcext:value-type="float">
            <text:p>6.652771</text:p>
          </table:table-cell>
          <table:table-cell office:value-type="float" office:value="6.6134958249" calcext:value-type="float">
            <text:p>6.6134958249</text:p>
          </table:table-cell>
          <table:table-cell table:formula="of:=POWER([.C1598]-6.75;2)" office:value-type="float" office:value="0.0186333898197314" calcext:value-type="float">
            <text:p>0.0186333898</text:p>
          </table:table-cell>
          <table:table-cell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6.649281" calcext:value-type="float">
            <text:p>6.649281</text:p>
          </table:table-cell>
          <table:table-cell office:value-type="float" office:value="6.6133316237" calcext:value-type="float">
            <text:p>6.6133316237</text:p>
          </table:table-cell>
          <table:table-cell table:formula="of:=POWER([.C1599]-6.75;2)" office:value-type="float" office:value="0.0186782450804785" calcext:value-type="float">
            <text:p>0.0186782451</text:p>
          </table:table-cell>
          <table:table-cell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6.645661" calcext:value-type="float">
            <text:p>6.645661</text:p>
          </table:table-cell>
          <table:table-cell office:value-type="float" office:value="6.6131634378" calcext:value-type="float">
            <text:p>6.6131634378</text:p>
          </table:table-cell>
          <table:table-cell table:formula="of:=POWER([.C1600]-6.75;2)" office:value-type="float" office:value="0.0187242447547145" calcext:value-type="float">
            <text:p>0.0187242448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.641912" calcext:value-type="float">
            <text:p>6.641912</text:p>
          </table:table-cell>
          <table:table-cell office:value-type="float" office:value="6.6129911951" calcext:value-type="float">
            <text:p>6.6129911951</text:p>
          </table:table-cell>
          <table:table-cell table:formula="of:=POWER([.C1601]-6.75;2)" office:value-type="float" office:value="0.0187714126201262" calcext:value-type="float">
            <text:p>0.0187714126</text:p>
          </table:table-cell>
          <table:table-cell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6.638039" calcext:value-type="float">
            <text:p>6.638039</text:p>
          </table:table-cell>
          <table:table-cell office:value-type="float" office:value="6.6128149063" calcext:value-type="float">
            <text:p>6.6128149063</text:p>
          </table:table-cell>
          <table:table-cell table:formula="of:=POWER([.C1602]-6.75;2)" office:value-type="float" office:value="0.0188197499334779" calcext:value-type="float">
            <text:p>0.0188197499</text:p>
          </table:table-cell>
          <table:table-cell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6.634046" calcext:value-type="float">
            <text:p>6.634046</text:p>
          </table:table-cell>
          <table:table-cell office:value-type="float" office:value="6.612634659" calcext:value-type="float">
            <text:p>6.612634659</text:p>
          </table:table-cell>
          <table:table-cell table:formula="of:=POWER([.C1603]-6.75;2)" office:value-type="float" office:value="0.0188692369080462" calcext:value-type="float">
            <text:p>0.0188692369</text:p>
          </table:table-cell>
          <table:table-cell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6.629937" calcext:value-type="float">
            <text:p>6.629937</text:p>
          </table:table-cell>
          <table:table-cell office:value-type="float" office:value="6.6124506252" calcext:value-type="float">
            <text:p>6.6124506252</text:p>
          </table:table-cell>
          <table:table-cell table:formula="of:=POWER([.C1604]-6.75;2)" office:value-type="float" office:value="0.0189198305078708" calcext:value-type="float">
            <text:p>0.0189198305</text:p>
          </table:table-cell>
          <table:table-cell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6.625717" calcext:value-type="float">
            <text:p>6.625717</text:p>
          </table:table-cell>
          <table:table-cell office:value-type="float" office:value="6.6122630614" calcext:value-type="float">
            <text:p>6.6122630614</text:p>
          </table:table-cell>
          <table:table-cell table:formula="of:=POWER([.C1605]-6.75;2)" office:value-type="float" office:value="0.0189714642549001" calcext:value-type="float">
            <text:p>0.0189714643</text:p>
          </table:table-cell>
          <table:table-cell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6.62139" calcext:value-type="float">
            <text:p>6.62139</text:p>
          </table:table-cell>
          <table:table-cell office:value-type="float" office:value="6.6120723072" calcext:value-type="float">
            <text:p>6.6120723072</text:p>
          </table:table-cell>
          <table:table-cell table:formula="of:=POWER([.C1606]-6.75;2)" office:value-type="float" office:value="0.0190240484411312" calcext:value-type="float">
            <text:p>0.0190240484</text:p>
          </table:table-cell>
          <table:table-cell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6.616962" calcext:value-type="float">
            <text:p>6.616962</text:p>
          </table:table-cell>
          <table:table-cell office:value-type="float" office:value="6.6118787896" calcext:value-type="float">
            <text:p>6.6118787896</text:p>
          </table:table-cell>
          <table:table-cell table:formula="of:=POWER([.C1607]-6.75;2)" office:value-type="float" office:value="0.019077468762361" calcext:value-type="float">
            <text:p>0.0190774688</text:p>
          </table:table-cell>
          <table:table-cell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6.612438" calcext:value-type="float">
            <text:p>6.612438</text:p>
          </table:table-cell>
          <table:table-cell office:value-type="float" office:value="6.6116830138" calcext:value-type="float">
            <text:p>6.6116830138</text:p>
          </table:table-cell>
          <table:table-cell table:formula="of:=POWER([.C1608]-6.75;2)" office:value-type="float" office:value="0.0191315886714509" calcext:value-type="float">
            <text:p>0.0191315887</text:p>
          </table:table-cell>
          <table:table-cell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6.607825" calcext:value-type="float">
            <text:p>6.607825</text:p>
          </table:table-cell>
          <table:table-cell office:value-type="float" office:value="6.6114855684" calcext:value-type="float">
            <text:p>6.6114855684</text:p>
          </table:table-cell>
          <table:table-cell table:formula="of:=POWER([.C1609]-6.75;2)" office:value-type="float" office:value="0.0191862477614711" calcext:value-type="float">
            <text:p>0.0191862478</text:p>
          </table:table-cell>
          <table:table-cell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6.603127" calcext:value-type="float">
            <text:p>6.603127</text:p>
          </table:table-cell>
          <table:table-cell office:value-type="float" office:value="6.6112871152" calcext:value-type="float">
            <text:p>6.6112871152</text:p>
          </table:table-cell>
          <table:table-cell table:formula="of:=POWER([.C1610]-6.75;2)" office:value-type="float" office:value="0.0192412644095382" calcext:value-type="float">
            <text:p>0.0192412644</text:p>
          </table:table-cell>
          <table:table-cell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6.598351" calcext:value-type="float">
            <text:p>6.598351</text:p>
          </table:table-cell>
          <table:table-cell office:value-type="float" office:value="6.6110883902" calcext:value-type="float">
            <text:p>6.6110883902</text:p>
          </table:table-cell>
          <table:table-cell table:formula="of:=POWER([.C1611]-6.75;2)" office:value-type="float" office:value="0.0192964353372275" calcext:value-type="float">
            <text:p>0.0192964353</text:p>
          </table:table-cell>
          <table:table-cell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6.593504" calcext:value-type="float">
            <text:p>6.593504</text:p>
          </table:table-cell>
          <table:table-cell office:value-type="float" office:value="6.6108901935" calcext:value-type="float">
            <text:p>6.6108901935</text:p>
          </table:table-cell>
          <table:table-cell table:formula="of:=POWER([.C1612]-6.75;2)" office:value-type="float" office:value="0.0193515382644673" calcext:value-type="float">
            <text:p>0.0193515383</text:p>
          </table:table-cell>
          <table:table-cell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6.588591" calcext:value-type="float">
            <text:p>6.588591</text:p>
          </table:table-cell>
          <table:table-cell office:value-type="float" office:value="6.610693384" calcext:value-type="float">
            <text:p>6.610693384</text:p>
          </table:table-cell>
          <table:table-cell table:formula="of:=POWER([.C1613]-6.75;2)" office:value-type="float" office:value="0.0194063332613714" calcext:value-type="float">
            <text:p>0.0194063333</text:p>
          </table:table-cell>
          <table:table-cell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6.583621" calcext:value-type="float">
            <text:p>6.583621</text:p>
          </table:table-cell>
          <table:table-cell office:value-type="float" office:value="6.610498874" calcext:value-type="float">
            <text:p>6.610498874</text:p>
          </table:table-cell>
          <table:table-cell table:formula="of:=POWER([.C1614]-6.75;2)" office:value-type="float" office:value="0.0194605641552678" calcext:value-type="float">
            <text:p>0.0194605642</text:p>
          </table:table-cell>
          <table:table-cell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6.578601" calcext:value-type="float">
            <text:p>6.578601</text:p>
          </table:table-cell>
          <table:table-cell office:value-type="float" office:value="6.610307616" calcext:value-type="float">
            <text:p>6.610307616</text:p>
          </table:table-cell>
          <table:table-cell table:formula="of:=POWER([.C1615]-6.75;2)" office:value-type="float" office:value="0.0195139621476034" calcext:value-type="float">
            <text:p>0.0195139621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6.573538" calcext:value-type="float">
            <text:p>6.573538</text:p>
          </table:table-cell>
          <table:table-cell office:value-type="float" office:value="6.6101205991" calcext:value-type="float">
            <text:p>6.6101205991</text:p>
          </table:table-cell>
          <table:table-cell table:formula="of:=POWER([.C1616]-6.75;2)" office:value-type="float" office:value="0.0195662467961429" calcext:value-type="float">
            <text:p>0.0195662468</text:p>
          </table:table-cell>
          <table:table-cell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6.568441" calcext:value-type="float">
            <text:p>6.568441</text:p>
          </table:table-cell>
          <table:table-cell office:value-type="float" office:value="6.6099388341" calcext:value-type="float">
            <text:p>6.6099388341</text:p>
          </table:table-cell>
          <table:table-cell table:formula="of:=POWER([.C1617]-6.75;2)" office:value-type="float" office:value="0.0196171301932672" calcext:value-type="float">
            <text:p>0.0196171302</text:p>
          </table:table-cell>
          <table:table-cell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6.563319" calcext:value-type="float">
            <text:p>6.563319</text:p>
          </table:table-cell>
          <table:table-cell office:value-type="float" office:value="6.6097633472" calcext:value-type="float">
            <text:p>6.6097633472</text:p>
          </table:table-cell>
          <table:table-cell table:formula="of:=POWER([.C1618]-6.75;2)" office:value-type="float" office:value="0.0196663187885476" calcext:value-type="float">
            <text:p>0.0196663188</text:p>
          </table:table-cell>
          <table:table-cell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6.558182" calcext:value-type="float">
            <text:p>6.558182</text:p>
          </table:table-cell>
          <table:table-cell office:value-type="float" office:value="6.6095951674" calcext:value-type="float">
            <text:p>6.6095951674</text:p>
          </table:table-cell>
          <table:table-cell table:formula="of:=POWER([.C1619]-6.75;2)" office:value-type="float" office:value="0.019713517017434" calcext:value-type="float">
            <text:p>0.019713517</text:p>
          </table:table-cell>
          <table:table-cell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6.553041" calcext:value-type="float">
            <text:p>6.553041</text:p>
          </table:table-cell>
          <table:table-cell office:value-type="float" office:value="6.6094353149" calcext:value-type="float">
            <text:p>6.6094353149</text:p>
          </table:table-cell>
          <table:table-cell table:formula="of:=POWER([.C1620]-6.75;2)" office:value-type="float" office:value="0.0197584306972622" calcext:value-type="float">
            <text:p>0.0197584307</text:p>
          </table:table-cell>
          <table:table-cell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6.547907" calcext:value-type="float">
            <text:p>6.547907</text:p>
          </table:table-cell>
          <table:table-cell office:value-type="float" office:value="6.6092847911" calcext:value-type="float">
            <text:p>6.6092847911</text:p>
          </table:table-cell>
          <table:table-cell table:formula="of:=POWER([.C1621]-6.75;2)" office:value-type="float" office:value="0.0198007700157705" calcext:value-type="float">
            <text:p>0.01980077</text:p>
          </table:table-cell>
          <table:table-cell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6.542792" calcext:value-type="float">
            <text:p>6.542792</text:p>
          </table:table-cell>
          <table:table-cell office:value-type="float" office:value="6.6091445653" calcext:value-type="float">
            <text:p>6.6091445653</text:p>
          </table:table-cell>
          <table:table-cell table:formula="of:=POWER([.C1622]-6.75;2)" office:value-type="float" office:value="0.0198402534845259" calcext:value-type="float">
            <text:p>0.0198402535</text:p>
          </table:table-cell>
          <table:table-cell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6.53771" calcext:value-type="float">
            <text:p>6.53771</text:p>
          </table:table-cell>
          <table:table-cell office:value-type="float" office:value="6.6090155699" calcext:value-type="float">
            <text:p>6.6090155699</text:p>
          </table:table-cell>
          <table:table-cell table:formula="of:=POWER([.C1623]-6.75;2)" office:value-type="float" office:value="0.0198766095306217" calcext:value-type="float">
            <text:p>0.0198766095</text:p>
          </table:table-cell>
          <table:table-cell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6.532675" calcext:value-type="float">
            <text:p>6.532675</text:p>
          </table:table-cell>
          <table:table-cell office:value-type="float" office:value="6.6088986836" calcext:value-type="float">
            <text:p>6.6088986836</text:p>
          </table:table-cell>
          <table:table-cell table:formula="of:=POWER([.C1624]-6.75;2)" office:value-type="float" office:value="0.019909581489813" calcext:value-type="float">
            <text:p>0.0199095815</text:p>
          </table:table-cell>
          <table:table-cell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6.527702" calcext:value-type="float">
            <text:p>6.527702</text:p>
          </table:table-cell>
          <table:table-cell office:value-type="float" office:value="6.6087947235" calcext:value-type="float">
            <text:p>6.6087947235</text:p>
          </table:table-cell>
          <table:table-cell table:formula="of:=POWER([.C1625]-6.75;2)" office:value-type="float" office:value="0.0199389301114415" calcext:value-type="float">
            <text:p>0.0199389301</text:p>
          </table:table-cell>
          <table:table-cell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6.522809" calcext:value-type="float">
            <text:p>6.522809</text:p>
          </table:table-cell>
          <table:table-cell office:value-type="float" office:value="6.6087044378" calcext:value-type="float">
            <text:p>6.6087044378</text:p>
          </table:table-cell>
          <table:table-cell table:formula="of:=POWER([.C1626]-6.75;2)" office:value-type="float" office:value="0.019964435897414" calcext:value-type="float">
            <text:p>0.0199644359</text:p>
          </table:table-cell>
          <table:table-cell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6.518011" calcext:value-type="float">
            <text:p>6.518011</text:p>
          </table:table-cell>
          <table:table-cell office:value-type="float" office:value="6.6086284946" calcext:value-type="float">
            <text:p>6.6086284946</text:p>
          </table:table-cell>
          <table:table-cell table:formula="of:=POWER([.C1627]-6.75;2)" office:value-type="float" office:value="0.0199859025390624" calcext:value-type="float">
            <text:p>0.0199859025</text:p>
          </table:table-cell>
          <table:table-cell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6.513328" calcext:value-type="float">
            <text:p>6.513328</text:p>
          </table:table-cell>
          <table:table-cell office:value-type="float" office:value="6.6085674777" calcext:value-type="float">
            <text:p>6.6085674777</text:p>
          </table:table-cell>
          <table:table-cell table:formula="of:=POWER([.C1628]-6.75;2)" office:value-type="float" office:value="0.0200031583641399" calcext:value-type="float">
            <text:p>0.0200031584</text:p>
          </table:table-cell>
          <table:table-cell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6.508779" calcext:value-type="float">
            <text:p>6.508779</text:p>
          </table:table-cell>
          <table:table-cell office:value-type="float" office:value="6.6085218756" calcext:value-type="float">
            <text:p>6.6085218756</text:p>
          </table:table-cell>
          <table:table-cell table:formula="of:=POWER([.C1629]-6.75;2)" office:value-type="float" office:value="0.0200160596837418" calcext:value-type="float">
            <text:p>0.0200160597</text:p>
          </table:table-cell>
          <table:table-cell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6.504384" calcext:value-type="float">
            <text:p>6.504384</text:p>
          </table:table-cell>
          <table:table-cell office:value-type="float" office:value="6.6084920783" calcext:value-type="float">
            <text:p>6.6084920783</text:p>
          </table:table-cell>
          <table:table-cell table:formula="of:=POWER([.C1630]-6.75;2)" office:value-type="float" office:value="0.0200244919038532" calcext:value-type="float">
            <text:p>0.0200244919</text:p>
          </table:table-cell>
          <table:table-cell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6.500163" calcext:value-type="float">
            <text:p>6.500163</text:p>
          </table:table-cell>
          <table:table-cell office:value-type="float" office:value="6.6084783763" calcext:value-type="float">
            <text:p>6.6084783763</text:p>
          </table:table-cell>
          <table:table-cell table:formula="of:=POWER([.C1631]-6.75;2)" office:value-type="float" office:value="0.0200283699746844" calcext:value-type="float">
            <text:p>0.02002837</text:p>
          </table:table-cell>
          <table:table-cell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6.496137" calcext:value-type="float">
            <text:p>6.496137</text:p>
          </table:table-cell>
          <table:table-cell office:value-type="float" office:value="6.6084809508" calcext:value-type="float">
            <text:p>6.6084809508</text:p>
          </table:table-cell>
          <table:table-cell table:formula="of:=POWER([.C1632]-6.75;2)" office:value-type="float" office:value="0.0200276412864721" calcext:value-type="float">
            <text:p>0.0200276413</text:p>
          </table:table-cell>
          <table:table-cell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6.492329" calcext:value-type="float">
            <text:p>6.492329</text:p>
          </table:table-cell>
          <table:table-cell office:value-type="float" office:value="6.6084998786" calcext:value-type="float">
            <text:p>6.6084998786</text:p>
          </table:table-cell>
          <table:table-cell table:formula="of:=POWER([.C1633]-6.75;2)" office:value-type="float" office:value="0.0200222843562147" calcext:value-type="float">
            <text:p>0.0200222844</text:p>
          </table:table-cell>
          <table:table-cell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6.488758" calcext:value-type="float">
            <text:p>6.488758</text:p>
          </table:table-cell>
          <table:table-cell office:value-type="float" office:value="6.6085351244" calcext:value-type="float">
            <text:p>6.6085351244</text:p>
          </table:table-cell>
          <table:table-cell table:formula="of:=POWER([.C1634]-6.75;2)" office:value-type="float" office:value="0.0200123110285234" calcext:value-type="float">
            <text:p>0.020012311</text:p>
          </table:table-cell>
          <table:table-cell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6.485447" calcext:value-type="float">
            <text:p>6.485447</text:p>
          </table:table-cell>
          <table:table-cell office:value-type="float" office:value="6.6085865484" calcext:value-type="float">
            <text:p>6.6085865484</text:p>
          </table:table-cell>
          <table:table-cell table:formula="of:=POWER([.C1635]-6.75;2)" office:value-type="float" office:value="0.0199977642934256" calcext:value-type="float">
            <text:p>0.0199977643</text:p>
          </table:table-cell>
          <table:table-cell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6.482415" calcext:value-type="float">
            <text:p>6.482415</text:p>
          </table:table-cell>
          <table:table-cell office:value-type="float" office:value="6.6086539032" calcext:value-type="float">
            <text:p>6.6086539032</text:p>
          </table:table-cell>
          <table:table-cell table:formula="of:=POWER([.C1636]-6.75;2)" office:value-type="float" office:value="0.0199787190805948" calcext:value-type="float">
            <text:p>0.0199787191</text:p>
          </table:table-cell>
          <table:table-cell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6.479683" calcext:value-type="float">
            <text:p>6.479683</text:p>
          </table:table-cell>
          <table:table-cell office:value-type="float" office:value="6.6087368402" calcext:value-type="float">
            <text:p>6.6087368402</text:p>
          </table:table-cell>
          <table:table-cell table:formula="of:=POWER([.C1637]-6.75;2)" office:value-type="float" office:value="0.0199552803166804" calcext:value-type="float">
            <text:p>0.0199552803</text:p>
          </table:table-cell>
          <table:table-cell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6.477268" calcext:value-type="float">
            <text:p>6.477268</text:p>
          </table:table-cell>
          <table:table-cell office:value-type="float" office:value="6.6088349124" calcext:value-type="float">
            <text:p>6.6088349124</text:p>
          </table:table-cell>
          <table:table-cell table:formula="of:=POWER([.C1638]-6.75;2)" office:value-type="float" office:value="0.0199275819571157" calcext:value-type="float">
            <text:p>0.019927582</text:p>
          </table:table-cell>
          <table:table-cell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6.475188" calcext:value-type="float">
            <text:p>6.475188</text:p>
          </table:table-cell>
          <table:table-cell office:value-type="float" office:value="6.6089475806" calcext:value-type="float">
            <text:p>6.6089475806</text:p>
          </table:table-cell>
          <table:table-cell table:formula="of:=POWER([.C1639]-6.75;2)" office:value-type="float" office:value="0.0198957850185936" calcext:value-type="float">
            <text:p>0.019895785</text:p>
          </table:table-cell>
          <table:table-cell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6.473456" calcext:value-type="float">
            <text:p>6.473456</text:p>
          </table:table-cell>
          <table:table-cell office:value-type="float" office:value="6.6090742197" calcext:value-type="float">
            <text:p>6.6090742197</text:p>
          </table:table-cell>
          <table:table-cell table:formula="of:=POWER([.C1640]-6.75;2)" office:value-type="float" office:value="0.0198600755531638" calcext:value-type="float">
            <text:p>0.0198600756</text:p>
          </table:table-cell>
          <table:table-cell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6.472086" calcext:value-type="float">
            <text:p>6.472086</text:p>
          </table:table-cell>
          <table:table-cell office:value-type="float" office:value="6.6092141275" calcext:value-type="float">
            <text:p>6.6092141275</text:p>
          </table:table-cell>
          <table:table-cell table:formula="of:=POWER([.C1641]-6.75;2)" office:value-type="float" office:value="0.0198206618955864" calcext:value-type="float">
            <text:p>0.0198206619</text:p>
          </table:table-cell>
          <table:table-cell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6.471088" calcext:value-type="float">
            <text:p>6.471088</text:p>
          </table:table-cell>
          <table:table-cell office:value-type="float" office:value="6.609366533" calcext:value-type="float">
            <text:p>6.609366533</text:p>
          </table:table-cell>
          <table:table-cell table:formula="of:=POWER([.C1642]-6.75;2)" office:value-type="float" office:value="0.01977777204044" calcext:value-type="float">
            <text:p>0.019777772</text:p>
          </table:table-cell>
          <table:table-cell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6.470469" calcext:value-type="float">
            <text:p>6.470469</text:p>
          </table:table-cell>
          <table:table-cell office:value-type="float" office:value="6.6095306052" calcext:value-type="float">
            <text:p>6.6095306052</text:p>
          </table:table-cell>
          <table:table-cell table:formula="of:=POWER([.C1643]-6.75;2)" office:value-type="float" office:value="0.0197316508754783" calcext:value-type="float">
            <text:p>0.0197316509</text:p>
          </table:table-cell>
          <table:table-cell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6.470231" calcext:value-type="float">
            <text:p>6.470231</text:p>
          </table:table-cell>
          <table:table-cell office:value-type="float" office:value="6.6097054624" calcext:value-type="float">
            <text:p>6.6097054624</text:p>
          </table:table-cell>
          <table:table-cell table:formula="of:=POWER([.C1644]-6.75;2)" office:value-type="float" office:value="0.0196825572803978" calcext:value-type="float">
            <text:p>0.0196825573</text:p>
          </table:table-cell>
          <table:table-cell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6.470376" calcext:value-type="float">
            <text:p>6.470376</text:p>
          </table:table-cell>
          <table:table-cell office:value-type="float" office:value="6.6098901874" calcext:value-type="float">
            <text:p>6.6098901874</text:p>
          </table:table-cell>
          <table:table-cell table:formula="of:=POWER([.C1645]-6.75;2)" office:value-type="float" office:value="0.0196307595868072" calcext:value-type="float">
            <text:p>0.0196307596</text:p>
          </table:table-cell>
          <table:table-cell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6.470899" calcext:value-type="float">
            <text:p>6.470899</text:p>
          </table:table-cell>
          <table:table-cell office:value-type="float" office:value="6.6100838326" calcext:value-type="float">
            <text:p>6.6100838326</text:p>
          </table:table-cell>
          <table:table-cell table:formula="of:=POWER([.C1646]-6.75;2)" office:value-type="float" office:value="0.0195765338999048" calcext:value-type="float">
            <text:p>0.0195765339</text:p>
          </table:table-cell>
          <table:table-cell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6.471792" calcext:value-type="float">
            <text:p>6.471792</text:p>
          </table:table-cell>
          <table:table-cell office:value-type="float" office:value="6.6102854393" calcext:value-type="float">
            <text:p>6.6102854393</text:p>
          </table:table-cell>
          <table:table-cell table:formula="of:=POWER([.C1647]-6.75;2)" office:value-type="float" office:value="0.019520158471594" calcext:value-type="float">
            <text:p>0.0195201585</text:p>
          </table:table-cell>
          <table:table-cell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6.473043" calcext:value-type="float">
            <text:p>6.473043</text:p>
          </table:table-cell>
          <table:table-cell office:value-type="float" office:value="6.610494043" calcext:value-type="float">
            <text:p>6.610494043</text:p>
          </table:table-cell>
          <table:table-cell table:formula="of:=POWER([.C1648]-6.75;2)" office:value-type="float" office:value="0.0194619120384858" calcext:value-type="float">
            <text:p>0.019461912</text:p>
          </table:table-cell>
          <table:table-cell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6.474635" calcext:value-type="float">
            <text:p>6.474635</text:p>
          </table:table-cell>
          <table:table-cell office:value-type="float" office:value="6.6107086897" calcext:value-type="float">
            <text:p>6.6107086897</text:p>
          </table:table-cell>
          <table:table-cell table:formula="of:=POWER([.C1649]-6.75;2)" office:value-type="float" office:value="0.0194020691250909" calcext:value-type="float">
            <text:p>0.0194020691</text:p>
          </table:table-cell>
          <table:table-cell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6.476548" calcext:value-type="float">
            <text:p>6.476548</text:p>
          </table:table-cell>
          <table:table-cell office:value-type="float" office:value="6.6109284455" calcext:value-type="float">
            <text:p>6.6109284455</text:p>
          </table:table-cell>
          <table:table-cell table:formula="of:=POWER([.C1650]-6.75;2)" office:value-type="float" office:value="0.0193408972710465" calcext:value-type="float">
            <text:p>0.0193408973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6.478756" calcext:value-type="float">
            <text:p>6.478756</text:p>
          </table:table-cell>
          <table:table-cell office:value-type="float" office:value="6.6111524101" calcext:value-type="float">
            <text:p>6.6111524101</text:p>
          </table:table-cell>
          <table:table-cell table:formula="of:=POWER([.C1651]-6.75;2)" office:value-type="float" office:value="0.0192786532210386" calcext:value-type="float">
            <text:p>0.0192786532</text:p>
          </table:table-cell>
          <table:table-cell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6.481229" calcext:value-type="float">
            <text:p>6.481229</text:p>
          </table:table-cell>
          <table:table-cell office:value-type="float" office:value="6.6113797266" calcext:value-type="float">
            <text:p>6.6113797266</text:p>
          </table:table-cell>
          <table:table-cell table:formula="of:=POWER([.C1652]-6.75;2)" office:value-type="float" office:value="0.0192155801974907" calcext:value-type="float">
            <text:p>0.0192155802</text:p>
          </table:table-cell>
          <table:table-cell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6.483934" calcext:value-type="float">
            <text:p>6.483934</text:p>
          </table:table-cell>
          <table:table-cell office:value-type="float" office:value="6.6116095945" calcext:value-type="float">
            <text:p>6.6116095945</text:p>
          </table:table-cell>
          <table:table-cell table:formula="of:=POWER([.C1653]-6.75;2)" office:value-type="float" office:value="0.0191519043344544" calcext:value-type="float">
            <text:p>0.0191519043</text:p>
          </table:table-cell>
          <table:table-cell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6.486834" calcext:value-type="float">
            <text:p>6.486834</text:p>
          </table:table-cell>
          <table:table-cell office:value-type="float" office:value="6.6118412796" calcext:value-type="float">
            <text:p>6.6118412796</text:p>
          </table:table-cell>
          <table:table-cell table:formula="of:=POWER([.C1654]-6.75;2)" office:value-type="float" office:value="0.0190878320225653" calcext:value-type="float">
            <text:p>0.019087832</text:p>
          </table:table-cell>
          <table:table-cell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6.489887" calcext:value-type="float">
            <text:p>6.489887</text:p>
          </table:table-cell>
          <table:table-cell office:value-type="float" office:value="6.6120741183" calcext:value-type="float">
            <text:p>6.6120741183</text:p>
          </table:table-cell>
          <table:table-cell table:formula="of:=POWER([.C1655]-6.75;2)" office:value-type="float" office:value="0.0190235488427224" calcext:value-type="float">
            <text:p>0.0190235488</text:p>
          </table:table-cell>
          <table:table-cell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6.493048" calcext:value-type="float">
            <text:p>6.493048</text:p>
          </table:table-cell>
          <table:table-cell office:value-type="float" office:value="6.6123075361" calcext:value-type="float">
            <text:p>6.6123075361</text:p>
          </table:table-cell>
          <table:table-cell table:formula="of:=POWER([.C1656]-6.75;2)" office:value-type="float" office:value="0.0189592146148527" calcext:value-type="float">
            <text:p>0.0189592146</text:p>
          </table:table-cell>
          <table:table-cell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6.496271" calcext:value-type="float">
            <text:p>6.496271</text:p>
          </table:table-cell>
          <table:table-cell office:value-type="float" office:value="6.6125410461" calcext:value-type="float">
            <text:p>6.6125410461</text:p>
          </table:table-cell>
          <table:table-cell table:formula="of:=POWER([.C1657]-6.75;2)" office:value-type="float" office:value="0.0188949640072822" calcext:value-type="float">
            <text:p>0.018894964</text:p>
          </table:table-cell>
          <table:table-cell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6.499506" calcext:value-type="float">
            <text:p>6.499506</text:p>
          </table:table-cell>
          <table:table-cell office:value-type="float" office:value="6.6127742611" calcext:value-type="float">
            <text:p>6.6127742611</text:p>
          </table:table-cell>
          <table:table-cell table:formula="of:=POWER([.C1658]-6.75;2)" office:value-type="float" office:value="0.0188309034166509" calcext:value-type="float">
            <text:p>0.0188309034</text:p>
          </table:table-cell>
          <table:table-cell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6.502701" calcext:value-type="float">
            <text:p>6.502701</text:p>
          </table:table-cell>
          <table:table-cell office:value-type="float" office:value="6.6130068971" calcext:value-type="float">
            <text:p>6.6130068971</text:p>
          </table:table-cell>
          <table:table-cell table:formula="of:=POWER([.C1659]-6.75;2)" office:value-type="float" office:value="0.01876711024217" calcext:value-type="float">
            <text:p>0.0187671102</text:p>
          </table:table-cell>
          <table:table-cell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6.505804" calcext:value-type="float">
            <text:p>6.505804</text:p>
          </table:table-cell>
          <table:table-cell office:value-type="float" office:value="6.6132387773" calcext:value-type="float">
            <text:p>6.6132387773</text:p>
          </table:table-cell>
          <table:table-cell table:formula="of:=POWER([.C1660]-6.75;2)" office:value-type="float" office:value="0.0187036320343989" calcext:value-type="float">
            <text:p>0.018703632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6.508763" calcext:value-type="float">
            <text:p>6.508763</text:p>
          </table:table-cell>
          <table:table-cell office:value-type="float" office:value="6.6134698326" calcext:value-type="float">
            <text:p>6.6134698326</text:p>
          </table:table-cell>
          <table:table-cell table:formula="of:=POWER([.C1661]-6.75;2)" office:value-type="float" office:value="0.0186404866102721" calcext:value-type="float">
            <text:p>0.0186404866</text:p>
          </table:table-cell>
          <table:table-cell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6.511523" calcext:value-type="float">
            <text:p>6.511523</text:p>
          </table:table-cell>
          <table:table-cell office:value-type="float" office:value="6.613700106" calcext:value-type="float">
            <text:p>6.613700106</text:p>
          </table:table-cell>
          <table:table-cell table:formula="of:=POWER([.C1662]-6.75;2)" office:value-type="float" office:value="0.0185776611044114" calcext:value-type="float">
            <text:p>0.0185776611</text:p>
          </table:table-cell>
          <table:table-cell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6.514033" calcext:value-type="float">
            <text:p>6.514033</text:p>
          </table:table-cell>
          <table:table-cell office:value-type="float" office:value="6.6139297542" calcext:value-type="float">
            <text:p>6.6139297542</text:p>
          </table:table-cell>
          <table:table-cell table:formula="of:=POWER([.C1663]-6.75;2)" office:value-type="float" office:value="0.0185151117920724" calcext:value-type="float">
            <text:p>0.0185151118</text:p>
          </table:table-cell>
          <table:table-cell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6.516241" calcext:value-type="float">
            <text:p>6.516241</text:p>
          </table:table-cell>
          <table:table-cell office:value-type="float" office:value="6.6141590384" calcext:value-type="float">
            <text:p>6.6141590384</text:p>
          </table:table-cell>
          <table:table-cell table:formula="of:=POWER([.C1664]-6.75;2)" office:value-type="float" office:value="0.0184527668484126" calcext:value-type="float">
            <text:p>0.0184527668</text:p>
          </table:table-cell>
          <table:table-cell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6.518098" calcext:value-type="float">
            <text:p>6.518098</text:p>
          </table:table-cell>
          <table:table-cell office:value-type="float" office:value="6.6143883303" calcext:value-type="float">
            <text:p>6.6143883303</text:p>
          </table:table-cell>
          <table:table-cell table:formula="of:=POWER([.C1665]-6.75;2)" office:value-type="float" office:value="0.018390524958822" calcext:value-type="float">
            <text:p>0.018390525</text:p>
          </table:table-cell>
          <table:table-cell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6.519557" calcext:value-type="float">
            <text:p>6.519557</text:p>
          </table:table-cell>
          <table:table-cell office:value-type="float" office:value="6.6146181045" calcext:value-type="float">
            <text:p>6.6146181045</text:p>
          </table:table-cell>
          <table:table-cell table:formula="of:=POWER([.C1666]-6.75;2)" office:value-type="float" office:value="0.018328257629173" calcext:value-type="float">
            <text:p>0.0183282576</text:p>
          </table:table-cell>
          <table:table-cell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6.520576" calcext:value-type="float">
            <text:p>6.520576</text:p>
          </table:table-cell>
          <table:table-cell office:value-type="float" office:value="6.6148489309" calcext:value-type="float">
            <text:p>6.6148489309</text:p>
          </table:table-cell>
          <table:table-cell table:formula="of:=POWER([.C1667]-6.75;2)" office:value-type="float" office:value="0.018265811478873" calcext:value-type="float">
            <text:p>0.0182658115</text:p>
          </table:table-cell>
          <table:table-cell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6.521115" calcext:value-type="float">
            <text:p>6.521115</text:p>
          </table:table-cell>
          <table:table-cell office:value-type="float" office:value="6.6150814716" calcext:value-type="float">
            <text:p>6.6150814716</text:p>
          </table:table-cell>
          <table:table-cell table:formula="of:=POWER([.C1668]-6.75;2)" office:value-type="float" office:value="0.0182030093056216" calcext:value-type="float">
            <text:p>0.0182030093</text:p>
          </table:table-cell>
          <table:table-cell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6.521139" calcext:value-type="float">
            <text:p>6.521139</text:p>
          </table:table-cell>
          <table:table-cell office:value-type="float" office:value="6.6153164685" calcext:value-type="float">
            <text:p>6.6153164685</text:p>
          </table:table-cell>
          <table:table-cell table:formula="of:=POWER([.C1669]-6.75;2)" office:value-type="float" office:value="0.0181396536573116" calcext:value-type="float">
            <text:p>0.0181396537</text:p>
          </table:table-cell>
          <table:table-cell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6.520617" calcext:value-type="float">
            <text:p>6.520617</text:p>
          </table:table-cell>
          <table:table-cell office:value-type="float" office:value="6.6155547389" calcext:value-type="float">
            <text:p>6.6155547389</text:p>
          </table:table-cell>
          <table:table-cell table:formula="of:=POWER([.C1670]-6.75;2)" office:value-type="float" office:value="0.0180755282322471" calcext:value-type="float">
            <text:p>0.0180755282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6.519526" calcext:value-type="float">
            <text:p>6.519526</text:p>
          </table:table-cell>
          <table:table-cell office:value-type="float" office:value="6.6157971674" calcext:value-type="float">
            <text:p>6.6157971674</text:p>
          </table:table-cell>
          <table:table-cell table:formula="of:=POWER([.C1671]-6.75;2)" office:value-type="float" office:value="0.0180104002778636" calcext:value-type="float">
            <text:p>0.0180104003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6.517845" calcext:value-type="float">
            <text:p>6.517845</text:p>
          </table:table-cell>
          <table:table-cell office:value-type="float" office:value="6.6160446866" calcext:value-type="float">
            <text:p>6.6160446866</text:p>
          </table:table-cell>
          <table:table-cell table:formula="of:=POWER([.C1672]-6.75;2)" office:value-type="float" office:value="0.0179440259880921" calcext:value-type="float">
            <text:p>0.017944026</text:p>
          </table:table-cell>
          <table:table-cell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6.515562" calcext:value-type="float">
            <text:p>6.515562</text:p>
          </table:table-cell>
          <table:table-cell office:value-type="float" office:value="6.616298275" calcext:value-type="float">
            <text:p>6.616298275</text:p>
          </table:table-cell>
          <table:table-cell table:formula="of:=POWER([.C1673]-6.75;2)" office:value-type="float" office:value="0.0178761512679756" calcext:value-type="float">
            <text:p>0.0178761513</text:p>
          </table:table-cell>
          <table:table-cell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6.51267" calcext:value-type="float">
            <text:p>6.51267</text:p>
          </table:table-cell>
          <table:table-cell office:value-type="float" office:value="6.6165589401" calcext:value-type="float">
            <text:p>6.6165589401</text:p>
          </table:table-cell>
          <table:table-cell table:formula="of:=POWER([.C1674]-6.75;2)" office:value-type="float" office:value="0.0178065164672354" calcext:value-type="float">
            <text:p>0.0178065165</text:p>
          </table:table-cell>
          <table:table-cell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6.509169" calcext:value-type="float">
            <text:p>6.509169</text:p>
          </table:table-cell>
          <table:table-cell office:value-type="float" office:value="6.6168277081" calcext:value-type="float">
            <text:p>6.6168277081</text:p>
          </table:table-cell>
          <table:table-cell table:formula="of:=POWER([.C1675]-6.75;2)" office:value-type="float" office:value="0.0177348593298989" calcext:value-type="float">
            <text:p>0.0177348593</text:p>
          </table:table-cell>
          <table:table-cell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6.505065" calcext:value-type="float">
            <text:p>6.505065</text:p>
          </table:table-cell>
          <table:table-cell office:value-type="float" office:value="6.6171056129" calcext:value-type="float">
            <text:p>6.6171056129</text:p>
          </table:table-cell>
          <table:table-cell table:formula="of:=POWER([.C1676]-6.75;2)" office:value-type="float" office:value="0.0176609181226847" calcext:value-type="float">
            <text:p>0.0176609181</text:p>
          </table:table-cell>
          <table:table-cell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6.50037" calcext:value-type="float">
            <text:p>6.50037</text:p>
          </table:table-cell>
          <table:table-cell office:value-type="float" office:value="6.617393679" calcext:value-type="float">
            <text:p>6.617393679</text:p>
          </table:table-cell>
          <table:table-cell table:formula="of:=POWER([.C1677]-6.75;2)" office:value-type="float" office:value="0.017584436369155" calcext:value-type="float">
            <text:p>0.0175844364</text:p>
          </table:table-cell>
          <table:table-cell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6.495105" calcext:value-type="float">
            <text:p>6.495105</text:p>
          </table:table-cell>
          <table:table-cell office:value-type="float" office:value="6.6176929171" calcext:value-type="float">
            <text:p>6.6176929171</text:p>
          </table:table-cell>
          <table:table-cell table:formula="of:=POWER([.C1678]-6.75;2)" office:value-type="float" office:value="0.0175051641855074" calcext:value-type="float">
            <text:p>0.0175051642</text:p>
          </table:table-cell>
          <table:table-cell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6.489294" calcext:value-type="float">
            <text:p>6.489294</text:p>
          </table:table-cell>
          <table:table-cell office:value-type="float" office:value="6.6180043026" calcext:value-type="float">
            <text:p>6.6180043026</text:p>
          </table:table-cell>
          <table:table-cell table:formula="of:=POWER([.C1679]-6.75;2)" office:value-type="float" office:value="0.0174228641321123" calcext:value-type="float">
            <text:p>0.0174228641</text:p>
          </table:table-cell>
          <table:table-cell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6.482969" calcext:value-type="float">
            <text:p>6.482969</text:p>
          </table:table-cell>
          <table:table-cell office:value-type="float" office:value="6.6183287711" calcext:value-type="float">
            <text:p>6.6183287711</text:p>
          </table:table-cell>
          <table:table-cell table:formula="of:=POWER([.C1680]-6.75;2)" office:value-type="float" office:value="0.0173373125200362" calcext:value-type="float">
            <text:p>0.0173373125</text:p>
          </table:table-cell>
          <table:table-cell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6.476168" calcext:value-type="float">
            <text:p>6.476168</text:p>
          </table:table-cell>
          <table:table-cell office:value-type="float" office:value="6.6186672058" calcext:value-type="float">
            <text:p>6.6186672058</text:p>
          </table:table-cell>
          <table:table-cell table:formula="of:=POWER([.C1681]-6.75;2)" office:value-type="float" office:value="0.0172483028323797" calcext:value-type="float">
            <text:p>0.0172483028</text:p>
          </table:table-cell>
          <table:table-cell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6.468934" calcext:value-type="float">
            <text:p>6.468934</text:p>
          </table:table-cell>
          <table:table-cell office:value-type="float" office:value="6.619020424" calcext:value-type="float">
            <text:p>6.619020424</text:p>
          </table:table-cell>
          <table:table-cell table:formula="of:=POWER([.C1682]-6.75;2)" office:value-type="float" office:value="0.0171556493291397" calcext:value-type="float">
            <text:p>0.0171556493</text:p>
          </table:table-cell>
          <table:table-cell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6.461314" calcext:value-type="float">
            <text:p>6.461314</text:p>
          </table:table-cell>
          <table:table-cell office:value-type="float" office:value="6.619389169" calcext:value-type="float">
            <text:p>6.619389169</text:p>
          </table:table-cell>
          <table:table-cell table:formula="of:=POWER([.C1683]-6.75;2)" office:value-type="float" office:value="0.0170591891745106" calcext:value-type="float">
            <text:p>0.0170591892</text:p>
          </table:table-cell>
          <table:table-cell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6.453361" calcext:value-type="float">
            <text:p>6.453361</text:p>
          </table:table-cell>
          <table:table-cell office:value-type="float" office:value="6.619774106" calcext:value-type="float">
            <text:p>6.619774106</text:p>
          </table:table-cell>
          <table:table-cell table:formula="of:=POWER([.C1684]-6.75;2)" office:value-type="float" office:value="0.0169587834680991" calcext:value-type="float">
            <text:p>0.0169587835</text:p>
          </table:table-cell>
          <table:table-cell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6.445131" calcext:value-type="float">
            <text:p>6.445131</text:p>
          </table:table-cell>
          <table:table-cell office:value-type="float" office:value="6.6201758065" calcext:value-type="float">
            <text:p>6.6201758065</text:p>
          </table:table-cell>
          <table:table-cell table:formula="of:=POWER([.C1685]-6.75;2)" office:value-type="float" office:value="0.0168543212179255" calcext:value-type="float">
            <text:p>0.0168543212</text:p>
          </table:table-cell>
          <table:table-cell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6.436683" calcext:value-type="float">
            <text:p>6.436683</text:p>
          </table:table-cell>
          <table:table-cell office:value-type="float" office:value="6.620594745" calcext:value-type="float">
            <text:p>6.620594745</text:p>
          </table:table-cell>
          <table:table-cell table:formula="of:=POWER([.C1686]-6.75;2)" office:value-type="float" office:value="0.016745720021615" calcext:value-type="float">
            <text:p>0.01674572</text:p>
          </table:table-cell>
          <table:table-cell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6.428079" calcext:value-type="float">
            <text:p>6.428079</text:p>
          </table:table-cell>
          <table:table-cell office:value-type="float" office:value="6.621031298" calcext:value-type="float">
            <text:p>6.621031298</text:p>
          </table:table-cell>
          <table:table-cell table:formula="of:=POWER([.C1687]-6.75;2)" office:value-type="float" office:value="0.0166329260955648" calcext:value-type="float">
            <text:p>0.0166329261</text:p>
          </table:table-cell>
          <table:table-cell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6.419383" calcext:value-type="float">
            <text:p>6.419383</text:p>
          </table:table-cell>
          <table:table-cell office:value-type="float" office:value="6.6214857327" calcext:value-type="float">
            <text:p>6.6214857327</text:p>
          </table:table-cell>
          <table:table-cell table:formula="of:=POWER([.C1688]-6.75;2)" office:value-type="float" office:value="0.0165159168996558" calcext:value-type="float">
            <text:p>0.0165159169</text:p>
          </table:table-cell>
          <table:table-cell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6.410659" calcext:value-type="float">
            <text:p>6.410659</text:p>
          </table:table-cell>
          <table:table-cell office:value-type="float" office:value="6.6219582089" calcext:value-type="float">
            <text:p>6.6219582089</text:p>
          </table:table-cell>
          <table:table-cell table:formula="of:=POWER([.C1689]-6.75;2)" office:value-type="float" office:value="0.0163947002680961" calcext:value-type="float">
            <text:p>0.0163947003</text:p>
          </table:table-cell>
          <table:table-cell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6.401971" calcext:value-type="float">
            <text:p>6.401971</text:p>
          </table:table-cell>
          <table:table-cell office:value-type="float" office:value="6.6224487757" calcext:value-type="float">
            <text:p>6.6224487757</text:p>
          </table:table-cell>
          <table:table-cell table:formula="of:=POWER([.C1690]-6.75;2)" office:value-type="float" office:value="0.016269314820429" calcext:value-type="float">
            <text:p>0.0162693148</text:p>
          </table:table-cell>
          <table:table-cell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6.393385" calcext:value-type="float">
            <text:p>6.393385</text:p>
          </table:table-cell>
          <table:table-cell office:value-type="float" office:value="6.6229573733" calcext:value-type="float">
            <text:p>6.6229573733</text:p>
          </table:table-cell>
          <table:table-cell table:formula="of:=POWER([.C1691]-6.75;2)" office:value-type="float" office:value="0.0161398289988355" calcext:value-type="float">
            <text:p>0.016139829</text:p>
          </table:table-cell>
          <table:table-cell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6.384962" calcext:value-type="float">
            <text:p>6.384962</text:p>
          </table:table-cell>
          <table:table-cell office:value-type="float" office:value="6.623483831" calcext:value-type="float">
            <text:p>6.623483831</text:p>
          </table:table-cell>
          <table:table-cell table:formula="of:=POWER([.C1692]-6.75;2)" office:value-type="float" office:value="0.0160063410184366" calcext:value-type="float">
            <text:p>0.016006341</text:p>
          </table:table-cell>
          <table:table-cell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6.376764" calcext:value-type="float">
            <text:p>6.376764</text:p>
          </table:table-cell>
          <table:table-cell office:value-type="float" office:value="6.624027874" calcext:value-type="float">
            <text:p>6.624027874</text:p>
          </table:table-cell>
          <table:table-cell table:formula="of:=POWER([.C1693]-6.75;2)" office:value-type="float" office:value="0.0158689765289598" calcext:value-type="float">
            <text:p>0.0158689765</text:p>
          </table:table-cell>
          <table:table-cell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6.368849" calcext:value-type="float">
            <text:p>6.368849</text:p>
          </table:table-cell>
          <table:table-cell office:value-type="float" office:value="6.6245891229" calcext:value-type="float">
            <text:p>6.6245891229</text:p>
          </table:table-cell>
          <table:table-cell table:formula="of:=POWER([.C1694]-6.75;2)" office:value-type="float" office:value="0.0157278880949914" calcext:value-type="float">
            <text:p>0.0157278881</text:p>
          </table:table-cell>
          <table:table-cell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6.36127" calcext:value-type="float">
            <text:p>6.36127</text:p>
          </table:table-cell>
          <table:table-cell office:value-type="float" office:value="6.6251671029" calcext:value-type="float">
            <text:p>6.6251671029</text:p>
          </table:table-cell>
          <table:table-cell table:formula="of:=POWER([.C1695]-6.75;2)" office:value-type="float" office:value="0.0155832521983792" calcext:value-type="float">
            <text:p>0.0155832522</text:p>
          </table:table-cell>
          <table:table-cell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6.354076" calcext:value-type="float">
            <text:p>6.354076</text:p>
          </table:table-cell>
          <table:table-cell office:value-type="float" office:value="6.6257612488" calcext:value-type="float">
            <text:p>6.6257612488</text:p>
          </table:table-cell>
          <table:table-cell table:formula="of:=POWER([.C1696]-6.75;2)" office:value-type="float" office:value="0.0154352672997355" calcext:value-type="float">
            <text:p>0.0154352673</text:p>
          </table:table-cell>
          <table:table-cell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6.347313" calcext:value-type="float">
            <text:p>6.347313</text:p>
          </table:table-cell>
          <table:table-cell office:value-type="float" office:value="6.626370914" calcext:value-type="float">
            <text:p>6.626370914</text:p>
          </table:table-cell>
          <table:table-cell table:formula="of:=POWER([.C1697]-6.75;2)" office:value-type="float" office:value="0.0152841509051955" calcext:value-type="float">
            <text:p>0.0152841509</text:p>
          </table:table-cell>
          <table:table-cell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6.341017" calcext:value-type="float">
            <text:p>6.341017</text:p>
          </table:table-cell>
          <table:table-cell office:value-type="float" office:value="6.6269953748" calcext:value-type="float">
            <text:p>6.6269953748</text:p>
          </table:table-cell>
          <table:table-cell table:formula="of:=POWER([.C1698]-6.75;2)" office:value-type="float" office:value="0.0151301378205925" calcext:value-type="float">
            <text:p>0.0151301378</text:p>
          </table:table-cell>
          <table:table-cell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6.335221" calcext:value-type="float">
            <text:p>6.335221</text:p>
          </table:table-cell>
          <table:table-cell office:value-type="float" office:value="6.6276338479" calcext:value-type="float">
            <text:p>6.6276338479</text:p>
          </table:table-cell>
          <table:table-cell table:formula="of:=POWER([.C1699]-6.75;2)" office:value-type="float" office:value="0.0149734751797603" calcext:value-type="float">
            <text:p>0.0149734752</text:p>
          </table:table-cell>
          <table:table-cell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6.32995" calcext:value-type="float">
            <text:p>6.32995</text:p>
          </table:table-cell>
          <table:table-cell office:value-type="float" office:value="6.6282854962" calcext:value-type="float">
            <text:p>6.6282854962</text:p>
          </table:table-cell>
          <table:table-cell table:formula="of:=POWER([.C1700]-6.75;2)" office:value-type="float" office:value="0.0148144204352802" calcext:value-type="float">
            <text:p>0.0148144204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.325218" calcext:value-type="float">
            <text:p>6.325218</text:p>
          </table:table-cell>
          <table:table-cell office:value-type="float" office:value="6.6289494393" calcext:value-type="float">
            <text:p>6.6289494393</text:p>
          </table:table-cell>
          <table:table-cell table:formula="of:=POWER([.C1701]-6.75;2)" office:value-type="float" office:value="0.0146532382457843" calcext:value-type="float">
            <text:p>0.0146532382</text:p>
          </table:table-cell>
          <table:table-cell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6.321036" calcext:value-type="float">
            <text:p>6.321036</text:p>
          </table:table-cell>
          <table:table-cell office:value-type="float" office:value="6.6296247757" calcext:value-type="float">
            <text:p>6.6296247757</text:p>
          </table:table-cell>
          <table:table-cell table:formula="of:=POWER([.C1702]-6.75;2)" office:value-type="float" office:value="0.0144901946252753" calcext:value-type="float">
            <text:p>0.0144901946</text:p>
          </table:table-cell>
          <table:table-cell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6.3174" calcext:value-type="float">
            <text:p>6.3174</text:p>
          </table:table-cell>
          <table:table-cell office:value-type="float" office:value="6.6303105837" calcext:value-type="float">
            <text:p>6.6303105837</text:p>
          </table:table-cell>
          <table:table-cell table:formula="of:=POWER([.C1703]-6.75;2)" office:value-type="float" office:value="0.0143255563742347" calcext:value-type="float">
            <text:p>0.0143255564</text:p>
          </table:table-cell>
          <table:table-cell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6.314299" calcext:value-type="float">
            <text:p>6.314299</text:p>
          </table:table-cell>
          <table:table-cell office:value-type="float" office:value="6.6310059462" calcext:value-type="float">
            <text:p>6.6310059462</text:p>
          </table:table-cell>
          <table:table-cell table:formula="of:=POWER([.C1704]-6.75;2)" office:value-type="float" office:value="0.0141595848397573" calcext:value-type="float">
            <text:p>0.0141595848</text:p>
          </table:table-cell>
          <table:table-cell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6.311712" calcext:value-type="float">
            <text:p>6.311712</text:p>
          </table:table-cell>
          <table:table-cell office:value-type="float" office:value="6.6317099647" calcext:value-type="float">
            <text:p>6.6317099647</text:p>
          </table:table-cell>
          <table:table-cell table:formula="of:=POWER([.C1705]-6.75;2)" office:value-type="float" office:value="0.0139925324512753" calcext:value-type="float">
            <text:p>0.0139925325</text:p>
          </table:table-cell>
          <table:table-cell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6.309603" calcext:value-type="float">
            <text:p>6.309603</text:p>
          </table:table-cell>
          <table:table-cell office:value-type="float" office:value="6.6324217711" calcext:value-type="float">
            <text:p>6.6324217711</text:p>
          </table:table-cell>
          <table:table-cell table:formula="of:=POWER([.C1706]-6.75;2)" office:value-type="float" office:value="0.0138246399112609" calcext:value-type="float">
            <text:p>0.0138246399</text:p>
          </table:table-cell>
          <table:table-cell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6.307924" calcext:value-type="float">
            <text:p>6.307924</text:p>
          </table:table-cell>
          <table:table-cell office:value-type="float" office:value="6.6331405545" calcext:value-type="float">
            <text:p>6.6331405545</text:p>
          </table:table-cell>
          <table:table-cell table:formula="of:=POWER([.C1707]-6.75;2)" office:value-type="float" office:value="0.0136561300025675" calcext:value-type="float">
            <text:p>0.01365613</text:p>
          </table:table-cell>
          <table:table-cell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6.30661" calcext:value-type="float">
            <text:p>6.30661</text:p>
          </table:table-cell>
          <table:table-cell office:value-type="float" office:value="6.6338655791" calcext:value-type="float">
            <text:p>6.6338655791</text:p>
          </table:table-cell>
          <table:table-cell table:formula="of:=POWER([.C1708]-6.75;2)" office:value-type="float" office:value="0.0134872037177783" calcext:value-type="float">
            <text:p>0.0134872037</text:p>
          </table:table-cell>
          <table:table-cell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6.305578" calcext:value-type="float">
            <text:p>6.305578</text:p>
          </table:table-cell>
          <table:table-cell office:value-type="float" office:value="6.6345962074" calcext:value-type="float">
            <text:p>6.6345962074</text:p>
          </table:table-cell>
          <table:table-cell table:formula="of:=POWER([.C1709]-6.75;2)" office:value-type="float" office:value="0.0133180353464639" calcext:value-type="float">
            <text:p>0.0133180353</text:p>
          </table:table-cell>
          <table:table-cell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6.30472" calcext:value-type="float">
            <text:p>6.30472</text:p>
          </table:table-cell>
          <table:table-cell office:value-type="float" office:value="6.6353319339" calcext:value-type="float">
            <text:p>6.6353319339</text:p>
          </table:table-cell>
          <table:table-cell table:formula="of:=POWER([.C1710]-6.75;2)" office:value-type="float" office:value="0.013148765383114" calcext:value-type="float">
            <text:p>0.0131487654</text:p>
          </table:table-cell>
          <table:table-cell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6.303897" calcext:value-type="float">
            <text:p>6.303897</text:p>
          </table:table-cell>
          <table:table-cell office:value-type="float" office:value="6.6360724178" calcext:value-type="float">
            <text:p>6.6360724178</text:p>
          </table:table-cell>
          <table:table-cell table:formula="of:=POWER([.C1711]-6.75;2)" office:value-type="float" office:value="0.0129794939859377" calcext:value-type="float">
            <text:p>0.012979494</text:p>
          </table:table-cell>
          <table:table-cell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6.302926" calcext:value-type="float">
            <text:p>6.302926</text:p>
          </table:table-cell>
          <table:table-cell office:value-type="float" office:value="6.636817533" calcext:value-type="float">
            <text:p>6.636817533</text:p>
          </table:table-cell>
          <table:table-cell table:formula="of:=POWER([.C1712]-6.75;2)" office:value-type="float" office:value="0.012810270836206" calcext:value-type="float">
            <text:p>0.0128102708</text:p>
          </table:table-cell>
          <table:table-cell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6.301564" calcext:value-type="float">
            <text:p>6.301564</text:p>
          </table:table-cell>
          <table:table-cell office:value-type="float" office:value="6.6375674347" calcext:value-type="float">
            <text:p>6.6375674347</text:p>
          </table:table-cell>
          <table:table-cell table:formula="of:=POWER([.C1713]-6.75;2)" office:value-type="float" office:value="0.0126410817399387" calcext:value-type="float">
            <text:p>0.0126410817</text:p>
          </table:table-cell>
          <table:table-cell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6.299473" calcext:value-type="float">
            <text:p>6.299473</text:p>
          </table:table-cell>
          <table:table-cell office:value-type="float" office:value="6.6383226544" calcext:value-type="float">
            <text:p>6.6383226544</text:p>
          </table:table-cell>
          <table:table-cell table:formula="of:=POWER([.C1714]-6.75;2)" office:value-type="float" office:value="0.0124718295202619" calcext:value-type="float">
            <text:p>0.0124718295</text:p>
          </table:table-cell>
          <table:table-cell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6.29617" calcext:value-type="float">
            <text:p>6.29617</text:p>
          </table:table-cell>
          <table:table-cell office:value-type="float" office:value="6.6390842396" calcext:value-type="float">
            <text:p>6.6390842396</text:p>
          </table:table-cell>
          <table:table-cell table:formula="of:=POWER([.C1715]-6.75;2)" office:value-type="float" office:value="0.0123023059051102" calcext:value-type="float">
            <text:p>0.0123023059</text:p>
          </table:table-cell>
          <table:table-cell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6.290921" calcext:value-type="float">
            <text:p>6.290921</text:p>
          </table:table-cell>
          <table:table-cell office:value-type="float" office:value="6.6398539831" calcext:value-type="float">
            <text:p>6.6398539831</text:p>
          </table:table-cell>
          <table:table-cell table:formula="of:=POWER([.C1716]-6.75;2)" office:value-type="float" office:value="0.0121321450389351" calcext:value-type="float">
            <text:p>0.012132145</text:p>
          </table:table-cell>
          <table:table-cell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6.282542" calcext:value-type="float">
            <text:p>6.282542</text:p>
          </table:table-cell>
          <table:table-cell office:value-type="float" office:value="6.6406348018" calcext:value-type="float">
            <text:p>6.6406348018</text:p>
          </table:table-cell>
          <table:table-cell table:formula="of:=POWER([.C1717]-6.75;2)" office:value-type="float" office:value="0.0119607465773253" calcext:value-type="float">
            <text:p>0.0119607466</text:p>
          </table:table-cell>
          <table:table-cell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6.268959" calcext:value-type="float">
            <text:p>6.268959</text:p>
          </table:table-cell>
          <table:table-cell office:value-type="float" office:value="6.6414314332" calcext:value-type="float">
            <text:p>6.6414314332</text:p>
          </table:table-cell>
          <table:table-cell table:formula="of:=POWER([.C1718]-6.75;2)" office:value-type="float" office:value="0.011787133697006" calcext:value-type="float">
            <text:p>0.0117871337</text:p>
          </table:table-cell>
          <table:table-cell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6.246129" calcext:value-type="float">
            <text:p>6.246129</text:p>
          </table:table-cell>
          <table:table-cell office:value-type="float" office:value="6.6422517957" calcext:value-type="float">
            <text:p>6.6422517957</text:p>
          </table:table-cell>
          <table:table-cell table:formula="of:=POWER([.C1719]-6.75;2)" office:value-type="float" office:value="0.0116096755298745" calcext:value-type="float">
            <text:p>0.0116096755</text:p>
          </table:table-cell>
          <table:table-cell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6.20487" calcext:value-type="float">
            <text:p>6.20487</text:p>
          </table:table-cell>
          <table:table-cell office:value-type="float" office:value="6.6431100169" calcext:value-type="float">
            <text:p>6.6431100169</text:p>
          </table:table-cell>
          <table:table-cell table:formula="of:=POWER([.C1720]-6.75;2)" office:value-type="float" office:value="0.0114254684871184" calcext:value-type="float">
            <text:p>0.0114254685</text:p>
          </table:table-cell>
          <table:table-cell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6.118688" calcext:value-type="float">
            <text:p>6.118688</text:p>
          </table:table-cell>
          <table:table-cell office:value-type="float" office:value="6.6440343287" calcext:value-type="float">
            <text:p>6.6440343287</text:p>
          </table:table-cell>
          <table:table-cell table:formula="of:=POWER([.C1721]-6.75;2)" office:value-type="float" office:value="0.0112287234940596" calcext:value-type="float">
            <text:p>0.0112287235</text:p>
          </table:table-cell>
          <table:table-cell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5.865634" calcext:value-type="float">
            <text:p>5.865634</text:p>
          </table:table-cell>
          <table:table-cell office:value-type="float" office:value="6.6450936559" calcext:value-type="float">
            <text:p>6.6450936559</text:p>
          </table:table-cell>
          <table:table-cell table:formula="of:=POWER([.C1722]-6.75;2)" office:value-type="float" office:value="0.0110053410324276" calcext:value-type="float">
            <text:p>0.011005341</text:p>
          </table:table-cell>
          <table:table-cell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5.865634" calcext:value-type="float">
            <text:p>5.865634</text:p>
          </table:table-cell>
          <table:table-cell office:value-type="float" office:value="6.6465442442" calcext:value-type="float">
            <text:p>6.6465442442</text:p>
          </table:table-cell>
          <table:table-cell table:formula="of:=POWER([.C1723]-6.75;2)" office:value-type="float" office:value="0.0107030934081492" calcext:value-type="float">
            <text:p>0.0107030934</text:p>
          </table:table-cell>
          <table:table-cell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7.114621" calcext:value-type="float">
            <text:p>7.114621</text:p>
          </table:table-cell>
          <table:table-cell office:value-type="float" office:value="6.6479972888" calcext:value-type="float">
            <text:p>6.6479972888</text:p>
          </table:table-cell>
          <table:table-cell table:formula="of:=POWER([.C1724]-6.75;2)" office:value-type="float" office:value="0.0104045530921506" calcext:value-type="float">
            <text:p>0.0104045531</text:p>
          </table:table-cell>
          <table:table-cell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6.75565" calcext:value-type="float">
            <text:p>6.75565</text:p>
          </table:table-cell>
          <table:table-cell office:value-type="float" office:value="6.6475341306" calcext:value-type="float">
            <text:p>6.6475341306</text:p>
          </table:table-cell>
          <table:table-cell table:formula="of:=POWER([.C1725]-6.75;2)" office:value-type="float" office:value="0.0104992543918978" calcext:value-type="float">
            <text:p>0.0104992544</text:p>
          </table:table-cell>
          <table:table-cell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6.650179" calcext:value-type="float">
            <text:p>6.650179</text:p>
          </table:table-cell>
          <table:table-cell office:value-type="float" office:value="6.6476246544" calcext:value-type="float">
            <text:p>6.6476246544</text:p>
          </table:table-cell>
          <table:table-cell table:formula="of:=POWER([.C1726]-6.75;2)" office:value-type="float" office:value="0.0104807113867194" calcext:value-type="float">
            <text:p>0.0104807114</text:p>
          </table:table-cell>
          <table:table-cell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6.602207" calcext:value-type="float">
            <text:p>6.602207</text:p>
          </table:table-cell>
          <table:table-cell office:value-type="float" office:value="6.6478793548" calcext:value-type="float">
            <text:p>6.6478793548</text:p>
          </table:table-cell>
          <table:table-cell table:formula="of:=POWER([.C1727]-6.75;2)" office:value-type="float" office:value="0.0104286261760643" calcext:value-type="float">
            <text:p>0.0104286262</text:p>
          </table:table-cell>
          <table:table-cell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6.576316" calcext:value-type="float">
            <text:p>6.576316</text:p>
          </table:table-cell>
          <table:table-cell office:value-type="float" office:value="6.6482098018" calcext:value-type="float">
            <text:p>6.6482098018</text:p>
          </table:table-cell>
          <table:table-cell table:formula="of:=POWER([.C1728]-6.75;2)" office:value-type="float" office:value="0.0103612444495952" calcext:value-type="float">
            <text:p>0.0103612444</text:p>
          </table:table-cell>
          <table:table-cell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6.561149" calcext:value-type="float">
            <text:p>6.561149</text:p>
          </table:table-cell>
          <table:table-cell office:value-type="float" office:value="6.6485819647" calcext:value-type="float">
            <text:p>6.6485819647</text:p>
          </table:table-cell>
          <table:table-cell table:formula="of:=POWER([.C1729]-6.75;2)" office:value-type="float" office:value="0.0102856178841121" calcext:value-type="float">
            <text:p>0.0102856179</text:p>
          </table:table-cell>
          <table:table-cell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6.551937" calcext:value-type="float">
            <text:p>6.551937</text:p>
          </table:table-cell>
          <table:table-cell office:value-type="float" office:value="6.6489792519" calcext:value-type="float">
            <text:p>6.6489792519</text:p>
          </table:table-cell>
          <table:table-cell table:formula="of:=POWER([.C1730]-6.75;2)" office:value-type="float" office:value="0.0102051915466836" calcext:value-type="float">
            <text:p>0.0102051915</text:p>
          </table:table-cell>
          <table:table-cell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6.546322" calcext:value-type="float">
            <text:p>6.546322</text:p>
          </table:table-cell>
          <table:table-cell office:value-type="float" office:value="6.6493923932" calcext:value-type="float">
            <text:p>6.6493923932</text:p>
          </table:table-cell>
          <table:table-cell table:formula="of:=POWER([.C1731]-6.75;2)" office:value-type="float" office:value="0.0101218905460233" calcext:value-type="float">
            <text:p>0.0101218905</text:p>
          </table:table-cell>
          <table:table-cell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6.543" calcext:value-type="float">
            <text:p>6.543</text:p>
          </table:table-cell>
          <table:table-cell office:value-type="float" office:value="6.6498157389" calcext:value-type="float">
            <text:p>6.6498157389</text:p>
          </table:table-cell>
          <table:table-cell table:formula="of:=POWER([.C1732]-6.75;2)" office:value-type="float" office:value="0.010036886172153" calcext:value-type="float">
            <text:p>0.0100368862</text:p>
          </table:table-cell>
          <table:table-cell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6.541193" calcext:value-type="float">
            <text:p>6.541193</text:p>
          </table:table-cell>
          <table:table-cell office:value-type="float" office:value="6.6502456329" calcext:value-type="float">
            <text:p>6.6502456329</text:p>
          </table:table-cell>
          <table:table-cell table:formula="of:=POWER([.C1733]-6.75;2)" office:value-type="float" office:value="0.00995093375552158" calcext:value-type="float">
            <text:p>0.0099509338</text:p>
          </table:table-cell>
          <table:table-cell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6.540407" calcext:value-type="float">
            <text:p>6.540407</text:p>
          </table:table-cell>
          <table:table-cell office:value-type="float" office:value="6.650679616" calcext:value-type="float">
            <text:p>6.650679616</text:p>
          </table:table-cell>
          <table:table-cell table:formula="of:=POWER([.C1734]-6.75;2)" office:value-type="float" office:value="0.00986453867790752" calcext:value-type="float">
            <text:p>0.0098645387</text:p>
          </table:table-cell>
          <table:table-cell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6.540312" calcext:value-type="float">
            <text:p>6.540312</text:p>
          </table:table-cell>
          <table:table-cell office:value-type="float" office:value="6.65111598" calcext:value-type="float">
            <text:p>6.65111598</text:p>
          </table:table-cell>
          <table:table-cell table:formula="of:=POWER([.C1735]-6.75;2)" office:value-type="float" office:value="0.00977804941136037" calcext:value-type="float">
            <text:p>0.0097780494</text:p>
          </table:table-cell>
          <table:table-cell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6.540682" calcext:value-type="float">
            <text:p>6.540682</text:p>
          </table:table-cell>
          <table:table-cell office:value-type="float" office:value="6.6515535223" calcext:value-type="float">
            <text:p>6.6515535223</text:p>
          </table:table-cell>
          <table:table-cell table:formula="of:=POWER([.C1736]-6.75;2)" office:value-type="float" office:value="0.00969170897153652" calcext:value-type="float">
            <text:p>0.009691709</text:p>
          </table:table-cell>
          <table:table-cell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6.541357" calcext:value-type="float">
            <text:p>6.541357</text:p>
          </table:table-cell>
          <table:table-cell office:value-type="float" office:value="6.6519913871" calcext:value-type="float">
            <text:p>6.6519913871</text:p>
          </table:table-cell>
          <table:table-cell table:formula="of:=POWER([.C1737]-6.75;2)" office:value-type="float" office:value="0.00960568820258208" calcext:value-type="float">
            <text:p>0.0096056882</text:p>
          </table:table-cell>
          <table:table-cell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6.542221" calcext:value-type="float">
            <text:p>6.542221</text:p>
          </table:table-cell>
          <table:table-cell office:value-type="float" office:value="6.6524289631" calcext:value-type="float">
            <text:p>6.6524289631</text:p>
          </table:table-cell>
          <table:table-cell table:formula="of:=POWER([.C1738]-6.75;2)" office:value-type="float" office:value="0.00952010724174112" calcext:value-type="float">
            <text:p>0.0095201072</text:p>
          </table:table-cell>
          <table:table-cell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6.543189" calcext:value-type="float">
            <text:p>6.543189</text:p>
          </table:table-cell>
          <table:table-cell office:value-type="float" office:value="6.6528658172" calcext:value-type="float">
            <text:p>6.6528658172</text:p>
          </table:table-cell>
          <table:table-cell table:formula="of:=POWER([.C1739]-6.75;2)" office:value-type="float" office:value="0.00943504946822375" calcext:value-type="float">
            <text:p>0.0094350495</text:p>
          </table:table-cell>
          <table:table-cell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6.544198" calcext:value-type="float">
            <text:p>6.544198</text:p>
          </table:table-cell>
          <table:table-cell office:value-type="float" office:value="6.6533016467" calcext:value-type="float">
            <text:p>6.6533016467</text:p>
          </table:table-cell>
          <table:table-cell table:formula="of:=POWER([.C1740]-6.75;2)" office:value-type="float" office:value="0.0093505715309316" calcext:value-type="float">
            <text:p>0.0093505715</text:p>
          </table:table-cell>
          <table:table-cell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6.545202" calcext:value-type="float">
            <text:p>6.545202</text:p>
          </table:table-cell>
          <table:table-cell office:value-type="float" office:value="6.6537362504" calcext:value-type="float">
            <text:p>6.6537362504</text:p>
          </table:table-cell>
          <table:table-cell table:formula="of:=POWER([.C1741]-6.75;2)" office:value-type="float" office:value="0.00926670948705156" calcext:value-type="float">
            <text:p>0.0092667095</text:p>
          </table:table-cell>
          <table:table-cell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6.546167" calcext:value-type="float">
            <text:p>6.546167</text:p>
          </table:table-cell>
          <table:table-cell office:value-type="float" office:value="6.6541694977" calcext:value-type="float">
            <text:p>6.6541694977</text:p>
          </table:table-cell>
          <table:table-cell table:formula="of:=POWER([.C1742]-6.75;2)" office:value-type="float" office:value="0.00918348517107033" calcext:value-type="float">
            <text:p>0.0091834852</text:p>
          </table:table-cell>
          <table:table-cell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6.547065" calcext:value-type="float">
            <text:p>6.547065</text:p>
          </table:table-cell>
          <table:table-cell office:value-type="float" office:value="6.6546013195" calcext:value-type="float">
            <text:p>6.6546013195</text:p>
          </table:table-cell>
          <table:table-cell table:formula="of:=POWER([.C1743]-6.75;2)" office:value-type="float" office:value="0.00910090824114104" calcext:value-type="float">
            <text:p>0.0091009082</text:p>
          </table:table-cell>
          <table:table-cell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6.547879" calcext:value-type="float">
            <text:p>6.547879</text:p>
          </table:table-cell>
          <table:table-cell office:value-type="float" office:value="6.6550316928" calcext:value-type="float">
            <text:p>6.6550316928</text:p>
          </table:table-cell>
          <table:table-cell table:formula="of:=POWER([.C1744]-6.75;2)" office:value-type="float" office:value="0.00901897937243362" calcext:value-type="float">
            <text:p>0.0090189794</text:p>
          </table:table-cell>
          <table:table-cell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6.548593" calcext:value-type="float">
            <text:p>6.548593</text:p>
          </table:table-cell>
          <table:table-cell office:value-type="float" office:value="6.6554606283" calcext:value-type="float">
            <text:p>6.6554606283</text:p>
          </table:table-cell>
          <table:table-cell table:formula="of:=POWER([.C1745]-6.75;2)" office:value-type="float" office:value="0.00893769280143073" calcext:value-type="float">
            <text:p>0.0089376928</text:p>
          </table:table-cell>
          <table:table-cell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6.549199" calcext:value-type="float">
            <text:p>6.549199</text:p>
          </table:table-cell>
          <table:table-cell office:value-type="float" office:value="6.655888172" calcext:value-type="float">
            <text:p>6.655888172</text:p>
          </table:table-cell>
          <table:table-cell table:formula="of:=POWER([.C1746]-6.75;2)" office:value-type="float" office:value="0.00885703616950157" calcext:value-type="float">
            <text:p>0.0088570362</text:p>
          </table:table-cell>
          <table:table-cell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6.549688" calcext:value-type="float">
            <text:p>6.549688</text:p>
          </table:table-cell>
          <table:table-cell office:value-type="float" office:value="6.6563143886" calcext:value-type="float">
            <text:p>6.6563143886</text:p>
          </table:table-cell>
          <table:table-cell table:formula="of:=POWER([.C1747]-6.75;2)" office:value-type="float" office:value="0.00877699378339177" calcext:value-type="float">
            <text:p>0.0087769938</text:p>
          </table:table-cell>
          <table:table-cell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6.550055" calcext:value-type="float">
            <text:p>6.550055</text:p>
          </table:table-cell>
          <table:table-cell office:value-type="float" office:value="6.6567393717" calcext:value-type="float">
            <text:p>6.6567393717</text:p>
          </table:table-cell>
          <table:table-cell table:formula="of:=POWER([.C1748]-6.75;2)" office:value-type="float" office:value="0.00869754479091066" calcext:value-type="float">
            <text:p>0.0086975448</text:p>
          </table:table-cell>
          <table:table-cell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6.550297" calcext:value-type="float">
            <text:p>6.550297</text:p>
          </table:table-cell>
          <table:table-cell office:value-type="float" office:value="6.657163232" calcext:value-type="float">
            <text:p>6.657163232</text:p>
          </table:table-cell>
          <table:table-cell table:formula="of:=POWER([.C1749]-6.75;2)" office:value-type="float" office:value="0.00861866549268578" calcext:value-type="float">
            <text:p>0.0086186655</text:p>
          </table:table-cell>
          <table:table-cell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6.550411" calcext:value-type="float">
            <text:p>6.550411</text:p>
          </table:table-cell>
          <table:table-cell office:value-type="float" office:value="6.6575860983" calcext:value-type="float">
            <text:p>6.6575860983</text:p>
          </table:table-cell>
          <table:table-cell table:formula="of:=POWER([.C1750]-6.75;2)" office:value-type="float" office:value="0.0085403292274172" calcext:value-type="float">
            <text:p>0.0085403292</text:p>
          </table:table-cell>
          <table:table-cell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6.550396" calcext:value-type="float">
            <text:p>6.550396</text:p>
          </table:table-cell>
          <table:table-cell office:value-type="float" office:value="6.6580081198" calcext:value-type="float">
            <text:p>6.6580081198</text:p>
          </table:table-cell>
          <table:table-cell table:formula="of:=POWER([.C1751]-6.75;2)" office:value-type="float" office:value="0.00846250602273118" calcext:value-type="float">
            <text:p>0.008462506</text:p>
          </table:table-cell>
          <table:table-cell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6.55025" calcext:value-type="float">
            <text:p>6.55025</text:p>
          </table:table-cell>
          <table:table-cell office:value-type="float" office:value="6.6584294624" calcext:value-type="float">
            <text:p>6.6584294624</text:p>
          </table:table-cell>
          <table:table-cell table:formula="of:=POWER([.C1752]-6.75;2)" office:value-type="float" office:value="0.00838516335635301" calcext:value-type="float">
            <text:p>0.0083851634</text:p>
          </table:table-cell>
          <table:table-cell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6.549972" calcext:value-type="float">
            <text:p>6.549972</text:p>
          </table:table-cell>
          <table:table-cell office:value-type="float" office:value="6.6588503103" calcext:value-type="float">
            <text:p>6.6588503103</text:p>
          </table:table-cell>
          <table:table-cell table:formula="of:=POWER([.C1753]-6.75;2)" office:value-type="float" office:value="0.00830826593240627" calcext:value-type="float">
            <text:p>0.0083082659</text:p>
          </table:table-cell>
          <table:table-cell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6.549563" calcext:value-type="float">
            <text:p>6.549563</text:p>
          </table:table-cell>
          <table:table-cell office:value-type="float" office:value="6.6592708648" calcext:value-type="float">
            <text:p>6.6592708648</text:p>
          </table:table-cell>
          <table:table-cell table:formula="of:=POWER([.C1754]-6.75;2)" office:value-type="float" office:value="0.0082317759741399" calcext:value-type="float">
            <text:p>0.008231776</text:p>
          </table:table-cell>
          <table:table-cell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6.549022" calcext:value-type="float">
            <text:p>6.549022</text:p>
          </table:table-cell>
          <table:table-cell office:value-type="float" office:value="6.6596913441" calcext:value-type="float">
            <text:p>6.6596913441</text:p>
          </table:table-cell>
          <table:table-cell table:formula="of:=POWER([.C1755]-6.75;2)" office:value-type="float" office:value="0.00815565333046451" calcext:value-type="float">
            <text:p>0.0081556533</text:p>
          </table:table-cell>
          <table:table-cell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6.548349" calcext:value-type="float">
            <text:p>6.548349</text:p>
          </table:table-cell>
          <table:table-cell office:value-type="float" office:value="6.6601119846" calcext:value-type="float">
            <text:p>6.6601119846</text:p>
          </table:table-cell>
          <table:table-cell table:formula="of:=POWER([.C1756]-6.75;2)" office:value-type="float" office:value="0.00807985531255058" calcext:value-type="float">
            <text:p>0.0080798553</text:p>
          </table:table-cell>
          <table:table-cell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6.547544" calcext:value-type="float">
            <text:p>6.547544</text:p>
          </table:table-cell>
          <table:table-cell office:value-type="float" office:value="6.6605330384" calcext:value-type="float">
            <text:p>6.6605330384</text:p>
          </table:table-cell>
          <table:table-cell table:formula="of:=POWER([.C1757]-6.75;2)" office:value-type="float" office:value="0.00800433721793594" calcext:value-type="float">
            <text:p>0.0080043372</text:p>
          </table:table-cell>
          <table:table-cell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6.546608" calcext:value-type="float">
            <text:p>6.546608</text:p>
          </table:table-cell>
          <table:table-cell office:value-type="float" office:value="6.6609547757" calcext:value-type="float">
            <text:p>6.6609547757</text:p>
          </table:table-cell>
          <table:table-cell table:formula="of:=POWER([.C1758]-6.75;2)" office:value-type="float" office:value="0.00792905197063722" calcext:value-type="float">
            <text:p>0.007929052</text:p>
          </table:table-cell>
          <table:table-cell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6.545542" calcext:value-type="float">
            <text:p>6.545542</text:p>
          </table:table-cell>
          <table:table-cell office:value-type="float" office:value="6.6613774808" calcext:value-type="float">
            <text:p>6.6613774808</text:p>
          </table:table-cell>
          <table:table-cell table:formula="of:=POWER([.C1759]-6.75;2)" office:value-type="float" office:value="0.00785395090935442" calcext:value-type="float">
            <text:p>0.0078539509</text:p>
          </table:table-cell>
          <table:table-cell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6.544347" calcext:value-type="float">
            <text:p>6.544347</text:p>
          </table:table-cell>
          <table:table-cell office:value-type="float" office:value="6.6618014516" calcext:value-type="float">
            <text:p>6.6618014516</text:p>
          </table:table-cell>
          <table:table-cell table:formula="of:=POWER([.C1760]-6.75;2)" office:value-type="float" office:value="0.0077789839398672" calcext:value-type="float">
            <text:p>0.0077789839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6.543026" calcext:value-type="float">
            <text:p>6.543026</text:p>
          </table:table-cell>
          <table:table-cell office:value-type="float" office:value="6.662227" calcext:value-type="float">
            <text:p>6.662227</text:p>
          </table:table-cell>
          <table:table-cell table:formula="of:=POWER([.C1761]-6.75;2)" office:value-type="float" office:value="0.00770409952900006" calcext:value-type="float">
            <text:p>0.0077040995</text:p>
          </table:table-cell>
          <table:table-cell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6.541581" calcext:value-type="float">
            <text:p>6.541581</text:p>
          </table:table-cell>
          <table:table-cell office:value-type="float" office:value="6.6626544485" calcext:value-type="float">
            <text:p>6.6626544485</text:p>
          </table:table-cell>
          <table:table-cell table:formula="of:=POWER([.C1762]-6.75;2)" office:value-type="float" office:value="0.00762924536683921" calcext:value-type="float">
            <text:p>0.0076292454</text:p>
          </table:table-cell>
          <table:table-cell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6.540016" calcext:value-type="float">
            <text:p>6.540016</text:p>
          </table:table-cell>
          <table:table-cell office:value-type="float" office:value="6.663084126" calcext:value-type="float">
            <text:p>6.663084126</text:p>
          </table:table-cell>
          <table:table-cell table:formula="of:=POWER([.C1763]-6.75;2)" office:value-type="float" office:value="0.00755436915318384" calcext:value-type="float">
            <text:p>0.0075543692</text:p>
          </table:table-cell>
          <table:table-cell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6.538335" calcext:value-type="float">
            <text:p>6.538335</text:p>
          </table:table-cell>
          <table:table-cell office:value-type="float" office:value="6.6635163671" calcext:value-type="float">
            <text:p>6.6635163671</text:p>
          </table:table-cell>
          <table:table-cell table:formula="of:=POWER([.C1764]-6.75;2)" office:value-type="float" office:value="0.00747941875958201" calcext:value-type="float">
            <text:p>0.0074794188</text:p>
          </table:table-cell>
          <table:table-cell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6.536545" calcext:value-type="float">
            <text:p>6.536545</text:p>
          </table:table-cell>
          <table:table-cell office:value-type="float" office:value="6.6639515115" calcext:value-type="float">
            <text:p>6.6639515115</text:p>
          </table:table-cell>
          <table:table-cell table:formula="of:=POWER([.C1765]-6.75;2)" office:value-type="float" office:value="0.00740434237313469" calcext:value-type="float">
            <text:p>0.0074043424</text:p>
          </table:table-cell>
          <table:table-cell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6.534652" calcext:value-type="float">
            <text:p>6.534652</text:p>
          </table:table-cell>
          <table:table-cell office:value-type="float" office:value="6.664389894" calcext:value-type="float">
            <text:p>6.664389894</text:p>
          </table:table-cell>
          <table:table-cell table:formula="of:=POWER([.C1766]-6.75;2)" office:value-type="float" office:value="0.00732909024933121" calcext:value-type="float">
            <text:p>0.0073290902</text:p>
          </table:table-cell>
          <table:table-cell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6.532664" calcext:value-type="float">
            <text:p>6.532664</text:p>
          </table:table-cell>
          <table:table-cell office:value-type="float" office:value="6.6648318464" calcext:value-type="float">
            <text:p>6.6648318464</text:p>
          </table:table-cell>
          <table:table-cell table:formula="of:=POWER([.C1767]-6.75;2)" office:value-type="float" office:value="0.00725361438763315" calcext:value-type="float">
            <text:p>0.0072536144</text:p>
          </table:table-cell>
          <table:table-cell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6.530591" calcext:value-type="float">
            <text:p>6.530591</text:p>
          </table:table-cell>
          <table:table-cell office:value-type="float" office:value="6.6652776912" calcext:value-type="float">
            <text:p>6.6652776912</text:p>
          </table:table-cell>
          <table:table-cell table:formula="of:=POWER([.C1768]-6.75;2)" office:value-type="float" office:value="0.00717786960840255" calcext:value-type="float">
            <text:p>0.0071778696</text:p>
          </table:table-cell>
          <table:table-cell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6.528442" calcext:value-type="float">
            <text:p>6.528442</text:p>
          </table:table-cell>
          <table:table-cell office:value-type="float" office:value="6.6657277389" calcext:value-type="float">
            <text:p>6.6657277389</text:p>
          </table:table-cell>
          <table:table-cell table:formula="of:=POWER([.C1769]-6.75;2)" office:value-type="float" office:value="0.00710181399090653" calcext:value-type="float">
            <text:p>0.007101814</text:p>
          </table:table-cell>
          <table:table-cell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6.526231" calcext:value-type="float">
            <text:p>6.526231</text:p>
          </table:table-cell>
          <table:table-cell office:value-type="float" office:value="6.6661822826" calcext:value-type="float">
            <text:p>6.6661822826</text:p>
          </table:table-cell>
          <table:table-cell table:formula="of:=POWER([.C1770]-6.75;2)" office:value-type="float" office:value="0.00702540975014621" calcext:value-type="float">
            <text:p>0.0070254098</text:p>
          </table:table-cell>
          <table:table-cell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6.523971" calcext:value-type="float">
            <text:p>6.523971</text:p>
          </table:table-cell>
          <table:table-cell office:value-type="float" office:value="6.6666415929" calcext:value-type="float">
            <text:p>6.6666415929</text:p>
          </table:table-cell>
          <table:table-cell table:formula="of:=POWER([.C1771]-6.75;2)" office:value-type="float" office:value="0.0069486240342494" calcext:value-type="float">
            <text:p>0.006948624</text:p>
          </table:table-cell>
          <table:table-cell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6.521675" calcext:value-type="float">
            <text:p>6.521675</text:p>
          </table:table-cell>
          <table:table-cell office:value-type="float" office:value="6.667105914" calcext:value-type="float">
            <text:p>6.667105914</text:p>
          </table:table-cell>
          <table:table-cell table:formula="of:=POWER([.C1772]-6.75;2)" office:value-type="float" office:value="0.00687142949377533" calcext:value-type="float">
            <text:p>0.0068714295</text:p>
          </table:table-cell>
          <table:table-cell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6.519361" calcext:value-type="float">
            <text:p>6.519361</text:p>
          </table:table-cell>
          <table:table-cell office:value-type="float" office:value="6.6675754608" calcext:value-type="float">
            <text:p>6.6675754608</text:p>
          </table:table-cell>
          <table:table-cell table:formula="of:=POWER([.C1773]-6.75;2)" office:value-type="float" office:value="0.00679380466233231" calcext:value-type="float">
            <text:p>0.0067938047</text:p>
          </table:table-cell>
          <table:table-cell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6.517045" calcext:value-type="float">
            <text:p>6.517045</text:p>
          </table:table-cell>
          <table:table-cell office:value-type="float" office:value="6.6680504147" calcext:value-type="float">
            <text:p>6.6680504147</text:p>
          </table:table-cell>
          <table:table-cell table:formula="of:=POWER([.C1774]-6.75;2)" office:value-type="float" office:value="0.00671573453084202" calcext:value-type="float">
            <text:p>0.0067157345</text:p>
          </table:table-cell>
          <table:table-cell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6.514746" calcext:value-type="float">
            <text:p>6.514746</text:p>
          </table:table-cell>
          <table:table-cell office:value-type="float" office:value="6.6685309171" calcext:value-type="float">
            <text:p>6.6685309171</text:p>
          </table:table-cell>
          <table:table-cell table:formula="of:=POWER([.C1775]-6.75;2)" office:value-type="float" office:value="0.00663721146856707" calcext:value-type="float">
            <text:p>0.0066372115</text:p>
          </table:table-cell>
          <table:table-cell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6.512483" calcext:value-type="float">
            <text:p>6.512483</text:p>
          </table:table-cell>
          <table:table-cell office:value-type="float" office:value="6.6690170676" calcext:value-type="float">
            <text:p>6.6690170676</text:p>
          </table:table-cell>
          <table:table-cell table:formula="of:=POWER([.C1776]-6.75;2)" office:value-type="float" office:value="0.0065582353401029" calcext:value-type="float">
            <text:p>0.0065582353</text:p>
          </table:table-cell>
          <table:table-cell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6.510275" calcext:value-type="float">
            <text:p>6.510275</text:p>
          </table:table-cell>
          <table:table-cell office:value-type="float" office:value="6.6695089201" calcext:value-type="float">
            <text:p>6.6695089201</text:p>
          </table:table-cell>
          <table:table-cell table:formula="of:=POWER([.C1777]-6.75;2)" office:value-type="float" office:value="0.00647881394346816" calcext:value-type="float">
            <text:p>0.0064788139</text:p>
          </table:table-cell>
          <table:table-cell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6.508145" calcext:value-type="float">
            <text:p>6.508145</text:p>
          </table:table-cell>
          <table:table-cell office:value-type="float" office:value="6.6700064823" calcext:value-type="float">
            <text:p>6.6700064823</text:p>
          </table:table-cell>
          <table:table-cell table:formula="of:=POWER([.C1778]-6.75;2)" office:value-type="float" office:value="0.00639896287402024" calcext:value-type="float">
            <text:p>0.0063989629</text:p>
          </table:table-cell>
          <table:table-cell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6.506113" calcext:value-type="float">
            <text:p>6.506113</text:p>
          </table:table-cell>
          <table:table-cell office:value-type="float" office:value="6.6705097051" calcext:value-type="float">
            <text:p>6.6705097051</text:p>
          </table:table-cell>
          <table:table-cell table:formula="of:=POWER([.C1779]-6.75;2)" office:value-type="float" office:value="0.00631870698328901" calcext:value-type="float">
            <text:p>0.006318707</text:p>
          </table:table-cell>
          <table:table-cell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6.504202" calcext:value-type="float">
            <text:p>6.504202</text:p>
          </table:table-cell>
          <table:table-cell office:value-type="float" office:value="6.6710184885" calcext:value-type="float">
            <text:p>6.6710184885</text:p>
          </table:table-cell>
          <table:table-cell table:formula="of:=POWER([.C1780]-6.75;2)" office:value-type="float" office:value="0.00623807915882468" calcext:value-type="float">
            <text:p>0.0062380792</text:p>
          </table:table-cell>
          <table:table-cell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6.502434" calcext:value-type="float">
            <text:p>6.502434</text:p>
          </table:table-cell>
          <table:table-cell office:value-type="float" office:value="6.6715326743" calcext:value-type="float">
            <text:p>6.6715326743</text:p>
          </table:table-cell>
          <table:table-cell table:formula="of:=POWER([.C1781]-6.75;2)" office:value-type="float" office:value="0.0061571212025099" calcext:value-type="float">
            <text:p>0.0061571212</text:p>
          </table:table-cell>
          <table:table-cell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6.50083" calcext:value-type="float">
            <text:p>6.50083</text:p>
          </table:table-cell>
          <table:table-cell office:value-type="float" office:value="6.6720520476" calcext:value-type="float">
            <text:p>6.6720520476</text:p>
          </table:table-cell>
          <table:table-cell table:formula="of:=POWER([.C1782]-6.75;2)" office:value-type="float" office:value="0.00607588328335263" calcext:value-type="float">
            <text:p>0.0060758833</text:p>
          </table:table-cell>
          <table:table-cell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6.499413" calcext:value-type="float">
            <text:p>6.499413</text:p>
          </table:table-cell>
          <table:table-cell office:value-type="float" office:value="6.6725763379" calcext:value-type="float">
            <text:p>6.6725763379</text:p>
          </table:table-cell>
          <table:table-cell table:formula="of:=POWER([.C1783]-6.75;2)" office:value-type="float" office:value="0.005994423452975" calcext:value-type="float">
            <text:p>0.0059944235</text:p>
          </table:table-cell>
          <table:table-cell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6.498205" calcext:value-type="float">
            <text:p>6.498205</text:p>
          </table:table-cell>
          <table:table-cell office:value-type="float" office:value="6.6731052135" calcext:value-type="float">
            <text:p>6.6731052135</text:p>
          </table:table-cell>
          <table:table-cell table:formula="of:=POWER([.C1784]-6.75;2)" office:value-type="float" office:value="0.00591280819088052" calcext:value-type="float">
            <text:p>0.0059128082</text:p>
          </table:table-cell>
          <table:table-cell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6.497226" calcext:value-type="float">
            <text:p>6.497226</text:p>
          </table:table-cell>
          <table:table-cell office:value-type="float" office:value="6.6736382857" calcext:value-type="float">
            <text:p>6.6736382857</text:p>
          </table:table-cell>
          <table:table-cell table:formula="of:=POWER([.C1785]-6.75;2)" office:value-type="float" office:value="0.00583111141083482" calcext:value-type="float">
            <text:p>0.0058311114</text:p>
          </table:table-cell>
          <table:table-cell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6.496498" calcext:value-type="float">
            <text:p>6.496498</text:p>
          </table:table-cell>
          <table:table-cell office:value-type="float" office:value="6.6741751075" calcext:value-type="float">
            <text:p>6.6741751075</text:p>
          </table:table-cell>
          <table:table-cell table:formula="of:=POWER([.C1786]-6.75;2)" office:value-type="float" office:value="0.00574941432263656" calcext:value-type="float">
            <text:p>0.0057494143</text:p>
          </table:table-cell>
          <table:table-cell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6.496038" calcext:value-type="float">
            <text:p>6.496038</text:p>
          </table:table-cell>
          <table:table-cell office:value-type="float" office:value="6.6747151751" calcext:value-type="float">
            <text:p>6.6747151751</text:p>
          </table:table-cell>
          <table:table-cell table:formula="of:=POWER([.C1787]-6.75;2)" office:value-type="float" office:value="0.00566780486022363" calcext:value-type="float">
            <text:p>0.0056678049</text:p>
          </table:table-cell>
          <table:table-cell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6.495864" calcext:value-type="float">
            <text:p>6.495864</text:p>
          </table:table-cell>
          <table:table-cell office:value-type="float" office:value="6.6752579339" calcext:value-type="float">
            <text:p>6.6752579339</text:p>
          </table:table-cell>
          <table:table-cell table:formula="of:=POWER([.C1788]-6.75;2)" office:value-type="float" office:value="0.00558637644489674" calcext:value-type="float">
            <text:p>0.0055863764</text:p>
          </table:table-cell>
          <table:table-cell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6.495994" calcext:value-type="float">
            <text:p>6.495994</text:p>
          </table:table-cell>
          <table:table-cell office:value-type="float" office:value="6.6758027788" calcext:value-type="float">
            <text:p>6.6758027788</text:p>
          </table:table-cell>
          <table:table-cell table:formula="of:=POWER([.C1789]-6.75;2)" office:value-type="float" office:value="0.00550522763380179" calcext:value-type="float">
            <text:p>0.0055052276</text:p>
          </table:table-cell>
          <table:table-cell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6.496442" calcext:value-type="float">
            <text:p>6.496442</text:p>
          </table:table-cell>
          <table:table-cell office:value-type="float" office:value="6.6763490522" calcext:value-type="float">
            <text:p>6.6763490522</text:p>
          </table:table-cell>
          <table:table-cell table:formula="of:=POWER([.C1790]-6.75;2)" office:value-type="float" office:value="0.00542446211183833" calcext:value-type="float">
            <text:p>0.0054244621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6.49722" calcext:value-type="float">
            <text:p>6.49722</text:p>
          </table:table-cell>
          <table:table-cell office:value-type="float" office:value="6.6768960568" calcext:value-type="float">
            <text:p>6.6768960568</text:p>
          </table:table-cell>
          <table:table-cell table:formula="of:=POWER([.C1791]-6.75;2)" office:value-type="float" office:value="0.00534418651138877" calcext:value-type="float">
            <text:p>0.0053441865</text:p>
          </table:table-cell>
          <table:table-cell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6.49834" calcext:value-type="float">
            <text:p>6.49834</text:p>
          </table:table-cell>
          <table:table-cell office:value-type="float" office:value="6.6774430538" calcext:value-type="float">
            <text:p>6.6774430538</text:p>
          </table:table-cell>
          <table:table-cell table:formula="of:=POWER([.C1792]-6.75;2)" office:value-type="float" office:value="0.00526451044186966" calcext:value-type="float">
            <text:p>0.0052645104</text:p>
          </table:table-cell>
          <table:table-cell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6.499809" calcext:value-type="float">
            <text:p>6.499809</text:p>
          </table:table-cell>
          <table:table-cell office:value-type="float" office:value="6.6779892688" calcext:value-type="float">
            <text:p>6.6779892688</text:p>
          </table:table-cell>
          <table:table-cell table:formula="of:=POWER([.C1793]-6.75;2)" office:value-type="float" office:value="0.00518554540795862" calcext:value-type="float">
            <text:p>0.0051855454</text:p>
          </table:table-cell>
          <table:table-cell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6.501634" calcext:value-type="float">
            <text:p>6.501634</text:p>
          </table:table-cell>
          <table:table-cell office:value-type="float" office:value="6.6785339017" calcext:value-type="float">
            <text:p>6.6785339017</text:p>
          </table:table-cell>
          <table:table-cell table:formula="of:=POWER([.C1794]-6.75;2)" office:value-type="float" office:value="0.00510740320622529" calcext:value-type="float">
            <text:p>0.0051074032</text:p>
          </table:table-cell>
          <table:table-cell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6.503819" calcext:value-type="float">
            <text:p>6.503819</text:p>
          </table:table-cell>
          <table:table-cell office:value-type="float" office:value="6.6790761244" calcext:value-type="float">
            <text:p>6.6790761244</text:p>
          </table:table-cell>
          <table:table-cell table:formula="of:=POWER([.C1795]-6.75;2)" office:value-type="float" office:value="0.00503019613012429" calcext:value-type="float">
            <text:p>0.0050301961</text:p>
          </table:table-cell>
          <table:table-cell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6.506363" calcext:value-type="float">
            <text:p>6.506363</text:p>
          </table:table-cell>
          <table:table-cell office:value-type="float" office:value="6.6796150906" calcext:value-type="float">
            <text:p>6.6796150906</text:p>
          </table:table-cell>
          <table:table-cell table:formula="of:=POWER([.C1796]-6.75;2)" office:value-type="float" office:value="0.00495403547124614" calcext:value-type="float">
            <text:p>0.0049540355</text:p>
          </table:table-cell>
          <table:table-cell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6.509266" calcext:value-type="float">
            <text:p>6.509266</text:p>
          </table:table-cell>
          <table:table-cell office:value-type="float" office:value="6.6801499462" calcext:value-type="float">
            <text:p>6.6801499462</text:p>
          </table:table-cell>
          <table:table-cell table:formula="of:=POWER([.C1797]-6.75;2)" office:value-type="float" office:value="0.00487903001586286" calcext:value-type="float">
            <text:p>0.00487903</text:p>
          </table:table-cell>
          <table:table-cell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6.512521" calcext:value-type="float">
            <text:p>6.512521</text:p>
          </table:table-cell>
          <table:table-cell office:value-type="float" office:value="6.680679828" calcext:value-type="float">
            <text:p>6.680679828</text:p>
          </table:table-cell>
          <table:table-cell table:formula="of:=POWER([.C1798]-6.75;2)" office:value-type="float" office:value="0.00480528624610963" calcext:value-type="float">
            <text:p>0.0048052862</text:p>
          </table:table-cell>
          <table:table-cell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6.516123" calcext:value-type="float">
            <text:p>6.516123</text:p>
          </table:table-cell>
          <table:table-cell office:value-type="float" office:value="6.6812038786" calcext:value-type="float">
            <text:p>6.6812038786</text:p>
          </table:table-cell>
          <table:table-cell table:formula="of:=POWER([.C1799]-6.75;2)" office:value-type="float" office:value="0.00473290631968356" calcext:value-type="float">
            <text:p>0.0047329063</text:p>
          </table:table-cell>
          <table:table-cell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6.520059" calcext:value-type="float">
            <text:p>6.520059</text:p>
          </table:table-cell>
          <table:table-cell office:value-type="float" office:value="6.6817212442" calcext:value-type="float">
            <text:p>6.6817212442</text:p>
          </table:table-cell>
          <table:table-cell table:formula="of:=POWER([.C1800]-6.75;2)" office:value-type="float" office:value="0.004661988493596" calcext:value-type="float">
            <text:p>0.0046619885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.524317" calcext:value-type="float">
            <text:p>6.524317</text:p>
          </table:table-cell>
          <table:table-cell office:value-type="float" office:value="6.6822310891" calcext:value-type="float">
            <text:p>6.6822310891</text:p>
          </table:table-cell>
          <table:table-cell table:formula="of:=POWER([.C1801]-6.75;2)" office:value-type="float" office:value="0.00459262528457213" calcext:value-type="float">
            <text:p>0.0045926253</text:p>
          </table:table-cell>
          <table:table-cell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6.52888" calcext:value-type="float">
            <text:p>6.52888</text:p>
          </table:table-cell>
          <table:table-cell office:value-type="float" office:value="6.6827325991" calcext:value-type="float">
            <text:p>6.6827325991</text:p>
          </table:table-cell>
          <table:table-cell table:formula="of:=POWER([.C1802]-6.75;2)" office:value-type="float" office:value="0.00452490322384127" calcext:value-type="float">
            <text:p>0.0045249032</text:p>
          </table:table-cell>
          <table:table-cell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6.533729" calcext:value-type="float">
            <text:p>6.533729</text:p>
          </table:table-cell>
          <table:table-cell office:value-type="float" office:value="6.6832249892" calcext:value-type="float">
            <text:p>6.6832249892</text:p>
          </table:table-cell>
          <table:table-cell table:formula="of:=POWER([.C1803]-6.75;2)" office:value-type="float" office:value="0.00445890206734009" calcext:value-type="float">
            <text:p>0.0044589021</text:p>
          </table:table-cell>
          <table:table-cell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6.538842" calcext:value-type="float">
            <text:p>6.538842</text:p>
          </table:table-cell>
          <table:table-cell office:value-type="float" office:value="6.6837075084" calcext:value-type="float">
            <text:p>6.6837075084</text:p>
          </table:table-cell>
          <table:table-cell table:formula="of:=POWER([.C1804]-6.75;2)" office:value-type="float" office:value="0.00439469444253602" calcext:value-type="float">
            <text:p>0.0043946944</text:p>
          </table:table-cell>
          <table:table-cell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6.544195" calcext:value-type="float">
            <text:p>6.544195</text:p>
          </table:table-cell>
          <table:table-cell office:value-type="float" office:value="6.6841794501" calcext:value-type="float">
            <text:p>6.6841794501</text:p>
          </table:table-cell>
          <table:table-cell table:formula="of:=POWER([.C1805]-6.75;2)" office:value-type="float" office:value="0.00433234478913836" calcext:value-type="float">
            <text:p>0.0043323448</text:p>
          </table:table-cell>
          <table:table-cell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6.549761" calcext:value-type="float">
            <text:p>6.549761</text:p>
          </table:table-cell>
          <table:table-cell office:value-type="float" office:value="6.6846401536" calcext:value-type="float">
            <text:p>6.6846401536</text:p>
          </table:table-cell>
          <table:table-cell table:formula="of:=POWER([.C1806]-6.75;2)" office:value-type="float" office:value="0.00427190952143157" calcext:value-type="float">
            <text:p>0.0042719095</text:p>
          </table:table-cell>
          <table:table-cell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6.555513" calcext:value-type="float">
            <text:p>6.555513</text:p>
          </table:table-cell>
          <table:table-cell office:value-type="float" office:value="6.6850890123" calcext:value-type="float">
            <text:p>6.6850890123</text:p>
          </table:table-cell>
          <table:table-cell table:formula="of:=POWER([.C1807]-6.75;2)" office:value-type="float" office:value="0.00421343632418958" calcext:value-type="float">
            <text:p>0.0042134363</text:p>
          </table:table-cell>
          <table:table-cell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6.561418" calcext:value-type="float">
            <text:p>6.561418</text:p>
          </table:table-cell>
          <table:table-cell office:value-type="float" office:value="6.6855254762" calcext:value-type="float">
            <text:p>6.6855254762</text:p>
          </table:table-cell>
          <table:table-cell table:formula="of:=POWER([.C1808]-6.75;2)" office:value-type="float" office:value="0.0041569642192367" calcext:value-type="float">
            <text:p>0.0041569642</text:p>
          </table:table-cell>
          <table:table-cell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6.567445" calcext:value-type="float">
            <text:p>6.567445</text:p>
          </table:table-cell>
          <table:table-cell office:value-type="float" office:value="6.6859490599" calcext:value-type="float">
            <text:p>6.6859490599</text:p>
          </table:table-cell>
          <table:table-cell table:formula="of:=POWER([.C1809]-6.75;2)" office:value-type="float" office:value="0.00410252292769373" calcext:value-type="float">
            <text:p>0.0041025229</text:p>
          </table:table-cell>
          <table:table-cell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6.573561" calcext:value-type="float">
            <text:p>6.573561</text:p>
          </table:table-cell>
          <table:table-cell office:value-type="float" office:value="6.6863593441" calcext:value-type="float">
            <text:p>6.6863593441</text:p>
          </table:table-cell>
          <table:table-cell table:formula="of:=POWER([.C1810]-6.75;2)" office:value-type="float" office:value="0.00405013308338226" calcext:value-type="float">
            <text:p>0.0040501331</text:p>
          </table:table-cell>
          <table:table-cell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6.579731" calcext:value-type="float">
            <text:p>6.579731</text:p>
          </table:table-cell>
          <table:table-cell office:value-type="float" office:value="6.68675598" calcext:value-type="float">
            <text:p>6.68675598</text:p>
          </table:table-cell>
          <table:table-cell table:formula="of:=POWER([.C1811]-6.75;2)" office:value-type="float" office:value="0.00399980606576039" calcext:value-type="float">
            <text:p>0.0039998061</text:p>
          </table:table-cell>
          <table:table-cell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6.58592" calcext:value-type="float">
            <text:p>6.58592</text:p>
          </table:table-cell>
          <table:table-cell office:value-type="float" office:value="6.6871386928" calcext:value-type="float">
            <text:p>6.6871386928</text:p>
          </table:table-cell>
          <table:table-cell table:formula="of:=POWER([.C1812]-6.75;2)" office:value-type="float" office:value="0.00395154394289282" calcext:value-type="float">
            <text:p>0.0039515439</text:p>
          </table:table-cell>
          <table:table-cell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6.592093" calcext:value-type="float">
            <text:p>6.592093</text:p>
          </table:table-cell>
          <table:table-cell office:value-type="float" office:value="6.6875072796" calcext:value-type="float">
            <text:p>6.6875072796</text:p>
          </table:table-cell>
          <table:table-cell table:formula="of:=POWER([.C1813]-6.75;2)" office:value-type="float" office:value="0.00390534010299256" calcext:value-type="float">
            <text:p>0.0039053401</text:p>
          </table:table-cell>
          <table:table-cell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6.598213" calcext:value-type="float">
            <text:p>6.598213</text:p>
          </table:table-cell>
          <table:table-cell office:value-type="float" office:value="6.687861616" calcext:value-type="float">
            <text:p>6.687861616</text:p>
          </table:table-cell>
          <table:table-cell table:formula="of:=POWER([.C1814]-6.75;2)" office:value-type="float" office:value="0.00386117876613143" calcext:value-type="float">
            <text:p>0.0038611788</text:p>
          </table:table-cell>
          <table:table-cell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6.604247" calcext:value-type="float">
            <text:p>6.604247</text:p>
          </table:table-cell>
          <table:table-cell office:value-type="float" office:value="6.6882016544" calcext:value-type="float">
            <text:p>6.6882016544</text:p>
          </table:table-cell>
          <table:table-cell table:formula="of:=POWER([.C1815]-6.75;2)" office:value-type="float" office:value="0.00381903551889701" calcext:value-type="float">
            <text:p>0.0038190355</text:p>
          </table:table-cell>
          <table:table-cell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6.610159" calcext:value-type="float">
            <text:p>6.610159</text:p>
          </table:table-cell>
          <table:table-cell office:value-type="float" office:value="6.6885274209" calcext:value-type="float">
            <text:p>6.6885274209</text:p>
          </table:table-cell>
          <table:table-cell table:formula="of:=POWER([.C1816]-6.75;2)" office:value-type="float" office:value="0.00377887798120577" calcext:value-type="float">
            <text:p>0.003778878</text:p>
          </table:table-cell>
          <table:table-cell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6.615918" calcext:value-type="float">
            <text:p>6.615918</text:p>
          </table:table-cell>
          <table:table-cell office:value-type="float" office:value="6.68883902" calcext:value-type="float">
            <text:p>6.68883902</text:p>
          </table:table-cell>
          <table:table-cell table:formula="of:=POWER([.C1817]-6.75;2)" office:value-type="float" office:value="0.00374066547456044" calcext:value-type="float">
            <text:p>0.0037406655</text:p>
          </table:table-cell>
          <table:table-cell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6.621489" calcext:value-type="float">
            <text:p>6.621489</text:p>
          </table:table-cell>
          <table:table-cell office:value-type="float" office:value="6.6891366237" calcext:value-type="float">
            <text:p>6.6891366237</text:p>
          </table:table-cell>
          <table:table-cell table:formula="of:=POWER([.C1818]-6.75;2)" office:value-type="float" office:value="0.00370435057463545" calcext:value-type="float">
            <text:p>0.0037043506</text:p>
          </table:table-cell>
          <table:table-cell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6.626845" calcext:value-type="float">
            <text:p>6.626845</text:p>
          </table:table-cell>
          <table:table-cell office:value-type="float" office:value="6.6894204808" calcext:value-type="float">
            <text:p>6.6894204808</text:p>
          </table:table-cell>
          <table:table-cell table:formula="of:=POWER([.C1819]-6.75;2)" office:value-type="float" office:value="0.00366987814650317" calcext:value-type="float">
            <text:p>0.0036698781</text:p>
          </table:table-cell>
          <table:table-cell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6.631957" calcext:value-type="float">
            <text:p>6.631957</text:p>
          </table:table-cell>
          <table:table-cell office:value-type="float" office:value="6.6896909032" calcext:value-type="float">
            <text:p>6.6896909032</text:p>
          </table:table-cell>
          <table:table-cell table:formula="of:=POWER([.C1820]-6.75;2)" office:value-type="float" office:value="0.00363718715683179" calcext:value-type="float">
            <text:p>0.0036371872</text:p>
          </table:table-cell>
          <table:table-cell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6.636798" calcext:value-type="float">
            <text:p>6.636798</text:p>
          </table:table-cell>
          <table:table-cell office:value-type="float" office:value="6.6899482657" calcext:value-type="float">
            <text:p>6.6899482657</text:p>
          </table:table-cell>
          <table:table-cell table:formula="of:=POWER([.C1821]-6.75;2)" office:value-type="float" office:value="0.0036062107924378" calcext:value-type="float">
            <text:p>0.0036062108</text:p>
          </table:table-cell>
          <table:table-cell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6.641347" calcext:value-type="float">
            <text:p>6.641347</text:p>
          </table:table-cell>
          <table:table-cell office:value-type="float" office:value="6.6901930031" calcext:value-type="float">
            <text:p>6.6901930031</text:p>
          </table:table-cell>
          <table:table-cell table:formula="of:=POWER([.C1822]-6.75;2)" office:value-type="float" office:value="0.0035768768781966" calcext:value-type="float">
            <text:p>0.0035768769</text:p>
          </table:table-cell>
          <table:table-cell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6.645583" calcext:value-type="float">
            <text:p>6.645583</text:p>
          </table:table-cell>
          <table:table-cell office:value-type="float" office:value="6.6904256022" calcext:value-type="float">
            <text:p>6.6904256022</text:p>
          </table:table-cell>
          <table:table-cell table:formula="of:=POWER([.C1823]-6.75;2)" office:value-type="float" office:value="0.0035491088732326" calcext:value-type="float">
            <text:p>0.0035491089</text:p>
          </table:table-cell>
          <table:table-cell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6.649489" calcext:value-type="float">
            <text:p>6.649489</text:p>
          </table:table-cell>
          <table:table-cell office:value-type="float" office:value="6.6906465975" calcext:value-type="float">
            <text:p>6.6906465975</text:p>
          </table:table-cell>
          <table:table-cell table:formula="of:=POWER([.C1824]-6.75;2)" office:value-type="float" office:value="0.00352282638832703" calcext:value-type="float">
            <text:p>0.0035228264</text:p>
          </table:table-cell>
          <table:table-cell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6.653051" calcext:value-type="float">
            <text:p>6.653051</text:p>
          </table:table-cell>
          <table:table-cell office:value-type="float" office:value="6.6908565622" calcext:value-type="float">
            <text:p>6.6908565622</text:p>
          </table:table-cell>
          <table:table-cell table:formula="of:=POWER([.C1825]-6.75;2)" office:value-type="float" office:value="0.00349794623480241" calcext:value-type="float">
            <text:p>0.0034979462</text:p>
          </table:table-cell>
          <table:table-cell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6.656259" calcext:value-type="float">
            <text:p>6.656259</text:p>
          </table:table-cell>
          <table:table-cell office:value-type="float" office:value="6.691056106" calcext:value-type="float">
            <text:p>6.691056106</text:p>
          </table:table-cell>
          <table:table-cell table:formula="of:=POWER([.C1826]-6.75;2)" office:value-type="float" office:value="0.00347438263988329" calcext:value-type="float">
            <text:p>0.0034743826</text:p>
          </table:table-cell>
          <table:table-cell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6.659106" calcext:value-type="float">
            <text:p>6.659106</text:p>
          </table:table-cell>
          <table:table-cell office:value-type="float" office:value="6.6912458633" calcext:value-type="float">
            <text:p>6.6912458633</text:p>
          </table:table-cell>
          <table:table-cell table:formula="of:=POWER([.C1827]-6.75;2)" office:value-type="float" office:value="0.00345204857936231" calcext:value-type="float">
            <text:p>0.0034520486</text:p>
          </table:table-cell>
          <table:table-cell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6.661587" calcext:value-type="float">
            <text:p>6.661587</text:p>
          </table:table-cell>
          <table:table-cell office:value-type="float" office:value="6.69142649" calcext:value-type="float">
            <text:p>6.69142649</text:p>
          </table:table-cell>
          <table:table-cell table:formula="of:=POWER([.C1828]-6.75;2)" office:value-type="float" office:value="0.00343085607372015" calcext:value-type="float">
            <text:p>0.0034308561</text:p>
          </table:table-cell>
          <table:table-cell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6.663703" calcext:value-type="float">
            <text:p>6.663703</text:p>
          </table:table-cell>
          <table:table-cell office:value-type="float" office:value="6.6915986559" calcext:value-type="float">
            <text:p>6.6915986559</text:p>
          </table:table-cell>
          <table:table-cell table:formula="of:=POWER([.C1829]-6.75;2)" office:value-type="float" office:value="0.0034107169926866" calcext:value-type="float">
            <text:p>0.003410717</text:p>
          </table:table-cell>
          <table:table-cell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6.665458" calcext:value-type="float">
            <text:p>6.665458</text:p>
          </table:table-cell>
          <table:table-cell office:value-type="float" office:value="6.6917630338" calcext:value-type="float">
            <text:p>6.6917630338</text:p>
          </table:table-cell>
          <table:table-cell table:formula="of:=POWER([.C1830]-6.75;2)" office:value-type="float" office:value="0.00339154423217994" calcext:value-type="float">
            <text:p>0.0033915442</text:p>
          </table:table-cell>
          <table:table-cell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6.666858" calcext:value-type="float">
            <text:p>6.666858</text:p>
          </table:table-cell>
          <table:table-cell office:value-type="float" office:value="6.6919202934" calcext:value-type="float">
            <text:p>6.6919202934</text:p>
          </table:table-cell>
          <table:table-cell table:formula="of:=POWER([.C1831]-6.75;2)" office:value-type="float" office:value="0.00337325231874209" calcext:value-type="float">
            <text:p>0.0033732523</text:p>
          </table:table-cell>
          <table:table-cell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6.667912" calcext:value-type="float">
            <text:p>6.667912</text:p>
          </table:table-cell>
          <table:table-cell office:value-type="float" office:value="6.6920710952" calcext:value-type="float">
            <text:p>6.6920710952</text:p>
          </table:table-cell>
          <table:table-cell table:formula="of:=POWER([.C1832]-6.75;2)" office:value-type="float" office:value="0.00335575801132744" calcext:value-type="float">
            <text:p>0.003355758</text:p>
          </table:table-cell>
          <table:table-cell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6.668636" calcext:value-type="float">
            <text:p>6.668636</text:p>
          </table:table-cell>
          <table:table-cell office:value-type="float" office:value="6.6922160876" calcext:value-type="float">
            <text:p>6.6922160876</text:p>
          </table:table-cell>
          <table:table-cell table:formula="of:=POWER([.C1833]-6.75;2)" office:value-type="float" office:value="0.00333898053225084" calcext:value-type="float">
            <text:p>0.0033389805</text:p>
          </table:table-cell>
          <table:table-cell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6.669044" calcext:value-type="float">
            <text:p>6.669044</text:p>
          </table:table-cell>
          <table:table-cell office:value-type="float" office:value="6.6923558894" calcext:value-type="float">
            <text:p>6.6923558894</text:p>
          </table:table-cell>
          <table:table-cell table:formula="of:=POWER([.C1834]-6.75;2)" office:value-type="float" office:value="0.00332284348686504" calcext:value-type="float">
            <text:p>0.0033228435</text:p>
          </table:table-cell>
          <table:table-cell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6.669156" calcext:value-type="float">
            <text:p>6.669156</text:p>
          </table:table-cell>
          <table:table-cell office:value-type="float" office:value="6.6924910937" calcext:value-type="float">
            <text:p>6.6924910937</text:p>
          </table:table-cell>
          <table:table-cell table:formula="of:=POWER([.C1835]-6.75;2)" office:value-type="float" office:value="0.00330727430382216" calcext:value-type="float">
            <text:p>0.0033072743</text:p>
          </table:table-cell>
          <table:table-cell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6.668993" calcext:value-type="float">
            <text:p>6.668993</text:p>
          </table:table-cell>
          <table:table-cell office:value-type="float" office:value="6.6926222581" calcext:value-type="float">
            <text:p>6.6926222581</text:p>
          </table:table-cell>
          <table:table-cell table:formula="of:=POWER([.C1836]-6.75;2)" office:value-type="float" office:value="0.003292205265543" calcext:value-type="float">
            <text:p>0.0032922053</text:p>
          </table:table-cell>
          <table:table-cell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6.66858" calcext:value-type="float">
            <text:p>6.66858</text:p>
          </table:table-cell>
          <table:table-cell office:value-type="float" office:value="6.6927498971" calcext:value-type="float">
            <text:p>6.6927498971</text:p>
          </table:table-cell>
          <table:table-cell table:formula="of:=POWER([.C1837]-6.75;2)" office:value-type="float" office:value="0.00327757428206063" calcext:value-type="float">
            <text:p>0.0032775743</text:p>
          </table:table-cell>
          <table:table-cell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6.667943" calcext:value-type="float">
            <text:p>6.667943</text:p>
          </table:table-cell>
          <table:table-cell office:value-type="float" office:value="6.6928744808" calcext:value-type="float">
            <text:p>6.6928744808</text:p>
          </table:table-cell>
          <table:table-cell table:formula="of:=POWER([.C1838]-6.75;2)" office:value-type="float" office:value="0.00326332494386951" calcext:value-type="float">
            <text:p>0.0032633249</text:p>
          </table:table-cell>
          <table:table-cell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6.667109" calcext:value-type="float">
            <text:p>6.667109</text:p>
          </table:table-cell>
          <table:table-cell office:value-type="float" office:value="6.692996427" calcext:value-type="float">
            <text:p>6.692996427</text:p>
          </table:table-cell>
          <table:table-cell table:formula="of:=POWER([.C1839]-6.75;2)" office:value-type="float" office:value="0.00324940733476636" calcext:value-type="float">
            <text:p>0.0032494073</text:p>
          </table:table-cell>
          <table:table-cell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6.666108" calcext:value-type="float">
            <text:p>6.666108</text:p>
          </table:table-cell>
          <table:table-cell office:value-type="float" office:value="6.6931161014" calcext:value-type="float">
            <text:p>6.6931161014</text:p>
          </table:table-cell>
          <table:table-cell table:formula="of:=POWER([.C1840]-6.75;2)" office:value-type="float" office:value="0.00323577791993505" calcext:value-type="float">
            <text:p>0.0032357779</text:p>
          </table:table-cell>
          <table:table-cell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6.664971" calcext:value-type="float">
            <text:p>6.664971</text:p>
          </table:table-cell>
          <table:table-cell office:value-type="float" office:value="6.6932338111" calcext:value-type="float">
            <text:p>6.6932338111</text:p>
          </table:table-cell>
          <table:table-cell table:formula="of:=POWER([.C1841]-6.75;2)" office:value-type="float" office:value="0.0032224002022305" calcext:value-type="float">
            <text:p>0.0032224002</text:p>
          </table:table-cell>
          <table:table-cell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6.663729" calcext:value-type="float">
            <text:p>6.663729</text:p>
          </table:table-cell>
          <table:table-cell office:value-type="float" office:value="6.6933498049" calcext:value-type="float">
            <text:p>6.6933498049</text:p>
          </table:table-cell>
          <table:table-cell table:formula="of:=POWER([.C1842]-6.75;2)" office:value-type="float" office:value="0.00320924460486802" calcext:value-type="float">
            <text:p>0.0032092446</text:p>
          </table:table-cell>
          <table:table-cell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6.662413" calcext:value-type="float">
            <text:p>6.662413</text:p>
          </table:table-cell>
          <table:table-cell office:value-type="float" office:value="6.6934642704" calcext:value-type="float">
            <text:p>6.6934642704</text:p>
          </table:table-cell>
          <table:table-cell table:formula="of:=POWER([.C1843]-6.75;2)" office:value-type="float" office:value="0.00319628872140434" calcext:value-type="float">
            <text:p>0.0031962887</text:p>
          </table:table-cell>
          <table:table-cell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6.661056" calcext:value-type="float">
            <text:p>6.661056</text:p>
          </table:table-cell>
          <table:table-cell office:value-type="float" office:value="6.6935773349" calcext:value-type="float">
            <text:p>6.6935773349</text:p>
          </table:table-cell>
          <table:table-cell table:formula="of:=POWER([.C1844]-6.75;2)" office:value-type="float" office:value="0.0031835171369867" calcext:value-type="float">
            <text:p>0.0031835171</text:p>
          </table:table-cell>
          <table:table-cell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6.65969" calcext:value-type="float">
            <text:p>6.65969</text:p>
          </table:table-cell>
          <table:table-cell office:value-type="float" office:value="6.693689063" calcext:value-type="float">
            <text:p>6.693689063</text:p>
          </table:table-cell>
          <table:table-cell table:formula="of:=POWER([.C1845]-6.75;2)" office:value-type="float" office:value="0.00317092162581798" calcext:value-type="float">
            <text:p>0.0031709216</text:p>
          </table:table-cell>
          <table:table-cell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6.658346" calcext:value-type="float">
            <text:p>6.658346</text:p>
          </table:table-cell>
          <table:table-cell office:value-type="float" office:value="6.6937994562" calcext:value-type="float">
            <text:p>6.6937994562</text:p>
          </table:table-cell>
          <table:table-cell table:formula="of:=POWER([.C1846]-6.75;2)" office:value-type="float" office:value="0.00315850112341574" calcext:value-type="float">
            <text:p>0.0031585011</text:p>
          </table:table-cell>
          <table:table-cell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6.657056" calcext:value-type="float">
            <text:p>6.657056</text:p>
          </table:table-cell>
          <table:table-cell office:value-type="float" office:value="6.6939084578" calcext:value-type="float">
            <text:p>6.6939084578</text:p>
          </table:table-cell>
          <table:table-cell table:formula="of:=POWER([.C1847]-6.75;2)" office:value-type="float" office:value="0.00314626110637437" calcext:value-type="float">
            <text:p>0.0031462611</text:p>
          </table:table-cell>
          <table:table-cell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6.655848" calcext:value-type="float">
            <text:p>6.655848</text:p>
          </table:table-cell>
          <table:table-cell office:value-type="float" office:value="6.6940159508" calcext:value-type="float">
            <text:p>6.6940159508</text:p>
          </table:table-cell>
          <table:table-cell table:formula="of:=POWER([.C1848]-6.75;2)" office:value-type="float" office:value="0.00313421376482803" calcext:value-type="float">
            <text:p>0.0031342138</text:p>
          </table:table-cell>
          <table:table-cell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6.654752" calcext:value-type="float">
            <text:p>6.654752</text:p>
          </table:table-cell>
          <table:table-cell office:value-type="float" office:value="6.6941217665" calcext:value-type="float">
            <text:p>6.6941217665</text:p>
          </table:table-cell>
          <table:table-cell table:formula="of:=POWER([.C1849]-6.75;2)" office:value-type="float" office:value="0.00312237697908048" calcext:value-type="float">
            <text:p>0.003122377</text:p>
          </table:table-cell>
          <table:table-cell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6.653795" calcext:value-type="float">
            <text:p>6.653795</text:p>
          </table:table-cell>
          <table:table-cell office:value-type="float" office:value="6.6942256805" calcext:value-type="float">
            <text:p>6.6942256805</text:p>
          </table:table-cell>
          <table:table-cell table:formula="of:=POWER([.C1850]-6.75;2)" office:value-type="float" office:value="0.00311077471568811" calcext:value-type="float">
            <text:p>0.0031107747</text:p>
          </table:table-cell>
          <table:table-cell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6.653002" calcext:value-type="float">
            <text:p>6.653002</text:p>
          </table:table-cell>
          <table:table-cell office:value-type="float" office:value="6.6943274209" calcext:value-type="float">
            <text:p>6.6943274209</text:p>
          </table:table-cell>
          <table:table-cell table:formula="of:=POWER([.C1851]-6.75;2)" office:value-type="float" office:value="0.00309943606364579" calcext:value-type="float">
            <text:p>0.0030994361</text:p>
          </table:table-cell>
          <table:table-cell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6.652397" calcext:value-type="float">
            <text:p>6.652397</text:p>
          </table:table-cell>
          <table:table-cell office:value-type="float" office:value="6.6944266697" calcext:value-type="float">
            <text:p>6.6944266697</text:p>
          </table:table-cell>
          <table:table-cell table:formula="of:=POWER([.C1852]-6.75;2)" office:value-type="float" office:value="0.00308839504063286" calcext:value-type="float">
            <text:p>0.003088395</text:p>
          </table:table-cell>
          <table:table-cell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6.652001" calcext:value-type="float">
            <text:p>6.652001</text:p>
          </table:table-cell>
          <table:table-cell office:value-type="float" office:value="6.6945230691" calcext:value-type="float">
            <text:p>6.6945230691</text:p>
          </table:table-cell>
          <table:table-cell table:formula="of:=POWER([.C1853]-6.75;2)" office:value-type="float" office:value="0.00307768986208341" calcext:value-type="float">
            <text:p>0.0030776899</text:p>
          </table:table-cell>
          <table:table-cell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6.651833" calcext:value-type="float">
            <text:p>6.651833</text:p>
          </table:table-cell>
          <table:table-cell office:value-type="float" office:value="6.6946162243" calcext:value-type="float">
            <text:p>6.6946162243</text:p>
          </table:table-cell>
          <table:table-cell table:formula="of:=POWER([.C1854]-6.75;2)" office:value-type="float" office:value="0.00306736261078793" calcext:value-type="float">
            <text:p>0.0030673626</text:p>
          </table:table-cell>
          <table:table-cell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6.65191" calcext:value-type="float">
            <text:p>6.65191</text:p>
          </table:table-cell>
          <table:table-cell office:value-type="float" office:value="6.6947057112" calcext:value-type="float">
            <text:p>6.6947057112</text:p>
          </table:table-cell>
          <table:table-cell table:formula="of:=POWER([.C1855]-6.75;2)" office:value-type="float" office:value="0.00305745837389779" calcext:value-type="float">
            <text:p>0.0030574584</text:p>
          </table:table-cell>
          <table:table-cell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6.652246" calcext:value-type="float">
            <text:p>6.652246</text:p>
          </table:table-cell>
          <table:table-cell office:value-type="float" office:value="6.6947910799" calcext:value-type="float">
            <text:p>6.6947910799</text:p>
          </table:table-cell>
          <table:table-cell table:formula="of:=POWER([.C1856]-6.75;2)" office:value-type="float" office:value="0.0030480248586082" calcext:value-type="float">
            <text:p>0.0030480249</text:p>
          </table:table-cell>
          <table:table-cell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6.652853" calcext:value-type="float">
            <text:p>6.652853</text:p>
          </table:table-cell>
          <table:table-cell office:value-type="float" office:value="6.6948718618" calcext:value-type="float">
            <text:p>6.6948718618</text:p>
          </table:table-cell>
          <table:table-cell table:formula="of:=POWER([.C1857]-6.75;2)" office:value-type="float" office:value="0.00303911162139827" calcext:value-type="float">
            <text:p>0.0030391116</text:p>
          </table:table-cell>
          <table:table-cell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6.65374" calcext:value-type="float">
            <text:p>6.65374</text:p>
          </table:table-cell>
          <table:table-cell office:value-type="float" office:value="6.6949475714" calcext:value-type="float">
            <text:p>6.6949475714</text:p>
          </table:table-cell>
          <table:table-cell table:formula="of:=POWER([.C1858]-6.75;2)" office:value-type="float" office:value="0.00303076989475808" calcext:value-type="float">
            <text:p>0.0030307699</text:p>
          </table:table-cell>
          <table:table-cell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6.654915" calcext:value-type="float">
            <text:p>6.654915</text:p>
          </table:table-cell>
          <table:table-cell office:value-type="float" office:value="6.6950177158" calcext:value-type="float">
            <text:p>6.6950177158</text:p>
          </table:table-cell>
          <table:table-cell table:formula="of:=POWER([.C1859]-6.75;2)" office:value-type="float" office:value="0.0030230515758496" calcext:value-type="float">
            <text:p>0.0030230516</text:p>
          </table:table-cell>
          <table:table-cell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6.656381" calcext:value-type="float">
            <text:p>6.656381</text:p>
          </table:table-cell>
          <table:table-cell office:value-type="float" office:value="6.6950817942" calcext:value-type="float">
            <text:p>6.6950817942</text:p>
          </table:table-cell>
          <table:table-cell table:formula="of:=POWER([.C1860]-6.75;2)" office:value-type="float" office:value="0.00301600932829115" calcext:value-type="float">
            <text:p>0.0030160093</text:p>
          </table:table-cell>
          <table:table-cell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6.65814" calcext:value-type="float">
            <text:p>6.65814</text:p>
          </table:table-cell>
          <table:table-cell office:value-type="float" office:value="6.6951393118" calcext:value-type="float">
            <text:p>6.6951393118</text:p>
          </table:table-cell>
          <table:table-cell table:formula="of:=POWER([.C1861]-6.75;2)" office:value-type="float" office:value="0.0030096951097776" calcext:value-type="float">
            <text:p>0.0030096951</text:p>
          </table:table-cell>
          <table:table-cell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6.660191" calcext:value-type="float">
            <text:p>6.660191</text:p>
          </table:table-cell>
          <table:table-cell office:value-type="float" office:value="6.6951897773" calcext:value-type="float">
            <text:p>6.6951897773</text:p>
          </table:table-cell>
          <table:table-cell table:formula="of:=POWER([.C1862]-6.75;2)" office:value-type="float" office:value="0.00300416051242365" calcext:value-type="float">
            <text:p>0.0030041605</text:p>
          </table:table-cell>
          <table:table-cell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6.662532" calcext:value-type="float">
            <text:p>6.662532</text:p>
          </table:table-cell>
          <table:table-cell office:value-type="float" office:value="6.6952327097" calcext:value-type="float">
            <text:p>6.6952327097</text:p>
          </table:table-cell>
          <table:table-cell table:formula="of:=POWER([.C1863]-6.75;2)" office:value-type="float" office:value="0.00299945608680448" calcext:value-type="float">
            <text:p>0.0029994561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6.665157" calcext:value-type="float">
            <text:p>6.665157</text:p>
          </table:table-cell>
          <table:table-cell office:value-type="float" office:value="6.6952676436" calcext:value-type="float">
            <text:p>6.6952676436</text:p>
          </table:table-cell>
          <table:table-cell table:formula="of:=POWER([.C1864]-6.75;2)" office:value-type="float" office:value="0.00299563083709659" calcext:value-type="float">
            <text:p>0.0029956308</text:p>
          </table:table-cell>
          <table:table-cell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6.668058" calcext:value-type="float">
            <text:p>6.668058</text:p>
          </table:table-cell>
          <table:table-cell office:value-type="float" office:value="6.6952941321" calcext:value-type="float">
            <text:p>6.6952941321</text:p>
          </table:table-cell>
          <table:table-cell table:formula="of:=POWER([.C1865]-6.75;2)" office:value-type="float" office:value="0.00299273198269226" calcext:value-type="float">
            <text:p>0.002992732</text:p>
          </table:table-cell>
          <table:table-cell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6.671228" calcext:value-type="float">
            <text:p>6.671228</text:p>
          </table:table-cell>
          <table:table-cell office:value-type="float" office:value="6.6953117527" calcext:value-type="float">
            <text:p>6.6953117527</text:p>
          </table:table-cell>
          <table:table-cell table:formula="of:=POWER([.C1866]-6.75;2)" office:value-type="float" office:value="0.00299080439274592" calcext:value-type="float">
            <text:p>0.0029908044</text:p>
          </table:table-cell>
          <table:table-cell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6.674654" calcext:value-type="float">
            <text:p>6.674654</text:p>
          </table:table-cell>
          <table:table-cell office:value-type="float" office:value="6.6953201029" calcext:value-type="float">
            <text:p>6.6953201029</text:p>
          </table:table-cell>
          <table:table-cell table:formula="of:=POWER([.C1867]-6.75;2)" office:value-type="float" office:value="0.00298989114686656" calcext:value-type="float">
            <text:p>0.0029898911</text:p>
          </table:table-cell>
          <table:table-cell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6.678323" calcext:value-type="float">
            <text:p>6.678323</text:p>
          </table:table-cell>
          <table:table-cell office:value-type="float" office:value="6.6953188141" calcext:value-type="float">
            <text:p>6.6953188141</text:p>
          </table:table-cell>
          <table:table-cell table:formula="of:=POWER([.C1868]-6.75;2)" office:value-type="float" office:value="0.00299003209143034" calcext:value-type="float">
            <text:p>0.0029900321</text:p>
          </table:table-cell>
          <table:table-cell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6.682223" calcext:value-type="float">
            <text:p>6.682223</text:p>
          </table:table-cell>
          <table:table-cell office:value-type="float" office:value="6.6953075469" calcext:value-type="float">
            <text:p>6.6953075469</text:p>
          </table:table-cell>
          <table:table-cell table:formula="of:=POWER([.C1869]-6.75;2)" office:value-type="float" office:value="0.00299126442609564" calcext:value-type="float">
            <text:p>0.0029912644</text:p>
          </table:table-cell>
          <table:table-cell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6.686337" calcext:value-type="float">
            <text:p>6.686337</text:p>
          </table:table-cell>
          <table:table-cell office:value-type="float" office:value="6.6952859908" calcext:value-type="float">
            <text:p>6.6952859908</text:p>
          </table:table-cell>
          <table:table-cell table:formula="of:=POWER([.C1870]-6.75;2)" office:value-type="float" office:value="0.00299362280273764" calcext:value-type="float">
            <text:p>0.0029936228</text:p>
          </table:table-cell>
          <table:table-cell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6.690649" calcext:value-type="float">
            <text:p>6.690649</text:p>
          </table:table-cell>
          <table:table-cell office:value-type="float" office:value="6.695253871" calcext:value-type="float">
            <text:p>6.695253871</text:p>
          </table:table-cell>
          <table:table-cell table:formula="of:=POWER([.C1871]-6.75;2)" office:value-type="float" office:value="0.00299713864048461" calcext:value-type="float">
            <text:p>0.0029971386</text:p>
          </table:table-cell>
          <table:table-cell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6.695141" calcext:value-type="float">
            <text:p>6.695141</text:p>
          </table:table-cell>
          <table:table-cell office:value-type="float" office:value="6.6952109447" calcext:value-type="float">
            <text:p>6.6952109447</text:p>
          </table:table-cell>
          <table:table-cell table:formula="of:=POWER([.C1872]-6.75;2)" office:value-type="float" office:value="0.00300184058066642" calcext:value-type="float">
            <text:p>0.0030018406</text:p>
          </table:table-cell>
          <table:table-cell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6.699796" calcext:value-type="float">
            <text:p>6.699796</text:p>
          </table:table-cell>
          <table:table-cell office:value-type="float" office:value="6.6951570061" calcext:value-type="float">
            <text:p>6.6951570061</text:p>
          </table:table-cell>
          <table:table-cell table:formula="of:=POWER([.C1873]-6.75;2)" office:value-type="float" office:value="0.00300775397991548" calcext:value-type="float">
            <text:p>0.003007754</text:p>
          </table:table-cell>
          <table:table-cell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6.704596" calcext:value-type="float">
            <text:p>6.704596</text:p>
          </table:table-cell>
          <table:table-cell office:value-type="float" office:value="6.6950918786" calcext:value-type="float">
            <text:p>6.6950918786</text:p>
          </table:table-cell>
          <table:table-cell table:formula="of:=POWER([.C1874]-6.75;2)" office:value-type="float" office:value="0.00301490179567719" calcext:value-type="float">
            <text:p>0.0030149018</text:p>
          </table:table-cell>
          <table:table-cell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6.70952" calcext:value-type="float">
            <text:p>6.70952</text:p>
          </table:table-cell>
          <table:table-cell office:value-type="float" office:value="6.6950154209" calcext:value-type="float">
            <text:p>6.6950154209</text:p>
          </table:table-cell>
          <table:table-cell table:formula="of:=POWER([.C1875]-6.75;2)" office:value-type="float" office:value="0.00302330393880417" calcext:value-type="float">
            <text:p>0.0030233039</text:p>
          </table:table-cell>
          <table:table-cell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6.71455" calcext:value-type="float">
            <text:p>6.71455</text:p>
          </table:table-cell>
          <table:table-cell office:value-type="float" office:value="6.6949275238" calcext:value-type="float">
            <text:p>6.6949275238</text:p>
          </table:table-cell>
          <table:table-cell table:formula="of:=POWER([.C1876]-6.75;2)" office:value-type="float" office:value="0.0030329776347996" calcext:value-type="float">
            <text:p>0.0030329776</text:p>
          </table:table-cell>
          <table:table-cell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6.719667" calcext:value-type="float">
            <text:p>6.719667</text:p>
          </table:table-cell>
          <table:table-cell office:value-type="float" office:value="6.6948281075" calcext:value-type="float">
            <text:p>6.6948281075</text:p>
          </table:table-cell>
          <table:table-cell table:formula="of:=POWER([.C1877]-6.75;2)" office:value-type="float" office:value="0.00304393772203153" calcext:value-type="float">
            <text:p>0.0030439377</text:p>
          </table:table-cell>
          <table:table-cell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6.724852" calcext:value-type="float">
            <text:p>6.724852</text:p>
          </table:table-cell>
          <table:table-cell office:value-type="float" office:value="6.6947171198" calcext:value-type="float">
            <text:p>6.6947171198</text:p>
          </table:table-cell>
          <table:table-cell table:formula="of:=POWER([.C1878]-6.75;2)" office:value-type="float" office:value="0.00305619684320756" calcext:value-type="float">
            <text:p>0.0030561968</text:p>
          </table:table-cell>
          <table:table-cell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6.730087" calcext:value-type="float">
            <text:p>6.730087</text:p>
          </table:table-cell>
          <table:table-cell office:value-type="float" office:value="6.6945945346" calcext:value-type="float">
            <text:p>6.6945945346</text:p>
          </table:table-cell>
          <table:table-cell table:formula="of:=POWER([.C1879]-6.75;2)" office:value-type="float" office:value="0.00306976559619057" calcext:value-type="float">
            <text:p>0.0030697656</text:p>
          </table:table-cell>
          <table:table-cell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6.735353" calcext:value-type="float">
            <text:p>6.735353</text:p>
          </table:table-cell>
          <table:table-cell office:value-type="float" office:value="6.6944603487" calcext:value-type="float">
            <text:p>6.6944603487</text:p>
          </table:table-cell>
          <table:table-cell table:formula="of:=POWER([.C1880]-6.75;2)" office:value-type="float" office:value="0.00308465286652561" calcext:value-type="float">
            <text:p>0.0030846529</text:p>
          </table:table-cell>
          <table:table-cell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6.740632" calcext:value-type="float">
            <text:p>6.740632</text:p>
          </table:table-cell>
          <table:table-cell office:value-type="float" office:value="6.6943145806" calcext:value-type="float">
            <text:p>6.6943145806</text:p>
          </table:table-cell>
          <table:table-cell table:formula="of:=POWER([.C1881]-6.75;2)" office:value-type="float" office:value="0.00310086593375385" calcext:value-type="float">
            <text:p>0.0031008659</text:p>
          </table:table-cell>
          <table:table-cell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6.745908" calcext:value-type="float">
            <text:p>6.745908</text:p>
          </table:table-cell>
          <table:table-cell office:value-type="float" office:value="6.6941572657" calcext:value-type="float">
            <text:p>6.6941572657</text:p>
          </table:table-cell>
          <table:table-cell table:formula="of:=POWER([.C1882]-6.75;2)" office:value-type="float" office:value="0.00311841097410036" calcext:value-type="float">
            <text:p>0.003118411</text:p>
          </table:table-cell>
          <table:table-cell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6.751164" calcext:value-type="float">
            <text:p>6.751164</text:p>
          </table:table-cell>
          <table:table-cell office:value-type="float" office:value="6.6939884547" calcext:value-type="float">
            <text:p>6.6939884547</text:p>
          </table:table-cell>
          <table:table-cell table:formula="of:=POWER([.C1883]-6.75;2)" office:value-type="float" office:value="0.00313729320689391" calcext:value-type="float">
            <text:p>0.0031372932</text:p>
          </table:table-cell>
          <table:table-cell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6.756385" calcext:value-type="float">
            <text:p>6.756385</text:p>
          </table:table-cell>
          <table:table-cell office:value-type="float" office:value="6.6938082089" calcext:value-type="float">
            <text:p>6.6938082089</text:p>
          </table:table-cell>
          <table:table-cell table:formula="of:=POWER([.C1884]-6.75;2)" office:value-type="float" office:value="0.00315751738702602" calcext:value-type="float">
            <text:p>0.0031575174</text:p>
          </table:table-cell>
          <table:table-cell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6.761556" calcext:value-type="float">
            <text:p>6.761556</text:p>
          </table:table-cell>
          <table:table-cell office:value-type="float" office:value="6.6936165991" calcext:value-type="float">
            <text:p>6.6936165991</text:p>
          </table:table-cell>
          <table:table-cell table:formula="of:=POWER([.C1885]-6.75;2)" office:value-type="float" office:value="0.00317908789705009" calcext:value-type="float">
            <text:p>0.0031790879</text:p>
          </table:table-cell>
          <table:table-cell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6.766664" calcext:value-type="float">
            <text:p>6.766664</text:p>
          </table:table-cell>
          <table:table-cell office:value-type="float" office:value="6.693413702" calcext:value-type="float">
            <text:p>6.693413702</text:p>
          </table:table-cell>
          <table:table-cell table:formula="of:=POWER([.C1886]-6.75;2)" office:value-type="float" office:value="0.00320200912134481" calcext:value-type="float">
            <text:p>0.0032020091</text:p>
          </table:table-cell>
          <table:table-cell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6.771697" calcext:value-type="float">
            <text:p>6.771697</text:p>
          </table:table-cell>
          <table:table-cell office:value-type="float" office:value="6.6931995945" calcext:value-type="float">
            <text:p>6.6931995945</text:p>
          </table:table-cell>
          <table:table-cell table:formula="of:=POWER([.C1887]-6.75;2)" office:value-type="float" office:value="0.0032262860649644" calcext:value-type="float">
            <text:p>0.0032262861</text:p>
          </table:table-cell>
          <table:table-cell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6.776642" calcext:value-type="float">
            <text:p>6.776642</text:p>
          </table:table-cell>
          <table:table-cell office:value-type="float" office:value="6.6929743533" calcext:value-type="float">
            <text:p>6.6929743533</text:p>
          </table:table-cell>
          <table:table-cell table:formula="of:=POWER([.C1888]-6.75;2)" office:value-type="float" office:value="0.00325192438155318" calcext:value-type="float">
            <text:p>0.0032519244</text:p>
          </table:table-cell>
          <table:table-cell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6.781489" calcext:value-type="float">
            <text:p>6.781489</text:p>
          </table:table-cell>
          <table:table-cell office:value-type="float" office:value="6.6927380538" calcext:value-type="float">
            <text:p>6.6927380538</text:p>
          </table:table-cell>
          <table:table-cell table:formula="of:=POWER([.C1889]-6.75;2)" office:value-type="float" office:value="0.00327893048261166" calcext:value-type="float">
            <text:p>0.0032789305</text:p>
          </table:table-cell>
          <table:table-cell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6.78623" calcext:value-type="float">
            <text:p>6.78623</text:p>
          </table:table-cell>
          <table:table-cell office:value-type="float" office:value="6.6924907665" calcext:value-type="float">
            <text:p>6.6924907665</text:p>
          </table:table-cell>
          <table:table-cell table:formula="of:=POWER([.C1890]-6.75;2)" office:value-type="float" office:value="0.00330731193775755" calcext:value-type="float">
            <text:p>0.0033073119</text:p>
          </table:table-cell>
          <table:table-cell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6.790854" calcext:value-type="float">
            <text:p>6.790854</text:p>
          </table:table-cell>
          <table:table-cell office:value-type="float" office:value="6.692232553" calcext:value-type="float">
            <text:p>6.692232553</text:p>
          </table:table-cell>
          <table:table-cell table:formula="of:=POWER([.C1891]-6.75;2)" office:value-type="float" office:value="0.00333707793289779" calcext:value-type="float">
            <text:p>0.0033370779</text:p>
          </table:table-cell>
          <table:table-cell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6.795356" calcext:value-type="float">
            <text:p>6.795356</text:p>
          </table:table-cell>
          <table:table-cell office:value-type="float" office:value="6.6919634685" calcext:value-type="float">
            <text:p>6.6919634685</text:p>
          </table:table-cell>
          <table:table-cell table:formula="of:=POWER([.C1892]-6.75;2)" office:value-type="float" office:value="0.00336823898855049" calcext:value-type="float">
            <text:p>0.003368239</text:p>
          </table:table-cell>
          <table:table-cell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6.799729" calcext:value-type="float">
            <text:p>6.799729</text:p>
          </table:table-cell>
          <table:table-cell office:value-type="float" office:value="6.6916835545" calcext:value-type="float">
            <text:p>6.6916835545</text:p>
          </table:table-cell>
          <table:table-cell table:formula="of:=POWER([.C1893]-6.75;2)" office:value-type="float" office:value="0.00340080781575447" calcext:value-type="float">
            <text:p>0.0034008078</text:p>
          </table:table-cell>
          <table:table-cell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6.803967" calcext:value-type="float">
            <text:p>6.803967</text:p>
          </table:table-cell>
          <table:table-cell office:value-type="float" office:value="6.6913928449" calcext:value-type="float">
            <text:p>6.6913928449</text:p>
          </table:table-cell>
          <table:table-cell table:formula="of:=POWER([.C1894]-6.75;2)" office:value-type="float" office:value="0.00343479862891543" calcext:value-type="float">
            <text:p>0.0034347986</text:p>
          </table:table-cell>
          <table:table-cell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6.808066" calcext:value-type="float">
            <text:p>6.808066</text:p>
          </table:table-cell>
          <table:table-cell office:value-type="float" office:value="6.691091361" calcext:value-type="float">
            <text:p>6.691091361</text:p>
          </table:table-cell>
          <table:table-cell table:formula="of:=POWER([.C1895]-6.75;2)" office:value-type="float" office:value="0.00347022774883235" calcext:value-type="float">
            <text:p>0.0034702277</text:p>
          </table:table-cell>
          <table:table-cell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6.812023" calcext:value-type="float">
            <text:p>6.812023</text:p>
          </table:table-cell>
          <table:table-cell office:value-type="float" office:value="6.6907791137" calcext:value-type="float">
            <text:p>6.6907791137</text:p>
          </table:table-cell>
          <table:table-cell table:formula="of:=POWER([.C1896]-6.75;2)" office:value-type="float" office:value="0.00350711337415757" calcext:value-type="float">
            <text:p>0.0035071134</text:p>
          </table:table-cell>
          <table:table-cell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6.815833" calcext:value-type="float">
            <text:p>6.815833</text:p>
          </table:table-cell>
          <table:table-cell office:value-type="float" office:value="6.6904561014" calcext:value-type="float">
            <text:p>6.6904561014</text:p>
          </table:table-cell>
          <table:table-cell table:formula="of:=POWER([.C1897]-6.75;2)" office:value-type="float" office:value="0.00354547586048712" calcext:value-type="float">
            <text:p>0.0035454759</text:p>
          </table:table-cell>
          <table:table-cell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6.819496" calcext:value-type="float">
            <text:p>6.819496</text:p>
          </table:table-cell>
          <table:table-cell office:value-type="float" office:value="6.690122318" calcext:value-type="float">
            <text:p>6.690122318</text:p>
          </table:table-cell>
          <table:table-cell table:formula="of:=POWER([.C1898]-6.75;2)" office:value-type="float" office:value="0.0035853368016931" calcext:value-type="float">
            <text:p>0.0035853368</text:p>
          </table:table-cell>
          <table:table-cell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6.82301" calcext:value-type="float">
            <text:p>6.82301</text:p>
          </table:table-cell>
          <table:table-cell office:value-type="float" office:value="6.689777745" calcext:value-type="float">
            <text:p>6.689777745</text:p>
          </table:table-cell>
          <table:table-cell table:formula="of:=POWER([.C1899]-6.75;2)" office:value-type="float" office:value="0.00362671999728505" calcext:value-type="float">
            <text:p>0.00362672</text:p>
          </table:table-cell>
          <table:table-cell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6.826374" calcext:value-type="float">
            <text:p>6.826374</text:p>
          </table:table-cell>
          <table:table-cell office:value-type="float" office:value="6.689422361" calcext:value-type="float">
            <text:p>6.689422361</text:p>
          </table:table-cell>
          <table:table-cell table:formula="of:=POWER([.C1900]-6.75;2)" office:value-type="float" office:value="0.00366965034681431" calcext:value-type="float">
            <text:p>0.0036696503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.829588" calcext:value-type="float">
            <text:p>6.829588</text:p>
          </table:table-cell>
          <table:table-cell office:value-type="float" office:value="6.6890561413" calcext:value-type="float">
            <text:p>6.6890561413</text:p>
          </table:table-cell>
          <table:table-cell table:formula="of:=POWER([.C1901]-6.75;2)" office:value-type="float" office:value="0.00371415391324556" calcext:value-type="float">
            <text:p>0.0037141539</text:p>
          </table:table-cell>
          <table:table-cell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6.832652" calcext:value-type="float">
            <text:p>6.832652</text:p>
          </table:table-cell>
          <table:table-cell office:value-type="float" office:value="6.6886790614" calcext:value-type="float">
            <text:p>6.6886790614</text:p>
          </table:table-cell>
          <table:table-cell table:formula="of:=POWER([.C1902]-6.75;2)" office:value-type="float" office:value="0.00376025751078494" calcext:value-type="float">
            <text:p>0.0037602575</text:p>
          </table:table-cell>
          <table:table-cell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6.835566" calcext:value-type="float">
            <text:p>6.835566</text:p>
          </table:table-cell>
          <table:table-cell office:value-type="float" office:value="6.6882910998" calcext:value-type="float">
            <text:p>6.6882910998</text:p>
          </table:table-cell>
          <table:table-cell table:formula="of:=POWER([.C1903]-6.75;2)" office:value-type="float" office:value="0.00380798836389358" calcext:value-type="float">
            <text:p>0.0038079884</text:p>
          </table:table-cell>
          <table:table-cell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6.838331" calcext:value-type="float">
            <text:p>6.838331</text:p>
          </table:table-cell>
          <table:table-cell office:value-type="float" office:value="6.6878922442" calcext:value-type="float">
            <text:p>6.6878922442</text:p>
          </table:table-cell>
          <table:table-cell table:formula="of:=POWER([.C1904]-6.75;2)" office:value-type="float" office:value="0.00385737333051238" calcext:value-type="float">
            <text:p>0.0038573733</text:p>
          </table:table-cell>
          <table:table-cell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6.840949" calcext:value-type="float">
            <text:p>6.840949</text:p>
          </table:table-cell>
          <table:table-cell office:value-type="float" office:value="6.6874824931" calcext:value-type="float">
            <text:p>6.6874824931</text:p>
          </table:table-cell>
          <table:table-cell table:formula="of:=POWER([.C1905]-6.75;2)" office:value-type="float" office:value="0.00390843866899154" calcext:value-type="float">
            <text:p>0.0039084387</text:p>
          </table:table-cell>
          <table:table-cell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6.84342" calcext:value-type="float">
            <text:p>6.84342</text:p>
          </table:table-cell>
          <table:table-cell office:value-type="float" office:value="6.6870618587" calcext:value-type="float">
            <text:p>6.6870618587</text:p>
          </table:table-cell>
          <table:table-cell table:formula="of:=POWER([.C1906]-6.75;2)" office:value-type="float" office:value="0.00396120963029878" calcext:value-type="float">
            <text:p>0.0039612096</text:p>
          </table:table-cell>
          <table:table-cell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6.845745" calcext:value-type="float">
            <text:p>6.845745</text:p>
          </table:table-cell>
          <table:table-cell office:value-type="float" office:value="6.6866303748" calcext:value-type="float">
            <text:p>6.6866303748</text:p>
          </table:table-cell>
          <table:table-cell table:formula="of:=POWER([.C1907]-6.75;2)" office:value-type="float" office:value="0.00401570939798848" calcext:value-type="float">
            <text:p>0.0040157094</text:p>
          </table:table-cell>
          <table:table-cell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6.847927" calcext:value-type="float">
            <text:p>6.847927</text:p>
          </table:table-cell>
          <table:table-cell office:value-type="float" office:value="6.6861881014" calcext:value-type="float">
            <text:p>6.6861881014</text:p>
          </table:table-cell>
          <table:table-cell table:formula="of:=POWER([.C1908]-6.75;2)" office:value-type="float" office:value="0.00407195840293669" calcext:value-type="float">
            <text:p>0.0040719584</text:p>
          </table:table-cell>
          <table:table-cell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6.849966" calcext:value-type="float">
            <text:p>6.849966</text:p>
          </table:table-cell>
          <table:table-cell office:value-type="float" office:value="6.6857351244" calcext:value-type="float">
            <text:p>6.6857351244</text:p>
          </table:table-cell>
          <table:table-cell table:formula="of:=POWER([.C1909]-6.75;2)" office:value-type="float" office:value="0.0041299742358835" calcext:value-type="float">
            <text:p>0.0041299742</text:p>
          </table:table-cell>
          <table:table-cell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6.851864" calcext:value-type="float">
            <text:p>6.851864</text:p>
          </table:table-cell>
          <table:table-cell office:value-type="float" office:value="6.6852715637" calcext:value-type="float">
            <text:p>6.6852715637</text:p>
          </table:table-cell>
          <table:table-cell table:formula="of:=POWER([.C1910]-6.75;2)" office:value-type="float" office:value="0.00418977046584319" calcext:value-type="float">
            <text:p>0.0041897705</text:p>
          </table:table-cell>
          <table:table-cell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6.853621" calcext:value-type="float">
            <text:p>6.853621</text:p>
          </table:table-cell>
          <table:table-cell office:value-type="float" office:value="6.6847975776" calcext:value-type="float">
            <text:p>6.6847975776</text:p>
          </table:table-cell>
          <table:table-cell table:formula="of:=POWER([.C1911]-6.75;2)" office:value-type="float" office:value="0.00425135588682797" calcext:value-type="float">
            <text:p>0.0042513559</text:p>
          </table:table-cell>
          <table:table-cell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6.85524" calcext:value-type="float">
            <text:p>6.85524</text:p>
          </table:table-cell>
          <table:table-cell office:value-type="float" office:value="6.6843133641" calcext:value-type="float">
            <text:p>6.6843133641</text:p>
          </table:table-cell>
          <table:table-cell table:formula="of:=POWER([.C1912]-6.75;2)" office:value-type="float" office:value="0.00431473413585913" calcext:value-type="float">
            <text:p>0.0043147341</text:p>
          </table:table-cell>
          <table:table-cell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6.85672" calcext:value-type="float">
            <text:p>6.85672</text:p>
          </table:table-cell>
          <table:table-cell office:value-type="float" office:value="6.6838191644" calcext:value-type="float">
            <text:p>6.6838191644</text:p>
          </table:table-cell>
          <table:table-cell table:formula="of:=POWER([.C1913]-6.75;2)" office:value-type="float" office:value="0.00437990300071423" calcext:value-type="float">
            <text:p>0.004379903</text:p>
          </table:table-cell>
          <table:table-cell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6.858063" calcext:value-type="float">
            <text:p>6.858063</text:p>
          </table:table-cell>
          <table:table-cell office:value-type="float" office:value="6.6833152688" calcext:value-type="float">
            <text:p>6.6833152688</text:p>
          </table:table-cell>
          <table:table-cell table:formula="of:=POWER([.C1914]-6.75;2)" office:value-type="float" office:value="0.0044468533752162" calcext:value-type="float">
            <text:p>0.0044468534</text:p>
          </table:table-cell>
          <table:table-cell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6.85927" calcext:value-type="float">
            <text:p>6.85927</text:p>
          </table:table-cell>
          <table:table-cell office:value-type="float" office:value="6.6828020154" calcext:value-type="float">
            <text:p>6.6828020154</text:p>
          </table:table-cell>
          <table:table-cell table:formula="of:=POWER([.C1915]-6.75;2)" office:value-type="float" office:value="0.00451556913430183" calcext:value-type="float">
            <text:p>0.0045155691</text:p>
          </table:table-cell>
          <table:table-cell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6.860341" calcext:value-type="float">
            <text:p>6.860341</text:p>
          </table:table-cell>
          <table:table-cell office:value-type="float" office:value="6.6822797911" calcext:value-type="float">
            <text:p>6.6822797911</text:p>
          </table:table-cell>
          <table:table-cell table:formula="of:=POWER([.C1916]-6.75;2)" office:value-type="float" office:value="0.00458602669345964" calcext:value-type="float">
            <text:p>0.0045860267</text:p>
          </table:table-cell>
          <table:table-cell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6.861276" calcext:value-type="float">
            <text:p>6.861276</text:p>
          </table:table-cell>
          <table:table-cell office:value-type="float" office:value="6.6817490369" calcext:value-type="float">
            <text:p>6.6817490369</text:p>
          </table:table-cell>
          <table:table-cell table:formula="of:=POWER([.C1917]-6.75;2)" office:value-type="float" office:value="0.00465819396407752" calcext:value-type="float">
            <text:p>0.004658194</text:p>
          </table:table-cell>
          <table:table-cell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6.862078" calcext:value-type="float">
            <text:p>6.862078</text:p>
          </table:table-cell>
          <table:table-cell office:value-type="float" office:value="6.6812102412" calcext:value-type="float">
            <text:p>6.6812102412</text:p>
          </table:table-cell>
          <table:table-cell table:formula="of:=POWER([.C1918]-6.75;2)" office:value-type="float" office:value="0.00473203091576211" calcext:value-type="float">
            <text:p>0.0047320309</text:p>
          </table:table-cell>
          <table:table-cell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6.862745" calcext:value-type="float">
            <text:p>6.862745</text:p>
          </table:table-cell>
          <table:table-cell office:value-type="float" office:value="6.6806639416" calcext:value-type="float">
            <text:p>6.6806639416</text:p>
          </table:table-cell>
          <table:table-cell table:formula="of:=POWER([.C1919]-6.75;2)" office:value-type="float" office:value="0.00480748899444824" calcext:value-type="float">
            <text:p>0.004807489</text:p>
          </table:table-cell>
          <table:table-cell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6.863279" calcext:value-type="float">
            <text:p>6.863279</text:p>
          </table:table-cell>
          <table:table-cell office:value-type="float" office:value="6.680110725" calcext:value-type="float">
            <text:p>6.680110725</text:p>
          </table:table-cell>
          <table:table-cell table:formula="of:=POWER([.C1920]-6.75;2)" office:value-type="float" office:value="0.00488451076002556" calcext:value-type="float">
            <text:p>0.0048845108</text:p>
          </table:table-cell>
          <table:table-cell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6.863682" calcext:value-type="float">
            <text:p>6.863682</text:p>
          </table:table-cell>
          <table:table-cell office:value-type="float" office:value="6.6795512212" calcext:value-type="float">
            <text:p>6.6795512212</text:p>
          </table:table-cell>
          <table:table-cell table:formula="of:=POWER([.C1921]-6.75;2)" office:value-type="float" office:value="0.00496303043441138" calcext:value-type="float">
            <text:p>0.0049630304</text:p>
          </table:table-cell>
          <table:table-cell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6.863953" calcext:value-type="float">
            <text:p>6.863953</text:p>
          </table:table-cell>
          <table:table-cell office:value-type="float" office:value="6.6789860983" calcext:value-type="float">
            <text:p>6.6789860983</text:p>
          </table:table-cell>
          <table:table-cell table:formula="of:=POWER([.C1922]-6.75;2)" office:value-type="float" office:value="0.00504297423465723" calcext:value-type="float">
            <text:p>0.0050429742</text:p>
          </table:table-cell>
          <table:table-cell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6.864095" calcext:value-type="float">
            <text:p>6.864095</text:p>
          </table:table-cell>
          <table:table-cell office:value-type="float" office:value="6.6784160614" calcext:value-type="float">
            <text:p>6.6784160614</text:p>
          </table:table-cell>
          <table:table-cell table:formula="of:=POWER([.C1923]-6.75;2)" office:value-type="float" office:value="0.00512426026548856" calcext:value-type="float">
            <text:p>0.0051242603</text:p>
          </table:table-cell>
          <table:table-cell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6.864109" calcext:value-type="float">
            <text:p>6.864109</text:p>
          </table:table-cell>
          <table:table-cell office:value-type="float" office:value="6.6778418433" calcext:value-type="float">
            <text:p>6.6778418433</text:p>
          </table:table-cell>
          <table:table-cell table:formula="of:=POWER([.C1924]-6.75;2)" office:value-type="float" office:value="0.0052067995783417" calcext:value-type="float">
            <text:p>0.0052067996</text:p>
          </table:table-cell>
          <table:table-cell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6.863998" calcext:value-type="float">
            <text:p>6.863998</text:p>
          </table:table-cell>
          <table:table-cell office:value-type="float" office:value="6.6772641997" calcext:value-type="float">
            <text:p>6.6772641997</text:p>
          </table:table-cell>
          <table:table-cell table:formula="of:=POWER([.C1925]-6.75;2)" office:value-type="float" office:value="0.00529049664528152" calcext:value-type="float">
            <text:p>0.0052904966</text:p>
          </table:table-cell>
          <table:table-cell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6.863764" calcext:value-type="float">
            <text:p>6.863764</text:p>
          </table:table-cell>
          <table:table-cell office:value-type="float" office:value="6.6766838986" calcext:value-type="float">
            <text:p>6.6766838986</text:p>
          </table:table-cell>
          <table:table-cell table:formula="of:=POWER([.C1926]-6.75;2)" office:value-type="float" office:value="0.00537525072449503" calcext:value-type="float">
            <text:p>0.0053752507</text:p>
          </table:table-cell>
          <table:table-cell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6.863412" calcext:value-type="float">
            <text:p>6.863412</text:p>
          </table:table-cell>
          <table:table-cell office:value-type="float" office:value="6.6761017158" calcext:value-type="float">
            <text:p>6.6761017158</text:p>
          </table:table-cell>
          <table:table-cell table:formula="of:=POWER([.C1927]-6.75;2)" office:value-type="float" office:value="0.005460956407704" calcext:value-type="float">
            <text:p>0.0054609564</text:p>
          </table:table-cell>
          <table:table-cell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6.862944" calcext:value-type="float">
            <text:p>6.862944</text:p>
          </table:table-cell>
          <table:table-cell office:value-type="float" office:value="6.6755184209" calcext:value-type="float">
            <text:p>6.6755184209</text:p>
          </table:table-cell>
          <table:table-cell table:formula="of:=POWER([.C1928]-6.75;2)" office:value-type="float" office:value="0.00554750562522962" calcext:value-type="float">
            <text:p>0.0055475056</text:p>
          </table:table-cell>
          <table:table-cell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6.862367" calcext:value-type="float">
            <text:p>6.862367</text:p>
          </table:table-cell>
          <table:table-cell office:value-type="float" office:value="6.6749347757" calcext:value-type="float">
            <text:p>6.6749347757</text:p>
          </table:table-cell>
          <table:table-cell table:formula="of:=POWER([.C1929]-6.75;2)" office:value-type="float" office:value="0.00563478789920935" calcext:value-type="float">
            <text:p>0.0056347879</text:p>
          </table:table-cell>
          <table:table-cell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6.861685" calcext:value-type="float">
            <text:p>6.861685</text:p>
          </table:table-cell>
          <table:table-cell office:value-type="float" office:value="6.6743515161" calcext:value-type="float">
            <text:p>6.6743515161</text:p>
          </table:table-cell>
          <table:table-cell table:formula="of:=POWER([.C1930]-6.75;2)" office:value-type="float" office:value="0.00572269311636859" calcext:value-type="float">
            <text:p>0.0057226931</text:p>
          </table:table-cell>
          <table:table-cell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6.860905" calcext:value-type="float">
            <text:p>6.860905</text:p>
          </table:table-cell>
          <table:table-cell office:value-type="float" office:value="6.6737693502" calcext:value-type="float">
            <text:p>6.6737693502</text:p>
          </table:table-cell>
          <table:table-cell table:formula="of:=POWER([.C1931]-6.75;2)" office:value-type="float" office:value="0.00581111196893028" calcext:value-type="float">
            <text:p>0.005811112</text:p>
          </table:table-cell>
          <table:table-cell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6.860034" calcext:value-type="float">
            <text:p>6.860034</text:p>
          </table:table-cell>
          <table:table-cell office:value-type="float" office:value="6.6731889401" calcext:value-type="float">
            <text:p>6.6731889401</text:p>
          </table:table-cell>
          <table:table-cell table:formula="of:=POWER([.C1932]-6.75;2)" office:value-type="float" office:value="0.00589993892296136" calcext:value-type="float">
            <text:p>0.0058999389</text:p>
          </table:table-cell>
          <table:table-cell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6.859079" calcext:value-type="float">
            <text:p>6.859079</text:p>
          </table:table-cell>
          <table:table-cell office:value-type="float" office:value="6.6726109002" calcext:value-type="float">
            <text:p>6.6726109002</text:p>
          </table:table-cell>
          <table:table-cell table:formula="of:=POWER([.C1933]-6.75;2)" office:value-type="float" office:value="0.00598907276785429" calcext:value-type="float">
            <text:p>0.0059890728</text:p>
          </table:table-cell>
          <table:table-cell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6.85805" calcext:value-type="float">
            <text:p>6.85805</text:p>
          </table:table-cell>
          <table:table-cell office:value-type="float" office:value="6.6720357849" calcext:value-type="float">
            <text:p>6.6720357849</text:p>
          </table:table-cell>
          <table:table-cell table:formula="of:=POWER([.C1934]-6.75;2)" office:value-type="float" office:value="0.00607841883615903" calcext:value-type="float">
            <text:p>0.0060784188</text:p>
          </table:table-cell>
          <table:table-cell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6.856956" calcext:value-type="float">
            <text:p>6.856956</text:p>
          </table:table-cell>
          <table:table-cell office:value-type="float" office:value="6.6714640768" calcext:value-type="float">
            <text:p>6.6714640768</text:p>
          </table:table-cell>
          <table:table-cell table:formula="of:=POWER([.C1935]-6.75;2)" office:value-type="float" office:value="0.00616789123287637" calcext:value-type="float">
            <text:p>0.0061678912</text:p>
          </table:table-cell>
          <table:table-cell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6.855806" calcext:value-type="float">
            <text:p>6.855806</text:p>
          </table:table-cell>
          <table:table-cell office:value-type="float" office:value="6.6708961843" calcext:value-type="float">
            <text:p>6.6708961843</text:p>
          </table:table-cell>
          <table:table-cell table:formula="of:=POWER([.C1936]-6.75;2)" office:value-type="float" office:value="0.00625741365829955" calcext:value-type="float">
            <text:p>0.0062574137</text:p>
          </table:table-cell>
          <table:table-cell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6.854612" calcext:value-type="float">
            <text:p>6.854612</text:p>
          </table:table-cell>
          <table:table-cell office:value-type="float" office:value="6.6703324301" calcext:value-type="float">
            <text:p>6.6703324301</text:p>
          </table:table-cell>
          <table:table-cell table:formula="of:=POWER([.C1937]-6.75;2)" office:value-type="float" office:value="0.00634692169377135" calcext:value-type="float">
            <text:p>0.0063469217</text:p>
          </table:table-cell>
          <table:table-cell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6.853385" calcext:value-type="float">
            <text:p>6.853385</text:p>
          </table:table-cell>
          <table:table-cell office:value-type="float" office:value="6.6697730492" calcext:value-type="float">
            <text:p>6.6697730492</text:p>
          </table:table-cell>
          <table:table-cell table:formula="of:=POWER([.C1938]-6.75;2)" office:value-type="float" office:value="0.00643636363466565" calcext:value-type="float">
            <text:p>0.0064363636</text:p>
          </table:table-cell>
          <table:table-cell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6.852136" calcext:value-type="float">
            <text:p>6.852136</text:p>
          </table:table-cell>
          <table:table-cell office:value-type="float" office:value="6.6692181782" calcext:value-type="float">
            <text:p>6.6692181782</text:p>
          </table:table-cell>
          <table:table-cell table:formula="of:=POWER([.C1939]-6.75;2)" office:value-type="float" office:value="0.00652570273332689" calcext:value-type="float">
            <text:p>0.0065257027</text:p>
          </table:table-cell>
          <table:table-cell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6.850877" calcext:value-type="float">
            <text:p>6.850877</text:p>
          </table:table-cell>
          <table:table-cell office:value-type="float" office:value="6.6686678571" calcext:value-type="float">
            <text:p>6.6686678571</text:p>
          </table:table-cell>
          <table:table-cell table:formula="of:=POWER([.C1940]-6.75;2)" office:value-type="float" office:value="0.00661491746870602" calcext:value-type="float">
            <text:p>0.0066149175</text:p>
          </table:table-cell>
          <table:table-cell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6.84962" calcext:value-type="float">
            <text:p>6.84962</text:p>
          </table:table-cell>
          <table:table-cell office:value-type="float" office:value="6.668122023" calcext:value-type="float">
            <text:p>6.668122023</text:p>
          </table:table-cell>
          <table:table-cell table:formula="of:=POWER([.C1941]-6.75;2)" office:value-type="float" office:value="0.00670400311761245" calcext:value-type="float">
            <text:p>0.0067040031</text:p>
          </table:table-cell>
          <table:table-cell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6.848376" calcext:value-type="float">
            <text:p>6.848376</text:p>
          </table:table-cell>
          <table:table-cell office:value-type="float" office:value="6.6675805131" calcext:value-type="float">
            <text:p>6.6675805131</text:p>
          </table:table-cell>
          <table:table-cell table:formula="of:=POWER([.C1942]-6.75;2)" office:value-type="float" office:value="0.00679297182085929" calcext:value-type="float">
            <text:p>0.0067929718</text:p>
          </table:table-cell>
          <table:table-cell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6.847159" calcext:value-type="float">
            <text:p>6.847159</text:p>
          </table:table-cell>
          <table:table-cell office:value-type="float" office:value="6.667043063" calcext:value-type="float">
            <text:p>6.667043063</text:p>
          </table:table-cell>
          <table:table-cell table:formula="of:=POWER([.C1943]-6.75;2)" office:value-type="float" office:value="0.00688185339642191" calcext:value-type="float">
            <text:p>0.0068818534</text:p>
          </table:table-cell>
          <table:table-cell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6.845979" calcext:value-type="float">
            <text:p>6.845979</text:p>
          </table:table-cell>
          <table:table-cell office:value-type="float" office:value="6.6665093026" calcext:value-type="float">
            <text:p>6.6665093026</text:p>
          </table:table-cell>
          <table:table-cell table:formula="of:=POWER([.C1944]-6.75;2)" office:value-type="float" office:value="0.00697069655233841" calcext:value-type="float">
            <text:p>0.0069706966</text:p>
          </table:table-cell>
          <table:table-cell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6.844848" calcext:value-type="float">
            <text:p>6.844848</text:p>
          </table:table-cell>
          <table:table-cell office:value-type="float" office:value="6.6659787711" calcext:value-type="float">
            <text:p>6.6659787711</text:p>
          </table:table-cell>
          <table:table-cell table:formula="of:=POWER([.C1945]-6.75;2)" office:value-type="float" office:value="0.00705956690586623" calcext:value-type="float">
            <text:p>0.0070595669</text:p>
          </table:table-cell>
          <table:table-cell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6.843776" calcext:value-type="float">
            <text:p>6.843776</text:p>
          </table:table-cell>
          <table:table-cell office:value-type="float" office:value="6.6654509109" calcext:value-type="float">
            <text:p>6.6654509109</text:p>
          </table:table-cell>
          <table:table-cell table:formula="of:=POWER([.C1946]-6.75;2)" office:value-type="float" office:value="0.00714854846763978" calcext:value-type="float">
            <text:p>0.0071485485</text:p>
          </table:table-cell>
          <table:table-cell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6.842773" calcext:value-type="float">
            <text:p>6.842773</text:p>
          </table:table-cell>
          <table:table-cell office:value-type="float" office:value="6.6649250814" calcext:value-type="float">
            <text:p>6.6649250814</text:p>
          </table:table-cell>
          <table:table-cell table:formula="of:=POWER([.C1947]-6.75;2)" office:value-type="float" office:value="0.00723774177479665" calcext:value-type="float">
            <text:p>0.0072377418</text:p>
          </table:table-cell>
          <table:table-cell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6.841847" calcext:value-type="float">
            <text:p>6.841847</text:p>
          </table:table-cell>
          <table:table-cell office:value-type="float" office:value="6.6644005591" calcext:value-type="float">
            <text:p>6.6644005591</text:p>
          </table:table-cell>
          <table:table-cell table:formula="of:=POWER([.C1948]-6.75;2)" office:value-type="float" office:value="0.00732726428239264" calcext:value-type="float">
            <text:p>0.0073272643</text:p>
          </table:table-cell>
          <table:table-cell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6.841008" calcext:value-type="float">
            <text:p>6.841008</text:p>
          </table:table-cell>
          <table:table-cell office:value-type="float" office:value="6.6638765545" calcext:value-type="float">
            <text:p>6.6638765545</text:p>
          </table:table-cell>
          <table:table-cell table:formula="of:=POWER([.C1949]-6.75;2)" office:value-type="float" office:value="0.0074172478647915" calcext:value-type="float">
            <text:p>0.0074172479</text:p>
          </table:table-cell>
          <table:table-cell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6.840261" calcext:value-type="float">
            <text:p>6.840261</text:p>
          </table:table-cell>
          <table:table-cell office:value-type="float" office:value="6.663352212" calcext:value-type="float">
            <text:p>6.663352212</text:p>
          </table:table-cell>
          <table:table-cell table:formula="of:=POWER([.C1950]-6.75;2)" office:value-type="float" office:value="0.00750783916529288" calcext:value-type="float">
            <text:p>0.0075078392</text:p>
          </table:table-cell>
          <table:table-cell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6.839613" calcext:value-type="float">
            <text:p>6.839613</text:p>
          </table:table-cell>
          <table:table-cell office:value-type="float" office:value="6.6628266283" calcext:value-type="float">
            <text:p>6.6628266283</text:p>
          </table:table-cell>
          <table:table-cell table:formula="of:=POWER([.C1951]-6.75;2)" office:value-type="float" office:value="0.00759919673354629" calcext:value-type="float">
            <text:p>0.0075991967</text:p>
          </table:table-cell>
          <table:table-cell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6.839068" calcext:value-type="float">
            <text:p>6.839068</text:p>
          </table:table-cell>
          <table:table-cell office:value-type="float" office:value="6.6622988587" calcext:value-type="float">
            <text:p>6.6622988587</text:p>
          </table:table-cell>
          <table:table-cell table:formula="of:=POWER([.C1952]-6.75;2)" office:value-type="float" office:value="0.0076914901853226" calcext:value-type="float">
            <text:p>0.0076914902</text:p>
          </table:table-cell>
          <table:table-cell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6.838628" calcext:value-type="float">
            <text:p>6.838628</text:p>
          </table:table-cell>
          <table:table-cell office:value-type="float" office:value="6.6617679309" calcext:value-type="float">
            <text:p>6.6617679309</text:p>
          </table:table-cell>
          <table:table-cell table:formula="of:=POWER([.C1953]-6.75;2)" office:value-type="float" office:value="0.00778489801766718" calcext:value-type="float">
            <text:p>0.007784898</text:p>
          </table:table-cell>
          <table:table-cell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6.838295" calcext:value-type="float">
            <text:p>6.838295</text:p>
          </table:table-cell>
          <table:table-cell office:value-type="float" office:value="6.6612328587" calcext:value-type="float">
            <text:p>6.6612328587</text:p>
          </table:table-cell>
          <table:table-cell table:formula="of:=POWER([.C1954]-6.75;2)" office:value-type="float" office:value="0.00787960537457416" calcext:value-type="float">
            <text:p>0.0078796054</text:p>
          </table:table-cell>
          <table:table-cell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6.838069" calcext:value-type="float">
            <text:p>6.838069</text:p>
          </table:table-cell>
          <table:table-cell office:value-type="float" office:value="6.6606926528" calcext:value-type="float">
            <text:p>6.6606926528</text:p>
          </table:table-cell>
          <table:table-cell table:formula="of:=POWER([.C1955]-6.75;2)" office:value-type="float" office:value="0.00797580226390137" calcext:value-type="float">
            <text:p>0.0079758023</text:p>
          </table:table-cell>
          <table:table-cell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6.83795" calcext:value-type="float">
            <text:p>6.83795</text:p>
          </table:table-cell>
          <table:table-cell office:value-type="float" office:value="6.6601463333" calcext:value-type="float">
            <text:p>6.6601463333</text:p>
          </table:table-cell>
          <table:table-cell table:formula="of:=POWER([.C1956]-6.75;2)" office:value-type="float" office:value="0.00807368141943466" calcext:value-type="float">
            <text:p>0.0080736814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6.837933" calcext:value-type="float">
            <text:p>6.837933</text:p>
          </table:table-cell>
          <table:table-cell office:value-type="float" office:value="6.6595929416" calcext:value-type="float">
            <text:p>6.6595929416</text:p>
          </table:table-cell>
          <table:table-cell table:formula="of:=POWER([.C1957]-6.75;2)" office:value-type="float" office:value="0.00817343620854106" calcext:value-type="float">
            <text:p>0.0081734362</text:p>
          </table:table-cell>
          <table:table-cell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6.838016" calcext:value-type="float">
            <text:p>6.838016</text:p>
          </table:table-cell>
          <table:table-cell office:value-type="float" office:value="6.6590315545" calcext:value-type="float">
            <text:p>6.6590315545</text:p>
          </table:table-cell>
          <table:table-cell table:formula="of:=POWER([.C1958]-6.75;2)" office:value-type="float" office:value="0.00827525807668642" calcext:value-type="float">
            <text:p>0.0082752581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6.838193" calcext:value-type="float">
            <text:p>6.838193</text:p>
          </table:table-cell>
          <table:table-cell office:value-type="float" office:value="6.6584612949" calcext:value-type="float">
            <text:p>6.6584612949</text:p>
          </table:table-cell>
          <table:table-cell table:formula="of:=POWER([.C1959]-6.75;2)" office:value-type="float" office:value="0.00837933453138469" calcext:value-type="float">
            <text:p>0.0083793345</text:p>
          </table:table-cell>
          <table:table-cell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6.838457" calcext:value-type="float">
            <text:p>6.838457</text:p>
          </table:table-cell>
          <table:table-cell office:value-type="float" office:value="6.6578813425" calcext:value-type="float">
            <text:p>6.6578813425</text:p>
          </table:table-cell>
          <table:table-cell table:formula="of:=POWER([.C1960]-6.75;2)" office:value-type="float" office:value="0.00848584705960237" calcext:value-type="float">
            <text:p>0.0084858471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6.8388" calcext:value-type="float">
            <text:p>6.8388</text:p>
          </table:table-cell>
          <table:table-cell office:value-type="float" office:value="6.6572909462" calcext:value-type="float">
            <text:p>6.6572909462</text:p>
          </table:table-cell>
          <table:table-cell table:formula="of:=POWER([.C1961]-6.75;2)" office:value-type="float" office:value="0.00859496865649133" calcext:value-type="float">
            <text:p>0.0085949687</text:p>
          </table:table-cell>
          <table:table-cell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6.839214" calcext:value-type="float">
            <text:p>6.839214</text:p>
          </table:table-cell>
          <table:table-cell office:value-type="float" office:value="6.6566894316" calcext:value-type="float">
            <text:p>6.6566894316</text:p>
          </table:table-cell>
          <table:table-cell table:formula="of:=POWER([.C1962]-6.75;2)" office:value-type="float" office:value="0.00870686217513103" calcext:value-type="float">
            <text:p>0.0087068622</text:p>
          </table:table-cell>
          <table:table-cell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6.839689" calcext:value-type="float">
            <text:p>6.839689</text:p>
          </table:table-cell>
          <table:table-cell office:value-type="float" office:value="6.6560762104" calcext:value-type="float">
            <text:p>6.6560762104</text:p>
          </table:table-cell>
          <table:table-cell table:formula="of:=POWER([.C1963]-6.75;2)" office:value-type="float" office:value="0.00882167825282503" calcext:value-type="float">
            <text:p>0.0088216783</text:p>
          </table:table-cell>
          <table:table-cell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6.840215" calcext:value-type="float">
            <text:p>6.840215</text:p>
          </table:table-cell>
          <table:table-cell office:value-type="float" office:value="6.6554507865" calcext:value-type="float">
            <text:p>6.6554507865</text:p>
          </table:table-cell>
          <table:table-cell table:formula="of:=POWER([.C1964]-6.75;2)" office:value-type="float" office:value="0.00893955377346852" calcext:value-type="float">
            <text:p>0.0089395538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6.84078" calcext:value-type="float">
            <text:p>6.84078</text:p>
          </table:table-cell>
          <table:table-cell office:value-type="float" office:value="6.6548127619" calcext:value-type="float">
            <text:p>6.6548127619</text:p>
          </table:table-cell>
          <table:table-cell table:formula="of:=POWER([.C1965]-6.75;2)" office:value-type="float" office:value="0.00906061029710615" calcext:value-type="float">
            <text:p>0.0090606103</text:p>
          </table:table-cell>
          <table:table-cell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6.841374" calcext:value-type="float">
            <text:p>6.841374</text:p>
          </table:table-cell>
          <table:table-cell office:value-type="float" office:value="6.6541618418" calcext:value-type="float">
            <text:p>6.6541618418</text:p>
          </table:table-cell>
          <table:table-cell table:formula="of:=POWER([.C1966]-6.75;2)" office:value-type="float" office:value="0.00918495256716829" calcext:value-type="float">
            <text:p>0.0091849526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6.841983" calcext:value-type="float">
            <text:p>6.841983</text:p>
          </table:table-cell>
          <table:table-cell office:value-type="float" office:value="6.6534978356" calcext:value-type="float">
            <text:p>6.6534978356</text:p>
          </table:table-cell>
          <table:table-cell table:formula="of:=POWER([.C1967]-6.75;2)" office:value-type="float" office:value="0.0093126677338847" calcext:value-type="float">
            <text:p>0.0093126677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6.842597" calcext:value-type="float">
            <text:p>6.842597</text:p>
          </table:table-cell>
          <table:table-cell office:value-type="float" office:value="6.6528206636" calcext:value-type="float">
            <text:p>6.6528206636</text:p>
          </table:table-cell>
          <table:table-cell table:formula="of:=POWER([.C1968]-6.75;2)" office:value-type="float" office:value="0.00944382342314436" calcext:value-type="float">
            <text:p>0.0094438234</text:p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6.843203" calcext:value-type="float">
            <text:p>6.843203</text:p>
          </table:table-cell>
          <table:table-cell office:value-type="float" office:value="6.6521303487" calcext:value-type="float">
            <text:p>6.6521303487</text:p>
          </table:table-cell>
          <table:table-cell table:formula="of:=POWER([.C1969]-6.75;2)" office:value-type="float" office:value="0.00957846864558358" calcext:value-type="float">
            <text:p>0.0095784686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6.843789" calcext:value-type="float">
            <text:p>6.843789</text:p>
          </table:table-cell>
          <table:table-cell office:value-type="float" office:value="6.65142702" calcext:value-type="float">
            <text:p>6.65142702</text:p>
          </table:table-cell>
          <table:table-cell table:formula="of:=POWER([.C1970]-6.75;2)" office:value-type="float" office:value="0.00971663238608043" calcext:value-type="float">
            <text:p>0.0097166324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6.844342" calcext:value-type="float">
            <text:p>6.844342</text:p>
          </table:table-cell>
          <table:table-cell office:value-type="float" office:value="6.6507109094" calcext:value-type="float">
            <text:p>6.6507109094</text:p>
          </table:table-cell>
          <table:table-cell table:formula="of:=POWER([.C1971]-6.75;2)" office:value-type="float" office:value="0.00985832351217503" calcext:value-type="float">
            <text:p>0.0098583235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6.844852" calcext:value-type="float">
            <text:p>6.844852</text:p>
          </table:table-cell>
          <table:table-cell office:value-type="float" office:value="6.6499823456" calcext:value-type="float">
            <text:p>6.6499823456</text:p>
          </table:table-cell>
          <table:table-cell table:formula="of:=POWER([.C1972]-6.75;2)" office:value-type="float" office:value="0.0100035311916779" calcext:value-type="float">
            <text:p>0.0100035312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6.845308" calcext:value-type="float">
            <text:p>6.845308</text:p>
          </table:table-cell>
          <table:table-cell office:value-type="float" office:value="6.649241745" calcext:value-type="float">
            <text:p>6.649241745</text:p>
          </table:table-cell>
          <table:table-cell table:formula="of:=POWER([.C1973]-6.75;2)" office:value-type="float" office:value="0.010152225950645" calcext:value-type="float">
            <text:p>0.010152226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6.845698" calcext:value-type="float">
            <text:p>6.845698</text:p>
          </table:table-cell>
          <table:table-cell office:value-type="float" office:value="6.6484896068" calcext:value-type="float">
            <text:p>6.6484896068</text:p>
          </table:table-cell>
          <table:table-cell table:formula="of:=POWER([.C1974]-6.75;2)" office:value-type="float" office:value="0.0103043599276186" calcext:value-type="float">
            <text:p>0.0103043599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6.846013" calcext:value-type="float">
            <text:p>6.846013</text:p>
          </table:table-cell>
          <table:table-cell office:value-type="float" office:value="6.6477265054" calcext:value-type="float">
            <text:p>6.6477265054</text:p>
          </table:table-cell>
          <table:table-cell table:formula="of:=POWER([.C1975]-6.75;2)" office:value-type="float" office:value="0.0104598676976963" calcext:value-type="float">
            <text:p>0.0104598677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6.846243" calcext:value-type="float">
            <text:p>6.846243</text:p>
          </table:table-cell>
          <table:table-cell office:value-type="float" office:value="6.6469530753" calcext:value-type="float">
            <text:p>6.6469530753</text:p>
          </table:table-cell>
          <table:table-cell table:formula="of:=POWER([.C1976]-6.75;2)" office:value-type="float" office:value="0.0106186686901275" calcext:value-type="float">
            <text:p>0.0106186687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6.846379" calcext:value-type="float">
            <text:p>6.846379</text:p>
          </table:table-cell>
          <table:table-cell office:value-type="float" office:value="6.6461700015" calcext:value-type="float">
            <text:p>6.6461700015</text:p>
          </table:table-cell>
          <table:table-cell table:formula="of:=POWER([.C1977]-6.75;2)" office:value-type="float" office:value="0.01078066858851" calcext:value-type="float">
            <text:p>0.0107806686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6.846414" calcext:value-type="float">
            <text:p>6.846414</text:p>
          </table:table-cell>
          <table:table-cell office:value-type="float" office:value="6.6453780092" calcext:value-type="float">
            <text:p>6.6453780092</text:p>
          </table:table-cell>
          <table:table-cell table:formula="of:=POWER([.C1978]-6.75;2)" office:value-type="float" office:value="0.0109457609589553" calcext:value-type="float">
            <text:p>0.010945761</text:p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6.846342" calcext:value-type="float">
            <text:p>6.846342</text:p>
          </table:table-cell>
          <table:table-cell office:value-type="float" office:value="6.6445778433" calcext:value-type="float">
            <text:p>6.6445778433</text:p>
          </table:table-cell>
          <table:table-cell table:formula="of:=POWER([.C1979]-6.75;2)" office:value-type="float" office:value="0.0111138311232793" calcext:value-type="float">
            <text:p>0.0111138311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6.846154" calcext:value-type="float">
            <text:p>6.846154</text:p>
          </table:table-cell>
          <table:table-cell office:value-type="float" office:value="6.6437702535" calcext:value-type="float">
            <text:p>6.6437702535</text:p>
          </table:table-cell>
          <table:table-cell table:formula="of:=POWER([.C1980]-6.75;2)" office:value-type="float" office:value="0.0112847590414543" calcext:value-type="float">
            <text:p>0.011284759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6.845847" calcext:value-type="float">
            <text:p>6.845847</text:p>
          </table:table-cell>
          <table:table-cell office:value-type="float" office:value="6.6429559862" calcext:value-type="float">
            <text:p>6.6429559862</text:p>
          </table:table-cell>
          <table:table-cell table:formula="of:=POWER([.C1981]-6.75;2)" office:value-type="float" office:value="0.0114584208904145" calcext:value-type="float">
            <text:p>0.0114584209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6.845417" calcext:value-type="float">
            <text:p>6.845417</text:p>
          </table:table-cell>
          <table:table-cell office:value-type="float" office:value="6.6421357558" calcext:value-type="float">
            <text:p>6.6421357558</text:p>
          </table:table-cell>
          <table:table-cell table:formula="of:=POWER([.C1982]-6.75;2)" office:value-type="float" office:value="0.0116346951768372" calcext:value-type="float">
            <text:p>0.0116346952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6.844859" calcext:value-type="float">
            <text:p>6.844859</text:p>
          </table:table-cell>
          <table:table-cell office:value-type="float" office:value="6.6413102289" calcext:value-type="float">
            <text:p>6.6413102289</text:p>
          </table:table-cell>
          <table:table-cell table:formula="of:=POWER([.C1983]-6.75;2)" office:value-type="float" office:value="0.0118134663417704" calcext:value-type="float">
            <text:p>0.0118134663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6.844171" calcext:value-type="float">
            <text:p>6.844171</text:p>
          </table:table-cell>
          <table:table-cell office:value-type="float" office:value="6.6404800061" calcext:value-type="float">
            <text:p>6.6404800061</text:p>
          </table:table-cell>
          <table:table-cell table:formula="of:=POWER([.C1984]-6.75;2)" office:value-type="float" office:value="0.0119946290638561" calcext:value-type="float">
            <text:p>0.0119946291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6.843353" calcext:value-type="float">
            <text:p>6.843353</text:p>
          </table:table-cell>
          <table:table-cell office:value-type="float" office:value="6.6396455929" calcext:value-type="float">
            <text:p>6.6396455929</text:p>
          </table:table-cell>
          <table:table-cell table:formula="of:=POWER([.C1985]-6.75;2)" office:value-type="float" office:value="0.0121780951663925" calcext:value-type="float">
            <text:p>0.0121780952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6.842402" calcext:value-type="float">
            <text:p>6.842402</text:p>
          </table:table-cell>
          <table:table-cell office:value-type="float" office:value="6.6388073733" calcext:value-type="float">
            <text:p>6.6388073733</text:p>
          </table:table-cell>
          <table:table-cell table:formula="of:=POWER([.C1986]-6.75;2)" office:value-type="float" office:value="0.0123638002324456" calcext:value-type="float">
            <text:p>0.0123638002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6.84132" calcext:value-type="float">
            <text:p>6.84132</text:p>
          </table:table-cell>
          <table:table-cell office:value-type="float" office:value="6.6379655853" calcext:value-type="float">
            <text:p>6.6379655853</text:p>
          </table:table-cell>
          <table:table-cell table:formula="of:=POWER([.C1987]-6.75;2)" office:value-type="float" office:value="0.0125517100771716" calcext:value-type="float">
            <text:p>0.0125517101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6.840108" calcext:value-type="float">
            <text:p>6.840108</text:p>
          </table:table-cell>
          <table:table-cell office:value-type="float" office:value="6.637120275" calcext:value-type="float">
            <text:p>6.637120275</text:p>
          </table:table-cell>
          <table:table-cell table:formula="of:=POWER([.C1988]-6.75;2)" office:value-type="float" office:value="0.0127418323160756" calcext:value-type="float">
            <text:p>0.0127418323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6.838769" calcext:value-type="float">
            <text:p>6.838769</text:p>
          </table:table-cell>
          <table:table-cell office:value-type="float" office:value="6.6362712565" calcext:value-type="float">
            <text:p>6.6362712565</text:p>
          </table:table-cell>
          <table:table-cell table:formula="of:=POWER([.C1989]-6.75;2)" office:value-type="float" office:value="0.0129342270980889" calcext:value-type="float">
            <text:p>0.0129342271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6.837304" calcext:value-type="float">
            <text:p>6.837304</text:p>
          </table:table-cell>
          <table:table-cell office:value-type="float" office:value="6.6354180538" calcext:value-type="float">
            <text:p>6.6354180538</text:p>
          </table:table-cell>
          <table:table-cell table:formula="of:=POWER([.C1990]-6.75;2)" office:value-type="float" office:value="0.0131290223949796" calcext:value-type="float">
            <text:p>0.0131290224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6.835718" calcext:value-type="float">
            <text:p>6.835718</text:p>
          </table:table-cell>
          <table:table-cell office:value-type="float" office:value="6.6345598341" calcext:value-type="float">
            <text:p>6.6345598341</text:p>
          </table:table-cell>
          <table:table-cell table:formula="of:=POWER([.C1991]-6.75;2)" office:value-type="float" office:value="0.0133264319030195" calcext:value-type="float">
            <text:p>0.0133264319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6.834016" calcext:value-type="float">
            <text:p>6.834016</text:p>
          </table:table-cell>
          <table:table-cell office:value-type="float" office:value="6.6336952995" calcext:value-type="float">
            <text:p>6.6336952995</text:p>
          </table:table-cell>
          <table:table-cell table:formula="of:=POWER([.C1992]-6.75;2)" office:value-type="float" office:value="0.0135267833583946" calcext:value-type="float">
            <text:p>0.0135267834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6.832204" calcext:value-type="float">
            <text:p>6.832204</text:p>
          </table:table-cell>
          <table:table-cell office:value-type="float" office:value="6.6328225591" calcext:value-type="float">
            <text:p>6.6328225591</text:p>
          </table:table-cell>
          <table:table-cell table:formula="of:=POWER([.C1993]-6.75;2)" office:value-type="float" office:value="0.013730552655873" calcext:value-type="float">
            <text:p>0.0137305527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6.830286" calcext:value-type="float">
            <text:p>6.830286</text:p>
          </table:table-cell>
          <table:table-cell office:value-type="float" office:value="6.6319389263" calcext:value-type="float">
            <text:p>6.6319389263</text:p>
          </table:table-cell>
          <table:table-cell table:formula="of:=POWER([.C1994]-6.75;2)" office:value-type="float" office:value="0.0139384171231968" calcext:value-type="float">
            <text:p>0.0139384171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6.828271" calcext:value-type="float">
            <text:p>6.828271</text:p>
          </table:table-cell>
          <table:table-cell office:value-type="float" office:value="6.6310406313" calcext:value-type="float">
            <text:p>6.6310406313</text:p>
          </table:table-cell>
          <table:table-cell table:formula="of:=POWER([.C1995]-6.75;2)" office:value-type="float" office:value="0.0141513314015025" calcext:value-type="float">
            <text:p>0.0141513314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6.826166" calcext:value-type="float">
            <text:p>6.826166</text:p>
          </table:table-cell>
          <table:table-cell office:value-type="float" office:value="6.6301223518" calcext:value-type="float">
            <text:p>6.6301223518</text:p>
          </table:table-cell>
          <table:table-cell table:formula="of:=POWER([.C1996]-6.75;2)" office:value-type="float" office:value="0.014370650537963" calcext:value-type="float">
            <text:p>0.0143706505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6.823979" calcext:value-type="float">
            <text:p>6.823979</text:p>
          </table:table-cell>
          <table:table-cell office:value-type="float" office:value="6.6291764624" calcext:value-type="float">
            <text:p>6.6291764624</text:p>
          </table:table-cell>
          <table:table-cell table:formula="of:=POWER([.C1997]-6.75;2)" office:value-type="float" office:value="0.0145983272381786" calcext:value-type="float">
            <text:p>0.0145983272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6.821719" calcext:value-type="float">
            <text:p>6.821719</text:p>
          </table:table-cell>
          <table:table-cell office:value-type="float" office:value="6.6281917235" calcext:value-type="float">
            <text:p>6.6281917235</text:p>
          </table:table-cell>
          <table:table-cell table:formula="of:=POWER([.C1998]-6.75;2)" office:value-type="float" office:value="0.0148372562239003" calcext:value-type="float">
            <text:p>0.0148372562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6.819396" calcext:value-type="float">
            <text:p>6.819396</text:p>
          </table:table-cell>
          <table:table-cell office:value-type="float" office:value="6.6271508203" calcext:value-type="float">
            <text:p>6.6271508203</text:p>
          </table:table-cell>
          <table:table-cell table:formula="of:=POWER([.C1999]-6.75;2)" office:value-type="float" office:value="0.0150919209529629" calcext:value-type="float">
            <text:p>0.015091921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.817018" calcext:value-type="float">
            <text:p>6.817018</text:p>
          </table:table-cell>
          <table:table-cell office:value-type="float" office:value="6.6260253072" calcext:value-type="float">
            <text:p>6.6260253072</text:p>
          </table:table-cell>
          <table:table-cell table:formula="of:=POWER([.C2000]-6.75;2)" office:value-type="float" office:value="0.0153697244548544" calcext:value-type="float">
            <text:p>0.0153697245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814596" calcext:value-type="float">
            <text:p>6.814596</text:p>
          </table:table-cell>
          <table:table-cell office:value-type="float" office:value="6.6247638034" calcext:value-type="float">
            <text:p>6.6247638034</text:p>
          </table:table-cell>
          <table:table-cell table:formula="of:=POWER([.C2001]-6.75;2)" office:value-type="float" office:value="0.0156841049388337" calcext:value-type="float">
            <text:p>0.0156841049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6.81214" calcext:value-type="float">
            <text:p>6.81214</text:p>
          </table:table-cell>
          <table:table-cell office:value-type="float" office:value="6.6232585115" calcext:value-type="float">
            <text:p>6.6232585115</text:p>
          </table:table-cell>
          <table:table-cell table:formula="of:=POWER([.C2002]-6.75;2)" office:value-type="float" office:value="0.0160634049071957" calcext:value-type="float">
            <text:p>0.0160634049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6.809661" calcext:value-type="float">
            <text:p>6.809661</text:p>
          </table:table-cell>
          <table:table-cell office:value-type="float" office:value="6.6212143917" calcext:value-type="float">
            <text:p>6.6212143917</text:p>
          </table:table-cell>
          <table:table-cell table:formula="of:=POWER([.C2003]-6.75;2)" office:value-type="float" office:value="0.0165857329052011" calcext:value-type="float">
            <text:p>0.0165857329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6.807168" calcext:value-type="float">
            <text:p>6.807168</text:p>
          </table:table-cell>
          <table:table-cell office:value-type="float" office:value="6.6170655668" calcext:value-type="float">
            <text:p>6.6170655668</text:p>
          </table:table-cell>
          <table:table-cell table:formula="of:=POWER([.C2004]-6.75;2)" office:value-type="float" office:value="0.0176715635302053" calcext:value-type="float">
            <text:p>0.0176715635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.804673" calcext:value-type="float">
            <text:p>6.804673</text:p>
          </table:table-cell>
          <table:table-cell office:value-type="float" office:value="6.6301647573" calcext:value-type="float">
            <text:p>6.6301647573</text:p>
          </table:table-cell>
          <table:table-cell table:formula="of:=POWER([.C2005]-6.75;2)" office:value-type="float" office:value="0.0143604853929679" calcext:value-type="float">
            <text:p>0.0143604854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.802185" calcext:value-type="float">
            <text:p>6.802185</text:p>
          </table:table-cell>
          <table:table-cell office:value-type="float" office:value="6.6317824793" calcext:value-type="float">
            <text:p>6.6317824793</text:p>
          </table:table-cell>
          <table:table-cell table:formula="of:=POWER([.C2006]-6.75;2)" office:value-type="float" office:value="0.0139753822004549" calcext:value-type="float">
            <text:p>0.0139753822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.799716" calcext:value-type="float">
            <text:p>6.799716</text:p>
          </table:table-cell>
          <table:table-cell office:value-type="float" office:value="6.6324551782" calcext:value-type="float">
            <text:p>6.6324551782</text:p>
          </table:table-cell>
          <table:table-cell table:formula="of:=POWER([.C2007]-6.75;2)" office:value-type="float" office:value="0.0138167851319938" calcext:value-type="float">
            <text:p>0.0138167851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.797273" calcext:value-type="float">
            <text:p>6.797273</text:p>
          </table:table-cell>
          <table:table-cell office:value-type="float" office:value="6.632774871" calcext:value-type="float">
            <text:p>6.632774871</text:p>
          </table:table-cell>
          <table:table-cell table:formula="of:=POWER([.C2008]-6.75;2)" office:value-type="float" office:value="0.0137417308690665" calcext:value-type="float">
            <text:p>0.0137417309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.794867" calcext:value-type="float">
            <text:p>6.794867</text:p>
          </table:table-cell>
          <table:table-cell office:value-type="float" office:value="6.6329122381" calcext:value-type="float">
            <text:p>6.6329122381</text:p>
          </table:table-cell>
          <table:table-cell table:formula="of:=POWER([.C2009]-6.75;2)" office:value-type="float" office:value="0.013709543986751" calcext:value-type="float">
            <text:p>0.013709544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.792507" calcext:value-type="float">
            <text:p>6.792507</text:p>
          </table:table-cell>
          <table:table-cell office:value-type="float" office:value="6.6329396621" calcext:value-type="float">
            <text:p>6.6329396621</text:p>
          </table:table-cell>
          <table:table-cell table:formula="of:=POWER([.C2010]-6.75;2)" office:value-type="float" office:value="0.0137031227092622" calcext:value-type="float">
            <text:p>0.0137031227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.790199" calcext:value-type="float">
            <text:p>6.790199</text:p>
          </table:table-cell>
          <table:table-cell office:value-type="float" office:value="6.6328943748" calcext:value-type="float">
            <text:p>6.6328943748</text:p>
          </table:table-cell>
          <table:table-cell table:formula="of:=POWER([.C2011]-6.75;2)" office:value-type="float" office:value="0.0137137274534828" calcext:value-type="float">
            <text:p>0.0137137275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.787952" calcext:value-type="float">
            <text:p>6.787952</text:p>
          </table:table-cell>
          <table:table-cell office:value-type="float" office:value="6.6327978986" calcext:value-type="float">
            <text:p>6.6327978986</text:p>
          </table:table-cell>
          <table:table-cell table:formula="of:=POWER([.C2012]-6.75;2)" office:value-type="float" office:value="0.0137363325725759" calcext:value-type="float">
            <text:p>0.0137363326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.785772" calcext:value-type="float">
            <text:p>6.785772</text:p>
          </table:table-cell>
          <table:table-cell office:value-type="float" office:value="6.6326636759" calcext:value-type="float">
            <text:p>6.6326636759</text:p>
          </table:table-cell>
          <table:table-cell table:formula="of:=POWER([.C2013]-6.75;2)" office:value-type="float" office:value="0.0137678129533003" calcext:value-type="float">
            <text:p>0.013767813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.783664" calcext:value-type="float">
            <text:p>6.783664</text:p>
          </table:table-cell>
          <table:table-cell office:value-type="float" office:value="6.6325005699" calcext:value-type="float">
            <text:p>6.6325005699</text:p>
          </table:table-cell>
          <table:table-cell table:formula="of:=POWER([.C2014]-6.75;2)" office:value-type="float" office:value="0.0138061160738247" calcext:value-type="float">
            <text:p>0.0138061161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.781633" calcext:value-type="float">
            <text:p>6.781633</text:p>
          </table:table-cell>
          <table:table-cell office:value-type="float" office:value="6.632314659" calcext:value-type="float">
            <text:p>6.632314659</text:p>
          </table:table-cell>
          <table:table-cell table:formula="of:=POWER([.C2015]-6.75;2)" office:value-type="float" office:value="0.0138498394862862" calcext:value-type="float">
            <text:p>0.0138498395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.779681" calcext:value-type="float">
            <text:p>6.779681</text:p>
          </table:table-cell>
          <table:table-cell office:value-type="float" office:value="6.632110235" calcext:value-type="float">
            <text:p>6.632110235</text:p>
          </table:table-cell>
          <table:table-cell table:formula="of:=POWER([.C2016]-6.75;2)" office:value-type="float" office:value="0.0138979966917553" calcext:value-type="float">
            <text:p>0.0138979967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.777812" calcext:value-type="float">
            <text:p>6.777812</text:p>
          </table:table-cell>
          <table:table-cell office:value-type="float" office:value="6.6318903978" calcext:value-type="float">
            <text:p>6.6318903978</text:p>
          </table:table-cell>
          <table:table-cell table:formula="of:=POWER([.C2017]-6.75;2)" office:value-type="float" office:value="0.0139498781318422" calcext:value-type="float">
            <text:p>0.0139498781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.776026" calcext:value-type="float">
            <text:p>6.776026</text:p>
          </table:table-cell>
          <table:table-cell office:value-type="float" office:value="6.6316574224" calcext:value-type="float">
            <text:p>6.6316574224</text:p>
          </table:table-cell>
          <table:table-cell table:formula="of:=POWER([.C2018]-6.75;2)" office:value-type="float" office:value="0.014004965673012" calcext:value-type="float">
            <text:p>0.0140049657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.774323" calcext:value-type="float">
            <text:p>6.774323</text:p>
          </table:table-cell>
          <table:table-cell office:value-type="float" office:value="6.6314130031" calcext:value-type="float">
            <text:p>6.6314130031</text:p>
          </table:table-cell>
          <table:table-cell table:formula="of:=POWER([.C2019]-6.75;2)" office:value-type="float" office:value="0.0140628758337605" calcext:value-type="float">
            <text:p>0.0140628758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.772701" calcext:value-type="float">
            <text:p>6.772701</text:p>
          </table:table-cell>
          <table:table-cell office:value-type="float" office:value="6.6311584178" calcext:value-type="float">
            <text:p>6.6311584178</text:p>
          </table:table-cell>
          <table:table-cell table:formula="of:=POWER([.C2020]-6.75;2)" office:value-type="float" office:value="0.0141233216597993" calcext:value-type="float">
            <text:p>0.0141233217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6.771158" calcext:value-type="float">
            <text:p>6.771158</text:p>
          </table:table-cell>
          <table:table-cell office:value-type="float" office:value="6.6308946467" calcext:value-type="float">
            <text:p>6.6308946467</text:p>
          </table:table-cell>
          <table:table-cell table:formula="of:=POWER([.C2021]-6.75;2)" office:value-type="float" office:value="0.0141860851847179" calcext:value-type="float">
            <text:p>0.0141860852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6.76969" calcext:value-type="float">
            <text:p>6.76969</text:p>
          </table:table-cell>
          <table:table-cell office:value-type="float" office:value="6.630622447" calcext:value-type="float">
            <text:p>6.630622447</text:p>
          </table:table-cell>
          <table:table-cell table:formula="of:=POWER([.C2022]-6.75;2)" office:value-type="float" office:value="0.0142510001602677" calcext:value-type="float">
            <text:p>0.0142510002</text:p>
          </table:table-cell>
          <table:table-cell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6.768292" calcext:value-type="float">
            <text:p>6.768292</text:p>
          </table:table-cell>
          <table:table-cell office:value-type="float" office:value="6.6303424194" calcext:value-type="float">
            <text:p>6.6303424194</text:p>
          </table:table-cell>
          <table:table-cell table:formula="of:=POWER([.C2023]-6.75;2)" office:value-type="float" office:value="0.0143179365950455" calcext:value-type="float">
            <text:p>0.0143179366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.766958" calcext:value-type="float">
            <text:p>6.766958</text:p>
          </table:table-cell>
          <table:table-cell office:value-type="float" office:value="6.6300550476" calcext:value-type="float">
            <text:p>6.6300550476</text:p>
          </table:table-cell>
          <table:table-cell table:formula="of:=POWER([.C2024]-6.75;2)" office:value-type="float" office:value="0.0143867916062383" calcext:value-type="float">
            <text:p>0.0143867916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6.765679" calcext:value-type="float">
            <text:p>6.765679</text:p>
          </table:table-cell>
          <table:table-cell office:value-type="float" office:value="6.6297607373" calcext:value-type="float">
            <text:p>6.6297607373</text:p>
          </table:table-cell>
          <table:table-cell table:formula="of:=POWER([.C2025]-6.75;2)" office:value-type="float" office:value="0.0144574802946397" calcext:value-type="float">
            <text:p>0.0144574803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6.764449" calcext:value-type="float">
            <text:p>6.764449</text:p>
          </table:table-cell>
          <table:table-cell office:value-type="float" office:value="6.6294598402" calcext:value-type="float">
            <text:p>6.6294598402</text:p>
          </table:table-cell>
          <table:table-cell table:formula="of:=POWER([.C2026]-6.75;2)" office:value-type="float" office:value="0.0145299301246095" calcext:value-type="float">
            <text:p>0.0145299301</text:p>
          </table:table-cell>
          <table:table-cell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6.763258" calcext:value-type="float">
            <text:p>6.763258</text:p>
          </table:table-cell>
          <table:table-cell office:value-type="float" office:value="6.6291526713" calcext:value-type="float">
            <text:p>6.6291526713</text:p>
          </table:table-cell>
          <table:table-cell table:formula="of:=POWER([.C2027]-6.75;2)" office:value-type="float" office:value="0.0146040768539259" calcext:value-type="float">
            <text:p>0.0146040769</text:p>
          </table:table-cell>
          <table:table-cell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6.762096" calcext:value-type="float">
            <text:p>6.762096</text:p>
          </table:table-cell>
          <table:table-cell office:value-type="float" office:value="6.6288395284" calcext:value-type="float">
            <text:p>6.6288395284</text:p>
          </table:table-cell>
          <table:table-cell table:formula="of:=POWER([.C2028]-6.75;2)" office:value-type="float" office:value="0.0146798598783343" calcext:value-type="float">
            <text:p>0.0146798599</text:p>
          </table:table-cell>
          <table:table-cell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6.760951" calcext:value-type="float">
            <text:p>6.760951</text:p>
          </table:table-cell>
          <table:table-cell office:value-type="float" office:value="6.6285206989" calcext:value-type="float">
            <text:p>6.6285206989</text:p>
          </table:table-cell>
          <table:table-cell table:formula="of:=POWER([.C2029]-6.75;2)" office:value-type="float" office:value="0.0147572205957444" calcext:value-type="float">
            <text:p>0.0147572206</text:p>
          </table:table-cell>
          <table:table-cell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6.759812" calcext:value-type="float">
            <text:p>6.759812</text:p>
          </table:table-cell>
          <table:table-cell office:value-type="float" office:value="6.6281964747" calcext:value-type="float">
            <text:p>6.6281964747</text:p>
          </table:table-cell>
          <table:table-cell table:formula="of:=POWER([.C2030]-6.75;2)" office:value-type="float" office:value="0.0148360987755077" calcext:value-type="float">
            <text:p>0.0148360988</text:p>
          </table:table-cell>
          <table:table-cell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6.758668" calcext:value-type="float">
            <text:p>6.758668</text:p>
          </table:table-cell>
          <table:table-cell office:value-type="float" office:value="6.6278671551" calcext:value-type="float">
            <text:p>6.6278671551</text:p>
          </table:table-cell>
          <table:table-cell table:formula="of:=POWER([.C2031]-6.75;2)" office:value-type="float" office:value="0.0149164318033675" calcext:value-type="float">
            <text:p>0.0149164318</text:p>
          </table:table-cell>
          <table:table-cell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6.757506" calcext:value-type="float">
            <text:p>6.757506</text:p>
          </table:table-cell>
          <table:table-cell office:value-type="float" office:value="6.6275330492" calcext:value-type="float">
            <text:p>6.6275330492</text:p>
          </table:table-cell>
          <table:table-cell table:formula="of:=POWER([.C2032]-6.75;2)" office:value-type="float" office:value="0.0149981540382496" calcext:value-type="float">
            <text:p>0.014998154</text:p>
          </table:table-cell>
          <table:table-cell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6.756312" calcext:value-type="float">
            <text:p>6.756312</text:p>
          </table:table-cell>
          <table:table-cell office:value-type="float" office:value="6.6271944808" calcext:value-type="float">
            <text:p>6.6271944808</text:p>
          </table:table-cell>
          <table:table-cell table:formula="of:=POWER([.C2033]-6.75;2)" office:value-type="float" office:value="0.0150811955459816" calcext:value-type="float">
            <text:p>0.0150811955</text:p>
          </table:table-cell>
          <table:table-cell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6.755075" calcext:value-type="float">
            <text:p>6.755075</text:p>
          </table:table-cell>
          <table:table-cell office:value-type="float" office:value="6.6268517972" calcext:value-type="float">
            <text:p>6.6268517972</text:p>
          </table:table-cell>
          <table:table-cell table:formula="of:=POWER([.C2034]-6.75;2)" office:value-type="float" office:value="0.0151654798528698" calcext:value-type="float">
            <text:p>0.0151654799</text:p>
          </table:table-cell>
          <table:table-cell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6.753781" calcext:value-type="float">
            <text:p>6.753781</text:p>
          </table:table-cell>
          <table:table-cell office:value-type="float" office:value="6.626505361" calcext:value-type="float">
            <text:p>6.626505361</text:p>
          </table:table-cell>
          <table:table-cell table:formula="of:=POWER([.C2035]-6.75;2)" office:value-type="float" office:value="0.0152509258617402" calcext:value-type="float">
            <text:p>0.0152509259</text:p>
          </table:table-cell>
          <table:table-cell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6.752418" calcext:value-type="float">
            <text:p>6.752418</text:p>
          </table:table-cell>
          <table:table-cell office:value-type="float" office:value="6.626155553" calcext:value-type="float">
            <text:p>6.626155553</text:p>
          </table:table-cell>
          <table:table-cell table:formula="of:=POWER([.C2036]-6.75;2)" office:value-type="float" office:value="0.0153374470527357" calcext:value-type="float">
            <text:p>0.0153374471</text:p>
          </table:table-cell>
          <table:table-cell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6.750972" calcext:value-type="float">
            <text:p>6.750972</text:p>
          </table:table-cell>
          <table:table-cell office:value-type="float" office:value="6.6258027757" calcext:value-type="float">
            <text:p>6.6258027757</text:p>
          </table:table-cell>
          <table:table-cell table:formula="of:=POWER([.C2037]-6.75;2)" office:value-type="float" office:value="0.0154249505238244" calcext:value-type="float">
            <text:p>0.0154249505</text:p>
          </table:table-cell>
          <table:table-cell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6.749433" calcext:value-type="float">
            <text:p>6.749433</text:p>
          </table:table-cell>
          <table:table-cell office:value-type="float" office:value="6.6254474516" calcext:value-type="float">
            <text:p>6.6254474516</text:p>
          </table:table-cell>
          <table:table-cell table:formula="of:=POWER([.C2038]-6.75;2)" office:value-type="float" office:value="0.0155133373129343" calcext:value-type="float">
            <text:p>0.0155133373</text:p>
          </table:table-cell>
          <table:table-cell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6.747787" calcext:value-type="float">
            <text:p>6.747787</text:p>
          </table:table-cell>
          <table:table-cell office:value-type="float" office:value="6.6250900169" calcext:value-type="float">
            <text:p>6.6250900169</text:p>
          </table:table-cell>
          <table:table-cell table:formula="of:=POWER([.C2039]-6.75;2)" office:value-type="float" office:value="0.0156025038780423" calcext:value-type="float">
            <text:p>0.0156025039</text:p>
          </table:table-cell>
          <table:table-cell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6.746025" calcext:value-type="float">
            <text:p>6.746025</text:p>
          </table:table-cell>
          <table:table-cell office:value-type="float" office:value="6.6247309278" calcext:value-type="float">
            <text:p>6.6247309278</text:p>
          </table:table-cell>
          <table:table-cell table:formula="of:=POWER([.C2040]-6.75;2)" office:value-type="float" office:value="0.0156923404498488" calcext:value-type="float">
            <text:p>0.0156923404</text:p>
          </table:table-cell>
          <table:table-cell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6.744137" calcext:value-type="float">
            <text:p>6.744137</text:p>
          </table:table-cell>
          <table:table-cell office:value-type="float" office:value="6.6243706559" calcext:value-type="float">
            <text:p>6.6243706559</text:p>
          </table:table-cell>
          <table:table-cell table:formula="of:=POWER([.C2041]-6.75;2)" office:value-type="float" office:value="0.0157827320989962" calcext:value-type="float">
            <text:p>0.0157827321</text:p>
          </table:table-cell>
          <table:table-cell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6.742112" calcext:value-type="float">
            <text:p>6.742112</text:p>
          </table:table-cell>
          <table:table-cell office:value-type="float" office:value="6.6240096836" calcext:value-type="float">
            <text:p>6.6240096836</text:p>
          </table:table-cell>
          <table:table-cell table:formula="of:=POWER([.C2042]-6.75;2)" office:value-type="float" office:value="0.0158735598265722" calcext:value-type="float">
            <text:p>0.0158735598</text:p>
          </table:table-cell>
          <table:table-cell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6.739942" calcext:value-type="float">
            <text:p>6.739942</text:p>
          </table:table-cell>
          <table:table-cell office:value-type="float" office:value="6.62364851" calcext:value-type="float">
            <text:p>6.62364851</text:p>
          </table:table-cell>
          <table:table-cell table:formula="of:=POWER([.C2043]-6.75;2)" office:value-type="float" office:value="0.0159646990252202" calcext:value-type="float">
            <text:p>0.015964699</text:p>
          </table:table-cell>
          <table:table-cell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6.737621" calcext:value-type="float">
            <text:p>6.737621</text:p>
          </table:table-cell>
          <table:table-cell office:value-type="float" office:value="6.6232876452" calcext:value-type="float">
            <text:p>6.6232876452</text:p>
          </table:table-cell>
          <table:table-cell table:formula="of:=POWER([.C2044]-6.75;2)" office:value-type="float" office:value="0.0160560208589612" calcext:value-type="float">
            <text:p>0.0160560209</text:p>
          </table:table-cell>
          <table:table-cell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6.735142" calcext:value-type="float">
            <text:p>6.735142</text:p>
          </table:table-cell>
          <table:table-cell office:value-type="float" office:value="6.6229276083" calcext:value-type="float">
            <text:p>6.6229276083</text:p>
          </table:table-cell>
          <table:table-cell table:formula="of:=POWER([.C2045]-6.75;2)" office:value-type="float" office:value="0.0161473927323581" calcext:value-type="float">
            <text:p>0.0161473927</text:p>
          </table:table-cell>
          <table:table-cell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6.732501" calcext:value-type="float">
            <text:p>6.732501</text:p>
          </table:table-cell>
          <table:table-cell office:value-type="float" office:value="6.6225689247" calcext:value-type="float">
            <text:p>6.6225689247</text:p>
          </table:table-cell>
          <table:table-cell table:formula="of:=POWER([.C2046]-6.75;2)" office:value-type="float" office:value="0.0162386789521142" calcext:value-type="float">
            <text:p>0.016238679</text:p>
          </table:table-cell>
          <table:table-cell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6.729693" calcext:value-type="float">
            <text:p>6.729693</text:p>
          </table:table-cell>
          <table:table-cell office:value-type="float" office:value="6.622212129" calcext:value-type="float">
            <text:p>6.622212129</text:p>
          </table:table-cell>
          <table:table-cell table:formula="of:=POWER([.C2047]-6.75;2)" office:value-type="float" office:value="0.0163297399747126" calcext:value-type="float">
            <text:p>0.01632974</text:p>
          </table:table-cell>
          <table:table-cell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6.726716" calcext:value-type="float">
            <text:p>6.726716</text:p>
          </table:table-cell>
          <table:table-cell office:value-type="float" office:value="6.6218577634" calcext:value-type="float">
            <text:p>6.6218577634</text:p>
          </table:table-cell>
          <table:table-cell table:formula="of:=POWER([.C2048]-6.75;2)" office:value-type="float" office:value="0.0164204328008505" calcext:value-type="float">
            <text:p>0.0164204328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.723571" calcext:value-type="float">
            <text:p>6.723571</text:p>
          </table:table-cell>
          <table:table-cell office:value-type="float" office:value="6.6215063733" calcext:value-type="float">
            <text:p>6.6215063733</text:p>
          </table:table-cell>
          <table:table-cell table:formula="of:=POWER([.C2049]-6.75;2)" office:value-type="float" office:value="0.016510612102519" calcext:value-type="float">
            <text:p>0.0165106121</text:p>
          </table:table-cell>
          <table:table-cell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6.720256" calcext:value-type="float">
            <text:p>6.720256</text:p>
          </table:table-cell>
          <table:table-cell office:value-type="float" office:value="6.6211585054" calcext:value-type="float">
            <text:p>6.6211585054</text:p>
          </table:table-cell>
          <table:table-cell table:formula="of:=POWER([.C2050]-6.75;2)" office:value-type="float" office:value="0.0166001307307617" calcext:value-type="float">
            <text:p>0.0166001307</text:p>
          </table:table-cell>
          <table:table-cell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6.716775" calcext:value-type="float">
            <text:p>6.716775</text:p>
          </table:table-cell>
          <table:table-cell office:value-type="float" office:value="6.6208147127" calcext:value-type="float">
            <text:p>6.6208147127</text:p>
          </table:table-cell>
          <table:table-cell table:formula="of:=POWER([.C2051]-6.75;2)" office:value-type="float" office:value="0.0166888384547836" calcext:value-type="float">
            <text:p>0.0166888385</text:p>
          </table:table-cell>
          <table:table-cell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6.71313" calcext:value-type="float">
            <text:p>6.71313</text:p>
          </table:table-cell>
          <table:table-cell office:value-type="float" office:value="6.6204755453" calcext:value-type="float">
            <text:p>6.6204755453</text:p>
          </table:table-cell>
          <table:table-cell table:formula="of:=POWER([.C2052]-6.75;2)" office:value-type="float" office:value="0.0167765843653324" calcext:value-type="float">
            <text:p>0.0167765844</text:p>
          </table:table-cell>
          <table:table-cell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6.709327" calcext:value-type="float">
            <text:p>6.709327</text:p>
          </table:table-cell>
          <table:table-cell office:value-type="float" office:value="6.6201415545" calcext:value-type="float">
            <text:p>6.6201415545</text:p>
          </table:table-cell>
          <table:table-cell table:formula="of:=POWER([.C2053]-6.75;2)" office:value-type="float" office:value="0.0168632158676765" calcext:value-type="float">
            <text:p>0.0168632159</text:p>
          </table:table-cell>
          <table:table-cell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6.705371" calcext:value-type="float">
            <text:p>6.705371</text:p>
          </table:table-cell>
          <table:table-cell office:value-type="float" office:value="6.6198132888" calcext:value-type="float">
            <text:p>6.6198132888</text:p>
          </table:table-cell>
          <table:table-cell table:formula="of:=POWER([.C2054]-6.75;2)" office:value-type="float" office:value="0.0169485797730723" calcext:value-type="float">
            <text:p>0.0169485798</text:p>
          </table:table-cell>
          <table:table-cell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6.70127" calcext:value-type="float">
            <text:p>6.70127</text:p>
          </table:table-cell>
          <table:table-cell office:value-type="float" office:value="6.6194912949" calcext:value-type="float">
            <text:p>6.6194912949</text:p>
          </table:table-cell>
          <table:table-cell table:formula="of:=POWER([.C2055]-6.75;2)" office:value-type="float" office:value="0.0170325221068789" calcext:value-type="float">
            <text:p>0.0170325221</text:p>
          </table:table-cell>
          <table:table-cell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6.697033" calcext:value-type="float">
            <text:p>6.697033</text:p>
          </table:table-cell>
          <table:table-cell office:value-type="float" office:value="6.6191761091" calcext:value-type="float">
            <text:p>6.6191761091</text:p>
          </table:table-cell>
          <table:table-cell table:formula="of:=POWER([.C2056]-6.75;2)" office:value-type="float" office:value="0.0171148904302152" calcext:value-type="float">
            <text:p>0.0171148904</text:p>
          </table:table-cell>
          <table:table-cell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6.692669" calcext:value-type="float">
            <text:p>6.692669</text:p>
          </table:table-cell>
          <table:table-cell office:value-type="float" office:value="6.6188682627" calcext:value-type="float">
            <text:p>6.6188682627</text:p>
          </table:table-cell>
          <table:table-cell table:formula="of:=POWER([.C2057]-6.75;2)" office:value-type="float" office:value="0.0171955325273161" calcext:value-type="float">
            <text:p>0.0171955325</text:p>
          </table:table-cell>
          <table:table-cell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6.688189" calcext:value-type="float">
            <text:p>6.688189</text:p>
          </table:table-cell>
          <table:table-cell office:value-type="float" office:value="6.6185682765" calcext:value-type="float">
            <text:p>6.6185682765</text:p>
          </table:table-cell>
          <table:table-cell table:formula="of:=POWER([.C2058]-6.75;2)" office:value-type="float" office:value="0.0172742979421806" calcext:value-type="float">
            <text:p>0.0172742979</text:p>
          </table:table-cell>
          <table:table-cell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6.683605" calcext:value-type="float">
            <text:p>6.683605</text:p>
          </table:table-cell>
          <table:table-cell office:value-type="float" office:value="6.6182766605" calcext:value-type="float">
            <text:p>6.6182766605</text:p>
          </table:table-cell>
          <table:table-cell table:formula="of:=POWER([.C2059]-6.75;2)" office:value-type="float" office:value="0.0173510381690322" calcext:value-type="float">
            <text:p>0.0173510382</text:p>
          </table:table-cell>
          <table:table-cell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6.678929" calcext:value-type="float">
            <text:p>6.678929</text:p>
          </table:table-cell>
          <table:table-cell office:value-type="float" office:value="6.6179939063" calcext:value-type="float">
            <text:p>6.6179939063</text:p>
          </table:table-cell>
          <table:table-cell table:formula="of:=POWER([.C2060]-6.75;2)" office:value-type="float" office:value="0.0174256087739333" calcext:value-type="float">
            <text:p>0.0174256088</text:p>
          </table:table-cell>
          <table:table-cell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6.674176" calcext:value-type="float">
            <text:p>6.674176</text:p>
          </table:table-cell>
          <table:table-cell office:value-type="float" office:value="6.61772049" calcext:value-type="float">
            <text:p>6.61772049</text:p>
          </table:table-cell>
          <table:table-cell table:formula="of:=POWER([.C2061]-6.75;2)" office:value-type="float" office:value="0.0174978687658401" calcext:value-type="float">
            <text:p>0.0174978688</text:p>
          </table:table-cell>
          <table:table-cell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6.669359" calcext:value-type="float">
            <text:p>6.669359</text:p>
          </table:table-cell>
          <table:table-cell office:value-type="float" office:value="6.6174568648" calcext:value-type="float">
            <text:p>6.6174568648</text:p>
          </table:table-cell>
          <table:table-cell table:formula="of:=POWER([.C2062]-6.75;2)" office:value-type="float" office:value="0.0175676826886454" calcext:value-type="float">
            <text:p>0.0175676827</text:p>
          </table:table-cell>
          <table:table-cell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6.664492" calcext:value-type="float">
            <text:p>6.664492</text:p>
          </table:table-cell>
          <table:table-cell office:value-type="float" office:value="6.6172034593" calcext:value-type="float">
            <text:p>6.6172034593</text:p>
          </table:table-cell>
          <table:table-cell table:formula="of:=POWER([.C2063]-6.75;2)" office:value-type="float" office:value="0.0176349212218868" calcext:value-type="float">
            <text:p>0.0176349212</text:p>
          </table:table-cell>
          <table:table-cell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6.659591" calcext:value-type="float">
            <text:p>6.659591</text:p>
          </table:table-cell>
          <table:table-cell office:value-type="float" office:value="6.6169606774" calcext:value-type="float">
            <text:p>6.6169606774</text:p>
          </table:table-cell>
          <table:table-cell table:formula="of:=POWER([.C2064]-6.75;2)" office:value-type="float" office:value="0.0176994613578669" calcext:value-type="float">
            <text:p>0.0176994614</text:p>
          </table:table-cell>
          <table:table-cell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6.65467" calcext:value-type="float">
            <text:p>6.65467</text:p>
          </table:table-cell>
          <table:table-cell office:value-type="float" office:value="6.6167288909" calcext:value-type="float">
            <text:p>6.6167288909</text:p>
          </table:table-cell>
          <table:table-cell table:formula="of:=POWER([.C2065]-6.75;2)" office:value-type="float" office:value="0.0177611885207441" calcext:value-type="float">
            <text:p>0.0177611885</text:p>
          </table:table-cell>
          <table:table-cell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6.649744" calcext:value-type="float">
            <text:p>6.649744</text:p>
          </table:table-cell>
          <table:table-cell office:value-type="float" office:value="6.6165084393" calcext:value-type="float">
            <text:p>6.6165084393</text:p>
          </table:table-cell>
          <table:table-cell table:formula="of:=POWER([.C2066]-6.75;2)" office:value-type="float" office:value="0.0178199967781217" calcext:value-type="float">
            <text:p>0.0178199968</text:p>
          </table:table-cell>
          <table:table-cell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6.64483" calcext:value-type="float">
            <text:p>6.64483</text:p>
          </table:table-cell>
          <table:table-cell office:value-type="float" office:value="6.6162996221" calcext:value-type="float">
            <text:p>6.6162996221</text:p>
          </table:table-cell>
          <table:table-cell table:formula="of:=POWER([.C2067]-6.75;2)" office:value-type="float" office:value="0.0178757910506029" calcext:value-type="float">
            <text:p>0.0178757911</text:p>
          </table:table-cell>
          <table:table-cell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6.63994" calcext:value-type="float">
            <text:p>6.63994</text:p>
          </table:table-cell>
          <table:table-cell office:value-type="float" office:value="6.6161027005" calcext:value-type="float">
            <text:p>6.6161027005</text:p>
          </table:table-cell>
          <table:table-cell table:formula="of:=POWER([.C2068]-6.75;2)" office:value-type="float" office:value="0.0179284868133927" calcext:value-type="float">
            <text:p>0.0179284868</text:p>
          </table:table-cell>
          <table:table-cell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6.63509" calcext:value-type="float">
            <text:p>6.63509</text:p>
          </table:table-cell>
          <table:table-cell office:value-type="float" office:value="6.615917894" calcext:value-type="float">
            <text:p>6.615917894</text:p>
          </table:table-cell>
          <table:table-cell table:formula="of:=POWER([.C2069]-6.75;2)" office:value-type="float" office:value="0.0179780111493953" calcext:value-type="float">
            <text:p>0.0179780111</text:p>
          </table:table-cell>
          <table:table-cell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6.630293" calcext:value-type="float">
            <text:p>6.630293</text:p>
          </table:table-cell>
          <table:table-cell office:value-type="float" office:value="6.6157453748" calcext:value-type="float">
            <text:p>6.6157453748</text:p>
          </table:table-cell>
          <table:table-cell table:formula="of:=POWER([.C2070]-6.75;2)" office:value-type="float" office:value="0.0180243043875924" calcext:value-type="float">
            <text:p>0.0180243044</text:p>
          </table:table-cell>
          <table:table-cell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6.625563" calcext:value-type="float">
            <text:p>6.625563</text:p>
          </table:table-cell>
          <table:table-cell office:value-type="float" office:value="6.6155852688" calcext:value-type="float">
            <text:p>6.6155852688</text:p>
          </table:table-cell>
          <table:table-cell table:formula="of:=POWER([.C2071]-6.75;2)" office:value-type="float" office:value="0.0180673199635682" calcext:value-type="float">
            <text:p>0.01806732</text:p>
          </table:table-cell>
          <table:table-cell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6.620913" calcext:value-type="float">
            <text:p>6.620913</text:p>
          </table:table-cell>
          <table:table-cell office:value-type="float" office:value="6.6154376513" calcext:value-type="float">
            <text:p>6.6154376513</text:p>
          </table:table-cell>
          <table:table-cell table:formula="of:=POWER([.C2072]-6.75;2)" office:value-type="float" office:value="0.0181070256876605" calcext:value-type="float">
            <text:p>0.0181070257</text:p>
          </table:table-cell>
          <table:table-cell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6.616354" calcext:value-type="float">
            <text:p>6.616354</text:p>
          </table:table-cell>
          <table:table-cell office:value-type="float" office:value="6.6153025453" calcext:value-type="float">
            <text:p>6.6153025453</text:p>
          </table:table-cell>
          <table:table-cell table:formula="of:=POWER([.C2073]-6.75;2)" office:value-type="float" office:value="0.0181434043026584" calcext:value-type="float">
            <text:p>0.0181434043</text:p>
          </table:table-cell>
          <table:table-cell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6.611896" calcext:value-type="float">
            <text:p>6.611896</text:p>
          </table:table-cell>
          <table:table-cell office:value-type="float" office:value="6.6151799232" calcext:value-type="float">
            <text:p>6.6151799232</text:p>
          </table:table-cell>
          <table:table-cell table:formula="of:=POWER([.C2074]-6.75;2)" office:value-type="float" office:value="0.0181764531083578" calcext:value-type="float">
            <text:p>0.0181764531</text:p>
          </table:table-cell>
          <table:table-cell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6.607551" calcext:value-type="float">
            <text:p>6.607551</text:p>
          </table:table-cell>
          <table:table-cell office:value-type="float" office:value="6.6150697066" calcext:value-type="float">
            <text:p>6.6150697066</text:p>
          </table:table-cell>
          <table:table-cell table:formula="of:=POWER([.C2075]-6.75;2)" office:value-type="float" office:value="0.0182061840770101" calcext:value-type="float">
            <text:p>0.0182061841</text:p>
          </table:table-cell>
          <table:table-cell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6.603327" calcext:value-type="float">
            <text:p>6.603327</text:p>
          </table:table-cell>
          <table:table-cell office:value-type="float" office:value="6.6149717619" calcext:value-type="float">
            <text:p>6.6149717619</text:p>
          </table:table-cell>
          <table:table-cell table:formula="of:=POWER([.C2076]-6.75;2)" office:value-type="float" office:value="0.0182326250843904" calcext:value-type="float">
            <text:p>0.0182326251</text:p>
          </table:table-cell>
          <table:table-cell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6.599231" calcext:value-type="float">
            <text:p>6.599231</text:p>
          </table:table-cell>
          <table:table-cell office:value-type="float" office:value="6.6148859048" calcext:value-type="float">
            <text:p>6.6148859048</text:p>
          </table:table-cell>
          <table:table-cell table:formula="of:=POWER([.C2077]-6.75;2)" office:value-type="float" office:value="0.0182558187217146" calcext:value-type="float">
            <text:p>0.0182558187</text:p>
          </table:table-cell>
          <table:table-cell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6.59527" calcext:value-type="float">
            <text:p>6.59527</text:p>
          </table:table-cell>
          <table:table-cell office:value-type="float" office:value="6.6148119002" calcext:value-type="float">
            <text:p>6.6148119002</text:p>
          </table:table-cell>
          <table:table-cell table:formula="of:=POWER([.C2078]-6.75;2)" office:value-type="float" office:value="0.0182758223275347" calcext:value-type="float">
            <text:p>0.0182758223</text:p>
          </table:table-cell>
          <table:table-cell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6.59145" calcext:value-type="float">
            <text:p>6.59145</text:p>
          </table:table-cell>
          <table:table-cell office:value-type="float" office:value="6.614749467" calcext:value-type="float">
            <text:p>6.614749467</text:p>
          </table:table-cell>
          <table:table-cell table:formula="of:=POWER([.C2079]-6.75;2)" office:value-type="float" office:value="0.018292706676784" calcext:value-type="float">
            <text:p>0.0182927067</text:p>
          </table:table-cell>
          <table:table-cell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6.587776" calcext:value-type="float">
            <text:p>6.587776</text:p>
          </table:table-cell>
          <table:table-cell office:value-type="float" office:value="6.614698275" calcext:value-type="float">
            <text:p>6.614698275</text:p>
          </table:table-cell>
          <table:table-cell table:formula="of:=POWER([.C2080]-6.75;2)" office:value-type="float" office:value="0.0183065567879755" calcext:value-type="float">
            <text:p>0.0183065568</text:p>
          </table:table-cell>
          <table:table-cell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6.58425" calcext:value-type="float">
            <text:p>6.58425</text:p>
          </table:table-cell>
          <table:table-cell office:value-type="float" office:value="6.6146579508" calcext:value-type="float">
            <text:p>6.6146579508</text:p>
          </table:table-cell>
          <table:table-cell table:formula="of:=POWER([.C2081]-6.75;2)" office:value-type="float" office:value="0.0183174702816553" calcext:value-type="float">
            <text:p>0.0183174703</text:p>
          </table:table-cell>
          <table:table-cell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6.580876" calcext:value-type="float">
            <text:p>6.580876</text:p>
          </table:table-cell>
          <table:table-cell office:value-type="float" office:value="6.614628086" calcext:value-type="float">
            <text:p>6.614628086</text:p>
          </table:table-cell>
          <table:table-cell table:formula="of:=POWER([.C2082]-6.75;2)" office:value-type="float" office:value="0.0183255551000235" calcext:value-type="float">
            <text:p>0.0183255551</text:p>
          </table:table-cell>
          <table:table-cell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6.577653" calcext:value-type="float">
            <text:p>6.577653</text:p>
          </table:table-cell>
          <table:table-cell office:value-type="float" office:value="6.614608232" calcext:value-type="float">
            <text:p>6.614608232</text:p>
          </table:table-cell>
          <table:table-cell table:formula="of:=POWER([.C2083]-6.75;2)" office:value-type="float" office:value="0.0183309308421658" calcext:value-type="float">
            <text:p>0.0183309308</text:p>
          </table:table-cell>
          <table:table-cell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6.574583" calcext:value-type="float">
            <text:p>6.574583</text:p>
          </table:table-cell>
          <table:table-cell office:value-type="float" office:value="6.6145979155" calcext:value-type="float">
            <text:p>6.6145979155</text:p>
          </table:table-cell>
          <table:table-cell table:formula="of:=POWER([.C2084]-6.75;2)" office:value-type="float" office:value="0.0183337244869451" calcext:value-type="float">
            <text:p>0.0183337245</text:p>
          </table:table-cell>
          <table:table-cell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6.571665" calcext:value-type="float">
            <text:p>6.571665</text:p>
          </table:table-cell>
          <table:table-cell office:value-type="float" office:value="6.6145966344" calcext:value-type="float">
            <text:p>6.6145966344</text:p>
          </table:table-cell>
          <table:table-cell table:formula="of:=POWER([.C2085]-6.75;2)" office:value-type="float" office:value="0.0183340714158073" calcext:value-type="float">
            <text:p>0.0183340714</text:p>
          </table:table-cell>
          <table:table-cell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6.568898" calcext:value-type="float">
            <text:p>6.568898</text:p>
          </table:table-cell>
          <table:table-cell office:value-type="float" office:value="6.6146038664" calcext:value-type="float">
            <text:p>6.6146038664</text:p>
          </table:table-cell>
          <table:table-cell table:formula="of:=POWER([.C2086]-6.75;2)" office:value-type="float" office:value="0.0183321129938292" calcext:value-type="float">
            <text:p>0.018332113</text:p>
          </table:table-cell>
          <table:table-cell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6.566278" calcext:value-type="float">
            <text:p>6.566278</text:p>
          </table:table-cell>
          <table:table-cell office:value-type="float" office:value="6.6146190753" calcext:value-type="float">
            <text:p>6.6146190753</text:p>
          </table:table-cell>
          <table:table-cell table:formula="of:=POWER([.C2087]-6.75;2)" office:value-type="float" office:value="0.018327994772627" calcext:value-type="float">
            <text:p>0.0183279948</text:p>
          </table:table-cell>
          <table:table-cell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6.563802" calcext:value-type="float">
            <text:p>6.563802</text:p>
          </table:table-cell>
          <table:table-cell office:value-type="float" office:value="6.6146417189" calcext:value-type="float">
            <text:p>6.6146417189</text:p>
          </table:table-cell>
          <table:table-cell table:formula="of:=POWER([.C2088]-6.75;2)" office:value-type="float" office:value="0.0183218642623467" calcext:value-type="float">
            <text:p>0.0183218643</text:p>
          </table:table-cell>
          <table:table-cell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6.561468" calcext:value-type="float">
            <text:p>6.561468</text:p>
          </table:table-cell>
          <table:table-cell office:value-type="float" office:value="6.6146712535" calcext:value-type="float">
            <text:p>6.6146712535</text:p>
          </table:table-cell>
          <table:table-cell table:formula="of:=POWER([.C2089]-6.75;2)" office:value-type="float" office:value="0.0183138696292612" calcext:value-type="float">
            <text:p>0.0183138696</text:p>
          </table:table-cell>
          <table:table-cell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6.55927" calcext:value-type="float">
            <text:p>6.55927</text:p>
          </table:table-cell>
          <table:table-cell office:value-type="float" office:value="6.6147071352" calcext:value-type="float">
            <text:p>6.6147071352</text:p>
          </table:table-cell>
          <table:table-cell table:formula="of:=POWER([.C2090]-6.75;2)" office:value-type="float" office:value="0.0183041592657911" calcext:value-type="float">
            <text:p>0.0183041593</text:p>
          </table:table-cell>
          <table:table-cell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6.557204" calcext:value-type="float">
            <text:p>6.557204</text:p>
          </table:table-cell>
          <table:table-cell office:value-type="float" office:value="6.6147488326" calcext:value-type="float">
            <text:p>6.6147488326</text:p>
          </table:table-cell>
          <table:table-cell table:formula="of:=POWER([.C2091]-6.75;2)" office:value-type="float" office:value="0.0182928782830628" calcext:value-type="float">
            <text:p>0.0182928783</text:p>
          </table:table-cell>
          <table:table-cell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6.555264" calcext:value-type="float">
            <text:p>6.555264</text:p>
          </table:table-cell>
          <table:table-cell office:value-type="float" office:value="6.6147958295" calcext:value-type="float">
            <text:p>6.6147958295</text:p>
          </table:table-cell>
          <table:table-cell table:formula="of:=POWER([.C2092]-6.75;2)" office:value-type="float" office:value="0.018280167720593" calcext:value-type="float">
            <text:p>0.0182801677</text:p>
          </table:table-cell>
          <table:table-cell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6.553444" calcext:value-type="float">
            <text:p>6.553444</text:p>
          </table:table-cell>
          <table:table-cell office:value-type="float" office:value="6.6148476313" calcext:value-type="float">
            <text:p>6.6148476313</text:p>
          </table:table-cell>
          <table:table-cell table:formula="of:=POWER([.C2093]-6.75;2)" office:value-type="float" office:value="0.0182661627652207" calcext:value-type="float">
            <text:p>0.0182661628</text:p>
          </table:table-cell>
          <table:table-cell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6.551739" calcext:value-type="float">
            <text:p>6.551739</text:p>
          </table:table-cell>
          <table:table-cell office:value-type="float" office:value="6.6149037711" calcext:value-type="float">
            <text:p>6.6149037711</text:p>
          </table:table-cell>
          <table:table-cell table:formula="of:=POWER([.C2094]-6.75;2)" office:value-type="float" office:value="0.0182509910630012" calcext:value-type="float">
            <text:p>0.0182509911</text:p>
          </table:table-cell>
          <table:table-cell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6.550142" calcext:value-type="float">
            <text:p>6.550142</text:p>
          </table:table-cell>
          <table:table-cell office:value-type="float" office:value="6.6149638126" calcext:value-type="float">
            <text:p>6.6149638126</text:p>
          </table:table-cell>
          <table:table-cell table:formula="of:=POWER([.C2095]-6.75;2)" office:value-type="float" office:value="0.0182347719075279" calcext:value-type="float">
            <text:p>0.0182347719</text:p>
          </table:table-cell>
          <table:table-cell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6.548647" calcext:value-type="float">
            <text:p>6.548647</text:p>
          </table:table-cell>
          <table:table-cell office:value-type="float" office:value="6.6150273548" calcext:value-type="float">
            <text:p>6.6150273548</text:p>
          </table:table-cell>
          <table:table-cell table:formula="of:=POWER([.C2096]-6.75;2)" office:value-type="float" office:value="0.018217614952285" calcext:value-type="float">
            <text:p>0.018217615</text:p>
          </table:table-cell>
          <table:table-cell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6.547247" calcext:value-type="float">
            <text:p>6.547247</text:p>
          </table:table-cell>
          <table:table-cell office:value-type="float" office:value="6.6150940384" calcext:value-type="float">
            <text:p>6.6150940384</text:p>
          </table:table-cell>
          <table:table-cell table:formula="of:=POWER([.C2097]-6.75;2)" office:value-type="float" office:value="0.0181996184752208" calcext:value-type="float">
            <text:p>0.0181996185</text:p>
          </table:table-cell>
          <table:table-cell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6.545934" calcext:value-type="float">
            <text:p>6.545934</text:p>
          </table:table-cell>
          <table:table-cell office:value-type="float" office:value="6.6151635469" calcext:value-type="float">
            <text:p>6.6151635469</text:p>
          </table:table-cell>
          <table:table-cell table:formula="of:=POWER([.C2098]-6.75;2)" office:value-type="float" office:value="0.0181808690845885" calcext:value-type="float">
            <text:p>0.0181808691</text:p>
          </table:table-cell>
          <table:table-cell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6.544703" calcext:value-type="float">
            <text:p>6.544703</text:p>
          </table:table-cell>
          <table:table-cell office:value-type="float" office:value="6.6152356144" calcext:value-type="float">
            <text:p>6.6152356144</text:p>
          </table:table-cell>
          <table:table-cell table:formula="of:=POWER([.C2099]-6.75;2)" office:value-type="float" office:value="0.0181614396261454" calcext:value-type="float">
            <text:p>0.0181614396</text:p>
          </table:table-cell>
          <table:table-cell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6.543547" calcext:value-type="float">
            <text:p>6.543547</text:p>
          </table:table-cell>
          <table:table-cell office:value-type="float" office:value="6.61531002" calcext:value-type="float">
            <text:p>6.61531002</text:p>
          </table:table-cell>
          <table:table-cell table:formula="of:=POWER([.C2100]-6.75;2)" office:value-type="float" office:value="0.0181413907124004" calcext:value-type="float">
            <text:p>0.0181413907</text:p>
          </table:table-cell>
          <table:table-cell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6.542457" calcext:value-type="float">
            <text:p>6.542457</text:p>
          </table:table-cell>
          <table:table-cell office:value-type="float" office:value="6.6153865945" calcext:value-type="float">
            <text:p>6.6153865945</text:p>
          </table:table-cell>
          <table:table-cell table:formula="of:=POWER([.C2101]-6.75;2)" office:value-type="float" office:value="0.0181207689403073" calcext:value-type="float">
            <text:p>0.0181207689</text:p>
          </table:table-cell>
          <table:table-cell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6.541428" calcext:value-type="float">
            <text:p>6.541428</text:p>
          </table:table-cell>
          <table:table-cell office:value-type="float" office:value="6.6154652227" calcext:value-type="float">
            <text:p>6.6154652227</text:p>
          </table:table-cell>
          <table:table-cell table:formula="of:=POWER([.C2102]-6.75;2)" office:value-type="float" office:value="0.0180996063031606" calcext:value-type="float">
            <text:p>0.0180996063</text:p>
          </table:table-cell>
          <table:table-cell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6.540452" calcext:value-type="float">
            <text:p>6.540452</text:p>
          </table:table-cell>
          <table:table-cell office:value-type="float" office:value="6.6155458387" calcext:value-type="float">
            <text:p>6.6155458387</text:p>
          </table:table-cell>
          <table:table-cell table:formula="of:=POWER([.C2103]-6.75;2)" office:value-type="float" office:value="0.0180779214908864" calcext:value-type="float">
            <text:p>0.0180779215</text:p>
          </table:table-cell>
          <table:table-cell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6.539522" calcext:value-type="float">
            <text:p>6.539522</text:p>
          </table:table-cell>
          <table:table-cell office:value-type="float" office:value="6.6156284316" calcext:value-type="float">
            <text:p>6.6156284316</text:p>
          </table:table-cell>
          <table:table-cell table:formula="of:=POWER([.C2104]-6.75;2)" office:value-type="float" office:value="0.0180557183942758" calcext:value-type="float">
            <text:p>0.0180557184</text:p>
          </table:table-cell>
          <table:table-cell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6.53863" calcext:value-type="float">
            <text:p>6.53863</text:p>
          </table:table-cell>
          <table:table-cell office:value-type="float" office:value="6.6157130399" calcext:value-type="float">
            <text:p>6.6157130399</text:p>
          </table:table-cell>
          <table:table-cell table:formula="of:=POWER([.C2105]-6.75;2)" office:value-type="float" office:value="0.018032987652899" calcext:value-type="float">
            <text:p>0.0180329877</text:p>
          </table:table-cell>
          <table:table-cell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6.53777" calcext:value-type="float">
            <text:p>6.53777</text:p>
          </table:table-cell>
          <table:table-cell office:value-type="float" office:value="6.6157997558" calcext:value-type="float">
            <text:p>6.6157997558</text:p>
          </table:table-cell>
          <table:table-cell table:formula="of:=POWER([.C2106]-6.75;2)" office:value-type="float" office:value="0.0180097055433395" calcext:value-type="float">
            <text:p>0.0180097055</text:p>
          </table:table-cell>
          <table:table-cell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6.536933" calcext:value-type="float">
            <text:p>6.536933</text:p>
          </table:table-cell>
          <table:table-cell office:value-type="float" office:value="6.6158887143" calcext:value-type="float">
            <text:p>6.6158887143</text:p>
          </table:table-cell>
          <table:table-cell table:formula="of:=POWER([.C2107]-6.75;2)" office:value-type="float" office:value="0.0179858369521069" calcext:value-type="float">
            <text:p>0.017985837</text:p>
          </table:table-cell>
          <table:table-cell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6.536113" calcext:value-type="float">
            <text:p>6.536113</text:p>
          </table:table-cell>
          <table:table-cell office:value-type="float" office:value="6.6159800998" calcext:value-type="float">
            <text:p>6.6159800998</text:p>
          </table:table-cell>
          <table:table-cell table:formula="of:=POWER([.C2108]-6.75;2)" office:value-type="float" office:value="0.017961333649618" calcext:value-type="float">
            <text:p>0.0179613336</text:p>
          </table:table-cell>
          <table:table-cell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6.535302" calcext:value-type="float">
            <text:p>6.535302</text:p>
          </table:table-cell>
          <table:table-cell office:value-type="float" office:value="6.6160741367" calcext:value-type="float">
            <text:p>6.6160741367</text:p>
          </table:table-cell>
          <table:table-cell table:formula="of:=POWER([.C2109]-6.75;2)" office:value-type="float" office:value="0.0179361368606503" calcext:value-type="float">
            <text:p>0.0179361369</text:p>
          </table:table-cell>
          <table:table-cell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6.534492" calcext:value-type="float">
            <text:p>6.534492</text:p>
          </table:table-cell>
          <table:table-cell office:value-type="float" office:value="6.6161710891" calcext:value-type="float">
            <text:p>6.6161710891</text:p>
          </table:table-cell>
          <table:table-cell table:formula="of:=POWER([.C2110]-6.75;2)" office:value-type="float" office:value="0.0179101773926802" calcext:value-type="float">
            <text:p>0.0179101774</text:p>
          </table:table-cell>
          <table:table-cell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6.533676" calcext:value-type="float">
            <text:p>6.533676</text:p>
          </table:table-cell>
          <table:table-cell office:value-type="float" office:value="6.6162712565" calcext:value-type="float">
            <text:p>6.6162712565</text:p>
          </table:table-cell>
          <table:table-cell table:formula="of:=POWER([.C2111]-6.75;2)" office:value-type="float" office:value="0.0178833768380888" calcext:value-type="float">
            <text:p>0.0178833768</text:p>
          </table:table-cell>
          <table:table-cell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6.532845" calcext:value-type="float">
            <text:p>6.532845</text:p>
          </table:table-cell>
          <table:table-cell office:value-type="float" office:value="6.6163749708" calcext:value-type="float">
            <text:p>6.6163749708</text:p>
          </table:table-cell>
          <table:table-cell table:formula="of:=POWER([.C2112]-6.75;2)" office:value-type="float" office:value="0.0178556484287009" calcext:value-type="float">
            <text:p>0.0178556484</text:p>
          </table:table-cell>
          <table:table-cell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6.531991" calcext:value-type="float">
            <text:p>6.531991</text:p>
          </table:table-cell>
          <table:table-cell office:value-type="float" office:value="6.6164825914" calcext:value-type="float">
            <text:p>6.6164825914</text:p>
          </table:table-cell>
          <table:table-cell table:formula="of:=POWER([.C2113]-6.75;2)" office:value-type="float" office:value="0.0178268983992592" calcext:value-type="float">
            <text:p>0.0178268984</text:p>
          </table:table-cell>
          <table:table-cell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6.531107" calcext:value-type="float">
            <text:p>6.531107</text:p>
          </table:table-cell>
          <table:table-cell office:value-type="float" office:value="6.6165945008" calcext:value-type="float">
            <text:p>6.6165945008</text:p>
          </table:table-cell>
          <table:table-cell table:formula="of:=POWER([.C2114]-6.75;2)" office:value-type="float" office:value="0.0177970272168013" calcext:value-type="float">
            <text:p>0.0177970272</text:p>
          </table:table-cell>
          <table:table-cell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6.530183" calcext:value-type="float">
            <text:p>6.530183</text:p>
          </table:table-cell>
          <table:table-cell office:value-type="float" office:value="6.6167110968" calcext:value-type="float">
            <text:p>6.6167110968</text:p>
          </table:table-cell>
          <table:table-cell table:formula="of:=POWER([.C2115]-6.75;2)" office:value-type="float" office:value="0.0177659317162591" calcext:value-type="float">
            <text:p>0.0177659317</text:p>
          </table:table-cell>
          <table:table-cell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6.529213" calcext:value-type="float">
            <text:p>6.529213</text:p>
          </table:table-cell>
          <table:table-cell office:value-type="float" office:value="6.6168327972" calcext:value-type="float">
            <text:p>6.6168327972</text:p>
          </table:table-cell>
          <table:table-cell table:formula="of:=POWER([.C2116]-6.75;2)" office:value-type="float" office:value="0.0177335039015764" calcext:value-type="float">
            <text:p>0.0177335039</text:p>
          </table:table-cell>
          <table:table-cell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6.528187" calcext:value-type="float">
            <text:p>6.528187</text:p>
          </table:table-cell>
          <table:table-cell office:value-type="float" office:value="6.6169600246" calcext:value-type="float">
            <text:p>6.6169600246</text:p>
          </table:table-cell>
          <table:table-cell table:formula="of:=POWER([.C2117]-6.75;2)" office:value-type="float" office:value="0.0176996350544326" calcext:value-type="float">
            <text:p>0.0176996351</text:p>
          </table:table-cell>
          <table:table-cell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6.527099" calcext:value-type="float">
            <text:p>6.527099</text:p>
          </table:table-cell>
          <table:table-cell office:value-type="float" office:value="6.6170932089" calcext:value-type="float">
            <text:p>6.6170932089</text:p>
          </table:table-cell>
          <table:table-cell table:formula="of:=POWER([.C2118]-6.75;2)" office:value-type="float" office:value="0.017664215120499" calcext:value-type="float">
            <text:p>0.0176642151</text:p>
          </table:table-cell>
          <table:table-cell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6.525939" calcext:value-type="float">
            <text:p>6.525939</text:p>
          </table:table-cell>
          <table:table-cell office:value-type="float" office:value="6.6172327803" calcext:value-type="float">
            <text:p>6.6172327803</text:p>
          </table:table-cell>
          <table:table-cell table:formula="of:=POWER([.C2119]-6.75;2)" office:value-type="float" office:value="0.017627134626868" calcext:value-type="float">
            <text:p>0.0176271346</text:p>
          </table:table-cell>
          <table:table-cell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6.5247" calcext:value-type="float">
            <text:p>6.5247</text:p>
          </table:table-cell>
          <table:table-cell office:value-type="float" office:value="6.6173791674" calcext:value-type="float">
            <text:p>6.6173791674</text:p>
          </table:table-cell>
          <table:table-cell table:formula="of:=POWER([.C2120]-6.75;2)" office:value-type="float" office:value="0.0175882852395172" calcext:value-type="float">
            <text:p>0.0175882852</text:p>
          </table:table-cell>
          <table:table-cell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6.523374" calcext:value-type="float">
            <text:p>6.523374</text:p>
          </table:table-cell>
          <table:table-cell office:value-type="float" office:value="6.6175327926" calcext:value-type="float">
            <text:p>6.6175327926</text:p>
          </table:table-cell>
          <table:table-cell table:formula="of:=POWER([.C2121]-6.75;2)" office:value-type="float" office:value="0.0175475610363545" calcext:value-type="float">
            <text:p>0.017547561</text:p>
          </table:table-cell>
          <table:table-cell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6.521955" calcext:value-type="float">
            <text:p>6.521955</text:p>
          </table:table-cell>
          <table:table-cell office:value-type="float" office:value="6.6176940691" calcext:value-type="float">
            <text:p>6.6176940691</text:p>
          </table:table-cell>
          <table:table-cell table:formula="of:=POWER([.C2122]-6.75;2)" office:value-type="float" office:value="0.0175048593513157" calcext:value-type="float">
            <text:p>0.0175048594</text:p>
          </table:table-cell>
          <table:table-cell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6.520436" calcext:value-type="float">
            <text:p>6.520436</text:p>
          </table:table-cell>
          <table:table-cell office:value-type="float" office:value="6.6178633932" calcext:value-type="float">
            <text:p>6.6178633932</text:p>
          </table:table-cell>
          <table:table-cell table:formula="of:=POWER([.C2123]-6.75;2)" office:value-type="float" office:value="0.0174600828566177" calcext:value-type="float">
            <text:p>0.0174600829</text:p>
          </table:table-cell>
          <table:table-cell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6.518811" calcext:value-type="float">
            <text:p>6.518811</text:p>
          </table:table-cell>
          <table:table-cell office:value-type="float" office:value="6.6180411475" calcext:value-type="float">
            <text:p>6.6180411475</text:p>
          </table:table-cell>
          <table:table-cell table:formula="of:=POWER([.C2124]-6.75;2)" office:value-type="float" office:value="0.0174131387531169" calcext:value-type="float">
            <text:p>0.0174131388</text:p>
          </table:table-cell>
          <table:table-cell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6.517074" calcext:value-type="float">
            <text:p>6.517074</text:p>
          </table:table-cell>
          <table:table-cell office:value-type="float" office:value="6.6182276943" calcext:value-type="float">
            <text:p>6.6182276943</text:p>
          </table:table-cell>
          <table:table-cell table:formula="of:=POWER([.C2125]-6.75;2)" office:value-type="float" office:value="0.0173639405494943" calcext:value-type="float">
            <text:p>0.0173639405</text:p>
          </table:table-cell>
          <table:table-cell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6.515221" calcext:value-type="float">
            <text:p>6.515221</text:p>
          </table:table-cell>
          <table:table-cell office:value-type="float" office:value="6.6184233763" calcext:value-type="float">
            <text:p>6.6184233763</text:p>
          </table:table-cell>
          <table:table-cell table:formula="of:=POWER([.C2126]-6.75;2)" office:value-type="float" office:value="0.0173124079042914" calcext:value-type="float">
            <text:p>0.0173124079</text:p>
          </table:table-cell>
          <table:table-cell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6.513248" calcext:value-type="float">
            <text:p>6.513248</text:p>
          </table:table-cell>
          <table:table-cell office:value-type="float" office:value="6.6186285115" calcext:value-type="float">
            <text:p>6.6186285115</text:p>
          </table:table-cell>
          <table:table-cell table:formula="of:=POWER([.C2127]-6.75;2)" office:value-type="float" office:value="0.0172584679907057" calcext:value-type="float">
            <text:p>0.017258468</text:p>
          </table:table-cell>
          <table:table-cell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6.511153" calcext:value-type="float">
            <text:p>6.511153</text:p>
          </table:table-cell>
          <table:table-cell office:value-type="float" office:value="6.6188433917" calcext:value-type="float">
            <text:p>6.6188433917</text:p>
          </table:table-cell>
          <table:table-cell table:formula="of:=POWER([.C2128]-6.75;2)" office:value-type="float" office:value="0.0172020559007595" calcext:value-type="float">
            <text:p>0.0172020559</text:p>
          </table:table-cell>
          <table:table-cell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6.508933" calcext:value-type="float">
            <text:p>6.508933</text:p>
          </table:table-cell>
          <table:table-cell office:value-type="float" office:value="6.6190682842" calcext:value-type="float">
            <text:p>6.6190682842</text:p>
          </table:table-cell>
          <table:table-cell table:formula="of:=POWER([.C2129]-6.75;2)" office:value-type="float" office:value="0.017143114202332" calcext:value-type="float">
            <text:p>0.0171431142</text:p>
          </table:table-cell>
          <table:table-cell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6.506588" calcext:value-type="float">
            <text:p>6.506588</text:p>
          </table:table-cell>
          <table:table-cell office:value-type="float" office:value="6.619303427" calcext:value-type="float">
            <text:p>6.619303427</text:p>
          </table:table-cell>
          <table:table-cell table:formula="of:=POWER([.C2130]-6.75;2)" office:value-type="float" office:value="0.0170815941939443" calcext:value-type="float">
            <text:p>0.0170815942</text:p>
          </table:table-cell>
          <table:table-cell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6.50412" calcext:value-type="float">
            <text:p>6.50412</text:p>
          </table:table-cell>
          <table:table-cell office:value-type="float" office:value="6.6195490292" calcext:value-type="float">
            <text:p>6.6195490292</text:p>
          </table:table-cell>
          <table:table-cell table:formula="of:=POWER([.C2131]-6.75;2)" office:value-type="float" office:value="0.0170174557826625" calcext:value-type="float">
            <text:p>0.0170174558</text:p>
          </table:table-cell>
          <table:table-cell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6.501529" calcext:value-type="float">
            <text:p>6.501529</text:p>
          </table:table-cell>
          <table:table-cell office:value-type="float" office:value="6.6198052688" calcext:value-type="float">
            <text:p>6.6198052688</text:p>
          </table:table-cell>
          <table:table-cell table:formula="of:=POWER([.C2132]-6.75;2)" office:value-type="float" office:value="0.0169506680322401" calcext:value-type="float">
            <text:p>0.016950668</text:p>
          </table:table-cell>
          <table:table-cell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6.49882" calcext:value-type="float">
            <text:p>6.49882</text:p>
          </table:table-cell>
          <table:table-cell office:value-type="float" office:value="6.6200722949" calcext:value-type="float">
            <text:p>6.6200722949</text:p>
          </table:table-cell>
          <table:table-cell table:formula="of:=POWER([.C2133]-6.75;2)" office:value-type="float" office:value="0.0168812085525526" calcext:value-type="float">
            <text:p>0.0168812086</text:p>
          </table:table-cell>
          <table:table-cell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6.495997" calcext:value-type="float">
            <text:p>6.495997</text:p>
          </table:table-cell>
          <table:table-cell office:value-type="float" office:value="6.6203502243" calcext:value-type="float">
            <text:p>6.6203502243</text:p>
          </table:table-cell>
          <table:table-cell table:formula="of:=POWER([.C2134]-6.75;2)" office:value-type="float" office:value="0.0168090643390603" calcext:value-type="float">
            <text:p>0.0168090643</text:p>
          </table:table-cell>
          <table:table-cell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6.493066" calcext:value-type="float">
            <text:p>6.493066</text:p>
          </table:table-cell>
          <table:table-cell office:value-type="float" office:value="6.6206391444" calcext:value-type="float">
            <text:p>6.6206391444</text:p>
          </table:table-cell>
          <table:table-cell table:formula="of:=POWER([.C2135]-6.75;2)" office:value-type="float" office:value="0.016734230961564" calcext:value-type="float">
            <text:p>0.016734231</text:p>
          </table:table-cell>
          <table:table-cell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6.490036" calcext:value-type="float">
            <text:p>6.490036</text:p>
          </table:table-cell>
          <table:table-cell office:value-type="float" office:value="6.6209391091" calcext:value-type="float">
            <text:p>6.6209391091</text:p>
          </table:table-cell>
          <table:table-cell table:formula="of:=POWER([.C2136]-6.75;2)" office:value-type="float" office:value="0.0166567135599017" calcext:value-type="float">
            <text:p>0.0166567136</text:p>
          </table:table-cell>
          <table:table-cell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6.486916" calcext:value-type="float">
            <text:p>6.486916</text:p>
          </table:table-cell>
          <table:table-cell office:value-type="float" office:value="6.6212501413" calcext:value-type="float">
            <text:p>6.6212501413</text:p>
          </table:table-cell>
          <table:table-cell table:formula="of:=POWER([.C2137]-6.75;2)" office:value-type="float" office:value="0.01657652611527" calcext:value-type="float">
            <text:p>0.0165765261</text:p>
          </table:table-cell>
          <table:table-cell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6.483716" calcext:value-type="float">
            <text:p>6.483716</text:p>
          </table:table-cell>
          <table:table-cell office:value-type="float" office:value="6.621572232" calcext:value-type="float">
            <text:p>6.621572232</text:p>
          </table:table-cell>
          <table:table-cell table:formula="of:=POWER([.C2138]-6.75;2)" office:value-type="float" office:value="0.0164936915934618" calcext:value-type="float">
            <text:p>0.0164936916</text:p>
          </table:table-cell>
          <table:table-cell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6.48045" calcext:value-type="float">
            <text:p>6.48045</text:p>
          </table:table-cell>
          <table:table-cell office:value-type="float" office:value="6.6219053425" calcext:value-type="float">
            <text:p>6.6219053425</text:p>
          </table:table-cell>
          <table:table-cell table:formula="of:=POWER([.C2139]-6.75;2)" office:value-type="float" office:value="0.0164082412800423" calcext:value-type="float">
            <text:p>0.0164082413</text:p>
          </table:table-cell>
          <table:table-cell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6.47713" calcext:value-type="float">
            <text:p>6.47713</text:p>
          </table:table-cell>
          <table:table-cell office:value-type="float" office:value="6.6222494009" calcext:value-type="float">
            <text:p>6.6222494009</text:p>
          </table:table-cell>
          <table:table-cell table:formula="of:=POWER([.C2140]-6.75;2)" office:value-type="float" office:value="0.0163202155704088" calcext:value-type="float">
            <text:p>0.0163202156</text:p>
          </table:table-cell>
          <table:table-cell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6.473772" calcext:value-type="float">
            <text:p>6.473772</text:p>
          </table:table-cell>
          <table:table-cell office:value-type="float" office:value="6.6226043057" calcext:value-type="float">
            <text:p>6.6226043057</text:p>
          </table:table-cell>
          <table:table-cell table:formula="of:=POWER([.C2141]-6.75;2)" office:value-type="float" office:value="0.016229662926179" calcext:value-type="float">
            <text:p>0.0162296629</text:p>
          </table:table-cell>
          <table:table-cell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6.470392" calcext:value-type="float">
            <text:p>6.470392</text:p>
          </table:table-cell>
          <table:table-cell office:value-type="float" office:value="6.6229699247" calcext:value-type="float">
            <text:p>6.6229699247</text:p>
          </table:table-cell>
          <table:table-cell table:formula="of:=POWER([.C2142]-6.75;2)" office:value-type="float" office:value="0.0161366400307238" calcext:value-type="float">
            <text:p>0.01613664</text:p>
          </table:table-cell>
          <table:table-cell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6.467009" calcext:value-type="float">
            <text:p>6.467009</text:p>
          </table:table-cell>
          <table:table-cell office:value-type="float" office:value="6.6233460937" calcext:value-type="float">
            <text:p>6.6233460937</text:p>
          </table:table-cell>
          <table:table-cell table:formula="of:=POWER([.C2143]-6.75;2)" office:value-type="float" office:value="0.0160412119810491" calcext:value-type="float">
            <text:p>0.016041212</text:p>
          </table:table-cell>
          <table:table-cell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6.46364" calcext:value-type="float">
            <text:p>6.46364</text:p>
          </table:table-cell>
          <table:table-cell office:value-type="float" office:value="6.6237326206" calcext:value-type="float">
            <text:p>6.6237326206</text:p>
          </table:table-cell>
          <table:table-cell table:formula="of:=POWER([.C2144]-6.75;2)" office:value-type="float" office:value="0.0159434511005435" calcext:value-type="float">
            <text:p>0.0159434511</text:p>
          </table:table-cell>
          <table:table-cell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6.460306" calcext:value-type="float">
            <text:p>6.460306</text:p>
          </table:table-cell>
          <table:table-cell office:value-type="float" office:value="6.6241292826" calcext:value-type="float">
            <text:p>6.6241292826</text:p>
          </table:table-cell>
          <table:table-cell table:formula="of:=POWER([.C2145]-6.75;2)" office:value-type="float" office:value="0.0158434374987906" calcext:value-type="float">
            <text:p>0.0158434375</text:p>
          </table:table-cell>
          <table:table-cell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6.457029" calcext:value-type="float">
            <text:p>6.457029</text:p>
          </table:table-cell>
          <table:table-cell office:value-type="float" office:value="6.6245358264" calcext:value-type="float">
            <text:p>6.6245358264</text:p>
          </table:table-cell>
          <table:table-cell table:formula="of:=POWER([.C2146]-6.75;2)" office:value-type="float" office:value="0.015741258857131" calcext:value-type="float">
            <text:p>0.0157412589</text:p>
          </table:table-cell>
          <table:table-cell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6.453829" calcext:value-type="float">
            <text:p>6.453829</text:p>
          </table:table-cell>
          <table:table-cell office:value-type="float" office:value="6.6249519708" calcext:value-type="float">
            <text:p>6.6249519708</text:p>
          </table:table-cell>
          <table:table-cell table:formula="of:=POWER([.C2147]-6.75;2)" office:value-type="float" office:value="0.0156370096068041" calcext:value-type="float">
            <text:p>0.0156370096</text:p>
          </table:table-cell>
          <table:table-cell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6.45073" calcext:value-type="float">
            <text:p>6.45073</text:p>
          </table:table-cell>
          <table:table-cell office:value-type="float" office:value="6.6253774055" calcext:value-type="float">
            <text:p>6.6253774055</text:p>
          </table:table-cell>
          <table:table-cell table:formula="of:=POWER([.C2148]-6.75;2)" office:value-type="float" office:value="0.0155307910599114" calcext:value-type="float">
            <text:p>0.0155307911</text:p>
          </table:table-cell>
          <table:table-cell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6.447755" calcext:value-type="float">
            <text:p>6.447755</text:p>
          </table:table-cell>
          <table:table-cell office:value-type="float" office:value="6.6258117896" calcext:value-type="float">
            <text:p>6.6258117896</text:p>
          </table:table-cell>
          <table:table-cell table:formula="of:=POWER([.C2149]-6.75;2)" office:value-type="float" office:value="0.0154227116023546" calcext:value-type="float">
            <text:p>0.0154227116</text:p>
          </table:table-cell>
          <table:table-cell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6.44493" calcext:value-type="float">
            <text:p>6.44493</text:p>
          </table:table-cell>
          <table:table-cell office:value-type="float" office:value="6.6262547573" calcext:value-type="float">
            <text:p>6.6262547573</text:p>
          </table:table-cell>
          <table:table-cell table:formula="of:=POWER([.C2150]-6.75;2)" office:value-type="float" office:value="0.0153128850908819" calcext:value-type="float">
            <text:p>0.0153128851</text:p>
          </table:table-cell>
          <table:table-cell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6.442277" calcext:value-type="float">
            <text:p>6.442277</text:p>
          </table:table-cell>
          <table:table-cell office:value-type="float" office:value="6.6267059094" calcext:value-type="float">
            <text:p>6.6267059094</text:p>
          </table:table-cell>
          <table:table-cell table:formula="of:=POWER([.C2151]-6.75;2)" office:value-type="float" office:value="0.015201432776881" calcext:value-type="float">
            <text:p>0.0152014328</text:p>
          </table:table-cell>
          <table:table-cell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6.439824" calcext:value-type="float">
            <text:p>6.439824</text:p>
          </table:table-cell>
          <table:table-cell office:value-type="float" office:value="6.6271648218" calcext:value-type="float">
            <text:p>6.6271648218</text:p>
          </table:table-cell>
          <table:table-cell table:formula="of:=POWER([.C2152]-6.75;2)" office:value-type="float" office:value="0.0150884810034257" calcext:value-type="float">
            <text:p>0.015088481</text:p>
          </table:table-cell>
          <table:table-cell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6.437597" calcext:value-type="float">
            <text:p>6.437597</text:p>
          </table:table-cell>
          <table:table-cell office:value-type="float" office:value="6.6276310399" calcext:value-type="float">
            <text:p>6.6276310399</text:p>
          </table:table-cell>
          <table:table-cell table:formula="of:=POWER([.C2153]-6.75;2)" office:value-type="float" office:value="0.0149741623959554" calcext:value-type="float">
            <text:p>0.0149741624</text:p>
          </table:table-cell>
          <table:table-cell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6.435622" calcext:value-type="float">
            <text:p>6.435622</text:p>
          </table:table-cell>
          <table:table-cell office:value-type="float" office:value="6.6281040783" calcext:value-type="float">
            <text:p>6.6281040783</text:p>
          </table:table-cell>
          <table:table-cell table:formula="of:=POWER([.C2154]-6.75;2)" office:value-type="float" office:value="0.0148586157270926" calcext:value-type="float">
            <text:p>0.0148586157</text:p>
          </table:table-cell>
          <table:table-cell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6.433926" calcext:value-type="float">
            <text:p>6.433926</text:p>
          </table:table-cell>
          <table:table-cell office:value-type="float" office:value="6.628583424" calcext:value-type="float">
            <text:p>6.628583424</text:p>
          </table:table-cell>
          <table:table-cell table:formula="of:=POWER([.C2155]-6.75;2)" office:value-type="float" office:value="0.0147419849275637" calcext:value-type="float">
            <text:p>0.0147419849</text:p>
          </table:table-cell>
          <table:table-cell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6.432538" calcext:value-type="float">
            <text:p>6.432538</text:p>
          </table:table-cell>
          <table:table-cell office:value-type="float" office:value="6.6290685361" calcext:value-type="float">
            <text:p>6.6290685361</text:p>
          </table:table-cell>
          <table:table-cell table:formula="of:=POWER([.C2156]-6.75;2)" office:value-type="float" office:value="0.014624418960997" calcext:value-type="float">
            <text:p>0.014624419</text:p>
          </table:table-cell>
          <table:table-cell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6.431487" calcext:value-type="float">
            <text:p>6.431487</text:p>
          </table:table-cell>
          <table:table-cell office:value-type="float" office:value="6.6295588387" calcext:value-type="float">
            <text:p>6.6295588387</text:p>
          </table:table-cell>
          <table:table-cell table:formula="of:=POWER([.C2157]-6.75;2)" office:value-type="float" office:value="0.0145060733352925" calcext:value-type="float">
            <text:p>0.0145060733</text:p>
          </table:table-cell>
          <table:table-cell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6.430804" calcext:value-type="float">
            <text:p>6.430804</text:p>
          </table:table-cell>
          <table:table-cell office:value-type="float" office:value="6.630053725" calcext:value-type="float">
            <text:p>6.630053725</text:p>
          </table:table-cell>
          <table:table-cell table:formula="of:=POWER([.C2158]-6.75;2)" office:value-type="float" office:value="0.0143871088863757" calcext:value-type="float">
            <text:p>0.0143871089</text:p>
          </table:table-cell>
          <table:table-cell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6.430518" calcext:value-type="float">
            <text:p>6.430518</text:p>
          </table:table-cell>
          <table:table-cell office:value-type="float" office:value="6.630552553" calcext:value-type="float">
            <text:p>6.630552553</text:p>
          </table:table-cell>
          <table:table-cell table:formula="of:=POWER([.C2159]-6.75;2)" office:value-type="float" office:value="0.0142676925948178" calcext:value-type="float">
            <text:p>0.0142676926</text:p>
          </table:table-cell>
          <table:table-cell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6.430664" calcext:value-type="float">
            <text:p>6.430664</text:p>
          </table:table-cell>
          <table:table-cell office:value-type="float" office:value="6.6310546482" calcext:value-type="float">
            <text:p>6.6310546482</text:p>
          </table:table-cell>
          <table:table-cell table:formula="of:=POWER([.C2160]-6.75;2)" office:value-type="float" office:value="0.0141479967148257" calcext:value-type="float">
            <text:p>0.0141479967</text:p>
          </table:table-cell>
          <table:table-cell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6.431275" calcext:value-type="float">
            <text:p>6.431275</text:p>
          </table:table-cell>
          <table:table-cell office:value-type="float" office:value="6.6315592934" calcext:value-type="float">
            <text:p>6.6315592934</text:p>
          </table:table-cell>
          <table:table-cell table:formula="of:=POWER([.C2161]-6.75;2)" office:value-type="float" office:value="0.0140282009799072" calcext:value-type="float">
            <text:p>0.014028201</text:p>
          </table:table-cell>
          <table:table-cell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6.432389" calcext:value-type="float">
            <text:p>6.432389</text:p>
          </table:table-cell>
          <table:table-cell office:value-type="float" office:value="6.6320657312" calcext:value-type="float">
            <text:p>6.6320657312</text:p>
          </table:table-cell>
          <table:table-cell table:formula="of:=POWER([.C2162]-6.75;2)" office:value-type="float" office:value="0.0139084917573907" calcext:value-type="float">
            <text:p>0.0139084918</text:p>
          </table:table-cell>
          <table:table-cell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6.434046" calcext:value-type="float">
            <text:p>6.434046</text:p>
          </table:table-cell>
          <table:table-cell office:value-type="float" office:value="6.6325731598" calcext:value-type="float">
            <text:p>6.6325731598</text:p>
          </table:table-cell>
          <table:table-cell table:formula="of:=POWER([.C2163]-6.75;2)" office:value-type="float" office:value="0.0137890627993564" calcext:value-type="float">
            <text:p>0.0137890628</text:p>
          </table:table-cell>
          <table:table-cell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6.43629" calcext:value-type="float">
            <text:p>6.43629</text:p>
          </table:table-cell>
          <table:table-cell office:value-type="float" office:value="6.6330807235" calcext:value-type="float">
            <text:p>6.6330807235</text:p>
          </table:table-cell>
          <table:table-cell table:formula="of:=POWER([.C2164]-6.75;2)" office:value-type="float" office:value="0.0136701172172835" calcext:value-type="float">
            <text:p>0.0136701172</text:p>
          </table:table-cell>
          <table:table-cell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6.439168" calcext:value-type="float">
            <text:p>6.439168</text:p>
          </table:table-cell>
          <table:table-cell office:value-type="float" office:value="6.63358751" calcext:value-type="float">
            <text:p>6.63358751</text:p>
          </table:table-cell>
          <table:table-cell table:formula="of:=POWER([.C2165]-6.75;2)" office:value-type="float" office:value="0.0135518678280001" calcext:value-type="float">
            <text:p>0.0135518678</text:p>
          </table:table-cell>
          <table:table-cell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6.442734" calcext:value-type="float">
            <text:p>6.442734</text:p>
          </table:table-cell>
          <table:table-cell office:value-type="float" office:value="6.6340925453" calcext:value-type="float">
            <text:p>6.6340925453</text:p>
          </table:table-cell>
          <table:table-cell table:formula="of:=POWER([.C2166]-6.75;2)" office:value-type="float" office:value="0.0134345380550326" calcext:value-type="float">
            <text:p>0.0134345381</text:p>
          </table:table-cell>
          <table:table-cell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6.447051" calcext:value-type="float">
            <text:p>6.447051</text:p>
          </table:table-cell>
          <table:table-cell office:value-type="float" office:value="6.6345947819" calcext:value-type="float">
            <text:p>6.6345947819</text:p>
          </table:table-cell>
          <table:table-cell table:formula="of:=POWER([.C2167]-6.75;2)" office:value-type="float" office:value="0.0133183643647086" calcext:value-type="float">
            <text:p>0.0133183644</text:p>
          </table:table-cell>
          <table:table-cell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6.452188" calcext:value-type="float">
            <text:p>6.452188</text:p>
          </table:table-cell>
          <table:table-cell office:value-type="float" office:value="6.6350930799" calcext:value-type="float">
            <text:p>6.6350930799</text:p>
          </table:table-cell>
          <table:table-cell table:formula="of:=POWER([.C2168]-6.75;2)" office:value-type="float" office:value="0.0132036002868678" calcext:value-type="float">
            <text:p>0.0132036003</text:p>
          </table:table-cell>
          <table:table-cell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6.458229" calcext:value-type="float">
            <text:p>6.458229</text:p>
          </table:table-cell>
          <table:table-cell office:value-type="float" office:value="6.6355862043" calcext:value-type="float">
            <text:p>6.6355862043</text:p>
          </table:table-cell>
          <table:table-cell table:formula="of:=POWER([.C2169]-6.75;2)" office:value-type="float" office:value="0.0130905166464813" calcext:value-type="float">
            <text:p>0.0130905166</text:p>
          </table:table-cell>
          <table:table-cell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6.46527" calcext:value-type="float">
            <text:p>6.46527</text:p>
          </table:table-cell>
          <table:table-cell office:value-type="float" office:value="6.6360727972" calcext:value-type="float">
            <text:p>6.6360727972</text:p>
          </table:table-cell>
          <table:table-cell table:formula="of:=POWER([.C2170]-6.75;2)" office:value-type="float" office:value="0.0129794075378324" calcext:value-type="float">
            <text:p>0.0129794075</text:p>
          </table:table-cell>
          <table:table-cell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6.473429" calcext:value-type="float">
            <text:p>6.473429</text:p>
          </table:table-cell>
          <table:table-cell office:value-type="float" office:value="6.6365513564" calcext:value-type="float">
            <text:p>6.6365513564</text:p>
          </table:table-cell>
          <table:table-cell table:formula="of:=POWER([.C2171]-6.75;2)" office:value-type="float" office:value="0.0128705947346798" calcext:value-type="float">
            <text:p>0.0128705947</text:p>
          </table:table-cell>
          <table:table-cell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6.482849" calcext:value-type="float">
            <text:p>6.482849</text:p>
          </table:table-cell>
          <table:table-cell office:value-type="float" office:value="6.6370202074" calcext:value-type="float">
            <text:p>6.6370202074</text:p>
          </table:table-cell>
          <table:table-cell table:formula="of:=POWER([.C2172]-6.75;2)" office:value-type="float" office:value="0.012764433535939" calcext:value-type="float">
            <text:p>0.0127644335</text:p>
          </table:table-cell>
          <table:table-cell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6.49371" calcext:value-type="float">
            <text:p>6.49371</text:p>
          </table:table-cell>
          <table:table-cell office:value-type="float" office:value="6.6374774562" calcext:value-type="float">
            <text:p>6.6374774562</text:p>
          </table:table-cell>
          <table:table-cell table:formula="of:=POWER([.C2173]-6.75;2)" office:value-type="float" office:value="0.0126613228632229" calcext:value-type="float">
            <text:p>0.0126613229</text:p>
          </table:table-cell>
          <table:table-cell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6.506235" calcext:value-type="float">
            <text:p>6.506235</text:p>
          </table:table-cell>
          <table:table-cell office:value-type="float" office:value="6.6379209401" calcext:value-type="float">
            <text:p>6.6379209401</text:p>
          </table:table-cell>
          <table:table-cell table:formula="of:=POWER([.C2174]-6.75;2)" office:value-type="float" office:value="0.0125617156680678" calcext:value-type="float">
            <text:p>0.0125617157</text:p>
          </table:table-cell>
          <table:table-cell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6.520714" calcext:value-type="float">
            <text:p>6.520714</text:p>
          </table:table-cell>
          <table:table-cell office:value-type="float" office:value="6.6383481521" calcext:value-type="float">
            <text:p>6.6383481521</text:p>
          </table:table-cell>
          <table:table-cell table:formula="of:=POWER([.C2175]-6.75;2)" office:value-type="float" office:value="0.0124661351394848" calcext:value-type="float">
            <text:p>0.0124661351</text:p>
          </table:table-cell>
          <table:table-cell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6.537525" calcext:value-type="float">
            <text:p>6.537525</text:p>
          </table:table-cell>
          <table:table-cell office:value-type="float" office:value="6.6387561459" calcext:value-type="float">
            <text:p>6.6387561459</text:p>
          </table:table-cell>
          <table:table-cell table:formula="of:=POWER([.C2176]-6.75;2)" office:value-type="float" office:value="0.012375195075022" calcext:value-type="float">
            <text:p>0.0123751951</text:p>
          </table:table-cell>
          <table:table-cell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6.557179" calcext:value-type="float">
            <text:p>6.557179</text:p>
          </table:table-cell>
          <table:table-cell office:value-type="float" office:value="6.6391413917" calcext:value-type="float">
            <text:p>6.6391413917</text:p>
          </table:table-cell>
          <table:table-cell table:formula="of:=POWER([.C2177]-6.75;2)" office:value-type="float" office:value="0.0122896310342128" calcext:value-type="float">
            <text:p>0.012289631</text:p>
          </table:table-cell>
          <table:table-cell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6.580372" calcext:value-type="float">
            <text:p>6.580372</text:p>
          </table:table-cell>
          <table:table-cell office:value-type="float" office:value="6.6394995776" calcext:value-type="float">
            <text:p>6.6394995776</text:p>
          </table:table-cell>
          <table:table-cell table:formula="of:=POWER([.C2178]-6.75;2)" office:value-type="float" office:value="0.0122103433505785" calcext:value-type="float">
            <text:p>0.0122103434</text:p>
          </table:table-cell>
          <table:table-cell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6.608095" calcext:value-type="float">
            <text:p>6.608095</text:p>
          </table:table-cell>
          <table:table-cell office:value-type="float" office:value="6.639825321" calcext:value-type="float">
            <text:p>6.639825321</text:p>
          </table:table-cell>
          <table:table-cell table:formula="of:=POWER([.C2179]-6.75;2)" office:value-type="float" office:value="0.012138459892753" calcext:value-type="float">
            <text:p>0.0121384599</text:p>
          </table:table-cell>
          <table:table-cell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6.641793" calcext:value-type="float">
            <text:p>6.641793</text:p>
          </table:table-cell>
          <table:table-cell office:value-type="float" office:value="6.6401117174" calcext:value-type="float">
            <text:p>6.6401117174</text:p>
          </table:table-cell>
          <table:table-cell table:formula="of:=POWER([.C2180]-6.75;2)" office:value-type="float" office:value="0.0120754346527775" calcext:value-type="float">
            <text:p>0.0120754347</text:p>
          </table:table-cell>
          <table:table-cell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6.683674" calcext:value-type="float">
            <text:p>6.683674</text:p>
          </table:table-cell>
          <table:table-cell office:value-type="float" office:value="6.6403496375" calcext:value-type="float">
            <text:p>6.6403496375</text:p>
          </table:table-cell>
          <table:table-cell table:formula="of:=POWER([.C2181]-6.75;2)" office:value-type="float" office:value="0.0120232019963814" calcext:value-type="float">
            <text:p>0.012023202</text:p>
          </table:table-cell>
          <table:table-cell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6.737274" calcext:value-type="float">
            <text:p>6.737274</text:p>
          </table:table-cell>
          <table:table-cell office:value-type="float" office:value="6.6405265607" calcext:value-type="float">
            <text:p>6.6405265607</text:p>
          </table:table-cell>
          <table:table-cell table:formula="of:=POWER([.C2182]-6.75;2)" office:value-type="float" office:value="0.0119844339121709" calcext:value-type="float">
            <text:p>0.0119844339</text:p>
          </table:table-cell>
          <table:table-cell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6.808646" calcext:value-type="float">
            <text:p>6.808646</text:p>
          </table:table-cell>
          <table:table-cell office:value-type="float" office:value="6.64062453" calcext:value-type="float">
            <text:p>6.64062453</text:p>
          </table:table-cell>
          <table:table-cell table:formula="of:=POWER([.C2183]-6.75;2)" office:value-type="float" office:value="0.0119629934377209" calcext:value-type="float">
            <text:p>0.0119629934</text:p>
          </table:table-cell>
          <table:table-cell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6.909073" calcext:value-type="float">
            <text:p>6.909073</text:p>
          </table:table-cell>
          <table:table-cell office:value-type="float" office:value="6.6406162873" calcext:value-type="float">
            <text:p>6.6406162873</text:p>
          </table:table-cell>
          <table:table-cell table:formula="of:=POWER([.C2184]-6.75;2)" office:value-type="float" office:value="0.0119647966040361" calcext:value-type="float">
            <text:p>0.0119647966</text:p>
          </table:table-cell>
          <table:table-cell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7.062287" calcext:value-type="float">
            <text:p>7.062287</text:p>
          </table:table-cell>
          <table:table-cell office:value-type="float" office:value="6.6404572381" calcext:value-type="float">
            <text:p>6.6404572381</text:p>
          </table:table-cell>
          <table:table-cell table:formula="of:=POWER([.C2185]-6.75;2)" office:value-type="float" office:value="0.0119996166846801" calcext:value-type="float">
            <text:p>0.0119996167</text:p>
          </table:table-cell>
          <table:table-cell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7.32825" calcext:value-type="float">
            <text:p>7.32825</text:p>
          </table:table-cell>
          <table:table-cell office:value-type="float" office:value="6.6400663272" calcext:value-type="float">
            <text:p>6.6400663272</text:p>
          </table:table-cell>
          <table:table-cell table:formula="of:=POWER([.C2186]-6.75;2)" office:value-type="float" office:value="0.0120854124152976" calcext:value-type="float">
            <text:p>0.0120854124</text:p>
          </table:table-cell>
          <table:table-cell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7.916014" calcext:value-type="float">
            <text:p>7.916014</text:p>
          </table:table-cell>
          <table:table-cell office:value-type="float" office:value="6.6392703886" calcext:value-type="float">
            <text:p>6.6392703886</text:p>
          </table:table-cell>
          <table:table-cell table:formula="of:=POWER([.C2187]-6.75;2)" office:value-type="float" office:value="0.012261046840795" calcext:value-type="float">
            <text:p>0.0122610468</text:p>
          </table:table-cell>
          <table:table-cell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10.480027" calcext:value-type="float">
            <text:p>10.480027</text:p>
          </table:table-cell>
          <table:table-cell office:value-type="float" office:value="6.6375751244" calcext:value-type="float">
            <text:p>6.6375751244</text:p>
          </table:table-cell>
          <table:table-cell table:formula="of:=POWER([.C2188]-6.75;2)" office:value-type="float" office:value="0.0126393526536756" calcext:value-type="float">
            <text:p>0.0126393527</text:p>
          </table:table-cell>
          <table:table-cell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10.480027" calcext:value-type="float">
            <text:p>10.480027</text:p>
          </table:table-cell>
          <table:table-cell office:value-type="float" office:value="6.6319448356" calcext:value-type="float">
            <text:p>6.6319448356</text:p>
          </table:table-cell>
          <table:table-cell table:formula="of:=POWER([.C2189]-6.75;2)" office:value-type="float" office:value="0.0139370218415111" calcext:value-type="float">
            <text:p>0.0139370218</text:p>
          </table:table-cell>
          <table:table-cell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4.480673" calcext:value-type="float">
            <text:p>4.480673</text:p>
          </table:table-cell>
          <table:table-cell office:value-type="float" office:value="6.626318106" calcext:value-type="float">
            <text:p>6.626318106</text:p>
          </table:table-cell>
          <table:table-cell table:formula="of:=POWER([.C2190]-6.75;2)" office:value-type="float" office:value="0.0152972109034272" calcext:value-type="float">
            <text:p>0.0152972109</text:p>
          </table:table-cell>
          <table:table-cell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5.330377" calcext:value-type="float">
            <text:p>5.330377</text:p>
          </table:table-cell>
          <table:table-cell office:value-type="float" office:value="6.6299105346" calcext:value-type="float">
            <text:p>6.6299105346</text:p>
          </table:table-cell>
          <table:table-cell table:formula="of:=POWER([.C2191]-6.75;2)" office:value-type="float" office:value="0.0144214797000577" calcext:value-type="float">
            <text:p>0.0144214797</text:p>
          </table:table-cell>
          <table:table-cell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5.66418" calcext:value-type="float">
            <text:p>5.66418</text:p>
          </table:table-cell>
          <table:table-cell office:value-type="float" office:value="6.6322012873" calcext:value-type="float">
            <text:p>6.6322012873</text:p>
          </table:table-cell>
          <table:table-cell table:formula="of:=POWER([.C2192]-6.75;2)" office:value-type="float" office:value="0.0138765367137771" calcext:value-type="float">
            <text:p>0.0138765367</text:p>
          </table:table-cell>
          <table:table-cell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5.845936" calcext:value-type="float">
            <text:p>5.845936</text:p>
          </table:table-cell>
          <table:table-cell office:value-type="float" office:value="6.6339828249" calcext:value-type="float">
            <text:p>6.6339828249</text:p>
          </table:table-cell>
          <table:table-cell table:formula="of:=POWER([.C2193]-6.75;2)" office:value-type="float" office:value="0.013459984918184" calcext:value-type="float">
            <text:p>0.0134599849</text:p>
          </table:table-cell>
          <table:table-cell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5.961985" calcext:value-type="float">
            <text:p>5.961985</text:p>
          </table:table-cell>
          <table:table-cell office:value-type="float" office:value="6.6354886851" calcext:value-type="float">
            <text:p>6.6354886851</text:p>
          </table:table-cell>
          <table:table-cell table:formula="of:=POWER([.C2194]-6.75;2)" office:value-type="float" office:value="0.0131128412401269" calcext:value-type="float">
            <text:p>0.0131128412</text:p>
          </table:table-cell>
          <table:table-cell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6.043659" calcext:value-type="float">
            <text:p>6.043659</text:p>
          </table:table-cell>
          <table:table-cell office:value-type="float" office:value="6.6368197711" calcext:value-type="float">
            <text:p>6.6368197711</text:p>
          </table:table-cell>
          <table:table-cell table:formula="of:=POWER([.C2195]-6.75;2)" office:value-type="float" office:value="0.0128097642138564" calcext:value-type="float">
            <text:p>0.0128097642</text:p>
          </table:table-cell>
          <table:table-cell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6.105097" calcext:value-type="float">
            <text:p>6.105097</text:p>
          </table:table-cell>
          <table:table-cell office:value-type="float" office:value="6.6380288479" calcext:value-type="float">
            <text:p>6.6380288479</text:p>
          </table:table-cell>
          <table:table-cell table:formula="of:=POWER([.C2196]-6.75;2)" office:value-type="float" office:value="0.0125375389026013" calcext:value-type="float">
            <text:p>0.0125375389</text:p>
          </table:table-cell>
          <table:table-cell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6.153619" calcext:value-type="float">
            <text:p>6.153619</text:p>
          </table:table-cell>
          <table:table-cell office:value-type="float" office:value="6.6391469555" calcext:value-type="float">
            <text:p>6.6391469555</text:p>
          </table:table-cell>
          <table:table-cell table:formula="of:=POWER([.C2197]-6.75;2)" office:value-type="float" office:value="0.0122883974749189" calcext:value-type="float">
            <text:p>0.0122883975</text:p>
          </table:table-cell>
          <table:table-cell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6.19339" calcext:value-type="float">
            <text:p>6.19339</text:p>
          </table:table-cell>
          <table:table-cell office:value-type="float" office:value="6.6401938786" calcext:value-type="float">
            <text:p>6.6401938786</text:p>
          </table:table-cell>
          <table:table-cell table:formula="of:=POWER([.C2198]-6.75;2)" office:value-type="float" office:value="0.0120573842969116" calcext:value-type="float">
            <text:p>0.0120573843</text:p>
          </table:table-cell>
          <table:table-cell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6.226954" calcext:value-type="float">
            <text:p>6.226954</text:p>
          </table:table-cell>
          <table:table-cell office:value-type="float" office:value="6.6411829985" calcext:value-type="float">
            <text:p>6.6411829985</text:p>
          </table:table-cell>
          <table:table-cell table:formula="of:=POWER([.C2199]-6.75;2)" office:value-type="float" office:value="0.0118411398154511" calcext:value-type="float">
            <text:p>0.0118411398</text:p>
          </table:table-cell>
          <table:table-cell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6.255949" calcext:value-type="float">
            <text:p>6.255949</text:p>
          </table:table-cell>
          <table:table-cell office:value-type="float" office:value="6.6421237773" calcext:value-type="float">
            <text:p>6.6421237773</text:p>
          </table:table-cell>
          <table:table-cell table:formula="of:=POWER([.C2200]-6.75;2)" office:value-type="float" office:value="0.01163727942402" calcext:value-type="float">
            <text:p>0.0116372794</text:p>
          </table:table-cell>
          <table:table-cell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6.281476" calcext:value-type="float">
            <text:p>6.281476</text:p>
          </table:table-cell>
          <table:table-cell office:value-type="float" office:value="6.6430231551" calcext:value-type="float">
            <text:p>6.6430231551</text:p>
          </table:table-cell>
          <table:table-cell table:formula="of:=POWER([.C2201]-6.75;2)" office:value-type="float" office:value="0.0114440453447587" calcext:value-type="float">
            <text:p>0.0114440453</text:p>
          </table:table-cell>
          <table:table-cell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6.304299" calcext:value-type="float">
            <text:p>6.304299</text:p>
          </table:table-cell>
          <table:table-cell office:value-type="float" office:value="6.6438863702" calcext:value-type="float">
            <text:p>6.6438863702</text:p>
          </table:table-cell>
          <table:table-cell table:formula="of:=POWER([.C2202]-6.75;2)" office:value-type="float" office:value="0.0112601024293315" calcext:value-type="float">
            <text:p>0.0112601024</text:p>
          </table:table-cell>
          <table:table-cell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6.324966" calcext:value-type="float">
            <text:p>6.324966</text:p>
          </table:table-cell>
          <table:table-cell office:value-type="float" office:value="6.6447174808" calcext:value-type="float">
            <text:p>6.6447174808</text:p>
          </table:table-cell>
          <table:table-cell table:formula="of:=POWER([.C2203]-6.75;2)" office:value-type="float" office:value="0.0110844088490984" calcext:value-type="float">
            <text:p>0.0110844088</text:p>
          </table:table-cell>
          <table:table-cell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6.343878" calcext:value-type="float">
            <text:p>6.343878</text:p>
          </table:table-cell>
          <table:table-cell office:value-type="float" office:value="6.6455196943" calcext:value-type="float">
            <text:p>6.6455196943</text:p>
          </table:table-cell>
          <table:table-cell table:formula="of:=POWER([.C2204]-6.75;2)" office:value-type="float" office:value="0.0109161342791655" calcext:value-type="float">
            <text:p>0.0109161343</text:p>
          </table:table-cell>
          <table:table-cell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6.361334" calcext:value-type="float">
            <text:p>6.361334</text:p>
          </table:table-cell>
          <table:table-cell office:value-type="float" office:value="6.6462955929" calcext:value-type="float">
            <text:p>6.6462955929</text:p>
          </table:table-cell>
          <table:table-cell table:formula="of:=POWER([.C2205]-6.75;2)" office:value-type="float" office:value="0.0107546040519626" calcext:value-type="float">
            <text:p>0.0107546041</text:p>
          </table:table-cell>
          <table:table-cell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6.377561" calcext:value-type="float">
            <text:p>6.377561</text:p>
          </table:table-cell>
          <table:table-cell office:value-type="float" office:value="6.6470472919" calcext:value-type="float">
            <text:p>6.6470472919</text:p>
          </table:table-cell>
          <table:table-cell table:formula="of:=POWER([.C2206]-6.75;2)" office:value-type="float" office:value="0.0105992601051238" calcext:value-type="float">
            <text:p>0.0105992601</text:p>
          </table:table-cell>
          <table:table-cell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6.392735" calcext:value-type="float">
            <text:p>6.392735</text:p>
          </table:table-cell>
          <table:table-cell office:value-type="float" office:value="6.6477765499" calcext:value-type="float">
            <text:p>6.6477765499</text:p>
          </table:table-cell>
          <table:table-cell table:formula="of:=POWER([.C2207]-6.75;2)" office:value-type="float" office:value="0.0104496337503473" calcext:value-type="float">
            <text:p>0.0104496338</text:p>
          </table:table-cell>
          <table:table-cell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6.406992" calcext:value-type="float">
            <text:p>6.406992</text:p>
          </table:table-cell>
          <table:table-cell office:value-type="float" office:value="6.6484848479" calcext:value-type="float">
            <text:p>6.6484848479</text:p>
          </table:table-cell>
          <table:table-cell table:formula="of:=POWER([.C2208]-6.75;2)" office:value-type="float" office:value="0.0103053261058862" calcext:value-type="float">
            <text:p>0.0103053261</text:p>
          </table:table-cell>
          <table:table-cell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6.420439" calcext:value-type="float">
            <text:p>6.420439</text:p>
          </table:table-cell>
          <table:table-cell office:value-type="float" office:value="6.6491734501" calcext:value-type="float">
            <text:p>6.6491734501</text:p>
          </table:table-cell>
          <table:table-cell table:formula="of:=POWER([.C2209]-6.75;2)" office:value-type="float" office:value="0.0101659931647372" calcext:value-type="float">
            <text:p>0.0101659932</text:p>
          </table:table-cell>
          <table:table-cell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6.433163" calcext:value-type="float">
            <text:p>6.433163</text:p>
          </table:table-cell>
          <table:table-cell office:value-type="float" office:value="6.6498434501" calcext:value-type="float">
            <text:p>6.6498434501</text:p>
          </table:table-cell>
          <table:table-cell table:formula="of:=POWER([.C2210]-6.75;2)" office:value-type="float" office:value="0.0100313344878713" calcext:value-type="float">
            <text:p>0.0100313345</text:p>
          </table:table-cell>
          <table:table-cell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6.445231" calcext:value-type="float">
            <text:p>6.445231</text:p>
          </table:table-cell>
          <table:table-cell office:value-type="float" office:value="6.6504957988" calcext:value-type="float">
            <text:p>6.6504957988</text:p>
          </table:table-cell>
          <table:table-cell table:formula="of:=POWER([.C2211]-6.75;2)" office:value-type="float" office:value="0.00990108605645013" calcext:value-type="float">
            <text:p>0.0099010861</text:p>
          </table:table-cell>
          <table:table-cell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6.456698" calcext:value-type="float">
            <text:p>6.456698</text:p>
          </table:table-cell>
          <table:table-cell office:value-type="float" office:value="6.6511313425" calcext:value-type="float">
            <text:p>6.6511313425</text:p>
          </table:table-cell>
          <table:table-cell table:formula="of:=POWER([.C2212]-6.75;2)" office:value-type="float" office:value="0.00977501143585225" calcext:value-type="float">
            <text:p>0.0097750114</text:p>
          </table:table-cell>
          <table:table-cell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6.467608" calcext:value-type="float">
            <text:p>6.467608</text:p>
          </table:table-cell>
          <table:table-cell office:value-type="float" office:value="6.6517508326" calcext:value-type="float">
            <text:p>6.6517508326</text:p>
          </table:table-cell>
          <table:table-cell table:formula="of:=POWER([.C2213]-6.75;2)" office:value-type="float" office:value="0.00965289889479316" calcext:value-type="float">
            <text:p>0.0096528989</text:p>
          </table:table-cell>
          <table:table-cell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6.477996" calcext:value-type="float">
            <text:p>6.477996</text:p>
          </table:table-cell>
          <table:table-cell office:value-type="float" office:value="6.6523549524" calcext:value-type="float">
            <text:p>6.6523549524</text:p>
          </table:table-cell>
          <table:table-cell table:formula="of:=POWER([.C2214]-6.75;2)" office:value-type="float" office:value="0.00953455532080634" calcext:value-type="float">
            <text:p>0.0095345553</text:p>
          </table:table-cell>
          <table:table-cell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6.487889" calcext:value-type="float">
            <text:p>6.487889</text:p>
          </table:table-cell>
          <table:table-cell office:value-type="float" office:value="6.6529443241" calcext:value-type="float">
            <text:p>6.6529443241</text:p>
          </table:table-cell>
          <table:table-cell table:formula="of:=POWER([.C2215]-6.75;2)" office:value-type="float" office:value="0.00941980422440586" calcext:value-type="float">
            <text:p>0.0094198042</text:p>
          </table:table-cell>
          <table:table-cell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6.49731" calcext:value-type="float">
            <text:p>6.49731</text:p>
          </table:table-cell>
          <table:table-cell office:value-type="float" office:value="6.6535195284" calcext:value-type="float">
            <text:p>6.6535195284</text:p>
          </table:table-cell>
          <table:table-cell table:formula="of:=POWER([.C2216]-6.75;2)" office:value-type="float" office:value="0.00930848140015833" calcext:value-type="float">
            <text:p>0.0093084814</text:p>
          </table:table-cell>
          <table:table-cell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6.506274" calcext:value-type="float">
            <text:p>6.506274</text:p>
          </table:table-cell>
          <table:table-cell office:value-type="float" office:value="6.654081106" calcext:value-type="float">
            <text:p>6.654081106</text:p>
          </table:table-cell>
          <table:table-cell table:formula="of:=POWER([.C2217]-6.75;2)" office:value-type="float" office:value="0.00920043422618332" calcext:value-type="float">
            <text:p>0.0092004342</text:p>
          </table:table-cell>
          <table:table-cell/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6.514795" calcext:value-type="float">
            <text:p>6.514795</text:p>
          </table:table-cell>
          <table:table-cell office:value-type="float" office:value="6.6546295745" calcext:value-type="float">
            <text:p>6.6546295745</text:p>
          </table:table-cell>
          <table:table-cell table:formula="of:=POWER([.C2218]-6.75;2)" office:value-type="float" office:value="0.00909551806005098" calcext:value-type="float">
            <text:p>0.0090955181</text:p>
          </table:table-cell>
          <table:table-cell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6.52288" calcext:value-type="float">
            <text:p>6.52288</text:p>
          </table:table-cell>
          <table:table-cell office:value-type="float" office:value="6.6551654301" calcext:value-type="float">
            <text:p>6.6551654301</text:p>
          </table:table-cell>
          <table:table-cell table:formula="of:=POWER([.C2219]-6.75;2)" office:value-type="float" office:value="0.00899359564811793" calcext:value-type="float">
            <text:p>0.0089935956</text:p>
          </table:table-cell>
          <table:table-cell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6.530536" calcext:value-type="float">
            <text:p>6.530536</text:p>
          </table:table-cell>
          <table:table-cell office:value-type="float" office:value="6.6556891582" calcext:value-type="float">
            <text:p>6.6556891582</text:p>
          </table:table-cell>
          <table:table-cell table:formula="of:=POWER([.C2220]-6.75;2)" office:value-type="float" office:value="0.00889453488102455" calcext:value-type="float">
            <text:p>0.0088945349</text:p>
          </table:table-cell>
          <table:table-cell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6.537763" calcext:value-type="float">
            <text:p>6.537763</text:p>
          </table:table-cell>
          <table:table-cell office:value-type="float" office:value="6.6562012366" calcext:value-type="float">
            <text:p>6.6562012366</text:p>
          </table:table-cell>
          <table:table-cell table:formula="of:=POWER([.C2221]-6.75;2)" office:value-type="float" office:value="0.00879820801536912" calcext:value-type="float">
            <text:p>0.008798208</text:p>
          </table:table-cell>
          <table:table-cell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6.544561" calcext:value-type="float">
            <text:p>6.544561</text:p>
          </table:table-cell>
          <table:table-cell office:value-type="float" office:value="6.6567021475" calcext:value-type="float">
            <text:p>6.6567021475</text:p>
          </table:table-cell>
          <table:table-cell table:formula="of:=POWER([.C2222]-6.75;2)" office:value-type="float" office:value="0.00870448928111178" calcext:value-type="float">
            <text:p>0.0087044893</text:p>
          </table:table-cell>
          <table:table-cell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6.550928" calcext:value-type="float">
            <text:p>6.550928</text:p>
          </table:table-cell>
          <table:table-cell office:value-type="float" office:value="6.6571923763" calcext:value-type="float">
            <text:p>6.6571923763</text:p>
          </table:table-cell>
          <table:table-cell table:formula="of:=POWER([.C2223]-6.75;2)" office:value-type="float" office:value="0.00861325501684075" calcext:value-type="float">
            <text:p>0.008613255</text:p>
          </table:table-cell>
          <table:table-cell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6.556859" calcext:value-type="float">
            <text:p>6.556859</text:p>
          </table:table-cell>
          <table:table-cell office:value-type="float" office:value="6.6576724178" calcext:value-type="float">
            <text:p>6.6576724178</text:p>
          </table:table-cell>
          <table:table-cell table:formula="of:=POWER([.C2224]-6.75;2)" office:value-type="float" office:value="0.0085243824348978" calcext:value-type="float">
            <text:p>0.0085243824</text:p>
          </table:table-cell>
          <table:table-cell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6.562347" calcext:value-type="float">
            <text:p>6.562347</text:p>
          </table:table-cell>
          <table:table-cell office:value-type="float" office:value="6.6581427819" calcext:value-type="float">
            <text:p>6.6581427819</text:p>
          </table:table-cell>
          <table:table-cell table:formula="of:=POWER([.C2225]-6.75;2)" office:value-type="float" office:value="0.00843774851707103" calcext:value-type="float">
            <text:p>0.0084377485</text:p>
          </table:table-cell>
          <table:table-cell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6.567384" calcext:value-type="float">
            <text:p>6.567384</text:p>
          </table:table-cell>
          <table:table-cell office:value-type="float" office:value="6.6586039985" calcext:value-type="float">
            <text:p>6.6586039985</text:p>
          </table:table-cell>
          <table:table-cell table:formula="of:=POWER([.C2226]-6.75;2)" office:value-type="float" office:value="0.00835322909018795" calcext:value-type="float">
            <text:p>0.0083532291</text:p>
          </table:table-cell>
          <table:table-cell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6.571961" calcext:value-type="float">
            <text:p>6.571961</text:p>
          </table:table-cell>
          <table:table-cell office:value-type="float" office:value="6.6590566175" calcext:value-type="float">
            <text:p>6.6590566175</text:p>
          </table:table-cell>
          <table:table-cell table:formula="of:=POWER([.C2227]-6.75;2)" office:value-type="float" office:value="0.00827069882054129" calcext:value-type="float">
            <text:p>0.0082706988</text:p>
          </table:table-cell>
          <table:table-cell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6.576068" calcext:value-type="float">
            <text:p>6.576068</text:p>
          </table:table-cell>
          <table:table-cell office:value-type="float" office:value="6.6595012166" calcext:value-type="float">
            <text:p>6.6595012166</text:p>
          </table:table-cell>
          <table:table-cell table:formula="of:=POWER([.C2228]-6.75;2)" office:value-type="float" office:value="0.00819002979688015" calcext:value-type="float">
            <text:p>0.0081900298</text:p>
          </table:table-cell>
          <table:table-cell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6.579696" calcext:value-type="float">
            <text:p>6.579696</text:p>
          </table:table-cell>
          <table:table-cell office:value-type="float" office:value="6.6599383994" calcext:value-type="float">
            <text:p>6.6599383994</text:p>
          </table:table-cell>
          <table:table-cell table:formula="of:=POWER([.C2229]-6.75;2)" office:value-type="float" office:value="0.00811109190263398" calcext:value-type="float">
            <text:p>0.0081110919</text:p>
          </table:table-cell>
          <table:table-cell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6.582832" calcext:value-type="float">
            <text:p>6.582832</text:p>
          </table:table-cell>
          <table:table-cell office:value-type="float" office:value="6.6603687942" calcext:value-type="float">
            <text:p>6.6603687942</text:p>
          </table:table-cell>
          <table:table-cell table:formula="of:=POWER([.C2230]-6.75;2)" office:value-type="float" office:value="0.00803375305316195" calcext:value-type="float">
            <text:p>0.0080337531</text:p>
          </table:table-cell>
          <table:table-cell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6.585468" calcext:value-type="float">
            <text:p>6.585468</text:p>
          </table:table-cell>
          <table:table-cell office:value-type="float" office:value="6.6607930661" calcext:value-type="float">
            <text:p>6.6607930661</text:p>
          </table:table-cell>
          <table:table-cell table:formula="of:=POWER([.C2231]-6.75;2)" office:value-type="float" office:value="0.00795787705583895" calcext:value-type="float">
            <text:p>0.0079578771</text:p>
          </table:table-cell>
          <table:table-cell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6.587592" calcext:value-type="float">
            <text:p>6.587592</text:p>
          </table:table-cell>
          <table:table-cell office:value-type="float" office:value="6.6612119048" calcext:value-type="float">
            <text:p>6.6612119048</text:p>
          </table:table-cell>
          <table:table-cell table:formula="of:=POWER([.C2232]-6.75;2)" office:value-type="float" office:value="0.00788332584924426" calcext:value-type="float">
            <text:p>0.0078833258</text:p>
          </table:table-cell>
          <table:table-cell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6.589196" calcext:value-type="float">
            <text:p>6.589196</text:p>
          </table:table-cell>
          <table:table-cell office:value-type="float" office:value="6.6616260323" calcext:value-type="float">
            <text:p>6.6616260323</text:p>
          </table:table-cell>
          <table:table-cell table:formula="of:=POWER([.C2233]-6.75;2)" office:value-type="float" office:value="0.00780995816704063" calcext:value-type="float">
            <text:p>0.0078099582</text:p>
          </table:table-cell>
          <table:table-cell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6.590273" calcext:value-type="float">
            <text:p>6.590273</text:p>
          </table:table-cell>
          <table:table-cell office:value-type="float" office:value="6.6620361997" calcext:value-type="float">
            <text:p>6.6620361997</text:p>
          </table:table-cell>
          <table:table-cell table:formula="of:=POWER([.C2234]-6.75;2)" office:value-type="float" office:value="0.00773763016321825" calcext:value-type="float">
            <text:p>0.0077376302</text:p>
          </table:table-cell>
          <table:table-cell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6.590816" calcext:value-type="float">
            <text:p>6.590816</text:p>
          </table:table-cell>
          <table:table-cell office:value-type="float" office:value="6.6624431843" calcext:value-type="float">
            <text:p>6.6624431843</text:p>
          </table:table-cell>
          <table:table-cell table:formula="of:=POWER([.C2235]-6.75;2)" office:value-type="float" office:value="0.0076661959755238" calcext:value-type="float">
            <text:p>0.007666196</text:p>
          </table:table-cell>
          <table:table-cell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6.590822" calcext:value-type="float">
            <text:p>6.590822</text:p>
          </table:table-cell>
          <table:table-cell office:value-type="float" office:value="6.662847788" calcext:value-type="float">
            <text:p>6.662847788</text:p>
          </table:table-cell>
          <table:table-cell table:formula="of:=POWER([.C2236]-6.75;2)" office:value-type="float" office:value="0.007595508056493" calcext:value-type="float">
            <text:p>0.0075955081</text:p>
          </table:table-cell>
          <table:table-cell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6.590288" calcext:value-type="float">
            <text:p>6.590288</text:p>
          </table:table-cell>
          <table:table-cell office:value-type="float" office:value="6.6632508326" calcext:value-type="float">
            <text:p>6.6632508326</text:p>
          </table:table-cell>
          <table:table-cell table:formula="of:=POWER([.C2237]-6.75;2)" office:value-type="float" office:value="0.00752541804459319" calcext:value-type="float">
            <text:p>0.007525418</text:p>
          </table:table-cell>
          <table:table-cell/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6.589217" calcext:value-type="float">
            <text:p>6.589217</text:p>
          </table:table-cell>
          <table:table-cell office:value-type="float" office:value="6.6636531598" calcext:value-type="float">
            <text:p>6.6636531598</text:p>
          </table:table-cell>
          <table:table-cell table:formula="of:=POWER([.C2238]-6.75;2)" office:value-type="float" office:value="0.00745577681252435" calcext:value-type="float">
            <text:p>0.0074557768</text:p>
          </table:table-cell>
          <table:table-cell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6.587612" calcext:value-type="float">
            <text:p>6.587612</text:p>
          </table:table-cell>
          <table:table-cell office:value-type="float" office:value="6.664055619" calcext:value-type="float">
            <text:p>6.664055619</text:p>
          </table:table-cell>
          <table:table-cell table:formula="of:=POWER([.C2239]-6.75;2)" office:value-type="float" office:value="0.00738643662547316" calcext:value-type="float">
            <text:p>0.0073864366</text:p>
          </table:table-cell>
          <table:table-cell/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6.585481" calcext:value-type="float">
            <text:p>6.585481</text:p>
          </table:table-cell>
          <table:table-cell office:value-type="float" office:value="6.6644590707" calcext:value-type="float">
            <text:p>6.6644590707</text:p>
          </table:table-cell>
          <table:table-cell table:formula="of:=POWER([.C2240]-6.75;2)" office:value-type="float" office:value="0.00731725058550768" calcext:value-type="float">
            <text:p>0.0073172506</text:p>
          </table:table-cell>
          <table:table-cell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6.582836" calcext:value-type="float">
            <text:p>6.582836</text:p>
          </table:table-cell>
          <table:table-cell office:value-type="float" office:value="6.6648643733" calcext:value-type="float">
            <text:p>6.6648643733</text:p>
          </table:table-cell>
          <table:table-cell table:formula="of:=POWER([.C2241]-6.75;2)" office:value-type="float" office:value="0.00724807493360169" calcext:value-type="float">
            <text:p>0.0072480749</text:p>
          </table:table-cell>
          <table:table-cell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6.579692" calcext:value-type="float">
            <text:p>6.579692</text:p>
          </table:table-cell>
          <table:table-cell office:value-type="float" office:value="6.6652723779" calcext:value-type="float">
            <text:p>6.6652723779</text:p>
          </table:table-cell>
          <table:table-cell table:formula="of:=POWER([.C2242]-6.75;2)" office:value-type="float" office:value="0.0071787699467204" calcext:value-type="float">
            <text:p>0.0071787699</text:p>
          </table:table-cell>
          <table:table-cell/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6.576069" calcext:value-type="float">
            <text:p>6.576069</text:p>
          </table:table-cell>
          <table:table-cell office:value-type="float" office:value="6.6656839217" calcext:value-type="float">
            <text:p>6.6656839217</text:p>
          </table:table-cell>
          <table:table-cell table:formula="of:=POWER([.C2243]-6.75;2)" office:value-type="float" office:value="0.00710920105989167" calcext:value-type="float">
            <text:p>0.0071092011</text:p>
          </table:table-cell>
          <table:table-cell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6.571989" calcext:value-type="float">
            <text:p>6.571989</text:p>
          </table:table-cell>
          <table:table-cell office:value-type="float" office:value="6.6660998218" calcext:value-type="float">
            <text:p>6.6660998218</text:p>
          </table:table-cell>
          <table:table-cell table:formula="of:=POWER([.C2244]-6.75;2)" office:value-type="float" office:value="0.00703923990199182" calcext:value-type="float">
            <text:p>0.0070392399</text:p>
          </table:table-cell>
          <table:table-cell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6.567482" calcext:value-type="float">
            <text:p>6.567482</text:p>
          </table:table-cell>
          <table:table-cell office:value-type="float" office:value="6.6665208648" calcext:value-type="float">
            <text:p>6.6665208648</text:p>
          </table:table-cell>
          <table:table-cell table:formula="of:=POWER([.C2245]-6.75;2)" office:value-type="float" office:value="0.00696876601373991" calcext:value-type="float">
            <text:p>0.006968766</text:p>
          </table:table-cell>
          <table:table-cell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6.562579" calcext:value-type="float">
            <text:p>6.562579</text:p>
          </table:table-cell>
          <table:table-cell office:value-type="float" office:value="6.6669477988" calcext:value-type="float">
            <text:p>6.6669477988</text:p>
          </table:table-cell>
          <table:table-cell table:formula="of:=POWER([.C2246]-6.75;2)" office:value-type="float" office:value="0.0068976681241653" calcext:value-type="float">
            <text:p>0.0068976681</text:p>
          </table:table-cell>
          <table:table-cell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6.557316" calcext:value-type="float">
            <text:p>6.557316</text:p>
          </table:table-cell>
          <table:table-cell office:value-type="float" office:value="6.6673813272" calcext:value-type="float">
            <text:p>6.6673813272</text:p>
          </table:table-cell>
          <table:table-cell table:formula="of:=POWER([.C2247]-6.75;2)" office:value-type="float" office:value="0.00682584509523343" calcext:value-type="float">
            <text:p>0.0068258451</text:p>
          </table:table-cell>
          <table:table-cell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6.551734" calcext:value-type="float">
            <text:p>6.551734</text:p>
          </table:table-cell>
          <table:table-cell office:value-type="float" office:value="6.6678220983" calcext:value-type="float">
            <text:p>6.6678220983</text:p>
          </table:table-cell>
          <table:table-cell table:formula="of:=POWER([.C2248]-6.75;2)" office:value-type="float" office:value="0.00675320752781482" calcext:value-type="float">
            <text:p>0.0067532075</text:p>
          </table:table-cell>
          <table:table-cell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6.545876" calcext:value-type="float">
            <text:p>6.545876</text:p>
          </table:table-cell>
          <table:table-cell office:value-type="float" office:value="6.6682706974" calcext:value-type="float">
            <text:p>6.6682706974</text:p>
          </table:table-cell>
          <table:table-cell table:formula="of:=POWER([.C2249]-6.75;2)" office:value-type="float" office:value="0.00667967890348242" calcext:value-type="float">
            <text:p>0.0066796789</text:p>
          </table:table-cell>
          <table:table-cell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6.539792" calcext:value-type="float">
            <text:p>6.539792</text:p>
          </table:table-cell>
          <table:table-cell office:value-type="float" office:value="6.6687276436" calcext:value-type="float">
            <text:p>6.6687276436</text:p>
          </table:table-cell>
          <table:table-cell table:formula="of:=POWER([.C2250]-6.75;2)" office:value-type="float" office:value="0.00660519591480854" calcext:value-type="float">
            <text:p>0.0066051959</text:p>
          </table:table-cell>
          <table:table-cell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6.533531" calcext:value-type="float">
            <text:p>6.533531</text:p>
          </table:table-cell>
          <table:table-cell office:value-type="float" office:value="6.6691933733" calcext:value-type="float">
            <text:p>6.6691933733</text:p>
          </table:table-cell>
          <table:table-cell table:formula="of:=POWER([.C2251]-6.75;2)" office:value-type="float" office:value="0.0065297109186332" calcext:value-type="float">
            <text:p>0.0065297109</text:p>
          </table:table-cell>
          <table:table-cell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6.527148" calcext:value-type="float">
            <text:p>6.527148</text:p>
          </table:table-cell>
          <table:table-cell office:value-type="float" office:value="6.6696682427" calcext:value-type="float">
            <text:p>6.6696682427</text:p>
          </table:table-cell>
          <table:table-cell table:formula="of:=POWER([.C2252]-6.75;2)" office:value-type="float" office:value="0.00645319123090606" calcext:value-type="float">
            <text:p>0.0064531912</text:p>
          </table:table-cell>
          <table:table-cell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6.520698" calcext:value-type="float">
            <text:p>6.520698</text:p>
          </table:table-cell>
          <table:table-cell office:value-type="float" office:value="6.6701525177" calcext:value-type="float">
            <text:p>6.6701525177</text:p>
          </table:table-cell>
          <table:table-cell table:formula="of:=POWER([.C2253]-6.75;2)" office:value-type="float" office:value="0.0063756204296488" calcext:value-type="float">
            <text:p>0.0063756204</text:p>
          </table:table-cell>
          <table:table-cell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6.51424" calcext:value-type="float">
            <text:p>6.51424</text:p>
          </table:table-cell>
          <table:table-cell office:value-type="float" office:value="6.6706463687" calcext:value-type="float">
            <text:p>6.6706463687</text:p>
          </table:table-cell>
          <table:table-cell table:formula="of:=POWER([.C2254]-6.75;2)" office:value-type="float" office:value="0.00629699880049635" calcext:value-type="float">
            <text:p>0.0062969988</text:p>
          </table:table-cell>
          <table:table-cell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6.507833" calcext:value-type="float">
            <text:p>6.507833</text:p>
          </table:table-cell>
          <table:table-cell office:value-type="float" office:value="6.6711498679" calcext:value-type="float">
            <text:p>6.6711498679</text:p>
          </table:table-cell>
          <table:table-cell table:formula="of:=POWER([.C2255]-6.75;2)" office:value-type="float" office:value="0.00621734333218751" calcext:value-type="float">
            <text:p>0.0062173433</text:p>
          </table:table-cell>
          <table:table-cell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6.501536" calcext:value-type="float">
            <text:p>6.501536</text:p>
          </table:table-cell>
          <table:table-cell office:value-type="float" office:value="6.6716629846" calcext:value-type="float">
            <text:p>6.6716629846</text:p>
          </table:table-cell>
          <table:table-cell table:formula="of:=POWER([.C2256]-6.75;2)" office:value-type="float" office:value="0.00613668798177981" calcext:value-type="float">
            <text:p>0.006136688</text:p>
          </table:table-cell>
          <table:table-cell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6.49541" calcext:value-type="float">
            <text:p>6.49541</text:p>
          </table:table-cell>
          <table:table-cell office:value-type="float" office:value="6.6721855853" calcext:value-type="float">
            <text:p>6.6721855853</text:p>
          </table:table-cell>
          <table:table-cell table:formula="of:=POWER([.C2257]-6.75;2)" office:value-type="float" office:value="0.00605508313510353" calcext:value-type="float">
            <text:p>0.0060550831</text:p>
          </table:table-cell>
          <table:table-cell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6.489512" calcext:value-type="float">
            <text:p>6.489512</text:p>
          </table:table-cell>
          <table:table-cell office:value-type="float" office:value="6.6727174301" calcext:value-type="float">
            <text:p>6.6727174301</text:p>
          </table:table-cell>
          <table:table-cell table:formula="of:=POWER([.C2258]-6.75;2)" office:value-type="float" office:value="0.00597259561034831" calcext:value-type="float">
            <text:p>0.0059725956</text:p>
          </table:table-cell>
          <table:table-cell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6.483901" calcext:value-type="float">
            <text:p>6.483901</text:p>
          </table:table-cell>
          <table:table-cell office:value-type="float" office:value="6.6732581782" calcext:value-type="float">
            <text:p>6.6732581782</text:p>
          </table:table-cell>
          <table:table-cell table:formula="of:=POWER([.C2259]-6.75;2)" office:value-type="float" office:value="0.00588930721318292" calcext:value-type="float">
            <text:p>0.0058893072</text:p>
          </table:table-cell>
          <table:table-cell/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6.478632" calcext:value-type="float">
            <text:p>6.478632</text:p>
          </table:table-cell>
          <table:table-cell office:value-type="float" office:value="6.6738073825" calcext:value-type="float">
            <text:p>6.6738073825</text:p>
          </table:table-cell>
          <table:table-cell table:formula="of:=POWER([.C2260]-6.75;2)" office:value-type="float" office:value="0.00580531496150135" calcext:value-type="float">
            <text:p>0.005805315</text:p>
          </table:table-cell>
          <table:table-cell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6.473757" calcext:value-type="float">
            <text:p>6.473757</text:p>
          </table:table-cell>
          <table:table-cell office:value-type="float" office:value="6.6743644977" calcext:value-type="float">
            <text:p>6.6743644977</text:p>
          </table:table-cell>
          <table:table-cell table:formula="of:=POWER([.C2261]-6.75;2)" office:value-type="float" office:value="0.0057207292081733" calcext:value-type="float">
            <text:p>0.0057207292</text:p>
          </table:table-cell>
          <table:table-cell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6.469325" calcext:value-type="float">
            <text:p>6.469325</text:p>
          </table:table-cell>
          <table:table-cell office:value-type="float" office:value="6.6749288833" calcext:value-type="float">
            <text:p>6.6749288833</text:p>
          </table:table-cell>
          <table:table-cell table:formula="of:=POWER([.C2262]-6.75;2)" office:value-type="float" office:value="0.00563567256258505" calcext:value-type="float">
            <text:p>0.0056356726</text:p>
          </table:table-cell>
          <table:table-cell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6.465381" calcext:value-type="float">
            <text:p>6.465381</text:p>
          </table:table-cell>
          <table:table-cell office:value-type="float" office:value="6.6754998095" calcext:value-type="float">
            <text:p>6.6754998095</text:p>
          </table:table-cell>
          <table:table-cell table:formula="of:=POWER([.C2263]-6.75;2)" office:value-type="float" office:value="0.00555027838453632" calcext:value-type="float">
            <text:p>0.0055502784</text:p>
          </table:table-cell>
          <table:table-cell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6.461965" calcext:value-type="float">
            <text:p>6.461965</text:p>
          </table:table-cell>
          <table:table-cell office:value-type="float" office:value="6.6760764654" calcext:value-type="float">
            <text:p>6.6760764654</text:p>
          </table:table-cell>
          <table:table-cell table:formula="of:=POWER([.C2264]-6.75;2)" office:value-type="float" office:value="0.00546468896775746" calcext:value-type="float">
            <text:p>0.005464689</text:p>
          </table:table-cell>
          <table:table-cell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6.459112" calcext:value-type="float">
            <text:p>6.459112</text:p>
          </table:table-cell>
          <table:table-cell office:value-type="float" office:value="6.6766579616" calcext:value-type="float">
            <text:p>6.6766579616</text:p>
          </table:table-cell>
          <table:table-cell table:formula="of:=POWER([.C2265]-6.75;2)" office:value-type="float" office:value="0.00537905459666705" calcext:value-type="float">
            <text:p>0.0053790546</text:p>
          </table:table-cell>
          <table:table-cell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6.456853" calcext:value-type="float">
            <text:p>6.456853</text:p>
          </table:table-cell>
          <table:table-cell office:value-type="float" office:value="6.6772433441" calcext:value-type="float">
            <text:p>6.6772433441</text:p>
          </table:table-cell>
          <table:table-cell table:formula="of:=POWER([.C2266]-6.75;2)" office:value-type="float" office:value="0.00529353097775102" calcext:value-type="float">
            <text:p>0.005293531</text:p>
          </table:table-cell>
          <table:table-cell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6.455209" calcext:value-type="float">
            <text:p>6.455209</text:p>
          </table:table-cell>
          <table:table-cell office:value-type="float" office:value="6.6778315991" calcext:value-type="float">
            <text:p>6.6778315991</text:p>
          </table:table-cell>
          <table:table-cell table:formula="of:=POWER([.C2267]-6.75;2)" office:value-type="float" office:value="0.0052082780884631" calcext:value-type="float">
            <text:p>0.0052082781</text:p>
          </table:table-cell>
          <table:table-cell/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6.454199" calcext:value-type="float">
            <text:p>6.454199</text:p>
          </table:table-cell>
          <table:table-cell office:value-type="float" office:value="6.6784216682" calcext:value-type="float">
            <text:p>6.6784216682</text:p>
          </table:table-cell>
          <table:table-cell table:formula="of:=POWER([.C2268]-6.75;2)" office:value-type="float" office:value="0.00512345758327084" calcext:value-type="float">
            <text:p>0.0051234576</text:p>
          </table:table-cell>
          <table:table-cell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6.453834" calcext:value-type="float">
            <text:p>6.453834</text:p>
          </table:table-cell>
          <table:table-cell office:value-type="float" office:value="6.6790124562" calcext:value-type="float">
            <text:p>6.6790124562</text:p>
          </table:table-cell>
          <table:table-cell table:formula="of:=POWER([.C2269]-6.75;2)" office:value-type="float" office:value="0.00503923137475696" calcext:value-type="float">
            <text:p>0.0050392314</text:p>
          </table:table-cell>
          <table:table-cell/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6.454118" calcext:value-type="float">
            <text:p>6.454118</text:p>
          </table:table-cell>
          <table:table-cell office:value-type="float" office:value="6.6796028402" calcext:value-type="float">
            <text:p>6.6796028402</text:p>
          </table:table-cell>
          <table:table-cell table:formula="of:=POWER([.C2270]-6.75;2)" office:value-type="float" office:value="0.0049557601079067" calcext:value-type="float">
            <text:p>0.0049557601</text:p>
          </table:table-cell>
          <table:table-cell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6.45505" calcext:value-type="float">
            <text:p>6.45505</text:p>
          </table:table-cell>
          <table:table-cell office:value-type="float" office:value="6.6801916851" calcext:value-type="float">
            <text:p>6.6801916851</text:p>
          </table:table-cell>
          <table:table-cell table:formula="of:=POWER([.C2271]-6.75;2)" office:value-type="float" office:value="0.00487320082917749" calcext:value-type="float">
            <text:p>0.0048732008</text:p>
          </table:table-cell>
          <table:table-cell/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6.45662" calcext:value-type="float">
            <text:p>6.45662</text:p>
          </table:table-cell>
          <table:table-cell office:value-type="float" office:value="6.680777851" calcext:value-type="float">
            <text:p>6.680777851</text:p>
          </table:table-cell>
          <table:table-cell table:formula="of:=POWER([.C2272]-6.75;2)" office:value-type="float" office:value="0.00479170591217817" calcext:value-type="float">
            <text:p>0.0047917059</text:p>
          </table:table-cell>
          <table:table-cell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6.458816" calcext:value-type="float">
            <text:p>6.458816</text:p>
          </table:table-cell>
          <table:table-cell office:value-type="float" office:value="6.6813602089" calcext:value-type="float">
            <text:p>6.6813602089</text:p>
          </table:table-cell>
          <table:table-cell table:formula="of:=POWER([.C2273]-6.75;2)" office:value-type="float" office:value="0.00471142092225162" calcext:value-type="float">
            <text:p>0.0047114209</text:p>
          </table:table-cell>
          <table:table-cell/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6.461617" calcext:value-type="float">
            <text:p>6.461617</text:p>
          </table:table-cell>
          <table:table-cell office:value-type="float" office:value="6.6819376467" calcext:value-type="float">
            <text:p>6.6819376467</text:p>
          </table:table-cell>
          <table:table-cell table:formula="of:=POWER([.C2274]-6.75;2)" office:value-type="float" office:value="0.00463248393673405" calcext:value-type="float">
            <text:p>0.0046324839</text:p>
          </table:table-cell>
          <table:table-cell/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6.464997" calcext:value-type="float">
            <text:p>6.464997</text:p>
          </table:table-cell>
          <table:table-cell office:value-type="float" office:value="6.6825090814" calcext:value-type="float">
            <text:p>6.6825090814</text:p>
          </table:table-cell>
          <table:table-cell table:formula="of:=POWER([.C2275]-6.75;2)" office:value-type="float" office:value="0.00455502409347181" calcext:value-type="float">
            <text:p>0.0045550241</text:p>
          </table:table-cell>
          <table:table-cell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6.468926" calcext:value-type="float">
            <text:p>6.468926</text:p>
          </table:table-cell>
          <table:table-cell office:value-type="float" office:value="6.68307347" calcext:value-type="float">
            <text:p>6.68307347</text:p>
          </table:table-cell>
          <table:table-cell table:formula="of:=POWER([.C2276]-6.75;2)" office:value-type="float" office:value="0.00447916041784089" calcext:value-type="float">
            <text:p>0.0044791604</text:p>
          </table:table-cell>
          <table:table-cell/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6.47337" calcext:value-type="float">
            <text:p>6.47337</text:p>
          </table:table-cell>
          <table:table-cell office:value-type="float" office:value="6.6836298203" calcext:value-type="float">
            <text:p>6.6836298203</text:p>
          </table:table-cell>
          <table:table-cell table:formula="of:=POWER([.C2277]-6.75;2)" office:value-type="float" office:value="0.00440500075341027" calcext:value-type="float">
            <text:p>0.0044050008</text:p>
          </table:table-cell>
          <table:table-cell/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6.478289" calcext:value-type="float">
            <text:p>6.478289</text:p>
          </table:table-cell>
          <table:table-cell office:value-type="float" office:value="6.6841771905" calcext:value-type="float">
            <text:p>6.6841771905</text:p>
          </table:table-cell>
          <table:table-cell table:formula="of:=POWER([.C2278]-6.75;2)" office:value-type="float" office:value="0.00433264225047332" calcext:value-type="float">
            <text:p>0.0043326423</text:p>
          </table:table-cell>
          <table:table-cell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6.483641" calcext:value-type="float">
            <text:p>6.483641</text:p>
          </table:table-cell>
          <table:table-cell office:value-type="float" office:value="6.6847147081" calcext:value-type="float">
            <text:p>6.6847147081</text:p>
          </table:table-cell>
          <table:table-cell table:formula="of:=POWER([.C2279]-6.75;2)" office:value-type="float" office:value="0.00426216933846826" calcext:value-type="float">
            <text:p>0.0042621693</text:p>
          </table:table-cell>
          <table:table-cell/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6.489381" calcext:value-type="float">
            <text:p>6.489381</text:p>
          </table:table-cell>
          <table:table-cell office:value-type="float" office:value="6.6852415684" calcext:value-type="float">
            <text:p>6.6852415684</text:p>
          </table:table-cell>
          <table:table-cell table:formula="of:=POWER([.C2280]-6.75;2)" office:value-type="float" office:value="0.00419365446329183" calcext:value-type="float">
            <text:p>0.0041936545</text:p>
          </table:table-cell>
          <table:table-cell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6.495464" calcext:value-type="float">
            <text:p>6.495464</text:p>
          </table:table-cell>
          <table:table-cell office:value-type="float" office:value="6.685757043" calcext:value-type="float">
            <text:p>6.685757043</text:p>
          </table:table-cell>
          <table:table-cell table:formula="of:=POWER([.C2281]-6.75;2)" office:value-type="float" office:value="0.00412715752410388" calcext:value-type="float">
            <text:p>0.0041271575</text:p>
          </table:table-cell>
          <table:table-cell/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6.501839" calcext:value-type="float">
            <text:p>6.501839</text:p>
          </table:table-cell>
          <table:table-cell office:value-type="float" office:value="6.6862604793" calcext:value-type="float">
            <text:p>6.6862604793</text:p>
          </table:table-cell>
          <table:table-cell table:formula="of:=POWER([.C2282]-6.75;2)" office:value-type="float" office:value="0.00406272649906578" calcext:value-type="float">
            <text:p>0.0040627265</text:p>
          </table:table-cell>
          <table:table-cell/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6.508459" calcext:value-type="float">
            <text:p>6.508459</text:p>
          </table:table-cell>
          <table:table-cell office:value-type="float" office:value="6.6867513103" calcext:value-type="float">
            <text:p>6.6867513103</text:p>
          </table:table-cell>
          <table:table-cell table:formula="of:=POWER([.C2283]-6.75;2)" office:value-type="float" office:value="0.00400039674876688" calcext:value-type="float">
            <text:p>0.0040003967</text:p>
          </table:table-cell>
          <table:table-cell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6.515274" calcext:value-type="float">
            <text:p>6.515274</text:p>
          </table:table-cell>
          <table:table-cell office:value-type="float" office:value="6.6872290507" calcext:value-type="float">
            <text:p>6.6872290507</text:p>
          </table:table-cell>
          <table:table-cell table:formula="of:=POWER([.C2284]-6.75;2)" office:value-type="float" office:value="0.00394019207602316" calcext:value-type="float">
            <text:p>0.0039401921</text:p>
          </table:table-cell>
          <table:table-cell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6.522235" calcext:value-type="float">
            <text:p>6.522235</text:p>
          </table:table-cell>
          <table:table-cell office:value-type="float" office:value="6.6876932995" calcext:value-type="float">
            <text:p>6.6876932995</text:p>
          </table:table-cell>
          <table:table-cell table:formula="of:=POWER([.C2285]-6.75;2)" office:value-type="float" office:value="0.00388212492719667" calcext:value-type="float">
            <text:p>0.0038821249</text:p>
          </table:table-cell>
          <table:table-cell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6.529295" calcext:value-type="float">
            <text:p>6.529295</text:p>
          </table:table-cell>
          <table:table-cell office:value-type="float" office:value="6.6881437404" calcext:value-type="float">
            <text:p>6.6881437404</text:p>
          </table:table-cell>
          <table:table-cell table:formula="of:=POWER([.C2286]-6.75;2)" office:value-type="float" office:value="0.00382619685170257" calcext:value-type="float">
            <text:p>0.0038261969</text:p>
          </table:table-cell>
          <table:table-cell/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6.536407" calcext:value-type="float">
            <text:p>6.536407</text:p>
          </table:table-cell>
          <table:table-cell office:value-type="float" office:value="6.6885801398" calcext:value-type="float">
            <text:p>6.6885801398</text:p>
          </table:table-cell>
          <table:table-cell table:formula="of:=POWER([.C2287]-6.75;2)" office:value-type="float" office:value="0.00377239922698755" calcext:value-type="float">
            <text:p>0.0037723992</text:p>
          </table:table-cell>
          <table:table-cell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6.543528" calcext:value-type="float">
            <text:p>6.543528</text:p>
          </table:table-cell>
          <table:table-cell office:value-type="float" office:value="6.6890023441" calcext:value-type="float">
            <text:p>6.6890023441</text:p>
          </table:table-cell>
          <table:table-cell table:formula="of:=POWER([.C2288]-6.75;2)" office:value-type="float" office:value="0.00372071402529476" calcext:value-type="float">
            <text:p>0.003720714</text:p>
          </table:table-cell>
          <table:table-cell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6.550615" calcext:value-type="float">
            <text:p>6.550615</text:p>
          </table:table-cell>
          <table:table-cell office:value-type="float" office:value="6.689410275" calcext:value-type="float">
            <text:p>6.689410275</text:p>
          </table:table-cell>
          <table:table-cell table:formula="of:=POWER([.C2289]-6.75;2)" office:value-type="float" office:value="0.0036711147755756" calcext:value-type="float">
            <text:p>0.0036711148</text:p>
          </table:table-cell>
          <table:table-cell/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6.55763" calcext:value-type="float">
            <text:p>6.55763</text:p>
          </table:table-cell>
          <table:table-cell office:value-type="float" office:value="6.6898039278" calcext:value-type="float">
            <text:p>6.6898039278</text:p>
          </table:table-cell>
          <table:table-cell table:formula="of:=POWER([.C2290]-6.75;2)" office:value-type="float" office:value="0.00362356710830763" calcext:value-type="float">
            <text:p>0.0036235671</text:p>
          </table:table-cell>
          <table:table-cell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6.564536" calcext:value-type="float">
            <text:p>6.564536</text:p>
          </table:table-cell>
          <table:table-cell office:value-type="float" office:value="6.6901833641" calcext:value-type="float">
            <text:p>6.6901833641</text:p>
          </table:table-cell>
          <table:table-cell table:formula="of:=POWER([.C2291]-6.75;2)" office:value-type="float" office:value="0.00357802993039315" calcext:value-type="float">
            <text:p>0.0035780299</text:p>
          </table:table-cell>
          <table:table-cell/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6.571302" calcext:value-type="float">
            <text:p>6.571302</text:p>
          </table:table-cell>
          <table:table-cell office:value-type="float" office:value="6.6905487097" calcext:value-type="float">
            <text:p>6.6905487097</text:p>
          </table:table-cell>
          <table:table-cell table:formula="of:=POWER([.C2292]-6.75;2)" office:value-type="float" office:value="0.0035344559183349" calcext:value-type="float">
            <text:p>0.0035344559</text:p>
          </table:table-cell>
          <table:table-cell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6.577899" calcext:value-type="float">
            <text:p>6.577899</text:p>
          </table:table-cell>
          <table:table-cell office:value-type="float" office:value="6.6909001444" calcext:value-type="float">
            <text:p>6.6909001444</text:p>
          </table:table-cell>
          <table:table-cell table:formula="of:=POWER([.C2293]-6.75;2)" office:value-type="float" office:value="0.0034927929319408" calcext:value-type="float">
            <text:p>0.0034927929</text:p>
          </table:table-cell>
          <table:table-cell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6.584301" calcext:value-type="float">
            <text:p>6.584301</text:p>
          </table:table-cell>
          <table:table-cell office:value-type="float" office:value="6.6912378986" calcext:value-type="float">
            <text:p>6.6912378986</text:p>
          </table:table-cell>
          <table:table-cell table:formula="of:=POWER([.C2294]-6.75;2)" office:value-type="float" office:value="0.0034529845609439" calcext:value-type="float">
            <text:p>0.0034529846</text:p>
          </table:table-cell>
          <table:table-cell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6.590487" calcext:value-type="float">
            <text:p>6.590487</text:p>
          </table:table-cell>
          <table:table-cell office:value-type="float" office:value="6.6915622458" calcext:value-type="float">
            <text:p>6.6915622458</text:p>
          </table:table-cell>
          <table:table-cell table:formula="of:=POWER([.C2295]-6.75;2)" office:value-type="float" office:value="0.0034149711159396" calcext:value-type="float">
            <text:p>0.0034149711</text:p>
          </table:table-cell>
          <table:table-cell/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6.596439" calcext:value-type="float">
            <text:p>6.596439</text:p>
          </table:table-cell>
          <table:table-cell office:value-type="float" office:value="6.6918734977" calcext:value-type="float">
            <text:p>6.6918734977</text:p>
          </table:table-cell>
          <table:table-cell table:formula="of:=POWER([.C2296]-6.75;2)" office:value-type="float" office:value="0.00337869026963195" calcext:value-type="float">
            <text:p>0.0033786903</text:p>
          </table:table-cell>
          <table:table-cell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6.602145" calcext:value-type="float">
            <text:p>6.602145</text:p>
          </table:table-cell>
          <table:table-cell office:value-type="float" office:value="6.6921719954" calcext:value-type="float">
            <text:p>6.6921719954</text:p>
          </table:table-cell>
          <table:table-cell table:formula="of:=POWER([.C2297]-6.75;2)" office:value-type="float" office:value="0.00334407811601764" calcext:value-type="float">
            <text:p>0.0033440781</text:p>
          </table:table-cell>
          <table:table-cell/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6.607593" calcext:value-type="float">
            <text:p>6.607593</text:p>
          </table:table-cell>
          <table:table-cell office:value-type="float" office:value="6.6924580998" calcext:value-type="float">
            <text:p>6.6924580998</text:p>
          </table:table-cell>
          <table:table-cell table:formula="of:=POWER([.C2298]-6.75;2)" office:value-type="float" office:value="0.0033110702786268" calcext:value-type="float">
            <text:p>0.0033110703</text:p>
          </table:table-cell>
          <table:table-cell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6.612778" calcext:value-type="float">
            <text:p>6.612778</text:p>
          </table:table-cell>
          <table:table-cell office:value-type="float" office:value="6.6927321935" calcext:value-type="float">
            <text:p>6.6927321935</text:p>
          </table:table-cell>
          <table:table-cell table:formula="of:=POWER([.C2299]-6.75;2)" office:value-type="float" office:value="0.0032796016613214" calcext:value-type="float">
            <text:p>0.0032796017</text:p>
          </table:table-cell>
          <table:table-cell/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6.617696" calcext:value-type="float">
            <text:p>6.617696</text:p>
          </table:table-cell>
          <table:table-cell office:value-type="float" office:value="6.6929946651" calcext:value-type="float">
            <text:p>6.6929946651</text:p>
          </table:table-cell>
          <table:table-cell table:formula="of:=POWER([.C2300]-6.75;2)" office:value-type="float" office:value="0.0032496082070611" calcext:value-type="float">
            <text:p>0.0032496082</text:p>
          </table:table-cell>
          <table:table-cell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6.622349" calcext:value-type="float">
            <text:p>6.622349</text:p>
          </table:table-cell>
          <table:table-cell office:value-type="float" office:value="6.6932459078" calcext:value-type="float">
            <text:p>6.6932459078</text:p>
          </table:table-cell>
          <table:table-cell table:formula="of:=POWER([.C2301]-6.75;2)" office:value-type="float" office:value="0.00322102698144613" calcext:value-type="float">
            <text:p>0.003221027</text:p>
          </table:table-cell>
          <table:table-cell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6.626739" calcext:value-type="float">
            <text:p>6.626739</text:p>
          </table:table-cell>
          <table:table-cell office:value-type="float" office:value="6.6934863134" calcext:value-type="float">
            <text:p>6.6934863134</text:p>
          </table:table-cell>
          <table:table-cell table:formula="of:=POWER([.C2302]-6.75;2)" office:value-type="float" office:value="0.00319379677312299" calcext:value-type="float">
            <text:p>0.0031937968</text:p>
          </table:table-cell>
          <table:table-cell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6.630873" calcext:value-type="float">
            <text:p>6.630873</text:p>
          </table:table-cell>
          <table:table-cell office:value-type="float" office:value="6.6937162673" calcext:value-type="float">
            <text:p>6.6937162673</text:p>
          </table:table-cell>
          <table:table-cell table:formula="of:=POWER([.C2303]-6.75;2)" office:value-type="float" office:value="0.00316785856664503" calcext:value-type="float">
            <text:p>0.0031678586</text:p>
          </table:table-cell>
          <table:table-cell/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6.634761" calcext:value-type="float">
            <text:p>6.634761</text:p>
          </table:table-cell>
          <table:table-cell office:value-type="float" office:value="6.6939361429" calcext:value-type="float">
            <text:p>6.6939361429</text:p>
          </table:table-cell>
          <table:table-cell table:formula="of:=POWER([.C2304]-6.75;2)" office:value-type="float" office:value="0.0031431560729292" calcext:value-type="float">
            <text:p>0.0031431561</text:p>
          </table:table-cell>
          <table:table-cell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6.638412" calcext:value-type="float">
            <text:p>6.638412</text:p>
          </table:table-cell>
          <table:table-cell office:value-type="float" office:value="6.6941462934" calcext:value-type="float">
            <text:p>6.6941462934</text:p>
          </table:table-cell>
          <table:table-cell table:formula="of:=POWER([.C2305]-6.75;2)" office:value-type="float" office:value="0.00311963654095886" calcext:value-type="float">
            <text:p>0.0031196365</text:p>
          </table:table-cell>
          <table:table-cell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6.641842" calcext:value-type="float">
            <text:p>6.641842</text:p>
          </table:table-cell>
          <table:table-cell office:value-type="float" office:value="6.6943470584" calcext:value-type="float">
            <text:p>6.6943470584</text:p>
          </table:table-cell>
          <table:table-cell table:formula="of:=POWER([.C2306]-6.75;2)" office:value-type="float" office:value="0.00309724990873301" calcext:value-type="float">
            <text:p>0.0030972499</text:p>
          </table:table-cell>
          <table:table-cell/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6.645063" calcext:value-type="float">
            <text:p>6.645063</text:p>
          </table:table-cell>
          <table:table-cell office:value-type="float" office:value="6.6945387481" calcext:value-type="float">
            <text:p>6.6945387481</text:p>
          </table:table-cell>
          <table:table-cell table:formula="of:=POWER([.C2307]-6.75;2)" office:value-type="float" office:value="0.00307595046231522" calcext:value-type="float">
            <text:p>0.0030759505</text:p>
          </table:table-cell>
          <table:table-cell/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6.648094" calcext:value-type="float">
            <text:p>6.648094</text:p>
          </table:table-cell>
          <table:table-cell office:value-type="float" office:value="6.6947216513" calcext:value-type="float">
            <text:p>6.6947216513</text:p>
          </table:table-cell>
          <table:table-cell table:formula="of:=POWER([.C2308]-6.75;2)" office:value-type="float" office:value="0.00305569583499878" calcext:value-type="float">
            <text:p>0.0030556958</text:p>
          </table:table-cell>
          <table:table-cell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6.650952" calcext:value-type="float">
            <text:p>6.650952</text:p>
          </table:table-cell>
          <table:table-cell office:value-type="float" office:value="6.6948960261" calcext:value-type="float">
            <text:p>6.6948960261</text:p>
          </table:table-cell>
          <table:table-cell table:formula="of:=POWER([.C2309]-6.75;2)" office:value-type="float" office:value="0.00303644793957184" calcext:value-type="float">
            <text:p>0.0030364479</text:p>
          </table:table-cell>
          <table:table-cell/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6.653655" calcext:value-type="float">
            <text:p>6.653655</text:p>
          </table:table-cell>
          <table:table-cell office:value-type="float" office:value="6.6950621014" calcext:value-type="float">
            <text:p>6.6950621014</text:p>
          </table:table-cell>
          <table:table-cell table:formula="of:=POWER([.C2310]-6.75;2)" office:value-type="float" office:value="0.00301817270258393" calcext:value-type="float">
            <text:p>0.0030181727</text:p>
          </table:table-cell>
          <table:table-cell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6.656221" calcext:value-type="float">
            <text:p>6.656221</text:p>
          </table:table-cell>
          <table:table-cell office:value-type="float" office:value="6.6952200768" calcext:value-type="float">
            <text:p>6.6952200768</text:p>
          </table:table-cell>
          <table:table-cell table:formula="of:=POWER([.C2311]-6.75;2)" office:value-type="float" office:value="0.00300083998579789" calcext:value-type="float">
            <text:p>0.00300084</text:p>
          </table:table-cell>
          <table:table-cell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6.658671" calcext:value-type="float">
            <text:p>6.658671</text:p>
          </table:table-cell>
          <table:table-cell office:value-type="float" office:value="6.6953701214" calcext:value-type="float">
            <text:p>6.6953701214</text:p>
          </table:table-cell>
          <table:table-cell table:formula="of:=POWER([.C2312]-6.75;2)" office:value-type="float" office:value="0.00298442363585075" calcext:value-type="float">
            <text:p>0.0029844236</text:p>
          </table:table-cell>
          <table:table-cell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6.661024" calcext:value-type="float">
            <text:p>6.661024</text:p>
          </table:table-cell>
          <table:table-cell office:value-type="float" office:value="6.6955123717" calcext:value-type="float">
            <text:p>6.6955123717</text:p>
          </table:table-cell>
          <table:table-cell table:formula="of:=POWER([.C2313]-6.75;2)" office:value-type="float" office:value="0.00296890163775901" calcext:value-type="float">
            <text:p>0.0029689016</text:p>
          </table:table-cell>
          <table:table-cell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6.663297" calcext:value-type="float">
            <text:p>6.663297</text:p>
          </table:table-cell>
          <table:table-cell office:value-type="float" office:value="6.6956469355" calcext:value-type="float">
            <text:p>6.6956469355</text:p>
          </table:table-cell>
          <table:table-cell table:formula="of:=POWER([.C2314]-6.75;2)" office:value-type="float" office:value="0.00295425562054115" calcext:value-type="float">
            <text:p>0.0029542556</text:p>
          </table:table-cell>
          <table:table-cell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6.66551" calcext:value-type="float">
            <text:p>6.66551</text:p>
          </table:table-cell>
          <table:table-cell office:value-type="float" office:value="6.6957738925" calcext:value-type="float">
            <text:p>6.6957738925</text:p>
          </table:table-cell>
          <table:table-cell table:formula="of:=POWER([.C2315]-6.75;2)" office:value-type="float" office:value="0.00294047073460154" calcext:value-type="float">
            <text:p>0.0029404707</text:p>
          </table:table-cell>
          <table:table-cell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6.667681" calcext:value-type="float">
            <text:p>6.667681</text:p>
          </table:table-cell>
          <table:table-cell office:value-type="float" office:value="6.6958932949" calcext:value-type="float">
            <text:p>6.6958932949</text:p>
          </table:table-cell>
          <table:table-cell table:formula="of:=POWER([.C2316]-6.75;2)" office:value-type="float" office:value="0.00292753553677833" calcext:value-type="float">
            <text:p>0.0029275355</text:p>
          </table:table-cell>
          <table:table-cell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6.669825" calcext:value-type="float">
            <text:p>6.669825</text:p>
          </table:table-cell>
          <table:table-cell office:value-type="float" office:value="6.6960051659" calcext:value-type="float">
            <text:p>6.6960051659</text:p>
          </table:table-cell>
          <table:table-cell table:formula="of:=POWER([.C2317]-6.75;2)" office:value-type="float" office:value="0.00291544210948653" calcext:value-type="float">
            <text:p>0.0029154421</text:p>
          </table:table-cell>
          <table:table-cell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6.67196" calcext:value-type="float">
            <text:p>6.67196</text:p>
          </table:table-cell>
          <table:table-cell office:value-type="float" office:value="6.69610951" calcext:value-type="float">
            <text:p>6.69610951</text:p>
          </table:table-cell>
          <table:table-cell table:formula="of:=POWER([.C2318]-6.75;2)" office:value-type="float" office:value="0.00290418491244007" calcext:value-type="float">
            <text:p>0.0029041849</text:p>
          </table:table-cell>
          <table:table-cell/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6.674098" calcext:value-type="float">
            <text:p>6.674098</text:p>
          </table:table-cell>
          <table:table-cell office:value-type="float" office:value="6.6962063072" calcext:value-type="float">
            <text:p>6.6962063072</text:p>
          </table:table-cell>
          <table:table-cell table:formula="of:=POWER([.C2319]-6.75;2)" office:value-type="float" office:value="0.0028937613850608" calcext:value-type="float">
            <text:p>0.0028937614</text:p>
          </table:table-cell>
          <table:table-cell/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6.676253" calcext:value-type="float">
            <text:p>6.676253</text:p>
          </table:table-cell>
          <table:table-cell office:value-type="float" office:value="6.6962955192" calcext:value-type="float">
            <text:p>6.6962955192</text:p>
          </table:table-cell>
          <table:table-cell table:formula="of:=POWER([.C2320]-6.75;2)" office:value-type="float" office:value="0.00288417125799762" calcext:value-type="float">
            <text:p>0.0028841713</text:p>
          </table:table-cell>
          <table:table-cell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6.678438" calcext:value-type="float">
            <text:p>6.678438</text:p>
          </table:table-cell>
          <table:table-cell office:value-type="float" office:value="6.6963770937" calcext:value-type="float">
            <text:p>6.6963770937</text:p>
          </table:table-cell>
          <table:table-cell table:formula="of:=POWER([.C2321]-6.75;2)" office:value-type="float" office:value="0.0028754160800586" calcext:value-type="float">
            <text:p>0.0028754161</text:p>
          </table:table-cell>
          <table:table-cell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6.680661" calcext:value-type="float">
            <text:p>6.680661</text:p>
          </table:table-cell>
          <table:table-cell office:value-type="float" office:value="6.6964509601" calcext:value-type="float">
            <text:p>6.6964509601</text:p>
          </table:table-cell>
          <table:table-cell table:formula="of:=POWER([.C2322]-6.75;2)" office:value-type="float" office:value="0.0028674996742118" calcext:value-type="float">
            <text:p>0.0028674997</text:p>
          </table:table-cell>
          <table:table-cell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6.682931" calcext:value-type="float">
            <text:p>6.682931</text:p>
          </table:table-cell>
          <table:table-cell office:value-type="float" office:value="6.6965170399" calcext:value-type="float">
            <text:p>6.6965170399</text:p>
          </table:table-cell>
          <table:table-cell table:formula="of:=POWER([.C2323]-6.75;2)" office:value-type="float" office:value="0.00286042702105821" calcext:value-type="float">
            <text:p>0.002860427</text:p>
          </table:table-cell>
          <table:table-cell/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6.685255" calcext:value-type="float">
            <text:p>6.685255</text:p>
          </table:table-cell>
          <table:table-cell office:value-type="float" office:value="6.6965752473" calcext:value-type="float">
            <text:p>6.6965752473</text:p>
          </table:table-cell>
          <table:table-cell table:formula="of:=POWER([.C2324]-6.75;2)" office:value-type="float" office:value="0.00285420420105614" calcext:value-type="float">
            <text:p>0.0028542042</text:p>
          </table:table-cell>
          <table:table-cell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6.687638" calcext:value-type="float">
            <text:p>6.687638</text:p>
          </table:table-cell>
          <table:table-cell office:value-type="float" office:value="6.6966254885" calcext:value-type="float">
            <text:p>6.6966254885</text:p>
          </table:table-cell>
          <table:table-cell table:formula="of:=POWER([.C2325]-6.75;2)" office:value-type="float" office:value="0.00284883847786358" calcext:value-type="float">
            <text:p>0.0028488385</text:p>
          </table:table-cell>
          <table:table-cell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6.690085" calcext:value-type="float">
            <text:p>6.690085</text:p>
          </table:table-cell>
          <table:table-cell office:value-type="float" office:value="6.6966676682" calcext:value-type="float">
            <text:p>6.6966676682</text:p>
          </table:table-cell>
          <table:table-cell table:formula="of:=POWER([.C2326]-6.75;2)" office:value-type="float" office:value="0.0028443376152253" calcext:value-type="float">
            <text:p>0.0028443376</text:p>
          </table:table-cell>
          <table:table-cell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6.692596" calcext:value-type="float">
            <text:p>6.692596</text:p>
          </table:table-cell>
          <table:table-cell office:value-type="float" office:value="6.6967016882" calcext:value-type="float">
            <text:p>6.6967016882</text:p>
          </table:table-cell>
          <table:table-cell table:formula="of:=POWER([.C2327]-6.75;2)" office:value-type="float" office:value="0.00284071004073001" calcext:value-type="float">
            <text:p>0.00284071</text:p>
          </table:table-cell>
          <table:table-cell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6.695174" calcext:value-type="float">
            <text:p>6.695174</text:p>
          </table:table-cell>
          <table:table-cell office:value-type="float" office:value="6.6967274547" calcext:value-type="float">
            <text:p>6.6967274547</text:p>
          </table:table-cell>
          <table:table-cell table:formula="of:=POWER([.C2328]-6.75;2)" office:value-type="float" office:value="0.0028379640827406" calcext:value-type="float">
            <text:p>0.0028379641</text:p>
          </table:table-cell>
          <table:table-cell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6.697817" calcext:value-type="float">
            <text:p>6.697817</text:p>
          </table:table-cell>
          <table:table-cell office:value-type="float" office:value="6.6967448725" calcext:value-type="float">
            <text:p>6.6967448725</text:p>
          </table:table-cell>
          <table:table-cell table:formula="of:=POWER([.C2329]-6.75;2)" office:value-type="float" office:value="0.00283610860504125" calcext:value-type="float">
            <text:p>0.0028361086</text:p>
          </table:table-cell>
          <table:table-cell/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6.700523" calcext:value-type="float">
            <text:p>6.700523</text:p>
          </table:table-cell>
          <table:table-cell office:value-type="float" office:value="6.6967538556" calcext:value-type="float">
            <text:p>6.6967538556</text:p>
          </table:table-cell>
          <table:table-cell table:formula="of:=POWER([.C2330]-6.75;2)" office:value-type="float" office:value="0.00283515189346566" calcext:value-type="float">
            <text:p>0.0028351519</text:p>
          </table:table-cell>
          <table:table-cell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6.70329" calcext:value-type="float">
            <text:p>6.70329</text:p>
          </table:table-cell>
          <table:table-cell office:value-type="float" office:value="6.696754321" calcext:value-type="float">
            <text:p>6.696754321</text:p>
          </table:table-cell>
          <table:table-cell table:formula="of:=POWER([.C2331]-6.75;2)" office:value-type="float" office:value="0.00283510233217102" calcext:value-type="float">
            <text:p>0.0028351023</text:p>
          </table:table-cell>
          <table:table-cell/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6.706113" calcext:value-type="float">
            <text:p>6.706113</text:p>
          </table:table-cell>
          <table:table-cell office:value-type="float" office:value="6.6967461951" calcext:value-type="float">
            <text:p>6.6967461951</text:p>
          </table:table-cell>
          <table:table-cell table:formula="of:=POWER([.C2332]-6.75;2)" office:value-type="float" office:value="0.00283596773632724" calcext:value-type="float">
            <text:p>0.0028359677</text:p>
          </table:table-cell>
          <table:table-cell/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6.708987" calcext:value-type="float">
            <text:p>6.708987</text:p>
          </table:table-cell>
          <table:table-cell office:value-type="float" office:value="6.6967294117" calcext:value-type="float">
            <text:p>6.6967294117</text:p>
          </table:table-cell>
          <table:table-cell table:formula="of:=POWER([.C2333]-6.75;2)" office:value-type="float" office:value="0.00283775557782812" calcext:value-type="float">
            <text:p>0.0028377556</text:p>
          </table:table-cell>
          <table:table-cell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6.711908" calcext:value-type="float">
            <text:p>6.711908</text:p>
          </table:table-cell>
          <table:table-cell office:value-type="float" office:value="6.6967039171" calcext:value-type="float">
            <text:p>6.6967039171</text:p>
          </table:table-cell>
          <table:table-cell table:formula="of:=POWER([.C2334]-6.75;2)" office:value-type="float" office:value="0.00284047245248369" calcext:value-type="float">
            <text:p>0.0028404725</text:p>
          </table:table-cell>
          <table:table-cell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6.714868" calcext:value-type="float">
            <text:p>6.714868</text:p>
          </table:table-cell>
          <table:table-cell office:value-type="float" office:value="6.6966696605" calcext:value-type="float">
            <text:p>6.6966696605</text:p>
          </table:table-cell>
          <table:table-cell table:formula="of:=POWER([.C2335]-6.75;2)" office:value-type="float" office:value="0.00284412511118531" calcext:value-type="float">
            <text:p>0.0028441251</text:p>
          </table:table-cell>
          <table:table-cell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6.71786" calcext:value-type="float">
            <text:p>6.71786</text:p>
          </table:table-cell>
          <table:table-cell office:value-type="float" office:value="6.6966266068" calcext:value-type="float">
            <text:p>6.6966266068</text:p>
          </table:table-cell>
          <table:table-cell table:formula="of:=POWER([.C2336]-6.75;2)" office:value-type="float" office:value="0.00284871910168183" calcext:value-type="float">
            <text:p>0.0028487191</text:p>
          </table:table-cell>
          <table:table-cell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6.720879" calcext:value-type="float">
            <text:p>6.720879</text:p>
          </table:table-cell>
          <table:table-cell office:value-type="float" office:value="6.6965747296" calcext:value-type="float">
            <text:p>6.6965747296</text:p>
          </table:table-cell>
          <table:table-cell table:formula="of:=POWER([.C2337]-6.75;2)" office:value-type="float" office:value="0.00285425951731312" calcext:value-type="float">
            <text:p>0.0028542595</text:p>
          </table:table-cell>
          <table:table-cell/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6.723916" calcext:value-type="float">
            <text:p>6.723916</text:p>
          </table:table-cell>
          <table:table-cell office:value-type="float" office:value="6.6965140123" calcext:value-type="float">
            <text:p>6.6965140123</text:p>
          </table:table-cell>
          <table:table-cell table:formula="of:=POWER([.C2338]-6.75;2)" office:value-type="float" office:value="0.00286075088024458" calcext:value-type="float">
            <text:p>0.0028607509</text:p>
          </table:table-cell>
          <table:table-cell/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6.726965" calcext:value-type="float">
            <text:p>6.726965</text:p>
          </table:table-cell>
          <table:table-cell office:value-type="float" office:value="6.696444447" calcext:value-type="float">
            <text:p>6.696444447</text:p>
          </table:table-cell>
          <table:table-cell table:formula="of:=POWER([.C2339]-6.75;2)" office:value-type="float" office:value="0.00286819725713579" calcext:value-type="float">
            <text:p>0.0028681973</text:p>
          </table:table-cell>
          <table:table-cell/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6.730018" calcext:value-type="float">
            <text:p>6.730018</text:p>
          </table:table-cell>
          <table:table-cell office:value-type="float" office:value="6.6963660353" calcext:value-type="float">
            <text:p>6.6963660353</text:p>
          </table:table-cell>
          <table:table-cell table:formula="of:=POWER([.C2340]-6.75;2)" office:value-type="float" office:value="0.00287660216944079" calcext:value-type="float">
            <text:p>0.0028766022</text:p>
          </table:table-cell>
          <table:table-cell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6.733068" calcext:value-type="float">
            <text:p>6.733068</text:p>
          </table:table-cell>
          <table:table-cell office:value-type="float" office:value="6.6962787865" calcext:value-type="float">
            <text:p>6.6962787865</text:p>
          </table:table-cell>
          <table:table-cell table:formula="of:=POWER([.C2341]-6.75;2)" office:value-type="float" office:value="0.00288596877991261" calcext:value-type="float">
            <text:p>0.0028859688</text:p>
          </table:table-cell>
          <table:table-cell/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6.736109" calcext:value-type="float">
            <text:p>6.736109</text:p>
          </table:table-cell>
          <table:table-cell office:value-type="float" office:value="6.696182722" calcext:value-type="float">
            <text:p>6.696182722</text:p>
          </table:table-cell>
          <table:table-cell table:formula="of:=POWER([.C2342]-6.75;2)" office:value-type="float" office:value="0.00289629941132932" calcext:value-type="float">
            <text:p>0.0028962994</text:p>
          </table:table-cell>
          <table:table-cell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6.739134" calcext:value-type="float">
            <text:p>6.739134</text:p>
          </table:table-cell>
          <table:table-cell office:value-type="float" office:value="6.6960778648" calcext:value-type="float">
            <text:p>6.6960778648</text:p>
          </table:table-cell>
          <table:table-cell table:formula="of:=POWER([.C2343]-6.75;2)" office:value-type="float" office:value="0.00290759666452704" calcext:value-type="float">
            <text:p>0.0029075967</text:p>
          </table:table-cell>
          <table:table-cell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6.742137" calcext:value-type="float">
            <text:p>6.742137</text:p>
          </table:table-cell>
          <table:table-cell office:value-type="float" office:value="6.6959642488" calcext:value-type="float">
            <text:p>6.6959642488</text:p>
          </table:table-cell>
          <table:table-cell table:formula="of:=POWER([.C2344]-6.75;2)" office:value-type="float" office:value="0.00291986240774828" calcext:value-type="float">
            <text:p>0.0029198624</text:p>
          </table:table-cell>
          <table:table-cell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6.745114" calcext:value-type="float">
            <text:p>6.745114</text:p>
          </table:table-cell>
          <table:table-cell office:value-type="float" office:value="6.6958419124" calcext:value-type="float">
            <text:p>6.6958419124</text:p>
          </table:table-cell>
          <table:table-cell table:formula="of:=POWER([.C2345]-6.75;2)" office:value-type="float" office:value="0.00293309845248931" calcext:value-type="float">
            <text:p>0.0029330985</text:p>
          </table:table-cell>
          <table:table-cell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6.748059" calcext:value-type="float">
            <text:p>6.748059</text:p>
          </table:table-cell>
          <table:table-cell office:value-type="float" office:value="6.6957108986" calcext:value-type="float">
            <text:p>6.6957108986</text:p>
          </table:table-cell>
          <table:table-cell table:formula="of:=POWER([.C2346]-6.75;2)" office:value-type="float" office:value="0.0029473065308195" calcext:value-type="float">
            <text:p>0.0029473065</text:p>
          </table:table-cell>
          <table:table-cell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6.750968" calcext:value-type="float">
            <text:p>6.750968</text:p>
          </table:table-cell>
          <table:table-cell office:value-type="float" office:value="6.6955712535" calcext:value-type="float">
            <text:p>6.6955712535</text:p>
          </table:table-cell>
          <table:table-cell table:formula="of:=POWER([.C2347]-6.75;2)" office:value-type="float" office:value="0.00296248844556128" calcext:value-type="float">
            <text:p>0.0029624884</text:p>
          </table:table-cell>
          <table:table-cell/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6.753837" calcext:value-type="float">
            <text:p>6.753837</text:p>
          </table:table-cell>
          <table:table-cell office:value-type="float" office:value="6.6954230292" calcext:value-type="float">
            <text:p>6.6954230292</text:p>
          </table:table-cell>
          <table:table-cell table:formula="of:=POWER([.C2348]-6.75;2)" office:value-type="float" office:value="0.00297864574170409" calcext:value-type="float">
            <text:p>0.0029786457</text:p>
          </table:table-cell>
          <table:table-cell/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6.756663" calcext:value-type="float">
            <text:p>6.756663</text:p>
          </table:table-cell>
          <table:table-cell office:value-type="float" office:value="6.6952662811" calcext:value-type="float">
            <text:p>6.6952662811</text:p>
          </table:table-cell>
          <table:table-cell table:formula="of:=POWER([.C2349]-6.75;2)" office:value-type="float" office:value="0.00299577998462418" calcext:value-type="float">
            <text:p>0.00299578</text:p>
          </table:table-cell>
          <table:table-cell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6.759444" calcext:value-type="float">
            <text:p>6.759444</text:p>
          </table:table-cell>
          <table:table-cell office:value-type="float" office:value="6.6951010645" calcext:value-type="float">
            <text:p>6.6951010645</text:p>
          </table:table-cell>
          <table:table-cell table:formula="of:=POWER([.C2350]-6.75;2)" office:value-type="float" office:value="0.00301389311903314" calcext:value-type="float">
            <text:p>0.0030138931</text:p>
          </table:table-cell>
          <table:table-cell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6.762177" calcext:value-type="float">
            <text:p>6.762177</text:p>
          </table:table-cell>
          <table:table-cell office:value-type="float" office:value="6.6950020754" calcext:value-type="float">
            <text:p>6.6950020754</text:p>
          </table:table-cell>
          <table:table-cell table:formula="of:=POWER([.C2351]-6.75;2)" office:value-type="float" office:value="0.00302477171030732" calcext:value-type="float">
            <text:p>0.0030247717</text:p>
          </table:table-cell>
          <table:table-cell/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6.764862" calcext:value-type="float">
            <text:p>6.764862</text:p>
          </table:table-cell>
          <table:table-cell office:value-type="float" office:value="6.6948985701" calcext:value-type="float">
            <text:p>6.6948985701</text:p>
          </table:table-cell>
          <table:table-cell table:formula="of:=POWER([.C2352]-6.75;2)" office:value-type="float" office:value="0.00303616757702458" calcext:value-type="float">
            <text:p>0.0030361676</text:p>
          </table:table-cell>
          <table:table-cell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6.767497" calcext:value-type="float">
            <text:p>6.767497</text:p>
          </table:table-cell>
          <table:table-cell office:value-type="float" office:value="6.6947906019" calcext:value-type="float">
            <text:p>6.6947906019</text:p>
          </table:table-cell>
          <table:table-cell table:formula="of:=POWER([.C2353]-6.75;2)" office:value-type="float" office:value="0.00304807763856425" calcext:value-type="float">
            <text:p>0.0030480776</text:p>
          </table:table-cell>
          <table:table-cell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6.770081" calcext:value-type="float">
            <text:p>6.770081</text:p>
          </table:table-cell>
          <table:table-cell office:value-type="float" office:value="6.6946782272" calcext:value-type="float">
            <text:p>6.6946782272</text:p>
          </table:table-cell>
          <table:table-cell table:formula="of:=POWER([.C2354]-6.75;2)" office:value-type="float" office:value="0.00306049854573484" calcext:value-type="float">
            <text:p>0.0030604985</text:p>
          </table:table-cell>
          <table:table-cell/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6.772615" calcext:value-type="float">
            <text:p>6.772615</text:p>
          </table:table-cell>
          <table:table-cell office:value-type="float" office:value="6.6945615046" calcext:value-type="float">
            <text:p>6.6945615046</text:p>
          </table:table-cell>
          <table:table-cell table:formula="of:=POWER([.C2355]-6.75;2)" office:value-type="float" office:value="0.0030734267722158" calcext:value-type="float">
            <text:p>0.0030734268</text:p>
          </table:table-cell>
          <table:table-cell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6.775098" calcext:value-type="float">
            <text:p>6.775098</text:p>
          </table:table-cell>
          <table:table-cell office:value-type="float" office:value="6.6944404915" calcext:value-type="float">
            <text:p>6.6944404915</text:p>
          </table:table-cell>
          <table:table-cell table:formula="of:=POWER([.C2356]-6.75;2)" office:value-type="float" office:value="0.00308685898476157" calcext:value-type="float">
            <text:p>0.003086859</text:p>
          </table:table-cell>
          <table:table-cell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6.777531" calcext:value-type="float">
            <text:p>6.777531</text:p>
          </table:table-cell>
          <table:table-cell office:value-type="float" office:value="6.6943152469" calcext:value-type="float">
            <text:p>6.6943152469</text:p>
          </table:table-cell>
          <table:table-cell table:formula="of:=POWER([.C2357]-6.75;2)" office:value-type="float" office:value="0.00310079172780791" calcext:value-type="float">
            <text:p>0.0031007917</text:p>
          </table:table-cell>
          <table:table-cell/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6.779915" calcext:value-type="float">
            <text:p>6.779915</text:p>
          </table:table-cell>
          <table:table-cell office:value-type="float" office:value="6.6941858289" calcext:value-type="float">
            <text:p>6.6941858289</text:p>
          </table:table-cell>
          <table:table-cell table:formula="of:=POWER([.C2358]-6.75;2)" office:value-type="float" office:value="0.00311522169558005" calcext:value-type="float">
            <text:p>0.0031152217</text:p>
          </table:table-cell>
          <table:table-cell/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6.782249" calcext:value-type="float">
            <text:p>6.782249</text:p>
          </table:table-cell>
          <table:table-cell office:value-type="float" office:value="6.6940522944" calcext:value-type="float">
            <text:p>6.6940522944</text:p>
          </table:table-cell>
          <table:table-cell table:formula="of:=POWER([.C2359]-6.75;2)" office:value-type="float" office:value="0.00313014576190422" calcext:value-type="float">
            <text:p>0.0031301458</text:p>
          </table:table-cell>
          <table:table-cell/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6.784536" calcext:value-type="float">
            <text:p>6.784536</text:p>
          </table:table-cell>
          <table:table-cell office:value-type="float" office:value="6.693914702" calcext:value-type="float">
            <text:p>6.693914702</text:p>
          </table:table-cell>
          <table:table-cell table:formula="of:=POWER([.C2360]-6.75;2)" office:value-type="float" office:value="0.00314556065174882" calcext:value-type="float">
            <text:p>0.0031455607</text:p>
          </table:table-cell>
          <table:table-cell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6.786775" calcext:value-type="float">
            <text:p>6.786775</text:p>
          </table:table-cell>
          <table:table-cell office:value-type="float" office:value="6.6937731063" calcext:value-type="float">
            <text:p>6.6937731063</text:p>
          </table:table-cell>
          <table:table-cell table:formula="of:=POWER([.C2361]-6.75;2)" office:value-type="float" office:value="0.00316146357515109" calcext:value-type="float">
            <text:p>0.0031614636</text:p>
          </table:table-cell>
          <table:table-cell/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6.788967" calcext:value-type="float">
            <text:p>6.788967</text:p>
          </table:table-cell>
          <table:table-cell office:value-type="float" office:value="6.6936275634" calcext:value-type="float">
            <text:p>6.6936275634</text:p>
          </table:table-cell>
          <table:table-cell table:formula="of:=POWER([.C2362]-6.75;2)" office:value-type="float" office:value="0.00317785160822105" calcext:value-type="float">
            <text:p>0.0031778516</text:p>
          </table:table-cell>
          <table:table-cell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6.791112" calcext:value-type="float">
            <text:p>6.791112</text:p>
          </table:table-cell>
          <table:table-cell office:value-type="float" office:value="6.6934781285" calcext:value-type="float">
            <text:p>6.6934781285</text:p>
          </table:table-cell>
          <table:table-cell table:formula="of:=POWER([.C2363]-6.75;2)" office:value-type="float" office:value="0.00319472195786254" calcext:value-type="float">
            <text:p>0.003194722</text:p>
          </table:table-cell>
          <table:table-cell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6.793212" calcext:value-type="float">
            <text:p>6.793212</text:p>
          </table:table-cell>
          <table:table-cell office:value-type="float" office:value="6.6933248571" calcext:value-type="float">
            <text:p>6.6933248571</text:p>
          </table:table-cell>
          <table:table-cell table:formula="of:=POWER([.C2364]-6.75;2)" office:value-type="float" office:value="0.00321207182273538" calcext:value-type="float">
            <text:p>0.0032120718</text:p>
          </table:table-cell>
          <table:table-cell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6.795265" calcext:value-type="float">
            <text:p>6.795265</text:p>
          </table:table-cell>
          <table:table-cell office:value-type="float" office:value="6.6931678019" calcext:value-type="float">
            <text:p>6.6931678019</text:p>
          </table:table-cell>
          <table:table-cell table:formula="of:=POWER([.C2365]-6.75;2)" office:value-type="float" office:value="0.00322989874087769" calcext:value-type="float">
            <text:p>0.0032298987</text:p>
          </table:table-cell>
          <table:table-cell/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6.797273" calcext:value-type="float">
            <text:p>6.797273</text:p>
          </table:table-cell>
          <table:table-cell office:value-type="float" office:value="6.6930070189" calcext:value-type="float">
            <text:p>6.6930070189</text:p>
          </table:table-cell>
          <table:table-cell table:formula="of:=POWER([.C2366]-6.75;2)" office:value-type="float" office:value="0.00324819989466491" calcext:value-type="float">
            <text:p>0.0032481999</text:p>
          </table:table-cell>
          <table:table-cell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6.799234" calcext:value-type="float">
            <text:p>6.799234</text:p>
          </table:table-cell>
          <table:table-cell office:value-type="float" office:value="6.6928425615" calcext:value-type="float">
            <text:p>6.6928425615</text:p>
          </table:table-cell>
          <table:table-cell table:formula="of:=POWER([.C2367]-6.75;2)" office:value-type="float" office:value="0.00326697277588128" calcext:value-type="float">
            <text:p>0.0032669728</text:p>
          </table:table-cell>
          <table:table-cell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6.801149" calcext:value-type="float">
            <text:p>6.801149</text:p>
          </table:table-cell>
          <table:table-cell office:value-type="float" office:value="6.6926744866" calcext:value-type="float">
            <text:p>6.6926744866</text:p>
          </table:table-cell>
          <table:table-cell table:formula="of:=POWER([.C2368]-6.75;2)" office:value-type="float" office:value="0.00328621448657362" calcext:value-type="float">
            <text:p>0.0032862145</text:p>
          </table:table-cell>
          <table:table-cell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6.803015" calcext:value-type="float">
            <text:p>6.803015</text:p>
          </table:table-cell>
          <table:table-cell office:value-type="float" office:value="6.6925028497" calcext:value-type="float">
            <text:p>6.6925028497</text:p>
          </table:table-cell>
          <table:table-cell table:formula="of:=POWER([.C2369]-6.75;2)" office:value-type="float" office:value="0.00330592229262075" calcext:value-type="float">
            <text:p>0.0033059223</text:p>
          </table:table-cell>
          <table:table-cell/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6.804831" calcext:value-type="float">
            <text:p>6.804831</text:p>
          </table:table-cell>
          <table:table-cell office:value-type="float" office:value="6.6923277116" calcext:value-type="float">
            <text:p>6.6923277116</text:p>
          </table:table-cell>
          <table:table-cell table:formula="of:=POWER([.C2370]-6.75;2)" office:value-type="float" office:value="0.00332609284929278" calcext:value-type="float">
            <text:p>0.0033260928</text:p>
          </table:table-cell>
          <table:table-cell/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6.806597" calcext:value-type="float">
            <text:p>6.806597</text:p>
          </table:table-cell>
          <table:table-cell office:value-type="float" office:value="6.6921491349" calcext:value-type="float">
            <text:p>6.6921491349</text:p>
          </table:table-cell>
          <table:table-cell table:formula="of:=POWER([.C2371]-6.75;2)" office:value-type="float" office:value="0.00334672259281838" calcext:value-type="float">
            <text:p>0.0033467226</text:p>
          </table:table-cell>
          <table:table-cell/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6.80831" calcext:value-type="float">
            <text:p>6.80831</text:p>
          </table:table-cell>
          <table:table-cell office:value-type="float" office:value="6.6919671828" calcext:value-type="float">
            <text:p>6.6919671828</text:p>
          </table:table-cell>
          <table:table-cell table:formula="of:=POWER([.C2372]-6.75;2)" office:value-type="float" office:value="0.00336780787216861" calcext:value-type="float">
            <text:p>0.0033678079</text:p>
          </table:table-cell>
          <table:table-cell/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6.809967" calcext:value-type="float">
            <text:p>6.809967</text:p>
          </table:table-cell>
          <table:table-cell office:value-type="float" office:value="6.6917819236" calcext:value-type="float">
            <text:p>6.6917819236</text:p>
          </table:table-cell>
          <table:table-cell table:formula="of:=POWER([.C2373]-6.75;2)" office:value-type="float" office:value="0.00338934441971626" calcext:value-type="float">
            <text:p>0.0033893444</text:p>
          </table:table-cell>
          <table:table-cell/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6.811566" calcext:value-type="float">
            <text:p>6.811566</text:p>
          </table:table-cell>
          <table:table-cell office:value-type="float" office:value="6.6915934306" calcext:value-type="float">
            <text:p>6.6915934306</text:p>
          </table:table-cell>
          <table:table-cell table:formula="of:=POWER([.C2374]-6.75;2)" office:value-type="float" office:value="0.00341132734907699" calcext:value-type="float">
            <text:p>0.0034113273</text:p>
          </table:table-cell>
          <table:table-cell/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6.813105" calcext:value-type="float">
            <text:p>6.813105</text:p>
          </table:table-cell>
          <table:table-cell office:value-type="float" office:value="6.6914017812" calcext:value-type="float">
            <text:p>6.6914017812</text:p>
          </table:table-cell>
          <table:table-cell table:formula="of:=POWER([.C2375]-6.75;2)" office:value-type="float" office:value="0.0034337512465327" calcext:value-type="float">
            <text:p>0.0034337512</text:p>
          </table:table-cell>
          <table:table-cell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6.814581" calcext:value-type="float">
            <text:p>6.814581</text:p>
          </table:table-cell>
          <table:table-cell office:value-type="float" office:value="6.691207056" calcext:value-type="float">
            <text:p>6.691207056</text:p>
          </table:table-cell>
          <table:table-cell table:formula="of:=POWER([.C2376]-6.75;2)" office:value-type="float" office:value="0.00345661026418718" calcext:value-type="float">
            <text:p>0.0034566103</text:p>
          </table:table-cell>
          <table:table-cell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6.815989" calcext:value-type="float">
            <text:p>6.815989</text:p>
          </table:table-cell>
          <table:table-cell office:value-type="float" office:value="6.6910093413" calcext:value-type="float">
            <text:p>6.6910093413</text:p>
          </table:table-cell>
          <table:table-cell table:formula="of:=POWER([.C2377]-6.75;2)" office:value-type="float" office:value="0.00347989781385988" calcext:value-type="float">
            <text:p>0.0034798978</text:p>
          </table:table-cell>
          <table:table-cell/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6.817328" calcext:value-type="float">
            <text:p>6.817328</text:p>
          </table:table-cell>
          <table:table-cell office:value-type="float" office:value="6.6908087319" calcext:value-type="float">
            <text:p>6.6908087319</text:p>
          </table:table-cell>
          <table:table-cell table:formula="of:=POWER([.C2378]-6.75;2)" office:value-type="float" office:value="0.0035036062192861" calcext:value-type="float">
            <text:p>0.0035036062</text:p>
          </table:table-cell>
          <table:table-cell/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6.818594" calcext:value-type="float">
            <text:p>6.818594</text:p>
          </table:table-cell>
          <table:table-cell office:value-type="float" office:value="6.6906053248" calcext:value-type="float">
            <text:p>6.6906053248</text:p>
          </table:table-cell>
          <table:table-cell table:formula="of:=POWER([.C2379]-6.75;2)" office:value-type="float" office:value="0.0035277274421135" calcext:value-type="float">
            <text:p>0.0035277274</text:p>
          </table:table-cell>
          <table:table-cell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6.819783" calcext:value-type="float">
            <text:p>6.819783</text:p>
          </table:table-cell>
          <table:table-cell office:value-type="float" office:value="6.6903992238" calcext:value-type="float">
            <text:p>6.6903992238</text:p>
          </table:table-cell>
          <table:table-cell table:formula="of:=POWER([.C2380]-6.75;2)" office:value-type="float" office:value="0.00355225252364248" calcext:value-type="float">
            <text:p>0.0035522525</text:p>
          </table:table-cell>
          <table:table-cell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6.820892" calcext:value-type="float">
            <text:p>6.820892</text:p>
          </table:table-cell>
          <table:table-cell office:value-type="float" office:value="6.6901905403" calcext:value-type="float">
            <text:p>6.6901905403</text:p>
          </table:table-cell>
          <table:table-cell table:formula="of:=POWER([.C2381]-6.75;2)" office:value-type="float" office:value="0.00357717146960596" calcext:value-type="float">
            <text:p>0.0035771715</text:p>
          </table:table-cell>
          <table:table-cell/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6.82192" calcext:value-type="float">
            <text:p>6.82192</text:p>
          </table:table-cell>
          <table:table-cell office:value-type="float" office:value="6.689979391" calcext:value-type="float">
            <text:p>6.689979391</text:p>
          </table:table-cell>
          <table:table-cell table:formula="of:=POWER([.C2382]-6.75;2)" office:value-type="float" office:value="0.00360247350473093" calcext:value-type="float">
            <text:p>0.0036024735</text:p>
          </table:table-cell>
          <table:table-cell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6.822861" calcext:value-type="float">
            <text:p>6.822861</text:p>
          </table:table-cell>
          <table:table-cell office:value-type="float" office:value="6.6897658948" calcext:value-type="float">
            <text:p>6.6897658948</text:p>
          </table:table-cell>
          <table:table-cell table:formula="of:=POWER([.C2383]-6.75;2)" office:value-type="float" office:value="0.00362814742924469" calcext:value-type="float">
            <text:p>0.0036281474</text:p>
          </table:table-cell>
          <table:table-cell/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6.823716" calcext:value-type="float">
            <text:p>6.823716</text:p>
          </table:table-cell>
          <table:table-cell office:value-type="float" office:value="6.6895501815" calcext:value-type="float">
            <text:p>6.6895501815</text:p>
          </table:table-cell>
          <table:table-cell table:formula="of:=POWER([.C2384]-6.75;2)" office:value-type="float" office:value="0.00365418055668299" calcext:value-type="float">
            <text:p>0.0036541806</text:p>
          </table:table-cell>
          <table:table-cell/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6.82448" calcext:value-type="float">
            <text:p>6.82448</text:p>
          </table:table-cell>
          <table:table-cell office:value-type="float" office:value="6.6893323799" calcext:value-type="float">
            <text:p>6.6893323799</text:p>
          </table:table-cell>
          <table:table-cell table:formula="of:=POWER([.C2385]-6.75;2)" office:value-type="float" office:value="0.00368056012859796" calcext:value-type="float">
            <text:p>0.0036805601</text:p>
          </table:table-cell>
          <table:table-cell/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6.825152" calcext:value-type="float">
            <text:p>6.825152</text:p>
          </table:table-cell>
          <table:table-cell office:value-type="float" office:value="6.6891126276" calcext:value-type="float">
            <text:p>6.6891126276</text:p>
          </table:table-cell>
          <table:table-cell table:formula="of:=POWER([.C2386]-6.75;2)" office:value-type="float" office:value="0.00370727211777626" calcext:value-type="float">
            <text:p>0.0037072721</text:p>
          </table:table-cell>
          <table:table-cell/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6.825732" calcext:value-type="float">
            <text:p>6.825732</text:p>
          </table:table-cell>
          <table:table-cell office:value-type="float" office:value="6.6888910651" calcext:value-type="float">
            <text:p>6.6888910651</text:p>
          </table:table-cell>
          <table:table-cell table:formula="of:=POWER([.C2387]-6.75;2)" office:value-type="float" office:value="0.00373430192461244" calcext:value-type="float">
            <text:p>0.0037343019</text:p>
          </table:table-cell>
          <table:table-cell/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6.826219" calcext:value-type="float">
            <text:p>6.826219</text:p>
          </table:table-cell>
          <table:table-cell office:value-type="float" office:value="6.6886678336" calcext:value-type="float">
            <text:p>6.6886678336</text:p>
          </table:table-cell>
          <table:table-cell table:formula="of:=POWER([.C2388]-6.75;2)" office:value-type="float" office:value="0.00376163463531725" calcext:value-type="float">
            <text:p>0.0037616346</text:p>
          </table:table-cell>
          <table:table-cell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6.826613" calcext:value-type="float">
            <text:p>6.826613</text:p>
          </table:table-cell>
          <table:table-cell office:value-type="float" office:value="6.6884430768" calcext:value-type="float">
            <text:p>6.6884430768</text:p>
          </table:table-cell>
          <table:table-cell table:formula="of:=POWER([.C2389]-6.75;2)" office:value-type="float" office:value="0.00378925479385064" calcext:value-type="float">
            <text:p>0.0037892548</text:p>
          </table:table-cell>
          <table:table-cell/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6.826914" calcext:value-type="float">
            <text:p>6.826914</text:p>
          </table:table-cell>
          <table:table-cell office:value-type="float" office:value="6.6882169394" calcext:value-type="float">
            <text:p>6.6882169394</text:p>
          </table:table-cell>
          <table:table-cell table:formula="of:=POWER([.C2390]-6.75;2)" office:value-type="float" office:value="0.00381714657710325" calcext:value-type="float">
            <text:p>0.0038171466</text:p>
          </table:table-cell>
          <table:table-cell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6.827125" calcext:value-type="float">
            <text:p>6.827125</text:p>
          </table:table-cell>
          <table:table-cell office:value-type="float" office:value="6.6879895672" calcext:value-type="float">
            <text:p>6.6879895672</text:p>
          </table:table-cell>
          <table:table-cell table:formula="of:=POWER([.C2391]-6.75;2)" office:value-type="float" office:value="0.00384529377604334" calcext:value-type="float">
            <text:p>0.0038452938</text:p>
          </table:table-cell>
          <table:table-cell/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6.827246" calcext:value-type="float">
            <text:p>6.827246</text:p>
          </table:table-cell>
          <table:table-cell office:value-type="float" office:value="6.6877611018" calcext:value-type="float">
            <text:p>6.6877611018</text:p>
          </table:table-cell>
          <table:table-cell table:formula="of:=POWER([.C2392]-6.75;2)" office:value-type="float" office:value="0.00387368044915001" calcext:value-type="float">
            <text:p>0.0038736804</text:p>
          </table:table-cell>
          <table:table-cell/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6.827283" calcext:value-type="float">
            <text:p>6.827283</text:p>
          </table:table-cell>
          <table:table-cell office:value-type="float" office:value="6.6875316859" calcext:value-type="float">
            <text:p>6.6875316859</text:p>
          </table:table-cell>
          <table:table-cell table:formula="of:=POWER([.C2393]-6.75;2)" office:value-type="float" office:value="0.00390229026649628" calcext:value-type="float">
            <text:p>0.0039022903</text:p>
          </table:table-cell>
          <table:table-cell/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6.827238" calcext:value-type="float">
            <text:p>6.827238</text:p>
          </table:table-cell>
          <table:table-cell office:value-type="float" office:value="6.687301453" calcext:value-type="float">
            <text:p>6.687301453</text:p>
          </table:table-cell>
          <table:table-cell table:formula="of:=POWER([.C2394]-6.75;2)" office:value-type="float" office:value="0.00393110779591122" calcext:value-type="float">
            <text:p>0.0039311078</text:p>
          </table:table-cell>
          <table:table-cell/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6.827116" calcext:value-type="float">
            <text:p>6.827116</text:p>
          </table:table-cell>
          <table:table-cell office:value-type="float" office:value="6.6870705347" calcext:value-type="float">
            <text:p>6.6870705347</text:p>
          </table:table-cell>
          <table:table-cell table:formula="of:=POWER([.C2395]-6.75;2)" office:value-type="float" office:value="0.00396011760294389" calcext:value-type="float">
            <text:p>0.0039601176</text:p>
          </table:table-cell>
          <table:table-cell/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6.826924" calcext:value-type="float">
            <text:p>6.826924</text:p>
          </table:table-cell>
          <table:table-cell office:value-type="float" office:value="6.6868390545" calcext:value-type="float">
            <text:p>6.6868390545</text:p>
          </table:table-cell>
          <table:table-cell table:formula="of:=POWER([.C2396]-6.75;2)" office:value-type="float" office:value="0.00398930503645396" calcext:value-type="float">
            <text:p>0.003989305</text:p>
          </table:table-cell>
          <table:table-cell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6.826666" calcext:value-type="float">
            <text:p>6.826666</text:p>
          </table:table-cell>
          <table:table-cell office:value-type="float" office:value="6.6866071258" calcext:value-type="float">
            <text:p>6.6866071258</text:p>
          </table:table-cell>
          <table:table-cell table:formula="of:=POWER([.C2397]-6.75;2)" office:value-type="float" office:value="0.004018656499337" calcext:value-type="float">
            <text:p>0.0040186565</text:p>
          </table:table-cell>
          <table:table-cell/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6.826352" calcext:value-type="float">
            <text:p>6.826352</text:p>
          </table:table-cell>
          <table:table-cell office:value-type="float" office:value="6.6863748557" calcext:value-type="float">
            <text:p>6.6863748557</text:p>
          </table:table-cell>
          <table:table-cell table:formula="of:=POWER([.C2398]-6.75;2)" office:value-type="float" office:value="0.00404815898719577" calcext:value-type="float">
            <text:p>0.004048159</text:p>
          </table:table-cell>
          <table:table-cell/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6.825988" calcext:value-type="float">
            <text:p>6.825988</text:p>
          </table:table-cell>
          <table:table-cell office:value-type="float" office:value="6.6861423355" calcext:value-type="float">
            <text:p>6.6861423355</text:p>
          </table:table-cell>
          <table:table-cell table:formula="of:=POWER([.C2399]-6.75;2)" office:value-type="float" office:value="0.00407780131539461" calcext:value-type="float">
            <text:p>0.0040778013</text:p>
          </table:table-cell>
          <table:table-cell/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6.825583" calcext:value-type="float">
            <text:p>6.825583</text:p>
          </table:table-cell>
          <table:table-cell office:value-type="float" office:value="6.6859096473" calcext:value-type="float">
            <text:p>6.6859096473</text:p>
          </table:table-cell>
          <table:table-cell table:formula="of:=POWER([.C2400]-6.75;2)" office:value-type="float" office:value="0.00410757330921041" calcext:value-type="float">
            <text:p>0.0041075733</text:p>
          </table:table-cell>
          <table:table-cell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6.825147" calcext:value-type="float">
            <text:p>6.825147</text:p>
          </table:table-cell>
          <table:table-cell office:value-type="float" office:value="6.6856768583" calcext:value-type="float">
            <text:p>6.6856768583</text:p>
          </table:table-cell>
          <table:table-cell table:formula="of:=POWER([.C2401]-6.75;2)" office:value-type="float" office:value="0.00413746655815829" calcext:value-type="float">
            <text:p>0.0041374666</text:p>
          </table:table-cell>
          <table:table-cell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6.82469" calcext:value-type="float">
            <text:p>6.82469</text:p>
          </table:table-cell>
          <table:table-cell office:value-type="float" office:value="6.68544402" calcext:value-type="float">
            <text:p>6.68544402</text:p>
          </table:table-cell>
          <table:table-cell table:formula="of:=POWER([.C2402]-6.75;2)" office:value-type="float" office:value="0.00416747455376037" calcext:value-type="float">
            <text:p>0.0041674746</text:p>
          </table:table-cell>
          <table:table-cell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6.824222" calcext:value-type="float">
            <text:p>6.824222</text:p>
          </table:table-cell>
          <table:table-cell office:value-type="float" office:value="6.6852111672" calcext:value-type="float">
            <text:p>6.6852111672</text:p>
          </table:table-cell>
          <table:table-cell table:formula="of:=POWER([.C2403]-6.75;2)" office:value-type="float" office:value="0.00419759285558632" calcext:value-type="float">
            <text:p>0.0041975929</text:p>
          </table:table-cell>
          <table:table-cell/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6.823753" calcext:value-type="float">
            <text:p>6.823753</text:p>
          </table:table-cell>
          <table:table-cell office:value-type="float" office:value="6.6849783183" calcext:value-type="float">
            <text:p>6.6849783183</text:p>
          </table:table-cell>
          <table:table-cell table:formula="of:=POWER([.C2404]-6.75;2)" office:value-type="float" office:value="0.00422781909109614" calcext:value-type="float">
            <text:p>0.0042278191</text:p>
          </table:table-cell>
          <table:table-cell/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6.823295" calcext:value-type="float">
            <text:p>6.823295</text:p>
          </table:table-cell>
          <table:table-cell office:value-type="float" office:value="6.6847454748" calcext:value-type="float">
            <text:p>6.6847454748</text:p>
          </table:table-cell>
          <table:table-cell table:formula="of:=POWER([.C2405]-6.75;2)" office:value-type="float" office:value="0.00425815305907747" calcext:value-type="float">
            <text:p>0.0042581531</text:p>
          </table:table-cell>
          <table:table-cell/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6.822859" calcext:value-type="float">
            <text:p>6.822859</text:p>
          </table:table-cell>
          <table:table-cell office:value-type="float" office:value="6.6845126185" calcext:value-type="float">
            <text:p>6.6845126185</text:p>
          </table:table-cell>
          <table:table-cell table:formula="of:=POWER([.C2406]-6.75;2)" office:value-type="float" office:value="0.0042885971357265" calcext:value-type="float">
            <text:p>0.0042885971</text:p>
          </table:table-cell>
          <table:table-cell/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6.822455" calcext:value-type="float">
            <text:p>6.822455</text:p>
          </table:table-cell>
          <table:table-cell office:value-type="float" office:value="6.6842797121" calcext:value-type="float">
            <text:p>6.6842797121</text:p>
          </table:table-cell>
          <table:table-cell table:formula="of:=POWER([.C2407]-6.75;2)" office:value-type="float" office:value="0.00431915624165884" calcext:value-type="float">
            <text:p>0.0043191562</text:p>
          </table:table-cell>
          <table:table-cell/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6.822095" calcext:value-type="float">
            <text:p>6.822095</text:p>
          </table:table-cell>
          <table:table-cell office:value-type="float" office:value="6.6840467015" calcext:value-type="float">
            <text:p>6.6840467015</text:p>
          </table:table-cell>
          <table:table-cell table:formula="of:=POWER([.C2408]-6.75;2)" office:value-type="float" office:value="0.00434983758303013" calcext:value-type="float">
            <text:p>0.0043498376</text:p>
          </table:table-cell>
          <table:table-cell/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6.821789" calcext:value-type="float">
            <text:p>6.821789</text:p>
          </table:table-cell>
          <table:table-cell office:value-type="float" office:value="6.6838135118" calcext:value-type="float">
            <text:p>6.6838135118</text:p>
          </table:table-cell>
          <table:table-cell table:formula="of:=POWER([.C2409]-6.75;2)" office:value-type="float" office:value="0.00438065122024869" calcext:value-type="float">
            <text:p>0.0043806512</text:p>
          </table:table-cell>
          <table:table-cell/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6.821547" calcext:value-type="float">
            <text:p>6.821547</text:p>
          </table:table-cell>
          <table:table-cell office:value-type="float" office:value="6.6835800508" calcext:value-type="float">
            <text:p>6.6835800508</text:p>
          </table:table-cell>
          <table:table-cell table:formula="of:=POWER([.C2410]-6.75;2)" office:value-type="float" office:value="0.0044116096517306" calcext:value-type="float">
            <text:p>0.0044116097</text:p>
          </table:table-cell>
          <table:table-cell/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6.821379" calcext:value-type="float">
            <text:p>6.821379</text:p>
          </table:table-cell>
          <table:table-cell office:value-type="float" office:value="6.6833462085" calcext:value-type="float">
            <text:p>6.6833462085</text:p>
          </table:table-cell>
          <table:table-cell table:formula="of:=POWER([.C2411]-6.75;2)" office:value-type="float" office:value="0.00444272792132551" calcext:value-type="float">
            <text:p>0.0044427279</text:p>
          </table:table-cell>
          <table:table-cell/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6.821295" calcext:value-type="float">
            <text:p>6.821295</text:p>
          </table:table-cell>
          <table:table-cell office:value-type="float" office:value="6.6831118574" calcext:value-type="float">
            <text:p>6.6831118574</text:p>
          </table:table-cell>
          <table:table-cell table:formula="of:=POWER([.C2412]-6.75;2)" office:value-type="float" office:value="0.00447402362047792" calcext:value-type="float">
            <text:p>0.0044740236</text:p>
          </table:table-cell>
          <table:table-cell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6.821301" calcext:value-type="float">
            <text:p>6.821301</text:p>
          </table:table-cell>
          <table:table-cell office:value-type="float" office:value="6.682876852" calcext:value-type="float">
            <text:p>6.682876852</text:p>
          </table:table-cell>
          <table:table-cell table:formula="of:=POWER([.C2413]-6.75;2)" office:value-type="float" office:value="0.00450551699742994" calcext:value-type="float">
            <text:p>0.004505517</text:p>
          </table:table-cell>
          <table:table-cell/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6.821405" calcext:value-type="float">
            <text:p>6.821405</text:p>
          </table:table-cell>
          <table:table-cell office:value-type="float" office:value="6.6826410358" calcext:value-type="float">
            <text:p>6.6826410358</text:p>
          </table:table-cell>
          <table:table-cell table:formula="of:=POWER([.C2414]-6.75;2)" office:value-type="float" office:value="0.00453723005809692" calcext:value-type="float">
            <text:p>0.0045372301</text:p>
          </table:table-cell>
          <table:table-cell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6.821614" calcext:value-type="float">
            <text:p>6.821614</text:p>
          </table:table-cell>
          <table:table-cell office:value-type="float" office:value="6.6824042372" calcext:value-type="float">
            <text:p>6.6824042372</text:p>
          </table:table-cell>
          <table:table-cell table:formula="of:=POWER([.C2415]-6.75;2)" office:value-type="float" office:value="0.00456918714851385" calcext:value-type="float">
            <text:p>0.0045691871</text:p>
          </table:table-cell>
          <table:table-cell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6.821932" calcext:value-type="float">
            <text:p>6.821932</text:p>
          </table:table-cell>
          <table:table-cell office:value-type="float" office:value="6.6821662718" calcext:value-type="float">
            <text:p>6.6821662718</text:p>
          </table:table-cell>
          <table:table-cell table:formula="of:=POWER([.C2416]-6.75;2)" office:value-type="float" office:value="0.00460141468151149" calcext:value-type="float">
            <text:p>0.0046014147</text:p>
          </table:table-cell>
          <table:table-cell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6.822363" calcext:value-type="float">
            <text:p>6.822363</text:p>
          </table:table-cell>
          <table:table-cell office:value-type="float" office:value="6.6819269469" calcext:value-type="float">
            <text:p>6.6819269469</text:p>
          </table:table-cell>
          <table:table-cell table:formula="of:=POWER([.C2417]-6.75;2)" office:value-type="float" office:value="0.00463394055835542" calcext:value-type="float">
            <text:p>0.0046339406</text:p>
          </table:table-cell>
          <table:table-cell/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6.822909" calcext:value-type="float">
            <text:p>6.822909</text:p>
          </table:table-cell>
          <table:table-cell office:value-type="float" office:value="6.6816860617" calcext:value-type="float">
            <text:p>6.6816860617</text:p>
          </table:table-cell>
          <table:table-cell table:formula="of:=POWER([.C2418]-6.75;2)" office:value-type="float" office:value="0.00466679416605624" calcext:value-type="float">
            <text:p>0.0046667942</text:p>
          </table:table-cell>
          <table:table-cell/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6.823572" calcext:value-type="float">
            <text:p>6.823572</text:p>
          </table:table-cell>
          <table:table-cell office:value-type="float" office:value="6.6814434107" calcext:value-type="float">
            <text:p>6.6814434107</text:p>
          </table:table-cell>
          <table:table-cell table:formula="of:=POWER([.C2419]-6.75;2)" office:value-type="float" office:value="0.00470000593644887" calcext:value-type="float">
            <text:p>0.0047000059</text:p>
          </table:table-cell>
          <table:table-cell/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6.82435" calcext:value-type="float">
            <text:p>6.82435</text:p>
          </table:table-cell>
          <table:table-cell office:value-type="float" office:value="6.6811987831" calcext:value-type="float">
            <text:p>6.6811987831</text:p>
          </table:table-cell>
          <table:table-cell table:formula="of:=POWER([.C2420]-6.75;2)" office:value-type="float" office:value="0.00473360744692083" calcext:value-type="float">
            <text:p>0.0047336074</text:p>
          </table:table-cell>
          <table:table-cell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6.825242" calcext:value-type="float">
            <text:p>6.825242</text:p>
          </table:table-cell>
          <table:table-cell office:value-type="float" office:value="6.6809519707" calcext:value-type="float">
            <text:p>6.6809519707</text:p>
          </table:table-cell>
          <table:table-cell table:formula="of:=POWER([.C2421]-6.75;2)" office:value-type="float" office:value="0.00476763035021369" calcext:value-type="float">
            <text:p>0.0047676304</text:p>
          </table:table-cell>
          <table:table-cell/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6.826244" calcext:value-type="float">
            <text:p>6.826244</text:p>
          </table:table-cell>
          <table:table-cell office:value-type="float" office:value="6.6807027651" calcext:value-type="float">
            <text:p>6.6807027651</text:p>
          </table:table-cell>
          <table:table-cell table:formula="of:=POWER([.C2422]-6.75;2)" office:value-type="float" office:value="0.00480210676478573" calcext:value-type="float">
            <text:p>0.0048021068</text:p>
          </table:table-cell>
          <table:table-cell/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6.82735" calcext:value-type="float">
            <text:p>6.82735</text:p>
          </table:table-cell>
          <table:table-cell office:value-type="float" office:value="6.6804509637" calcext:value-type="float">
            <text:p>6.6804509637</text:p>
          </table:table-cell>
          <table:table-cell table:formula="of:=POWER([.C2423]-6.75;2)" office:value-type="float" office:value="0.00483706845025868" calcext:value-type="float">
            <text:p>0.0048370685</text:p>
          </table:table-cell>
          <table:table-cell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6.828556" calcext:value-type="float">
            <text:p>6.828556</text:p>
          </table:table-cell>
          <table:table-cell office:value-type="float" office:value="6.6801963726" calcext:value-type="float">
            <text:p>6.6801963726</text:p>
          </table:table-cell>
          <table:table-cell table:formula="of:=POWER([.C2424]-6.75;2)" office:value-type="float" office:value="0.004872546398198" calcext:value-type="float">
            <text:p>0.0048725464</text:p>
          </table:table-cell>
          <table:table-cell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6.829852" calcext:value-type="float">
            <text:p>6.829852</text:p>
          </table:table-cell>
          <table:table-cell office:value-type="float" office:value="6.6799388038" calcext:value-type="float">
            <text:p>6.6799388038</text:p>
          </table:table-cell>
          <table:table-cell table:formula="of:=POWER([.C2425]-6.75;2)" office:value-type="float" office:value="0.00490857121297492" calcext:value-type="float">
            <text:p>0.0049085712</text:p>
          </table:table-cell>
          <table:table-cell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6.83123" calcext:value-type="float">
            <text:p>6.83123</text:p>
          </table:table-cell>
          <table:table-cell office:value-type="float" office:value="6.6796780852" calcext:value-type="float">
            <text:p>6.6796780852</text:p>
          </table:table-cell>
          <table:table-cell table:formula="of:=POWER([.C2426]-6.75;2)" office:value-type="float" office:value="0.00494517170113847" calcext:value-type="float">
            <text:p>0.0049451717</text:p>
          </table:table-cell>
          <table:table-cell/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6.832679" calcext:value-type="float">
            <text:p>6.832679</text:p>
          </table:table-cell>
          <table:table-cell office:value-type="float" office:value="6.6794140575" calcext:value-type="float">
            <text:p>6.6794140575</text:p>
          </table:table-cell>
          <table:table-cell table:formula="of:=POWER([.C2427]-6.75;2)" office:value-type="float" office:value="0.00498237527861333" calcext:value-type="float">
            <text:p>0.0049823753</text:p>
          </table:table-cell>
          <table:table-cell/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6.834188" calcext:value-type="float">
            <text:p>6.834188</text:p>
          </table:table-cell>
          <table:table-cell office:value-type="float" office:value="6.6791465794" calcext:value-type="float">
            <text:p>6.6791465794</text:p>
          </table:table-cell>
          <table:table-cell table:formula="of:=POWER([.C2428]-6.75;2)" office:value-type="float" office:value="0.00502020721072047" calcext:value-type="float">
            <text:p>0.0050202072</text:p>
          </table:table-cell>
          <table:table-cell/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6.835743" calcext:value-type="float">
            <text:p>6.835743</text:p>
          </table:table-cell>
          <table:table-cell office:value-type="float" office:value="6.678875528" calcext:value-type="float">
            <text:p>6.678875528</text:p>
          </table:table-cell>
          <table:table-cell table:formula="of:=POWER([.C2429]-6.75;2)" office:value-type="float" office:value="0.00505869051727881" calcext:value-type="float">
            <text:p>0.0050586905</text:p>
          </table:table-cell>
          <table:table-cell/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6.837331" calcext:value-type="float">
            <text:p>6.837331</text:p>
          </table:table-cell>
          <table:table-cell office:value-type="float" office:value="6.6786008039" calcext:value-type="float">
            <text:p>6.6786008039</text:p>
          </table:table-cell>
          <table:table-cell table:formula="of:=POWER([.C2430]-6.75;2)" office:value-type="float" office:value="0.00509784520372623" calcext:value-type="float">
            <text:p>0.0050978452</text:p>
          </table:table-cell>
          <table:table-cell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6.838937" calcext:value-type="float">
            <text:p>6.838937</text:p>
          </table:table-cell>
          <table:table-cell office:value-type="float" office:value="6.6783223298" calcext:value-type="float">
            <text:p>6.6783223298</text:p>
          </table:table-cell>
          <table:table-cell table:formula="of:=POWER([.C2431]-6.75;2)" office:value-type="float" office:value="0.00513768840529993" calcext:value-type="float">
            <text:p>0.0051376884</text:p>
          </table:table-cell>
          <table:table-cell/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6.840546" calcext:value-type="float">
            <text:p>6.840546</text:p>
          </table:table-cell>
          <table:table-cell office:value-type="float" office:value="6.6780400545" calcext:value-type="float">
            <text:p>6.6780400545</text:p>
          </table:table-cell>
          <table:table-cell table:formula="of:=POWER([.C2432]-6.75;2)" office:value-type="float" office:value="0.00517823375636293" calcext:value-type="float">
            <text:p>0.0051782338</text:p>
          </table:table-cell>
          <table:table-cell/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6.842143" calcext:value-type="float">
            <text:p>6.842143</text:p>
          </table:table-cell>
          <table:table-cell office:value-type="float" office:value="6.6777539525" calcext:value-type="float">
            <text:p>6.6777539525</text:p>
          </table:table-cell>
          <table:table-cell table:formula="of:=POWER([.C2433]-6.75;2)" office:value-type="float" office:value="0.00521949137937228" calcext:value-type="float">
            <text:p>0.0052194914</text:p>
          </table:table-cell>
          <table:table-cell/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6.843711" calcext:value-type="float">
            <text:p>6.843711</text:p>
          </table:table-cell>
          <table:table-cell office:value-type="float" office:value="6.6774640247" calcext:value-type="float">
            <text:p>6.6774640247</text:p>
          </table:table-cell>
          <table:table-cell table:formula="of:=POWER([.C2434]-6.75;2)" office:value-type="float" office:value="0.00526146771272223" calcext:value-type="float">
            <text:p>0.0052614677</text:p>
          </table:table-cell>
          <table:table-cell/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6.845235" calcext:value-type="float">
            <text:p>6.845235</text:p>
          </table:table-cell>
          <table:table-cell office:value-type="float" office:value="6.6771703021" calcext:value-type="float">
            <text:p>6.6771703021</text:p>
          </table:table-cell>
          <table:table-cell table:formula="of:=POWER([.C2435]-6.75;2)" office:value-type="float" office:value="0.00530416489620521" calcext:value-type="float">
            <text:p>0.0053041649</text:p>
          </table:table-cell>
          <table:table-cell/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6.846697" calcext:value-type="float">
            <text:p>6.846697</text:p>
          </table:table-cell>
          <table:table-cell office:value-type="float" office:value="6.6768728425" calcext:value-type="float">
            <text:p>6.6768728425</text:p>
          </table:table-cell>
          <table:table-cell table:formula="of:=POWER([.C2436]-6.75;2)" office:value-type="float" office:value="0.00534758116402982" calcext:value-type="float">
            <text:p>0.0053475812</text:p>
          </table:table-cell>
          <table:table-cell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6.848082" calcext:value-type="float">
            <text:p>6.848082</text:p>
          </table:table-cell>
          <table:table-cell office:value-type="float" office:value="6.6765717358" calcext:value-type="float">
            <text:p>6.6765717358</text:p>
          </table:table-cell>
          <table:table-cell table:formula="of:=POWER([.C2437]-6.75;2)" office:value-type="float" office:value="0.00539170998342506" calcext:value-type="float">
            <text:p>0.00539171</text:p>
          </table:table-cell>
          <table:table-cell/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6.849374" calcext:value-type="float">
            <text:p>6.849374</text:p>
          </table:table-cell>
          <table:table-cell office:value-type="float" office:value="6.6762670995" calcext:value-type="float">
            <text:p>6.6762670995</text:p>
          </table:table-cell>
          <table:table-cell table:formula="of:=POWER([.C2438]-6.75;2)" office:value-type="float" office:value="0.00543654061614284" calcext:value-type="float">
            <text:p>0.0054365406</text:p>
          </table:table-cell>
          <table:table-cell/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6.850558" calcext:value-type="float">
            <text:p>6.850558</text:p>
          </table:table-cell>
          <table:table-cell office:value-type="float" office:value="6.6759590801" calcext:value-type="float">
            <text:p>6.6759590801</text:p>
          </table:table-cell>
          <table:table-cell table:formula="of:=POWER([.C2439]-6.75;2)" office:value-type="float" office:value="0.00548205781963819" calcext:value-type="float">
            <text:p>0.0054820578</text:p>
          </table:table-cell>
          <table:table-cell/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6.851618" calcext:value-type="float">
            <text:p>6.851618</text:p>
          </table:table-cell>
          <table:table-cell office:value-type="float" office:value="6.675647852" calcext:value-type="float">
            <text:p>6.675647852</text:p>
          </table:table-cell>
          <table:table-cell table:formula="of:=POWER([.C2440]-6.75;2)" office:value-type="float" office:value="0.00552824191221391" calcext:value-type="float">
            <text:p>0.0055282419</text:p>
          </table:table-cell>
          <table:table-cell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6.852542" calcext:value-type="float">
            <text:p>6.852542</text:p>
          </table:table-cell>
          <table:table-cell office:value-type="float" office:value="6.6753336196" calcext:value-type="float">
            <text:p>6.6753336196</text:p>
          </table:table-cell>
          <table:table-cell table:formula="of:=POWER([.C2441]-6.75;2)" office:value-type="float" office:value="0.00557506836203751" calcext:value-type="float">
            <text:p>0.0055750684</text:p>
          </table:table-cell>
          <table:table-cell/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6.853315" calcext:value-type="float">
            <text:p>6.853315</text:p>
          </table:table-cell>
          <table:table-cell office:value-type="float" office:value="6.67501661" calcext:value-type="float">
            <text:p>6.67501661</text:p>
          </table:table-cell>
          <table:table-cell table:formula="of:=POWER([.C2442]-6.75;2)" office:value-type="float" office:value="0.00562250877589208" calcext:value-type="float">
            <text:p>0.0056225088</text:p>
          </table:table-cell>
          <table:table-cell/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6.853926" calcext:value-type="float">
            <text:p>6.853926</text:p>
          </table:table-cell>
          <table:table-cell office:value-type="float" office:value="6.6746970789" calcext:value-type="float">
            <text:p>6.6746970789</text:p>
          </table:table-cell>
          <table:table-cell table:formula="of:=POWER([.C2443]-6.75;2)" office:value-type="float" office:value="0.0056705299261929" calcext:value-type="float">
            <text:p>0.0056705299</text:p>
          </table:table-cell>
          <table:table-cell/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6.854365" calcext:value-type="float">
            <text:p>6.854365</text:p>
          </table:table-cell>
          <table:table-cell office:value-type="float" office:value="6.6743753034" calcext:value-type="float">
            <text:p>6.6743753034</text:p>
          </table:table-cell>
          <table:table-cell table:formula="of:=POWER([.C2444]-6.75;2)" office:value-type="float" office:value="0.00571909473584209" calcext:value-type="float">
            <text:p>0.0057190947</text:p>
          </table:table-cell>
          <table:table-cell/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6.854621" calcext:value-type="float">
            <text:p>6.854621</text:p>
          </table:table-cell>
          <table:table-cell office:value-type="float" office:value="6.6740515809" calcext:value-type="float">
            <text:p>6.6740515809</text:p>
          </table:table-cell>
          <table:table-cell table:formula="of:=POWER([.C2445]-6.75;2)" office:value-type="float" office:value="0.00576816236378917" calcext:value-type="float">
            <text:p>0.0057681624</text:p>
          </table:table-cell>
          <table:table-cell/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6.854686" calcext:value-type="float">
            <text:p>6.854686</text:p>
          </table:table-cell>
          <table:table-cell office:value-type="float" office:value="6.6737262306" calcext:value-type="float">
            <text:p>6.6737262306</text:p>
          </table:table-cell>
          <table:table-cell table:formula="of:=POWER([.C2446]-6.75;2)" office:value-type="float" office:value="0.00581768789848441" calcext:value-type="float">
            <text:p>0.0058176879</text:p>
          </table:table-cell>
          <table:table-cell/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6.854554" calcext:value-type="float">
            <text:p>6.854554</text:p>
          </table:table-cell>
          <table:table-cell office:value-type="float" office:value="6.6733995884" calcext:value-type="float">
            <text:p>6.6733995884</text:p>
          </table:table-cell>
          <table:table-cell table:formula="of:=POWER([.C2447]-6.75;2)" office:value-type="float" office:value="0.00586762305728946" calcext:value-type="float">
            <text:p>0.0058676231</text:p>
          </table:table-cell>
          <table:table-cell/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6.854219" calcext:value-type="float">
            <text:p>6.854219</text:p>
          </table:table-cell>
          <table:table-cell office:value-type="float" office:value="6.6730720036" calcext:value-type="float">
            <text:p>6.6730720036</text:p>
          </table:table-cell>
          <table:table-cell table:formula="of:=POWER([.C2448]-6.75;2)" office:value-type="float" office:value="0.00591791663011845" calcext:value-type="float">
            <text:p>0.0059179166</text:p>
          </table:table-cell>
          <table:table-cell/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6.853678" calcext:value-type="float">
            <text:p>6.853678</text:p>
          </table:table-cell>
          <table:table-cell office:value-type="float" office:value="6.6727438388" calcext:value-type="float">
            <text:p>6.6727438388</text:p>
          </table:table-cell>
          <table:table-cell table:formula="of:=POWER([.C2449]-6.75;2)" office:value-type="float" office:value="0.00596851444336042" calcext:value-type="float">
            <text:p>0.0059685144</text:p>
          </table:table-cell>
          <table:table-cell/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6.852928" calcext:value-type="float">
            <text:p>6.852928</text:p>
          </table:table-cell>
          <table:table-cell office:value-type="float" office:value="6.6724154646" calcext:value-type="float">
            <text:p>6.6724154646</text:p>
          </table:table-cell>
          <table:table-cell table:formula="of:=POWER([.C2450]-6.75;2)" office:value-type="float" office:value="0.00601936013323382" calcext:value-type="float">
            <text:p>0.0060193601</text:p>
          </table:table-cell>
          <table:table-cell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6.851968" calcext:value-type="float">
            <text:p>6.851968</text:p>
          </table:table-cell>
          <table:table-cell office:value-type="float" office:value="6.67208726" calcext:value-type="float">
            <text:p>6.67208726</text:p>
          </table:table-cell>
          <table:table-cell table:formula="of:=POWER([.C2451]-6.75;2)" office:value-type="float" office:value="0.00607039505430766" calcext:value-type="float">
            <text:p>0.0060703951</text:p>
          </table:table-cell>
          <table:table-cell/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6.8508" calcext:value-type="float">
            <text:p>6.8508</text:p>
          </table:table-cell>
          <table:table-cell office:value-type="float" office:value="6.6717596084" calcext:value-type="float">
            <text:p>6.6717596084</text:p>
          </table:table-cell>
          <table:table-cell table:formula="of:=POWER([.C2452]-6.75;2)" office:value-type="float" office:value="0.00612155887772129" calcext:value-type="float">
            <text:p>0.0061215589</text:p>
          </table:table-cell>
          <table:table-cell/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6.849426" calcext:value-type="float">
            <text:p>6.849426</text:p>
          </table:table-cell>
          <table:table-cell office:value-type="float" office:value="6.6714328923" calcext:value-type="float">
            <text:p>6.6714328923</text:p>
          </table:table-cell>
          <table:table-cell table:formula="of:=POWER([.C2453]-6.75;2)" office:value-type="float" office:value="0.00617279041234334" calcext:value-type="float">
            <text:p>0.0061727904</text:p>
          </table:table-cell>
          <table:table-cell/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6.847849" calcext:value-type="float">
            <text:p>6.847849</text:p>
          </table:table-cell>
          <table:table-cell office:value-type="float" office:value="6.6711074936" calcext:value-type="float">
            <text:p>6.6711074936</text:p>
          </table:table-cell>
          <table:table-cell table:formula="of:=POWER([.C2454]-6.75;2)" office:value-type="float" office:value="0.00622402756607402" calcext:value-type="float">
            <text:p>0.0062240276</text:p>
          </table:table-cell>
          <table:table-cell/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6.846076" calcext:value-type="float">
            <text:p>6.846076</text:p>
          </table:table-cell>
          <table:table-cell office:value-type="float" office:value="6.6707837912" calcext:value-type="float">
            <text:p>6.6707837912</text:p>
          </table:table-cell>
          <table:table-cell table:formula="of:=POWER([.C2455]-6.75;2)" office:value-type="float" office:value="0.00627520773664522" calcext:value-type="float">
            <text:p>0.0062752077</text:p>
          </table:table-cell>
          <table:table-cell/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6.844113" calcext:value-type="float">
            <text:p>6.844113</text:p>
          </table:table-cell>
          <table:table-cell office:value-type="float" office:value="6.6704621541" calcext:value-type="float">
            <text:p>6.6704621541</text:p>
          </table:table-cell>
          <table:table-cell table:formula="of:=POWER([.C2456]-6.75;2)" office:value-type="float" office:value="0.00632626893041215" calcext:value-type="float">
            <text:p>0.0063262689</text:p>
          </table:table-cell>
          <table:table-cell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6.841968" calcext:value-type="float">
            <text:p>6.841968</text:p>
          </table:table-cell>
          <table:table-cell office:value-type="float" office:value="6.670142943" calcext:value-type="float">
            <text:p>6.670142943</text:p>
          </table:table-cell>
          <table:table-cell table:formula="of:=POWER([.C2457]-6.75;2)" office:value-type="float" office:value="0.00637714955270123" calcext:value-type="float">
            <text:p>0.0063771496</text:p>
          </table:table-cell>
          <table:table-cell/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6.839651" calcext:value-type="float">
            <text:p>6.839651</text:p>
          </table:table-cell>
          <table:table-cell office:value-type="float" office:value="6.6698265064" calcext:value-type="float">
            <text:p>6.6698265064</text:p>
          </table:table-cell>
          <table:table-cell table:formula="of:=POWER([.C2458]-6.75;2)" office:value-type="float" office:value="0.00642778907602928" calcext:value-type="float">
            <text:p>0.0064277891</text:p>
          </table:table-cell>
          <table:table-cell/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6.837171" calcext:value-type="float">
            <text:p>6.837171</text:p>
          </table:table-cell>
          <table:table-cell office:value-type="float" office:value="6.6695131771" calcext:value-type="float">
            <text:p>6.6695131771</text:p>
          </table:table-cell>
          <table:table-cell table:formula="of:=POWER([.C2459]-6.75;2)" office:value-type="float" office:value="0.006478128660536" calcext:value-type="float">
            <text:p>0.0064781287</text:p>
          </table:table-cell>
          <table:table-cell/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6.83454" calcext:value-type="float">
            <text:p>6.83454</text:p>
          </table:table-cell>
          <table:table-cell office:value-type="float" office:value="6.6692032736" calcext:value-type="float">
            <text:p>6.6692032736</text:p>
          </table:table-cell>
          <table:table-cell table:formula="of:=POWER([.C2460]-6.75;2)" office:value-type="float" office:value="0.00652811099695646" calcext:value-type="float">
            <text:p>0.006528111</text:p>
          </table:table-cell>
          <table:table-cell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6.831771" calcext:value-type="float">
            <text:p>6.831771</text:p>
          </table:table-cell>
          <table:table-cell office:value-type="float" office:value="6.6688970944" calcext:value-type="float">
            <text:p>6.6688970944</text:p>
          </table:table-cell>
          <table:table-cell table:formula="of:=POWER([.C2461]-6.75;2)" office:value-type="float" office:value="0.00657768129676249" calcext:value-type="float">
            <text:p>0.0065776813</text:p>
          </table:table-cell>
          <table:table-cell/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6.828877" calcext:value-type="float">
            <text:p>6.828877</text:p>
          </table:table-cell>
          <table:table-cell office:value-type="float" office:value="6.6685949165" calcext:value-type="float">
            <text:p>6.6685949165</text:p>
          </table:table-cell>
          <table:table-cell table:formula="of:=POWER([.C2462]-6.75;2)" office:value-type="float" office:value="0.00662678761964197" calcext:value-type="float">
            <text:p>0.0066267876</text:p>
          </table:table-cell>
          <table:table-cell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6.82587" calcext:value-type="float">
            <text:p>6.82587</text:p>
          </table:table-cell>
          <table:table-cell office:value-type="float" office:value="6.6682969944" calcext:value-type="float">
            <text:p>6.6682969944</text:p>
          </table:table-cell>
          <table:table-cell table:formula="of:=POWER([.C2463]-6.75;2)" office:value-type="float" office:value="0.00667538112407358" calcext:value-type="float">
            <text:p>0.0066753811</text:p>
          </table:table-cell>
          <table:table-cell/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6.822766" calcext:value-type="float">
            <text:p>6.822766</text:p>
          </table:table-cell>
          <table:table-cell office:value-type="float" office:value="6.6680035624" calcext:value-type="float">
            <text:p>6.6680035624</text:p>
          </table:table-cell>
          <table:table-cell table:formula="of:=POWER([.C2464]-6.75;2)" office:value-type="float" office:value="0.00672341577909069" calcext:value-type="float">
            <text:p>0.0067234158</text:p>
          </table:table-cell>
          <table:table-cell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6.819578" calcext:value-type="float">
            <text:p>6.819578</text:p>
          </table:table-cell>
          <table:table-cell office:value-type="float" office:value="6.6677148265" calcext:value-type="float">
            <text:p>6.6677148265</text:p>
          </table:table-cell>
          <table:table-cell table:formula="of:=POWER([.C2465]-6.75;2)" office:value-type="float" office:value="0.00677084977792508" calcext:value-type="float">
            <text:p>0.0067708498</text:p>
          </table:table-cell>
          <table:table-cell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6.816321" calcext:value-type="float">
            <text:p>6.816321</text:p>
          </table:table-cell>
          <table:table-cell office:value-type="float" office:value="6.6674309701" calcext:value-type="float">
            <text:p>6.6674309701</text:p>
          </table:table-cell>
          <table:table-cell table:formula="of:=POWER([.C2466]-6.75;2)" office:value-type="float" office:value="0.00681764469862712" calcext:value-type="float">
            <text:p>0.0068176447</text:p>
          </table:table-cell>
          <table:table-cell/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6.81301" calcext:value-type="float">
            <text:p>6.81301</text:p>
          </table:table-cell>
          <table:table-cell office:value-type="float" office:value="6.6671521498" calcext:value-type="float">
            <text:p>6.6671521498</text:p>
          </table:table-cell>
          <table:table-cell table:formula="of:=POWER([.C2467]-6.75;2)" office:value-type="float" office:value="0.00686376628276169" calcext:value-type="float">
            <text:p>0.0068637663</text:p>
          </table:table-cell>
          <table:table-cell/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6.809658" calcext:value-type="float">
            <text:p>6.809658</text:p>
          </table:table-cell>
          <table:table-cell office:value-type="float" office:value="6.6668784953" calcext:value-type="float">
            <text:p>6.6668784953</text:p>
          </table:table-cell>
          <table:table-cell table:formula="of:=POWER([.C2468]-6.75;2)" office:value-type="float" office:value="0.00690918454359216" calcext:value-type="float">
            <text:p>0.0069091845</text:p>
          </table:table-cell>
          <table:table-cell/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6.80628" calcext:value-type="float">
            <text:p>6.80628</text:p>
          </table:table-cell>
          <table:table-cell office:value-type="float" office:value="6.6666101128" calcext:value-type="float">
            <text:p>6.6666101128</text:p>
          </table:table-cell>
          <table:table-cell table:formula="of:=POWER([.C2469]-6.75;2)" office:value-type="float" office:value="0.00695387328722874" calcext:value-type="float">
            <text:p>0.0069538733</text:p>
          </table:table-cell>
          <table:table-cell/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6.80289" calcext:value-type="float">
            <text:p>6.80289</text:p>
          </table:table-cell>
          <table:table-cell office:value-type="float" office:value="6.666347081" calcext:value-type="float">
            <text:p>6.666347081</text:p>
          </table:table-cell>
          <table:table-cell table:formula="of:=POWER([.C2470]-6.75;2)" office:value-type="float" office:value="0.00699781085722062" calcext:value-type="float">
            <text:p>0.0069978109</text:p>
          </table:table-cell>
          <table:table-cell/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6.7995" calcext:value-type="float">
            <text:p>6.7995</text:p>
          </table:table-cell>
          <table:table-cell office:value-type="float" office:value="6.6660894528" calcext:value-type="float">
            <text:p>6.6660894528</text:p>
          </table:table-cell>
          <table:table-cell table:formula="of:=POWER([.C2471]-6.75;2)" office:value-type="float" office:value="0.00704097993140349" calcext:value-type="float">
            <text:p>0.0070409799</text:p>
          </table:table-cell>
          <table:table-cell/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6.796122" calcext:value-type="float">
            <text:p>6.796122</text:p>
          </table:table-cell>
          <table:table-cell office:value-type="float" office:value="6.665837259" calcext:value-type="float">
            <text:p>6.665837259</text:p>
          </table:table-cell>
          <table:table-cell table:formula="of:=POWER([.C2472]-6.75;2)" office:value-type="float" office:value="0.0070833669726331" calcext:value-type="float">
            <text:p>0.007083367</text:p>
          </table:table-cell>
          <table:table-cell/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6.792769" calcext:value-type="float">
            <text:p>6.792769</text:p>
          </table:table-cell>
          <table:table-cell office:value-type="float" office:value="6.6655905076" calcext:value-type="float">
            <text:p>6.6655905076</text:p>
          </table:table-cell>
          <table:table-cell table:formula="of:=POWER([.C2473]-6.75;2)" office:value-type="float" office:value="0.00712496240722563" calcext:value-type="float">
            <text:p>0.0071249624</text:p>
          </table:table-cell>
          <table:table-cell/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6.789451" calcext:value-type="float">
            <text:p>6.789451</text:p>
          </table:table-cell>
          <table:table-cell office:value-type="float" office:value="6.6653491822" calcext:value-type="float">
            <text:p>6.6653491822</text:p>
          </table:table-cell>
          <table:table-cell table:formula="of:=POWER([.C2474]-6.75;2)" office:value-type="float" office:value="0.00716576095420881" calcext:value-type="float">
            <text:p>0.007165761</text:p>
          </table:table-cell>
          <table:table-cell/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6.786176" calcext:value-type="float">
            <text:p>6.786176</text:p>
          </table:table-cell>
          <table:table-cell office:value-type="float" office:value="6.6651132471" calcext:value-type="float">
            <text:p>6.6651132471</text:p>
          </table:table-cell>
          <table:table-cell table:formula="of:=POWER([.C2475]-6.75;2)" office:value-type="float" office:value="0.00720576081790568" calcext:value-type="float">
            <text:p>0.0072057608</text:p>
          </table:table-cell>
          <table:table-cell/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6.782954" calcext:value-type="float">
            <text:p>6.782954</text:p>
          </table:table-cell>
          <table:table-cell office:value-type="float" office:value="6.6648826514" calcext:value-type="float">
            <text:p>6.6648826514</text:p>
          </table:table-cell>
          <table:table-cell table:formula="of:=POWER([.C2476]-6.75;2)" office:value-type="float" office:value="0.0072449630326939" calcext:value-type="float">
            <text:p>0.007244963</text:p>
          </table:table-cell>
          <table:table-cell/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6.779791" calcext:value-type="float">
            <text:p>6.779791</text:p>
          </table:table-cell>
          <table:table-cell office:value-type="float" office:value="6.6646573244" calcext:value-type="float">
            <text:p>6.6646573244</text:p>
          </table:table-cell>
          <table:table-cell table:formula="of:=POWER([.C2477]-6.75;2)" office:value-type="float" office:value="0.00728337227856679" calcext:value-type="float">
            <text:p>0.0072833723</text:p>
          </table:table-cell>
          <table:table-cell/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6.776694" calcext:value-type="float">
            <text:p>6.776694</text:p>
          </table:table-cell>
          <table:table-cell office:value-type="float" office:value="6.6644371836" calcext:value-type="float">
            <text:p>6.6644371836</text:p>
          </table:table-cell>
          <table:table-cell table:formula="of:=POWER([.C2478]-6.75;2)" office:value-type="float" office:value="0.00732099555030003" calcext:value-type="float">
            <text:p>0.0073209956</text:p>
          </table:table-cell>
          <table:table-cell/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6.773667" calcext:value-type="float">
            <text:p>6.773667</text:p>
          </table:table-cell>
          <table:table-cell office:value-type="float" office:value="6.6642221322" calcext:value-type="float">
            <text:p>6.6642221322</text:p>
          </table:table-cell>
          <table:table-cell table:formula="of:=POWER([.C2479]-6.75;2)" office:value-type="float" office:value="0.00735784260431429" calcext:value-type="float">
            <text:p>0.0073578426</text:p>
          </table:table-cell>
          <table:table-cell/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6.770713" calcext:value-type="float">
            <text:p>6.770713</text:p>
          </table:table-cell>
          <table:table-cell office:value-type="float" office:value="6.6640120653" calcext:value-type="float">
            <text:p>6.6640120653</text:p>
          </table:table-cell>
          <table:table-cell table:formula="of:=POWER([.C2480]-6.75;2)" office:value-type="float" office:value="0.00739392491397152" calcext:value-type="float">
            <text:p>0.0073939249</text:p>
          </table:table-cell>
          <table:table-cell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6.767834" calcext:value-type="float">
            <text:p>6.767834</text:p>
          </table:table-cell>
          <table:table-cell office:value-type="float" office:value="6.6638068712" calcext:value-type="float">
            <text:p>6.6638068712</text:p>
          </table:table-cell>
          <table:table-cell table:formula="of:=POWER([.C2481]-6.75;2)" office:value-type="float" office:value="0.00742925545233334" calcext:value-type="float">
            <text:p>0.0074292555</text:p>
          </table:table-cell>
          <table:table-cell/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6.76503" calcext:value-type="float">
            <text:p>6.76503</text:p>
          </table:table-cell>
          <table:table-cell office:value-type="float" office:value="6.6636064335" calcext:value-type="float">
            <text:p>6.6636064335</text:p>
          </table:table-cell>
          <table:table-cell table:formula="of:=POWER([.C2482]-6.75;2)" office:value-type="float" office:value="0.00746384833258992" calcext:value-type="float">
            <text:p>0.0074638483</text:p>
          </table:table-cell>
          <table:table-cell/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6.762302" calcext:value-type="float">
            <text:p>6.762302</text:p>
          </table:table-cell>
          <table:table-cell office:value-type="float" office:value="6.6634106351" calcext:value-type="float">
            <text:p>6.6634106351</text:p>
          </table:table-cell>
          <table:table-cell table:formula="of:=POWER([.C2483]-6.75;2)" office:value-type="float" office:value="0.00749771811378536" calcext:value-type="float">
            <text:p>0.0074977181</text:p>
          </table:table-cell>
          <table:table-cell/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6.759647" calcext:value-type="float">
            <text:p>6.759647</text:p>
          </table:table-cell>
          <table:table-cell office:value-type="float" office:value="6.6632193559" calcext:value-type="float">
            <text:p>6.6632193559</text:p>
          </table:table-cell>
          <table:table-cell table:formula="of:=POWER([.C2484]-6.75;2)" office:value-type="float" office:value="0.00753088019041088" calcext:value-type="float">
            <text:p>0.0075308802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6.757062" calcext:value-type="float">
            <text:p>6.757062</text:p>
          </table:table-cell>
          <table:table-cell office:value-type="float" office:value="6.6630324806" calcext:value-type="float">
            <text:p>6.6630324806</text:p>
          </table:table-cell>
          <table:table-cell table:formula="of:=POWER([.C2485]-6.75;2)" office:value-type="float" office:value="0.00756334943058936" calcext:value-type="float">
            <text:p>0.0075633494</text:p>
          </table:table-cell>
          <table:table-cell/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6.754544" calcext:value-type="float">
            <text:p>6.754544</text:p>
          </table:table-cell>
          <table:table-cell office:value-type="float" office:value="6.662849899" calcext:value-type="float">
            <text:p>6.662849899</text:p>
          </table:table-cell>
          <table:table-cell table:formula="of:=POWER([.C2486]-6.75;2)" office:value-type="float" office:value="0.00759514010431016" calcext:value-type="float">
            <text:p>0.0075951401</text:p>
          </table:table-cell>
          <table:table-cell/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6.752086" calcext:value-type="float">
            <text:p>6.752086</text:p>
          </table:table-cell>
          <table:table-cell office:value-type="float" office:value="6.6626715058" calcext:value-type="float">
            <text:p>6.6626715058</text:p>
          </table:table-cell>
          <table:table-cell table:formula="of:=POWER([.C2487]-6.75;2)" office:value-type="float" office:value="0.00762626589923949" calcext:value-type="float">
            <text:p>0.0076262659</text:p>
          </table:table-cell>
          <table:table-cell/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6.749684" calcext:value-type="float">
            <text:p>6.749684</text:p>
          </table:table-cell>
          <table:table-cell office:value-type="float" office:value="6.6624972086" calcext:value-type="float">
            <text:p>6.6624972086</text:p>
          </table:table-cell>
          <table:table-cell table:formula="of:=POWER([.C2488]-6.75;2)" office:value-type="float" office:value="0.00765673850279198" calcext:value-type="float">
            <text:p>0.0076567385</text:p>
          </table:table-cell>
          <table:table-cell/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6.74733" calcext:value-type="float">
            <text:p>6.74733</text:p>
          </table:table-cell>
          <table:table-cell office:value-type="float" office:value="6.6623269219" calcext:value-type="float">
            <text:p>6.6623269219</text:p>
          </table:table-cell>
          <table:table-cell table:formula="of:=POWER([.C2489]-6.75;2)" office:value-type="float" office:value="0.00768656862352868" calcext:value-type="float">
            <text:p>0.0076865686</text:p>
          </table:table-cell>
          <table:table-cell/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6.745017" calcext:value-type="float">
            <text:p>6.745017</text:p>
          </table:table-cell>
          <table:table-cell office:value-type="float" office:value="6.6621605753" calcext:value-type="float">
            <text:p>6.6621605753</text:p>
          </table:table-cell>
          <table:table-cell table:formula="of:=POWER([.C2490]-6.75;2)" office:value-type="float" office:value="0.00771576453162702" calcext:value-type="float">
            <text:p>0.0077157645</text:p>
          </table:table-cell>
          <table:table-cell/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6.742737" calcext:value-type="float">
            <text:p>6.742737</text:p>
          </table:table-cell>
          <table:table-cell office:value-type="float" office:value="6.6619981118" calcext:value-type="float">
            <text:p>6.6619981118</text:p>
          </table:table-cell>
          <table:table-cell table:formula="of:=POWER([.C2491]-6.75;2)" office:value-type="float" office:value="0.0077443323267653" calcext:value-type="float">
            <text:p>0.0077443323</text:p>
          </table:table-cell>
          <table:table-cell/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6.740483" calcext:value-type="float">
            <text:p>6.740483</text:p>
          </table:table-cell>
          <table:table-cell office:value-type="float" office:value="6.6618394892" calcext:value-type="float">
            <text:p>6.6618394892</text:p>
          </table:table-cell>
          <table:table-cell table:formula="of:=POWER([.C2492]-6.75;2)" office:value-type="float" office:value="0.00777227566451689" calcext:value-type="float">
            <text:p>0.0077722757</text:p>
          </table:table-cell>
          <table:table-cell/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6.738246" calcext:value-type="float">
            <text:p>6.738246</text:p>
          </table:table-cell>
          <table:table-cell office:value-type="float" office:value="6.6616846791" calcext:value-type="float">
            <text:p>6.6616846791</text:p>
          </table:table-cell>
          <table:table-cell table:formula="of:=POWER([.C2493]-6.75;2)" office:value-type="float" office:value="0.00779959590566991" calcext:value-type="float">
            <text:p>0.0077995959</text:p>
          </table:table-cell>
          <table:table-cell/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6.736018" calcext:value-type="float">
            <text:p>6.736018</text:p>
          </table:table-cell>
          <table:table-cell office:value-type="float" office:value="6.6615336706" calcext:value-type="float">
            <text:p>6.6615336706</text:p>
          </table:table-cell>
          <table:table-cell table:formula="of:=POWER([.C2494]-6.75;2)" office:value-type="float" office:value="0.00782629143750932" calcext:value-type="float">
            <text:p>0.0078262914</text:p>
          </table:table-cell>
          <table:table-cell/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6.733791" calcext:value-type="float">
            <text:p>6.733791</text:p>
          </table:table-cell>
          <table:table-cell office:value-type="float" office:value="6.6613864684" calcext:value-type="float">
            <text:p>6.6613864684</text:p>
          </table:table-cell>
          <table:table-cell table:formula="of:=POWER([.C2495]-6.75;2)" office:value-type="float" office:value="0.00785235798262421" calcext:value-type="float">
            <text:p>0.007852358</text:p>
          </table:table-cell>
          <table:table-cell/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6.731556" calcext:value-type="float">
            <text:p>6.731556</text:p>
          </table:table-cell>
          <table:table-cell office:value-type="float" office:value="6.6612430931" calcext:value-type="float">
            <text:p>6.6612430931</text:p>
          </table:table-cell>
          <table:table-cell table:formula="of:=POWER([.C2496]-6.75;2)" office:value-type="float" office:value="0.0078777885224552" calcext:value-type="float">
            <text:p>0.0078777885</text:p>
          </table:table-cell>
          <table:table-cell/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6.729306" calcext:value-type="float">
            <text:p>6.729306</text:p>
          </table:table-cell>
          <table:table-cell office:value-type="float" office:value="6.6611035833" calcext:value-type="float">
            <text:p>6.6611035833</text:p>
          </table:table-cell>
          <table:table-cell table:formula="of:=POWER([.C2497]-6.75;2)" office:value-type="float" office:value="0.00790257290210003" calcext:value-type="float">
            <text:p>0.0079025729</text:p>
          </table:table-cell>
          <table:table-cell/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6.727034" calcext:value-type="float">
            <text:p>6.727034</text:p>
          </table:table-cell>
          <table:table-cell office:value-type="float" office:value="6.660967992" calcext:value-type="float">
            <text:p>6.660967992</text:p>
          </table:table-cell>
          <table:table-cell table:formula="of:=POWER([.C2498]-6.75;2)" office:value-type="float" office:value="0.0079266984485121" calcext:value-type="float">
            <text:p>0.0079266984</text:p>
          </table:table-cell>
          <table:table-cell/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6.724734" calcext:value-type="float">
            <text:p>6.724734</text:p>
          </table:table-cell>
          <table:table-cell office:value-type="float" office:value="6.6608363865" calcext:value-type="float">
            <text:p>6.6608363865</text:p>
          </table:table-cell>
          <table:table-cell table:formula="of:=POWER([.C2499]-6.75;2)" office:value-type="float" office:value="0.00795014997237743" calcext:value-type="float">
            <text:p>0.00795015</text:p>
          </table:table-cell>
          <table:table-cell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6.7224" calcext:value-type="float">
            <text:p>6.7224</text:p>
          </table:table-cell>
          <table:table-cell office:value-type="float" office:value="6.6607088463" calcext:value-type="float">
            <text:p>6.6607088463</text:p>
          </table:table-cell>
          <table:table-cell table:formula="of:=POWER([.C2500]-6.75;2)" office:value-type="float" office:value="0.00797291012907696" calcext:value-type="float">
            <text:p>0.0079729101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.720028" calcext:value-type="float">
            <text:p>6.720028</text:p>
          </table:table-cell>
          <table:table-cell office:value-type="float" office:value="6.660585464" calcext:value-type="float">
            <text:p>6.660585464</text:p>
          </table:table-cell>
          <table:table-cell table:formula="of:=POWER([.C2501]-6.75;2)" office:value-type="float" office:value="0.00799495924809522" calcext:value-type="float">
            <text:p>0.0079949592</text:p>
          </table:table-cell>
          <table:table-cell/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6.717613" calcext:value-type="float">
            <text:p>6.717613</text:p>
          </table:table-cell>
          <table:table-cell office:value-type="float" office:value="6.6604663407" calcext:value-type="float">
            <text:p>6.6604663407</text:p>
          </table:table-cell>
          <table:table-cell table:formula="of:=POWER([.C2502]-6.75;2)" office:value-type="float" office:value="0.00801627614764844" calcext:value-type="float">
            <text:p>0.0080162761</text:p>
          </table:table-cell>
          <table:table-cell/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6.715153" calcext:value-type="float">
            <text:p>6.715153</text:p>
          </table:table-cell>
          <table:table-cell office:value-type="float" office:value="6.6603515884" calcext:value-type="float">
            <text:p>6.6603515884</text:p>
          </table:table-cell>
          <table:table-cell table:formula="of:=POWER([.C2503]-6.75;2)" office:value-type="float" office:value="0.00803683770240298" calcext:value-type="float">
            <text:p>0.0080368377</text:p>
          </table:table-cell>
          <table:table-cell/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6.712645" calcext:value-type="float">
            <text:p>6.712645</text:p>
          </table:table-cell>
          <table:table-cell office:value-type="float" office:value="6.6602413239" calcext:value-type="float">
            <text:p>6.6602413239</text:p>
          </table:table-cell>
          <table:table-cell table:formula="of:=POWER([.C2504]-6.75;2)" office:value-type="float" office:value="0.00805661993522467" calcext:value-type="float">
            <text:p>0.0080566199</text:p>
          </table:table-cell>
          <table:table-cell/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6.710089" calcext:value-type="float">
            <text:p>6.710089</text:p>
          </table:table-cell>
          <table:table-cell office:value-type="float" office:value="6.6601356714" calcext:value-type="float">
            <text:p>6.6601356714</text:p>
          </table:table-cell>
          <table:table-cell table:formula="of:=POWER([.C2505]-6.75;2)" office:value-type="float" office:value="0.00807559755472879" calcext:value-type="float">
            <text:p>0.0080755976</text:p>
          </table:table-cell>
          <table:table-cell/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6.707485" calcext:value-type="float">
            <text:p>6.707485</text:p>
          </table:table-cell>
          <table:table-cell office:value-type="float" office:value="6.6600347556" calcext:value-type="float">
            <text:p>6.6600347556</text:p>
          </table:table-cell>
          <table:table-cell table:formula="of:=POWER([.C2506]-6.75;2)" office:value-type="float" office:value="0.00809374519995175" calcext:value-type="float">
            <text:p>0.0080937452</text:p>
          </table:table-cell>
          <table:table-cell/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6.704835" calcext:value-type="float">
            <text:p>6.704835</text:p>
          </table:table-cell>
          <table:table-cell office:value-type="float" office:value="6.6599387024" calcext:value-type="float">
            <text:p>6.6599387024</text:p>
          </table:table-cell>
          <table:table-cell table:formula="of:=POWER([.C2507]-6.75;2)" office:value-type="float" office:value="0.00811103732539579" calcext:value-type="float">
            <text:p>0.0081110373</text:p>
          </table:table-cell>
          <table:table-cell/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6.70214" calcext:value-type="float">
            <text:p>6.70214</text:p>
          </table:table-cell>
          <table:table-cell office:value-type="float" office:value="6.6598476349" calcext:value-type="float">
            <text:p>6.6598476349</text:p>
          </table:table-cell>
          <table:table-cell table:formula="of:=POWER([.C2508]-6.75;2)" office:value-type="float" office:value="0.00812744893312366" calcext:value-type="float">
            <text:p>0.0081274489</text:p>
          </table:table-cell>
          <table:table-cell/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6.699404" calcext:value-type="float">
            <text:p>6.699404</text:p>
          </table:table-cell>
          <table:table-cell office:value-type="float" office:value="6.6597616748" calcext:value-type="float">
            <text:p>6.6597616748</text:p>
          </table:table-cell>
          <table:table-cell table:formula="of:=POWER([.C2509]-6.75;2)" office:value-type="float" office:value="0.00814295533490089" calcext:value-type="float">
            <text:p>0.0081429553</text:p>
          </table:table-cell>
          <table:table-cell/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6.69663" calcext:value-type="float">
            <text:p>6.69663</text:p>
          </table:table-cell>
          <table:table-cell office:value-type="float" office:value="6.6596809369" calcext:value-type="float">
            <text:p>6.6596809369</text:p>
          </table:table-cell>
          <table:table-cell table:formula="of:=POWER([.C2510]-6.75;2)" office:value-type="float" office:value="0.00815753315926177" calcext:value-type="float">
            <text:p>0.0081575332</text:p>
          </table:table-cell>
          <table:table-cell/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6.693825" calcext:value-type="float">
            <text:p>6.693825</text:p>
          </table:table-cell>
          <table:table-cell office:value-type="float" office:value="6.6596055306" calcext:value-type="float">
            <text:p>6.6596055306</text:p>
          </table:table-cell>
          <table:table-cell table:formula="of:=POWER([.C2511]-6.75;2)" office:value-type="float" office:value="0.00817116009810747" calcext:value-type="float">
            <text:p>0.0081711601</text:p>
          </table:table-cell>
          <table:table-cell/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6.690993" calcext:value-type="float">
            <text:p>6.690993</text:p>
          </table:table-cell>
          <table:table-cell office:value-type="float" office:value="6.6595355521" calcext:value-type="float">
            <text:p>6.6595355521</text:p>
          </table:table-cell>
          <table:table-cell table:formula="of:=POWER([.C2512]-6.75;2)" office:value-type="float" office:value="0.00818381633385175" calcext:value-type="float">
            <text:p>0.0081838163</text:p>
          </table:table-cell>
          <table:table-cell/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6.68814" calcext:value-type="float">
            <text:p>6.68814</text:p>
          </table:table-cell>
          <table:table-cell office:value-type="float" office:value="6.6594710902" calcext:value-type="float">
            <text:p>6.6594710902</text:p>
          </table:table-cell>
          <table:table-cell table:formula="of:=POWER([.C2513]-6.75;2)" office:value-type="float" office:value="0.00819548350957649" calcext:value-type="float">
            <text:p>0.0081954835</text:p>
          </table:table-cell>
          <table:table-cell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6.685274" calcext:value-type="float">
            <text:p>6.685274</text:p>
          </table:table-cell>
          <table:table-cell office:value-type="float" office:value="6.6594122218" calcext:value-type="float">
            <text:p>6.6594122218</text:p>
          </table:table-cell>
          <table:table-cell table:formula="of:=POWER([.C2514]-6.75;2)" office:value-type="float" office:value="0.00820614555921235" calcext:value-type="float">
            <text:p>0.0082061456</text:p>
          </table:table-cell>
          <table:table-cell/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6.682401" calcext:value-type="float">
            <text:p>6.682401</text:p>
          </table:table-cell>
          <table:table-cell office:value-type="float" office:value="6.6593590082" calcext:value-type="float">
            <text:p>6.6593590082</text:p>
          </table:table-cell>
          <table:table-cell table:formula="of:=POWER([.C2515]-6.75;2)" office:value-type="float" office:value="0.00821578939448766" calcext:value-type="float">
            <text:p>0.0082157894</text:p>
          </table:table-cell>
          <table:table-cell/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6.679529" calcext:value-type="float">
            <text:p>6.679529</text:p>
          </table:table-cell>
          <table:table-cell office:value-type="float" office:value="6.659311499" calcext:value-type="float">
            <text:p>6.659311499</text:p>
          </table:table-cell>
          <table:table-cell table:formula="of:=POWER([.C2516]-6.75;2)" office:value-type="float" office:value="0.00822440421362697" calcext:value-type="float">
            <text:p>0.0082244042</text:p>
          </table:table-cell>
          <table:table-cell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6.676664" calcext:value-type="float">
            <text:p>6.676664</text:p>
          </table:table-cell>
          <table:table-cell office:value-type="float" office:value="6.6592697273" calcext:value-type="float">
            <text:p>6.6592697273</text:p>
          </table:table-cell>
          <table:table-cell table:formula="of:=POWER([.C2517]-6.75;2)" office:value-type="float" office:value="0.00823198238421639" calcext:value-type="float">
            <text:p>0.0082319824</text:p>
          </table:table-cell>
          <table:table-cell/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6.673815" calcext:value-type="float">
            <text:p>6.673815</text:p>
          </table:table-cell>
          <table:table-cell office:value-type="float" office:value="6.6592337143" calcext:value-type="float">
            <text:p>6.6592337143</text:p>
          </table:table-cell>
          <table:table-cell table:formula="of:=POWER([.C2518]-6.75;2)" office:value-type="float" office:value="0.00823851861977403" calcext:value-type="float">
            <text:p>0.0082385186</text:p>
          </table:table-cell>
          <table:table-cell/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6.670988" calcext:value-type="float">
            <text:p>6.670988</text:p>
          </table:table-cell>
          <table:table-cell office:value-type="float" office:value="6.6592034627" calcext:value-type="float">
            <text:p>6.6592034627</text:p>
          </table:table-cell>
          <table:table-cell table:formula="of:=POWER([.C2519]-6.75;2)" office:value-type="float" office:value="0.00824401118567032" calcext:value-type="float">
            <text:p>0.0082440112</text:p>
          </table:table-cell>
          <table:table-cell/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6.66819" calcext:value-type="float">
            <text:p>6.66819</text:p>
          </table:table-cell>
          <table:table-cell office:value-type="float" office:value="6.6591789626" calcext:value-type="float">
            <text:p>6.6591789626</text:p>
          </table:table-cell>
          <table:table-cell table:formula="of:=POWER([.C2520]-6.75;2)" office:value-type="float" office:value="0.00824846083441212" calcext:value-type="float">
            <text:p>0.0082484608</text:p>
          </table:table-cell>
          <table:table-cell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6.665427" calcext:value-type="float">
            <text:p>6.665427</text:p>
          </table:table-cell>
          <table:table-cell office:value-type="float" office:value="6.6591601896" calcext:value-type="float">
            <text:p>6.6591601896</text:p>
          </table:table-cell>
          <table:table-cell table:formula="of:=POWER([.C2521]-6.75;2)" office:value-type="float" office:value="0.00825187115350801" calcext:value-type="float">
            <text:p>0.0082518712</text:p>
          </table:table-cell>
          <table:table-cell/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6.662704" calcext:value-type="float">
            <text:p>6.662704</text:p>
          </table:table-cell>
          <table:table-cell office:value-type="float" office:value="6.6591471065" calcext:value-type="float">
            <text:p>6.6591471065</text:p>
          </table:table-cell>
          <table:table-cell table:formula="of:=POWER([.C2522]-6.75;2)" office:value-type="float" office:value="0.00825424825732237" calcext:value-type="float">
            <text:p>0.0082542483</text:p>
          </table:table-cell>
          <table:table-cell/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6.660027" calcext:value-type="float">
            <text:p>6.660027</text:p>
          </table:table-cell>
          <table:table-cell office:value-type="float" office:value="6.6591396653" calcext:value-type="float">
            <text:p>6.6591396653</text:p>
          </table:table-cell>
          <table:table-cell table:formula="of:=POWER([.C2523]-6.75;2)" office:value-type="float" office:value="0.00825560042179608" calcext:value-type="float">
            <text:p>0.0082556004</text:p>
          </table:table-cell>
          <table:table-cell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6.657398" calcext:value-type="float">
            <text:p>6.657398</text:p>
          </table:table-cell>
          <table:table-cell office:value-type="float" office:value="6.659137805" calcext:value-type="float">
            <text:p>6.659137805</text:p>
          </table:table-cell>
          <table:table-cell table:formula="of:=POWER([.C2524]-6.75;2)" office:value-type="float" office:value="0.00825593848021797" calcext:value-type="float">
            <text:p>0.0082559385</text:p>
          </table:table-cell>
          <table:table-cell/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6.654822" calcext:value-type="float">
            <text:p>6.654822</text:p>
          </table:table-cell>
          <table:table-cell office:value-type="float" office:value="6.6591414601" calcext:value-type="float">
            <text:p>6.6591414601</text:p>
          </table:table-cell>
          <table:table-cell table:formula="of:=POWER([.C2525]-6.75;2)" office:value-type="float" office:value="0.00825527427275992" calcext:value-type="float">
            <text:p>0.0082552743</text:p>
          </table:table-cell>
          <table:table-cell/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6.652299" calcext:value-type="float">
            <text:p>6.652299</text:p>
          </table:table-cell>
          <table:table-cell office:value-type="float" office:value="6.6591505537" calcext:value-type="float">
            <text:p>6.6591505537</text:p>
          </table:table-cell>
          <table:table-cell table:formula="of:=POWER([.C2526]-6.75;2)" office:value-type="float" office:value="0.00825362189301659" calcext:value-type="float">
            <text:p>0.0082536219</text:p>
          </table:table-cell>
          <table:table-cell/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6.64983" calcext:value-type="float">
            <text:p>6.64983</text:p>
          </table:table-cell>
          <table:table-cell office:value-type="float" office:value="6.6591650084" calcext:value-type="float">
            <text:p>6.6591650084</text:p>
          </table:table-cell>
          <table:table-cell table:formula="of:=POWER([.C2527]-6.75;2)" office:value-type="float" office:value="0.00825099569897199" calcext:value-type="float">
            <text:p>0.0082509957</text:p>
          </table:table-cell>
          <table:table-cell/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6.647414" calcext:value-type="float">
            <text:p>6.647414</text:p>
          </table:table-cell>
          <table:table-cell office:value-type="float" office:value="6.6591847442" calcext:value-type="float">
            <text:p>6.6591847442</text:p>
          </table:table-cell>
          <table:table-cell table:formula="of:=POWER([.C2528]-6.75;2)" office:value-type="float" office:value="0.00824741068601942" calcext:value-type="float">
            <text:p>0.0082474107</text:p>
          </table:table-cell>
          <table:table-cell/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6.645049" calcext:value-type="float">
            <text:p>6.645049</text:p>
          </table:table-cell>
          <table:table-cell office:value-type="float" office:value="6.6592096822" calcext:value-type="float">
            <text:p>6.6592096822</text:p>
          </table:table-cell>
          <table:table-cell table:formula="of:=POWER([.C2529]-6.75;2)" office:value-type="float" office:value="0.00824288180622496" calcext:value-type="float">
            <text:p>0.0082428818</text:p>
          </table:table-cell>
          <table:table-cell/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6.642732" calcext:value-type="float">
            <text:p>6.642732</text:p>
          </table:table-cell>
          <table:table-cell office:value-type="float" office:value="6.6592397473" calcext:value-type="float">
            <text:p>6.6592397473</text:p>
          </table:table-cell>
          <table:table-cell table:formula="of:=POWER([.C2530]-6.75;2)" office:value-type="float" office:value="0.00823742347016785" calcext:value-type="float">
            <text:p>0.0082374235</text:p>
          </table:table-cell>
          <table:table-cell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6.640458" calcext:value-type="float">
            <text:p>6.640458</text:p>
          </table:table-cell>
          <table:table-cell office:value-type="float" office:value="6.6592748702" calcext:value-type="float">
            <text:p>6.6592748702</text:p>
          </table:table-cell>
          <table:table-cell table:formula="of:=POWER([.C2531]-6.75;2)" office:value-type="float" office:value="0.00823104917722685" calcext:value-type="float">
            <text:p>0.0082310492</text:p>
          </table:table-cell>
          <table:table-cell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6.63822" calcext:value-type="float">
            <text:p>6.63822</text:p>
          </table:table-cell>
          <table:table-cell office:value-type="float" office:value="6.6593149915" calcext:value-type="float">
            <text:p>6.6593149915</text:p>
          </table:table-cell>
          <table:table-cell table:formula="of:=POWER([.C2532]-6.75;2)" office:value-type="float" office:value="0.00822377076664498" calcext:value-type="float">
            <text:p>0.0082237708</text:p>
          </table:table-cell>
          <table:table-cell/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6.636012" calcext:value-type="float">
            <text:p>6.636012</text:p>
          </table:table-cell>
          <table:table-cell office:value-type="float" office:value="6.6593600662" calcext:value-type="float">
            <text:p>6.6593600662</text:p>
          </table:table-cell>
          <table:table-cell table:formula="of:=POWER([.C2533]-6.75;2)" office:value-type="float" office:value="0.00821559759926845" calcext:value-type="float">
            <text:p>0.0082155976</text:p>
          </table:table-cell>
          <table:table-cell/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6.633824" calcext:value-type="float">
            <text:p>6.633824</text:p>
          </table:table-cell>
          <table:table-cell office:value-type="float" office:value="6.6594100621" calcext:value-type="float">
            <text:p>6.6594100621</text:p>
          </table:table-cell>
          <table:table-cell table:formula="of:=POWER([.C2534]-6.75;2)" office:value-type="float" office:value="0.00820653684872584" calcext:value-type="float">
            <text:p>0.0082065368</text:p>
          </table:table-cell>
          <table:table-cell/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6.631647" calcext:value-type="float">
            <text:p>6.631647</text:p>
          </table:table-cell>
          <table:table-cell office:value-type="float" office:value="6.6594649678" calcext:value-type="float">
            <text:p>6.6594649678</text:p>
          </table:table-cell>
          <table:table-cell table:formula="of:=POWER([.C2535]-6.75;2)" office:value-type="float" office:value="0.00819659205545504" calcext:value-type="float">
            <text:p>0.0081965921</text:p>
          </table:table-cell>
          <table:table-cell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6.62947" calcext:value-type="float">
            <text:p>6.62947</text:p>
          </table:table-cell>
          <table:table-cell office:value-type="float" office:value="6.6595247914" calcext:value-type="float">
            <text:p>6.6595247914</text:p>
          </table:table-cell>
          <table:table-cell table:formula="of:=POWER([.C2536]-6.75;2)" office:value-type="float" office:value="0.00818576337121352" calcext:value-type="float">
            <text:p>0.0081857634</text:p>
          </table:table-cell>
          <table:table-cell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6.62728" calcext:value-type="float">
            <text:p>6.62728</text:p>
          </table:table-cell>
          <table:table-cell office:value-type="float" office:value="6.6595895647" calcext:value-type="float">
            <text:p>6.6595895647</text:p>
          </table:table-cell>
          <table:table-cell table:formula="of:=POWER([.C2537]-6.75;2)" office:value-type="float" office:value="0.00817404681113547" calcext:value-type="float">
            <text:p>0.0081740468</text:p>
          </table:table-cell>
          <table:table-cell/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6.625065" calcext:value-type="float">
            <text:p>6.625065</text:p>
          </table:table-cell>
          <table:table-cell office:value-type="float" office:value="6.6596593477" calcext:value-type="float">
            <text:p>6.6596593477</text:p>
          </table:table-cell>
          <table:table-cell table:formula="of:=POWER([.C2538]-6.75;2)" office:value-type="float" office:value="0.00816143345798951" calcext:value-type="float">
            <text:p>0.0081614335</text:p>
          </table:table-cell>
          <table:table-cell/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6.622811" calcext:value-type="float">
            <text:p>6.622811</text:p>
          </table:table-cell>
          <table:table-cell office:value-type="float" office:value="6.6597342273" calcext:value-type="float">
            <text:p>6.6597342273</text:p>
          </table:table-cell>
          <table:table-cell table:formula="of:=POWER([.C2539]-6.75;2)" office:value-type="float" office:value="0.00814790972112815" calcext:value-type="float">
            <text:p>0.0081479097</text:p>
          </table:table-cell>
          <table:table-cell/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6.620505" calcext:value-type="float">
            <text:p>6.620505</text:p>
          </table:table-cell>
          <table:table-cell office:value-type="float" office:value="6.659814321" calcext:value-type="float">
            <text:p>6.659814321</text:p>
          </table:table-cell>
          <table:table-cell table:formula="of:=POWER([.C2540]-6.75;2)" office:value-type="float" office:value="0.00813345669669107" calcext:value-type="float">
            <text:p>0.0081334567</text:p>
          </table:table-cell>
          <table:table-cell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6.618133" calcext:value-type="float">
            <text:p>6.618133</text:p>
          </table:table-cell>
          <table:table-cell office:value-type="float" office:value="6.6598997761" calcext:value-type="float">
            <text:p>6.6598997761</text:p>
          </table:table-cell>
          <table:table-cell table:formula="of:=POWER([.C2541]-6.75;2)" office:value-type="float" office:value="0.0081180503468302" calcext:value-type="float">
            <text:p>0.0081180503</text:p>
          </table:table-cell>
          <table:table-cell/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6.61568" calcext:value-type="float">
            <text:p>6.61568</text:p>
          </table:table-cell>
          <table:table-cell office:value-type="float" office:value="6.6599907712" calcext:value-type="float">
            <text:p>6.6599907712</text:p>
          </table:table-cell>
          <table:table-cell table:formula="of:=POWER([.C2542]-6.75;2)" office:value-type="float" office:value="0.00810166126917068" calcext:value-type="float">
            <text:p>0.0081016613</text:p>
          </table:table-cell>
          <table:table-cell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6.613132" calcext:value-type="float">
            <text:p>6.613132</text:p>
          </table:table-cell>
          <table:table-cell office:value-type="float" office:value="6.6600875197" calcext:value-type="float">
            <text:p>6.6600875197</text:p>
          </table:table-cell>
          <table:table-cell table:formula="of:=POWER([.C2543]-6.75;2)" office:value-type="float" office:value="0.00808425411369785" calcext:value-type="float">
            <text:p>0.0080842541</text:p>
          </table:table-cell>
          <table:table-cell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6.610477" calcext:value-type="float">
            <text:p>6.610477</text:p>
          </table:table-cell>
          <table:table-cell office:value-type="float" office:value="6.660190267" calcext:value-type="float">
            <text:p>6.660190267</text:p>
          </table:table-cell>
          <table:table-cell table:formula="of:=POWER([.C2544]-6.75;2)" office:value-type="float" office:value="0.0080657881415313" calcext:value-type="float">
            <text:p>0.0080657881</text:p>
          </table:table-cell>
          <table:table-cell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6.607701" calcext:value-type="float">
            <text:p>6.607701</text:p>
          </table:table-cell>
          <table:table-cell office:value-type="float" office:value="6.6602992873" calcext:value-type="float">
            <text:p>6.6602992873</text:p>
          </table:table-cell>
          <table:table-cell table:formula="of:=POWER([.C2545]-6.75;2)" office:value-type="float" office:value="0.00804621785888794" calcext:value-type="float">
            <text:p>0.0080462179</text:p>
          </table:table-cell>
          <table:table-cell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6.604793" calcext:value-type="float">
            <text:p>6.604793</text:p>
          </table:table-cell>
          <table:table-cell office:value-type="float" office:value="6.6604148879" calcext:value-type="float">
            <text:p>6.6604148879</text:p>
          </table:table-cell>
          <table:table-cell table:formula="of:=POWER([.C2546]-6.75;2)" office:value-type="float" office:value="0.00802549230996956" calcext:value-type="float">
            <text:p>0.0080254923</text:p>
          </table:table-cell>
          <table:table-cell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6.601742" calcext:value-type="float">
            <text:p>6.601742</text:p>
          </table:table-cell>
          <table:table-cell office:value-type="float" office:value="6.6605374031" calcext:value-type="float">
            <text:p>6.6605374031</text:p>
          </table:table-cell>
          <table:table-cell table:formula="of:=POWER([.C2547]-6.75;2)" office:value-type="float" office:value="0.00800355624409185" calcext:value-type="float">
            <text:p>0.0080035562</text:p>
          </table:table-cell>
          <table:table-cell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6.59854" calcext:value-type="float">
            <text:p>6.59854</text:p>
          </table:table-cell>
          <table:table-cell office:value-type="float" office:value="6.6606671943" calcext:value-type="float">
            <text:p>6.6606671943</text:p>
          </table:table-cell>
          <table:table-cell table:formula="of:=POWER([.C2548]-6.75;2)" office:value-type="float" office:value="0.00798035017423392" calcext:value-type="float">
            <text:p>0.0079803502</text:p>
          </table:table-cell>
          <table:table-cell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6.595179" calcext:value-type="float">
            <text:p>6.595179</text:p>
          </table:table-cell>
          <table:table-cell office:value-type="float" office:value="6.6608046438" calcext:value-type="float">
            <text:p>6.6608046438</text:p>
          </table:table-cell>
          <table:table-cell table:formula="of:=POWER([.C2549]-6.75;2)" office:value-type="float" office:value="0.00795581156764493" calcext:value-type="float">
            <text:p>0.0079558116</text:p>
          </table:table-cell>
          <table:table-cell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6.591655" calcext:value-type="float">
            <text:p>6.591655</text:p>
          </table:table-cell>
          <table:table-cell office:value-type="float" office:value="6.6609501552" calcext:value-type="float">
            <text:p>6.6609501552</text:p>
          </table:table-cell>
          <table:table-cell table:formula="of:=POWER([.C2550]-6.75;2)" office:value-type="float" office:value="0.00792987485890407" calcext:value-type="float">
            <text:p>0.0079298749</text:p>
          </table:table-cell>
          <table:table-cell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6.587965" calcext:value-type="float">
            <text:p>6.587965</text:p>
          </table:table-cell>
          <table:table-cell office:value-type="float" office:value="6.6611041444" calcext:value-type="float">
            <text:p>6.6611041444</text:p>
          </table:table-cell>
          <table:table-cell table:formula="of:=POWER([.C2551]-6.75;2)" office:value-type="float" office:value="0.00790247314285599" calcext:value-type="float">
            <text:p>0.0079024731</text:p>
          </table:table-cell>
          <table:table-cell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6.584109" calcext:value-type="float">
            <text:p>6.584109</text:p>
          </table:table-cell>
          <table:table-cell office:value-type="float" office:value="6.6612670379" calcext:value-type="float">
            <text:p>6.6612670379</text:p>
          </table:table-cell>
          <table:table-cell table:formula="of:=POWER([.C2552]-6.75;2)" office:value-type="float" office:value="0.00787353856304002" calcext:value-type="float">
            <text:p>0.0078735386</text:p>
          </table:table-cell>
          <table:table-cell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6.580089" calcext:value-type="float">
            <text:p>6.580089</text:p>
          </table:table-cell>
          <table:table-cell office:value-type="float" office:value="6.6614392656" calcext:value-type="float">
            <text:p>6.6614392656</text:p>
          </table:table-cell>
          <table:table-cell table:formula="of:=POWER([.C2553]-6.75;2)" office:value-type="float" office:value="0.00784300367746728" calcext:value-type="float">
            <text:p>0.0078430037</text:p>
          </table:table-cell>
          <table:table-cell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6.575911" calcext:value-type="float">
            <text:p>6.575911</text:p>
          </table:table-cell>
          <table:table-cell office:value-type="float" office:value="6.6616212573" calcext:value-type="float">
            <text:p>6.6616212573</text:p>
          </table:table-cell>
          <table:table-cell table:formula="of:=POWER([.C2554]-6.75;2)" office:value-type="float" office:value="0.00781080216123277" calcext:value-type="float">
            <text:p>0.0078108022</text:p>
          </table:table-cell>
          <table:table-cell/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6.571583" calcext:value-type="float">
            <text:p>6.571583</text:p>
          </table:table-cell>
          <table:table-cell office:value-type="float" office:value="6.6618134327" calcext:value-type="float">
            <text:p>6.6618134327</text:p>
          </table:table-cell>
          <table:table-cell table:formula="of:=POWER([.C2555]-6.75;2)" office:value-type="float" office:value="0.00777687065215746" calcext:value-type="float">
            <text:p>0.0077768707</text:p>
          </table:table-cell>
          <table:table-cell/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6.567116" calcext:value-type="float">
            <text:p>6.567116</text:p>
          </table:table-cell>
          <table:table-cell office:value-type="float" office:value="6.6620161978" calcext:value-type="float">
            <text:p>6.6620161978</text:p>
          </table:table-cell>
          <table:table-cell table:formula="of:=POWER([.C2556]-6.75;2)" office:value-type="float" office:value="0.00774114944956875" calcext:value-type="float">
            <text:p>0.0077411494</text:p>
          </table:table-cell>
          <table:table-cell/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6.562524" calcext:value-type="float">
            <text:p>6.562524</text:p>
          </table:table-cell>
          <table:table-cell office:value-type="float" office:value="6.6622299369" calcext:value-type="float">
            <text:p>6.6622299369</text:p>
          </table:table-cell>
          <table:table-cell table:formula="of:=POWER([.C2557]-6.75;2)" office:value-type="float" office:value="0.00770358397657795" calcext:value-type="float">
            <text:p>0.007703584</text:p>
          </table:table-cell>
          <table:table-cell/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6.557825" calcext:value-type="float">
            <text:p>6.557825</text:p>
          </table:table-cell>
          <table:table-cell office:value-type="float" office:value="6.6624550068" calcext:value-type="float">
            <text:p>6.6624550068</text:p>
          </table:table-cell>
          <table:table-cell table:formula="of:=POWER([.C2558]-6.75;2)" office:value-type="float" office:value="0.00766412583438802" calcext:value-type="float">
            <text:p>0.0076641258</text:p>
          </table:table-cell>
          <table:table-cell/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6.553039" calcext:value-type="float">
            <text:p>6.553039</text:p>
          </table:table-cell>
          <table:table-cell office:value-type="float" office:value="6.6626917262" calcext:value-type="float">
            <text:p>6.6626917262</text:p>
          </table:table-cell>
          <table:table-cell table:formula="of:=POWER([.C2559]-6.75;2)" office:value-type="float" office:value="0.00762273467393572" calcext:value-type="float">
            <text:p>0.0076227347</text:p>
          </table:table-cell>
          <table:table-cell/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6.548188" calcext:value-type="float">
            <text:p>6.548188</text:p>
          </table:table-cell>
          <table:table-cell office:value-type="float" office:value="6.6629403719" calcext:value-type="float">
            <text:p>6.6629403719</text:p>
          </table:table-cell>
          <table:table-cell table:formula="of:=POWER([.C2560]-6.75;2)" office:value-type="float" office:value="0.00757937884491039" calcext:value-type="float">
            <text:p>0.0075793788</text:p>
          </table:table-cell>
          <table:table-cell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6.543299" calcext:value-type="float">
            <text:p>6.543299</text:p>
          </table:table-cell>
          <table:table-cell office:value-type="float" office:value="6.6632011727" calcext:value-type="float">
            <text:p>6.6632011727</text:p>
          </table:table-cell>
          <table:table-cell table:formula="of:=POWER([.C2561]-6.75;2)" office:value-type="float" office:value="0.00753403642065522" calcext:value-type="float">
            <text:p>0.0075340364</text:p>
          </table:table-cell>
          <table:table-cell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6.538398" calcext:value-type="float">
            <text:p>6.538398</text:p>
          </table:table-cell>
          <table:table-cell office:value-type="float" office:value="6.6634742984" calcext:value-type="float">
            <text:p>6.6634742984</text:p>
          </table:table-cell>
          <table:table-cell table:formula="of:=POWER([.C2562]-6.75;2)" office:value-type="float" office:value="0.00748669703737229" calcext:value-type="float">
            <text:p>0.007486697</text:p>
          </table:table-cell>
          <table:table-cell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6.533516" calcext:value-type="float">
            <text:p>6.533516</text:p>
          </table:table-cell>
          <table:table-cell office:value-type="float" office:value="6.6637598607" calcext:value-type="float">
            <text:p>6.6637598607</text:p>
          </table:table-cell>
          <table:table-cell table:formula="of:=POWER([.C2563]-6.75;2)" office:value-type="float" office:value="0.00743736162648342" calcext:value-type="float">
            <text:p>0.0074373616</text:p>
          </table:table-cell>
          <table:table-cell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6.528684" calcext:value-type="float">
            <text:p>6.528684</text:p>
          </table:table-cell>
          <table:table-cell office:value-type="float" office:value="6.6640579016" calcext:value-type="float">
            <text:p>6.6640579016</text:p>
          </table:table-cell>
          <table:table-cell table:formula="of:=POWER([.C2564]-6.75;2)" office:value-type="float" office:value="0.00738604427739534" calcext:value-type="float">
            <text:p>0.0073860443</text:p>
          </table:table-cell>
          <table:table-cell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6.523935" calcext:value-type="float">
            <text:p>6.523935</text:p>
          </table:table-cell>
          <table:table-cell office:value-type="float" office:value="6.6643683922" calcext:value-type="float">
            <text:p>6.6643683922</text:p>
          </table:table-cell>
          <table:table-cell table:formula="of:=POWER([.C2565]-6.75;2)" office:value-type="float" office:value="0.007332772254413" calcext:value-type="float">
            <text:p>0.0073327723</text:p>
          </table:table-cell>
          <table:table-cell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6.519302" calcext:value-type="float">
            <text:p>6.519302</text:p>
          </table:table-cell>
          <table:table-cell office:value-type="float" office:value="6.6646912276" calcext:value-type="float">
            <text:p>6.6646912276</text:p>
          </table:table-cell>
          <table:table-cell table:formula="of:=POWER([.C2566]-6.75;2)" office:value-type="float" office:value="0.00727758664839506" calcext:value-type="float">
            <text:p>0.0072775866</text:p>
          </table:table-cell>
          <table:table-cell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6.51482" calcext:value-type="float">
            <text:p>6.51482</text:p>
          </table:table-cell>
          <table:table-cell office:value-type="float" office:value="6.6650262258" calcext:value-type="float">
            <text:p>6.6650262258</text:p>
          </table:table-cell>
          <table:table-cell table:formula="of:=POWER([.C2567]-6.75;2)" office:value-type="float" office:value="0.00722054230179256" calcext:value-type="float">
            <text:p>0.0072205423</text:p>
          </table:table-cell>
          <table:table-cell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6.51052" calcext:value-type="float">
            <text:p>6.51052</text:p>
          </table:table-cell>
          <table:table-cell office:value-type="float" office:value="6.6653731224" calcext:value-type="float">
            <text:p>6.6653731224</text:p>
          </table:table-cell>
          <table:table-cell table:formula="of:=POWER([.C2568]-6.75;2)" office:value-type="float" office:value="0.00716170841232536" calcext:value-type="float">
            <text:p>0.0071617084</text:p>
          </table:table-cell>
          <table:table-cell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6.506437" calcext:value-type="float">
            <text:p>6.506437</text:p>
          </table:table-cell>
          <table:table-cell office:value-type="float" office:value="6.6657315787" calcext:value-type="float">
            <text:p>6.6657315787</text:p>
          </table:table-cell>
          <table:table-cell table:formula="of:=POWER([.C2569]-6.75;2)" office:value-type="float" office:value="0.00710116682839429" calcext:value-type="float">
            <text:p>0.0071011668</text:p>
          </table:table-cell>
          <table:table-cell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6.502601" calcext:value-type="float">
            <text:p>6.502601</text:p>
          </table:table-cell>
          <table:table-cell office:value-type="float" office:value="6.6661011717" calcext:value-type="float">
            <text:p>6.6661011717</text:p>
          </table:table-cell>
          <table:table-cell table:formula="of:=POWER([.C2570]-6.75;2)" office:value-type="float" office:value="0.00703901339011284" calcext:value-type="float">
            <text:p>0.0070390134</text:p>
          </table:table-cell>
          <table:table-cell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6.499042" calcext:value-type="float">
            <text:p>6.499042</text:p>
          </table:table-cell>
          <table:table-cell office:value-type="float" office:value="6.6664814047" calcext:value-type="float">
            <text:p>6.6664814047</text:p>
          </table:table-cell>
          <table:table-cell table:formula="of:=POWER([.C2571]-6.75;2)" office:value-type="float" office:value="0.00697535576088521" calcext:value-type="float">
            <text:p>0.0069753558</text:p>
          </table:table-cell>
          <table:table-cell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6.495787" calcext:value-type="float">
            <text:p>6.495787</text:p>
          </table:table-cell>
          <table:table-cell office:value-type="float" office:value="6.6668717063" calcext:value-type="float">
            <text:p>6.6668717063</text:p>
          </table:table-cell>
          <table:table-cell table:formula="of:=POWER([.C2572]-6.75;2)" office:value-type="float" office:value="0.00691031321347342" calcext:value-type="float">
            <text:p>0.0069103132</text:p>
          </table:table-cell>
          <table:table-cell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6.492859" calcext:value-type="float">
            <text:p>6.492859</text:p>
          </table:table-cell>
          <table:table-cell office:value-type="float" office:value="6.6672714369" calcext:value-type="float">
            <text:p>6.6672714369</text:p>
          </table:table-cell>
          <table:table-cell table:formula="of:=POWER([.C2573]-6.75;2)" office:value-type="float" office:value="0.00684401515259066" calcext:value-type="float">
            <text:p>0.0068440152</text:p>
          </table:table-cell>
          <table:table-cell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6.490279" calcext:value-type="float">
            <text:p>6.490279</text:p>
          </table:table-cell>
          <table:table-cell office:value-type="float" office:value="6.667679897" calcext:value-type="float">
            <text:p>6.667679897</text:p>
          </table:table-cell>
          <table:table-cell table:formula="of:=POWER([.C2574]-6.75;2)" office:value-type="float" office:value="0.00677659935793058" calcext:value-type="float">
            <text:p>0.0067765994</text:p>
          </table:table-cell>
          <table:table-cell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6.488063" calcext:value-type="float">
            <text:p>6.488063</text:p>
          </table:table-cell>
          <table:table-cell office:value-type="float" office:value="6.668096331" calcext:value-type="float">
            <text:p>6.668096331</text:p>
          </table:table-cell>
          <table:table-cell table:formula="of:=POWER([.C2575]-6.75;2)" office:value-type="float" office:value="0.00670821099566154" calcext:value-type="float">
            <text:p>0.006708211</text:p>
          </table:table-cell>
          <table:table-cell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6.486222" calcext:value-type="float">
            <text:p>6.486222</text:p>
          </table:table-cell>
          <table:table-cell office:value-type="float" office:value="6.6685199388" calcext:value-type="float">
            <text:p>6.6685199388</text:p>
          </table:table-cell>
          <table:table-cell table:formula="of:=POWER([.C2576]-6.75;2)" office:value-type="float" office:value="0.0066390003731557" calcext:value-type="float">
            <text:p>0.0066390004</text:p>
          </table:table-cell>
          <table:table-cell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6.484763" calcext:value-type="float">
            <text:p>6.484763</text:p>
          </table:table-cell>
          <table:table-cell office:value-type="float" office:value="6.6689498868" calcext:value-type="float">
            <text:p>6.6689498868</text:p>
          </table:table-cell>
          <table:table-cell table:formula="of:=POWER([.C2577]-6.75;2)" office:value-type="float" office:value="0.0065691208497328" calcext:value-type="float">
            <text:p>0.0065691208</text:p>
          </table:table-cell>
          <table:table-cell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6.483687" calcext:value-type="float">
            <text:p>6.483687</text:p>
          </table:table-cell>
          <table:table-cell office:value-type="float" office:value="6.6693853168" calcext:value-type="float">
            <text:p>6.6693853168</text:p>
          </table:table-cell>
          <table:table-cell table:formula="of:=POWER([.C2578]-6.75;2)" office:value-type="float" office:value="0.00649872714743641" calcext:value-type="float">
            <text:p>0.0064987271</text:p>
          </table:table-cell>
          <table:table-cell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6.482991" calcext:value-type="float">
            <text:p>6.482991</text:p>
          </table:table-cell>
          <table:table-cell office:value-type="float" office:value="6.6698253602" calcext:value-type="float">
            <text:p>6.6698253602</text:p>
          </table:table-cell>
          <table:table-cell table:formula="of:=POWER([.C2579]-6.75;2)" office:value-type="float" office:value="0.00642797286705975" calcext:value-type="float">
            <text:p>0.0064279729</text:p>
          </table:table-cell>
          <table:table-cell/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6.482665" calcext:value-type="float">
            <text:p>6.482665</text:p>
          </table:table-cell>
          <table:table-cell office:value-type="float" office:value="6.6702691473" calcext:value-type="float">
            <text:p>6.6702691473</text:p>
          </table:table-cell>
          <table:table-cell table:formula="of:=POWER([.C2580]-6.75;2)" office:value-type="float" office:value="0.0063570088722691" calcext:value-type="float">
            <text:p>0.0063570089</text:p>
          </table:table-cell>
          <table:table-cell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6.482695" calcext:value-type="float">
            <text:p>6.482695</text:p>
          </table:table-cell>
          <table:table-cell office:value-type="float" office:value="6.6707158238" calcext:value-type="float">
            <text:p>6.6707158238</text:p>
          </table:table-cell>
          <table:table-cell table:formula="of:=POWER([.C2581]-6.75;2)" office:value-type="float" office:value="0.00628598059571262" calcext:value-type="float">
            <text:p>0.0062859806</text:p>
          </table:table-cell>
          <table:table-cell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6.483058" calcext:value-type="float">
            <text:p>6.483058</text:p>
          </table:table-cell>
          <table:table-cell office:value-type="float" office:value="6.6711645609" calcext:value-type="float">
            <text:p>6.6711645609</text:p>
          </table:table-cell>
          <table:table-cell table:formula="of:=POWER([.C2582]-6.75;2)" office:value-type="float" office:value="0.00621502645808976" calcext:value-type="float">
            <text:p>0.0062150265</text:p>
          </table:table-cell>
          <table:table-cell/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6.48373" calcext:value-type="float">
            <text:p>6.48373</text:p>
          </table:table-cell>
          <table:table-cell office:value-type="float" office:value="6.6716145766" calcext:value-type="float">
            <text:p>6.6716145766</text:p>
          </table:table-cell>
          <table:table-cell table:formula="of:=POWER([.C2583]-6.75;2)" office:value-type="float" office:value="0.00614427460159732" calcext:value-type="float">
            <text:p>0.0061442746</text:p>
          </table:table-cell>
          <table:table-cell/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6.484679" calcext:value-type="float">
            <text:p>6.484679</text:p>
          </table:table-cell>
          <table:table-cell office:value-type="float" office:value="6.6720651391" calcext:value-type="float">
            <text:p>6.6720651391</text:p>
          </table:table-cell>
          <table:table-cell table:formula="of:=POWER([.C2584]-6.75;2)" office:value-type="float" office:value="0.00607384254350237" calcext:value-type="float">
            <text:p>0.0060738425</text:p>
          </table:table-cell>
          <table:table-cell/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6.485868" calcext:value-type="float">
            <text:p>6.485868</text:p>
          </table:table-cell>
          <table:table-cell office:value-type="float" office:value="6.6725155865" calcext:value-type="float">
            <text:p>6.6725155865</text:p>
          </table:table-cell>
          <table:table-cell table:formula="of:=POWER([.C2585]-6.75;2)" office:value-type="float" office:value="0.00600383433543893" calcext:value-type="float">
            <text:p>0.0060038343</text:p>
          </table:table-cell>
          <table:table-cell/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6.487258" calcext:value-type="float">
            <text:p>6.487258</text:p>
          </table:table-cell>
          <table:table-cell office:value-type="float" office:value="6.6729653398" calcext:value-type="float">
            <text:p>6.6729653398</text:p>
          </table:table-cell>
          <table:table-cell table:formula="of:=POWER([.C2586]-6.75;2)" office:value-type="float" office:value="0.00593433887212944" calcext:value-type="float">
            <text:p>0.0059343389</text:p>
          </table:table-cell>
          <table:table-cell/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6.488802" calcext:value-type="float">
            <text:p>6.488802</text:p>
          </table:table-cell>
          <table:table-cell office:value-type="float" office:value="6.6734139082" calcext:value-type="float">
            <text:p>6.6734139082</text:p>
          </table:table-cell>
          <table:table-cell table:formula="of:=POWER([.C2587]-6.75;2)" office:value-type="float" office:value="0.00586542945719808" calcext:value-type="float">
            <text:p>0.0058654295</text:p>
          </table:table-cell>
          <table:table-cell/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6.490455" calcext:value-type="float">
            <text:p>6.490455</text:p>
          </table:table-cell>
          <table:table-cell office:value-type="float" office:value="6.6738609104" calcext:value-type="float">
            <text:p>6.6738609104</text:p>
          </table:table-cell>
          <table:table-cell table:formula="of:=POWER([.C2588]-6.75;2)" office:value-type="float" office:value="0.0057971609651168" calcext:value-type="float">
            <text:p>0.005797161</text:p>
          </table:table-cell>
          <table:table-cell/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6.492164" calcext:value-type="float">
            <text:p>6.492164</text:p>
          </table:table-cell>
          <table:table-cell office:value-type="float" office:value="6.6743060704" calcext:value-type="float">
            <text:p>6.6743060704</text:p>
          </table:table-cell>
          <table:table-cell table:formula="of:=POWER([.C2589]-6.75;2)" office:value-type="float" office:value="0.00572957097828974" calcext:value-type="float">
            <text:p>0.005729571</text:p>
          </table:table-cell>
          <table:table-cell/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6.493877" calcext:value-type="float">
            <text:p>6.493877</text:p>
          </table:table-cell>
          <table:table-cell office:value-type="float" office:value="6.6747492384" calcext:value-type="float">
            <text:p>6.6747492384</text:p>
          </table:table-cell>
          <table:table-cell table:formula="of:=POWER([.C2590]-6.75;2)" office:value-type="float" office:value="0.00566267712137997" calcext:value-type="float">
            <text:p>0.0056626771</text:p>
          </table:table-cell>
          <table:table-cell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6.495539" calcext:value-type="float">
            <text:p>6.495539</text:p>
          </table:table-cell>
          <table:table-cell office:value-type="float" office:value="6.6751903902" calcext:value-type="float">
            <text:p>6.6751903902</text:p>
          </table:table-cell>
          <table:table-cell table:formula="of:=POWER([.C2591]-6.75;2)" office:value-type="float" office:value="0.00559647771842825" calcext:value-type="float">
            <text:p>0.0055964777</text:p>
          </table:table-cell>
          <table:table-cell/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6.497097" calcext:value-type="float">
            <text:p>6.497097</text:p>
          </table:table-cell>
          <table:table-cell office:value-type="float" office:value="6.6756296357" calcext:value-type="float">
            <text:p>6.6756296357</text:p>
          </table:table-cell>
          <table:table-cell table:formula="of:=POWER([.C2592]-6.75;2)" office:value-type="float" office:value="0.00553095108611471" calcext:value-type="float">
            <text:p>0.0055309511</text:p>
          </table:table-cell>
          <table:table-cell/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6.498496" calcext:value-type="float">
            <text:p>6.498496</text:p>
          </table:table-cell>
          <table:table-cell office:value-type="float" office:value="6.6760672157" calcext:value-type="float">
            <text:p>6.6760672157</text:p>
          </table:table-cell>
          <table:table-cell table:formula="of:=POWER([.C2593]-6.75;2)" office:value-type="float" office:value="0.00546605659435035" calcext:value-type="float">
            <text:p>0.0054660566</text:p>
          </table:table-cell>
          <table:table-cell/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6.499681" calcext:value-type="float">
            <text:p>6.499681</text:p>
          </table:table-cell>
          <table:table-cell office:value-type="float" office:value="6.6765035086" calcext:value-type="float">
            <text:p>6.6765035086</text:p>
          </table:table-cell>
          <table:table-cell table:formula="of:=POWER([.C2594]-6.75;2)" office:value-type="float" office:value="0.00540173424811031" calcext:value-type="float">
            <text:p>0.0054017342</text:p>
          </table:table-cell>
          <table:table-cell/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6.500603" calcext:value-type="float">
            <text:p>6.500603</text:p>
          </table:table-cell>
          <table:table-cell office:value-type="float" office:value="6.676939032" calcext:value-type="float">
            <text:p>6.676939032</text:p>
          </table:table-cell>
          <table:table-cell table:formula="of:=POWER([.C2595]-6.75;2)" office:value-type="float" office:value="0.00533790504509703" calcext:value-type="float">
            <text:p>0.005337905</text:p>
          </table:table-cell>
          <table:table-cell/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6.501211" calcext:value-type="float">
            <text:p>6.501211</text:p>
          </table:table-cell>
          <table:table-cell office:value-type="float" office:value="6.6773744296" calcext:value-type="float">
            <text:p>6.6773744296</text:p>
          </table:table-cell>
          <table:table-cell table:formula="of:=POWER([.C2596]-6.75;2)" office:value-type="float" office:value="0.0052744734759253" calcext:value-type="float">
            <text:p>0.0052744735</text:p>
          </table:table-cell>
          <table:table-cell/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6.501461" calcext:value-type="float">
            <text:p>6.501461</text:p>
          </table:table-cell>
          <table:table-cell office:value-type="float" office:value="6.6778104777" calcext:value-type="float">
            <text:p>6.6778104777</text:p>
          </table:table-cell>
          <table:table-cell table:formula="of:=POWER([.C2597]-6.75;2)" office:value-type="float" office:value="0.00521132712990226" calcext:value-type="float">
            <text:p>0.0052113271</text:p>
          </table:table-cell>
          <table:table-cell/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6.501309" calcext:value-type="float">
            <text:p>6.501309</text:p>
          </table:table-cell>
          <table:table-cell office:value-type="float" office:value="6.6782480695" calcext:value-type="float">
            <text:p>6.6782480695</text:p>
          </table:table-cell>
          <table:table-cell table:formula="of:=POWER([.C2598]-6.75;2)" office:value-type="float" office:value="0.00514833953047678" calcext:value-type="float">
            <text:p>0.0051483395</text:p>
          </table:table-cell>
          <table:table-cell/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6.50072" calcext:value-type="float">
            <text:p>6.50072</text:p>
          </table:table-cell>
          <table:table-cell office:value-type="float" office:value="6.6786882164" calcext:value-type="float">
            <text:p>6.6786882164</text:p>
          </table:table-cell>
          <table:table-cell table:formula="of:=POWER([.C2599]-6.75;2)" office:value-type="float" office:value="0.00508537048021318" calcext:value-type="float">
            <text:p>0.0050853705</text:p>
          </table:table-cell>
          <table:table-cell/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6.499661" calcext:value-type="float">
            <text:p>6.499661</text:p>
          </table:table-cell>
          <table:table-cell office:value-type="float" office:value="6.6791320274" calcext:value-type="float">
            <text:p>6.6791320274</text:p>
          </table:table-cell>
          <table:table-cell table:formula="of:=POWER([.C2600]-6.75;2)" office:value-type="float" office:value="0.0050222695404344" calcext:value-type="float">
            <text:p>0.0050222695</text:p>
          </table:table-cell>
          <table:table-cell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6.498106" calcext:value-type="float">
            <text:p>6.498106</text:p>
          </table:table-cell>
          <table:table-cell office:value-type="float" office:value="6.679580705" calcext:value-type="float">
            <text:p>6.679580705</text:p>
          </table:table-cell>
          <table:table-cell table:formula="of:=POWER([.C2601]-6.75;2)" office:value-type="float" office:value="0.00495887710829699" calcext:value-type="float">
            <text:p>0.0049588771</text:p>
          </table:table-cell>
          <table:table-cell/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6.496035" calcext:value-type="float">
            <text:p>6.496035</text:p>
          </table:table-cell>
          <table:table-cell office:value-type="float" office:value="6.6800355288" calcext:value-type="float">
            <text:p>6.6800355288</text:p>
          </table:table-cell>
          <table:table-cell table:formula="of:=POWER([.C2602]-6.75;2)" office:value-type="float" office:value="0.00489502723029557" calcext:value-type="float">
            <text:p>0.0048950272</text:p>
          </table:table-cell>
          <table:table-cell/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6.493434" calcext:value-type="float">
            <text:p>6.493434</text:p>
          </table:table-cell>
          <table:table-cell office:value-type="float" office:value="6.6804978417" calcext:value-type="float">
            <text:p>6.6804978417</text:p>
          </table:table-cell>
          <table:table-cell table:formula="of:=POWER([.C2603]-6.75;2)" office:value-type="float" office:value="0.00483055000835822" calcext:value-type="float">
            <text:p>0.00483055</text:p>
          </table:table-cell>
          <table:table-cell/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6.490296" calcext:value-type="float">
            <text:p>6.490296</text:p>
          </table:table-cell>
          <table:table-cell office:value-type="float" office:value="6.6809690353" calcext:value-type="float">
            <text:p>6.6809690353</text:p>
          </table:table-cell>
          <table:table-cell table:formula="of:=POWER([.C2604]-6.75;2)" office:value-type="float" office:value="0.00476527408741259" calcext:value-type="float">
            <text:p>0.0047652741</text:p>
          </table:table-cell>
          <table:table-cell/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6.486621" calcext:value-type="float">
            <text:p>6.486621</text:p>
          </table:table-cell>
          <table:table-cell office:value-type="float" office:value="6.6814505328" calcext:value-type="float">
            <text:p>6.6814505328</text:p>
          </table:table-cell>
          <table:table-cell table:formula="of:=POWER([.C2605]-6.75;2)" office:value-type="float" office:value="0.00469902945340394" calcext:value-type="float">
            <text:p>0.0046990295</text:p>
          </table:table-cell>
          <table:table-cell/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6.482415" calcext:value-type="float">
            <text:p>6.482415</text:p>
          </table:table-cell>
          <table:table-cell office:value-type="float" office:value="6.6819437722" calcext:value-type="float">
            <text:p>6.6819437722</text:p>
          </table:table-cell>
          <table:table-cell table:formula="of:=POWER([.C2606]-6.75;2)" office:value-type="float" office:value="0.00463165014236545" calcext:value-type="float">
            <text:p>0.0046316501</text:p>
          </table:table-cell>
          <table:table-cell/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6.477692" calcext:value-type="float">
            <text:p>6.477692</text:p>
          </table:table-cell>
          <table:table-cell office:value-type="float" office:value="6.6824501904" calcext:value-type="float">
            <text:p>6.6824501904</text:p>
          </table:table-cell>
          <table:table-cell table:formula="of:=POWER([.C2607]-6.75;2)" office:value-type="float" office:value="0.00456297677699625" calcext:value-type="float">
            <text:p>0.0045629768</text:p>
          </table:table-cell>
          <table:table-cell/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6.47247" calcext:value-type="float">
            <text:p>6.47247</text:p>
          </table:table-cell>
          <table:table-cell office:value-type="float" office:value="6.6829712036" calcext:value-type="float">
            <text:p>6.6829712036</text:p>
          </table:table-cell>
          <table:table-cell table:formula="of:=POWER([.C2608]-6.75;2)" office:value-type="float" office:value="0.00449285954683263" calcext:value-type="float">
            <text:p>0.0044928595</text:p>
          </table:table-cell>
          <table:table-cell/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6.466777" calcext:value-type="float">
            <text:p>6.466777</text:p>
          </table:table-cell>
          <table:table-cell office:value-type="float" office:value="6.6835081964" calcext:value-type="float">
            <text:p>6.6835081964</text:p>
          </table:table-cell>
          <table:table-cell table:formula="of:=POWER([.C2609]-6.75;2)" office:value-type="float" office:value="0.00442115994598097" calcext:value-type="float">
            <text:p>0.0044211599</text:p>
          </table:table-cell>
          <table:table-cell/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6.460644" calcext:value-type="float">
            <text:p>6.460644</text:p>
          </table:table-cell>
          <table:table-cell office:value-type="float" office:value="6.6840624962" calcext:value-type="float">
            <text:p>6.6840624962</text:p>
          </table:table-cell>
          <table:table-cell table:formula="of:=POWER([.C2610]-6.75;2)" office:value-type="float" office:value="0.004347754407375" calcext:value-type="float">
            <text:p>0.0043477544</text:p>
          </table:table-cell>
          <table:table-cell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6.454109" calcext:value-type="float">
            <text:p>6.454109</text:p>
          </table:table-cell>
          <table:table-cell office:value-type="float" office:value="6.6846353641" calcext:value-type="float">
            <text:p>6.6846353641</text:p>
          </table:table-cell>
          <table:table-cell table:formula="of:=POWER([.C2611]-6.75;2)" office:value-type="float" office:value="0.00427253562633956" calcext:value-type="float">
            <text:p>0.0042725356</text:p>
          </table:table-cell>
          <table:table-cell/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6.447214" calcext:value-type="float">
            <text:p>6.447214</text:p>
          </table:table-cell>
          <table:table-cell office:value-type="float" office:value="6.6852279769" calcext:value-type="float">
            <text:p>6.6852279769</text:p>
          </table:table-cell>
          <table:table-cell table:formula="of:=POWER([.C2612]-6.75;2)" office:value-type="float" office:value="0.0041954149764669" calcext:value-type="float">
            <text:p>0.004195415</text:p>
          </table:table-cell>
          <table:table-cell/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6.440007" calcext:value-type="float">
            <text:p>6.440007</text:p>
          </table:table-cell>
          <table:table-cell office:value-type="float" office:value="6.6858414149" calcext:value-type="float">
            <text:p>6.6858414149</text:p>
          </table:table-cell>
          <table:table-cell table:formula="of:=POWER([.C2613]-6.75;2)" office:value-type="float" office:value="0.00411632404203388" calcext:value-type="float">
            <text:p>0.004116324</text:p>
          </table:table-cell>
          <table:table-cell/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6.432538" calcext:value-type="float">
            <text:p>6.432538</text:p>
          </table:table-cell>
          <table:table-cell office:value-type="float" office:value="6.686476646" calcext:value-type="float">
            <text:p>6.686476646</text:p>
          </table:table-cell>
          <table:table-cell table:formula="of:=POWER([.C2614]-6.75;2)" office:value-type="float" office:value="0.00403521650340931" calcext:value-type="float">
            <text:p>0.0040352165</text:p>
          </table:table-cell>
          <table:table-cell/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6.424861" calcext:value-type="float">
            <text:p>6.424861</text:p>
          </table:table-cell>
          <table:table-cell office:value-type="float" office:value="6.6871345181" calcext:value-type="float">
            <text:p>6.6871345181</text:p>
          </table:table-cell>
          <table:table-cell table:formula="of:=POWER([.C2615]-6.75;2)" office:value-type="float" office:value="0.00395206881451927" calcext:value-type="float">
            <text:p>0.0039520688</text:p>
          </table:table-cell>
          <table:table-cell/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6.417031" calcext:value-type="float">
            <text:p>6.417031</text:p>
          </table:table-cell>
          <table:table-cell office:value-type="float" office:value="6.6878157481" calcext:value-type="float">
            <text:p>6.6878157481</text:p>
          </table:table-cell>
          <table:table-cell table:formula="of:=POWER([.C2616]-6.75;2)" office:value-type="float" office:value="0.00386688118436262" calcext:value-type="float">
            <text:p>0.0038668812</text:p>
          </table:table-cell>
          <table:table-cell/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6.409106" calcext:value-type="float">
            <text:p>6.409106</text:p>
          </table:table-cell>
          <table:table-cell office:value-type="float" office:value="6.6885209167" calcext:value-type="float">
            <text:p>6.6885209167</text:p>
          </table:table-cell>
          <table:table-cell table:formula="of:=POWER([.C2617]-6.75;2)" office:value-type="float" office:value="0.00377967768340835" calcext:value-type="float">
            <text:p>0.0037796777</text:p>
          </table:table-cell>
          <table:table-cell/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6.401144" calcext:value-type="float">
            <text:p>6.401144</text:p>
          </table:table-cell>
          <table:table-cell office:value-type="float" office:value="6.6892504595" calcext:value-type="float">
            <text:p>6.6892504595</text:p>
          </table:table-cell>
          <table:table-cell table:formula="of:=POWER([.C2618]-6.75;2)" office:value-type="float" office:value="0.00369050667096112" calcext:value-type="float">
            <text:p>0.0036905067</text:p>
          </table:table-cell>
          <table:table-cell/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6.393202" calcext:value-type="float">
            <text:p>6.393202</text:p>
          </table:table-cell>
          <table:table-cell office:value-type="float" office:value="6.6900046649" calcext:value-type="float">
            <text:p>6.6900046649</text:p>
          </table:table-cell>
          <table:table-cell table:formula="of:=POWER([.C2619]-6.75;2)" office:value-type="float" office:value="0.00359944023376129" calcext:value-type="float">
            <text:p>0.0035994402</text:p>
          </table:table-cell>
          <table:table-cell/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6.385336" calcext:value-type="float">
            <text:p>6.385336</text:p>
          </table:table-cell>
          <table:table-cell office:value-type="float" office:value="6.6907836745" calcext:value-type="float">
            <text:p>6.6907836745</text:p>
          </table:table-cell>
          <table:table-cell table:formula="of:=POWER([.C2620]-6.75;2)" office:value-type="float" office:value="0.0035065732057219" calcext:value-type="float">
            <text:p>0.0035065732</text:p>
          </table:table-cell>
          <table:table-cell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6.377601" calcext:value-type="float">
            <text:p>6.377601</text:p>
          </table:table-cell>
          <table:table-cell office:value-type="float" office:value="6.6915874842" calcext:value-type="float">
            <text:p>6.6915874842</text:p>
          </table:table-cell>
          <table:table-cell table:formula="of:=POWER([.C2621]-6.75;2)" office:value-type="float" office:value="0.00341202200208522" calcext:value-type="float">
            <text:p>0.003412022</text:p>
          </table:table-cell>
          <table:table-cell/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6.370047" calcext:value-type="float">
            <text:p>6.370047</text:p>
          </table:table-cell>
          <table:table-cell office:value-type="float" office:value="6.6924159446" calcext:value-type="float">
            <text:p>6.6924159446</text:p>
          </table:table-cell>
          <table:table-cell table:formula="of:=POWER([.C2622]-6.75;2)" office:value-type="float" office:value="0.00331592343631022" calcext:value-type="float">
            <text:p>0.0033159234</text:p>
          </table:table-cell>
          <table:table-cell/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6.362721" calcext:value-type="float">
            <text:p>6.362721</text:p>
          </table:table-cell>
          <table:table-cell office:value-type="float" office:value="6.6932687725" calcext:value-type="float">
            <text:p>6.6932687725</text:p>
          </table:table-cell>
          <table:table-cell table:formula="of:=POWER([.C2623]-6.75;2)" office:value-type="float" office:value="0.00321843217365679" calcext:value-type="float">
            <text:p>0.0032184322</text:p>
          </table:table-cell>
          <table:table-cell/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6.355666" calcext:value-type="float">
            <text:p>6.355666</text:p>
          </table:table-cell>
          <table:table-cell office:value-type="float" office:value="6.694145557" calcext:value-type="float">
            <text:p>6.694145557</text:p>
          </table:table-cell>
          <table:table-cell table:formula="of:=POWER([.C2624]-6.75;2)" office:value-type="float" office:value="0.00311971880284028" calcext:value-type="float">
            <text:p>0.0031197188</text:p>
          </table:table-cell>
          <table:table-cell/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6.348919" calcext:value-type="float">
            <text:p>6.348919</text:p>
          </table:table-cell>
          <table:table-cell office:value-type="float" office:value="6.6950457686" calcext:value-type="float">
            <text:p>6.6950457686</text:p>
          </table:table-cell>
          <table:table-cell table:formula="of:=POWER([.C2625]-6.75;2)" office:value-type="float" office:value="0.00301996754876475" calcext:value-type="float">
            <text:p>0.0030199675</text:p>
          </table:table-cell>
          <table:table-cell/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6.34251" calcext:value-type="float">
            <text:p>6.34251</text:p>
          </table:table-cell>
          <table:table-cell office:value-type="float" office:value="6.6959687733" calcext:value-type="float">
            <text:p>6.6959687733</text:p>
          </table:table-cell>
          <table:table-cell table:formula="of:=POWER([.C2626]-6.75;2)" office:value-type="float" office:value="0.00291937345870682" calcext:value-type="float">
            <text:p>0.0029193735</text:p>
          </table:table-cell>
          <table:table-cell/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6.336462" calcext:value-type="float">
            <text:p>6.336462</text:p>
          </table:table-cell>
          <table:table-cell office:value-type="float" office:value="6.6969138503" calcext:value-type="float">
            <text:p>6.6969138503</text:p>
          </table:table-cell>
          <table:table-cell table:formula="of:=POWER([.C2627]-6.75;2)" office:value-type="float" office:value="0.00281813928997085" calcext:value-type="float">
            <text:p>0.0028181393</text:p>
          </table:table-cell>
          <table:table-cell/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6.330792" calcext:value-type="float">
            <text:p>6.330792</text:p>
          </table:table-cell>
          <table:table-cell office:value-type="float" office:value="6.6978802091" calcext:value-type="float">
            <text:p>6.6978802091</text:p>
          </table:table-cell>
          <table:table-cell table:formula="of:=POWER([.C2628]-6.75;2)" office:value-type="float" office:value="0.00271647260345972" calcext:value-type="float">
            <text:p>0.0027164726</text:p>
          </table:table-cell>
          <table:table-cell/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6.325506" calcext:value-type="float">
            <text:p>6.325506</text:p>
          </table:table-cell>
          <table:table-cell office:value-type="float" office:value="6.6988670054" calcext:value-type="float">
            <text:p>6.6988670054</text:p>
          </table:table-cell>
          <table:table-cell table:formula="of:=POWER([.C2629]-6.75;2)" office:value-type="float" office:value="0.00261458313676359" calcext:value-type="float">
            <text:p>0.0026145831</text:p>
          </table:table-cell>
          <table:table-cell/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6.320601" calcext:value-type="float">
            <text:p>6.320601</text:p>
          </table:table-cell>
          <table:table-cell office:value-type="float" office:value="6.6998733693" calcext:value-type="float">
            <text:p>6.6998733693</text:p>
          </table:table-cell>
          <table:table-cell table:formula="of:=POWER([.C2630]-6.75;2)" office:value-type="float" office:value="0.00251267910533422" calcext:value-type="float">
            <text:p>0.0025126791</text:p>
          </table:table-cell>
          <table:table-cell/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6.316066" calcext:value-type="float">
            <text:p>6.316066</text:p>
          </table:table-cell>
          <table:table-cell office:value-type="float" office:value="6.7008984297" calcext:value-type="float">
            <text:p>6.7008984297</text:p>
          </table:table-cell>
          <table:table-cell table:formula="of:=POWER([.C2631]-6.75;2)" office:value-type="float" office:value="0.00241096420592579" calcext:value-type="float">
            <text:p>0.0024109642</text:p>
          </table:table-cell>
          <table:table-cell/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6.311877" calcext:value-type="float">
            <text:p>6.311877</text:p>
          </table:table-cell>
          <table:table-cell office:value-type="float" office:value="6.701941336" calcext:value-type="float">
            <text:p>6.701941336</text:p>
          </table:table-cell>
          <table:table-cell table:formula="of:=POWER([.C2632]-6.75;2)" office:value-type="float" office:value="0.0023096351854649" calcext:value-type="float">
            <text:p>0.0023096352</text:p>
          </table:table-cell>
          <table:table-cell/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6.307999" calcext:value-type="float">
            <text:p>6.307999</text:p>
          </table:table-cell>
          <table:table-cell office:value-type="float" office:value="6.7030012935" calcext:value-type="float">
            <text:p>6.7030012935</text:p>
          </table:table-cell>
          <table:table-cell table:formula="of:=POWER([.C2633]-6.75;2)" office:value-type="float" office:value="0.00220887841267316" calcext:value-type="float">
            <text:p>0.0022088784</text:p>
          </table:table-cell>
          <table:table-cell/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6.304384" calcext:value-type="float">
            <text:p>6.304384</text:p>
          </table:table-cell>
          <table:table-cell office:value-type="float" office:value="6.704077594" calcext:value-type="float">
            <text:p>6.704077594</text:p>
          </table:table-cell>
          <table:table-cell table:formula="of:=POWER([.C2634]-6.75;2)" office:value-type="float" office:value="0.00210886737282882" calcext:value-type="float">
            <text:p>0.0021088674</text:p>
          </table:table-cell>
          <table:table-cell/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6.300968" calcext:value-type="float">
            <text:p>6.300968</text:p>
          </table:table-cell>
          <table:table-cell office:value-type="float" office:value="6.705169653" calcext:value-type="float">
            <text:p>6.705169653</text:p>
          </table:table-cell>
          <table:table-cell table:formula="of:=POWER([.C2635]-6.75;2)" office:value-type="float" office:value="0.00200976001214037" calcext:value-type="float">
            <text:p>0.00200976</text:p>
          </table:table-cell>
          <table:table-cell/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6.297672" calcext:value-type="float">
            <text:p>6.297672</text:p>
          </table:table-cell>
          <table:table-cell office:value-type="float" office:value="6.7062770548" calcext:value-type="float">
            <text:p>6.7062770548</text:p>
          </table:table-cell>
          <table:table-cell table:formula="of:=POWER([.C2636]-6.75;2)" office:value-type="float" office:value="0.00191169593696219" calcext:value-type="float">
            <text:p>0.0019116959</text:p>
          </table:table-cell>
          <table:table-cell/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6.294398" calcext:value-type="float">
            <text:p>6.294398</text:p>
          </table:table-cell>
          <table:table-cell office:value-type="float" office:value="6.7073995962" calcext:value-type="float">
            <text:p>6.7073995962</text:p>
          </table:table-cell>
          <table:table-cell table:formula="of:=POWER([.C2637]-6.75;2)" office:value-type="float" office:value="0.00181479440392304" calcext:value-type="float">
            <text:p>0.0018147944</text:p>
          </table:table-cell>
          <table:table-cell/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6.291023" calcext:value-type="float">
            <text:p>6.291023</text:p>
          </table:table-cell>
          <table:table-cell office:value-type="float" office:value="6.7085373416" calcext:value-type="float">
            <text:p>6.7085373416</text:p>
          </table:table-cell>
          <table:table-cell table:formula="of:=POWER([.C2638]-6.75;2)" office:value-type="float" office:value="0.00171915204159512" calcext:value-type="float">
            <text:p>0.001719152</text:p>
          </table:table-cell>
          <table:table-cell/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6.287397" calcext:value-type="float">
            <text:p>6.287397</text:p>
          </table:table-cell>
          <table:table-cell office:value-type="float" office:value="6.7096906961" calcext:value-type="float">
            <text:p>6.7096906961</text:p>
          </table:table-cell>
          <table:table-cell table:formula="of:=POWER([.C2639]-6.75;2)" office:value-type="float" office:value="0.00162483998090255" calcext:value-type="float">
            <text:p>0.00162484</text:p>
          </table:table-cell>
          <table:table-cell/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6.283334" calcext:value-type="float">
            <text:p>6.283334</text:p>
          </table:table-cell>
          <table:table-cell office:value-type="float" office:value="6.7108604848" calcext:value-type="float">
            <text:p>6.7108604848</text:p>
          </table:table-cell>
          <table:table-cell table:formula="of:=POWER([.C2640]-6.75;2)" office:value-type="float" office:value="0.001531901650091" calcext:value-type="float">
            <text:p>0.0015319017</text:p>
          </table:table-cell>
          <table:table-cell/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6.278603" calcext:value-type="float">
            <text:p>6.278603</text:p>
          </table:table-cell>
          <table:table-cell office:value-type="float" office:value="6.7120480583" calcext:value-type="float">
            <text:p>6.7120480583</text:p>
          </table:table-cell>
          <table:table-cell table:formula="of:=POWER([.C2641]-6.75;2)" office:value-type="float" office:value="0.00144034987880022" calcext:value-type="float">
            <text:p>0.0014403499</text:p>
          </table:table-cell>
          <table:table-cell/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6.272906" calcext:value-type="float">
            <text:p>6.272906</text:p>
          </table:table-cell>
          <table:table-cell office:value-type="float" office:value="6.7132554262" calcext:value-type="float">
            <text:p>6.7132554262</text:p>
          </table:table-cell>
          <table:table-cell table:formula="of:=POWER([.C2642]-6.75;2)" office:value-type="float" office:value="0.00135016370374365" calcext:value-type="float">
            <text:p>0.0013501637</text:p>
          </table:table-cell>
          <table:table-cell/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6.265862" calcext:value-type="float">
            <text:p>6.265862</text:p>
          </table:table-cell>
          <table:table-cell office:value-type="float" office:value="6.7144854525" calcext:value-type="float">
            <text:p>6.7144854525</text:p>
          </table:table-cell>
          <table:table-cell table:formula="of:=POWER([.C2643]-6.75;2)" office:value-type="float" office:value="0.00126128308412976" calcext:value-type="float">
            <text:p>0.0012612831</text:p>
          </table:table-cell>
          <table:table-cell/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6.256959" calcext:value-type="float">
            <text:p>6.256959</text:p>
          </table:table-cell>
          <table:table-cell office:value-type="float" office:value="6.7157421008" calcext:value-type="float">
            <text:p>6.7157421008</text:p>
          </table:table-cell>
          <table:table-cell table:formula="of:=POWER([.C2644]-6.75;2)" office:value-type="float" office:value="0.00117360365759736" calcext:value-type="float">
            <text:p>0.0011736037</text:p>
          </table:table-cell>
          <table:table-cell/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6.245496" calcext:value-type="float">
            <text:p>6.245496</text:p>
          </table:table-cell>
          <table:table-cell office:value-type="float" office:value="6.7170308174" calcext:value-type="float">
            <text:p>6.7170308174</text:p>
          </table:table-cell>
          <table:table-cell table:formula="of:=POWER([.C2645]-6.75;2)" office:value-type="float" office:value="0.00108696700131212" calcext:value-type="float">
            <text:p>0.001086967</text:p>
          </table:table-cell>
          <table:table-cell/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6.230471" calcext:value-type="float">
            <text:p>6.230471</text:p>
          </table:table-cell>
          <table:table-cell office:value-type="float" office:value="6.7183590845" calcext:value-type="float">
            <text:p>6.7183590845</text:p>
          </table:table-cell>
          <table:table-cell table:formula="of:=POWER([.C2646]-6.75;2)" office:value-type="float" office:value="0.00100114753367812" calcext:value-type="float">
            <text:p>0.0010011475</text:p>
          </table:table-cell>
          <table:table-cell/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6.210392" calcext:value-type="float">
            <text:p>6.210392</text:p>
          </table:table-cell>
          <table:table-cell office:value-type="float" office:value="6.7197372994" calcext:value-type="float">
            <text:p>6.7197372994</text:p>
          </table:table-cell>
          <table:table-cell table:formula="of:=POWER([.C2647]-6.75;2)" office:value-type="float" office:value="0.000915831047605228" calcext:value-type="float">
            <text:p>0.000915831</text:p>
          </table:table-cell>
          <table:table-cell/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6.182914" calcext:value-type="float">
            <text:p>6.182914</text:p>
          </table:table-cell>
          <table:table-cell office:value-type="float" office:value="6.721180204" calcext:value-type="float">
            <text:p>6.721180204</text:p>
          </table:table-cell>
          <table:table-cell table:formula="of:=POWER([.C2648]-6.75;2)" office:value-type="float" office:value="0.000830580641481594" calcext:value-type="float">
            <text:p>0.0008305806</text:p>
          </table:table-cell>
          <table:table-cell/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6.144091" calcext:value-type="float">
            <text:p>6.144091</text:p>
          </table:table-cell>
          <table:table-cell office:value-type="float" office:value="6.7227093693" calcext:value-type="float">
            <text:p>6.7227093693</text:p>
          </table:table-cell>
          <table:table-cell table:formula="of:=POWER([.C2649]-6.75;2)" office:value-type="float" office:value="0.00074477852400376" calcext:value-type="float">
            <text:p>0.0007447785</text:p>
          </table:table-cell>
          <table:table-cell/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6.086687" calcext:value-type="float">
            <text:p>6.086687</text:p>
          </table:table-cell>
          <table:table-cell office:value-type="float" office:value="6.7243578547" calcext:value-type="float">
            <text:p>6.7243578547</text:p>
          </table:table-cell>
          <table:table-cell table:formula="of:=POWER([.C2650]-6.75;2)" office:value-type="float" office:value="0.000657519615586311" calcext:value-type="float">
            <text:p>0.0006575196</text:p>
          </table:table-cell>
          <table:table-cell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5.995779" calcext:value-type="float">
            <text:p>5.995779</text:p>
          </table:table-cell>
          <table:table-cell office:value-type="float" office:value="6.7261797714" calcext:value-type="float">
            <text:p>6.7261797714</text:p>
          </table:table-cell>
          <table:table-cell table:formula="of:=POWER([.C2651]-6.75;2)" office:value-type="float" office:value="0.000567403290556258" calcext:value-type="float">
            <text:p>0.0005674033</text:p>
          </table:table-cell>
          <table:table-cell/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5.834651" calcext:value-type="float">
            <text:p>5.834651</text:p>
          </table:table-cell>
          <table:table-cell office:value-type="float" office:value="6.7282726103" calcext:value-type="float">
            <text:p>6.7282726103</text:p>
          </table:table-cell>
          <table:table-cell table:formula="of:=POWER([.C2652]-6.75;2)" office:value-type="float" office:value="0.000472079463175651" calcext:value-type="float">
            <text:p>0.0004720795</text:p>
          </table:table-cell>
          <table:table-cell/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5.481418" calcext:value-type="float">
            <text:p>5.481418</text:p>
          </table:table-cell>
          <table:table-cell office:value-type="float" office:value="6.7308404885" calcext:value-type="float">
            <text:p>6.7308404885</text:p>
          </table:table-cell>
          <table:table-cell table:formula="of:=POWER([.C2653]-6.75;2)" office:value-type="float" office:value="0.000367086880918626" calcext:value-type="float">
            <text:p>0.0003670869</text:p>
          </table:table-cell>
          <table:table-cell/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4.108776" calcext:value-type="float">
            <text:p>4.108776</text:p>
          </table:table-cell>
          <table:table-cell office:value-type="float" office:value="6.7344411297" calcext:value-type="float">
            <text:p>6.7344411297</text:p>
          </table:table-cell>
          <table:table-cell table:formula="of:=POWER([.C2654]-6.75;2)" office:value-type="float" office:value="0.000242078445012209" calcext:value-type="float">
            <text:p>0.0002420784</text:p>
          </table:table-cell>
          <table:table-cell/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15.334741" calcext:value-type="float">
            <text:p>15.334741</text:p>
          </table:table-cell>
          <table:table-cell office:value-type="float" office:value="6.7420297572" calcext:value-type="float">
            <text:p>6.7420297572</text:p>
          </table:table-cell>
          <table:table-cell table:formula="of:=POWER([.C2655]-6.75;2)" office:value-type="float" office:value="0.0000635247702909505" calcext:value-type="float">
            <text:p>6.35247702909505E-005</text:p>
          </table:table-cell>
          <table:table-cell/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7.85781" calcext:value-type="float">
            <text:p>7.85781</text:p>
          </table:table-cell>
          <table:table-cell office:value-type="float" office:value="6.7171233478" calcext:value-type="float">
            <text:p>6.7171233478</text:p>
          </table:table-cell>
          <table:table-cell table:formula="of:=POWER([.C2656]-6.75;2)" office:value-type="float" office:value="0.00108087425987974" calcext:value-type="float">
            <text:p>0.0010808743</text:p>
          </table:table-cell>
          <table:table-cell/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7.240112" calcext:value-type="float">
            <text:p>7.240112</text:p>
          </table:table-cell>
          <table:table-cell office:value-type="float" office:value="6.7138073983" calcext:value-type="float">
            <text:p>6.7138073983</text:p>
          </table:table-cell>
          <table:table-cell table:formula="of:=POWER([.C2657]-6.75;2)" office:value-type="float" office:value="0.00130990441781483" calcext:value-type="float">
            <text:p>0.0013099044</text:p>
          </table:table-cell>
          <table:table-cell/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7.007836" calcext:value-type="float">
            <text:p>7.007836</text:p>
          </table:table-cell>
          <table:table-cell office:value-type="float" office:value="6.7122729825" calcext:value-type="float">
            <text:p>6.7122729825</text:p>
          </table:table-cell>
          <table:table-cell table:formula="of:=POWER([.C2658]-6.75;2)" office:value-type="float" office:value="0.0014233278494453" calcext:value-type="float">
            <text:p>0.0014233278</text:p>
          </table:table-cell>
          <table:table-cell/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6.886699" calcext:value-type="float">
            <text:p>6.886699</text:p>
          </table:table-cell>
          <table:table-cell office:value-type="float" office:value="6.7114087632" calcext:value-type="float">
            <text:p>6.7114087632</text:p>
          </table:table-cell>
          <table:table-cell table:formula="of:=POWER([.C2659]-6.75;2)" office:value-type="float" office:value="0.0014892835577537" calcext:value-type="float">
            <text:p>0.0014892836</text:p>
          </table:table-cell>
          <table:table-cell/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6.81272" calcext:value-type="float">
            <text:p>6.81272</text:p>
          </table:table-cell>
          <table:table-cell office:value-type="float" office:value="6.7108947155" calcext:value-type="float">
            <text:p>6.7108947155</text:p>
          </table:table-cell>
          <table:table-cell table:formula="of:=POWER([.C2660]-6.75;2)" office:value-type="float" office:value="0.00152922327582592" calcext:value-type="float">
            <text:p>0.0015292233</text:p>
          </table:table-cell>
          <table:table-cell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6.763025" calcext:value-type="float">
            <text:p>6.763025</text:p>
          </table:table-cell>
          <table:table-cell office:value-type="float" office:value="6.7105952294" calcext:value-type="float">
            <text:p>6.7105952294</text:p>
          </table:table-cell>
          <table:table-cell table:formula="of:=POWER([.C2661]-6.75;2)" office:value-type="float" office:value="0.00155273594603863" calcext:value-type="float">
            <text:p>0.0015527359</text:p>
          </table:table-cell>
          <table:table-cell/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6.727393" calcext:value-type="float">
            <text:p>6.727393</text:p>
          </table:table-cell>
          <table:table-cell office:value-type="float" office:value="6.7104405693" calcext:value-type="float">
            <text:p>6.7104405693</text:p>
          </table:table-cell>
          <table:table-cell table:formula="of:=POWER([.C2662]-6.75;2)" office:value-type="float" office:value="0.00156494855730809" calcext:value-type="float">
            <text:p>0.0015649486</text:p>
          </table:table-cell>
          <table:table-cell/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6.700573" calcext:value-type="float">
            <text:p>6.700573</text:p>
          </table:table-cell>
          <table:table-cell office:value-type="float" office:value="6.7103904142" calcext:value-type="float">
            <text:p>6.7103904142</text:p>
          </table:table-cell>
          <table:table-cell table:formula="of:=POWER([.C2663]-6.75;2)" office:value-type="float" office:value="0.00156891928724757" calcext:value-type="float">
            <text:p>0.0015689193</text:p>
          </table:table-cell>
          <table:table-cell/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6.67959" calcext:value-type="float">
            <text:p>6.67959</text:p>
          </table:table-cell>
          <table:table-cell office:value-type="float" office:value="6.710419546" calcext:value-type="float">
            <text:p>6.710419546</text:p>
          </table:table-cell>
          <table:table-cell table:formula="of:=POWER([.C2664]-6.75;2)" office:value-type="float" office:value="0.00156661233884613" calcext:value-type="float">
            <text:p>0.0015666123</text:p>
          </table:table-cell>
          <table:table-cell/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6.662636" calcext:value-type="float">
            <text:p>6.662636</text:p>
          </table:table-cell>
          <table:table-cell office:value-type="float" office:value="6.7105113006" calcext:value-type="float">
            <text:p>6.7105113006</text:p>
          </table:table-cell>
          <table:table-cell table:formula="of:=POWER([.C2665]-6.75;2)" office:value-type="float" office:value="0.00155935738030353" calcext:value-type="float">
            <text:p>0.0015593574</text:p>
          </table:table-cell>
          <table:table-cell/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6.648553" calcext:value-type="float">
            <text:p>6.648553</text:p>
          </table:table-cell>
          <table:table-cell office:value-type="float" office:value="6.7106542119" calcext:value-type="float">
            <text:p>6.7106542119</text:p>
          </table:table-cell>
          <table:table-cell table:formula="of:=POWER([.C2666]-6.75;2)" office:value-type="float" office:value="0.00154809104121013" calcext:value-type="float">
            <text:p>0.001548091</text:p>
          </table:table-cell>
          <table:table-cell/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6.636567" calcext:value-type="float">
            <text:p>6.636567</text:p>
          </table:table-cell>
          <table:table-cell office:value-type="float" office:value="6.7108401437" calcext:value-type="float">
            <text:p>6.7108401437</text:p>
          </table:table-cell>
          <table:table-cell table:formula="of:=POWER([.C2667]-6.75;2)" office:value-type="float" office:value="0.00153349434543661" calcext:value-type="float">
            <text:p>0.0015334943</text:p>
          </table:table-cell>
          <table:table-cell/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6.626145" calcext:value-type="float">
            <text:p>6.626145</text:p>
          </table:table-cell>
          <table:table-cell office:value-type="float" office:value="6.7110631862" calcext:value-type="float">
            <text:p>6.7110631862</text:p>
          </table:table-cell>
          <table:table-cell table:formula="of:=POWER([.C2668]-6.75;2)" office:value-type="float" office:value="0.0015160754688959" calcext:value-type="float">
            <text:p>0.0015160755</text:p>
          </table:table-cell>
          <table:table-cell/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6.616909" calcext:value-type="float">
            <text:p>6.616909</text:p>
          </table:table-cell>
          <table:table-cell office:value-type="float" office:value="6.7113189639" calcext:value-type="float">
            <text:p>6.7113189639</text:p>
          </table:table-cell>
          <table:table-cell table:formula="of:=POWER([.C2669]-6.75;2)" office:value-type="float" office:value="0.00149622255376949" calcext:value-type="float">
            <text:p>0.0014962226</text:p>
          </table:table-cell>
          <table:table-cell/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6.608588" calcext:value-type="float">
            <text:p>6.608588</text:p>
          </table:table-cell>
          <table:table-cell office:value-type="float" office:value="6.7116041903" calcext:value-type="float">
            <text:p>6.7116041903</text:p>
          </table:table-cell>
          <table:table-cell table:formula="of:=POWER([.C2670]-6.75;2)" office:value-type="float" office:value="0.00147423820251861" calcext:value-type="float">
            <text:p>0.0014742382</text:p>
          </table:table-cell>
          <table:table-cell/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6.600986" calcext:value-type="float">
            <text:p>6.600986</text:p>
          </table:table-cell>
          <table:table-cell office:value-type="float" office:value="6.7119163606" calcext:value-type="float">
            <text:p>6.7119163606</text:p>
          </table:table-cell>
          <table:table-cell table:formula="of:=POWER([.C2671]-6.75;2)" office:value-type="float" office:value="0.00145036358994923" calcext:value-type="float">
            <text:p>0.0014503636</text:p>
          </table:table-cell>
          <table:table-cell/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6.593956" calcext:value-type="float">
            <text:p>6.593956</text:p>
          </table:table-cell>
          <table:table-cell office:value-type="float" office:value="6.712253535" calcext:value-type="float">
            <text:p>6.712253535</text:p>
          </table:table-cell>
          <table:table-cell table:formula="of:=POWER([.C2672]-6.75;2)" office:value-type="float" office:value="0.0014247956199962" calcext:value-type="float">
            <text:p>0.0014247956</text:p>
          </table:table-cell>
          <table:table-cell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6.587392" calcext:value-type="float">
            <text:p>6.587392</text:p>
          </table:table-cell>
          <table:table-cell office:value-type="float" office:value="6.7126141982" calcext:value-type="float">
            <text:p>6.7126141982</text:p>
          </table:table-cell>
          <table:table-cell table:formula="of:=POWER([.C2673]-6.75;2)" office:value-type="float" office:value="0.0013976981762289" calcext:value-type="float">
            <text:p>0.0013976982</text:p>
          </table:table-cell>
          <table:table-cell/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6.581213" calcext:value-type="float">
            <text:p>6.581213</text:p>
          </table:table-cell>
          <table:table-cell office:value-type="float" office:value="6.7129971407" calcext:value-type="float">
            <text:p>6.7129971407</text:p>
          </table:table-cell>
          <table:table-cell table:formula="of:=POWER([.C2674]-6.75;2)" office:value-type="float" office:value="0.00136921159637561" calcext:value-type="float">
            <text:p>0.0013692116</text:p>
          </table:table-cell>
          <table:table-cell/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6.575362" calcext:value-type="float">
            <text:p>6.575362</text:p>
          </table:table-cell>
          <table:table-cell office:value-type="float" office:value="6.7134013865" calcext:value-type="float">
            <text:p>6.7134013865</text:p>
          </table:table-cell>
          <table:table-cell table:formula="of:=POWER([.C2675]-6.75;2)" office:value-type="float" office:value="0.00133945851012237" calcext:value-type="float">
            <text:p>0.0013394585</text:p>
          </table:table-cell>
          <table:table-cell/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6.569795" calcext:value-type="float">
            <text:p>6.569795</text:p>
          </table:table-cell>
          <table:table-cell office:value-type="float" office:value="6.7138261231" calcext:value-type="float">
            <text:p>6.7138261231</text:p>
          </table:table-cell>
          <table:table-cell table:formula="of:=POWER([.C2676]-6.75;2)" office:value-type="float" office:value="0.00130854936997632" calcext:value-type="float">
            <text:p>0.0013085494</text:p>
          </table:table-cell>
          <table:table-cell/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6.564482" calcext:value-type="float">
            <text:p>6.564482</text:p>
          </table:table-cell>
          <table:table-cell office:value-type="float" office:value="6.7142706636" calcext:value-type="float">
            <text:p>6.7142706636</text:p>
          </table:table-cell>
          <table:table-cell table:formula="of:=POWER([.C2677]-6.75;2)" office:value-type="float" office:value="0.00127658547958438" calcext:value-type="float">
            <text:p>0.0012765855</text:p>
          </table:table-cell>
          <table:table-cell/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6.559402" calcext:value-type="float">
            <text:p>6.559402</text:p>
          </table:table-cell>
          <table:table-cell office:value-type="float" office:value="6.7147344056" calcext:value-type="float">
            <text:p>6.7147344056</text:p>
          </table:table-cell>
          <table:table-cell table:formula="of:=POWER([.C2678]-6.75;2)" office:value-type="float" office:value="0.00124366214838533" calcext:value-type="float">
            <text:p>0.0012436621</text:p>
          </table:table-cell>
          <table:table-cell/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6.554538" calcext:value-type="float">
            <text:p>6.554538</text:p>
          </table:table-cell>
          <table:table-cell office:value-type="float" office:value="6.7152168043" calcext:value-type="float">
            <text:p>6.7152168043</text:p>
          </table:table-cell>
          <table:table-cell table:formula="of:=POWER([.C2679]-6.75;2)" office:value-type="float" office:value="0.00120987070310451" calcext:value-type="float">
            <text:p>0.0012098707</text:p>
          </table:table-cell>
          <table:table-cell/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6.549881" calcext:value-type="float">
            <text:p>6.549881</text:p>
          </table:table-cell>
          <table:table-cell office:value-type="float" office:value="6.7157173614" calcext:value-type="float">
            <text:p>6.7157173614</text:p>
          </table:table-cell>
          <table:table-cell table:formula="of:=POWER([.C2680]-6.75;2)" office:value-type="float" office:value="0.00117529930937819" calcext:value-type="float">
            <text:p>0.0011752993</text:p>
          </table:table-cell>
          <table:table-cell/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6.545425" calcext:value-type="float">
            <text:p>6.545425</text:p>
          </table:table-cell>
          <table:table-cell office:value-type="float" office:value="6.7162356" calcext:value-type="float">
            <text:p>6.7162356</text:p>
          </table:table-cell>
          <table:table-cell table:formula="of:=POWER([.C2681]-6.75;2)" office:value-type="float" office:value="0.00114003470735999" calcext:value-type="float">
            <text:p>0.0011400347</text:p>
          </table:table-cell>
          <table:table-cell/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6.541165" calcext:value-type="float">
            <text:p>6.541165</text:p>
          </table:table-cell>
          <table:table-cell office:value-type="float" office:value="6.7167710564" calcext:value-type="float">
            <text:p>6.7167710564</text:p>
          </table:table-cell>
          <table:table-cell table:formula="of:=POWER([.C2682]-6.75;2)" office:value-type="float" office:value="0.00110416269277199" calcext:value-type="float">
            <text:p>0.0011041627</text:p>
          </table:table-cell>
          <table:table-cell/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6.537098" calcext:value-type="float">
            <text:p>6.537098</text:p>
          </table:table-cell>
          <table:table-cell office:value-type="float" office:value="6.7173232767" calcext:value-type="float">
            <text:p>6.7173232767</text:p>
          </table:table-cell>
          <table:table-cell table:formula="of:=POWER([.C2683]-6.75;2)" office:value-type="float" office:value="0.00106776824562475" calcext:value-type="float">
            <text:p>0.0010677682</text:p>
          </table:table-cell>
          <table:table-cell/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6.533225" calcext:value-type="float">
            <text:p>6.533225</text:p>
          </table:table-cell>
          <table:table-cell office:value-type="float" office:value="6.7178918107" calcext:value-type="float">
            <text:p>6.7178918107</text:p>
          </table:table-cell>
          <table:table-cell table:formula="of:=POWER([.C2684]-6.75;2)" office:value-type="float" office:value="0.00103093582012462" calcext:value-type="float">
            <text:p>0.0010309358</text:p>
          </table:table-cell>
          <table:table-cell/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6.529545" calcext:value-type="float">
            <text:p>6.529545</text:p>
          </table:table-cell>
          <table:table-cell office:value-type="float" office:value="6.7184761994" calcext:value-type="float">
            <text:p>6.7184761994</text:p>
          </table:table-cell>
          <table:table-cell table:formula="of:=POWER([.C2685]-6.75;2)" office:value-type="float" office:value="0.000993750004268535" calcext:value-type="float">
            <text:p>0.00099375</text:p>
          </table:table-cell>
          <table:table-cell/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6.526056" calcext:value-type="float">
            <text:p>6.526056</text:p>
          </table:table-cell>
          <table:table-cell office:value-type="float" office:value="6.719075981" calcext:value-type="float">
            <text:p>6.719075981</text:p>
          </table:table-cell>
          <table:table-cell table:formula="of:=POWER([.C2686]-6.75;2)" office:value-type="float" office:value="0.000956294951112387" calcext:value-type="float">
            <text:p>0.000956295</text:p>
          </table:table-cell>
          <table:table-cell/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6.52276" calcext:value-type="float">
            <text:p>6.52276</text:p>
          </table:table-cell>
          <table:table-cell office:value-type="float" office:value="6.7196906943" calcext:value-type="float">
            <text:p>6.7196906943</text:p>
          </table:table-cell>
          <table:table-cell table:formula="of:=POWER([.C2687]-6.75;2)" office:value-type="float" office:value="0.000918654012016073" calcext:value-type="float">
            <text:p>0.000918654</text:p>
          </table:table-cell>
          <table:table-cell/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6.519656" calcext:value-type="float">
            <text:p>6.519656</text:p>
          </table:table-cell>
          <table:table-cell office:value-type="float" office:value="6.7203198658" calcext:value-type="float">
            <text:p>6.7203198658</text:p>
          </table:table-cell>
          <table:table-cell table:formula="of:=POWER([.C2688]-6.75;2)" office:value-type="float" office:value="0.000880910366129979" calcext:value-type="float">
            <text:p>0.0008809104</text:p>
          </table:table-cell>
          <table:table-cell/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6.516743" calcext:value-type="float">
            <text:p>6.516743</text:p>
          </table:table-cell>
          <table:table-cell office:value-type="float" office:value="6.7209630192" calcext:value-type="float">
            <text:p>6.7209630192</text:p>
          </table:table-cell>
          <table:table-cell table:formula="of:=POWER([.C2689]-6.75;2)" office:value-type="float" office:value="0.000843146253979566" calcext:value-type="float">
            <text:p>0.0008431463</text:p>
          </table:table-cell>
          <table:table-cell/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6.51402" calcext:value-type="float">
            <text:p>6.51402</text:p>
          </table:table-cell>
          <table:table-cell office:value-type="float" office:value="6.7216196752" calcext:value-type="float">
            <text:p>6.7216196752</text:p>
          </table:table-cell>
          <table:table-cell table:formula="of:=POWER([.C2690]-6.75;2)" office:value-type="float" office:value="0.000805442835753474" calcext:value-type="float">
            <text:p>0.0008054428</text:p>
          </table:table-cell>
          <table:table-cell/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6.511488" calcext:value-type="float">
            <text:p>6.511488</text:p>
          </table:table-cell>
          <table:table-cell office:value-type="float" office:value="6.7222893516" calcext:value-type="float">
            <text:p>6.7222893516</text:p>
          </table:table-cell>
          <table:table-cell table:formula="of:=POWER([.C2691]-6.75;2)" office:value-type="float" office:value="0.000767880034748437" calcext:value-type="float">
            <text:p>0.00076788</text:p>
          </table:table-cell>
          <table:table-cell/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6.509144" calcext:value-type="float">
            <text:p>6.509144</text:p>
          </table:table-cell>
          <table:table-cell office:value-type="float" office:value="6.7229715566" calcext:value-type="float">
            <text:p>6.7229715566</text:p>
          </table:table-cell>
          <table:table-cell table:formula="of:=POWER([.C2692]-6.75;2)" office:value-type="float" office:value="0.000730536752626997" calcext:value-type="float">
            <text:p>0.0007305368</text:p>
          </table:table-cell>
          <table:table-cell/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6.506988" calcext:value-type="float">
            <text:p>6.506988</text:p>
          </table:table-cell>
          <table:table-cell office:value-type="float" office:value="6.7236658019" calcext:value-type="float">
            <text:p>6.7236658019</text:p>
          </table:table-cell>
          <table:table-cell table:formula="of:=POWER([.C2693]-6.75;2)" office:value-type="float" office:value="0.000693489989570034" calcext:value-type="float">
            <text:p>0.00069349</text:p>
          </table:table-cell>
          <table:table-cell/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6.505019" calcext:value-type="float">
            <text:p>6.505019</text:p>
          </table:table-cell>
          <table:table-cell office:value-type="float" office:value="6.7243715928" calcext:value-type="float">
            <text:p>6.7243715928</text:p>
          </table:table-cell>
          <table:table-cell table:formula="of:=POWER([.C2694]-6.75;2)" office:value-type="float" office:value="0.000656815255609019" calcext:value-type="float">
            <text:p>0.0006568153</text:p>
          </table:table-cell>
          <table:table-cell/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6.503237" calcext:value-type="float">
            <text:p>6.503237</text:p>
          </table:table-cell>
          <table:table-cell office:value-type="float" office:value="6.7250884314" calcext:value-type="float">
            <text:p>6.7250884314</text:p>
          </table:table-cell>
          <table:table-cell table:formula="of:=POWER([.C2695]-6.75;2)" office:value-type="float" office:value="0.000620586250112522" calcext:value-type="float">
            <text:p>0.0006205863</text:p>
          </table:table-cell>
          <table:table-cell/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6.501639" calcext:value-type="float">
            <text:p>6.501639</text:p>
          </table:table-cell>
          <table:table-cell office:value-type="float" office:value="6.7258158131" calcext:value-type="float">
            <text:p>6.7258158131</text:p>
          </table:table-cell>
          <table:table-cell table:formula="of:=POWER([.C2696]-6.75;2)" office:value-type="float" office:value="0.000584874896014149" calcext:value-type="float">
            <text:p>0.0005848749</text:p>
          </table:table-cell>
          <table:table-cell/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6.500227" calcext:value-type="float">
            <text:p>6.500227</text:p>
          </table:table-cell>
          <table:table-cell office:value-type="float" office:value="6.7265532368" calcext:value-type="float">
            <text:p>6.7265532368</text:p>
          </table:table-cell>
          <table:table-cell table:formula="of:=POWER([.C2697]-6.75;2)" office:value-type="float" office:value="0.000549750704556872" calcext:value-type="float">
            <text:p>0.0005497507</text:p>
          </table:table-cell>
          <table:table-cell/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6.499001" calcext:value-type="float">
            <text:p>6.499001</text:p>
          </table:table-cell>
          <table:table-cell office:value-type="float" office:value="6.7273001881" calcext:value-type="float">
            <text:p>6.7273001881</text:p>
          </table:table-cell>
          <table:table-cell table:formula="of:=POWER([.C2698]-6.75;2)" office:value-type="float" office:value="0.000515281460295378" calcext:value-type="float">
            <text:p>0.0005152815</text:p>
          </table:table-cell>
          <table:table-cell/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6.497961" calcext:value-type="float">
            <text:p>6.497961</text:p>
          </table:table-cell>
          <table:table-cell office:value-type="float" office:value="6.7280561457" calcext:value-type="float">
            <text:p>6.7280561457</text:p>
          </table:table-cell>
          <table:table-cell table:formula="of:=POWER([.C2699]-6.75;2)" office:value-type="float" office:value="0.000481532741539624" calcext:value-type="float">
            <text:p>0.0004815327</text:p>
          </table:table-cell>
          <table:table-cell/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6.497109" calcext:value-type="float">
            <text:p>6.497109</text:p>
          </table:table-cell>
          <table:table-cell office:value-type="float" office:value="6.7288205814" calcext:value-type="float">
            <text:p>6.7288205814</text:p>
          </table:table-cell>
          <table:table-cell table:formula="of:=POWER([.C2700]-6.75;2)" office:value-type="float" office:value="0.000448567772234028" calcext:value-type="float">
            <text:p>0.0004485678</text:p>
          </table:table-cell>
          <table:table-cell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6.496447" calcext:value-type="float">
            <text:p>6.496447</text:p>
          </table:table-cell>
          <table:table-cell office:value-type="float" office:value="6.7295929533" calcext:value-type="float">
            <text:p>6.7295929533</text:p>
          </table:table-cell>
          <table:table-cell table:formula="of:=POWER([.C2701]-6.75;2)" office:value-type="float" office:value="0.000416447555015978" calcext:value-type="float">
            <text:p>0.0004164476</text:p>
          </table:table-cell>
          <table:table-cell/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6.495977" calcext:value-type="float">
            <text:p>6.495977</text:p>
          </table:table-cell>
          <table:table-cell office:value-type="float" office:value="6.7303727057" calcext:value-type="float">
            <text:p>6.7303727057</text:p>
          </table:table-cell>
          <table:table-cell table:formula="of:=POWER([.C2702]-6.75;2)" office:value-type="float" office:value="0.000385230681538821" calcext:value-type="float">
            <text:p>0.0003852307</text:p>
          </table:table-cell>
          <table:table-cell/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6.495702" calcext:value-type="float">
            <text:p>6.495702</text:p>
          </table:table-cell>
          <table:table-cell office:value-type="float" office:value="6.7311592685" calcext:value-type="float">
            <text:p>6.7311592685</text:p>
          </table:table-cell>
          <table:table-cell table:formula="of:=POWER([.C2703]-6.75;2)" office:value-type="float" office:value="0.000354973163455096" calcext:value-type="float">
            <text:p>0.0003549732</text:p>
          </table:table-cell>
          <table:table-cell/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6.495626" calcext:value-type="float">
            <text:p>6.495626</text:p>
          </table:table-cell>
          <table:table-cell office:value-type="float" office:value="6.7319520539" calcext:value-type="float">
            <text:p>6.7319520539</text:p>
          </table:table-cell>
          <table:table-cell table:formula="of:=POWER([.C2704]-6.75;2)" office:value-type="float" office:value="0.000325728358428515" calcext:value-type="float">
            <text:p>0.0003257284</text:p>
          </table:table-cell>
          <table:table-cell/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6.495753" calcext:value-type="float">
            <text:p>6.495753</text:p>
          </table:table-cell>
          <table:table-cell office:value-type="float" office:value="6.7327504527" calcext:value-type="float">
            <text:p>6.7327504527</text:p>
          </table:table-cell>
          <table:table-cell table:formula="of:=POWER([.C2705]-6.75;2)" office:value-type="float" office:value="0.000297546882054924" calcext:value-type="float">
            <text:p>0.0002975469</text:p>
          </table:table-cell>
          <table:table-cell/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6.496084" calcext:value-type="float">
            <text:p>6.496084</text:p>
          </table:table-cell>
          <table:table-cell office:value-type="float" office:value="6.7335538339" calcext:value-type="float">
            <text:p>6.7335538339</text:p>
          </table:table-cell>
          <table:table-cell table:formula="of:=POWER([.C2706]-6.75;2)" office:value-type="float" office:value="0.00027047637938878" calcext:value-type="float">
            <text:p>0.0002704764</text:p>
          </table:table-cell>
          <table:table-cell/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6.496625" calcext:value-type="float">
            <text:p>6.496625</text:p>
          </table:table-cell>
          <table:table-cell office:value-type="float" office:value="6.7343615544" calcext:value-type="float">
            <text:p>6.7343615544</text:p>
          </table:table-cell>
          <table:table-cell table:formula="of:=POWER([.C2707]-6.75;2)" office:value-type="float" office:value="0.000244560980784147" calcext:value-type="float">
            <text:p>0.000244561</text:p>
          </table:table-cell>
          <table:table-cell/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6.497378" calcext:value-type="float">
            <text:p>6.497378</text:p>
          </table:table-cell>
          <table:table-cell office:value-type="float" office:value="6.735172942" calcext:value-type="float">
            <text:p>6.735172942</text:p>
          </table:table-cell>
          <table:table-cell table:formula="of:=POWER([.C2708]-6.75;2)" office:value-type="float" office:value="0.000219841648935359" calcext:value-type="float">
            <text:p>0.0002198416</text:p>
          </table:table-cell>
          <table:table-cell/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6.498347" calcext:value-type="float">
            <text:p>6.498347</text:p>
          </table:table-cell>
          <table:table-cell office:value-type="float" office:value="6.7359873082" calcext:value-type="float">
            <text:p>6.7359873082</text:p>
          </table:table-cell>
          <table:table-cell table:formula="of:=POWER([.C2709]-6.75;2)" office:value-type="float" office:value="0.000196355531481777" calcext:value-type="float">
            <text:p>0.0001963555</text:p>
          </table:table-cell>
          <table:table-cell/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6.499532" calcext:value-type="float">
            <text:p>6.499532</text:p>
          </table:table-cell>
          <table:table-cell office:value-type="float" office:value="6.7368039416" calcext:value-type="float">
            <text:p>6.7368039416</text:p>
          </table:table-cell>
          <table:table-cell table:formula="of:=POWER([.C2710]-6.75;2)" office:value-type="float" office:value="0.000174135957296215" calcext:value-type="float">
            <text:p>0.000174136</text:p>
          </table:table-cell>
          <table:table-cell/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6.500935" calcext:value-type="float">
            <text:p>6.500935</text:p>
          </table:table-cell>
          <table:table-cell office:value-type="float" office:value="6.7376221207" calcext:value-type="float">
            <text:p>6.7376221207</text:p>
          </table:table-cell>
          <table:table-cell table:formula="of:=POWER([.C2711]-6.75;2)" office:value-type="float" office:value="0.000153211895965363" calcext:value-type="float">
            <text:p>0.0001532119</text:p>
          </table:table-cell>
          <table:table-cell/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6.502556" calcext:value-type="float">
            <text:p>6.502556</text:p>
          </table:table-cell>
          <table:table-cell office:value-type="float" office:value="6.7384411073" calcext:value-type="float">
            <text:p>6.7384411073</text:p>
          </table:table-cell>
          <table:table-cell table:formula="of:=POWER([.C2712]-6.75;2)" office:value-type="float" office:value="0.000133608000450116" calcext:value-type="float">
            <text:p>0.000133608</text:p>
          </table:table-cell>
          <table:table-cell/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6.504392" calcext:value-type="float">
            <text:p>6.504392</text:p>
          </table:table-cell>
          <table:table-cell office:value-type="float" office:value="6.7392601528" calcext:value-type="float">
            <text:p>6.7392601528</text:p>
          </table:table-cell>
          <table:table-cell table:formula="of:=POWER([.C2713]-6.75;2)" office:value-type="float" office:value="0.000115344317879348" calcext:value-type="float">
            <text:p>0.0001153443</text:p>
          </table:table-cell>
          <table:table-cell/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6.506441" calcext:value-type="float">
            <text:p>6.506441</text:p>
          </table:table-cell>
          <table:table-cell office:value-type="float" office:value="6.7400785087" calcext:value-type="float">
            <text:p>6.7400785087</text:p>
          </table:table-cell>
          <table:table-cell table:formula="of:=POWER([.C2714]-6.75;2)" office:value-type="float" office:value="0.0000984359896159774" calcext:value-type="float">
            <text:p>0.000098436</text:p>
          </table:table-cell>
          <table:table-cell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6.508698" calcext:value-type="float">
            <text:p>6.508698</text:p>
          </table:table-cell>
          <table:table-cell office:value-type="float" office:value="6.7408954231" calcext:value-type="float">
            <text:p>6.7408954231</text:p>
          </table:table-cell>
          <table:table-cell table:formula="of:=POWER([.C2715]-6.75;2)" office:value-type="float" office:value="0.0000828933205280216" calcext:value-type="float">
            <text:p>8.28933205280216E-005</text:p>
          </table:table-cell>
          <table:table-cell/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6.511156" calcext:value-type="float">
            <text:p>6.511156</text:p>
          </table:table-cell>
          <table:table-cell office:value-type="float" office:value="6.7417101509" calcext:value-type="float">
            <text:p>6.7417101509</text:p>
          </table:table-cell>
          <table:table-cell table:formula="of:=POWER([.C2716]-6.75;2)" office:value-type="float" office:value="0.0000687215981007648" calcext:value-type="float">
            <text:p>6.87215981007648E-005</text:p>
          </table:table-cell>
          <table:table-cell/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6.513804" calcext:value-type="float">
            <text:p>6.513804</text:p>
          </table:table-cell>
          <table:table-cell office:value-type="float" office:value="6.7425219613" calcext:value-type="float">
            <text:p>6.7425219613</text:p>
          </table:table-cell>
          <table:table-cell table:formula="of:=POWER([.C2717]-6.75;2)" office:value-type="float" office:value="0.0000559210627987038" calcext:value-type="float">
            <text:p>5.59210627987038E-005</text:p>
          </table:table-cell>
          <table:table-cell/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6.516634" calcext:value-type="float">
            <text:p>6.516634</text:p>
          </table:table-cell>
          <table:table-cell office:value-type="float" office:value="6.7433301519" calcext:value-type="float">
            <text:p>6.7433301519</text:p>
          </table:table-cell>
          <table:table-cell table:formula="of:=POWER([.C2718]-6.75;2)" office:value-type="float" office:value="0.0000444868736770682" calcext:value-type="float">
            <text:p>4.44868736770682E-005</text:p>
          </table:table-cell>
          <table:table-cell/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6.519631" calcext:value-type="float">
            <text:p>6.519631</text:p>
          </table:table-cell>
          <table:table-cell office:value-type="float" office:value="6.744134039" calcext:value-type="float">
            <text:p>6.744134039</text:p>
          </table:table-cell>
          <table:table-cell table:formula="of:=POWER([.C2719]-6.75;2)" office:value-type="float" office:value="0.0000344094984535161" calcext:value-type="float">
            <text:p>3.44094984535161E-005</text:p>
          </table:table-cell>
          <table:table-cell/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6.52278" calcext:value-type="float">
            <text:p>6.52278</text:p>
          </table:table-cell>
          <table:table-cell office:value-type="float" office:value="6.7449329822" calcext:value-type="float">
            <text:p>6.7449329822</text:p>
          </table:table-cell>
          <table:table-cell table:formula="of:=POWER([.C2720]-6.75;2)" office:value-type="float" office:value="0.0000256746693855176" calcext:value-type="float">
            <text:p>2.56746693855176E-005</text:p>
          </table:table-cell>
          <table:table-cell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6.526064" calcext:value-type="float">
            <text:p>6.526064</text:p>
          </table:table-cell>
          <table:table-cell office:value-type="float" office:value="6.7457263857" calcext:value-type="float">
            <text:p>6.7457263857</text:p>
          </table:table-cell>
          <table:table-cell table:formula="of:=POWER([.C2721]-6.75;2)" office:value-type="float" office:value="0.0000182637791851622" calcext:value-type="float">
            <text:p>1.82637791851622E-005</text:p>
          </table:table-cell>
          <table:table-cell/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6.529464" calcext:value-type="float">
            <text:p>6.529464</text:p>
          </table:table-cell>
          <table:table-cell office:value-type="float" office:value="6.7465137061" calcext:value-type="float">
            <text:p>6.7465137061</text:p>
          </table:table-cell>
          <table:table-cell table:formula="of:=POWER([.C2722]-6.75;2)" office:value-type="float" office:value="0.0000121542451571772" calcext:value-type="float">
            <text:p>1.21542451571772E-005</text:p>
          </table:table-cell>
          <table:table-cell/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6.532959" calcext:value-type="float">
            <text:p>6.532959</text:p>
          </table:table-cell>
          <table:table-cell office:value-type="float" office:value="6.7472944604" calcext:value-type="float">
            <text:p>6.7472944604</text:p>
          </table:table-cell>
          <table:table-cell table:formula="of:=POWER([.C2723]-6.75;2)" office:value-type="float" office:value="0.00000731994452716802" calcext:value-type="float">
            <text:p>7.31994452716802E-006</text:p>
          </table:table-cell>
          <table:table-cell/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6.536527" calcext:value-type="float">
            <text:p>6.536527</text:p>
          </table:table-cell>
          <table:table-cell office:value-type="float" office:value="6.7480682347" calcext:value-type="float">
            <text:p>6.7480682347</text:p>
          </table:table-cell>
          <table:table-cell table:formula="of:=POWER([.C2724]-6.75;2)" office:value-type="float" office:value="0.00000373171717428473" calcext:value-type="float">
            <text:p>3.73171717428473E-006</text:p>
          </table:table-cell>
          <table:table-cell/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6.540145" calcext:value-type="float">
            <text:p>6.540145</text:p>
          </table:table-cell>
          <table:table-cell office:value-type="float" office:value="6.7488346884" calcext:value-type="float">
            <text:p>6.7488346884</text:p>
          </table:table-cell>
          <table:table-cell table:formula="of:=POWER([.C2725]-6.75;2)" office:value-type="float" office:value="0.00000135795112509533" calcext:value-type="float">
            <text:p>0.000001358</text:p>
          </table:table-cell>
          <table:table-cell/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6.543789" calcext:value-type="float">
            <text:p>6.543789</text:p>
          </table:table-cell>
          <table:table-cell office:value-type="float" office:value="6.74959356" calcext:value-type="float">
            <text:p>6.74959356</text:p>
          </table:table-cell>
          <table:table-cell table:formula="of:=POWER([.C2726]-6.75;2)" office:value-type="float" office:value="0.000000165193473599916" calcext:value-type="float">
            <text:p>1.65193473599916E-007</text:p>
          </table:table-cell>
          <table:table-cell/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6.547434" calcext:value-type="float">
            <text:p>6.547434</text:p>
          </table:table-cell>
          <table:table-cell office:value-type="float" office:value="6.7503446715" calcext:value-type="float">
            <text:p>6.7503446715</text:p>
          </table:table-cell>
          <table:table-cell table:formula="of:=POWER([.C2727]-6.75;2)" office:value-type="float" office:value="0.000000118798442912062" calcext:value-type="float">
            <text:p>1.18798442912062E-007</text:p>
          </table:table-cell>
          <table:table-cell/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6.551054" calcext:value-type="float">
            <text:p>6.551054</text:p>
          </table:table-cell>
          <table:table-cell office:value-type="float" office:value="6.7510879341" calcext:value-type="float">
            <text:p>6.7510879341</text:p>
          </table:table-cell>
          <table:table-cell table:formula="of:=POWER([.C2728]-6.75;2)" office:value-type="float" office:value="0.00000118360060594298" calcext:value-type="float">
            <text:p>1.18360060594298E-006</text:p>
          </table:table-cell>
          <table:table-cell/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6.554626" calcext:value-type="float">
            <text:p>6.554626</text:p>
          </table:table-cell>
          <table:table-cell office:value-type="float" office:value="6.7518233529" calcext:value-type="float">
            <text:p>6.7518233529</text:p>
          </table:table-cell>
          <table:table-cell table:formula="of:=POWER([.C2729]-6.75;2)" office:value-type="float" office:value="0.00000332461579793767" calcext:value-type="float">
            <text:p>3.32461579793767E-006</text:p>
          </table:table-cell>
          <table:table-cell/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6.558124" calcext:value-type="float">
            <text:p>6.558124</text:p>
          </table:table-cell>
          <table:table-cell office:value-type="float" office:value="6.7525510185" calcext:value-type="float">
            <text:p>6.7525510185</text:p>
          </table:table-cell>
          <table:table-cell table:formula="of:=POWER([.C2730]-6.75;2)" office:value-type="float" office:value="0.00000650769538734311" calcext:value-type="float">
            <text:p>6.50769538734311E-006</text:p>
          </table:table-cell>
          <table:table-cell/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6.561525" calcext:value-type="float">
            <text:p>6.561525</text:p>
          </table:table-cell>
          <table:table-cell office:value-type="float" office:value="6.7532711185" calcext:value-type="float">
            <text:p>6.7532711185</text:p>
          </table:table-cell>
          <table:table-cell table:formula="of:=POWER([.C2731]-6.75;2)" office:value-type="float" office:value="0.0000107002162410412" calcext:value-type="float">
            <text:p>1.07002162410412E-005</text:p>
          </table:table-cell>
          <table:table-cell/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6.564808" calcext:value-type="float">
            <text:p>6.564808</text:p>
          </table:table-cell>
          <table:table-cell office:value-type="float" office:value="6.7539839294" calcext:value-type="float">
            <text:p>6.7539839294</text:p>
          </table:table-cell>
          <table:table-cell table:formula="of:=POWER([.C2732]-6.75;2)" office:value-type="float" office:value="0.0000158716934641873" calcext:value-type="float">
            <text:p>1.58716934641873E-005</text:p>
          </table:table-cell>
          <table:table-cell/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6.567951" calcext:value-type="float">
            <text:p>6.567951</text:p>
          </table:table-cell>
          <table:table-cell office:value-type="float" office:value="6.7546898097" calcext:value-type="float">
            <text:p>6.7546898097</text:p>
          </table:table-cell>
          <table:table-cell table:formula="of:=POWER([.C2733]-6.75;2)" office:value-type="float" office:value="0.0000219943150222171" calcext:value-type="float">
            <text:p>2.19943150222171E-005</text:p>
          </table:table-cell>
          <table:table-cell/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6.570937" calcext:value-type="float">
            <text:p>6.570937</text:p>
          </table:table-cell>
          <table:table-cell office:value-type="float" office:value="6.755389206" calcext:value-type="float">
            <text:p>6.755389206</text:p>
          </table:table-cell>
          <table:table-cell table:formula="of:=POWER([.C2734]-6.75;2)" office:value-type="float" office:value="0.0000290435413104388" calcext:value-type="float">
            <text:p>2.90435413104388E-005</text:p>
          </table:table-cell>
          <table:table-cell/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6.573749" calcext:value-type="float">
            <text:p>6.573749</text:p>
          </table:table-cell>
          <table:table-cell office:value-type="float" office:value="6.7560826353" calcext:value-type="float">
            <text:p>6.7560826353</text:p>
          </table:table-cell>
          <table:table-cell table:formula="of:=POWER([.C2735]-6.75;2)" office:value-type="float" office:value="0.0000369984521928098" calcext:value-type="float">
            <text:p>3.69984521928098E-005</text:p>
          </table:table-cell>
          <table:table-cell/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6.576373" calcext:value-type="float">
            <text:p>6.576373</text:p>
          </table:table-cell>
          <table:table-cell office:value-type="float" office:value="6.7567706868" calcext:value-type="float">
            <text:p>6.7567706868</text:p>
          </table:table-cell>
          <table:table-cell table:formula="of:=POWER([.C2736]-6.75;2)" office:value-type="float" office:value="0.0000458421997436992" calcext:value-type="float">
            <text:p>4.58421997436992E-005</text:p>
          </table:table-cell>
          <table:table-cell/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6.578799" calcext:value-type="float">
            <text:p>6.578799</text:p>
          </table:table-cell>
          <table:table-cell office:value-type="float" office:value="6.7574540114" calcext:value-type="float">
            <text:p>6.7574540114</text:p>
          </table:table-cell>
          <table:table-cell table:formula="of:=POWER([.C2737]-6.75;2)" office:value-type="float" office:value="0.0000555622859513318" calcext:value-type="float">
            <text:p>5.55622859513318E-005</text:p>
          </table:table-cell>
          <table:table-cell/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6.581019" calcext:value-type="float">
            <text:p>6.581019</text:p>
          </table:table-cell>
          <table:table-cell office:value-type="float" office:value="6.758133308" calcext:value-type="float">
            <text:p>6.758133308</text:p>
          </table:table-cell>
          <table:table-cell table:formula="of:=POWER([.C2738]-6.75;2)" office:value-type="float" office:value="0.0000661506990228587" calcext:value-type="float">
            <text:p>6.61506990228587E-005</text:p>
          </table:table-cell>
          <table:table-cell/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6.583029" calcext:value-type="float">
            <text:p>6.583029</text:p>
          </table:table-cell>
          <table:table-cell office:value-type="float" office:value="6.7588093168" calcext:value-type="float">
            <text:p>6.7588093168</text:p>
          </table:table-cell>
          <table:table-cell table:formula="of:=POWER([.C2739]-6.75;2)" office:value-type="float" office:value="0.0000776040624827597" calcext:value-type="float">
            <text:p>7.76040624827597E-005</text:p>
          </table:table-cell>
          <table:table-cell/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6.584827" calcext:value-type="float">
            <text:p>6.584827</text:p>
          </table:table-cell>
          <table:table-cell office:value-type="float" office:value="6.7594828046" calcext:value-type="float">
            <text:p>6.7594828046</text:p>
          </table:table-cell>
          <table:table-cell table:formula="of:=POWER([.C2740]-6.75;2)" office:value-type="float" office:value="0.0000899235830817844" calcext:value-type="float">
            <text:p>8.99235830817844E-005</text:p>
          </table:table-cell>
          <table:table-cell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6.586415" calcext:value-type="float">
            <text:p>6.586415</text:p>
          </table:table-cell>
          <table:table-cell office:value-type="float" office:value="6.7601545577" calcext:value-type="float">
            <text:p>6.7601545577</text:p>
          </table:table-cell>
          <table:table-cell table:formula="of:=POWER([.C2741]-6.75;2)" office:value-type="float" office:value="0.000103115042082628" calcext:value-type="float">
            <text:p>0.000103115</text:p>
          </table:table-cell>
          <table:table-cell/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6.587799" calcext:value-type="float">
            <text:p>6.587799</text:p>
          </table:table-cell>
          <table:table-cell office:value-type="float" office:value="6.7608253668" calcext:value-type="float">
            <text:p>6.7608253668</text:p>
          </table:table-cell>
          <table:table-cell table:formula="of:=POWER([.C2742]-6.75;2)" office:value-type="float" office:value="0.000117188566354538" calcext:value-type="float">
            <text:p>0.0001171886</text:p>
          </table:table-cell>
          <table:table-cell/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6.588987" calcext:value-type="float">
            <text:p>6.588987</text:p>
          </table:table-cell>
          <table:table-cell office:value-type="float" office:value="6.7614960116" calcext:value-type="float">
            <text:p>6.7614960116</text:p>
          </table:table-cell>
          <table:table-cell table:formula="of:=POWER([.C2743]-6.75;2)" office:value-type="float" office:value="0.00013215828270734" calcext:value-type="float">
            <text:p>0.0001321583</text:p>
          </table:table-cell>
          <table:table-cell/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6.589991" calcext:value-type="float">
            <text:p>6.589991</text:p>
          </table:table-cell>
          <table:table-cell office:value-type="float" office:value="6.7621672529" calcext:value-type="float">
            <text:p>6.7621672529</text:p>
          </table:table-cell>
          <table:table-cell table:formula="of:=POWER([.C2744]-6.75;2)" office:value-type="float" office:value="0.000148042043132566" calcext:value-type="float">
            <text:p>0.000148042</text:p>
          </table:table-cell>
          <table:table-cell/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6.590826" calcext:value-type="float">
            <text:p>6.590826</text:p>
          </table:table-cell>
          <table:table-cell office:value-type="float" office:value="6.7628398164" calcext:value-type="float">
            <text:p>6.7628398164</text:p>
          </table:table-cell>
          <table:table-cell table:formula="of:=POWER([.C2745]-6.75;2)" office:value-type="float" office:value="0.0001648608851857" calcext:value-type="float">
            <text:p>0.0001648609</text:p>
          </table:table-cell>
          <table:table-cell/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6.591508" calcext:value-type="float">
            <text:p>6.591508</text:p>
          </table:table-cell>
          <table:table-cell office:value-type="float" office:value="6.7635143804" calcext:value-type="float">
            <text:p>6.7635143804</text:p>
          </table:table-cell>
          <table:table-cell table:formula="of:=POWER([.C2746]-6.75;2)" office:value-type="float" office:value="0.000182638477595909" calcext:value-type="float">
            <text:p>0.0001826385</text:p>
          </table:table-cell>
          <table:table-cell/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6.592058" calcext:value-type="float">
            <text:p>6.592058</text:p>
          </table:table-cell>
          <table:table-cell office:value-type="float" office:value="6.7641915709" calcext:value-type="float">
            <text:p>6.7641915709</text:p>
          </table:table-cell>
          <table:table-cell table:formula="of:=POWER([.C2747]-6.75;2)" office:value-type="float" office:value="0.000201400684609714" calcext:value-type="float">
            <text:p>0.0002014007</text:p>
          </table:table-cell>
          <table:table-cell/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6.592497" calcext:value-type="float">
            <text:p>6.592497</text:p>
          </table:table-cell>
          <table:table-cell office:value-type="float" office:value="6.7648719407" calcext:value-type="float">
            <text:p>6.7648719407</text:p>
          </table:table-cell>
          <table:table-cell table:formula="of:=POWER([.C2748]-6.75;2)" office:value-type="float" office:value="0.000221174620184316" calcext:value-type="float">
            <text:p>0.0002211746</text:p>
          </table:table-cell>
          <table:table-cell/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6.59285" calcext:value-type="float">
            <text:p>6.59285</text:p>
          </table:table-cell>
          <table:table-cell office:value-type="float" office:value="6.7655559683" calcext:value-type="float">
            <text:p>6.7655559683</text:p>
          </table:table-cell>
          <table:table-cell table:formula="of:=POWER([.C2749]-6.75;2)" office:value-type="float" office:value="0.00024198814975061" calcext:value-type="float">
            <text:p>0.0002419881</text:p>
          </table:table-cell>
          <table:table-cell/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6.593141" calcext:value-type="float">
            <text:p>6.593141</text:p>
          </table:table-cell>
          <table:table-cell office:value-type="float" office:value="6.7662440398" calcext:value-type="float">
            <text:p>6.7662440398</text:p>
          </table:table-cell>
          <table:table-cell table:formula="of:=POWER([.C2750]-6.75;2)" office:value-type="float" office:value="0.000263868829023988" calcext:value-type="float">
            <text:p>0.0002638688</text:p>
          </table:table-cell>
          <table:table-cell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6.593397" calcext:value-type="float">
            <text:p>6.593397</text:p>
          </table:table-cell>
          <table:table-cell office:value-type="float" office:value="6.766936452" calcext:value-type="float">
            <text:p>6.766936452</text:p>
          </table:table-cell>
          <table:table-cell table:formula="of:=POWER([.C2751]-6.75;2)" office:value-type="float" office:value="0.000286843406348317" calcext:value-type="float">
            <text:p>0.0002868434</text:p>
          </table:table-cell>
          <table:table-cell/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6.593644" calcext:value-type="float">
            <text:p>6.593644</text:p>
          </table:table-cell>
          <table:table-cell office:value-type="float" office:value="6.7676333976" calcext:value-type="float">
            <text:p>6.7676333976</text:p>
          </table:table-cell>
          <table:table-cell table:formula="of:=POWER([.C2752]-6.75;2)" office:value-type="float" office:value="0.000310936710919687" calcext:value-type="float">
            <text:p>0.0003109367</text:p>
          </table:table-cell>
          <table:table-cell/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6.593909" calcext:value-type="float">
            <text:p>6.593909</text:p>
          </table:table-cell>
          <table:table-cell office:value-type="float" office:value="6.7683349677" calcext:value-type="float">
            <text:p>6.7683349677</text:p>
          </table:table-cell>
          <table:table-cell table:formula="of:=POWER([.C2753]-6.75;2)" office:value-type="float" office:value="0.000336171040560026" calcext:value-type="float">
            <text:p>0.000336171</text:p>
          </table:table-cell>
          <table:table-cell/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6.59422" calcext:value-type="float">
            <text:p>6.59422</text:p>
          </table:table-cell>
          <table:table-cell office:value-type="float" office:value="6.7690411457" calcext:value-type="float">
            <text:p>6.7690411457</text:p>
          </table:table-cell>
          <table:table-cell table:formula="of:=POWER([.C2754]-6.75;2)" office:value-type="float" office:value="0.000362565229568634" calcext:value-type="float">
            <text:p>0.0003625652</text:p>
          </table:table-cell>
          <table:table-cell/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6.594602" calcext:value-type="float">
            <text:p>6.594602</text:p>
          </table:table-cell>
          <table:table-cell office:value-type="float" office:value="6.7697518008" calcext:value-type="float">
            <text:p>6.7697518008</text:p>
          </table:table-cell>
          <table:table-cell table:formula="of:=POWER([.C2755]-6.75;2)" office:value-type="float" office:value="0.000390133634842878" calcext:value-type="float">
            <text:p>0.0003901336</text:p>
          </table:table-cell>
          <table:table-cell/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6.595082" calcext:value-type="float">
            <text:p>6.595082</text:p>
          </table:table-cell>
          <table:table-cell office:value-type="float" office:value="6.770466698" calcext:value-type="float">
            <text:p>6.770466698</text:p>
          </table:table-cell>
          <table:table-cell table:formula="of:=POWER([.C2756]-6.75;2)" office:value-type="float" office:value="0.0004188857270232" calcext:value-type="float">
            <text:p>0.0004188857</text:p>
          </table:table-cell>
          <table:table-cell/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6.595682" calcext:value-type="float">
            <text:p>6.595682</text:p>
          </table:table-cell>
          <table:table-cell office:value-type="float" office:value="6.7711854877" calcext:value-type="float">
            <text:p>6.7711854877</text:p>
          </table:table-cell>
          <table:table-cell table:formula="of:=POWER([.C2757]-6.75;2)" office:value-type="float" office:value="0.000448824889086868" calcext:value-type="float">
            <text:p>0.0004488249</text:p>
          </table:table-cell>
          <table:table-cell/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6.596425" calcext:value-type="float">
            <text:p>6.596425</text:p>
          </table:table-cell>
          <table:table-cell office:value-type="float" office:value="6.7719077243" calcext:value-type="float">
            <text:p>6.7719077243</text:p>
          </table:table-cell>
          <table:table-cell table:formula="of:=POWER([.C2758]-6.75;2)" office:value-type="float" office:value="0.000479948384004815" calcext:value-type="float">
            <text:p>0.0004799484</text:p>
          </table:table-cell>
          <table:table-cell/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6.597331" calcext:value-type="float">
            <text:p>6.597331</text:p>
          </table:table-cell>
          <table:table-cell office:value-type="float" office:value="6.7726328595" calcext:value-type="float">
            <text:p>6.7726328595</text:p>
          </table:table-cell>
          <table:table-cell table:formula="of:=POWER([.C2759]-6.75;2)" office:value-type="float" office:value="0.000512246329146732" calcext:value-type="float">
            <text:p>0.0005122463</text:p>
          </table:table-cell>
          <table:table-cell/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6.598418" calcext:value-type="float">
            <text:p>6.598418</text:p>
          </table:table-cell>
          <table:table-cell office:value-type="float" office:value="6.7733602531" calcext:value-type="float">
            <text:p>6.7733602531</text:p>
          </table:table-cell>
          <table:table-cell table:formula="of:=POWER([.C2760]-6.75;2)" office:value-type="float" office:value="0.000545701424896055" calcext:value-type="float">
            <text:p>0.0005457014</text:p>
          </table:table-cell>
          <table:table-cell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6.599701" calcext:value-type="float">
            <text:p>6.599701</text:p>
          </table:table-cell>
          <table:table-cell office:value-type="float" office:value="6.7740891792" calcext:value-type="float">
            <text:p>6.7740891792</text:p>
          </table:table-cell>
          <table:table-cell table:formula="of:=POWER([.C2761]-6.75;2)" office:value-type="float" office:value="0.000580288554529701" calcext:value-type="float">
            <text:p>0.0005802886</text:p>
          </table:table-cell>
          <table:table-cell/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6.601194" calcext:value-type="float">
            <text:p>6.601194</text:p>
          </table:table-cell>
          <table:table-cell office:value-type="float" office:value="6.7748188368" calcext:value-type="float">
            <text:p>6.7748188368</text:p>
          </table:table-cell>
          <table:table-cell table:formula="of:=POWER([.C2762]-6.75;2)" office:value-type="float" office:value="0.000615974660105022" calcext:value-type="float">
            <text:p>0.0006159747</text:p>
          </table:table-cell>
          <table:table-cell/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6.602906" calcext:value-type="float">
            <text:p>6.602906</text:p>
          </table:table-cell>
          <table:table-cell office:value-type="float" office:value="6.7755483529" calcext:value-type="float">
            <text:p>6.7755483529</text:p>
          </table:table-cell>
          <table:table-cell table:formula="of:=POWER([.C2763]-6.75;2)" office:value-type="float" office:value="0.000652718335902916" calcext:value-type="float">
            <text:p>0.0006527183</text:p>
          </table:table-cell>
          <table:table-cell/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6.604844" calcext:value-type="float">
            <text:p>6.604844</text:p>
          </table:table-cell>
          <table:table-cell office:value-type="float" office:value="6.7762768017" calcext:value-type="float">
            <text:p>6.7762768017</text:p>
          </table:table-cell>
          <table:table-cell table:formula="of:=POWER([.C2764]-6.75;2)" office:value-type="float" office:value="0.000690470307581118" calcext:value-type="float">
            <text:p>0.0006904703</text:p>
          </table:table-cell>
          <table:table-cell/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6.607011" calcext:value-type="float">
            <text:p>6.607011</text:p>
          </table:table-cell>
          <table:table-cell office:value-type="float" office:value="6.7770032119" calcext:value-type="float">
            <text:p>6.7770032119</text:p>
          </table:table-cell>
          <table:table-cell table:formula="of:=POWER([.C2765]-6.75;2)" office:value-type="float" office:value="0.000729173452916319" calcext:value-type="float">
            <text:p>0.0007291735</text:p>
          </table:table-cell>
          <table:table-cell/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6.60941" calcext:value-type="float">
            <text:p>6.60941</text:p>
          </table:table-cell>
          <table:table-cell office:value-type="float" office:value="6.777726583" calcext:value-type="float">
            <text:p>6.777726583</text:p>
          </table:table-cell>
          <table:table-cell table:formula="of:=POWER([.C2766]-6.75;2)" office:value-type="float" office:value="0.000768763404855875" calcext:value-type="float">
            <text:p>0.0007687634</text:p>
          </table:table-cell>
          <table:table-cell/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6.612038" calcext:value-type="float">
            <text:p>6.612038</text:p>
          </table:table-cell>
          <table:table-cell office:value-type="float" office:value="6.7784458846" calcext:value-type="float">
            <text:p>6.7784458846</text:p>
          </table:table-cell>
          <table:table-cell table:formula="of:=POWER([.C2767]-6.75;2)" office:value-type="float" office:value="0.000809168350676515" calcext:value-type="float">
            <text:p>0.0008091684</text:p>
          </table:table-cell>
          <table:table-cell/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6.61489" calcext:value-type="float">
            <text:p>6.61489</text:p>
          </table:table-cell>
          <table:table-cell office:value-type="float" office:value="6.7791600815" calcext:value-type="float">
            <text:p>6.7791600815</text:p>
          </table:table-cell>
          <table:table-cell table:formula="of:=POWER([.C2768]-6.75;2)" office:value-type="float" office:value="0.000850310353086626" calcext:value-type="float">
            <text:p>0.0008503104</text:p>
          </table:table-cell>
          <table:table-cell/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6.61796" calcext:value-type="float">
            <text:p>6.61796</text:p>
          </table:table-cell>
          <table:table-cell office:value-type="float" office:value="6.7798681422" calcext:value-type="float">
            <text:p>6.7798681422</text:p>
          </table:table-cell>
          <table:table-cell table:formula="of:=POWER([.C2769]-6.75;2)" office:value-type="float" office:value="0.000892105918479408" calcext:value-type="float">
            <text:p>0.0008921059</text:p>
          </table:table-cell>
          <table:table-cell/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6.621237" calcext:value-type="float">
            <text:p>6.621237</text:p>
          </table:table-cell>
          <table:table-cell office:value-type="float" office:value="6.7805690433" calcext:value-type="float">
            <text:p>6.7805690433</text:p>
          </table:table-cell>
          <table:table-cell table:formula="of:=POWER([.C2770]-6.75;2)" office:value-type="float" office:value="0.000934466408277267" calcext:value-type="float">
            <text:p>0.0009344664</text:p>
          </table:table-cell>
          <table:table-cell/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6.62471" calcext:value-type="float">
            <text:p>6.62471</text:p>
          </table:table-cell>
          <table:table-cell office:value-type="float" office:value="6.7812617913" calcext:value-type="float">
            <text:p>6.7812617913</text:p>
          </table:table-cell>
          <table:table-cell table:formula="of:=POWER([.C2771]-6.75;2)" office:value-type="float" office:value="0.00097729959528478" calcext:value-type="float">
            <text:p>0.0009772996</text:p>
          </table:table-cell>
          <table:table-cell/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6.628365" calcext:value-type="float">
            <text:p>6.628365</text:p>
          </table:table-cell>
          <table:table-cell office:value-type="float" office:value="6.7819454236" calcext:value-type="float">
            <text:p>6.7819454236</text:p>
          </table:table-cell>
          <table:table-cell table:formula="of:=POWER([.C2772]-6.75;2)" office:value-type="float" office:value="0.00102051008898343" calcext:value-type="float">
            <text:p>0.0010205101</text:p>
          </table:table-cell>
          <table:table-cell/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6.632185" calcext:value-type="float">
            <text:p>6.632185</text:p>
          </table:table-cell>
          <table:table-cell office:value-type="float" office:value="6.7826190219" calcext:value-type="float">
            <text:p>6.7826190219</text:p>
          </table:table-cell>
          <table:table-cell table:formula="of:=POWER([.C2773]-6.75;2)" office:value-type="float" office:value="0.00106400058971271" calcext:value-type="float">
            <text:p>0.0010640006</text:p>
          </table:table-cell>
          <table:table-cell/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6.636154" calcext:value-type="float">
            <text:p>6.636154</text:p>
          </table:table-cell>
          <table:table-cell office:value-type="float" office:value="6.7832817269" calcext:value-type="float">
            <text:p>6.7832817269</text:p>
          </table:table-cell>
          <table:table-cell table:formula="of:=POWER([.C2774]-6.75;2)" office:value-type="float" office:value="0.0011076733454462" calcext:value-type="float">
            <text:p>0.0011076733</text:p>
          </table:table-cell>
          <table:table-cell/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6.640253" calcext:value-type="float">
            <text:p>6.640253</text:p>
          </table:table-cell>
          <table:table-cell office:value-type="float" office:value="6.7839327345" calcext:value-type="float">
            <text:p>6.7839327345</text:p>
          </table:table-cell>
          <table:table-cell table:formula="of:=POWER([.C2775]-6.75;2)" office:value-type="float" office:value="0.00115143047064752" calcext:value-type="float">
            <text:p>0.0011514305</text:p>
          </table:table-cell>
          <table:table-cell/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6.644463" calcext:value-type="float">
            <text:p>6.644463</text:p>
          </table:table-cell>
          <table:table-cell office:value-type="float" office:value="6.7845713111" calcext:value-type="float">
            <text:p>6.7845713111</text:p>
          </table:table-cell>
          <table:table-cell table:formula="of:=POWER([.C2776]-6.75;2)" office:value-type="float" office:value="0.00119517555117296" calcext:value-type="float">
            <text:p>0.0011951756</text:p>
          </table:table-cell>
          <table:table-cell/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6.648764" calcext:value-type="float">
            <text:p>6.648764</text:p>
          </table:table-cell>
          <table:table-cell office:value-type="float" office:value="6.7851967946" calcext:value-type="float">
            <text:p>6.7851967946</text:p>
          </table:table-cell>
          <table:table-cell table:formula="of:=POWER([.C2777]-6.75;2)" office:value-type="float" office:value="0.00123881435011459" calcext:value-type="float">
            <text:p>0.0012388144</text:p>
          </table:table-cell>
          <table:table-cell/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6.653135" calcext:value-type="float">
            <text:p>6.653135</text:p>
          </table:table-cell>
          <table:table-cell office:value-type="float" office:value="6.7858086009" calcext:value-type="float">
            <text:p>6.7858086009</text:p>
          </table:table-cell>
          <table:table-cell table:formula="of:=POWER([.C2778]-6.75;2)" office:value-type="float" office:value="0.0012822558984155" calcext:value-type="float">
            <text:p>0.0012822559</text:p>
          </table:table-cell>
          <table:table-cell/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6.657558" calcext:value-type="float">
            <text:p>6.657558</text:p>
          </table:table-cell>
          <table:table-cell office:value-type="float" office:value="6.7864062297" calcext:value-type="float">
            <text:p>6.7864062297</text:p>
          </table:table-cell>
          <table:table-cell table:formula="of:=POWER([.C2779]-6.75;2)" office:value-type="float" office:value="0.00132541356096915" calcext:value-type="float">
            <text:p>0.0013254136</text:p>
          </table:table-cell>
          <table:table-cell/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6.662011" calcext:value-type="float">
            <text:p>6.662011</text:p>
          </table:table-cell>
          <table:table-cell office:value-type="float" office:value="6.7869892534" calcext:value-type="float">
            <text:p>6.7869892534</text:p>
          </table:table-cell>
          <table:table-cell table:formula="of:=POWER([.C2780]-6.75;2)" office:value-type="float" office:value="0.0013682048670894" calcext:value-type="float">
            <text:p>0.0013682049</text:p>
          </table:table-cell>
          <table:table-cell/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6.666475" calcext:value-type="float">
            <text:p>6.666475</text:p>
          </table:table-cell>
          <table:table-cell office:value-type="float" office:value="6.7875573364" calcext:value-type="float">
            <text:p>6.7875573364</text:p>
          </table:table-cell>
          <table:table-cell table:formula="of:=POWER([.C2781]-6.75;2)" office:value-type="float" office:value="0.00141055351746276" calcext:value-type="float">
            <text:p>0.0014105535</text:p>
          </table:table-cell>
          <table:table-cell/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6.670932" calcext:value-type="float">
            <text:p>6.670932</text:p>
          </table:table-cell>
          <table:table-cell office:value-type="float" office:value="6.7881102237" calcext:value-type="float">
            <text:p>6.7881102237</text:p>
          </table:table-cell>
          <table:table-cell table:formula="of:=POWER([.C2782]-6.75;2)" office:value-type="float" office:value="0.00145238915046407" calcext:value-type="float">
            <text:p>0.0014523892</text:p>
          </table:table-cell>
          <table:table-cell/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6.675363" calcext:value-type="float">
            <text:p>6.675363</text:p>
          </table:table-cell>
          <table:table-cell office:value-type="float" office:value="6.7886477385" calcext:value-type="float">
            <text:p>6.7886477385</text:p>
          </table:table-cell>
          <table:table-cell table:formula="of:=POWER([.C2783]-6.75;2)" office:value-type="float" office:value="0.00149364769116438" calcext:value-type="float">
            <text:p>0.0014936477</text:p>
          </table:table-cell>
          <table:table-cell/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6.679752" calcext:value-type="float">
            <text:p>6.679752</text:p>
          </table:table-cell>
          <table:table-cell office:value-type="float" office:value="6.789169788" calcext:value-type="float">
            <text:p>6.789169788</text:p>
          </table:table-cell>
          <table:table-cell table:formula="of:=POWER([.C2784]-6.75;2)" office:value-type="float" office:value="0.00153427229196492" calcext:value-type="float">
            <text:p>0.0015342723</text:p>
          </table:table-cell>
          <table:table-cell/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6.684084" calcext:value-type="float">
            <text:p>6.684084</text:p>
          </table:table-cell>
          <table:table-cell office:value-type="float" office:value="6.7896763519" calcext:value-type="float">
            <text:p>6.7896763519</text:p>
          </table:table-cell>
          <table:table-cell table:formula="of:=POWER([.C2785]-6.75;2)" office:value-type="float" office:value="0.00157421290009262" calcext:value-type="float">
            <text:p>0.0015742129</text:p>
          </table:table-cell>
          <table:table-cell/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6.688343" calcext:value-type="float">
            <text:p>6.688343</text:p>
          </table:table-cell>
          <table:table-cell office:value-type="float" office:value="6.7901674791" calcext:value-type="float">
            <text:p>6.7901674791</text:p>
          </table:table-cell>
          <table:table-cell table:formula="of:=POWER([.C2786]-6.75;2)" office:value-type="float" office:value="0.00161342637724893" calcext:value-type="float">
            <text:p>0.0016134264</text:p>
          </table:table-cell>
          <table:table-cell/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6.692518" calcext:value-type="float">
            <text:p>6.692518</text:p>
          </table:table-cell>
          <table:table-cell office:value-type="float" office:value="6.7906432944" calcext:value-type="float">
            <text:p>6.7906432944</text:p>
          </table:table-cell>
          <table:table-cell table:formula="of:=POWER([.C2787]-6.75;2)" office:value-type="float" office:value="0.00165187737968505" calcext:value-type="float">
            <text:p>0.0016518774</text:p>
          </table:table-cell>
          <table:table-cell/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6.696597" calcext:value-type="float">
            <text:p>6.696597</text:p>
          </table:table-cell>
          <table:table-cell office:value-type="float" office:value="6.7911039765" calcext:value-type="float">
            <text:p>6.7911039765</text:p>
          </table:table-cell>
          <table:table-cell table:formula="of:=POWER([.C2788]-6.75;2)" office:value-type="float" office:value="0.0016895368841126" calcext:value-type="float">
            <text:p>0.0016895369</text:p>
          </table:table-cell>
          <table:table-cell/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6.700571" calcext:value-type="float">
            <text:p>6.700571</text:p>
          </table:table-cell>
          <table:table-cell office:value-type="float" office:value="6.7915497642" calcext:value-type="float">
            <text:p>6.7915497642</text:p>
          </table:table-cell>
          <table:table-cell table:formula="of:=POWER([.C2789]-6.75;2)" office:value-type="float" office:value="0.0017263829050756" calcext:value-type="float">
            <text:p>0.0017263829</text:p>
          </table:table-cell>
          <table:table-cell/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6.704432" calcext:value-type="float">
            <text:p>6.704432</text:p>
          </table:table-cell>
          <table:table-cell office:value-type="float" office:value="6.7919809431" calcext:value-type="float">
            <text:p>6.7919809431</text:p>
          </table:table-cell>
          <table:table-cell table:formula="of:=POWER([.C2790]-6.75;2)" office:value-type="float" office:value="0.00176239958356547" calcext:value-type="float">
            <text:p>0.0017623996</text:p>
          </table:table-cell>
          <table:table-cell/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6.708173" calcext:value-type="float">
            <text:p>6.708173</text:p>
          </table:table-cell>
          <table:table-cell office:value-type="float" office:value="6.7923978429" calcext:value-type="float">
            <text:p>6.7923978429</text:p>
          </table:table-cell>
          <table:table-cell table:formula="of:=POWER([.C2791]-6.75;2)" office:value-type="float" office:value="0.00179757708257306" calcext:value-type="float">
            <text:p>0.0017975771</text:p>
          </table:table-cell>
          <table:table-cell/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6.71179" calcext:value-type="float">
            <text:p>6.71179</text:p>
          </table:table-cell>
          <table:table-cell office:value-type="float" office:value="6.7928008325" calcext:value-type="float">
            <text:p>6.7928008325</text:p>
          </table:table-cell>
          <table:table-cell table:formula="of:=POWER([.C2792]-6.75;2)" office:value-type="float" office:value="0.00183191126269307" calcext:value-type="float">
            <text:p>0.0018319113</text:p>
          </table:table-cell>
          <table:table-cell/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6.715278" calcext:value-type="float">
            <text:p>6.715278</text:p>
          </table:table-cell>
          <table:table-cell office:value-type="float" office:value="6.7931903077" calcext:value-type="float">
            <text:p>6.7931903077</text:p>
          </table:table-cell>
          <table:table-cell table:formula="of:=POWER([.C2793]-6.75;2)" office:value-type="float" office:value="0.00186540267922066" calcext:value-type="float">
            <text:p>0.0018654027</text:p>
          </table:table-cell>
          <table:table-cell/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6.718638" calcext:value-type="float">
            <text:p>6.718638</text:p>
          </table:table-cell>
          <table:table-cell office:value-type="float" office:value="6.7935666957" calcext:value-type="float">
            <text:p>6.7935666957</text:p>
          </table:table-cell>
          <table:table-cell table:formula="of:=POWER([.C2794]-6.75;2)" office:value-type="float" office:value="0.0018980569742164" calcext:value-type="float">
            <text:p>0.001898057</text:p>
          </table:table-cell>
          <table:table-cell/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6.721867" calcext:value-type="float">
            <text:p>6.721867</text:p>
          </table:table-cell>
          <table:table-cell office:value-type="float" office:value="6.7939304272" calcext:value-type="float">
            <text:p>6.7939304272</text:p>
          </table:table-cell>
          <table:table-cell table:formula="of:=POWER([.C2795]-6.75;2)" office:value-type="float" office:value="0.00192988243397453" calcext:value-type="float">
            <text:p>0.0019298824</text:p>
          </table:table-cell>
          <table:table-cell/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6.724966" calcext:value-type="float">
            <text:p>6.724966</text:p>
          </table:table-cell>
          <table:table-cell office:value-type="float" office:value="6.7942819561" calcext:value-type="float">
            <text:p>6.7942819561</text:p>
          </table:table-cell>
          <table:table-cell table:formula="of:=POWER([.C2796]-6.75;2)" office:value-type="float" office:value="0.00196089163604231" calcext:value-type="float">
            <text:p>0.0019608916</text:p>
          </table:table-cell>
          <table:table-cell/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6.727939" calcext:value-type="float">
            <text:p>6.727939</text:p>
          </table:table-cell>
          <table:table-cell office:value-type="float" office:value="6.7946217402" calcext:value-type="float">
            <text:p>6.7946217402</text:p>
          </table:table-cell>
          <table:table-cell table:formula="of:=POWER([.C2797]-6.75;2)" office:value-type="float" office:value="0.00199109969847631" calcext:value-type="float">
            <text:p>0.0019910997</text:p>
          </table:table-cell>
          <table:table-cell/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6.730787" calcext:value-type="float">
            <text:p>6.730787</text:p>
          </table:table-cell>
          <table:table-cell office:value-type="float" office:value="6.7949502266" calcext:value-type="float">
            <text:p>6.7949502266</text:p>
          </table:table-cell>
          <table:table-cell table:formula="of:=POWER([.C2798]-6.75;2)" office:value-type="float" office:value="0.00202052287139136" calcext:value-type="float">
            <text:p>0.0020205229</text:p>
          </table:table-cell>
          <table:table-cell/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6.733514" calcext:value-type="float">
            <text:p>6.733514</text:p>
          </table:table-cell>
          <table:table-cell office:value-type="float" office:value="6.7952678663" calcext:value-type="float">
            <text:p>6.7952678663</text:p>
          </table:table-cell>
          <table:table-cell table:formula="of:=POWER([.C2799]-6.75;2)" office:value-type="float" office:value="0.00204917971935465" calcext:value-type="float">
            <text:p>0.0020491797</text:p>
          </table:table-cell>
          <table:table-cell/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6.736127" calcext:value-type="float">
            <text:p>6.736127</text:p>
          </table:table-cell>
          <table:table-cell office:value-type="float" office:value="6.7955750995" calcext:value-type="float">
            <text:p>6.7955750995</text:p>
          </table:table-cell>
          <table:table-cell table:formula="of:=POWER([.C2800]-6.75;2)" office:value-type="float" office:value="0.00207708969443487" calcext:value-type="float">
            <text:p>0.0020770897</text:p>
          </table:table-cell>
          <table:table-cell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.73863" calcext:value-type="float">
            <text:p>6.73863</text:p>
          </table:table-cell>
          <table:table-cell office:value-type="float" office:value="6.79587234" calcext:value-type="float">
            <text:p>6.79587234</text:p>
          </table:table-cell>
          <table:table-cell table:formula="of:=POWER([.C2801]-6.75;2)" office:value-type="float" office:value="0.00210427157707559" calcext:value-type="float">
            <text:p>0.0021042716</text:p>
          </table:table-cell>
          <table:table-cell/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6.741029" calcext:value-type="float">
            <text:p>6.741029</text:p>
          </table:table-cell>
          <table:table-cell office:value-type="float" office:value="6.7961599899" calcext:value-type="float">
            <text:p>6.7961599899</text:p>
          </table:table-cell>
          <table:table-cell table:formula="of:=POWER([.C2802]-6.75;2)" office:value-type="float" office:value="0.00213074466756806" calcext:value-type="float">
            <text:p>0.0021307447</text:p>
          </table:table-cell>
          <table:table-cell/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6.743332" calcext:value-type="float">
            <text:p>6.743332</text:p>
          </table:table-cell>
          <table:table-cell office:value-type="float" office:value="6.7964384293" calcext:value-type="float">
            <text:p>6.7964384293</text:p>
          </table:table-cell>
          <table:table-cell table:formula="of:=POWER([.C2803]-6.75;2)" office:value-type="float" office:value="0.00215652771585112" calcext:value-type="float">
            <text:p>0.0021565277</text:p>
          </table:table-cell>
          <table:table-cell/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6.745545" calcext:value-type="float">
            <text:p>6.745545</text:p>
          </table:table-cell>
          <table:table-cell office:value-type="float" office:value="6.7967080051" calcext:value-type="float">
            <text:p>6.7967080051</text:p>
          </table:table-cell>
          <table:table-cell table:formula="of:=POWER([.C2804]-6.75;2)" office:value-type="float" office:value="0.00218163774042164" calcext:value-type="float">
            <text:p>0.0021816377</text:p>
          </table:table-cell>
          <table:table-cell/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6.747676" calcext:value-type="float">
            <text:p>6.747676</text:p>
          </table:table-cell>
          <table:table-cell office:value-type="float" office:value="6.7969690408" calcext:value-type="float">
            <text:p>6.7969690408</text:p>
          </table:table-cell>
          <table:table-cell table:formula="of:=POWER([.C2805]-6.75;2)" office:value-type="float" office:value="0.00220609079367211" calcext:value-type="float">
            <text:p>0.0022060908</text:p>
          </table:table-cell>
          <table:table-cell/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6.749734" calcext:value-type="float">
            <text:p>6.749734</text:p>
          </table:table-cell>
          <table:table-cell office:value-type="float" office:value="6.7972218256" calcext:value-type="float">
            <text:p>6.7972218256</text:p>
          </table:table-cell>
          <table:table-cell table:formula="of:=POWER([.C2806]-6.75;2)" office:value-type="float" office:value="0.00222990081299685" calcext:value-type="float">
            <text:p>0.0022299008</text:p>
          </table:table-cell>
          <table:table-cell/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6.751725" calcext:value-type="float">
            <text:p>6.751725</text:p>
          </table:table-cell>
          <table:table-cell office:value-type="float" office:value="6.7974666082" calcext:value-type="float">
            <text:p>6.7974666082</text:p>
          </table:table-cell>
          <table:table-cell table:formula="of:=POWER([.C2807]-6.75;2)" office:value-type="float" office:value="0.00225307889401228" calcext:value-type="float">
            <text:p>0.0022530789</text:p>
          </table:table-cell>
          <table:table-cell/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6.753658" calcext:value-type="float">
            <text:p>6.753658</text:p>
          </table:table-cell>
          <table:table-cell office:value-type="float" office:value="6.7977036114" calcext:value-type="float">
            <text:p>6.7977036114</text:p>
          </table:table-cell>
          <table:table-cell table:formula="of:=POWER([.C2808]-6.75;2)" office:value-type="float" office:value="0.00227563454060223" calcext:value-type="float">
            <text:p>0.0022756345</text:p>
          </table:table-cell>
          <table:table-cell/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6.755541" calcext:value-type="float">
            <text:p>6.755541</text:p>
          </table:table-cell>
          <table:table-cell office:value-type="float" office:value="6.7979330156" calcext:value-type="float">
            <text:p>6.7979330156</text:p>
          </table:table-cell>
          <table:table-cell table:formula="of:=POWER([.C2809]-6.75;2)" office:value-type="float" office:value="0.00229757398450984" calcext:value-type="float">
            <text:p>0.002297574</text:p>
          </table:table-cell>
          <table:table-cell/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6.757382" calcext:value-type="float">
            <text:p>6.757382</text:p>
          </table:table-cell>
          <table:table-cell office:value-type="float" office:value="6.7981549634" calcext:value-type="float">
            <text:p>6.7981549634</text:p>
          </table:table-cell>
          <table:table-cell table:formula="of:=POWER([.C2810]-6.75;2)" office:value-type="float" office:value="0.00231890050005534" calcext:value-type="float">
            <text:p>0.0023189005</text:p>
          </table:table-cell>
          <table:table-cell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6.759188" calcext:value-type="float">
            <text:p>6.759188</text:p>
          </table:table-cell>
          <table:table-cell office:value-type="float" office:value="6.7983695579" calcext:value-type="float">
            <text:p>6.7983695579</text:p>
          </table:table-cell>
          <table:table-cell table:formula="of:=POWER([.C2811]-6.75;2)" office:value-type="float" office:value="0.00233961413144146" calcext:value-type="float">
            <text:p>0.0023396141</text:p>
          </table:table-cell>
          <table:table-cell/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6.760966" calcext:value-type="float">
            <text:p>6.760966</text:p>
          </table:table-cell>
          <table:table-cell office:value-type="float" office:value="6.7985768677" calcext:value-type="float">
            <text:p>6.7985768677</text:p>
          </table:table-cell>
          <table:table-cell table:formula="of:=POWER([.C2812]-6.75;2)" office:value-type="float" office:value="0.00235971207554326" calcext:value-type="float">
            <text:p>0.0023597121</text:p>
          </table:table-cell>
          <table:table-cell/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6.762725" calcext:value-type="float">
            <text:p>6.762725</text:p>
          </table:table-cell>
          <table:table-cell office:value-type="float" office:value="6.7987769255" calcext:value-type="float">
            <text:p>6.7987769255</text:p>
          </table:table-cell>
          <table:table-cell table:formula="of:=POWER([.C2813]-6.75;2)" office:value-type="float" office:value="0.00237918846123258" calcext:value-type="float">
            <text:p>0.0023791885</text:p>
          </table:table-cell>
          <table:table-cell/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6.76447" calcext:value-type="float">
            <text:p>6.76447</text:p>
          </table:table-cell>
          <table:table-cell office:value-type="float" office:value="6.7989697166" calcext:value-type="float">
            <text:p>6.7989697166</text:p>
          </table:table-cell>
          <table:table-cell table:formula="of:=POWER([.C2814]-6.75;2)" office:value-type="float" office:value="0.00239803314388434" calcext:value-type="float">
            <text:p>0.0023980331</text:p>
          </table:table-cell>
          <table:table-cell/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6.766208" calcext:value-type="float">
            <text:p>6.766208</text:p>
          </table:table-cell>
          <table:table-cell office:value-type="float" office:value="6.7991551989" calcext:value-type="float">
            <text:p>6.7991551989</text:p>
          </table:table-cell>
          <table:table-cell table:formula="of:=POWER([.C2815]-6.75;2)" office:value-type="float" office:value="0.00241623357889859" calcext:value-type="float">
            <text:p>0.0024162336</text:p>
          </table:table-cell>
          <table:table-cell/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6.767946" calcext:value-type="float">
            <text:p>6.767946</text:p>
          </table:table-cell>
          <table:table-cell office:value-type="float" office:value="6.7993332919" calcext:value-type="float">
            <text:p>6.7993332919</text:p>
          </table:table-cell>
          <table:table-cell table:formula="of:=POWER([.C2816]-6.75;2)" office:value-type="float" office:value="0.00243377368969061" calcext:value-type="float">
            <text:p>0.0024337737</text:p>
          </table:table-cell>
          <table:table-cell/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6.76969" calcext:value-type="float">
            <text:p>6.76969</text:p>
          </table:table-cell>
          <table:table-cell office:value-type="float" office:value="6.799503875" calcext:value-type="float">
            <text:p>6.799503875</text:p>
          </table:table-cell>
          <table:table-cell table:formula="of:=POWER([.C2817]-6.75;2)" office:value-type="float" office:value="0.00245063364001563" calcext:value-type="float">
            <text:p>0.0024506336</text:p>
          </table:table-cell>
          <table:table-cell/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6.771443" calcext:value-type="float">
            <text:p>6.771443</text:p>
          </table:table-cell>
          <table:table-cell office:value-type="float" office:value="6.7996667923" calcext:value-type="float">
            <text:p>6.7996667923</text:p>
          </table:table-cell>
          <table:table-cell table:formula="of:=POWER([.C2818]-6.75;2)" office:value-type="float" office:value="0.00246679025737134" calcext:value-type="float">
            <text:p>0.0024667903</text:p>
          </table:table-cell>
          <table:table-cell/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6.773212" calcext:value-type="float">
            <text:p>6.773212</text:p>
          </table:table-cell>
          <table:table-cell office:value-type="float" office:value="6.7998218681" calcext:value-type="float">
            <text:p>6.7998218681</text:p>
          </table:table-cell>
          <table:table-cell table:formula="of:=POWER([.C2819]-6.75;2)" office:value-type="float" office:value="0.00248221854097384" calcext:value-type="float">
            <text:p>0.0024822185</text:p>
          </table:table-cell>
          <table:table-cell/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6.775001" calcext:value-type="float">
            <text:p>6.775001</text:p>
          </table:table-cell>
          <table:table-cell office:value-type="float" office:value="6.799968884" calcext:value-type="float">
            <text:p>6.799968884</text:p>
          </table:table-cell>
          <table:table-cell table:formula="of:=POWER([.C2820]-6.75;2)" office:value-type="float" office:value="0.00249688936820547" calcext:value-type="float">
            <text:p>0.0024968894</text:p>
          </table:table-cell>
          <table:table-cell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6.776812" calcext:value-type="float">
            <text:p>6.776812</text:p>
          </table:table-cell>
          <table:table-cell office:value-type="float" office:value="6.8001075944" calcext:value-type="float">
            <text:p>6.8001075944</text:p>
          </table:table-cell>
          <table:table-cell table:formula="of:=POWER([.C2821]-6.75;2)" office:value-type="float" office:value="0.00251077101655491" calcext:value-type="float">
            <text:p>0.002510771</text:p>
          </table:table-cell>
          <table:table-cell/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6.778651" calcext:value-type="float">
            <text:p>6.778651</text:p>
          </table:table-cell>
          <table:table-cell office:value-type="float" office:value="6.8002377374" calcext:value-type="float">
            <text:p>6.8002377374</text:p>
          </table:table-cell>
          <table:table-cell table:formula="of:=POWER([.C2822]-6.75;2)" office:value-type="float" office:value="0.00252383025907134" calcext:value-type="float">
            <text:p>0.0025238303</text:p>
          </table:table-cell>
          <table:table-cell/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6.780518" calcext:value-type="float">
            <text:p>6.780518</text:p>
          </table:table-cell>
          <table:table-cell office:value-type="float" office:value="6.8003590112" calcext:value-type="float">
            <text:p>6.8003590112</text:p>
          </table:table-cell>
          <table:table-cell table:formula="of:=POWER([.C2823]-6.75;2)" office:value-type="float" office:value="0.00253603000904176" calcext:value-type="float">
            <text:p>0.00253603</text:p>
          </table:table-cell>
          <table:table-cell/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6.782418" calcext:value-type="float">
            <text:p>6.782418</text:p>
          </table:table-cell>
          <table:table-cell office:value-type="float" office:value="6.8004711073" calcext:value-type="float">
            <text:p>6.8004711073</text:p>
          </table:table-cell>
          <table:table-cell table:formula="of:=POWER([.C2824]-6.75;2)" office:value-type="float" office:value="0.00254733267208811" calcext:value-type="float">
            <text:p>0.0025473327</text:p>
          </table:table-cell>
          <table:table-cell/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6.78435" calcext:value-type="float">
            <text:p>6.78435</text:p>
          </table:table-cell>
          <table:table-cell office:value-type="float" office:value="6.8005736818" calcext:value-type="float">
            <text:p>6.8005736818</text:p>
          </table:table-cell>
          <table:table-cell table:formula="of:=POWER([.C2825]-6.75;2)" office:value-type="float" office:value="0.00255769729080761" calcext:value-type="float">
            <text:p>0.0025576973</text:p>
          </table:table-cell>
          <table:table-cell/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6.786318" calcext:value-type="float">
            <text:p>6.786318</text:p>
          </table:table-cell>
          <table:table-cell office:value-type="float" office:value="6.8006663886" calcext:value-type="float">
            <text:p>6.8006663886</text:p>
          </table:table-cell>
          <table:table-cell table:formula="of:=POWER([.C2826]-6.75;2)" office:value-type="float" office:value="0.00256708293376619" calcext:value-type="float">
            <text:p>0.0025670829</text:p>
          </table:table-cell>
          <table:table-cell/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6.78832" calcext:value-type="float">
            <text:p>6.78832</text:p>
          </table:table-cell>
          <table:table-cell office:value-type="float" office:value="6.8007488506" calcext:value-type="float">
            <text:p>6.8007488506</text:p>
          </table:table-cell>
          <table:table-cell table:formula="of:=POWER([.C2827]-6.75;2)" office:value-type="float" office:value="0.0025754458372211" calcext:value-type="float">
            <text:p>0.0025754458</text:p>
          </table:table-cell>
          <table:table-cell/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6.790358" calcext:value-type="float">
            <text:p>6.790358</text:p>
          </table:table-cell>
          <table:table-cell office:value-type="float" office:value="6.8008206936" calcext:value-type="float">
            <text:p>6.8008206936</text:p>
          </table:table-cell>
          <table:table-cell table:formula="of:=POWER([.C2828]-6.75;2)" office:value-type="float" office:value="0.00258274289798512" calcext:value-type="float">
            <text:p>0.0025827429</text:p>
          </table:table-cell>
          <table:table-cell/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6.792431" calcext:value-type="float">
            <text:p>6.792431</text:p>
          </table:table-cell>
          <table:table-cell office:value-type="float" office:value="6.8008815233" calcext:value-type="float">
            <text:p>6.8008815233</text:p>
          </table:table-cell>
          <table:table-cell table:formula="of:=POWER([.C2829]-6.75;2)" office:value-type="float" office:value="0.00258892941332846" calcext:value-type="float">
            <text:p>0.0025889294</text:p>
          </table:table-cell>
          <table:table-cell/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6.794539" calcext:value-type="float">
            <text:p>6.794539</text:p>
          </table:table-cell>
          <table:table-cell office:value-type="float" office:value="6.8009309415" calcext:value-type="float">
            <text:p>6.8009309415</text:p>
          </table:table-cell>
          <table:table-cell table:formula="of:=POWER([.C2830]-6.75;2)" office:value-type="float" office:value="0.00259396080207641" calcext:value-type="float">
            <text:p>0.0025939608</text:p>
          </table:table-cell>
          <table:table-cell/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6.796679" calcext:value-type="float">
            <text:p>6.796679</text:p>
          </table:table-cell>
          <table:table-cell office:value-type="float" office:value="6.8009685412" calcext:value-type="float">
            <text:p>6.8009685412</text:p>
          </table:table-cell>
          <table:table-cell table:formula="of:=POWER([.C2831]-6.75;2)" office:value-type="float" office:value="0.00259779219205606" calcext:value-type="float">
            <text:p>0.0025977922</text:p>
          </table:table-cell>
          <table:table-cell/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6.798851" calcext:value-type="float">
            <text:p>6.798851</text:p>
          </table:table-cell>
          <table:table-cell office:value-type="float" office:value="6.8009939231" calcext:value-type="float">
            <text:p>6.8009939231</text:p>
          </table:table-cell>
          <table:table-cell table:formula="of:=POWER([.C2832]-6.75;2)" office:value-type="float" office:value="0.00260038019312872" calcext:value-type="float">
            <text:p>0.0026003802</text:p>
          </table:table-cell>
          <table:table-cell/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6.801052" calcext:value-type="float">
            <text:p>6.801052</text:p>
          </table:table-cell>
          <table:table-cell office:value-type="float" office:value="6.8010066786" calcext:value-type="float">
            <text:p>6.8010066786</text:p>
          </table:table-cell>
          <table:table-cell table:formula="of:=POWER([.C2833]-6.75;2)" office:value-type="float" office:value="0.00260168126180373" calcext:value-type="float">
            <text:p>0.0026016813</text:p>
          </table:table-cell>
          <table:table-cell/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6.80328" calcext:value-type="float">
            <text:p>6.80328</text:p>
          </table:table-cell>
          <table:table-cell office:value-type="float" office:value="6.8010064072" calcext:value-type="float">
            <text:p>6.8010064072</text:p>
          </table:table-cell>
          <table:table-cell table:formula="of:=POWER([.C2834]-6.75;2)" office:value-type="float" office:value="0.00260165357545222" calcext:value-type="float">
            <text:p>0.0026016536</text:p>
          </table:table-cell>
          <table:table-cell/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6.805532" calcext:value-type="float">
            <text:p>6.805532</text:p>
          </table:table-cell>
          <table:table-cell office:value-type="float" office:value="6.8009927108" calcext:value-type="float">
            <text:p>6.8009927108</text:p>
          </table:table-cell>
          <table:table-cell table:formula="of:=POWER([.C2835]-6.75;2)" office:value-type="float" office:value="0.00260025655473245" calcext:value-type="float">
            <text:p>0.0026002566</text:p>
          </table:table-cell>
          <table:table-cell/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6.807804" calcext:value-type="float">
            <text:p>6.807804</text:p>
          </table:table-cell>
          <table:table-cell office:value-type="float" office:value="6.8009652" calcext:value-type="float">
            <text:p>6.8009652</text:p>
          </table:table-cell>
          <table:table-cell table:formula="of:=POWER([.C2836]-6.75;2)" office:value-type="float" office:value="0.00259745161104003" calcext:value-type="float">
            <text:p>0.0025974516</text:p>
          </table:table-cell>
          <table:table-cell/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6.810094" calcext:value-type="float">
            <text:p>6.810094</text:p>
          </table:table-cell>
          <table:table-cell office:value-type="float" office:value="6.8009235" calcext:value-type="float">
            <text:p>6.8009235</text:p>
          </table:table-cell>
          <table:table-cell table:formula="of:=POWER([.C2837]-6.75;2)" office:value-type="float" office:value="0.00259320285224997" calcext:value-type="float">
            <text:p>0.0025932029</text:p>
          </table:table-cell>
          <table:table-cell/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6.812397" calcext:value-type="float">
            <text:p>6.812397</text:p>
          </table:table-cell>
          <table:table-cell office:value-type="float" office:value="6.8008672393" calcext:value-type="float">
            <text:p>6.8008672393</text:p>
          </table:table-cell>
          <table:table-cell table:formula="of:=POWER([.C2838]-6.75;2)" office:value-type="float" office:value="0.00258747603400351" calcext:value-type="float">
            <text:p>0.002587476</text:p>
          </table:table-cell>
          <table:table-cell/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6.814709" calcext:value-type="float">
            <text:p>6.814709</text:p>
          </table:table-cell>
          <table:table-cell office:value-type="float" office:value="6.8007960679" calcext:value-type="float">
            <text:p>6.8007960679</text:p>
          </table:table-cell>
          <table:table-cell table:formula="of:=POWER([.C2839]-6.75;2)" office:value-type="float" office:value="0.00258024051410145" calcext:value-type="float">
            <text:p>0.0025802405</text:p>
          </table:table-cell>
          <table:table-cell/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6.817026" calcext:value-type="float">
            <text:p>6.817026</text:p>
          </table:table-cell>
          <table:table-cell office:value-type="float" office:value="6.8007096522" calcext:value-type="float">
            <text:p>6.8007096522</text:p>
          </table:table-cell>
          <table:table-cell table:formula="of:=POWER([.C2840]-6.75;2)" office:value-type="float" office:value="0.00257146882624498" calcext:value-type="float">
            <text:p>0.0025714688</text:p>
          </table:table-cell>
          <table:table-cell/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6.819344" calcext:value-type="float">
            <text:p>6.819344</text:p>
          </table:table-cell>
          <table:table-cell office:value-type="float" office:value="6.800607675" calcext:value-type="float">
            <text:p>6.800607675</text:p>
          </table:table-cell>
          <table:table-cell table:formula="of:=POWER([.C2841]-6.75;2)" office:value-type="float" office:value="0.00256113676890564" calcext:value-type="float">
            <text:p>0.0025611368</text:p>
          </table:table-cell>
          <table:table-cell/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6.821657" calcext:value-type="float">
            <text:p>6.821657</text:p>
          </table:table-cell>
          <table:table-cell office:value-type="float" office:value="6.8004898365" calcext:value-type="float">
            <text:p>6.8004898365</text:p>
          </table:table-cell>
          <table:table-cell table:formula="of:=POWER([.C2842]-6.75;2)" office:value-type="float" office:value="0.0025492235897967" calcext:value-type="float">
            <text:p>0.0025492236</text:p>
          </table:table-cell>
          <table:table-cell/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6.823961" calcext:value-type="float">
            <text:p>6.823961</text:p>
          </table:table-cell>
          <table:table-cell office:value-type="float" office:value="6.8003558671" calcext:value-type="float">
            <text:p>6.8003558671</text:p>
          </table:table-cell>
          <table:table-cell table:formula="of:=POWER([.C2843]-6.75;2)" office:value-type="float" office:value="0.0025357133513929" calcext:value-type="float">
            <text:p>0.0025357134</text:p>
          </table:table-cell>
          <table:table-cell/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6.826251" calcext:value-type="float">
            <text:p>6.826251</text:p>
          </table:table-cell>
          <table:table-cell office:value-type="float" office:value="6.8002055159" calcext:value-type="float">
            <text:p>6.8002055159</text:p>
          </table:table-cell>
          <table:table-cell table:formula="of:=POWER([.C2844]-6.75;2)" office:value-type="float" office:value="0.00252059382678516" calcext:value-type="float">
            <text:p>0.0025205938</text:p>
          </table:table-cell>
          <table:table-cell/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6.828522" calcext:value-type="float">
            <text:p>6.828522</text:p>
          </table:table-cell>
          <table:table-cell office:value-type="float" office:value="6.8000385577" calcext:value-type="float">
            <text:p>6.8000385577</text:p>
          </table:table-cell>
          <table:table-cell table:formula="of:=POWER([.C2845]-6.75;2)" office:value-type="float" office:value="0.00250385725669621" calcext:value-type="float">
            <text:p>0.0025038573</text:p>
          </table:table-cell>
          <table:table-cell/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6.830768" calcext:value-type="float">
            <text:p>6.830768</text:p>
          </table:table-cell>
          <table:table-cell office:value-type="float" office:value="6.7998547935" calcext:value-type="float">
            <text:p>6.7998547935</text:p>
          </table:table-cell>
          <table:table-cell table:formula="of:=POWER([.C2846]-6.75;2)" office:value-type="float" office:value="0.00248550043492762" calcext:value-type="float">
            <text:p>0.0024855004</text:p>
          </table:table-cell>
          <table:table-cell/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6.832985" calcext:value-type="float">
            <text:p>6.832985</text:p>
          </table:table-cell>
          <table:table-cell office:value-type="float" office:value="6.7996540584" calcext:value-type="float">
            <text:p>6.7996540584</text:p>
          </table:table-cell>
          <table:table-cell table:formula="of:=POWER([.C2847]-6.75;2)" office:value-type="float" office:value="0.00246552551559059" calcext:value-type="float">
            <text:p>0.0024655255</text:p>
          </table:table-cell>
          <table:table-cell/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6.835166" calcext:value-type="float">
            <text:p>6.835166</text:p>
          </table:table-cell>
          <table:table-cell office:value-type="float" office:value="6.7994362092" calcext:value-type="float">
            <text:p>6.7994362092</text:p>
          </table:table-cell>
          <table:table-cell table:formula="of:=POWER([.C2848]-6.75;2)" office:value-type="float" office:value="0.00244393878006612" calcext:value-type="float">
            <text:p>0.0024439388</text:p>
          </table:table-cell>
          <table:table-cell/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6.837307" calcext:value-type="float">
            <text:p>6.837307</text:p>
          </table:table-cell>
          <table:table-cell office:value-type="float" office:value="6.7992011447" calcext:value-type="float">
            <text:p>6.7992011447</text:p>
          </table:table-cell>
          <table:table-cell table:formula="of:=POWER([.C2849]-6.75;2)" office:value-type="float" office:value="0.0024207526397903" calcext:value-type="float">
            <text:p>0.0024207526</text:p>
          </table:table-cell>
          <table:table-cell/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6.839401" calcext:value-type="float">
            <text:p>6.839401</text:p>
          </table:table-cell>
          <table:table-cell office:value-type="float" office:value="6.7989487881" calcext:value-type="float">
            <text:p>6.7989487881</text:p>
          </table:table-cell>
          <table:table-cell table:formula="of:=POWER([.C2850]-6.75;2)" office:value-type="float" office:value="0.00239598385645867" calcext:value-type="float">
            <text:p>0.0023959839</text:p>
          </table:table-cell>
          <table:table-cell/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6.841444" calcext:value-type="float">
            <text:p>6.841444</text:p>
          </table:table-cell>
          <table:table-cell office:value-type="float" office:value="6.7986791067" calcext:value-type="float">
            <text:p>6.7986791067</text:p>
          </table:table-cell>
          <table:table-cell table:formula="of:=POWER([.C2851]-6.75;2)" office:value-type="float" office:value="0.00236965542910997" calcext:value-type="float">
            <text:p>0.0023696554</text:p>
          </table:table-cell>
          <table:table-cell/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6.843429" calcext:value-type="float">
            <text:p>6.843429</text:p>
          </table:table-cell>
          <table:table-cell office:value-type="float" office:value="6.798392094" calcext:value-type="float">
            <text:p>6.798392094</text:p>
          </table:table-cell>
          <table:table-cell table:formula="of:=POWER([.C2852]-6.75;2)" office:value-type="float" office:value="0.00234179476170488" calcext:value-type="float">
            <text:p>0.0023417948</text:p>
          </table:table-cell>
          <table:table-cell/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6.845352" calcext:value-type="float">
            <text:p>6.845352</text:p>
          </table:table-cell>
          <table:table-cell office:value-type="float" office:value="6.7980877905" calcext:value-type="float">
            <text:p>6.7980877905</text:p>
          </table:table-cell>
          <table:table-cell table:formula="of:=POWER([.C2853]-6.75;2)" office:value-type="float" office:value="0.00231243559517192" calcext:value-type="float">
            <text:p>0.0023124356</text:p>
          </table:table-cell>
          <table:table-cell/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6.847207" calcext:value-type="float">
            <text:p>6.847207</text:p>
          </table:table-cell>
          <table:table-cell office:value-type="float" office:value="6.7977662653" calcext:value-type="float">
            <text:p>6.7977662653</text:p>
          </table:table-cell>
          <table:table-cell table:formula="of:=POWER([.C2854]-6.75;2)" office:value-type="float" office:value="0.00228161610070998" calcext:value-type="float">
            <text:p>0.0022816161</text:p>
          </table:table-cell>
          <table:table-cell/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6.848988" calcext:value-type="float">
            <text:p>6.848988</text:p>
          </table:table-cell>
          <table:table-cell office:value-type="float" office:value="6.7974276301" calcext:value-type="float">
            <text:p>6.7974276301</text:p>
          </table:table-cell>
          <table:table-cell table:formula="of:=POWER([.C2855]-6.75;2)" office:value-type="float" office:value="0.00224938009690239" calcext:value-type="float">
            <text:p>0.0022493801</text:p>
          </table:table-cell>
          <table:table-cell/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6.85069" calcext:value-type="float">
            <text:p>6.85069</text:p>
          </table:table-cell>
          <table:table-cell office:value-type="float" office:value="6.7970720414" calcext:value-type="float">
            <text:p>6.7970720414</text:p>
          </table:table-cell>
          <table:table-cell table:formula="of:=POWER([.C2856]-6.75;2)" office:value-type="float" office:value="0.0022157770815633" calcext:value-type="float">
            <text:p>0.0022157771</text:p>
          </table:table-cell>
          <table:table-cell/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6.852308" calcext:value-type="float">
            <text:p>6.852308</text:p>
          </table:table-cell>
          <table:table-cell office:value-type="float" office:value="6.7966996944" calcext:value-type="float">
            <text:p>6.7966996944</text:p>
          </table:table-cell>
          <table:table-cell table:formula="of:=POWER([.C2857]-6.75;2)" office:value-type="float" office:value="0.00218086145705339" calcext:value-type="float">
            <text:p>0.0021808615</text:p>
          </table:table-cell>
          <table:table-cell/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6.853837" calcext:value-type="float">
            <text:p>6.853837</text:p>
          </table:table-cell>
          <table:table-cell office:value-type="float" office:value="6.7963108252" calcext:value-type="float">
            <text:p>6.7963108252</text:p>
          </table:table-cell>
          <table:table-cell table:formula="of:=POWER([.C2858]-6.75;2)" office:value-type="float" office:value="0.00214469253070495" calcext:value-type="float">
            <text:p>0.0021446925</text:p>
          </table:table-cell>
          <table:table-cell/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6.855272" calcext:value-type="float">
            <text:p>6.855272</text:p>
          </table:table-cell>
          <table:table-cell office:value-type="float" office:value="6.7959057113" calcext:value-type="float">
            <text:p>6.7959057113</text:p>
          </table:table-cell>
          <table:table-cell table:formula="of:=POWER([.C2859]-6.75;2)" office:value-type="float" office:value="0.00210733432995892" calcext:value-type="float">
            <text:p>0.0021073343</text:p>
          </table:table-cell>
          <table:table-cell/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6.856609" calcext:value-type="float">
            <text:p>6.856609</text:p>
          </table:table-cell>
          <table:table-cell office:value-type="float" office:value="6.7954846738" calcext:value-type="float">
            <text:p>6.7954846738</text:p>
          </table:table-cell>
          <table:table-cell table:formula="of:=POWER([.C2860]-6.75;2)" office:value-type="float" office:value="0.00206885555069239" calcext:value-type="float">
            <text:p>0.0020688556</text:p>
          </table:table-cell>
          <table:table-cell/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6.857842" calcext:value-type="float">
            <text:p>6.857842</text:p>
          </table:table-cell>
          <table:table-cell office:value-type="float" office:value="6.7950480714" calcext:value-type="float">
            <text:p>6.7950480714</text:p>
          </table:table-cell>
          <table:table-cell table:formula="of:=POWER([.C2861]-6.75;2)" office:value-type="float" office:value="0.00202932873685951" calcext:value-type="float">
            <text:p>0.0020293287</text:p>
          </table:table-cell>
          <table:table-cell/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6.85897" calcext:value-type="float">
            <text:p>6.85897</text:p>
          </table:table-cell>
          <table:table-cell office:value-type="float" office:value="6.7945963165" calcext:value-type="float">
            <text:p>6.7945963165</text:p>
          </table:table-cell>
          <table:table-cell table:formula="of:=POWER([.C2862]-6.75;2)" office:value-type="float" office:value="0.00198883144536816" calcext:value-type="float">
            <text:p>0.0019888314</text:p>
          </table:table-cell>
          <table:table-cell/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6.859986" calcext:value-type="float">
            <text:p>6.859986</text:p>
          </table:table-cell>
          <table:table-cell office:value-type="float" office:value="6.7941298406" calcext:value-type="float">
            <text:p>6.7941298406</text:p>
          </table:table-cell>
          <table:table-cell table:formula="of:=POWER([.C2863]-6.75;2)" office:value-type="float" office:value="0.00194744283138142" calcext:value-type="float">
            <text:p>0.0019474428</text:p>
          </table:table-cell>
          <table:table-cell/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float" office:value="6.86089" calcext:value-type="float">
            <text:p>6.86089</text:p>
          </table:table-cell>
          <table:table-cell office:value-type="float" office:value="6.7936491387" calcext:value-type="float">
            <text:p>6.7936491387</text:p>
          </table:table-cell>
          <table:table-cell table:formula="of:=POWER([.C2864]-6.75;2)" office:value-type="float" office:value="0.00190524730925186" calcext:value-type="float">
            <text:p>0.0019052473</text:p>
          </table:table-cell>
          <table:table-cell/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6.861677" calcext:value-type="float">
            <text:p>6.861677</text:p>
          </table:table-cell>
          <table:table-cell office:value-type="float" office:value="6.7931547206" calcext:value-type="float">
            <text:p>6.7931547206</text:p>
          </table:table-cell>
          <table:table-cell table:formula="of:=POWER([.C2865]-6.75;2)" office:value-type="float" office:value="0.00186232991006411" calcext:value-type="float">
            <text:p>0.0018623299</text:p>
          </table:table-cell>
          <table:table-cell/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6.862347" calcext:value-type="float">
            <text:p>6.862347</text:p>
          </table:table-cell>
          <table:table-cell office:value-type="float" office:value="6.7926471481" calcext:value-type="float">
            <text:p>6.7926471481</text:p>
          </table:table-cell>
          <table:table-cell table:formula="of:=POWER([.C2866]-6.75;2)" office:value-type="float" office:value="0.00181877924106336" calcext:value-type="float">
            <text:p>0.0018187792</text:p>
          </table:table-cell>
          <table:table-cell/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6.862897" calcext:value-type="float">
            <text:p>6.862897</text:p>
          </table:table-cell>
          <table:table-cell office:value-type="float" office:value="6.792127" calcext:value-type="float">
            <text:p>6.792127</text:p>
          </table:table-cell>
          <table:table-cell table:formula="of:=POWER([.C2867]-6.75;2)" office:value-type="float" office:value="0.00177468412899998" calcext:value-type="float">
            <text:p>0.0017746841</text:p>
          </table:table-cell>
          <table:table-cell/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6.863327" calcext:value-type="float">
            <text:p>6.863327</text:p>
          </table:table-cell>
          <table:table-cell office:value-type="float" office:value="6.7915948947" calcext:value-type="float">
            <text:p>6.7915948947</text:p>
          </table:table-cell>
          <table:table-cell table:formula="of:=POWER([.C2868]-6.75;2)" office:value-type="float" office:value="0.00173013526510411" calcext:value-type="float">
            <text:p>0.0017301353</text:p>
          </table:table-cell>
          <table:table-cell/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6.863637" calcext:value-type="float">
            <text:p>6.863637</text:p>
          </table:table-cell>
          <table:table-cell office:value-type="float" office:value="6.7910514697" calcext:value-type="float">
            <text:p>6.7910514697</text:p>
          </table:table-cell>
          <table:table-cell table:formula="of:=POWER([.C2869]-6.75;2)" office:value-type="float" office:value="0.00168522316453003" calcext:value-type="float">
            <text:p>0.0016852232</text:p>
          </table:table-cell>
          <table:table-cell/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6.863827" calcext:value-type="float">
            <text:p>6.863827</text:p>
          </table:table-cell>
          <table:table-cell office:value-type="float" office:value="6.7904973817" calcext:value-type="float">
            <text:p>6.7904973817</text:p>
          </table:table-cell>
          <table:table-cell table:formula="of:=POWER([.C2870]-6.75;2)" office:value-type="float" office:value="0.00164003792455548" calcext:value-type="float">
            <text:p>0.0016400379</text:p>
          </table:table-cell>
          <table:table-cell/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6.863899" calcext:value-type="float">
            <text:p>6.863899</text:p>
          </table:table-cell>
          <table:table-cell office:value-type="float" office:value="6.7899333077" calcext:value-type="float">
            <text:p>6.7899333077</text:p>
          </table:table-cell>
          <table:table-cell table:formula="of:=POWER([.C2871]-6.75;2)" office:value-type="float" office:value="0.00159466906386289" calcext:value-type="float">
            <text:p>0.0015946691</text:p>
          </table:table-cell>
          <table:table-cell/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6.863856" calcext:value-type="float">
            <text:p>6.863856</text:p>
          </table:table-cell>
          <table:table-cell office:value-type="float" office:value="6.7893599302" calcext:value-type="float">
            <text:p>6.7893599302</text:p>
          </table:table-cell>
          <table:table-cell table:formula="of:=POWER([.C2872]-6.75;2)" office:value-type="float" office:value="0.00154920410534886" calcext:value-type="float">
            <text:p>0.0015492041</text:p>
          </table:table-cell>
          <table:table-cell/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6.8637" calcext:value-type="float">
            <text:p>6.8637</text:p>
          </table:table-cell>
          <table:table-cell office:value-type="float" office:value="6.7887779297" calcext:value-type="float">
            <text:p>6.7887779297</text:p>
          </table:table-cell>
          <table:table-cell table:formula="of:=POWER([.C2873]-6.75;2)" office:value-type="float" office:value="0.00150372783181815" calcext:value-type="float">
            <text:p>0.0015037278</text:p>
          </table:table-cell>
          <table:table-cell/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6.863435" calcext:value-type="float">
            <text:p>6.863435</text:p>
          </table:table-cell>
          <table:table-cell office:value-type="float" office:value="6.7881879921" calcext:value-type="float">
            <text:p>6.7881879921</text:p>
          </table:table-cell>
          <table:table-cell table:formula="of:=POWER([.C2874]-6.75;2)" office:value-type="float" office:value="0.00145832274062967" calcext:value-type="float">
            <text:p>0.0014583227</text:p>
          </table:table-cell>
          <table:table-cell/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6.863066" calcext:value-type="float">
            <text:p>6.863066</text:p>
          </table:table-cell>
          <table:table-cell office:value-type="float" office:value="6.7875907937" calcext:value-type="float">
            <text:p>6.7875907937</text:p>
          </table:table-cell>
          <table:table-cell table:formula="of:=POWER([.C2875]-6.75;2)" office:value-type="float" office:value="0.00141306777099594" calcext:value-type="float">
            <text:p>0.0014130678</text:p>
          </table:table-cell>
          <table:table-cell/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6.862599" calcext:value-type="float">
            <text:p>6.862599</text:p>
          </table:table-cell>
          <table:table-cell office:value-type="float" office:value="6.786986992" calcext:value-type="float">
            <text:p>6.786986992</text:p>
          </table:table-cell>
          <table:table-cell table:formula="of:=POWER([.C2876]-6.75;2)" office:value-type="float" office:value="0.00136803757720807" calcext:value-type="float">
            <text:p>0.0013680376</text:p>
          </table:table-cell>
          <table:table-cell/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6.862039" calcext:value-type="float">
            <text:p>6.862039</text:p>
          </table:table-cell>
          <table:table-cell office:value-type="float" office:value="6.7863772177" calcext:value-type="float">
            <text:p>6.7863772177</text:p>
          </table:table-cell>
          <table:table-cell table:formula="of:=POWER([.C2877]-6.75;2)" office:value-type="float" office:value="0.0013233019675932" calcext:value-type="float">
            <text:p>0.001323302</text:p>
          </table:table-cell>
          <table:table-cell/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6.861395" calcext:value-type="float">
            <text:p>6.861395</text:p>
          </table:table-cell>
          <table:table-cell office:value-type="float" office:value="6.7857620813" calcext:value-type="float">
            <text:p>6.7857620813</text:p>
          </table:table-cell>
          <table:table-cell table:formula="of:=POWER([.C2878]-6.75;2)" office:value-type="float" office:value="0.00127892645890779" calcext:value-type="float">
            <text:p>0.0012789265</text:p>
          </table:table-cell>
          <table:table-cell/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6.860674" calcext:value-type="float">
            <text:p>6.860674</text:p>
          </table:table-cell>
          <table:table-cell office:value-type="float" office:value="6.7851421393" calcext:value-type="float">
            <text:p>6.7851421393</text:p>
          </table:table-cell>
          <table:table-cell table:formula="of:=POWER([.C2879]-6.75;2)" office:value-type="float" office:value="0.00123496995458057" calcext:value-type="float">
            <text:p>0.00123497</text:p>
          </table:table-cell>
          <table:table-cell/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6.859883" calcext:value-type="float">
            <text:p>6.859883</text:p>
          </table:table-cell>
          <table:table-cell office:value-type="float" office:value="6.7845179091" calcext:value-type="float">
            <text:p>6.7845179091</text:p>
          </table:table-cell>
          <table:table-cell table:formula="of:=POWER([.C2880]-6.75;2)" office:value-type="float" office:value="0.00119148604863585" calcext:value-type="float">
            <text:p>0.001191486</text:p>
          </table:table-cell>
          <table:table-cell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6.859033" calcext:value-type="float">
            <text:p>6.859033</text:p>
          </table:table-cell>
          <table:table-cell office:value-type="float" office:value="6.7838898667" calcext:value-type="float">
            <text:p>6.7838898667</text:p>
          </table:table-cell>
          <table:table-cell table:formula="of:=POWER([.C2881]-6.75;2)" office:value-type="float" office:value="0.00114852306494377" calcext:value-type="float">
            <text:p>0.0011485231</text:p>
          </table:table-cell>
          <table:table-cell/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6.858132" calcext:value-type="float">
            <text:p>6.858132</text:p>
          </table:table-cell>
          <table:table-cell office:value-type="float" office:value="6.7832584118" calcext:value-type="float">
            <text:p>6.7832584118</text:p>
          </table:table-cell>
          <table:table-cell table:formula="of:=POWER([.C2882]-6.75;2)" office:value-type="float" office:value="0.0011061219554584" calcext:value-type="float">
            <text:p>0.001106122</text:p>
          </table:table-cell>
          <table:table-cell/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6.857189" calcext:value-type="float">
            <text:p>6.857189</text:p>
          </table:table-cell>
          <table:table-cell office:value-type="float" office:value="6.7826238898" calcext:value-type="float">
            <text:p>6.7826238898</text:p>
          </table:table-cell>
          <table:table-cell table:formula="of:=POWER([.C2883]-6.75;2)" office:value-type="float" office:value="0.00106431818568254" calcext:value-type="float">
            <text:p>0.0010643182</text:p>
          </table:table-cell>
          <table:table-cell/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6.856215" calcext:value-type="float">
            <text:p>6.856215</text:p>
          </table:table-cell>
          <table:table-cell office:value-type="float" office:value="6.7819865812" calcext:value-type="float">
            <text:p>6.7819865812</text:p>
          </table:table-cell>
          <table:table-cell table:formula="of:=POWER([.C2884]-6.75;2)" office:value-type="float" office:value="0.00102314137686419" calcext:value-type="float">
            <text:p>0.0010231414</text:p>
          </table:table-cell>
          <table:table-cell/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6.85522" calcext:value-type="float">
            <text:p>6.85522</text:p>
          </table:table-cell>
          <table:table-cell office:value-type="float" office:value="6.781346681" calcext:value-type="float">
            <text:p>6.781346681</text:p>
          </table:table-cell>
          <table:table-cell table:formula="of:=POWER([.C2885]-6.75;2)" office:value-type="float" office:value="0.000982614409715792" calcext:value-type="float">
            <text:p>0.0009826144</text:p>
          </table:table-cell>
          <table:table-cell/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6.854213" calcext:value-type="float">
            <text:p>6.854213</text:p>
          </table:table-cell>
          <table:table-cell office:value-type="float" office:value="6.7807043043" calcext:value-type="float">
            <text:p>6.7807043043</text:p>
          </table:table-cell>
          <table:table-cell table:formula="of:=POWER([.C2886]-6.75;2)" office:value-type="float" office:value="0.000942754302547021" calcext:value-type="float">
            <text:p>0.0009427543</text:p>
          </table:table-cell>
          <table:table-cell/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6.853204" calcext:value-type="float">
            <text:p>6.853204</text:p>
          </table:table-cell>
          <table:table-cell office:value-type="float" office:value="6.7800594912" calcext:value-type="float">
            <text:p>6.7800594912</text:p>
          </table:table-cell>
          <table:table-cell table:formula="of:=POWER([.C2887]-6.75;2)" office:value-type="float" office:value="0.000903573011202895" calcext:value-type="float">
            <text:p>0.000903573</text:p>
          </table:table-cell>
          <table:table-cell/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6.852203" calcext:value-type="float">
            <text:p>6.852203</text:p>
          </table:table-cell>
          <table:table-cell office:value-type="float" office:value="6.7794121947" calcext:value-type="float">
            <text:p>6.7794121947</text:p>
          </table:table-cell>
          <table:table-cell table:formula="of:=POWER([.C2888]-6.75;2)" office:value-type="float" office:value="0.000865077197070702" calcext:value-type="float">
            <text:p>0.0008650772</text:p>
          </table:table-cell>
          <table:table-cell/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6.851218" calcext:value-type="float">
            <text:p>6.851218</text:p>
          </table:table-cell>
          <table:table-cell office:value-type="float" office:value="6.7787622768" calcext:value-type="float">
            <text:p>6.7787622768</text:p>
          </table:table-cell>
          <table:table-cell table:formula="of:=POWER([.C2889]-6.75;2)" office:value-type="float" office:value="0.00082726856671983" calcext:value-type="float">
            <text:p>0.0008272686</text:p>
          </table:table-cell>
          <table:table-cell/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6.850259" calcext:value-type="float">
            <text:p>6.850259</text:p>
          </table:table-cell>
          <table:table-cell office:value-type="float" office:value="6.7781095225" calcext:value-type="float">
            <text:p>6.7781095225</text:p>
          </table:table-cell>
          <table:table-cell table:formula="of:=POWER([.C2890]-6.75;2)" office:value-type="float" office:value="0.000790145255178024" calcext:value-type="float">
            <text:p>0.0007901453</text:p>
          </table:table-cell>
          <table:table-cell/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6.849333" calcext:value-type="float">
            <text:p>6.849333</text:p>
          </table:table-cell>
          <table:table-cell office:value-type="float" office:value="6.7774536182" calcext:value-type="float">
            <text:p>6.7774536182</text:p>
          </table:table-cell>
          <table:table-cell table:formula="of:=POWER([.C2891]-6.75;2)" office:value-type="float" office:value="0.000753701152271373" calcext:value-type="float">
            <text:p>0.0007537012</text:p>
          </table:table-cell>
          <table:table-cell/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6.848447" calcext:value-type="float">
            <text:p>6.848447</text:p>
          </table:table-cell>
          <table:table-cell office:value-type="float" office:value="6.7767941743" calcext:value-type="float">
            <text:p>6.7767941743</text:p>
          </table:table-cell>
          <table:table-cell table:formula="of:=POWER([.C2892]-6.75;2)" office:value-type="float" office:value="0.000717927776418779" calcext:value-type="float">
            <text:p>0.0007179278</text:p>
          </table:table-cell>
          <table:table-cell/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6.847607" calcext:value-type="float">
            <text:p>6.847607</text:p>
          </table:table-cell>
          <table:table-cell office:value-type="float" office:value="6.7761307222" calcext:value-type="float">
            <text:p>6.7761307222</text:p>
          </table:table-cell>
          <table:table-cell table:formula="of:=POWER([.C2893]-6.75;2)" office:value-type="float" office:value="0.00068281464269355" calcext:value-type="float">
            <text:p>0.0006828146</text:p>
          </table:table-cell>
          <table:table-cell/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6.84682" calcext:value-type="float">
            <text:p>6.84682</text:p>
          </table:table-cell>
          <table:table-cell office:value-type="float" office:value="6.7754627196" calcext:value-type="float">
            <text:p>6.7754627196</text:p>
          </table:table-cell>
          <table:table-cell table:formula="of:=POWER([.C2894]-6.75;2)" office:value-type="float" office:value="0.000648350089428231" calcext:value-type="float">
            <text:p>0.0006483501</text:p>
          </table:table-cell>
          <table:table-cell/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6.846088" calcext:value-type="float">
            <text:p>6.846088</text:p>
          </table:table-cell>
          <table:table-cell office:value-type="float" office:value="6.7747895377" calcext:value-type="float">
            <text:p>6.7747895377</text:p>
          </table:table-cell>
          <table:table-cell table:formula="of:=POWER([.C2895]-6.75;2)" office:value-type="float" office:value="0.000614521179379734" calcext:value-type="float">
            <text:p>0.0006145212</text:p>
          </table:table-cell>
          <table:table-cell/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6.845416" calcext:value-type="float">
            <text:p>6.845416</text:p>
          </table:table-cell>
          <table:table-cell office:value-type="float" office:value="6.7741105048" calcext:value-type="float">
            <text:p>6.7741105048</text:p>
          </table:table-cell>
          <table:table-cell table:formula="of:=POWER([.C2896]-6.75;2)" office:value-type="float" office:value="0.000581316441710839" calcext:value-type="float">
            <text:p>0.0005813164</text:p>
          </table:table-cell>
          <table:table-cell/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6.844806" calcext:value-type="float">
            <text:p>6.844806</text:p>
          </table:table-cell>
          <table:table-cell office:value-type="float" office:value="6.773424875" calcext:value-type="float">
            <text:p>6.773424875</text:p>
          </table:table-cell>
          <table:table-cell table:formula="of:=POWER([.C2897]-6.75;2)" office:value-type="float" office:value="0.00054872476876562" calcext:value-type="float">
            <text:p>0.0005487248</text:p>
          </table:table-cell>
          <table:table-cell/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6.844258" calcext:value-type="float">
            <text:p>6.844258</text:p>
          </table:table-cell>
          <table:table-cell office:value-type="float" office:value="6.7727318544" calcext:value-type="float">
            <text:p>6.7727318544</text:p>
          </table:table-cell>
          <table:table-cell table:formula="of:=POWER([.C2898]-6.75;2)" office:value-type="float" office:value="0.000516737204462796" calcext:value-type="float">
            <text:p>0.0005167372</text:p>
          </table:table-cell>
          <table:table-cell/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6.843772" calcext:value-type="float">
            <text:p>6.843772</text:p>
          </table:table-cell>
          <table:table-cell office:value-type="float" office:value="6.7720306176" calcext:value-type="float">
            <text:p>6.7720306176</text:p>
          </table:table-cell>
          <table:table-cell table:formula="of:=POWER([.C2899]-6.75;2)" office:value-type="float" office:value="0.00048534811183745" calcext:value-type="float">
            <text:p>0.0004853481</text:p>
          </table:table-cell>
          <table:table-cell/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6.843348" calcext:value-type="float">
            <text:p>6.843348</text:p>
          </table:table-cell>
          <table:table-cell office:value-type="float" office:value="6.7713203069" calcext:value-type="float">
            <text:p>6.7713203069</text:p>
          </table:table-cell>
          <table:table-cell table:formula="of:=POWER([.C2900]-6.75;2)" office:value-type="float" office:value="0.000454555486310182" calcext:value-type="float">
            <text:p>0.0004545555</text:p>
          </table:table-cell>
          <table:table-cell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6.842982" calcext:value-type="float">
            <text:p>6.842982</text:p>
          </table:table-cell>
          <table:table-cell office:value-type="float" office:value="6.77060003" calcext:value-type="float">
            <text:p>6.77060003</text:p>
          </table:table-cell>
          <table:table-cell table:formula="of:=POWER([.C2901]-6.75;2)" office:value-type="float" office:value="0.000424361236000891" calcext:value-type="float">
            <text:p>0.0004243612</text:p>
          </table:table-cell>
          <table:table-cell/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6.842671" calcext:value-type="float">
            <text:p>6.842671</text:p>
          </table:table-cell>
          <table:table-cell office:value-type="float" office:value="6.769868899" calcext:value-type="float">
            <text:p>6.769868899</text:p>
          </table:table-cell>
          <table:table-cell table:formula="of:=POWER([.C2902]-6.75;2)" office:value-type="float" office:value="0.000394773147472218" calcext:value-type="float">
            <text:p>0.0003947731</text:p>
          </table:table-cell>
          <table:table-cell/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6.842411" calcext:value-type="float">
            <text:p>6.842411</text:p>
          </table:table-cell>
          <table:table-cell office:value-type="float" office:value="6.7691260204" calcext:value-type="float">
            <text:p>6.7691260204</text:p>
          </table:table-cell>
          <table:table-cell table:formula="of:=POWER([.C2903]-6.75;2)" office:value-type="float" office:value="0.000365804656341212" calcext:value-type="float">
            <text:p>0.0003658047</text:p>
          </table:table-cell>
          <table:table-cell/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6.842195" calcext:value-type="float">
            <text:p>6.842195</text:p>
          </table:table-cell>
          <table:table-cell office:value-type="float" office:value="6.7683705052" calcext:value-type="float">
            <text:p>6.7683705052</text:p>
          </table:table-cell>
          <table:table-cell table:formula="of:=POWER([.C2904]-6.75;2)" office:value-type="float" office:value="0.000337475461303229" calcext:value-type="float">
            <text:p>0.0003374755</text:p>
          </table:table-cell>
          <table:table-cell/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6.842018" calcext:value-type="float">
            <text:p>6.842018</text:p>
          </table:table-cell>
          <table:table-cell office:value-type="float" office:value="6.7676015" calcext:value-type="float">
            <text:p>6.7676015</text:p>
          </table:table-cell>
          <table:table-cell table:formula="of:=POWER([.C2905]-6.75;2)" office:value-type="float" office:value="0.000309812802249986" calcext:value-type="float">
            <text:p>0.0003098128</text:p>
          </table:table-cell>
          <table:table-cell/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6.841872" calcext:value-type="float">
            <text:p>6.841872</text:p>
          </table:table-cell>
          <table:table-cell office:value-type="float" office:value="6.7668181684" calcext:value-type="float">
            <text:p>6.7668181684</text:p>
          </table:table-cell>
          <table:table-cell table:formula="of:=POWER([.C2906]-6.75;2)" office:value-type="float" office:value="0.000282850788330772" calcext:value-type="float">
            <text:p>0.0002828508</text:p>
          </table:table-cell>
          <table:table-cell/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6.841749" calcext:value-type="float">
            <text:p>6.841749</text:p>
          </table:table-cell>
          <table:table-cell office:value-type="float" office:value="6.7660197234" calcext:value-type="float">
            <text:p>6.7660197234</text:p>
          </table:table-cell>
          <table:table-cell table:formula="of:=POWER([.C2907]-6.75;2)" office:value-type="float" office:value="0.000256631537812519" calcext:value-type="float">
            <text:p>0.0002566315</text:p>
          </table:table-cell>
          <table:table-cell/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6.841641" calcext:value-type="float">
            <text:p>6.841641</text:p>
          </table:table-cell>
          <table:table-cell office:value-type="float" office:value="6.7652054301" calcext:value-type="float">
            <text:p>6.7652054301</text:p>
          </table:table-cell>
          <table:table-cell table:formula="of:=POWER([.C2908]-6.75;2)" office:value-type="float" office:value="0.000231205104525985" calcext:value-type="float">
            <text:p>0.0002312051</text:p>
          </table:table-cell>
          <table:table-cell/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6.841539" calcext:value-type="float">
            <text:p>6.841539</text:p>
          </table:table-cell>
          <table:table-cell office:value-type="float" office:value="6.7643746087" calcext:value-type="float">
            <text:p>6.7643746087</text:p>
          </table:table-cell>
          <table:table-cell table:formula="of:=POWER([.C2909]-6.75;2)" office:value-type="float" office:value="0.000206629375278111" calcext:value-type="float">
            <text:p>0.0002066294</text:p>
          </table:table-cell>
          <table:table-cell/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6.841433" calcext:value-type="float">
            <text:p>6.841433</text:p>
          </table:table-cell>
          <table:table-cell office:value-type="float" office:value="6.7635266484" calcext:value-type="float">
            <text:p>6.7635266484</text:p>
          </table:table-cell>
          <table:table-cell table:formula="of:=POWER([.C2910]-6.75;2)" office:value-type="float" office:value="0.000182970216937224" calcext:value-type="float">
            <text:p>0.0001829702</text:p>
          </table:table-cell>
          <table:table-cell/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6.841314" calcext:value-type="float">
            <text:p>6.841314</text:p>
          </table:table-cell>
          <table:table-cell office:value-type="float" office:value="6.7626610222" calcext:value-type="float">
            <text:p>6.7626610222</text:p>
          </table:table-cell>
          <table:table-cell table:formula="of:=POWER([.C2911]-6.75;2)" office:value-type="float" office:value="0.000160301483148884" calcext:value-type="float">
            <text:p>0.0001603015</text:p>
          </table:table-cell>
          <table:table-cell/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6.841172" calcext:value-type="float">
            <text:p>6.841172</text:p>
          </table:table-cell>
          <table:table-cell office:value-type="float" office:value="6.7617772809" calcext:value-type="float">
            <text:p>6.7617772809</text:p>
          </table:table-cell>
          <table:table-cell table:formula="of:=POWER([.C2912]-6.75;2)" office:value-type="float" office:value="0.000138704345397517" calcext:value-type="float">
            <text:p>0.0001387043</text:p>
          </table:table-cell>
          <table:table-cell/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6.840998" calcext:value-type="float">
            <text:p>6.840998</text:p>
          </table:table-cell>
          <table:table-cell office:value-type="float" office:value="6.7608750682" calcext:value-type="float">
            <text:p>6.7608750682</text:p>
          </table:table-cell>
          <table:table-cell table:formula="of:=POWER([.C2913]-6.75;2)" office:value-type="float" office:value="0.000118267108354648" calcext:value-type="float">
            <text:p>0.0001182671</text:p>
          </table:table-cell>
          <table:table-cell/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float" office:value="6.840784" calcext:value-type="float">
            <text:p>6.840784</text:p>
          </table:table-cell>
          <table:table-cell office:value-type="float" office:value="6.7599541149" calcext:value-type="float">
            <text:p>6.7599541149</text:p>
          </table:table-cell>
          <table:table-cell table:formula="of:=POWER([.C2914]-6.75;2)" office:value-type="float" office:value="0.000099084403442406" calcext:value-type="float">
            <text:p>9.9084403442406E-005</text:p>
          </table:table-cell>
          <table:table-cell/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6.840519" calcext:value-type="float">
            <text:p>6.840519</text:p>
          </table:table-cell>
          <table:table-cell office:value-type="float" office:value="6.7590142326" calcext:value-type="float">
            <text:p>6.7590142326</text:p>
          </table:table-cell>
          <table:table-cell table:formula="of:=POWER([.C2915]-6.75;2)" office:value-type="float" office:value="0.0000812563893669068" calcext:value-type="float">
            <text:p>8.12563893669068E-005</text:p>
          </table:table-cell>
          <table:table-cell/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6.840196" calcext:value-type="float">
            <text:p>6.840196</text:p>
          </table:table-cell>
          <table:table-cell office:value-type="float" office:value="6.7580553529" calcext:value-type="float">
            <text:p>6.7580553529</text:p>
          </table:table-cell>
          <table:table-cell table:formula="of:=POWER([.C2916]-6.75;2)" office:value-type="float" office:value="0.0000648887103435318" calcext:value-type="float">
            <text:p>6.48887103435318E-005</text:p>
          </table:table-cell>
          <table:table-cell/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6.839807" calcext:value-type="float">
            <text:p>6.839807</text:p>
          </table:table-cell>
          <table:table-cell office:value-type="float" office:value="6.7570774881" calcext:value-type="float">
            <text:p>6.7570774881</text:p>
          </table:table-cell>
          <table:table-cell table:formula="of:=POWER([.C2917]-6.75;2)" office:value-type="float" office:value="0.0000500908378056444" calcext:value-type="float">
            <text:p>5.00908378056444E-005</text:p>
          </table:table-cell>
          <table:table-cell/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6.839344" calcext:value-type="float">
            <text:p>6.839344</text:p>
          </table:table-cell>
          <table:table-cell office:value-type="float" office:value="6.756080747" calcext:value-type="float">
            <text:p>6.756080747</text:p>
          </table:table-cell>
          <table:table-cell table:formula="of:=POWER([.C2918]-6.75;2)" office:value-type="float" office:value="0.0000369754840780137" calcext:value-type="float">
            <text:p>3.69754840780137E-005</text:p>
          </table:table-cell>
          <table:table-cell/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float" office:value="6.838802" calcext:value-type="float">
            <text:p>6.838802</text:p>
          </table:table-cell>
          <table:table-cell office:value-type="float" office:value="6.7550653415" calcext:value-type="float">
            <text:p>6.7550653415</text:p>
          </table:table-cell>
          <table:table-cell table:formula="of:=POWER([.C2919]-6.75;2)" office:value-type="float" office:value="0.0000256576845116215" calcext:value-type="float">
            <text:p>2.56576845116215E-005</text:p>
          </table:table-cell>
          <table:table-cell/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6.838174" calcext:value-type="float">
            <text:p>6.838174</text:p>
          </table:table-cell>
          <table:table-cell office:value-type="float" office:value="6.7540315556" calcext:value-type="float">
            <text:p>6.7540315556</text:p>
          </table:table-cell>
          <table:table-cell table:formula="of:=POWER([.C2920]-6.75;2)" office:value-type="float" office:value="0.0000162534405558924" calcext:value-type="float">
            <text:p>1.62534405558924E-005</text:p>
          </table:table-cell>
          <table:table-cell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6.837456" calcext:value-type="float">
            <text:p>6.837456</text:p>
          </table:table-cell>
          <table:table-cell office:value-type="float" office:value="6.752979775" calcext:value-type="float">
            <text:p>6.752979775</text:p>
          </table:table-cell>
          <table:table-cell table:formula="of:=POWER([.C2921]-6.75;2)" office:value-type="float" office:value="0.00000887905905062511" calcext:value-type="float">
            <text:p>8.87905905062511E-006</text:p>
          </table:table-cell>
          <table:table-cell/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6.836644" calcext:value-type="float">
            <text:p>6.836644</text:p>
          </table:table-cell>
          <table:table-cell office:value-type="float" office:value="6.7519104557" calcext:value-type="float">
            <text:p>6.7519104557</text:p>
          </table:table-cell>
          <table:table-cell table:formula="of:=POWER([.C2922]-6.75;2)" office:value-type="float" office:value="0.00000364984098166263" calcext:value-type="float">
            <text:p>3.64984098166263E-006</text:p>
          </table:table-cell>
          <table:table-cell/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6.835735" calcext:value-type="float">
            <text:p>6.835735</text:p>
          </table:table-cell>
          <table:table-cell office:value-type="float" office:value="6.7508241282" calcext:value-type="float">
            <text:p>6.7508241282</text:p>
          </table:table-cell>
          <table:table-cell table:formula="of:=POWER([.C2923]-6.75;2)" office:value-type="float" office:value="0.000000679187290034685" calcext:value-type="float">
            <text:p>6.79187290034685E-007</text:p>
          </table:table-cell>
          <table:table-cell/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6.834728" calcext:value-type="float">
            <text:p>6.834728</text:p>
          </table:table-cell>
          <table:table-cell office:value-type="float" office:value="6.7497213896" calcext:value-type="float">
            <text:p>6.7497213896</text:p>
          </table:table-cell>
          <table:table-cell table:formula="of:=POWER([.C2924]-6.75;2)" office:value-type="float" office:value="0.0000000776237549879689" calcext:value-type="float">
            <text:p>7.76237549879689E-008</text:p>
          </table:table-cell>
          <table:table-cell/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6.833621" calcext:value-type="float">
            <text:p>6.833621</text:p>
          </table:table-cell>
          <table:table-cell office:value-type="float" office:value="6.7486028816" calcext:value-type="float">
            <text:p>6.7486028816</text:p>
          </table:table-cell>
          <table:table-cell table:formula="of:=POWER([.C2925]-6.75;2)" office:value-type="float" office:value="0.00000195193982361827" calcext:value-type="float">
            <text:p>1.95193982361827E-006</text:p>
          </table:table-cell>
          <table:table-cell/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6.832414" calcext:value-type="float">
            <text:p>6.832414</text:p>
          </table:table-cell>
          <table:table-cell office:value-type="float" office:value="6.7474693067" calcext:value-type="float">
            <text:p>6.7474693067</text:p>
          </table:table-cell>
          <table:table-cell table:formula="of:=POWER([.C2926]-6.75;2)" office:value-type="float" office:value="0.00000640440857866375" calcext:value-type="float">
            <text:p>6.40440857866375E-006</text:p>
          </table:table-cell>
          <table:table-cell/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float" office:value="6.83111" calcext:value-type="float">
            <text:p>6.83111</text:p>
          </table:table-cell>
          <table:table-cell office:value-type="float" office:value="6.7463214054" calcext:value-type="float">
            <text:p>6.7463214054</text:p>
          </table:table-cell>
          <table:table-cell table:formula="of:=POWER([.C2927]-6.75;2)" office:value-type="float" office:value="0.0000135320582311506" calcext:value-type="float">
            <text:p>1.35320582311506E-005</text:p>
          </table:table-cell>
          <table:table-cell/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6.829708" calcext:value-type="float">
            <text:p>6.829708</text:p>
          </table:table-cell>
          <table:table-cell office:value-type="float" office:value="6.7451599178" calcext:value-type="float">
            <text:p>6.7451599178</text:p>
          </table:table-cell>
          <table:table-cell table:formula="of:=POWER([.C2928]-6.75;2)" office:value-type="float" office:value="0.0000234263957027599" calcext:value-type="float">
            <text:p>2.34263957027599E-005</text:p>
          </table:table-cell>
          <table:table-cell/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6.828213" calcext:value-type="float">
            <text:p>6.828213</text:p>
          </table:table-cell>
          <table:table-cell office:value-type="float" office:value="6.7439856389" calcext:value-type="float">
            <text:p>6.7439856389</text:p>
          </table:table-cell>
          <table:table-cell table:formula="of:=POWER([.C2929]-6.75;2)" office:value-type="float" office:value="0.0000361725394411943" calcext:value-type="float">
            <text:p>3.61725394411943E-005</text:p>
          </table:table-cell>
          <table:table-cell/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6.826627" calcext:value-type="float">
            <text:p>6.826627</text:p>
          </table:table-cell>
          <table:table-cell office:value-type="float" office:value="6.742799338" calcext:value-type="float">
            <text:p>6.742799338</text:p>
          </table:table-cell>
          <table:table-cell table:formula="of:=POWER([.C2930]-6.75;2)" office:value-type="float" office:value="0.0000518495332382411" calcext:value-type="float">
            <text:p>5.18495332382411E-005</text:p>
          </table:table-cell>
          <table:table-cell/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6.824955" calcext:value-type="float">
            <text:p>6.824955</text:p>
          </table:table-cell>
          <table:table-cell office:value-type="float" office:value="6.7416018" calcext:value-type="float">
            <text:p>6.7416018</text:p>
          </table:table-cell>
          <table:table-cell table:formula="of:=POWER([.C2931]-6.75;2)" office:value-type="float" office:value="0.0000705297632400041" calcext:value-type="float">
            <text:p>7.05297632400041E-005</text:p>
          </table:table-cell>
          <table:table-cell/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6.823201" calcext:value-type="float">
            <text:p>6.823201</text:p>
          </table:table-cell>
          <table:table-cell office:value-type="float" office:value="6.7403937826" calcext:value-type="float">
            <text:p>6.7403937826</text:p>
          </table:table-cell>
          <table:table-cell table:formula="of:=POWER([.C2932]-6.75;2)" office:value-type="float" office:value="0.0000922794127360629" calcext:value-type="float">
            <text:p>9.22794127360629E-005</text:p>
          </table:table-cell>
          <table:table-cell/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6.82137" calcext:value-type="float">
            <text:p>6.82137</text:p>
          </table:table-cell>
          <table:table-cell office:value-type="float" office:value="6.7391760294" calcext:value-type="float">
            <text:p>6.7391760294</text:p>
          </table:table-cell>
          <table:table-cell table:formula="of:=POWER([.C2933]-6.75;2)" office:value-type="float" office:value="0.000117158339549659" calcext:value-type="float">
            <text:p>0.0001171583</text:p>
          </table:table-cell>
          <table:table-cell/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6.819468" calcext:value-type="float">
            <text:p>6.819468</text:p>
          </table:table-cell>
          <table:table-cell office:value-type="float" office:value="6.7379492537" calcext:value-type="float">
            <text:p>6.7379492537</text:p>
          </table:table-cell>
          <table:table-cell table:formula="of:=POWER([.C2934]-6.75;2)" office:value-type="float" office:value="0.000145220486386962" calcext:value-type="float">
            <text:p>0.0001452205</text:p>
          </table:table-cell>
          <table:table-cell/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6.8175" calcext:value-type="float">
            <text:p>6.8175</text:p>
          </table:table-cell>
          <table:table-cell office:value-type="float" office:value="6.7367141212" calcext:value-type="float">
            <text:p>6.7367141212</text:p>
          </table:table-cell>
          <table:table-cell table:formula="of:=POWER([.C2935]-6.75;2)" office:value-type="float" office:value="0.00017651457548828" calcext:value-type="float">
            <text:p>0.0001765146</text:p>
          </table:table-cell>
          <table:table-cell/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6.815472" calcext:value-type="float">
            <text:p>6.815472</text:p>
          </table:table-cell>
          <table:table-cell office:value-type="float" office:value="6.7354712615" calcext:value-type="float">
            <text:p>6.7354712615</text:p>
          </table:table-cell>
          <table:table-cell table:formula="of:=POWER([.C2936]-6.75;2)" office:value-type="float" office:value="0.000211084242401386" calcext:value-type="float">
            <text:p>0.0002110842</text:p>
          </table:table-cell>
          <table:table-cell/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6.813391" calcext:value-type="float">
            <text:p>6.813391</text:p>
          </table:table-cell>
          <table:table-cell office:value-type="float" office:value="6.73422125" calcext:value-type="float">
            <text:p>6.73422125</text:p>
          </table:table-cell>
          <table:table-cell table:formula="of:=POWER([.C2937]-6.75;2)" office:value-type="float" office:value="0.000248968951562499" calcext:value-type="float">
            <text:p>0.000248969</text:p>
          </table:table-cell>
          <table:table-cell/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6.811262" calcext:value-type="float">
            <text:p>6.811262</text:p>
          </table:table-cell>
          <table:table-cell office:value-type="float" office:value="6.7329645873" calcext:value-type="float">
            <text:p>6.7329645873</text:p>
          </table:table-cell>
          <table:table-cell table:formula="of:=POWER([.C2938]-6.75;2)" office:value-type="float" office:value="0.000290205285859332" calcext:value-type="float">
            <text:p>0.0002902053</text:p>
          </table:table-cell>
          <table:table-cell/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float" office:value="6.809091" calcext:value-type="float">
            <text:p>6.809091</text:p>
          </table:table-cell>
          <table:table-cell office:value-type="float" office:value="6.7317017258" calcext:value-type="float">
            <text:p>6.7317017258</text:p>
          </table:table-cell>
          <table:table-cell table:formula="of:=POWER([.C2939]-6.75;2)" office:value-type="float" office:value="0.000334826838698392" calcext:value-type="float">
            <text:p>0.0003348268</text:p>
          </table:table-cell>
          <table:table-cell/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6.806883" calcext:value-type="float">
            <text:p>6.806883</text:p>
          </table:table-cell>
          <table:table-cell office:value-type="float" office:value="6.7304330492" calcext:value-type="float">
            <text:p>6.7304330492</text:p>
          </table:table-cell>
          <table:table-cell table:formula="of:=POWER([.C2940]-6.75;2)" office:value-type="float" office:value="0.000382865563609613" calcext:value-type="float">
            <text:p>0.0003828656</text:p>
          </table:table-cell>
          <table:table-cell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6.804643" calcext:value-type="float">
            <text:p>6.804643</text:p>
          </table:table-cell>
          <table:table-cell office:value-type="float" office:value="6.7291588833" calcext:value-type="float">
            <text:p>6.7291588833</text:p>
          </table:table-cell>
          <table:table-cell table:formula="of:=POWER([.C2941]-6.75;2)" office:value-type="float" office:value="0.000434352145303009" calcext:value-type="float">
            <text:p>0.0004343521</text:p>
          </table:table-cell>
          <table:table-cell/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6.802376" calcext:value-type="float">
            <text:p>6.802376</text:p>
          </table:table-cell>
          <table:table-cell office:value-type="float" office:value="6.7278794915" calcext:value-type="float">
            <text:p>6.7278794915</text:p>
          </table:table-cell>
          <table:table-cell table:formula="of:=POWER([.C2942]-6.75;2)" office:value-type="float" office:value="0.000489316896298593" calcext:value-type="float">
            <text:p>0.0004893169</text:p>
          </table:table-cell>
          <table:table-cell/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6.800086" calcext:value-type="float">
            <text:p>6.800086</text:p>
          </table:table-cell>
          <table:table-cell office:value-type="float" office:value="6.726595069" calcext:value-type="float">
            <text:p>6.726595069</text:p>
          </table:table-cell>
          <table:table-cell table:formula="of:=POWER([.C2943]-6.75;2)" office:value-type="float" office:value="0.000547790795114759" calcext:value-type="float">
            <text:p>0.0005477908</text:p>
          </table:table-cell>
          <table:table-cell/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6.797777" calcext:value-type="float">
            <text:p>6.797777</text:p>
          </table:table-cell>
          <table:table-cell office:value-type="float" office:value="6.7253057544" calcext:value-type="float">
            <text:p>6.7253057544</text:p>
          </table:table-cell>
          <table:table-cell table:formula="of:=POWER([.C2944]-6.75;2)" office:value-type="float" office:value="0.000609805765753125" calcext:value-type="float">
            <text:p>0.0006098058</text:p>
          </table:table-cell>
          <table:table-cell/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6.795451" calcext:value-type="float">
            <text:p>6.795451</text:p>
          </table:table-cell>
          <table:table-cell office:value-type="float" office:value="6.724011625" calcext:value-type="float">
            <text:p>6.724011625</text:p>
          </table:table-cell>
          <table:table-cell table:formula="of:=POWER([.C2945]-6.75;2)" office:value-type="float" office:value="0.000675395635140617" calcext:value-type="float">
            <text:p>0.0006753956</text:p>
          </table:table-cell>
          <table:table-cell/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6.793112" calcext:value-type="float">
            <text:p>6.793112</text:p>
          </table:table-cell>
          <table:table-cell office:value-type="float" office:value="6.7227127273" calcext:value-type="float">
            <text:p>6.7227127273</text:p>
          </table:table-cell>
          <table:table-cell table:formula="of:=POWER([.C2946]-6.75;2)" office:value-type="float" office:value="0.000744595251404152" calcext:value-type="float">
            <text:p>0.0007445953</text:p>
          </table:table-cell>
          <table:table-cell/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6.790761" calcext:value-type="float">
            <text:p>6.790761</text:p>
          </table:table-cell>
          <table:table-cell office:value-type="float" office:value="6.721409037" calcext:value-type="float">
            <text:p>6.721409037</text:p>
          </table:table-cell>
          <table:table-cell table:formula="of:=POWER([.C2947]-6.75;2)" office:value-type="float" office:value="0.000817443165267374" calcext:value-type="float">
            <text:p>0.0008174432</text:p>
          </table:table-cell>
          <table:table-cell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6.788399" calcext:value-type="float">
            <text:p>6.788399</text:p>
          </table:table-cell>
          <table:table-cell office:value-type="float" office:value="6.7201005094" calcext:value-type="float">
            <text:p>6.7201005094</text:p>
          </table:table-cell>
          <table:table-cell table:formula="of:=POWER([.C2948]-6.75;2)" office:value-type="float" office:value="0.000893979538139493" calcext:value-type="float">
            <text:p>0.0008939795</text:p>
          </table:table-cell>
          <table:table-cell/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6.786028" calcext:value-type="float">
            <text:p>6.786028</text:p>
          </table:table-cell>
          <table:table-cell office:value-type="float" office:value="6.7187870769" calcext:value-type="float">
            <text:p>6.7187870769</text:p>
          </table:table-cell>
          <table:table-cell table:formula="of:=POWER([.C2949]-6.75;2)" office:value-type="float" office:value="0.000974246568446514" calcext:value-type="float">
            <text:p>0.0009742466</text:p>
          </table:table-cell>
          <table:table-cell/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6.783647" calcext:value-type="float">
            <text:p>6.783647</text:p>
          </table:table-cell>
          <table:table-cell office:value-type="float" office:value="6.7174686275" calcext:value-type="float">
            <text:p>6.7174686275</text:p>
          </table:table-cell>
          <table:table-cell table:formula="of:=POWER([.C2950]-6.75;2)" office:value-type="float" office:value="0.00105829019673377" calcext:value-type="float">
            <text:p>0.0010582902</text:p>
          </table:table-cell>
          <table:table-cell/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6.781255" calcext:value-type="float">
            <text:p>6.781255</text:p>
          </table:table-cell>
          <table:table-cell office:value-type="float" office:value="6.71614506" calcext:value-type="float">
            <text:p>6.71614506</text:p>
          </table:table-cell>
          <table:table-cell table:formula="of:=POWER([.C2951]-6.75;2)" office:value-type="float" office:value="0.00114615696240362" calcext:value-type="float">
            <text:p>0.001146157</text:p>
          </table:table-cell>
          <table:table-cell/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6.778853" calcext:value-type="float">
            <text:p>6.778853</text:p>
          </table:table-cell>
          <table:table-cell office:value-type="float" office:value="6.7148162857" calcext:value-type="float">
            <text:p>6.7148162857</text:p>
          </table:table-cell>
          <table:table-cell table:formula="of:=POWER([.C2952]-6.75;2)" office:value-type="float" office:value="0.00123789375194406" calcext:value-type="float">
            <text:p>0.0012378938</text:p>
          </table:table-cell>
          <table:table-cell/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6.776439" calcext:value-type="float">
            <text:p>6.776439</text:p>
          </table:table-cell>
          <table:table-cell office:value-type="float" office:value="6.7134821875" calcext:value-type="float">
            <text:p>6.7134821875</text:p>
          </table:table-cell>
          <table:table-cell table:formula="of:=POWER([.C2953]-6.75;2)" office:value-type="float" office:value="0.00133355062978513" calcext:value-type="float">
            <text:p>0.0013335506</text:p>
          </table:table-cell>
          <table:table-cell/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6.774012" calcext:value-type="float">
            <text:p>6.774012</text:p>
          </table:table-cell>
          <table:table-cell office:value-type="float" office:value="6.7121426809" calcext:value-type="float">
            <text:p>6.7121426809</text:p>
          </table:table-cell>
          <table:table-cell table:formula="of:=POWER([.C2954]-6.75;2)" office:value-type="float" office:value="0.00143317660943926" calcext:value-type="float">
            <text:p>0.0014331766</text:p>
          </table:table-cell>
          <table:table-cell/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6.771569" calcext:value-type="float">
            <text:p>6.771569</text:p>
          </table:table-cell>
          <table:table-cell office:value-type="float" office:value="6.7107976957" calcext:value-type="float">
            <text:p>6.7107976957</text:p>
          </table:table-cell>
          <table:table-cell table:formula="of:=POWER([.C2955]-6.75;2)" office:value-type="float" office:value="0.00153682066242978" calcext:value-type="float">
            <text:p>0.0015368207</text:p>
          </table:table-cell>
          <table:table-cell/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6.76911" calcext:value-type="float">
            <text:p>6.76911</text:p>
          </table:table-cell>
          <table:table-cell office:value-type="float" office:value="6.7094472222" calcext:value-type="float">
            <text:p>6.7094472222</text:p>
          </table:table-cell>
          <table:table-cell table:formula="of:=POWER([.C2956]-6.75;2)" office:value-type="float" office:value="0.0016445277872962" calcext:value-type="float">
            <text:p>0.0016445278</text:p>
          </table:table-cell>
          <table:table-cell/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6.766632" calcext:value-type="float">
            <text:p>6.766632</text:p>
          </table:table-cell>
          <table:table-cell office:value-type="float" office:value="6.70809125" calcext:value-type="float">
            <text:p>6.70809125</text:p>
          </table:table-cell>
          <table:table-cell table:formula="of:=POWER([.C2957]-6.75;2)" office:value-type="float" office:value="0.00175634332656251" calcext:value-type="float">
            <text:p>0.0017563433</text:p>
          </table:table-cell>
          <table:table-cell/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6.764133" calcext:value-type="float">
            <text:p>6.764133</text:p>
          </table:table-cell>
          <table:table-cell office:value-type="float" office:value="6.7067298372" calcext:value-type="float">
            <text:p>6.7067298372</text:p>
          </table:table-cell>
          <table:table-cell table:formula="of:=POWER([.C2958]-6.75;2)" office:value-type="float" office:value="0.00187230698873849" calcext:value-type="float">
            <text:p>0.001872307</text:p>
          </table:table-cell>
          <table:table-cell/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6.761612" calcext:value-type="float">
            <text:p>6.761612</text:p>
          </table:table-cell>
          <table:table-cell office:value-type="float" office:value="6.7053630952" calcext:value-type="float">
            <text:p>6.7053630952</text:p>
          </table:table-cell>
          <table:table-cell table:formula="of:=POWER([.C2959]-6.75;2)" office:value-type="float" office:value="0.00199245327012426" calcext:value-type="float">
            <text:p>0.0019924533</text:p>
          </table:table-cell>
          <table:table-cell/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6.759067" calcext:value-type="float">
            <text:p>6.759067</text:p>
          </table:table-cell>
          <table:table-cell office:value-type="float" office:value="6.7039911707" calcext:value-type="float">
            <text:p>6.7039911707</text:p>
          </table:table-cell>
          <table:table-cell table:formula="of:=POWER([.C2960]-6.75;2)" office:value-type="float" office:value="0.00211681237355652" calcext:value-type="float">
            <text:p>0.0021168124</text:p>
          </table:table-cell>
          <table:table-cell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6.756497" calcext:value-type="float">
            <text:p>6.756497</text:p>
          </table:table-cell>
          <table:table-cell office:value-type="float" office:value="6.702614275" calcext:value-type="float">
            <text:p>6.702614275</text:p>
          </table:table-cell>
          <table:table-cell table:formula="of:=POWER([.C2961]-6.75;2)" office:value-type="float" office:value="0.00224540693377561" calcext:value-type="float">
            <text:p>0.0022454069</text:p>
          </table:table-cell>
          <table:table-cell/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6.7539" calcext:value-type="float">
            <text:p>6.7539</text:p>
          </table:table-cell>
          <table:table-cell office:value-type="float" office:value="6.7012326667" calcext:value-type="float">
            <text:p>6.7012326667</text:p>
          </table:table-cell>
          <table:table-cell table:formula="of:=POWER([.C2962]-6.75;2)" office:value-type="float" office:value="0.00237825279719327" calcext:value-type="float">
            <text:p>0.0023782528</text:p>
          </table:table-cell>
          <table:table-cell/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6.751276" calcext:value-type="float">
            <text:p>6.751276</text:p>
          </table:table-cell>
          <table:table-cell office:value-type="float" office:value="6.6998466842" calcext:value-type="float">
            <text:p>6.6998466842</text:p>
          </table:table-cell>
          <table:table-cell table:formula="of:=POWER([.C2963]-6.75;2)" office:value-type="float" office:value="0.00251535508573456" calcext:value-type="float">
            <text:p>0.0025153551</text:p>
          </table:table-cell>
          <table:table-cell/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6.748625" calcext:value-type="float">
            <text:p>6.748625</text:p>
          </table:table-cell>
          <table:table-cell office:value-type="float" office:value="6.6984567027" calcext:value-type="float">
            <text:p>6.6984567027</text:p>
          </table:table-cell>
          <table:table-cell table:formula="of:=POWER([.C2964]-6.75;2)" office:value-type="float" office:value="0.00265671149655622" calcext:value-type="float">
            <text:p>0.0026567115</text:p>
          </table:table-cell>
          <table:table-cell/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6.745946" calcext:value-type="float">
            <text:p>6.745946</text:p>
          </table:table-cell>
          <table:table-cell office:value-type="float" office:value="6.6970631389" calcext:value-type="float">
            <text:p>6.6970631389</text:p>
          </table:table-cell>
          <table:table-cell table:formula="of:=POWER([.C2965]-6.75;2)" office:value-type="float" office:value="0.0028023112631207" calcext:value-type="float">
            <text:p>0.0028023113</text:p>
          </table:table-cell>
          <table:table-cell/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6.743241" calcext:value-type="float">
            <text:p>6.743241</text:p>
          </table:table-cell>
          <table:table-cell office:value-type="float" office:value="6.6956664857" calcext:value-type="float">
            <text:p>6.6956664857</text:p>
          </table:table-cell>
          <table:table-cell table:formula="of:=POWER([.C2966]-6.75;2)" office:value-type="float" office:value="0.00295213077618827" calcext:value-type="float">
            <text:p>0.0029521308</text:p>
          </table:table-cell>
          <table:table-cell/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6.740509" calcext:value-type="float">
            <text:p>6.740509</text:p>
          </table:table-cell>
          <table:table-cell office:value-type="float" office:value="6.6942672353" calcext:value-type="float">
            <text:p>6.6942672353</text:p>
          </table:table-cell>
          <table:table-cell table:formula="of:=POWER([.C2967]-6.75;2)" office:value-type="float" office:value="0.00310614106110558" calcext:value-type="float">
            <text:p>0.0031061411</text:p>
          </table:table-cell>
          <table:table-cell/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6.737753" calcext:value-type="float">
            <text:p>6.737753</text:p>
          </table:table-cell>
          <table:table-cell office:value-type="float" office:value="6.6928659697" calcext:value-type="float">
            <text:p>6.6928659697</text:p>
          </table:table-cell>
          <table:table-cell table:formula="of:=POWER([.C2968]-6.75;2)" office:value-type="float" office:value="0.00326429741832135" calcext:value-type="float">
            <text:p>0.0032642974</text:p>
          </table:table-cell>
          <table:table-cell/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6.734975" calcext:value-type="float">
            <text:p>6.734975</text:p>
          </table:table-cell>
          <table:table-cell office:value-type="float" office:value="6.69146325" calcext:value-type="float">
            <text:p>6.69146325</text:p>
          </table:table-cell>
          <table:table-cell table:formula="of:=POWER([.C2969]-6.75;2)" office:value-type="float" office:value="0.0034265511005625" calcext:value-type="float">
            <text:p>0.0034265511</text:p>
          </table:table-cell>
          <table:table-cell/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float" office:value="6.732175" calcext:value-type="float">
            <text:p>6.732175</text:p>
          </table:table-cell>
          <table:table-cell office:value-type="float" office:value="6.6900596452" calcext:value-type="float">
            <text:p>6.6900596452</text:p>
          </table:table-cell>
          <table:table-cell table:formula="of:=POWER([.C2970]-6.75;2)" office:value-type="float" office:value="0.0035928461335499" calcext:value-type="float">
            <text:p>0.0035928461</text:p>
          </table:table-cell>
          <table:table-cell/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6.729358" calcext:value-type="float">
            <text:p>6.729358</text:p>
          </table:table-cell>
          <table:table-cell office:value-type="float" office:value="6.6886558" calcext:value-type="float">
            <text:p>6.6886558</text:p>
          </table:table-cell>
          <table:table-cell table:formula="of:=POWER([.C2971]-6.75;2)" office:value-type="float" office:value="0.00376311087363997" calcext:value-type="float">
            <text:p>0.0037631109</text:p>
          </table:table-cell>
          <table:table-cell/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float" office:value="6.726525" calcext:value-type="float">
            <text:p>6.726525</text:p>
          </table:table-cell>
          <table:table-cell office:value-type="float" office:value="6.6872522759" calcext:value-type="float">
            <text:p>6.6872522759</text:p>
          </table:table-cell>
          <table:table-cell table:formula="of:=POWER([.C2972]-6.75;2)" office:value-type="float" office:value="0.00393727687972976" calcext:value-type="float">
            <text:p>0.0039372769</text:p>
          </table:table-cell>
          <table:table-cell/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6.723679" calcext:value-type="float">
            <text:p>6.723679</text:p>
          </table:table-cell>
          <table:table-cell office:value-type="float" office:value="6.6858496786" calcext:value-type="float">
            <text:p>6.6858496786</text:p>
          </table:table-cell>
          <table:table-cell table:formula="of:=POWER([.C2973]-6.75;2)" office:value-type="float" office:value="0.00411526373572325" calcext:value-type="float">
            <text:p>0.0041152637</text:p>
          </table:table-cell>
          <table:table-cell/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6.720824" calcext:value-type="float">
            <text:p>6.720824</text:p>
          </table:table-cell>
          <table:table-cell office:value-type="float" office:value="6.6844485926" calcext:value-type="float">
            <text:p>6.6844485926</text:p>
          </table:table-cell>
          <table:table-cell table:formula="of:=POWER([.C2974]-6.75;2)" office:value-type="float" office:value="0.00429698701212079" calcext:value-type="float">
            <text:p>0.004296987</text:p>
          </table:table-cell>
          <table:table-cell/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6.717962" calcext:value-type="float">
            <text:p>6.717962</text:p>
          </table:table-cell>
          <table:table-cell office:value-type="float" office:value="6.6830495385" calcext:value-type="float">
            <text:p>6.6830495385</text:p>
          </table:table-cell>
          <table:table-cell table:formula="of:=POWER([.C2975]-6.75;2)" office:value-type="float" office:value="0.00448236429506302" calcext:value-type="float">
            <text:p>0.0044823643</text:p>
          </table:table-cell>
          <table:table-cell/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6.715097" calcext:value-type="float">
            <text:p>6.715097</text:p>
          </table:table-cell>
          <table:table-cell office:value-type="float" office:value="6.68165304" calcext:value-type="float">
            <text:p>6.68165304</text:p>
          </table:table-cell>
          <table:table-cell table:formula="of:=POWER([.C2976]-6.75;2)" office:value-type="float" office:value="0.00467130694124153" calcext:value-type="float">
            <text:p>0.0046713069</text:p>
          </table:table-cell>
          <table:table-cell/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6.712232" calcext:value-type="float">
            <text:p>6.712232</text:p>
          </table:table-cell>
          <table:table-cell office:value-type="float" office:value="6.6802595417" calcext:value-type="float">
            <text:p>6.6802595417</text:p>
          </table:table-cell>
          <table:table-cell table:formula="of:=POWER([.C2977]-6.75;2)" office:value-type="float" office:value="0.00486373152389405" calcext:value-type="float">
            <text:p>0.0048637315</text:p>
          </table:table-cell>
          <table:table-cell/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6.70937" calcext:value-type="float">
            <text:p>6.70937</text:p>
          </table:table-cell>
          <table:table-cell office:value-type="float" office:value="6.6788694348" calcext:value-type="float">
            <text:p>6.6788694348</text:p>
          </table:table-cell>
          <table:table-cell table:formula="of:=POWER([.C2978]-6.75;2)" office:value-type="float" office:value="0.00505955730567143" calcext:value-type="float">
            <text:p>0.0050595573</text:p>
          </table:table-cell>
          <table:table-cell/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float" office:value="6.706513" calcext:value-type="float">
            <text:p>6.706513</text:p>
          </table:table-cell>
          <table:table-cell office:value-type="float" office:value="6.6774830455" calcext:value-type="float">
            <text:p>6.6774830455</text:p>
          </table:table-cell>
          <table:table-cell table:formula="of:=POWER([.C2979]-6.75;2)" office:value-type="float" office:value="0.0052587086899551" calcext:value-type="float">
            <text:p>0.0052587087</text:p>
          </table:table-cell>
          <table:table-cell/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6.703665" calcext:value-type="float">
            <text:p>6.703665</text:p>
          </table:table-cell>
          <table:table-cell office:value-type="float" office:value="6.6761006667" calcext:value-type="float">
            <text:p>6.6761006667</text:p>
          </table:table-cell>
          <table:table-cell table:formula="of:=POWER([.C2980]-6.75;2)" office:value-type="float" office:value="0.00546111146218449" calcext:value-type="float">
            <text:p>0.0054611115</text:p>
          </table:table-cell>
          <table:table-cell/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6.700826" calcext:value-type="float">
            <text:p>6.700826</text:p>
          </table:table-cell>
          <table:table-cell office:value-type="float" office:value="6.67472245" calcext:value-type="float">
            <text:p>6.67472245</text:p>
          </table:table-cell>
          <table:table-cell table:formula="of:=POWER([.C2981]-6.75;2)" office:value-type="float" office:value="0.0056667095340025" calcext:value-type="float">
            <text:p>0.0056667095</text:p>
          </table:table-cell>
          <table:table-cell/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6.698" calcext:value-type="float">
            <text:p>6.698</text:p>
          </table:table-cell>
          <table:table-cell office:value-type="float" office:value="6.6733485789" calcext:value-type="float">
            <text:p>6.6733485789</text:p>
          </table:table-cell>
          <table:table-cell table:formula="of:=POWER([.C2982]-6.75;2)" office:value-type="float" office:value="0.00587544035664956" calcext:value-type="float">
            <text:p>0.0058754404</text:p>
          </table:table-cell>
          <table:table-cell/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6.695187" calcext:value-type="float">
            <text:p>6.695187</text:p>
          </table:table-cell>
          <table:table-cell office:value-type="float" office:value="6.6719790556" calcext:value-type="float">
            <text:p>6.6719790556</text:p>
          </table:table-cell>
          <table:table-cell table:formula="of:=POWER([.C2983]-6.75;2)" office:value-type="float" office:value="0.00608726776506795" calcext:value-type="float">
            <text:p>0.0060872678</text:p>
          </table:table-cell>
          <table:table-cell/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float" office:value="6.69239" calcext:value-type="float">
            <text:p>6.69239</text:p>
          </table:table-cell>
          <table:table-cell office:value-type="float" office:value="6.6706138824" calcext:value-type="float">
            <text:p>6.6706138824</text:p>
          </table:table-cell>
          <table:table-cell table:formula="of:=POWER([.C2984]-6.75;2)" office:value-type="float" office:value="0.00630215566760109" calcext:value-type="float">
            <text:p>0.0063021557</text:p>
          </table:table-cell>
          <table:table-cell/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6.689607" calcext:value-type="float">
            <text:p>6.689607</text:p>
          </table:table-cell>
          <table:table-cell office:value-type="float" office:value="6.669252875" calcext:value-type="float">
            <text:p>6.669252875</text:p>
          </table:table-cell>
          <table:table-cell table:formula="of:=POWER([.C2985]-6.75;2)" office:value-type="float" office:value="0.00652009819576567" calcext:value-type="float">
            <text:p>0.0065200982</text:p>
          </table:table-cell>
          <table:table-cell/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6.68684" calcext:value-type="float">
            <text:p>6.68684</text:p>
          </table:table-cell>
          <table:table-cell office:value-type="float" office:value="6.6678959333" calcext:value-type="float">
            <text:p>6.6678959333</text:p>
          </table:table-cell>
          <table:table-cell table:formula="of:=POWER([.C2986]-6.75;2)" office:value-type="float" office:value="0.00674107776867796" calcext:value-type="float">
            <text:p>0.0067410778</text:p>
          </table:table-cell>
          <table:table-cell/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6.684088" calcext:value-type="float">
            <text:p>6.684088</text:p>
          </table:table-cell>
          <table:table-cell office:value-type="float" office:value="6.6665427857" calcext:value-type="float">
            <text:p>6.6665427857</text:p>
          </table:table-cell>
          <table:table-cell table:formula="of:=POWER([.C2987]-6.75;2)" office:value-type="float" office:value="0.00696510661871614" calcext:value-type="float">
            <text:p>0.0069651066</text:p>
          </table:table-cell>
          <table:table-cell/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6.681352" calcext:value-type="float">
            <text:p>6.681352</text:p>
          </table:table-cell>
          <table:table-cell office:value-type="float" office:value="6.6651931538" calcext:value-type="float">
            <text:p>6.6651931538</text:p>
          </table:table-cell>
          <table:table-cell table:formula="of:=POWER([.C2988]-6.75;2)" office:value-type="float" office:value="0.00719220116239049" calcext:value-type="float">
            <text:p>0.0071922012</text:p>
          </table:table-cell>
          <table:table-cell/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6.678629" calcext:value-type="float">
            <text:p>6.678629</text:p>
          </table:table-cell>
          <table:table-cell office:value-type="float" office:value="6.6638465833" calcext:value-type="float">
            <text:p>6.6638465833</text:p>
          </table:table-cell>
          <table:table-cell table:formula="of:=POWER([.C2989]-6.75;2)" office:value-type="float" office:value="0.00742241120908387" calcext:value-type="float">
            <text:p>0.0074224112</text:p>
          </table:table-cell>
          <table:table-cell/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float" office:value="6.675919" calcext:value-type="float">
            <text:p>6.675919</text:p>
          </table:table-cell>
          <table:table-cell office:value-type="float" office:value="6.6625027273" calcext:value-type="float">
            <text:p>6.6625027273</text:p>
          </table:table-cell>
          <table:table-cell table:formula="of:=POWER([.C2990]-6.75;2)" office:value-type="float" office:value="0.00765577272993822" calcext:value-type="float">
            <text:p>0.0076557727</text:p>
          </table:table-cell>
          <table:table-cell/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6.673219" calcext:value-type="float">
            <text:p>6.673219</text:p>
          </table:table-cell>
          <table:table-cell office:value-type="float" office:value="6.6611611" calcext:value-type="float">
            <text:p>6.6611611</text:p>
          </table:table-cell>
          <table:table-cell table:formula="of:=POWER([.C2991]-6.75;2)" office:value-type="float" office:value="0.00789235015320997" calcext:value-type="float">
            <text:p>0.0078923502</text:p>
          </table:table-cell>
          <table:table-cell/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6.67053" calcext:value-type="float">
            <text:p>6.67053</text:p>
          </table:table-cell>
          <table:table-cell office:value-type="float" office:value="6.6598213333" calcext:value-type="float">
            <text:p>6.6598213333</text:p>
          </table:table-cell>
          <table:table-cell table:formula="of:=POWER([.C2992]-6.75;2)" office:value-type="float" office:value="0.00813219192778968" calcext:value-type="float">
            <text:p>0.0081321919</text:p>
          </table:table-cell>
          <table:table-cell/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6.667847" calcext:value-type="float">
            <text:p>6.667847</text:p>
          </table:table-cell>
          <table:table-cell office:value-type="float" office:value="6.65848275" calcext:value-type="float">
            <text:p>6.65848275</text:p>
          </table:table-cell>
          <table:table-cell table:formula="of:=POWER([.C2993]-6.75;2)" office:value-type="float" office:value="0.00837540704756248" calcext:value-type="float">
            <text:p>0.008375407</text:p>
          </table:table-cell>
          <table:table-cell/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float" office:value="6.66517" calcext:value-type="float">
            <text:p>6.66517</text:p>
          </table:table-cell>
          <table:table-cell office:value-type="float" office:value="6.657145" calcext:value-type="float">
            <text:p>6.657145</text:p>
          </table:table-cell>
          <table:table-cell table:formula="of:=POWER([.C2994]-6.75;2)" office:value-type="float" office:value="0.00862205102500002" calcext:value-type="float">
            <text:p>0.008622051</text:p>
          </table:table-cell>
          <table:table-cell/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6.662496" calcext:value-type="float">
            <text:p>6.662496</text:p>
          </table:table-cell>
          <table:table-cell office:value-type="float" office:value="6.6558075" calcext:value-type="float">
            <text:p>6.6558075</text:p>
          </table:table-cell>
          <table:table-cell table:formula="of:=POWER([.C2995]-6.75;2)" office:value-type="float" office:value="0.00887222705625002" calcext:value-type="float">
            <text:p>0.0088722271</text:p>
          </table:table-cell>
          <table:table-cell/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6.659824" calcext:value-type="float">
            <text:p>6.659824</text:p>
          </table:table-cell>
          <table:table-cell office:value-type="float" office:value="6.6544698" calcext:value-type="float">
            <text:p>6.6544698</text:p>
          </table:table-cell>
          <table:table-cell table:formula="of:=POWER([.C2996]-6.75;2)" office:value-type="float" office:value="0.00912601911203996" calcext:value-type="float">
            <text:p>0.0091260191</text:p>
          </table:table-cell>
          <table:table-cell/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6.65715" calcext:value-type="float">
            <text:p>6.65715</text:p>
          </table:table-cell>
          <table:table-cell office:value-type="float" office:value="6.65313125" calcext:value-type="float">
            <text:p>6.65313125</text:p>
          </table:table-cell>
          <table:table-cell table:formula="of:=POWER([.C2997]-6.75;2)" office:value-type="float" office:value="0.00938355472656242" calcext:value-type="float">
            <text:p>0.0093835547</text:p>
          </table:table-cell>
          <table:table-cell/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6.654474" calcext:value-type="float">
            <text:p>6.654474</text:p>
          </table:table-cell>
          <table:table-cell office:value-type="float" office:value="6.6517916667" calcext:value-type="float">
            <text:p>6.6517916667</text:p>
          </table:table-cell>
          <table:table-cell table:formula="of:=POWER([.C2998]-6.75;2)" office:value-type="float" office:value="0.00964487672956382" calcext:value-type="float">
            <text:p>0.0096448767</text:p>
          </table:table-cell>
          <table:table-cell/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6.651794" calcext:value-type="float">
            <text:p>6.651794</text:p>
          </table:table-cell>
          <table:table-cell office:value-type="float" office:value="6.6504505" calcext:value-type="float">
            <text:p>6.6504505</text:p>
          </table:table-cell>
          <table:table-cell table:formula="of:=POWER([.C2999]-6.75;2)" office:value-type="float" office:value="0.00991010295025004" calcext:value-type="float">
            <text:p>0.009910103</text:p>
          </table:table-cell>
          <table:table-cell/>
        </table:table-row>
        <table:table-row table:style-name="ro1">
          <table:table-cell office:value-type="float" office:value="2999" calcext:value-type="float">
            <text:p>2999</text:p>
          </table:table-cell>
          <table:table-cell table:number-columns-repeated="2" office:value-type="float" office:value="6.649107" calcext:value-type="float">
            <text:p>6.649107</text:p>
          </table:table-cell>
          <table:table-cell table:formula="of:=POWER([.C3000]-6.75;2)" office:value-type="float" office:value="0.010179397449" calcext:value-type="float">
            <text:p>0.0101793974</text:p>
          </table:table-cell>
          <table:table-cell/>
        </table:table-row>
        <table:table-row table:style-name="ro1">
          <table:table-cell table:number-columns-repeated="3"/>
          <table:table-cell table:formula="of:=POWER([.C300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0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0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0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0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0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0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0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0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1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2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3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4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5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6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7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7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7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7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7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7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7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7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7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7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80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8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8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83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84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85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86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87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88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89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90]-6.75;2)" office:value-type="float" office:value="45.5625" calcext:value-type="float">
            <text:p>45.56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5T23:35:36.438588840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11440" meta:object-count="0"/>
  </office:meta>
</office:document-meta>
</file>